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9cm" table:align="margins"/>
    </style:style>
    <style:style style:name="Aufgabenkarte.A" style:family="table-column">
      <style:table-column-properties style:column-width="1.438cm" style:rel-column-width="9362*"/>
    </style:style>
    <style:style style:name="Aufgabenkarte.G" style:family="table-column">
      <style:table-column-properties style:column-width="1.438cm" style:rel-column-width="9363*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1" style:family="table">
      <style:table-properties style:width="10.059cm" table:align="margins"/>
    </style:style>
    <style:style style:name="Tabelle1.A" style:family="table-column">
      <style:table-column-properties style:column-width="1.438cm" style:rel-column-width="9362*"/>
    </style:style>
    <style:style style:name="Tabelle1.G" style:family="table-column">
      <style:table-column-properties style:column-width="1.438cm" style:rel-column-width="9363*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Tabelle2" style:family="table">
      <style:table-properties style:width="10.059cm" table:align="margins"/>
    </style:style>
    <style:style style:name="Tabelle2.A" style:family="table-column">
      <style:table-column-properties style:column-width="1.438cm" style:rel-column-width="9362*"/>
    </style:style>
    <style:style style:name="Tabelle2.G" style:family="table-column">
      <style:table-column-properties style:column-width="1.438cm" style:rel-column-width="9363*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3" style:family="table">
      <style:table-properties style:width="10.059cm" table:align="margins"/>
    </style:style>
    <style:style style:name="Tabelle3.A" style:family="table-column">
      <style:table-column-properties style:column-width="1.438cm" style:rel-column-width="9362*"/>
    </style:style>
    <style:style style:name="Tabelle3.G" style:family="table-column">
      <style:table-column-properties style:column-width="1.438cm" style:rel-column-width="9363*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4" style:family="table">
      <style:table-properties style:width="10.059cm" table:align="margins"/>
    </style:style>
    <style:style style:name="Tabelle4.A" style:family="table-column">
      <style:table-column-properties style:column-width="1.438cm" style:rel-column-width="9362*"/>
    </style:style>
    <style:style style:name="Tabelle4.G" style:family="table-column">
      <style:table-column-properties style:column-width="1.438cm" style:rel-column-width="9363*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5" style:family="table">
      <style:table-properties style:width="10.059cm" table:align="margins"/>
    </style:style>
    <style:style style:name="Tabelle5.A" style:family="table-column">
      <style:table-column-properties style:column-width="1.438cm" style:rel-column-width="9362*"/>
    </style:style>
    <style:style style:name="Tabelle5.G" style:family="table-column">
      <style:table-column-properties style:column-width="1.438cm" style:rel-column-width="9363*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6" style:family="table">
      <style:table-properties style:width="10.059cm" table:align="margins"/>
    </style:style>
    <style:style style:name="Tabelle6.A" style:family="table-column">
      <style:table-column-properties style:column-width="1.438cm" style:rel-column-width="9362*"/>
    </style:style>
    <style:style style:name="Tabelle6.G" style:family="table-column">
      <style:table-column-properties style:column-width="1.438cm" style:rel-column-width="9363*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7" style:family="table">
      <style:table-properties style:width="10.059cm" table:align="margins"/>
    </style:style>
    <style:style style:name="Tabelle7.A" style:family="table-column">
      <style:table-column-properties style:column-width="1.438cm" style:rel-column-width="9362*"/>
    </style:style>
    <style:style style:name="Tabelle7.G" style:family="table-column">
      <style:table-column-properties style:column-width="1.438cm" style:rel-column-width="9363*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MailMergeTable2020-03-05T15_3a_15_3a_17Z9" style:display-name="MailMergeTable2020-03-05T15:15:17Z9" style:family="table">
      <style:table-properties style:width="10.059cm" table:align="margins"/>
    </style:style>
    <style:style style:name="MailMergeTable2020-03-05T15_3a_15_3a_17Z9.A" style:display-name="MailMergeTable2020-03-05T15:15:17Z9.A" style:family="table-column">
      <style:table-column-properties style:column-width="1.438cm" style:rel-column-width="9362*"/>
    </style:style>
    <style:style style:name="MailMergeTable2020-03-05T15_3a_15_3a_17Z9.G" style:display-name="MailMergeTable2020-03-05T15:15:17Z9.G" style:family="table-column">
      <style:table-column-properties style:column-width="1.438cm" style:rel-column-width="9363*"/>
    </style:style>
    <style:style style:name="MailMergeTable2020-03-05T15_3a_15_3a_17Z9.1" style:display-name="MailMergeTable2020-03-05T15:15:17Z9.1" style:family="table-row">
      <style:table-row-properties style:min-row-height="0.688cm"/>
    </style:style>
    <style:style style:name="MailMergeTable2020-03-05T15_3a_15_3a_17Z9.A1" style:display-name="MailMergeTable2020-03-05T15:15:17Z9.A1" style:family="table-cell">
      <style:table-cell-properties fo:padding="0.097cm" fo:border="0.05pt solid #000000"/>
    </style:style>
    <style:style style:name="MailMergeTable2020-03-05T15_3a_15_3a_17Z9.A2" style:display-name="MailMergeTable2020-03-05T15:15:17Z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9.A3" style:display-name="MailMergeTable2020-03-05T15:15:17Z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9.4" style:display-name="MailMergeTable2020-03-05T15:15:17Z9.4" style:family="table-row">
      <style:table-row-properties style:min-row-height="0.349cm"/>
    </style:style>
    <style:style style:name="MailMergeTable2020-03-05T15_3a_15_3a_17Z10" style:display-name="MailMergeTable2020-03-05T15:15:17Z10" style:family="table">
      <style:table-properties style:width="10.059cm" table:align="margins"/>
    </style:style>
    <style:style style:name="MailMergeTable2020-03-05T15_3a_15_3a_17Z10.A" style:display-name="MailMergeTable2020-03-05T15:15:17Z10.A" style:family="table-column">
      <style:table-column-properties style:column-width="1.438cm" style:rel-column-width="9362*"/>
    </style:style>
    <style:style style:name="MailMergeTable2020-03-05T15_3a_15_3a_17Z10.G" style:display-name="MailMergeTable2020-03-05T15:15:17Z10.G" style:family="table-column">
      <style:table-column-properties style:column-width="1.438cm" style:rel-column-width="9363*"/>
    </style:style>
    <style:style style:name="MailMergeTable2020-03-05T15_3a_15_3a_17Z10.1" style:display-name="MailMergeTable2020-03-05T15:15:17Z10.1" style:family="table-row">
      <style:table-row-properties style:min-row-height="0.688cm"/>
    </style:style>
    <style:style style:name="MailMergeTable2020-03-05T15_3a_15_3a_17Z10.A1" style:display-name="MailMergeTable2020-03-05T15:15:17Z10.A1" style:family="table-cell">
      <style:table-cell-properties fo:padding="0.097cm" fo:border="0.05pt solid #000000"/>
    </style:style>
    <style:style style:name="MailMergeTable2020-03-05T15_3a_15_3a_17Z10.A2" style:display-name="MailMergeTable2020-03-05T15:15:17Z1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0.A3" style:display-name="MailMergeTable2020-03-05T15:15:17Z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0.4" style:display-name="MailMergeTable2020-03-05T15:15:17Z10.4" style:family="table-row">
      <style:table-row-properties style:min-row-height="0.349cm"/>
    </style:style>
    <style:style style:name="MailMergeTable2020-03-05T15_3a_15_3a_17Z11" style:display-name="MailMergeTable2020-03-05T15:15:17Z11" style:family="table">
      <style:table-properties style:width="10.059cm" table:align="margins"/>
    </style:style>
    <style:style style:name="MailMergeTable2020-03-05T15_3a_15_3a_17Z11.A" style:display-name="MailMergeTable2020-03-05T15:15:17Z11.A" style:family="table-column">
      <style:table-column-properties style:column-width="1.438cm" style:rel-column-width="9362*"/>
    </style:style>
    <style:style style:name="MailMergeTable2020-03-05T15_3a_15_3a_17Z11.G" style:display-name="MailMergeTable2020-03-05T15:15:17Z11.G" style:family="table-column">
      <style:table-column-properties style:column-width="1.438cm" style:rel-column-width="9363*"/>
    </style:style>
    <style:style style:name="MailMergeTable2020-03-05T15_3a_15_3a_17Z11.1" style:display-name="MailMergeTable2020-03-05T15:15:17Z11.1" style:family="table-row">
      <style:table-row-properties style:min-row-height="0.688cm"/>
    </style:style>
    <style:style style:name="MailMergeTable2020-03-05T15_3a_15_3a_17Z11.A1" style:display-name="MailMergeTable2020-03-05T15:15:17Z11.A1" style:family="table-cell">
      <style:table-cell-properties fo:padding="0.097cm" fo:border="0.05pt solid #000000"/>
    </style:style>
    <style:style style:name="MailMergeTable2020-03-05T15_3a_15_3a_17Z11.A2" style:display-name="MailMergeTable2020-03-05T15:15:17Z1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1.A3" style:display-name="MailMergeTable2020-03-05T15:15:17Z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1.4" style:display-name="MailMergeTable2020-03-05T15:15:17Z11.4" style:family="table-row">
      <style:table-row-properties style:min-row-height="0.349cm"/>
    </style:style>
    <style:style style:name="MailMergeTable2020-03-05T15_3a_15_3a_17Z12" style:display-name="MailMergeTable2020-03-05T15:15:17Z12" style:family="table">
      <style:table-properties style:width="10.059cm" table:align="margins"/>
    </style:style>
    <style:style style:name="MailMergeTable2020-03-05T15_3a_15_3a_17Z12.A" style:display-name="MailMergeTable2020-03-05T15:15:17Z12.A" style:family="table-column">
      <style:table-column-properties style:column-width="1.438cm" style:rel-column-width="9362*"/>
    </style:style>
    <style:style style:name="MailMergeTable2020-03-05T15_3a_15_3a_17Z12.G" style:display-name="MailMergeTable2020-03-05T15:15:17Z12.G" style:family="table-column">
      <style:table-column-properties style:column-width="1.438cm" style:rel-column-width="9363*"/>
    </style:style>
    <style:style style:name="MailMergeTable2020-03-05T15_3a_15_3a_17Z12.1" style:display-name="MailMergeTable2020-03-05T15:15:17Z12.1" style:family="table-row">
      <style:table-row-properties style:min-row-height="0.688cm"/>
    </style:style>
    <style:style style:name="MailMergeTable2020-03-05T15_3a_15_3a_17Z12.A1" style:display-name="MailMergeTable2020-03-05T15:15:17Z12.A1" style:family="table-cell">
      <style:table-cell-properties fo:padding="0.097cm" fo:border="0.05pt solid #000000"/>
    </style:style>
    <style:style style:name="MailMergeTable2020-03-05T15_3a_15_3a_17Z12.A2" style:display-name="MailMergeTable2020-03-05T15:15:17Z1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2.A3" style:display-name="MailMergeTable2020-03-05T15:15:17Z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2.4" style:display-name="MailMergeTable2020-03-05T15:15:17Z12.4" style:family="table-row">
      <style:table-row-properties style:min-row-height="0.349cm"/>
    </style:style>
    <style:style style:name="MailMergeTable2020-03-05T15_3a_15_3a_17Z13" style:display-name="MailMergeTable2020-03-05T15:15:17Z13" style:family="table">
      <style:table-properties style:width="10.059cm" table:align="margins"/>
    </style:style>
    <style:style style:name="MailMergeTable2020-03-05T15_3a_15_3a_17Z13.A" style:display-name="MailMergeTable2020-03-05T15:15:17Z13.A" style:family="table-column">
      <style:table-column-properties style:column-width="1.438cm" style:rel-column-width="9362*"/>
    </style:style>
    <style:style style:name="MailMergeTable2020-03-05T15_3a_15_3a_17Z13.G" style:display-name="MailMergeTable2020-03-05T15:15:17Z13.G" style:family="table-column">
      <style:table-column-properties style:column-width="1.438cm" style:rel-column-width="9363*"/>
    </style:style>
    <style:style style:name="MailMergeTable2020-03-05T15_3a_15_3a_17Z13.1" style:display-name="MailMergeTable2020-03-05T15:15:17Z13.1" style:family="table-row">
      <style:table-row-properties style:min-row-height="0.688cm"/>
    </style:style>
    <style:style style:name="MailMergeTable2020-03-05T15_3a_15_3a_17Z13.A1" style:display-name="MailMergeTable2020-03-05T15:15:17Z13.A1" style:family="table-cell">
      <style:table-cell-properties fo:padding="0.097cm" fo:border="0.05pt solid #000000"/>
    </style:style>
    <style:style style:name="MailMergeTable2020-03-05T15_3a_15_3a_17Z13.A2" style:display-name="MailMergeTable2020-03-05T15:15:17Z1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3.A3" style:display-name="MailMergeTable2020-03-05T15:15:17Z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3.4" style:display-name="MailMergeTable2020-03-05T15:15:17Z13.4" style:family="table-row">
      <style:table-row-properties style:min-row-height="0.349cm"/>
    </style:style>
    <style:style style:name="MailMergeTable2020-03-05T15_3a_15_3a_17Z14" style:display-name="MailMergeTable2020-03-05T15:15:17Z14" style:family="table">
      <style:table-properties style:width="10.059cm" table:align="margins"/>
    </style:style>
    <style:style style:name="MailMergeTable2020-03-05T15_3a_15_3a_17Z14.A" style:display-name="MailMergeTable2020-03-05T15:15:17Z14.A" style:family="table-column">
      <style:table-column-properties style:column-width="1.438cm" style:rel-column-width="9362*"/>
    </style:style>
    <style:style style:name="MailMergeTable2020-03-05T15_3a_15_3a_17Z14.G" style:display-name="MailMergeTable2020-03-05T15:15:17Z14.G" style:family="table-column">
      <style:table-column-properties style:column-width="1.438cm" style:rel-column-width="9363*"/>
    </style:style>
    <style:style style:name="MailMergeTable2020-03-05T15_3a_15_3a_17Z14.1" style:display-name="MailMergeTable2020-03-05T15:15:17Z14.1" style:family="table-row">
      <style:table-row-properties style:min-row-height="0.688cm"/>
    </style:style>
    <style:style style:name="MailMergeTable2020-03-05T15_3a_15_3a_17Z14.A1" style:display-name="MailMergeTable2020-03-05T15:15:17Z14.A1" style:family="table-cell">
      <style:table-cell-properties fo:padding="0.097cm" fo:border="0.05pt solid #000000"/>
    </style:style>
    <style:style style:name="MailMergeTable2020-03-05T15_3a_15_3a_17Z14.A2" style:display-name="MailMergeTable2020-03-05T15:15:17Z1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4.A3" style:display-name="MailMergeTable2020-03-05T15:15:17Z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4.4" style:display-name="MailMergeTable2020-03-05T15:15:17Z14.4" style:family="table-row">
      <style:table-row-properties style:min-row-height="0.349cm"/>
    </style:style>
    <style:style style:name="MailMergeTable2020-03-05T15_3a_15_3a_17Z15" style:display-name="MailMergeTable2020-03-05T15:15:17Z15" style:family="table">
      <style:table-properties style:width="10.059cm" table:align="margins"/>
    </style:style>
    <style:style style:name="MailMergeTable2020-03-05T15_3a_15_3a_17Z15.A" style:display-name="MailMergeTable2020-03-05T15:15:17Z15.A" style:family="table-column">
      <style:table-column-properties style:column-width="1.438cm" style:rel-column-width="9362*"/>
    </style:style>
    <style:style style:name="MailMergeTable2020-03-05T15_3a_15_3a_17Z15.G" style:display-name="MailMergeTable2020-03-05T15:15:17Z15.G" style:family="table-column">
      <style:table-column-properties style:column-width="1.438cm" style:rel-column-width="9363*"/>
    </style:style>
    <style:style style:name="MailMergeTable2020-03-05T15_3a_15_3a_17Z15.1" style:display-name="MailMergeTable2020-03-05T15:15:17Z15.1" style:family="table-row">
      <style:table-row-properties style:min-row-height="0.688cm"/>
    </style:style>
    <style:style style:name="MailMergeTable2020-03-05T15_3a_15_3a_17Z15.A1" style:display-name="MailMergeTable2020-03-05T15:15:17Z15.A1" style:family="table-cell">
      <style:table-cell-properties fo:padding="0.097cm" fo:border="0.05pt solid #000000"/>
    </style:style>
    <style:style style:name="MailMergeTable2020-03-05T15_3a_15_3a_17Z15.A2" style:display-name="MailMergeTable2020-03-05T15:15:17Z1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5.A3" style:display-name="MailMergeTable2020-03-05T15:15:17Z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5.4" style:display-name="MailMergeTable2020-03-05T15:15:17Z15.4" style:family="table-row">
      <style:table-row-properties style:min-row-height="0.349cm"/>
    </style:style>
    <style:style style:name="MailMergeTable2020-03-05T15_3a_15_3a_17Z16" style:display-name="MailMergeTable2020-03-05T15:15:17Z16" style:family="table">
      <style:table-properties style:width="10.059cm" table:align="margins"/>
    </style:style>
    <style:style style:name="MailMergeTable2020-03-05T15_3a_15_3a_17Z16.A" style:display-name="MailMergeTable2020-03-05T15:15:17Z16.A" style:family="table-column">
      <style:table-column-properties style:column-width="1.438cm" style:rel-column-width="9362*"/>
    </style:style>
    <style:style style:name="MailMergeTable2020-03-05T15_3a_15_3a_17Z16.G" style:display-name="MailMergeTable2020-03-05T15:15:17Z16.G" style:family="table-column">
      <style:table-column-properties style:column-width="1.438cm" style:rel-column-width="9363*"/>
    </style:style>
    <style:style style:name="MailMergeTable2020-03-05T15_3a_15_3a_17Z16.1" style:display-name="MailMergeTable2020-03-05T15:15:17Z16.1" style:family="table-row">
      <style:table-row-properties style:min-row-height="0.688cm"/>
    </style:style>
    <style:style style:name="MailMergeTable2020-03-05T15_3a_15_3a_17Z16.A1" style:display-name="MailMergeTable2020-03-05T15:15:17Z16.A1" style:family="table-cell">
      <style:table-cell-properties fo:padding="0.097cm" fo:border="0.05pt solid #000000"/>
    </style:style>
    <style:style style:name="MailMergeTable2020-03-05T15_3a_15_3a_17Z16.A2" style:display-name="MailMergeTable2020-03-05T15:15:17Z1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6.A3" style:display-name="MailMergeTable2020-03-05T15:15:17Z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6.4" style:display-name="MailMergeTable2020-03-05T15:15:17Z16.4" style:family="table-row">
      <style:table-row-properties style:min-row-height="0.349cm"/>
    </style:style>
    <style:style style:name="MailMergeTable2020-03-05T15_3a_15_3a_17Z17" style:display-name="MailMergeTable2020-03-05T15:15:17Z17" style:family="table">
      <style:table-properties style:width="10.059cm" table:align="margins"/>
    </style:style>
    <style:style style:name="MailMergeTable2020-03-05T15_3a_15_3a_17Z17.A" style:display-name="MailMergeTable2020-03-05T15:15:17Z17.A" style:family="table-column">
      <style:table-column-properties style:column-width="1.438cm" style:rel-column-width="9362*"/>
    </style:style>
    <style:style style:name="MailMergeTable2020-03-05T15_3a_15_3a_17Z17.G" style:display-name="MailMergeTable2020-03-05T15:15:17Z17.G" style:family="table-column">
      <style:table-column-properties style:column-width="1.438cm" style:rel-column-width="9363*"/>
    </style:style>
    <style:style style:name="MailMergeTable2020-03-05T15_3a_15_3a_17Z17.1" style:display-name="MailMergeTable2020-03-05T15:15:17Z17.1" style:family="table-row">
      <style:table-row-properties style:min-row-height="0.688cm"/>
    </style:style>
    <style:style style:name="MailMergeTable2020-03-05T15_3a_15_3a_17Z17.A1" style:display-name="MailMergeTable2020-03-05T15:15:17Z17.A1" style:family="table-cell">
      <style:table-cell-properties fo:padding="0.097cm" fo:border="0.05pt solid #000000"/>
    </style:style>
    <style:style style:name="MailMergeTable2020-03-05T15_3a_15_3a_17Z17.A2" style:display-name="MailMergeTable2020-03-05T15:15:17Z1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7.A3" style:display-name="MailMergeTable2020-03-05T15:15:17Z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7.4" style:display-name="MailMergeTable2020-03-05T15:15:17Z17.4" style:family="table-row">
      <style:table-row-properties style:min-row-height="0.349cm"/>
    </style:style>
    <style:style style:name="MailMergeTable2020-03-05T15_3a_15_3a_17Z18" style:display-name="MailMergeTable2020-03-05T15:15:17Z18" style:family="table">
      <style:table-properties style:width="10.059cm" table:align="margins"/>
    </style:style>
    <style:style style:name="MailMergeTable2020-03-05T15_3a_15_3a_17Z18.A" style:display-name="MailMergeTable2020-03-05T15:15:17Z18.A" style:family="table-column">
      <style:table-column-properties style:column-width="1.438cm" style:rel-column-width="9362*"/>
    </style:style>
    <style:style style:name="MailMergeTable2020-03-05T15_3a_15_3a_17Z18.G" style:display-name="MailMergeTable2020-03-05T15:15:17Z18.G" style:family="table-column">
      <style:table-column-properties style:column-width="1.438cm" style:rel-column-width="9363*"/>
    </style:style>
    <style:style style:name="MailMergeTable2020-03-05T15_3a_15_3a_17Z18.1" style:display-name="MailMergeTable2020-03-05T15:15:17Z18.1" style:family="table-row">
      <style:table-row-properties style:min-row-height="0.688cm"/>
    </style:style>
    <style:style style:name="MailMergeTable2020-03-05T15_3a_15_3a_17Z18.A1" style:display-name="MailMergeTable2020-03-05T15:15:17Z18.A1" style:family="table-cell">
      <style:table-cell-properties fo:padding="0.097cm" fo:border="0.05pt solid #000000"/>
    </style:style>
    <style:style style:name="MailMergeTable2020-03-05T15_3a_15_3a_17Z18.A2" style:display-name="MailMergeTable2020-03-05T15:15:17Z1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8.A3" style:display-name="MailMergeTable2020-03-05T15:15:17Z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8.4" style:display-name="MailMergeTable2020-03-05T15:15:17Z18.4" style:family="table-row">
      <style:table-row-properties style:min-row-height="0.349cm"/>
    </style:style>
    <style:style style:name="MailMergeTable2020-03-05T15_3a_15_3a_17Z19" style:display-name="MailMergeTable2020-03-05T15:15:17Z19" style:family="table">
      <style:table-properties style:width="10.059cm" table:align="margins"/>
    </style:style>
    <style:style style:name="MailMergeTable2020-03-05T15_3a_15_3a_17Z19.A" style:display-name="MailMergeTable2020-03-05T15:15:17Z19.A" style:family="table-column">
      <style:table-column-properties style:column-width="1.438cm" style:rel-column-width="9362*"/>
    </style:style>
    <style:style style:name="MailMergeTable2020-03-05T15_3a_15_3a_17Z19.G" style:display-name="MailMergeTable2020-03-05T15:15:17Z19.G" style:family="table-column">
      <style:table-column-properties style:column-width="1.438cm" style:rel-column-width="9363*"/>
    </style:style>
    <style:style style:name="MailMergeTable2020-03-05T15_3a_15_3a_17Z19.1" style:display-name="MailMergeTable2020-03-05T15:15:17Z19.1" style:family="table-row">
      <style:table-row-properties style:min-row-height="0.688cm"/>
    </style:style>
    <style:style style:name="MailMergeTable2020-03-05T15_3a_15_3a_17Z19.A1" style:display-name="MailMergeTable2020-03-05T15:15:17Z19.A1" style:family="table-cell">
      <style:table-cell-properties fo:padding="0.097cm" fo:border="0.05pt solid #000000"/>
    </style:style>
    <style:style style:name="MailMergeTable2020-03-05T15_3a_15_3a_17Z19.A2" style:display-name="MailMergeTable2020-03-05T15:15:17Z1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19.A3" style:display-name="MailMergeTable2020-03-05T15:15:17Z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19.4" style:display-name="MailMergeTable2020-03-05T15:15:17Z19.4" style:family="table-row">
      <style:table-row-properties style:min-row-height="0.349cm"/>
    </style:style>
    <style:style style:name="MailMergeTable2020-03-05T15_3a_15_3a_17Z20" style:display-name="MailMergeTable2020-03-05T15:15:17Z20" style:family="table">
      <style:table-properties style:width="10.059cm" table:align="margins"/>
    </style:style>
    <style:style style:name="MailMergeTable2020-03-05T15_3a_15_3a_17Z20.A" style:display-name="MailMergeTable2020-03-05T15:15:17Z20.A" style:family="table-column">
      <style:table-column-properties style:column-width="1.438cm" style:rel-column-width="9362*"/>
    </style:style>
    <style:style style:name="MailMergeTable2020-03-05T15_3a_15_3a_17Z20.G" style:display-name="MailMergeTable2020-03-05T15:15:17Z20.G" style:family="table-column">
      <style:table-column-properties style:column-width="1.438cm" style:rel-column-width="9363*"/>
    </style:style>
    <style:style style:name="MailMergeTable2020-03-05T15_3a_15_3a_17Z20.1" style:display-name="MailMergeTable2020-03-05T15:15:17Z20.1" style:family="table-row">
      <style:table-row-properties style:min-row-height="0.688cm"/>
    </style:style>
    <style:style style:name="MailMergeTable2020-03-05T15_3a_15_3a_17Z20.A1" style:display-name="MailMergeTable2020-03-05T15:15:17Z20.A1" style:family="table-cell">
      <style:table-cell-properties fo:padding="0.097cm" fo:border="0.05pt solid #000000"/>
    </style:style>
    <style:style style:name="MailMergeTable2020-03-05T15_3a_15_3a_17Z20.A2" style:display-name="MailMergeTable2020-03-05T15:15:17Z2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20.A3" style:display-name="MailMergeTable2020-03-05T15:15:17Z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20.4" style:display-name="MailMergeTable2020-03-05T15:15:17Z20.4" style:family="table-row">
      <style:table-row-properties style:min-row-height="0.349cm"/>
    </style:style>
    <style:style style:name="MailMergeTable2020-03-05T15_3a_15_3a_17Z21" style:display-name="MailMergeTable2020-03-05T15:15:17Z21" style:family="table">
      <style:table-properties style:width="10.059cm" table:align="margins"/>
    </style:style>
    <style:style style:name="MailMergeTable2020-03-05T15_3a_15_3a_17Z21.A" style:display-name="MailMergeTable2020-03-05T15:15:17Z21.A" style:family="table-column">
      <style:table-column-properties style:column-width="1.438cm" style:rel-column-width="9362*"/>
    </style:style>
    <style:style style:name="MailMergeTable2020-03-05T15_3a_15_3a_17Z21.G" style:display-name="MailMergeTable2020-03-05T15:15:17Z21.G" style:family="table-column">
      <style:table-column-properties style:column-width="1.438cm" style:rel-column-width="9363*"/>
    </style:style>
    <style:style style:name="MailMergeTable2020-03-05T15_3a_15_3a_17Z21.1" style:display-name="MailMergeTable2020-03-05T15:15:17Z21.1" style:family="table-row">
      <style:table-row-properties style:min-row-height="0.688cm"/>
    </style:style>
    <style:style style:name="MailMergeTable2020-03-05T15_3a_15_3a_17Z21.A1" style:display-name="MailMergeTable2020-03-05T15:15:17Z21.A1" style:family="table-cell">
      <style:table-cell-properties fo:padding="0.097cm" fo:border="0.05pt solid #000000"/>
    </style:style>
    <style:style style:name="MailMergeTable2020-03-05T15_3a_15_3a_17Z21.A2" style:display-name="MailMergeTable2020-03-05T15:15:17Z2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21.A3" style:display-name="MailMergeTable2020-03-05T15:15:17Z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21.4" style:display-name="MailMergeTable2020-03-05T15:15:17Z21.4" style:family="table-row">
      <style:table-row-properties style:min-row-height="0.349cm"/>
    </style:style>
    <style:style style:name="MailMergeTable2020-03-05T15_3a_15_3a_17Z22" style:display-name="MailMergeTable2020-03-05T15:15:17Z22" style:family="table">
      <style:table-properties style:width="10.059cm" table:align="margins"/>
    </style:style>
    <style:style style:name="MailMergeTable2020-03-05T15_3a_15_3a_17Z22.A" style:display-name="MailMergeTable2020-03-05T15:15:17Z22.A" style:family="table-column">
      <style:table-column-properties style:column-width="1.438cm" style:rel-column-width="9362*"/>
    </style:style>
    <style:style style:name="MailMergeTable2020-03-05T15_3a_15_3a_17Z22.G" style:display-name="MailMergeTable2020-03-05T15:15:17Z22.G" style:family="table-column">
      <style:table-column-properties style:column-width="1.438cm" style:rel-column-width="9363*"/>
    </style:style>
    <style:style style:name="MailMergeTable2020-03-05T15_3a_15_3a_17Z22.1" style:display-name="MailMergeTable2020-03-05T15:15:17Z22.1" style:family="table-row">
      <style:table-row-properties style:min-row-height="0.688cm"/>
    </style:style>
    <style:style style:name="MailMergeTable2020-03-05T15_3a_15_3a_17Z22.A1" style:display-name="MailMergeTable2020-03-05T15:15:17Z22.A1" style:family="table-cell">
      <style:table-cell-properties fo:padding="0.097cm" fo:border="0.05pt solid #000000"/>
    </style:style>
    <style:style style:name="MailMergeTable2020-03-05T15_3a_15_3a_17Z22.A2" style:display-name="MailMergeTable2020-03-05T15:15:17Z2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22.A3" style:display-name="MailMergeTable2020-03-05T15:15:17Z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22.4" style:display-name="MailMergeTable2020-03-05T15:15:17Z22.4" style:family="table-row">
      <style:table-row-properties style:min-row-height="0.349cm"/>
    </style:style>
    <style:style style:name="MailMergeTable2020-03-05T15_3a_15_3a_17Z23" style:display-name="MailMergeTable2020-03-05T15:15:17Z23" style:family="table">
      <style:table-properties style:width="10.059cm" table:align="margins"/>
    </style:style>
    <style:style style:name="MailMergeTable2020-03-05T15_3a_15_3a_17Z23.A" style:display-name="MailMergeTable2020-03-05T15:15:17Z23.A" style:family="table-column">
      <style:table-column-properties style:column-width="1.438cm" style:rel-column-width="9362*"/>
    </style:style>
    <style:style style:name="MailMergeTable2020-03-05T15_3a_15_3a_17Z23.G" style:display-name="MailMergeTable2020-03-05T15:15:17Z23.G" style:family="table-column">
      <style:table-column-properties style:column-width="1.438cm" style:rel-column-width="9363*"/>
    </style:style>
    <style:style style:name="MailMergeTable2020-03-05T15_3a_15_3a_17Z23.1" style:display-name="MailMergeTable2020-03-05T15:15:17Z23.1" style:family="table-row">
      <style:table-row-properties style:min-row-height="0.688cm"/>
    </style:style>
    <style:style style:name="MailMergeTable2020-03-05T15_3a_15_3a_17Z23.A1" style:display-name="MailMergeTable2020-03-05T15:15:17Z23.A1" style:family="table-cell">
      <style:table-cell-properties fo:padding="0.097cm" fo:border="0.05pt solid #000000"/>
    </style:style>
    <style:style style:name="MailMergeTable2020-03-05T15_3a_15_3a_17Z23.A2" style:display-name="MailMergeTable2020-03-05T15:15:17Z2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23.A3" style:display-name="MailMergeTable2020-03-05T15:15:17Z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23.4" style:display-name="MailMergeTable2020-03-05T15:15:17Z23.4" style:family="table-row">
      <style:table-row-properties style:min-row-height="0.349cm"/>
    </style:style>
    <style:style style:name="MailMergeTable2020-03-05T15_3a_15_3a_17Z24" style:display-name="MailMergeTable2020-03-05T15:15:17Z24" style:family="table">
      <style:table-properties style:width="10.059cm" table:align="margins"/>
    </style:style>
    <style:style style:name="MailMergeTable2020-03-05T15_3a_15_3a_17Z24.A" style:display-name="MailMergeTable2020-03-05T15:15:17Z24.A" style:family="table-column">
      <style:table-column-properties style:column-width="1.438cm" style:rel-column-width="9362*"/>
    </style:style>
    <style:style style:name="MailMergeTable2020-03-05T15_3a_15_3a_17Z24.G" style:display-name="MailMergeTable2020-03-05T15:15:17Z24.G" style:family="table-column">
      <style:table-column-properties style:column-width="1.438cm" style:rel-column-width="9363*"/>
    </style:style>
    <style:style style:name="MailMergeTable2020-03-05T15_3a_15_3a_17Z24.1" style:display-name="MailMergeTable2020-03-05T15:15:17Z24.1" style:family="table-row">
      <style:table-row-properties style:min-row-height="0.688cm"/>
    </style:style>
    <style:style style:name="MailMergeTable2020-03-05T15_3a_15_3a_17Z24.A1" style:display-name="MailMergeTable2020-03-05T15:15:17Z24.A1" style:family="table-cell">
      <style:table-cell-properties fo:padding="0.097cm" fo:border="0.05pt solid #000000"/>
    </style:style>
    <style:style style:name="MailMergeTable2020-03-05T15_3a_15_3a_17Z24.A2" style:display-name="MailMergeTable2020-03-05T15:15:17Z2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7Z24.A3" style:display-name="MailMergeTable2020-03-05T15:15:17Z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7Z24.4" style:display-name="MailMergeTable2020-03-05T15:15:17Z24.4" style:family="table-row">
      <style:table-row-properties style:min-row-height="0.349cm"/>
    </style:style>
    <style:style style:name="MailMergeTable2020-03-05T15_3a_15_3a_18Z25" style:display-name="MailMergeTable2020-03-05T15:15:18Z25" style:family="table">
      <style:table-properties style:width="10.059cm" table:align="margins"/>
    </style:style>
    <style:style style:name="MailMergeTable2020-03-05T15_3a_15_3a_18Z25.A" style:display-name="MailMergeTable2020-03-05T15:15:18Z25.A" style:family="table-column">
      <style:table-column-properties style:column-width="1.438cm" style:rel-column-width="9362*"/>
    </style:style>
    <style:style style:name="MailMergeTable2020-03-05T15_3a_15_3a_18Z25.G" style:display-name="MailMergeTable2020-03-05T15:15:18Z25.G" style:family="table-column">
      <style:table-column-properties style:column-width="1.438cm" style:rel-column-width="9363*"/>
    </style:style>
    <style:style style:name="MailMergeTable2020-03-05T15_3a_15_3a_18Z25.1" style:display-name="MailMergeTable2020-03-05T15:15:18Z25.1" style:family="table-row">
      <style:table-row-properties style:min-row-height="0.688cm"/>
    </style:style>
    <style:style style:name="MailMergeTable2020-03-05T15_3a_15_3a_18Z25.A1" style:display-name="MailMergeTable2020-03-05T15:15:18Z25.A1" style:family="table-cell">
      <style:table-cell-properties fo:padding="0.097cm" fo:border="0.05pt solid #000000"/>
    </style:style>
    <style:style style:name="MailMergeTable2020-03-05T15_3a_15_3a_18Z25.A2" style:display-name="MailMergeTable2020-03-05T15:15:18Z2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25.A3" style:display-name="MailMergeTable2020-03-05T15:15:18Z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25.4" style:display-name="MailMergeTable2020-03-05T15:15:18Z25.4" style:family="table-row">
      <style:table-row-properties style:min-row-height="0.349cm"/>
    </style:style>
    <style:style style:name="MailMergeTable2020-03-05T15_3a_15_3a_18Z26" style:display-name="MailMergeTable2020-03-05T15:15:18Z26" style:family="table">
      <style:table-properties style:width="10.059cm" table:align="margins"/>
    </style:style>
    <style:style style:name="MailMergeTable2020-03-05T15_3a_15_3a_18Z26.A" style:display-name="MailMergeTable2020-03-05T15:15:18Z26.A" style:family="table-column">
      <style:table-column-properties style:column-width="1.438cm" style:rel-column-width="9362*"/>
    </style:style>
    <style:style style:name="MailMergeTable2020-03-05T15_3a_15_3a_18Z26.G" style:display-name="MailMergeTable2020-03-05T15:15:18Z26.G" style:family="table-column">
      <style:table-column-properties style:column-width="1.438cm" style:rel-column-width="9363*"/>
    </style:style>
    <style:style style:name="MailMergeTable2020-03-05T15_3a_15_3a_18Z26.1" style:display-name="MailMergeTable2020-03-05T15:15:18Z26.1" style:family="table-row">
      <style:table-row-properties style:min-row-height="0.688cm"/>
    </style:style>
    <style:style style:name="MailMergeTable2020-03-05T15_3a_15_3a_18Z26.A1" style:display-name="MailMergeTable2020-03-05T15:15:18Z26.A1" style:family="table-cell">
      <style:table-cell-properties fo:padding="0.097cm" fo:border="0.05pt solid #000000"/>
    </style:style>
    <style:style style:name="MailMergeTable2020-03-05T15_3a_15_3a_18Z26.A2" style:display-name="MailMergeTable2020-03-05T15:15:18Z2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26.A3" style:display-name="MailMergeTable2020-03-05T15:15:18Z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26.4" style:display-name="MailMergeTable2020-03-05T15:15:18Z26.4" style:family="table-row">
      <style:table-row-properties style:min-row-height="0.349cm"/>
    </style:style>
    <style:style style:name="MailMergeTable2020-03-05T15_3a_15_3a_18Z27" style:display-name="MailMergeTable2020-03-05T15:15:18Z27" style:family="table">
      <style:table-properties style:width="10.059cm" table:align="margins"/>
    </style:style>
    <style:style style:name="MailMergeTable2020-03-05T15_3a_15_3a_18Z27.A" style:display-name="MailMergeTable2020-03-05T15:15:18Z27.A" style:family="table-column">
      <style:table-column-properties style:column-width="1.438cm" style:rel-column-width="9362*"/>
    </style:style>
    <style:style style:name="MailMergeTable2020-03-05T15_3a_15_3a_18Z27.G" style:display-name="MailMergeTable2020-03-05T15:15:18Z27.G" style:family="table-column">
      <style:table-column-properties style:column-width="1.438cm" style:rel-column-width="9363*"/>
    </style:style>
    <style:style style:name="MailMergeTable2020-03-05T15_3a_15_3a_18Z27.1" style:display-name="MailMergeTable2020-03-05T15:15:18Z27.1" style:family="table-row">
      <style:table-row-properties style:min-row-height="0.688cm"/>
    </style:style>
    <style:style style:name="MailMergeTable2020-03-05T15_3a_15_3a_18Z27.A1" style:display-name="MailMergeTable2020-03-05T15:15:18Z27.A1" style:family="table-cell">
      <style:table-cell-properties fo:padding="0.097cm" fo:border="0.05pt solid #000000"/>
    </style:style>
    <style:style style:name="MailMergeTable2020-03-05T15_3a_15_3a_18Z27.A2" style:display-name="MailMergeTable2020-03-05T15:15:18Z2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27.A3" style:display-name="MailMergeTable2020-03-05T15:15:18Z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27.4" style:display-name="MailMergeTable2020-03-05T15:15:18Z27.4" style:family="table-row">
      <style:table-row-properties style:min-row-height="0.349cm"/>
    </style:style>
    <style:style style:name="MailMergeTable2020-03-05T15_3a_15_3a_18Z28" style:display-name="MailMergeTable2020-03-05T15:15:18Z28" style:family="table">
      <style:table-properties style:width="10.059cm" table:align="margins"/>
    </style:style>
    <style:style style:name="MailMergeTable2020-03-05T15_3a_15_3a_18Z28.A" style:display-name="MailMergeTable2020-03-05T15:15:18Z28.A" style:family="table-column">
      <style:table-column-properties style:column-width="1.438cm" style:rel-column-width="9362*"/>
    </style:style>
    <style:style style:name="MailMergeTable2020-03-05T15_3a_15_3a_18Z28.G" style:display-name="MailMergeTable2020-03-05T15:15:18Z28.G" style:family="table-column">
      <style:table-column-properties style:column-width="1.438cm" style:rel-column-width="9363*"/>
    </style:style>
    <style:style style:name="MailMergeTable2020-03-05T15_3a_15_3a_18Z28.1" style:display-name="MailMergeTable2020-03-05T15:15:18Z28.1" style:family="table-row">
      <style:table-row-properties style:min-row-height="0.688cm"/>
    </style:style>
    <style:style style:name="MailMergeTable2020-03-05T15_3a_15_3a_18Z28.A1" style:display-name="MailMergeTable2020-03-05T15:15:18Z28.A1" style:family="table-cell">
      <style:table-cell-properties fo:padding="0.097cm" fo:border="0.05pt solid #000000"/>
    </style:style>
    <style:style style:name="MailMergeTable2020-03-05T15_3a_15_3a_18Z28.A2" style:display-name="MailMergeTable2020-03-05T15:15:18Z2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28.A3" style:display-name="MailMergeTable2020-03-05T15:15:18Z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28.4" style:display-name="MailMergeTable2020-03-05T15:15:18Z28.4" style:family="table-row">
      <style:table-row-properties style:min-row-height="0.349cm"/>
    </style:style>
    <style:style style:name="MailMergeTable2020-03-05T15_3a_15_3a_18Z29" style:display-name="MailMergeTable2020-03-05T15:15:18Z29" style:family="table">
      <style:table-properties style:width="10.059cm" table:align="margins"/>
    </style:style>
    <style:style style:name="MailMergeTable2020-03-05T15_3a_15_3a_18Z29.A" style:display-name="MailMergeTable2020-03-05T15:15:18Z29.A" style:family="table-column">
      <style:table-column-properties style:column-width="1.438cm" style:rel-column-width="9362*"/>
    </style:style>
    <style:style style:name="MailMergeTable2020-03-05T15_3a_15_3a_18Z29.G" style:display-name="MailMergeTable2020-03-05T15:15:18Z29.G" style:family="table-column">
      <style:table-column-properties style:column-width="1.438cm" style:rel-column-width="9363*"/>
    </style:style>
    <style:style style:name="MailMergeTable2020-03-05T15_3a_15_3a_18Z29.1" style:display-name="MailMergeTable2020-03-05T15:15:18Z29.1" style:family="table-row">
      <style:table-row-properties style:min-row-height="0.688cm"/>
    </style:style>
    <style:style style:name="MailMergeTable2020-03-05T15_3a_15_3a_18Z29.A1" style:display-name="MailMergeTable2020-03-05T15:15:18Z29.A1" style:family="table-cell">
      <style:table-cell-properties fo:padding="0.097cm" fo:border="0.05pt solid #000000"/>
    </style:style>
    <style:style style:name="MailMergeTable2020-03-05T15_3a_15_3a_18Z29.A2" style:display-name="MailMergeTable2020-03-05T15:15:18Z2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29.A3" style:display-name="MailMergeTable2020-03-05T15:15:18Z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29.4" style:display-name="MailMergeTable2020-03-05T15:15:18Z29.4" style:family="table-row">
      <style:table-row-properties style:min-row-height="0.349cm"/>
    </style:style>
    <style:style style:name="MailMergeTable2020-03-05T15_3a_15_3a_18Z30" style:display-name="MailMergeTable2020-03-05T15:15:18Z30" style:family="table">
      <style:table-properties style:width="10.059cm" table:align="margins"/>
    </style:style>
    <style:style style:name="MailMergeTable2020-03-05T15_3a_15_3a_18Z30.A" style:display-name="MailMergeTable2020-03-05T15:15:18Z30.A" style:family="table-column">
      <style:table-column-properties style:column-width="1.438cm" style:rel-column-width="9362*"/>
    </style:style>
    <style:style style:name="MailMergeTable2020-03-05T15_3a_15_3a_18Z30.G" style:display-name="MailMergeTable2020-03-05T15:15:18Z30.G" style:family="table-column">
      <style:table-column-properties style:column-width="1.438cm" style:rel-column-width="9363*"/>
    </style:style>
    <style:style style:name="MailMergeTable2020-03-05T15_3a_15_3a_18Z30.1" style:display-name="MailMergeTable2020-03-05T15:15:18Z30.1" style:family="table-row">
      <style:table-row-properties style:min-row-height="0.688cm"/>
    </style:style>
    <style:style style:name="MailMergeTable2020-03-05T15_3a_15_3a_18Z30.A1" style:display-name="MailMergeTable2020-03-05T15:15:18Z30.A1" style:family="table-cell">
      <style:table-cell-properties fo:padding="0.097cm" fo:border="0.05pt solid #000000"/>
    </style:style>
    <style:style style:name="MailMergeTable2020-03-05T15_3a_15_3a_18Z30.A2" style:display-name="MailMergeTable2020-03-05T15:15:18Z3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0.A3" style:display-name="MailMergeTable2020-03-05T15:15:18Z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0.4" style:display-name="MailMergeTable2020-03-05T15:15:18Z30.4" style:family="table-row">
      <style:table-row-properties style:min-row-height="0.349cm"/>
    </style:style>
    <style:style style:name="MailMergeTable2020-03-05T15_3a_15_3a_18Z31" style:display-name="MailMergeTable2020-03-05T15:15:18Z31" style:family="table">
      <style:table-properties style:width="10.059cm" table:align="margins"/>
    </style:style>
    <style:style style:name="MailMergeTable2020-03-05T15_3a_15_3a_18Z31.A" style:display-name="MailMergeTable2020-03-05T15:15:18Z31.A" style:family="table-column">
      <style:table-column-properties style:column-width="1.438cm" style:rel-column-width="9362*"/>
    </style:style>
    <style:style style:name="MailMergeTable2020-03-05T15_3a_15_3a_18Z31.G" style:display-name="MailMergeTable2020-03-05T15:15:18Z31.G" style:family="table-column">
      <style:table-column-properties style:column-width="1.438cm" style:rel-column-width="9363*"/>
    </style:style>
    <style:style style:name="MailMergeTable2020-03-05T15_3a_15_3a_18Z31.1" style:display-name="MailMergeTable2020-03-05T15:15:18Z31.1" style:family="table-row">
      <style:table-row-properties style:min-row-height="0.688cm"/>
    </style:style>
    <style:style style:name="MailMergeTable2020-03-05T15_3a_15_3a_18Z31.A1" style:display-name="MailMergeTable2020-03-05T15:15:18Z31.A1" style:family="table-cell">
      <style:table-cell-properties fo:padding="0.097cm" fo:border="0.05pt solid #000000"/>
    </style:style>
    <style:style style:name="MailMergeTable2020-03-05T15_3a_15_3a_18Z31.A2" style:display-name="MailMergeTable2020-03-05T15:15:18Z3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1.A3" style:display-name="MailMergeTable2020-03-05T15:15:18Z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1.4" style:display-name="MailMergeTable2020-03-05T15:15:18Z31.4" style:family="table-row">
      <style:table-row-properties style:min-row-height="0.349cm"/>
    </style:style>
    <style:style style:name="MailMergeTable2020-03-05T15_3a_15_3a_18Z32" style:display-name="MailMergeTable2020-03-05T15:15:18Z32" style:family="table">
      <style:table-properties style:width="10.059cm" table:align="margins"/>
    </style:style>
    <style:style style:name="MailMergeTable2020-03-05T15_3a_15_3a_18Z32.A" style:display-name="MailMergeTable2020-03-05T15:15:18Z32.A" style:family="table-column">
      <style:table-column-properties style:column-width="1.438cm" style:rel-column-width="9362*"/>
    </style:style>
    <style:style style:name="MailMergeTable2020-03-05T15_3a_15_3a_18Z32.G" style:display-name="MailMergeTable2020-03-05T15:15:18Z32.G" style:family="table-column">
      <style:table-column-properties style:column-width="1.438cm" style:rel-column-width="9363*"/>
    </style:style>
    <style:style style:name="MailMergeTable2020-03-05T15_3a_15_3a_18Z32.1" style:display-name="MailMergeTable2020-03-05T15:15:18Z32.1" style:family="table-row">
      <style:table-row-properties style:min-row-height="0.688cm"/>
    </style:style>
    <style:style style:name="MailMergeTable2020-03-05T15_3a_15_3a_18Z32.A1" style:display-name="MailMergeTable2020-03-05T15:15:18Z32.A1" style:family="table-cell">
      <style:table-cell-properties fo:padding="0.097cm" fo:border="0.05pt solid #000000"/>
    </style:style>
    <style:style style:name="MailMergeTable2020-03-05T15_3a_15_3a_18Z32.A2" style:display-name="MailMergeTable2020-03-05T15:15:18Z3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2.A3" style:display-name="MailMergeTable2020-03-05T15:15:18Z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2.4" style:display-name="MailMergeTable2020-03-05T15:15:18Z32.4" style:family="table-row">
      <style:table-row-properties style:min-row-height="0.349cm"/>
    </style:style>
    <style:style style:name="MailMergeTable2020-03-05T15_3a_15_3a_18Z33" style:display-name="MailMergeTable2020-03-05T15:15:18Z33" style:family="table">
      <style:table-properties style:width="10.059cm" table:align="margins"/>
    </style:style>
    <style:style style:name="MailMergeTable2020-03-05T15_3a_15_3a_18Z33.A" style:display-name="MailMergeTable2020-03-05T15:15:18Z33.A" style:family="table-column">
      <style:table-column-properties style:column-width="1.438cm" style:rel-column-width="9362*"/>
    </style:style>
    <style:style style:name="MailMergeTable2020-03-05T15_3a_15_3a_18Z33.G" style:display-name="MailMergeTable2020-03-05T15:15:18Z33.G" style:family="table-column">
      <style:table-column-properties style:column-width="1.438cm" style:rel-column-width="9363*"/>
    </style:style>
    <style:style style:name="MailMergeTable2020-03-05T15_3a_15_3a_18Z33.1" style:display-name="MailMergeTable2020-03-05T15:15:18Z33.1" style:family="table-row">
      <style:table-row-properties style:min-row-height="0.688cm"/>
    </style:style>
    <style:style style:name="MailMergeTable2020-03-05T15_3a_15_3a_18Z33.A1" style:display-name="MailMergeTable2020-03-05T15:15:18Z33.A1" style:family="table-cell">
      <style:table-cell-properties fo:padding="0.097cm" fo:border="0.05pt solid #000000"/>
    </style:style>
    <style:style style:name="MailMergeTable2020-03-05T15_3a_15_3a_18Z33.A2" style:display-name="MailMergeTable2020-03-05T15:15:18Z3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3.A3" style:display-name="MailMergeTable2020-03-05T15:15:18Z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3.4" style:display-name="MailMergeTable2020-03-05T15:15:18Z33.4" style:family="table-row">
      <style:table-row-properties style:min-row-height="0.349cm"/>
    </style:style>
    <style:style style:name="MailMergeTable2020-03-05T15_3a_15_3a_18Z34" style:display-name="MailMergeTable2020-03-05T15:15:18Z34" style:family="table">
      <style:table-properties style:width="10.059cm" table:align="margins"/>
    </style:style>
    <style:style style:name="MailMergeTable2020-03-05T15_3a_15_3a_18Z34.A" style:display-name="MailMergeTable2020-03-05T15:15:18Z34.A" style:family="table-column">
      <style:table-column-properties style:column-width="1.438cm" style:rel-column-width="9362*"/>
    </style:style>
    <style:style style:name="MailMergeTable2020-03-05T15_3a_15_3a_18Z34.G" style:display-name="MailMergeTable2020-03-05T15:15:18Z34.G" style:family="table-column">
      <style:table-column-properties style:column-width="1.438cm" style:rel-column-width="9363*"/>
    </style:style>
    <style:style style:name="MailMergeTable2020-03-05T15_3a_15_3a_18Z34.1" style:display-name="MailMergeTable2020-03-05T15:15:18Z34.1" style:family="table-row">
      <style:table-row-properties style:min-row-height="0.688cm"/>
    </style:style>
    <style:style style:name="MailMergeTable2020-03-05T15_3a_15_3a_18Z34.A1" style:display-name="MailMergeTable2020-03-05T15:15:18Z34.A1" style:family="table-cell">
      <style:table-cell-properties fo:padding="0.097cm" fo:border="0.05pt solid #000000"/>
    </style:style>
    <style:style style:name="MailMergeTable2020-03-05T15_3a_15_3a_18Z34.A2" style:display-name="MailMergeTable2020-03-05T15:15:18Z3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4.A3" style:display-name="MailMergeTable2020-03-05T15:15:18Z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4.4" style:display-name="MailMergeTable2020-03-05T15:15:18Z34.4" style:family="table-row">
      <style:table-row-properties style:min-row-height="0.349cm"/>
    </style:style>
    <style:style style:name="MailMergeTable2020-03-05T15_3a_15_3a_18Z35" style:display-name="MailMergeTable2020-03-05T15:15:18Z35" style:family="table">
      <style:table-properties style:width="10.059cm" table:align="margins"/>
    </style:style>
    <style:style style:name="MailMergeTable2020-03-05T15_3a_15_3a_18Z35.A" style:display-name="MailMergeTable2020-03-05T15:15:18Z35.A" style:family="table-column">
      <style:table-column-properties style:column-width="1.438cm" style:rel-column-width="9362*"/>
    </style:style>
    <style:style style:name="MailMergeTable2020-03-05T15_3a_15_3a_18Z35.G" style:display-name="MailMergeTable2020-03-05T15:15:18Z35.G" style:family="table-column">
      <style:table-column-properties style:column-width="1.438cm" style:rel-column-width="9363*"/>
    </style:style>
    <style:style style:name="MailMergeTable2020-03-05T15_3a_15_3a_18Z35.1" style:display-name="MailMergeTable2020-03-05T15:15:18Z35.1" style:family="table-row">
      <style:table-row-properties style:min-row-height="0.688cm"/>
    </style:style>
    <style:style style:name="MailMergeTable2020-03-05T15_3a_15_3a_18Z35.A1" style:display-name="MailMergeTable2020-03-05T15:15:18Z35.A1" style:family="table-cell">
      <style:table-cell-properties fo:padding="0.097cm" fo:border="0.05pt solid #000000"/>
    </style:style>
    <style:style style:name="MailMergeTable2020-03-05T15_3a_15_3a_18Z35.A2" style:display-name="MailMergeTable2020-03-05T15:15:18Z3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5.A3" style:display-name="MailMergeTable2020-03-05T15:15:18Z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5.4" style:display-name="MailMergeTable2020-03-05T15:15:18Z35.4" style:family="table-row">
      <style:table-row-properties style:min-row-height="0.349cm"/>
    </style:style>
    <style:style style:name="MailMergeTable2020-03-05T15_3a_15_3a_18Z36" style:display-name="MailMergeTable2020-03-05T15:15:18Z36" style:family="table">
      <style:table-properties style:width="10.059cm" table:align="margins"/>
    </style:style>
    <style:style style:name="MailMergeTable2020-03-05T15_3a_15_3a_18Z36.A" style:display-name="MailMergeTable2020-03-05T15:15:18Z36.A" style:family="table-column">
      <style:table-column-properties style:column-width="1.438cm" style:rel-column-width="9362*"/>
    </style:style>
    <style:style style:name="MailMergeTable2020-03-05T15_3a_15_3a_18Z36.G" style:display-name="MailMergeTable2020-03-05T15:15:18Z36.G" style:family="table-column">
      <style:table-column-properties style:column-width="1.438cm" style:rel-column-width="9363*"/>
    </style:style>
    <style:style style:name="MailMergeTable2020-03-05T15_3a_15_3a_18Z36.1" style:display-name="MailMergeTable2020-03-05T15:15:18Z36.1" style:family="table-row">
      <style:table-row-properties style:min-row-height="0.688cm"/>
    </style:style>
    <style:style style:name="MailMergeTable2020-03-05T15_3a_15_3a_18Z36.A1" style:display-name="MailMergeTable2020-03-05T15:15:18Z36.A1" style:family="table-cell">
      <style:table-cell-properties fo:padding="0.097cm" fo:border="0.05pt solid #000000"/>
    </style:style>
    <style:style style:name="MailMergeTable2020-03-05T15_3a_15_3a_18Z36.A2" style:display-name="MailMergeTable2020-03-05T15:15:18Z3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6.A3" style:display-name="MailMergeTable2020-03-05T15:15:18Z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6.4" style:display-name="MailMergeTable2020-03-05T15:15:18Z36.4" style:family="table-row">
      <style:table-row-properties style:min-row-height="0.349cm"/>
    </style:style>
    <style:style style:name="MailMergeTable2020-03-05T15_3a_15_3a_18Z37" style:display-name="MailMergeTable2020-03-05T15:15:18Z37" style:family="table">
      <style:table-properties style:width="10.059cm" table:align="margins"/>
    </style:style>
    <style:style style:name="MailMergeTable2020-03-05T15_3a_15_3a_18Z37.A" style:display-name="MailMergeTable2020-03-05T15:15:18Z37.A" style:family="table-column">
      <style:table-column-properties style:column-width="1.438cm" style:rel-column-width="9362*"/>
    </style:style>
    <style:style style:name="MailMergeTable2020-03-05T15_3a_15_3a_18Z37.G" style:display-name="MailMergeTable2020-03-05T15:15:18Z37.G" style:family="table-column">
      <style:table-column-properties style:column-width="1.438cm" style:rel-column-width="9363*"/>
    </style:style>
    <style:style style:name="MailMergeTable2020-03-05T15_3a_15_3a_18Z37.1" style:display-name="MailMergeTable2020-03-05T15:15:18Z37.1" style:family="table-row">
      <style:table-row-properties style:min-row-height="0.688cm"/>
    </style:style>
    <style:style style:name="MailMergeTable2020-03-05T15_3a_15_3a_18Z37.A1" style:display-name="MailMergeTable2020-03-05T15:15:18Z37.A1" style:family="table-cell">
      <style:table-cell-properties fo:padding="0.097cm" fo:border="0.05pt solid #000000"/>
    </style:style>
    <style:style style:name="MailMergeTable2020-03-05T15_3a_15_3a_18Z37.A2" style:display-name="MailMergeTable2020-03-05T15:15:18Z3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7.A3" style:display-name="MailMergeTable2020-03-05T15:15:18Z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7.4" style:display-name="MailMergeTable2020-03-05T15:15:18Z37.4" style:family="table-row">
      <style:table-row-properties style:min-row-height="0.349cm"/>
    </style:style>
    <style:style style:name="MailMergeTable2020-03-05T15_3a_15_3a_18Z38" style:display-name="MailMergeTable2020-03-05T15:15:18Z38" style:family="table">
      <style:table-properties style:width="10.059cm" table:align="margins"/>
    </style:style>
    <style:style style:name="MailMergeTable2020-03-05T15_3a_15_3a_18Z38.A" style:display-name="MailMergeTable2020-03-05T15:15:18Z38.A" style:family="table-column">
      <style:table-column-properties style:column-width="1.438cm" style:rel-column-width="9362*"/>
    </style:style>
    <style:style style:name="MailMergeTable2020-03-05T15_3a_15_3a_18Z38.G" style:display-name="MailMergeTable2020-03-05T15:15:18Z38.G" style:family="table-column">
      <style:table-column-properties style:column-width="1.438cm" style:rel-column-width="9363*"/>
    </style:style>
    <style:style style:name="MailMergeTable2020-03-05T15_3a_15_3a_18Z38.1" style:display-name="MailMergeTable2020-03-05T15:15:18Z38.1" style:family="table-row">
      <style:table-row-properties style:min-row-height="0.688cm"/>
    </style:style>
    <style:style style:name="MailMergeTable2020-03-05T15_3a_15_3a_18Z38.A1" style:display-name="MailMergeTable2020-03-05T15:15:18Z38.A1" style:family="table-cell">
      <style:table-cell-properties fo:padding="0.097cm" fo:border="0.05pt solid #000000"/>
    </style:style>
    <style:style style:name="MailMergeTable2020-03-05T15_3a_15_3a_18Z38.A2" style:display-name="MailMergeTable2020-03-05T15:15:18Z3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8.A3" style:display-name="MailMergeTable2020-03-05T15:15:18Z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8.4" style:display-name="MailMergeTable2020-03-05T15:15:18Z38.4" style:family="table-row">
      <style:table-row-properties style:min-row-height="0.349cm"/>
    </style:style>
    <style:style style:name="MailMergeTable2020-03-05T15_3a_15_3a_18Z39" style:display-name="MailMergeTable2020-03-05T15:15:18Z39" style:family="table">
      <style:table-properties style:width="10.059cm" table:align="margins"/>
    </style:style>
    <style:style style:name="MailMergeTable2020-03-05T15_3a_15_3a_18Z39.A" style:display-name="MailMergeTable2020-03-05T15:15:18Z39.A" style:family="table-column">
      <style:table-column-properties style:column-width="1.438cm" style:rel-column-width="9362*"/>
    </style:style>
    <style:style style:name="MailMergeTable2020-03-05T15_3a_15_3a_18Z39.G" style:display-name="MailMergeTable2020-03-05T15:15:18Z39.G" style:family="table-column">
      <style:table-column-properties style:column-width="1.438cm" style:rel-column-width="9363*"/>
    </style:style>
    <style:style style:name="MailMergeTable2020-03-05T15_3a_15_3a_18Z39.1" style:display-name="MailMergeTable2020-03-05T15:15:18Z39.1" style:family="table-row">
      <style:table-row-properties style:min-row-height="0.688cm"/>
    </style:style>
    <style:style style:name="MailMergeTable2020-03-05T15_3a_15_3a_18Z39.A1" style:display-name="MailMergeTable2020-03-05T15:15:18Z39.A1" style:family="table-cell">
      <style:table-cell-properties fo:padding="0.097cm" fo:border="0.05pt solid #000000"/>
    </style:style>
    <style:style style:name="MailMergeTable2020-03-05T15_3a_15_3a_18Z39.A2" style:display-name="MailMergeTable2020-03-05T15:15:18Z3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39.A3" style:display-name="MailMergeTable2020-03-05T15:15:18Z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39.4" style:display-name="MailMergeTable2020-03-05T15:15:18Z39.4" style:family="table-row">
      <style:table-row-properties style:min-row-height="0.349cm"/>
    </style:style>
    <style:style style:name="MailMergeTable2020-03-05T15_3a_15_3a_18Z40" style:display-name="MailMergeTable2020-03-05T15:15:18Z40" style:family="table">
      <style:table-properties style:width="10.059cm" table:align="margins"/>
    </style:style>
    <style:style style:name="MailMergeTable2020-03-05T15_3a_15_3a_18Z40.A" style:display-name="MailMergeTable2020-03-05T15:15:18Z40.A" style:family="table-column">
      <style:table-column-properties style:column-width="1.438cm" style:rel-column-width="9362*"/>
    </style:style>
    <style:style style:name="MailMergeTable2020-03-05T15_3a_15_3a_18Z40.G" style:display-name="MailMergeTable2020-03-05T15:15:18Z40.G" style:family="table-column">
      <style:table-column-properties style:column-width="1.438cm" style:rel-column-width="9363*"/>
    </style:style>
    <style:style style:name="MailMergeTable2020-03-05T15_3a_15_3a_18Z40.1" style:display-name="MailMergeTable2020-03-05T15:15:18Z40.1" style:family="table-row">
      <style:table-row-properties style:min-row-height="0.688cm"/>
    </style:style>
    <style:style style:name="MailMergeTable2020-03-05T15_3a_15_3a_18Z40.A1" style:display-name="MailMergeTable2020-03-05T15:15:18Z40.A1" style:family="table-cell">
      <style:table-cell-properties fo:padding="0.097cm" fo:border="0.05pt solid #000000"/>
    </style:style>
    <style:style style:name="MailMergeTable2020-03-05T15_3a_15_3a_18Z40.A2" style:display-name="MailMergeTable2020-03-05T15:15:18Z4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0.A3" style:display-name="MailMergeTable2020-03-05T15:15:18Z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0.4" style:display-name="MailMergeTable2020-03-05T15:15:18Z40.4" style:family="table-row">
      <style:table-row-properties style:min-row-height="0.349cm"/>
    </style:style>
    <style:style style:name="MailMergeTable2020-03-05T15_3a_15_3a_18Z41" style:display-name="MailMergeTable2020-03-05T15:15:18Z41" style:family="table">
      <style:table-properties style:width="10.059cm" table:align="margins"/>
    </style:style>
    <style:style style:name="MailMergeTable2020-03-05T15_3a_15_3a_18Z41.A" style:display-name="MailMergeTable2020-03-05T15:15:18Z41.A" style:family="table-column">
      <style:table-column-properties style:column-width="1.438cm" style:rel-column-width="9362*"/>
    </style:style>
    <style:style style:name="MailMergeTable2020-03-05T15_3a_15_3a_18Z41.G" style:display-name="MailMergeTable2020-03-05T15:15:18Z41.G" style:family="table-column">
      <style:table-column-properties style:column-width="1.438cm" style:rel-column-width="9363*"/>
    </style:style>
    <style:style style:name="MailMergeTable2020-03-05T15_3a_15_3a_18Z41.1" style:display-name="MailMergeTable2020-03-05T15:15:18Z41.1" style:family="table-row">
      <style:table-row-properties style:min-row-height="0.688cm"/>
    </style:style>
    <style:style style:name="MailMergeTable2020-03-05T15_3a_15_3a_18Z41.A1" style:display-name="MailMergeTable2020-03-05T15:15:18Z41.A1" style:family="table-cell">
      <style:table-cell-properties fo:padding="0.097cm" fo:border="0.05pt solid #000000"/>
    </style:style>
    <style:style style:name="MailMergeTable2020-03-05T15_3a_15_3a_18Z41.A2" style:display-name="MailMergeTable2020-03-05T15:15:18Z4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1.A3" style:display-name="MailMergeTable2020-03-05T15:15:18Z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1.4" style:display-name="MailMergeTable2020-03-05T15:15:18Z41.4" style:family="table-row">
      <style:table-row-properties style:min-row-height="0.349cm"/>
    </style:style>
    <style:style style:name="MailMergeTable2020-03-05T15_3a_15_3a_18Z42" style:display-name="MailMergeTable2020-03-05T15:15:18Z42" style:family="table">
      <style:table-properties style:width="10.059cm" table:align="margins"/>
    </style:style>
    <style:style style:name="MailMergeTable2020-03-05T15_3a_15_3a_18Z42.A" style:display-name="MailMergeTable2020-03-05T15:15:18Z42.A" style:family="table-column">
      <style:table-column-properties style:column-width="1.438cm" style:rel-column-width="9362*"/>
    </style:style>
    <style:style style:name="MailMergeTable2020-03-05T15_3a_15_3a_18Z42.G" style:display-name="MailMergeTable2020-03-05T15:15:18Z42.G" style:family="table-column">
      <style:table-column-properties style:column-width="1.438cm" style:rel-column-width="9363*"/>
    </style:style>
    <style:style style:name="MailMergeTable2020-03-05T15_3a_15_3a_18Z42.1" style:display-name="MailMergeTable2020-03-05T15:15:18Z42.1" style:family="table-row">
      <style:table-row-properties style:min-row-height="0.688cm"/>
    </style:style>
    <style:style style:name="MailMergeTable2020-03-05T15_3a_15_3a_18Z42.A1" style:display-name="MailMergeTable2020-03-05T15:15:18Z42.A1" style:family="table-cell">
      <style:table-cell-properties fo:padding="0.097cm" fo:border="0.05pt solid #000000"/>
    </style:style>
    <style:style style:name="MailMergeTable2020-03-05T15_3a_15_3a_18Z42.A2" style:display-name="MailMergeTable2020-03-05T15:15:18Z4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2.A3" style:display-name="MailMergeTable2020-03-05T15:15:18Z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2.4" style:display-name="MailMergeTable2020-03-05T15:15:18Z42.4" style:family="table-row">
      <style:table-row-properties style:min-row-height="0.349cm"/>
    </style:style>
    <style:style style:name="MailMergeTable2020-03-05T15_3a_15_3a_18Z43" style:display-name="MailMergeTable2020-03-05T15:15:18Z43" style:family="table">
      <style:table-properties style:width="10.059cm" table:align="margins"/>
    </style:style>
    <style:style style:name="MailMergeTable2020-03-05T15_3a_15_3a_18Z43.A" style:display-name="MailMergeTable2020-03-05T15:15:18Z43.A" style:family="table-column">
      <style:table-column-properties style:column-width="1.438cm" style:rel-column-width="9362*"/>
    </style:style>
    <style:style style:name="MailMergeTable2020-03-05T15_3a_15_3a_18Z43.G" style:display-name="MailMergeTable2020-03-05T15:15:18Z43.G" style:family="table-column">
      <style:table-column-properties style:column-width="1.438cm" style:rel-column-width="9363*"/>
    </style:style>
    <style:style style:name="MailMergeTable2020-03-05T15_3a_15_3a_18Z43.1" style:display-name="MailMergeTable2020-03-05T15:15:18Z43.1" style:family="table-row">
      <style:table-row-properties style:min-row-height="0.688cm"/>
    </style:style>
    <style:style style:name="MailMergeTable2020-03-05T15_3a_15_3a_18Z43.A1" style:display-name="MailMergeTable2020-03-05T15:15:18Z43.A1" style:family="table-cell">
      <style:table-cell-properties fo:padding="0.097cm" fo:border="0.05pt solid #000000"/>
    </style:style>
    <style:style style:name="MailMergeTable2020-03-05T15_3a_15_3a_18Z43.A2" style:display-name="MailMergeTable2020-03-05T15:15:18Z4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3.A3" style:display-name="MailMergeTable2020-03-05T15:15:18Z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3.4" style:display-name="MailMergeTable2020-03-05T15:15:18Z43.4" style:family="table-row">
      <style:table-row-properties style:min-row-height="0.349cm"/>
    </style:style>
    <style:style style:name="MailMergeTable2020-03-05T15_3a_15_3a_18Z44" style:display-name="MailMergeTable2020-03-05T15:15:18Z44" style:family="table">
      <style:table-properties style:width="10.059cm" table:align="margins"/>
    </style:style>
    <style:style style:name="MailMergeTable2020-03-05T15_3a_15_3a_18Z44.A" style:display-name="MailMergeTable2020-03-05T15:15:18Z44.A" style:family="table-column">
      <style:table-column-properties style:column-width="1.438cm" style:rel-column-width="9362*"/>
    </style:style>
    <style:style style:name="MailMergeTable2020-03-05T15_3a_15_3a_18Z44.G" style:display-name="MailMergeTable2020-03-05T15:15:18Z44.G" style:family="table-column">
      <style:table-column-properties style:column-width="1.438cm" style:rel-column-width="9363*"/>
    </style:style>
    <style:style style:name="MailMergeTable2020-03-05T15_3a_15_3a_18Z44.1" style:display-name="MailMergeTable2020-03-05T15:15:18Z44.1" style:family="table-row">
      <style:table-row-properties style:min-row-height="0.688cm"/>
    </style:style>
    <style:style style:name="MailMergeTable2020-03-05T15_3a_15_3a_18Z44.A1" style:display-name="MailMergeTable2020-03-05T15:15:18Z44.A1" style:family="table-cell">
      <style:table-cell-properties fo:padding="0.097cm" fo:border="0.05pt solid #000000"/>
    </style:style>
    <style:style style:name="MailMergeTable2020-03-05T15_3a_15_3a_18Z44.A2" style:display-name="MailMergeTable2020-03-05T15:15:18Z4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4.A3" style:display-name="MailMergeTable2020-03-05T15:15:18Z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4.4" style:display-name="MailMergeTable2020-03-05T15:15:18Z44.4" style:family="table-row">
      <style:table-row-properties style:min-row-height="0.349cm"/>
    </style:style>
    <style:style style:name="MailMergeTable2020-03-05T15_3a_15_3a_18Z45" style:display-name="MailMergeTable2020-03-05T15:15:18Z45" style:family="table">
      <style:table-properties style:width="10.059cm" table:align="margins"/>
    </style:style>
    <style:style style:name="MailMergeTable2020-03-05T15_3a_15_3a_18Z45.A" style:display-name="MailMergeTable2020-03-05T15:15:18Z45.A" style:family="table-column">
      <style:table-column-properties style:column-width="1.438cm" style:rel-column-width="9362*"/>
    </style:style>
    <style:style style:name="MailMergeTable2020-03-05T15_3a_15_3a_18Z45.G" style:display-name="MailMergeTable2020-03-05T15:15:18Z45.G" style:family="table-column">
      <style:table-column-properties style:column-width="1.438cm" style:rel-column-width="9363*"/>
    </style:style>
    <style:style style:name="MailMergeTable2020-03-05T15_3a_15_3a_18Z45.1" style:display-name="MailMergeTable2020-03-05T15:15:18Z45.1" style:family="table-row">
      <style:table-row-properties style:min-row-height="0.688cm"/>
    </style:style>
    <style:style style:name="MailMergeTable2020-03-05T15_3a_15_3a_18Z45.A1" style:display-name="MailMergeTable2020-03-05T15:15:18Z45.A1" style:family="table-cell">
      <style:table-cell-properties fo:padding="0.097cm" fo:border="0.05pt solid #000000"/>
    </style:style>
    <style:style style:name="MailMergeTable2020-03-05T15_3a_15_3a_18Z45.A2" style:display-name="MailMergeTable2020-03-05T15:15:18Z4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5.A3" style:display-name="MailMergeTable2020-03-05T15:15:18Z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5.4" style:display-name="MailMergeTable2020-03-05T15:15:18Z45.4" style:family="table-row">
      <style:table-row-properties style:min-row-height="0.349cm"/>
    </style:style>
    <style:style style:name="MailMergeTable2020-03-05T15_3a_15_3a_18Z46" style:display-name="MailMergeTable2020-03-05T15:15:18Z46" style:family="table">
      <style:table-properties style:width="10.059cm" table:align="margins"/>
    </style:style>
    <style:style style:name="MailMergeTable2020-03-05T15_3a_15_3a_18Z46.A" style:display-name="MailMergeTable2020-03-05T15:15:18Z46.A" style:family="table-column">
      <style:table-column-properties style:column-width="1.438cm" style:rel-column-width="9362*"/>
    </style:style>
    <style:style style:name="MailMergeTable2020-03-05T15_3a_15_3a_18Z46.G" style:display-name="MailMergeTable2020-03-05T15:15:18Z46.G" style:family="table-column">
      <style:table-column-properties style:column-width="1.438cm" style:rel-column-width="9363*"/>
    </style:style>
    <style:style style:name="MailMergeTable2020-03-05T15_3a_15_3a_18Z46.1" style:display-name="MailMergeTable2020-03-05T15:15:18Z46.1" style:family="table-row">
      <style:table-row-properties style:min-row-height="0.688cm"/>
    </style:style>
    <style:style style:name="MailMergeTable2020-03-05T15_3a_15_3a_18Z46.A1" style:display-name="MailMergeTable2020-03-05T15:15:18Z46.A1" style:family="table-cell">
      <style:table-cell-properties fo:padding="0.097cm" fo:border="0.05pt solid #000000"/>
    </style:style>
    <style:style style:name="MailMergeTable2020-03-05T15_3a_15_3a_18Z46.A2" style:display-name="MailMergeTable2020-03-05T15:15:18Z4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6.A3" style:display-name="MailMergeTable2020-03-05T15:15:18Z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6.4" style:display-name="MailMergeTable2020-03-05T15:15:18Z46.4" style:family="table-row">
      <style:table-row-properties style:min-row-height="0.349cm"/>
    </style:style>
    <style:style style:name="MailMergeTable2020-03-05T15_3a_15_3a_18Z47" style:display-name="MailMergeTable2020-03-05T15:15:18Z47" style:family="table">
      <style:table-properties style:width="10.059cm" table:align="margins"/>
    </style:style>
    <style:style style:name="MailMergeTable2020-03-05T15_3a_15_3a_18Z47.A" style:display-name="MailMergeTable2020-03-05T15:15:18Z47.A" style:family="table-column">
      <style:table-column-properties style:column-width="1.438cm" style:rel-column-width="9362*"/>
    </style:style>
    <style:style style:name="MailMergeTable2020-03-05T15_3a_15_3a_18Z47.G" style:display-name="MailMergeTable2020-03-05T15:15:18Z47.G" style:family="table-column">
      <style:table-column-properties style:column-width="1.438cm" style:rel-column-width="9363*"/>
    </style:style>
    <style:style style:name="MailMergeTable2020-03-05T15_3a_15_3a_18Z47.1" style:display-name="MailMergeTable2020-03-05T15:15:18Z47.1" style:family="table-row">
      <style:table-row-properties style:min-row-height="0.688cm"/>
    </style:style>
    <style:style style:name="MailMergeTable2020-03-05T15_3a_15_3a_18Z47.A1" style:display-name="MailMergeTable2020-03-05T15:15:18Z47.A1" style:family="table-cell">
      <style:table-cell-properties fo:padding="0.097cm" fo:border="0.05pt solid #000000"/>
    </style:style>
    <style:style style:name="MailMergeTable2020-03-05T15_3a_15_3a_18Z47.A2" style:display-name="MailMergeTable2020-03-05T15:15:18Z4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7.A3" style:display-name="MailMergeTable2020-03-05T15:15:18Z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7.4" style:display-name="MailMergeTable2020-03-05T15:15:18Z47.4" style:family="table-row">
      <style:table-row-properties style:min-row-height="0.349cm"/>
    </style:style>
    <style:style style:name="MailMergeTable2020-03-05T15_3a_15_3a_18Z48" style:display-name="MailMergeTable2020-03-05T15:15:18Z48" style:family="table">
      <style:table-properties style:width="10.059cm" table:align="margins"/>
    </style:style>
    <style:style style:name="MailMergeTable2020-03-05T15_3a_15_3a_18Z48.A" style:display-name="MailMergeTable2020-03-05T15:15:18Z48.A" style:family="table-column">
      <style:table-column-properties style:column-width="1.438cm" style:rel-column-width="9362*"/>
    </style:style>
    <style:style style:name="MailMergeTable2020-03-05T15_3a_15_3a_18Z48.G" style:display-name="MailMergeTable2020-03-05T15:15:18Z48.G" style:family="table-column">
      <style:table-column-properties style:column-width="1.438cm" style:rel-column-width="9363*"/>
    </style:style>
    <style:style style:name="MailMergeTable2020-03-05T15_3a_15_3a_18Z48.1" style:display-name="MailMergeTable2020-03-05T15:15:18Z48.1" style:family="table-row">
      <style:table-row-properties style:min-row-height="0.688cm"/>
    </style:style>
    <style:style style:name="MailMergeTable2020-03-05T15_3a_15_3a_18Z48.A1" style:display-name="MailMergeTable2020-03-05T15:15:18Z48.A1" style:family="table-cell">
      <style:table-cell-properties fo:padding="0.097cm" fo:border="0.05pt solid #000000"/>
    </style:style>
    <style:style style:name="MailMergeTable2020-03-05T15_3a_15_3a_18Z48.A2" style:display-name="MailMergeTable2020-03-05T15:15:18Z4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8.A3" style:display-name="MailMergeTable2020-03-05T15:15:18Z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8.4" style:display-name="MailMergeTable2020-03-05T15:15:18Z48.4" style:family="table-row">
      <style:table-row-properties style:min-row-height="0.349cm"/>
    </style:style>
    <style:style style:name="MailMergeTable2020-03-05T15_3a_15_3a_18Z49" style:display-name="MailMergeTable2020-03-05T15:15:18Z49" style:family="table">
      <style:table-properties style:width="10.059cm" table:align="margins"/>
    </style:style>
    <style:style style:name="MailMergeTable2020-03-05T15_3a_15_3a_18Z49.A" style:display-name="MailMergeTable2020-03-05T15:15:18Z49.A" style:family="table-column">
      <style:table-column-properties style:column-width="1.438cm" style:rel-column-width="9362*"/>
    </style:style>
    <style:style style:name="MailMergeTable2020-03-05T15_3a_15_3a_18Z49.G" style:display-name="MailMergeTable2020-03-05T15:15:18Z49.G" style:family="table-column">
      <style:table-column-properties style:column-width="1.438cm" style:rel-column-width="9363*"/>
    </style:style>
    <style:style style:name="MailMergeTable2020-03-05T15_3a_15_3a_18Z49.1" style:display-name="MailMergeTable2020-03-05T15:15:18Z49.1" style:family="table-row">
      <style:table-row-properties style:min-row-height="0.688cm"/>
    </style:style>
    <style:style style:name="MailMergeTable2020-03-05T15_3a_15_3a_18Z49.A1" style:display-name="MailMergeTable2020-03-05T15:15:18Z49.A1" style:family="table-cell">
      <style:table-cell-properties fo:padding="0.097cm" fo:border="0.05pt solid #000000"/>
    </style:style>
    <style:style style:name="MailMergeTable2020-03-05T15_3a_15_3a_18Z49.A2" style:display-name="MailMergeTable2020-03-05T15:15:18Z4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49.A3" style:display-name="MailMergeTable2020-03-05T15:15:18Z4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49.4" style:display-name="MailMergeTable2020-03-05T15:15:18Z49.4" style:family="table-row">
      <style:table-row-properties style:min-row-height="0.349cm"/>
    </style:style>
    <style:style style:name="MailMergeTable2020-03-05T15_3a_15_3a_18Z50" style:display-name="MailMergeTable2020-03-05T15:15:18Z50" style:family="table">
      <style:table-properties style:width="10.059cm" table:align="margins"/>
    </style:style>
    <style:style style:name="MailMergeTable2020-03-05T15_3a_15_3a_18Z50.A" style:display-name="MailMergeTable2020-03-05T15:15:18Z50.A" style:family="table-column">
      <style:table-column-properties style:column-width="1.438cm" style:rel-column-width="9362*"/>
    </style:style>
    <style:style style:name="MailMergeTable2020-03-05T15_3a_15_3a_18Z50.G" style:display-name="MailMergeTable2020-03-05T15:15:18Z50.G" style:family="table-column">
      <style:table-column-properties style:column-width="1.438cm" style:rel-column-width="9363*"/>
    </style:style>
    <style:style style:name="MailMergeTable2020-03-05T15_3a_15_3a_18Z50.1" style:display-name="MailMergeTable2020-03-05T15:15:18Z50.1" style:family="table-row">
      <style:table-row-properties style:min-row-height="0.688cm"/>
    </style:style>
    <style:style style:name="MailMergeTable2020-03-05T15_3a_15_3a_18Z50.A1" style:display-name="MailMergeTable2020-03-05T15:15:18Z50.A1" style:family="table-cell">
      <style:table-cell-properties fo:padding="0.097cm" fo:border="0.05pt solid #000000"/>
    </style:style>
    <style:style style:name="MailMergeTable2020-03-05T15_3a_15_3a_18Z50.A2" style:display-name="MailMergeTable2020-03-05T15:15:18Z5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0.A3" style:display-name="MailMergeTable2020-03-05T15:15:18Z5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0.4" style:display-name="MailMergeTable2020-03-05T15:15:18Z50.4" style:family="table-row">
      <style:table-row-properties style:min-row-height="0.349cm"/>
    </style:style>
    <style:style style:name="MailMergeTable2020-03-05T15_3a_15_3a_18Z51" style:display-name="MailMergeTable2020-03-05T15:15:18Z51" style:family="table">
      <style:table-properties style:width="10.059cm" table:align="margins"/>
    </style:style>
    <style:style style:name="MailMergeTable2020-03-05T15_3a_15_3a_18Z51.A" style:display-name="MailMergeTable2020-03-05T15:15:18Z51.A" style:family="table-column">
      <style:table-column-properties style:column-width="1.438cm" style:rel-column-width="9362*"/>
    </style:style>
    <style:style style:name="MailMergeTable2020-03-05T15_3a_15_3a_18Z51.G" style:display-name="MailMergeTable2020-03-05T15:15:18Z51.G" style:family="table-column">
      <style:table-column-properties style:column-width="1.438cm" style:rel-column-width="9363*"/>
    </style:style>
    <style:style style:name="MailMergeTable2020-03-05T15_3a_15_3a_18Z51.1" style:display-name="MailMergeTable2020-03-05T15:15:18Z51.1" style:family="table-row">
      <style:table-row-properties style:min-row-height="0.688cm"/>
    </style:style>
    <style:style style:name="MailMergeTable2020-03-05T15_3a_15_3a_18Z51.A1" style:display-name="MailMergeTable2020-03-05T15:15:18Z51.A1" style:family="table-cell">
      <style:table-cell-properties fo:padding="0.097cm" fo:border="0.05pt solid #000000"/>
    </style:style>
    <style:style style:name="MailMergeTable2020-03-05T15_3a_15_3a_18Z51.A2" style:display-name="MailMergeTable2020-03-05T15:15:18Z5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1.A3" style:display-name="MailMergeTable2020-03-05T15:15:18Z5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1.4" style:display-name="MailMergeTable2020-03-05T15:15:18Z51.4" style:family="table-row">
      <style:table-row-properties style:min-row-height="0.349cm"/>
    </style:style>
    <style:style style:name="MailMergeTable2020-03-05T15_3a_15_3a_18Z52" style:display-name="MailMergeTable2020-03-05T15:15:18Z52" style:family="table">
      <style:table-properties style:width="10.059cm" table:align="margins"/>
    </style:style>
    <style:style style:name="MailMergeTable2020-03-05T15_3a_15_3a_18Z52.A" style:display-name="MailMergeTable2020-03-05T15:15:18Z52.A" style:family="table-column">
      <style:table-column-properties style:column-width="1.438cm" style:rel-column-width="9362*"/>
    </style:style>
    <style:style style:name="MailMergeTable2020-03-05T15_3a_15_3a_18Z52.G" style:display-name="MailMergeTable2020-03-05T15:15:18Z52.G" style:family="table-column">
      <style:table-column-properties style:column-width="1.438cm" style:rel-column-width="9363*"/>
    </style:style>
    <style:style style:name="MailMergeTable2020-03-05T15_3a_15_3a_18Z52.1" style:display-name="MailMergeTable2020-03-05T15:15:18Z52.1" style:family="table-row">
      <style:table-row-properties style:min-row-height="0.688cm"/>
    </style:style>
    <style:style style:name="MailMergeTable2020-03-05T15_3a_15_3a_18Z52.A1" style:display-name="MailMergeTable2020-03-05T15:15:18Z52.A1" style:family="table-cell">
      <style:table-cell-properties fo:padding="0.097cm" fo:border="0.05pt solid #000000"/>
    </style:style>
    <style:style style:name="MailMergeTable2020-03-05T15_3a_15_3a_18Z52.A2" style:display-name="MailMergeTable2020-03-05T15:15:18Z5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2.A3" style:display-name="MailMergeTable2020-03-05T15:15:18Z5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2.4" style:display-name="MailMergeTable2020-03-05T15:15:18Z52.4" style:family="table-row">
      <style:table-row-properties style:min-row-height="0.349cm"/>
    </style:style>
    <style:style style:name="MailMergeTable2020-03-05T15_3a_15_3a_18Z53" style:display-name="MailMergeTable2020-03-05T15:15:18Z53" style:family="table">
      <style:table-properties style:width="10.059cm" table:align="margins"/>
    </style:style>
    <style:style style:name="MailMergeTable2020-03-05T15_3a_15_3a_18Z53.A" style:display-name="MailMergeTable2020-03-05T15:15:18Z53.A" style:family="table-column">
      <style:table-column-properties style:column-width="1.438cm" style:rel-column-width="9362*"/>
    </style:style>
    <style:style style:name="MailMergeTable2020-03-05T15_3a_15_3a_18Z53.G" style:display-name="MailMergeTable2020-03-05T15:15:18Z53.G" style:family="table-column">
      <style:table-column-properties style:column-width="1.438cm" style:rel-column-width="9363*"/>
    </style:style>
    <style:style style:name="MailMergeTable2020-03-05T15_3a_15_3a_18Z53.1" style:display-name="MailMergeTable2020-03-05T15:15:18Z53.1" style:family="table-row">
      <style:table-row-properties style:min-row-height="0.688cm"/>
    </style:style>
    <style:style style:name="MailMergeTable2020-03-05T15_3a_15_3a_18Z53.A1" style:display-name="MailMergeTable2020-03-05T15:15:18Z53.A1" style:family="table-cell">
      <style:table-cell-properties fo:padding="0.097cm" fo:border="0.05pt solid #000000"/>
    </style:style>
    <style:style style:name="MailMergeTable2020-03-05T15_3a_15_3a_18Z53.A2" style:display-name="MailMergeTable2020-03-05T15:15:18Z5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3.A3" style:display-name="MailMergeTable2020-03-05T15:15:18Z5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3.4" style:display-name="MailMergeTable2020-03-05T15:15:18Z53.4" style:family="table-row">
      <style:table-row-properties style:min-row-height="0.349cm"/>
    </style:style>
    <style:style style:name="MailMergeTable2020-03-05T15_3a_15_3a_18Z54" style:display-name="MailMergeTable2020-03-05T15:15:18Z54" style:family="table">
      <style:table-properties style:width="10.059cm" table:align="margins"/>
    </style:style>
    <style:style style:name="MailMergeTable2020-03-05T15_3a_15_3a_18Z54.A" style:display-name="MailMergeTable2020-03-05T15:15:18Z54.A" style:family="table-column">
      <style:table-column-properties style:column-width="1.438cm" style:rel-column-width="9362*"/>
    </style:style>
    <style:style style:name="MailMergeTable2020-03-05T15_3a_15_3a_18Z54.G" style:display-name="MailMergeTable2020-03-05T15:15:18Z54.G" style:family="table-column">
      <style:table-column-properties style:column-width="1.438cm" style:rel-column-width="9363*"/>
    </style:style>
    <style:style style:name="MailMergeTable2020-03-05T15_3a_15_3a_18Z54.1" style:display-name="MailMergeTable2020-03-05T15:15:18Z54.1" style:family="table-row">
      <style:table-row-properties style:min-row-height="0.688cm"/>
    </style:style>
    <style:style style:name="MailMergeTable2020-03-05T15_3a_15_3a_18Z54.A1" style:display-name="MailMergeTable2020-03-05T15:15:18Z54.A1" style:family="table-cell">
      <style:table-cell-properties fo:padding="0.097cm" fo:border="0.05pt solid #000000"/>
    </style:style>
    <style:style style:name="MailMergeTable2020-03-05T15_3a_15_3a_18Z54.A2" style:display-name="MailMergeTable2020-03-05T15:15:18Z5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4.A3" style:display-name="MailMergeTable2020-03-05T15:15:18Z5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4.4" style:display-name="MailMergeTable2020-03-05T15:15:18Z54.4" style:family="table-row">
      <style:table-row-properties style:min-row-height="0.349cm"/>
    </style:style>
    <style:style style:name="MailMergeTable2020-03-05T15_3a_15_3a_18Z55" style:display-name="MailMergeTable2020-03-05T15:15:18Z55" style:family="table">
      <style:table-properties style:width="10.059cm" table:align="margins"/>
    </style:style>
    <style:style style:name="MailMergeTable2020-03-05T15_3a_15_3a_18Z55.A" style:display-name="MailMergeTable2020-03-05T15:15:18Z55.A" style:family="table-column">
      <style:table-column-properties style:column-width="1.438cm" style:rel-column-width="9362*"/>
    </style:style>
    <style:style style:name="MailMergeTable2020-03-05T15_3a_15_3a_18Z55.G" style:display-name="MailMergeTable2020-03-05T15:15:18Z55.G" style:family="table-column">
      <style:table-column-properties style:column-width="1.438cm" style:rel-column-width="9363*"/>
    </style:style>
    <style:style style:name="MailMergeTable2020-03-05T15_3a_15_3a_18Z55.1" style:display-name="MailMergeTable2020-03-05T15:15:18Z55.1" style:family="table-row">
      <style:table-row-properties style:min-row-height="0.688cm"/>
    </style:style>
    <style:style style:name="MailMergeTable2020-03-05T15_3a_15_3a_18Z55.A1" style:display-name="MailMergeTable2020-03-05T15:15:18Z55.A1" style:family="table-cell">
      <style:table-cell-properties fo:padding="0.097cm" fo:border="0.05pt solid #000000"/>
    </style:style>
    <style:style style:name="MailMergeTable2020-03-05T15_3a_15_3a_18Z55.A2" style:display-name="MailMergeTable2020-03-05T15:15:18Z5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5.A3" style:display-name="MailMergeTable2020-03-05T15:15:18Z5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5.4" style:display-name="MailMergeTable2020-03-05T15:15:18Z55.4" style:family="table-row">
      <style:table-row-properties style:min-row-height="0.349cm"/>
    </style:style>
    <style:style style:name="MailMergeTable2020-03-05T15_3a_15_3a_18Z56" style:display-name="MailMergeTable2020-03-05T15:15:18Z56" style:family="table">
      <style:table-properties style:width="10.059cm" table:align="margins"/>
    </style:style>
    <style:style style:name="MailMergeTable2020-03-05T15_3a_15_3a_18Z56.A" style:display-name="MailMergeTable2020-03-05T15:15:18Z56.A" style:family="table-column">
      <style:table-column-properties style:column-width="1.438cm" style:rel-column-width="9362*"/>
    </style:style>
    <style:style style:name="MailMergeTable2020-03-05T15_3a_15_3a_18Z56.G" style:display-name="MailMergeTable2020-03-05T15:15:18Z56.G" style:family="table-column">
      <style:table-column-properties style:column-width="1.438cm" style:rel-column-width="9363*"/>
    </style:style>
    <style:style style:name="MailMergeTable2020-03-05T15_3a_15_3a_18Z56.1" style:display-name="MailMergeTable2020-03-05T15:15:18Z56.1" style:family="table-row">
      <style:table-row-properties style:min-row-height="0.688cm"/>
    </style:style>
    <style:style style:name="MailMergeTable2020-03-05T15_3a_15_3a_18Z56.A1" style:display-name="MailMergeTable2020-03-05T15:15:18Z56.A1" style:family="table-cell">
      <style:table-cell-properties fo:padding="0.097cm" fo:border="0.05pt solid #000000"/>
    </style:style>
    <style:style style:name="MailMergeTable2020-03-05T15_3a_15_3a_18Z56.A2" style:display-name="MailMergeTable2020-03-05T15:15:18Z5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6.A3" style:display-name="MailMergeTable2020-03-05T15:15:18Z5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6.4" style:display-name="MailMergeTable2020-03-05T15:15:18Z56.4" style:family="table-row">
      <style:table-row-properties style:min-row-height="0.349cm"/>
    </style:style>
    <style:style style:name="MailMergeTable2020-03-05T15_3a_15_3a_18Z57" style:display-name="MailMergeTable2020-03-05T15:15:18Z57" style:family="table">
      <style:table-properties style:width="10.059cm" table:align="margins"/>
    </style:style>
    <style:style style:name="MailMergeTable2020-03-05T15_3a_15_3a_18Z57.A" style:display-name="MailMergeTable2020-03-05T15:15:18Z57.A" style:family="table-column">
      <style:table-column-properties style:column-width="1.438cm" style:rel-column-width="9362*"/>
    </style:style>
    <style:style style:name="MailMergeTable2020-03-05T15_3a_15_3a_18Z57.G" style:display-name="MailMergeTable2020-03-05T15:15:18Z57.G" style:family="table-column">
      <style:table-column-properties style:column-width="1.438cm" style:rel-column-width="9363*"/>
    </style:style>
    <style:style style:name="MailMergeTable2020-03-05T15_3a_15_3a_18Z57.1" style:display-name="MailMergeTable2020-03-05T15:15:18Z57.1" style:family="table-row">
      <style:table-row-properties style:min-row-height="0.688cm"/>
    </style:style>
    <style:style style:name="MailMergeTable2020-03-05T15_3a_15_3a_18Z57.A1" style:display-name="MailMergeTable2020-03-05T15:15:18Z57.A1" style:family="table-cell">
      <style:table-cell-properties fo:padding="0.097cm" fo:border="0.05pt solid #000000"/>
    </style:style>
    <style:style style:name="MailMergeTable2020-03-05T15_3a_15_3a_18Z57.A2" style:display-name="MailMergeTable2020-03-05T15:15:18Z5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7.A3" style:display-name="MailMergeTable2020-03-05T15:15:18Z5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7.4" style:display-name="MailMergeTable2020-03-05T15:15:18Z57.4" style:family="table-row">
      <style:table-row-properties style:min-row-height="0.349cm"/>
    </style:style>
    <style:style style:name="MailMergeTable2020-03-05T15_3a_15_3a_18Z58" style:display-name="MailMergeTable2020-03-05T15:15:18Z58" style:family="table">
      <style:table-properties style:width="10.059cm" table:align="margins"/>
    </style:style>
    <style:style style:name="MailMergeTable2020-03-05T15_3a_15_3a_18Z58.A" style:display-name="MailMergeTable2020-03-05T15:15:18Z58.A" style:family="table-column">
      <style:table-column-properties style:column-width="1.438cm" style:rel-column-width="9362*"/>
    </style:style>
    <style:style style:name="MailMergeTable2020-03-05T15_3a_15_3a_18Z58.G" style:display-name="MailMergeTable2020-03-05T15:15:18Z58.G" style:family="table-column">
      <style:table-column-properties style:column-width="1.438cm" style:rel-column-width="9363*"/>
    </style:style>
    <style:style style:name="MailMergeTable2020-03-05T15_3a_15_3a_18Z58.1" style:display-name="MailMergeTable2020-03-05T15:15:18Z58.1" style:family="table-row">
      <style:table-row-properties style:min-row-height="0.688cm"/>
    </style:style>
    <style:style style:name="MailMergeTable2020-03-05T15_3a_15_3a_18Z58.A1" style:display-name="MailMergeTable2020-03-05T15:15:18Z58.A1" style:family="table-cell">
      <style:table-cell-properties fo:padding="0.097cm" fo:border="0.05pt solid #000000"/>
    </style:style>
    <style:style style:name="MailMergeTable2020-03-05T15_3a_15_3a_18Z58.A2" style:display-name="MailMergeTable2020-03-05T15:15:18Z5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8.A3" style:display-name="MailMergeTable2020-03-05T15:15:18Z5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8.4" style:display-name="MailMergeTable2020-03-05T15:15:18Z58.4" style:family="table-row">
      <style:table-row-properties style:min-row-height="0.349cm"/>
    </style:style>
    <style:style style:name="MailMergeTable2020-03-05T15_3a_15_3a_18Z59" style:display-name="MailMergeTable2020-03-05T15:15:18Z59" style:family="table">
      <style:table-properties style:width="10.059cm" table:align="margins"/>
    </style:style>
    <style:style style:name="MailMergeTable2020-03-05T15_3a_15_3a_18Z59.A" style:display-name="MailMergeTable2020-03-05T15:15:18Z59.A" style:family="table-column">
      <style:table-column-properties style:column-width="1.438cm" style:rel-column-width="9362*"/>
    </style:style>
    <style:style style:name="MailMergeTable2020-03-05T15_3a_15_3a_18Z59.G" style:display-name="MailMergeTable2020-03-05T15:15:18Z59.G" style:family="table-column">
      <style:table-column-properties style:column-width="1.438cm" style:rel-column-width="9363*"/>
    </style:style>
    <style:style style:name="MailMergeTable2020-03-05T15_3a_15_3a_18Z59.1" style:display-name="MailMergeTable2020-03-05T15:15:18Z59.1" style:family="table-row">
      <style:table-row-properties style:min-row-height="0.688cm"/>
    </style:style>
    <style:style style:name="MailMergeTable2020-03-05T15_3a_15_3a_18Z59.A1" style:display-name="MailMergeTable2020-03-05T15:15:18Z59.A1" style:family="table-cell">
      <style:table-cell-properties fo:padding="0.097cm" fo:border="0.05pt solid #000000"/>
    </style:style>
    <style:style style:name="MailMergeTable2020-03-05T15_3a_15_3a_18Z59.A2" style:display-name="MailMergeTable2020-03-05T15:15:18Z5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59.A3" style:display-name="MailMergeTable2020-03-05T15:15:18Z5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59.4" style:display-name="MailMergeTable2020-03-05T15:15:18Z59.4" style:family="table-row">
      <style:table-row-properties style:min-row-height="0.349cm"/>
    </style:style>
    <style:style style:name="MailMergeTable2020-03-05T15_3a_15_3a_18Z60" style:display-name="MailMergeTable2020-03-05T15:15:18Z60" style:family="table">
      <style:table-properties style:width="10.059cm" table:align="margins"/>
    </style:style>
    <style:style style:name="MailMergeTable2020-03-05T15_3a_15_3a_18Z60.A" style:display-name="MailMergeTable2020-03-05T15:15:18Z60.A" style:family="table-column">
      <style:table-column-properties style:column-width="1.438cm" style:rel-column-width="9362*"/>
    </style:style>
    <style:style style:name="MailMergeTable2020-03-05T15_3a_15_3a_18Z60.G" style:display-name="MailMergeTable2020-03-05T15:15:18Z60.G" style:family="table-column">
      <style:table-column-properties style:column-width="1.438cm" style:rel-column-width="9363*"/>
    </style:style>
    <style:style style:name="MailMergeTable2020-03-05T15_3a_15_3a_18Z60.1" style:display-name="MailMergeTable2020-03-05T15:15:18Z60.1" style:family="table-row">
      <style:table-row-properties style:min-row-height="0.688cm"/>
    </style:style>
    <style:style style:name="MailMergeTable2020-03-05T15_3a_15_3a_18Z60.A1" style:display-name="MailMergeTable2020-03-05T15:15:18Z60.A1" style:family="table-cell">
      <style:table-cell-properties fo:padding="0.097cm" fo:border="0.05pt solid #000000"/>
    </style:style>
    <style:style style:name="MailMergeTable2020-03-05T15_3a_15_3a_18Z60.A2" style:display-name="MailMergeTable2020-03-05T15:15:18Z6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0.A3" style:display-name="MailMergeTable2020-03-05T15:15:18Z6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0.4" style:display-name="MailMergeTable2020-03-05T15:15:18Z60.4" style:family="table-row">
      <style:table-row-properties style:min-row-height="0.349cm"/>
    </style:style>
    <style:style style:name="MailMergeTable2020-03-05T15_3a_15_3a_18Z61" style:display-name="MailMergeTable2020-03-05T15:15:18Z61" style:family="table">
      <style:table-properties style:width="10.059cm" table:align="margins"/>
    </style:style>
    <style:style style:name="MailMergeTable2020-03-05T15_3a_15_3a_18Z61.A" style:display-name="MailMergeTable2020-03-05T15:15:18Z61.A" style:family="table-column">
      <style:table-column-properties style:column-width="1.438cm" style:rel-column-width="9362*"/>
    </style:style>
    <style:style style:name="MailMergeTable2020-03-05T15_3a_15_3a_18Z61.G" style:display-name="MailMergeTable2020-03-05T15:15:18Z61.G" style:family="table-column">
      <style:table-column-properties style:column-width="1.438cm" style:rel-column-width="9363*"/>
    </style:style>
    <style:style style:name="MailMergeTable2020-03-05T15_3a_15_3a_18Z61.1" style:display-name="MailMergeTable2020-03-05T15:15:18Z61.1" style:family="table-row">
      <style:table-row-properties style:min-row-height="0.688cm"/>
    </style:style>
    <style:style style:name="MailMergeTable2020-03-05T15_3a_15_3a_18Z61.A1" style:display-name="MailMergeTable2020-03-05T15:15:18Z61.A1" style:family="table-cell">
      <style:table-cell-properties fo:padding="0.097cm" fo:border="0.05pt solid #000000"/>
    </style:style>
    <style:style style:name="MailMergeTable2020-03-05T15_3a_15_3a_18Z61.A2" style:display-name="MailMergeTable2020-03-05T15:15:18Z6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1.A3" style:display-name="MailMergeTable2020-03-05T15:15:18Z6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1.4" style:display-name="MailMergeTable2020-03-05T15:15:18Z61.4" style:family="table-row">
      <style:table-row-properties style:min-row-height="0.349cm"/>
    </style:style>
    <style:style style:name="MailMergeTable2020-03-05T15_3a_15_3a_18Z62" style:display-name="MailMergeTable2020-03-05T15:15:18Z62" style:family="table">
      <style:table-properties style:width="10.059cm" table:align="margins"/>
    </style:style>
    <style:style style:name="MailMergeTable2020-03-05T15_3a_15_3a_18Z62.A" style:display-name="MailMergeTable2020-03-05T15:15:18Z62.A" style:family="table-column">
      <style:table-column-properties style:column-width="1.438cm" style:rel-column-width="9362*"/>
    </style:style>
    <style:style style:name="MailMergeTable2020-03-05T15_3a_15_3a_18Z62.G" style:display-name="MailMergeTable2020-03-05T15:15:18Z62.G" style:family="table-column">
      <style:table-column-properties style:column-width="1.438cm" style:rel-column-width="9363*"/>
    </style:style>
    <style:style style:name="MailMergeTable2020-03-05T15_3a_15_3a_18Z62.1" style:display-name="MailMergeTable2020-03-05T15:15:18Z62.1" style:family="table-row">
      <style:table-row-properties style:min-row-height="0.688cm"/>
    </style:style>
    <style:style style:name="MailMergeTable2020-03-05T15_3a_15_3a_18Z62.A1" style:display-name="MailMergeTable2020-03-05T15:15:18Z62.A1" style:family="table-cell">
      <style:table-cell-properties fo:padding="0.097cm" fo:border="0.05pt solid #000000"/>
    </style:style>
    <style:style style:name="MailMergeTable2020-03-05T15_3a_15_3a_18Z62.A2" style:display-name="MailMergeTable2020-03-05T15:15:18Z6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2.A3" style:display-name="MailMergeTable2020-03-05T15:15:18Z6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2.4" style:display-name="MailMergeTable2020-03-05T15:15:18Z62.4" style:family="table-row">
      <style:table-row-properties style:min-row-height="0.349cm"/>
    </style:style>
    <style:style style:name="MailMergeTable2020-03-05T15_3a_15_3a_18Z63" style:display-name="MailMergeTable2020-03-05T15:15:18Z63" style:family="table">
      <style:table-properties style:width="10.059cm" table:align="margins"/>
    </style:style>
    <style:style style:name="MailMergeTable2020-03-05T15_3a_15_3a_18Z63.A" style:display-name="MailMergeTable2020-03-05T15:15:18Z63.A" style:family="table-column">
      <style:table-column-properties style:column-width="1.438cm" style:rel-column-width="9362*"/>
    </style:style>
    <style:style style:name="MailMergeTable2020-03-05T15_3a_15_3a_18Z63.G" style:display-name="MailMergeTable2020-03-05T15:15:18Z63.G" style:family="table-column">
      <style:table-column-properties style:column-width="1.438cm" style:rel-column-width="9363*"/>
    </style:style>
    <style:style style:name="MailMergeTable2020-03-05T15_3a_15_3a_18Z63.1" style:display-name="MailMergeTable2020-03-05T15:15:18Z63.1" style:family="table-row">
      <style:table-row-properties style:min-row-height="0.688cm"/>
    </style:style>
    <style:style style:name="MailMergeTable2020-03-05T15_3a_15_3a_18Z63.A1" style:display-name="MailMergeTable2020-03-05T15:15:18Z63.A1" style:family="table-cell">
      <style:table-cell-properties fo:padding="0.097cm" fo:border="0.05pt solid #000000"/>
    </style:style>
    <style:style style:name="MailMergeTable2020-03-05T15_3a_15_3a_18Z63.A2" style:display-name="MailMergeTable2020-03-05T15:15:18Z6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3.A3" style:display-name="MailMergeTable2020-03-05T15:15:18Z6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3.4" style:display-name="MailMergeTable2020-03-05T15:15:18Z63.4" style:family="table-row">
      <style:table-row-properties style:min-row-height="0.349cm"/>
    </style:style>
    <style:style style:name="MailMergeTable2020-03-05T15_3a_15_3a_18Z64" style:display-name="MailMergeTable2020-03-05T15:15:18Z64" style:family="table">
      <style:table-properties style:width="10.059cm" table:align="margins"/>
    </style:style>
    <style:style style:name="MailMergeTable2020-03-05T15_3a_15_3a_18Z64.A" style:display-name="MailMergeTable2020-03-05T15:15:18Z64.A" style:family="table-column">
      <style:table-column-properties style:column-width="1.438cm" style:rel-column-width="9362*"/>
    </style:style>
    <style:style style:name="MailMergeTable2020-03-05T15_3a_15_3a_18Z64.G" style:display-name="MailMergeTable2020-03-05T15:15:18Z64.G" style:family="table-column">
      <style:table-column-properties style:column-width="1.438cm" style:rel-column-width="9363*"/>
    </style:style>
    <style:style style:name="MailMergeTable2020-03-05T15_3a_15_3a_18Z64.1" style:display-name="MailMergeTable2020-03-05T15:15:18Z64.1" style:family="table-row">
      <style:table-row-properties style:min-row-height="0.688cm"/>
    </style:style>
    <style:style style:name="MailMergeTable2020-03-05T15_3a_15_3a_18Z64.A1" style:display-name="MailMergeTable2020-03-05T15:15:18Z64.A1" style:family="table-cell">
      <style:table-cell-properties fo:padding="0.097cm" fo:border="0.05pt solid #000000"/>
    </style:style>
    <style:style style:name="MailMergeTable2020-03-05T15_3a_15_3a_18Z64.A2" style:display-name="MailMergeTable2020-03-05T15:15:18Z6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4.A3" style:display-name="MailMergeTable2020-03-05T15:15:18Z6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4.4" style:display-name="MailMergeTable2020-03-05T15:15:18Z64.4" style:family="table-row">
      <style:table-row-properties style:min-row-height="0.349cm"/>
    </style:style>
    <style:style style:name="MailMergeTable2020-03-05T15_3a_15_3a_18Z65" style:display-name="MailMergeTable2020-03-05T15:15:18Z65" style:family="table">
      <style:table-properties style:width="10.059cm" table:align="margins"/>
    </style:style>
    <style:style style:name="MailMergeTable2020-03-05T15_3a_15_3a_18Z65.A" style:display-name="MailMergeTable2020-03-05T15:15:18Z65.A" style:family="table-column">
      <style:table-column-properties style:column-width="1.438cm" style:rel-column-width="9362*"/>
    </style:style>
    <style:style style:name="MailMergeTable2020-03-05T15_3a_15_3a_18Z65.G" style:display-name="MailMergeTable2020-03-05T15:15:18Z65.G" style:family="table-column">
      <style:table-column-properties style:column-width="1.438cm" style:rel-column-width="9363*"/>
    </style:style>
    <style:style style:name="MailMergeTable2020-03-05T15_3a_15_3a_18Z65.1" style:display-name="MailMergeTable2020-03-05T15:15:18Z65.1" style:family="table-row">
      <style:table-row-properties style:min-row-height="0.688cm"/>
    </style:style>
    <style:style style:name="MailMergeTable2020-03-05T15_3a_15_3a_18Z65.A1" style:display-name="MailMergeTable2020-03-05T15:15:18Z65.A1" style:family="table-cell">
      <style:table-cell-properties fo:padding="0.097cm" fo:border="0.05pt solid #000000"/>
    </style:style>
    <style:style style:name="MailMergeTable2020-03-05T15_3a_15_3a_18Z65.A2" style:display-name="MailMergeTable2020-03-05T15:15:18Z6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5.A3" style:display-name="MailMergeTable2020-03-05T15:15:18Z6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5.4" style:display-name="MailMergeTable2020-03-05T15:15:18Z65.4" style:family="table-row">
      <style:table-row-properties style:min-row-height="0.349cm"/>
    </style:style>
    <style:style style:name="MailMergeTable2020-03-05T15_3a_15_3a_18Z66" style:display-name="MailMergeTable2020-03-05T15:15:18Z66" style:family="table">
      <style:table-properties style:width="10.059cm" table:align="margins"/>
    </style:style>
    <style:style style:name="MailMergeTable2020-03-05T15_3a_15_3a_18Z66.A" style:display-name="MailMergeTable2020-03-05T15:15:18Z66.A" style:family="table-column">
      <style:table-column-properties style:column-width="1.438cm" style:rel-column-width="9362*"/>
    </style:style>
    <style:style style:name="MailMergeTable2020-03-05T15_3a_15_3a_18Z66.G" style:display-name="MailMergeTable2020-03-05T15:15:18Z66.G" style:family="table-column">
      <style:table-column-properties style:column-width="1.438cm" style:rel-column-width="9363*"/>
    </style:style>
    <style:style style:name="MailMergeTable2020-03-05T15_3a_15_3a_18Z66.1" style:display-name="MailMergeTable2020-03-05T15:15:18Z66.1" style:family="table-row">
      <style:table-row-properties style:min-row-height="0.688cm"/>
    </style:style>
    <style:style style:name="MailMergeTable2020-03-05T15_3a_15_3a_18Z66.A1" style:display-name="MailMergeTable2020-03-05T15:15:18Z66.A1" style:family="table-cell">
      <style:table-cell-properties fo:padding="0.097cm" fo:border="0.05pt solid #000000"/>
    </style:style>
    <style:style style:name="MailMergeTable2020-03-05T15_3a_15_3a_18Z66.A2" style:display-name="MailMergeTable2020-03-05T15:15:18Z6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6.A3" style:display-name="MailMergeTable2020-03-05T15:15:18Z6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6.4" style:display-name="MailMergeTable2020-03-05T15:15:18Z66.4" style:family="table-row">
      <style:table-row-properties style:min-row-height="0.349cm"/>
    </style:style>
    <style:style style:name="MailMergeTable2020-03-05T15_3a_15_3a_18Z67" style:display-name="MailMergeTable2020-03-05T15:15:18Z67" style:family="table">
      <style:table-properties style:width="10.059cm" table:align="margins"/>
    </style:style>
    <style:style style:name="MailMergeTable2020-03-05T15_3a_15_3a_18Z67.A" style:display-name="MailMergeTable2020-03-05T15:15:18Z67.A" style:family="table-column">
      <style:table-column-properties style:column-width="1.438cm" style:rel-column-width="9362*"/>
    </style:style>
    <style:style style:name="MailMergeTable2020-03-05T15_3a_15_3a_18Z67.G" style:display-name="MailMergeTable2020-03-05T15:15:18Z67.G" style:family="table-column">
      <style:table-column-properties style:column-width="1.438cm" style:rel-column-width="9363*"/>
    </style:style>
    <style:style style:name="MailMergeTable2020-03-05T15_3a_15_3a_18Z67.1" style:display-name="MailMergeTable2020-03-05T15:15:18Z67.1" style:family="table-row">
      <style:table-row-properties style:min-row-height="0.688cm"/>
    </style:style>
    <style:style style:name="MailMergeTable2020-03-05T15_3a_15_3a_18Z67.A1" style:display-name="MailMergeTable2020-03-05T15:15:18Z67.A1" style:family="table-cell">
      <style:table-cell-properties fo:padding="0.097cm" fo:border="0.05pt solid #000000"/>
    </style:style>
    <style:style style:name="MailMergeTable2020-03-05T15_3a_15_3a_18Z67.A2" style:display-name="MailMergeTable2020-03-05T15:15:18Z6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7.A3" style:display-name="MailMergeTable2020-03-05T15:15:18Z6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7.4" style:display-name="MailMergeTable2020-03-05T15:15:18Z67.4" style:family="table-row">
      <style:table-row-properties style:min-row-height="0.349cm"/>
    </style:style>
    <style:style style:name="MailMergeTable2020-03-05T15_3a_15_3a_18Z68" style:display-name="MailMergeTable2020-03-05T15:15:18Z68" style:family="table">
      <style:table-properties style:width="10.059cm" table:align="margins"/>
    </style:style>
    <style:style style:name="MailMergeTable2020-03-05T15_3a_15_3a_18Z68.A" style:display-name="MailMergeTable2020-03-05T15:15:18Z68.A" style:family="table-column">
      <style:table-column-properties style:column-width="1.438cm" style:rel-column-width="9362*"/>
    </style:style>
    <style:style style:name="MailMergeTable2020-03-05T15_3a_15_3a_18Z68.G" style:display-name="MailMergeTable2020-03-05T15:15:18Z68.G" style:family="table-column">
      <style:table-column-properties style:column-width="1.438cm" style:rel-column-width="9363*"/>
    </style:style>
    <style:style style:name="MailMergeTable2020-03-05T15_3a_15_3a_18Z68.1" style:display-name="MailMergeTable2020-03-05T15:15:18Z68.1" style:family="table-row">
      <style:table-row-properties style:min-row-height="0.688cm"/>
    </style:style>
    <style:style style:name="MailMergeTable2020-03-05T15_3a_15_3a_18Z68.A1" style:display-name="MailMergeTable2020-03-05T15:15:18Z68.A1" style:family="table-cell">
      <style:table-cell-properties fo:padding="0.097cm" fo:border="0.05pt solid #000000"/>
    </style:style>
    <style:style style:name="MailMergeTable2020-03-05T15_3a_15_3a_18Z68.A2" style:display-name="MailMergeTable2020-03-05T15:15:18Z6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8.A3" style:display-name="MailMergeTable2020-03-05T15:15:18Z6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8.4" style:display-name="MailMergeTable2020-03-05T15:15:18Z68.4" style:family="table-row">
      <style:table-row-properties style:min-row-height="0.349cm"/>
    </style:style>
    <style:style style:name="MailMergeTable2020-03-05T15_3a_15_3a_18Z69" style:display-name="MailMergeTable2020-03-05T15:15:18Z69" style:family="table">
      <style:table-properties style:width="10.059cm" table:align="margins"/>
    </style:style>
    <style:style style:name="MailMergeTable2020-03-05T15_3a_15_3a_18Z69.A" style:display-name="MailMergeTable2020-03-05T15:15:18Z69.A" style:family="table-column">
      <style:table-column-properties style:column-width="1.438cm" style:rel-column-width="9362*"/>
    </style:style>
    <style:style style:name="MailMergeTable2020-03-05T15_3a_15_3a_18Z69.G" style:display-name="MailMergeTable2020-03-05T15:15:18Z69.G" style:family="table-column">
      <style:table-column-properties style:column-width="1.438cm" style:rel-column-width="9363*"/>
    </style:style>
    <style:style style:name="MailMergeTable2020-03-05T15_3a_15_3a_18Z69.1" style:display-name="MailMergeTable2020-03-05T15:15:18Z69.1" style:family="table-row">
      <style:table-row-properties style:min-row-height="0.688cm"/>
    </style:style>
    <style:style style:name="MailMergeTable2020-03-05T15_3a_15_3a_18Z69.A1" style:display-name="MailMergeTable2020-03-05T15:15:18Z69.A1" style:family="table-cell">
      <style:table-cell-properties fo:padding="0.097cm" fo:border="0.05pt solid #000000"/>
    </style:style>
    <style:style style:name="MailMergeTable2020-03-05T15_3a_15_3a_18Z69.A2" style:display-name="MailMergeTable2020-03-05T15:15:18Z6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69.A3" style:display-name="MailMergeTable2020-03-05T15:15:18Z6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69.4" style:display-name="MailMergeTable2020-03-05T15:15:18Z69.4" style:family="table-row">
      <style:table-row-properties style:min-row-height="0.349cm"/>
    </style:style>
    <style:style style:name="MailMergeTable2020-03-05T15_3a_15_3a_18Z70" style:display-name="MailMergeTable2020-03-05T15:15:18Z70" style:family="table">
      <style:table-properties style:width="10.059cm" table:align="margins"/>
    </style:style>
    <style:style style:name="MailMergeTable2020-03-05T15_3a_15_3a_18Z70.A" style:display-name="MailMergeTable2020-03-05T15:15:18Z70.A" style:family="table-column">
      <style:table-column-properties style:column-width="1.438cm" style:rel-column-width="9362*"/>
    </style:style>
    <style:style style:name="MailMergeTable2020-03-05T15_3a_15_3a_18Z70.G" style:display-name="MailMergeTable2020-03-05T15:15:18Z70.G" style:family="table-column">
      <style:table-column-properties style:column-width="1.438cm" style:rel-column-width="9363*"/>
    </style:style>
    <style:style style:name="MailMergeTable2020-03-05T15_3a_15_3a_18Z70.1" style:display-name="MailMergeTable2020-03-05T15:15:18Z70.1" style:family="table-row">
      <style:table-row-properties style:min-row-height="0.688cm"/>
    </style:style>
    <style:style style:name="MailMergeTable2020-03-05T15_3a_15_3a_18Z70.A1" style:display-name="MailMergeTable2020-03-05T15:15:18Z70.A1" style:family="table-cell">
      <style:table-cell-properties fo:padding="0.097cm" fo:border="0.05pt solid #000000"/>
    </style:style>
    <style:style style:name="MailMergeTable2020-03-05T15_3a_15_3a_18Z70.A2" style:display-name="MailMergeTable2020-03-05T15:15:18Z7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0.A3" style:display-name="MailMergeTable2020-03-05T15:15:18Z7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0.4" style:display-name="MailMergeTable2020-03-05T15:15:18Z70.4" style:family="table-row">
      <style:table-row-properties style:min-row-height="0.349cm"/>
    </style:style>
    <style:style style:name="MailMergeTable2020-03-05T15_3a_15_3a_18Z71" style:display-name="MailMergeTable2020-03-05T15:15:18Z71" style:family="table">
      <style:table-properties style:width="10.059cm" table:align="margins"/>
    </style:style>
    <style:style style:name="MailMergeTable2020-03-05T15_3a_15_3a_18Z71.A" style:display-name="MailMergeTable2020-03-05T15:15:18Z71.A" style:family="table-column">
      <style:table-column-properties style:column-width="1.438cm" style:rel-column-width="9362*"/>
    </style:style>
    <style:style style:name="MailMergeTable2020-03-05T15_3a_15_3a_18Z71.G" style:display-name="MailMergeTable2020-03-05T15:15:18Z71.G" style:family="table-column">
      <style:table-column-properties style:column-width="1.438cm" style:rel-column-width="9363*"/>
    </style:style>
    <style:style style:name="MailMergeTable2020-03-05T15_3a_15_3a_18Z71.1" style:display-name="MailMergeTable2020-03-05T15:15:18Z71.1" style:family="table-row">
      <style:table-row-properties style:min-row-height="0.688cm"/>
    </style:style>
    <style:style style:name="MailMergeTable2020-03-05T15_3a_15_3a_18Z71.A1" style:display-name="MailMergeTable2020-03-05T15:15:18Z71.A1" style:family="table-cell">
      <style:table-cell-properties fo:padding="0.097cm" fo:border="0.05pt solid #000000"/>
    </style:style>
    <style:style style:name="MailMergeTable2020-03-05T15_3a_15_3a_18Z71.A2" style:display-name="MailMergeTable2020-03-05T15:15:18Z7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1.A3" style:display-name="MailMergeTable2020-03-05T15:15:18Z7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1.4" style:display-name="MailMergeTable2020-03-05T15:15:18Z71.4" style:family="table-row">
      <style:table-row-properties style:min-row-height="0.349cm"/>
    </style:style>
    <style:style style:name="MailMergeTable2020-03-05T15_3a_15_3a_18Z72" style:display-name="MailMergeTable2020-03-05T15:15:18Z72" style:family="table">
      <style:table-properties style:width="10.059cm" table:align="margins"/>
    </style:style>
    <style:style style:name="MailMergeTable2020-03-05T15_3a_15_3a_18Z72.A" style:display-name="MailMergeTable2020-03-05T15:15:18Z72.A" style:family="table-column">
      <style:table-column-properties style:column-width="1.438cm" style:rel-column-width="9362*"/>
    </style:style>
    <style:style style:name="MailMergeTable2020-03-05T15_3a_15_3a_18Z72.G" style:display-name="MailMergeTable2020-03-05T15:15:18Z72.G" style:family="table-column">
      <style:table-column-properties style:column-width="1.438cm" style:rel-column-width="9363*"/>
    </style:style>
    <style:style style:name="MailMergeTable2020-03-05T15_3a_15_3a_18Z72.1" style:display-name="MailMergeTable2020-03-05T15:15:18Z72.1" style:family="table-row">
      <style:table-row-properties style:min-row-height="0.688cm"/>
    </style:style>
    <style:style style:name="MailMergeTable2020-03-05T15_3a_15_3a_18Z72.A1" style:display-name="MailMergeTable2020-03-05T15:15:18Z72.A1" style:family="table-cell">
      <style:table-cell-properties fo:padding="0.097cm" fo:border="0.05pt solid #000000"/>
    </style:style>
    <style:style style:name="MailMergeTable2020-03-05T15_3a_15_3a_18Z72.A2" style:display-name="MailMergeTable2020-03-05T15:15:18Z7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2.A3" style:display-name="MailMergeTable2020-03-05T15:15:18Z7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2.4" style:display-name="MailMergeTable2020-03-05T15:15:18Z72.4" style:family="table-row">
      <style:table-row-properties style:min-row-height="0.349cm"/>
    </style:style>
    <style:style style:name="MailMergeTable2020-03-05T15_3a_15_3a_18Z73" style:display-name="MailMergeTable2020-03-05T15:15:18Z73" style:family="table">
      <style:table-properties style:width="10.059cm" table:align="margins"/>
    </style:style>
    <style:style style:name="MailMergeTable2020-03-05T15_3a_15_3a_18Z73.A" style:display-name="MailMergeTable2020-03-05T15:15:18Z73.A" style:family="table-column">
      <style:table-column-properties style:column-width="1.438cm" style:rel-column-width="9362*"/>
    </style:style>
    <style:style style:name="MailMergeTable2020-03-05T15_3a_15_3a_18Z73.G" style:display-name="MailMergeTable2020-03-05T15:15:18Z73.G" style:family="table-column">
      <style:table-column-properties style:column-width="1.438cm" style:rel-column-width="9363*"/>
    </style:style>
    <style:style style:name="MailMergeTable2020-03-05T15_3a_15_3a_18Z73.1" style:display-name="MailMergeTable2020-03-05T15:15:18Z73.1" style:family="table-row">
      <style:table-row-properties style:min-row-height="0.688cm"/>
    </style:style>
    <style:style style:name="MailMergeTable2020-03-05T15_3a_15_3a_18Z73.A1" style:display-name="MailMergeTable2020-03-05T15:15:18Z73.A1" style:family="table-cell">
      <style:table-cell-properties fo:padding="0.097cm" fo:border="0.05pt solid #000000"/>
    </style:style>
    <style:style style:name="MailMergeTable2020-03-05T15_3a_15_3a_18Z73.A2" style:display-name="MailMergeTable2020-03-05T15:15:18Z7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3.A3" style:display-name="MailMergeTable2020-03-05T15:15:18Z7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3.4" style:display-name="MailMergeTable2020-03-05T15:15:18Z73.4" style:family="table-row">
      <style:table-row-properties style:min-row-height="0.349cm"/>
    </style:style>
    <style:style style:name="MailMergeTable2020-03-05T15_3a_15_3a_18Z74" style:display-name="MailMergeTable2020-03-05T15:15:18Z74" style:family="table">
      <style:table-properties style:width="10.059cm" table:align="margins"/>
    </style:style>
    <style:style style:name="MailMergeTable2020-03-05T15_3a_15_3a_18Z74.A" style:display-name="MailMergeTable2020-03-05T15:15:18Z74.A" style:family="table-column">
      <style:table-column-properties style:column-width="1.438cm" style:rel-column-width="9362*"/>
    </style:style>
    <style:style style:name="MailMergeTable2020-03-05T15_3a_15_3a_18Z74.G" style:display-name="MailMergeTable2020-03-05T15:15:18Z74.G" style:family="table-column">
      <style:table-column-properties style:column-width="1.438cm" style:rel-column-width="9363*"/>
    </style:style>
    <style:style style:name="MailMergeTable2020-03-05T15_3a_15_3a_18Z74.1" style:display-name="MailMergeTable2020-03-05T15:15:18Z74.1" style:family="table-row">
      <style:table-row-properties style:min-row-height="0.688cm"/>
    </style:style>
    <style:style style:name="MailMergeTable2020-03-05T15_3a_15_3a_18Z74.A1" style:display-name="MailMergeTable2020-03-05T15:15:18Z74.A1" style:family="table-cell">
      <style:table-cell-properties fo:padding="0.097cm" fo:border="0.05pt solid #000000"/>
    </style:style>
    <style:style style:name="MailMergeTable2020-03-05T15_3a_15_3a_18Z74.A2" style:display-name="MailMergeTable2020-03-05T15:15:18Z7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4.A3" style:display-name="MailMergeTable2020-03-05T15:15:18Z7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4.4" style:display-name="MailMergeTable2020-03-05T15:15:18Z74.4" style:family="table-row">
      <style:table-row-properties style:min-row-height="0.349cm"/>
    </style:style>
    <style:style style:name="MailMergeTable2020-03-05T15_3a_15_3a_18Z75" style:display-name="MailMergeTable2020-03-05T15:15:18Z75" style:family="table">
      <style:table-properties style:width="10.059cm" table:align="margins"/>
    </style:style>
    <style:style style:name="MailMergeTable2020-03-05T15_3a_15_3a_18Z75.A" style:display-name="MailMergeTable2020-03-05T15:15:18Z75.A" style:family="table-column">
      <style:table-column-properties style:column-width="1.438cm" style:rel-column-width="9362*"/>
    </style:style>
    <style:style style:name="MailMergeTable2020-03-05T15_3a_15_3a_18Z75.G" style:display-name="MailMergeTable2020-03-05T15:15:18Z75.G" style:family="table-column">
      <style:table-column-properties style:column-width="1.438cm" style:rel-column-width="9363*"/>
    </style:style>
    <style:style style:name="MailMergeTable2020-03-05T15_3a_15_3a_18Z75.1" style:display-name="MailMergeTable2020-03-05T15:15:18Z75.1" style:family="table-row">
      <style:table-row-properties style:min-row-height="0.688cm"/>
    </style:style>
    <style:style style:name="MailMergeTable2020-03-05T15_3a_15_3a_18Z75.A1" style:display-name="MailMergeTable2020-03-05T15:15:18Z75.A1" style:family="table-cell">
      <style:table-cell-properties fo:padding="0.097cm" fo:border="0.05pt solid #000000"/>
    </style:style>
    <style:style style:name="MailMergeTable2020-03-05T15_3a_15_3a_18Z75.A2" style:display-name="MailMergeTable2020-03-05T15:15:18Z7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5.A3" style:display-name="MailMergeTable2020-03-05T15:15:18Z7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5.4" style:display-name="MailMergeTable2020-03-05T15:15:18Z75.4" style:family="table-row">
      <style:table-row-properties style:min-row-height="0.349cm"/>
    </style:style>
    <style:style style:name="MailMergeTable2020-03-05T15_3a_15_3a_18Z76" style:display-name="MailMergeTable2020-03-05T15:15:18Z76" style:family="table">
      <style:table-properties style:width="10.059cm" table:align="margins"/>
    </style:style>
    <style:style style:name="MailMergeTable2020-03-05T15_3a_15_3a_18Z76.A" style:display-name="MailMergeTable2020-03-05T15:15:18Z76.A" style:family="table-column">
      <style:table-column-properties style:column-width="1.438cm" style:rel-column-width="9362*"/>
    </style:style>
    <style:style style:name="MailMergeTable2020-03-05T15_3a_15_3a_18Z76.G" style:display-name="MailMergeTable2020-03-05T15:15:18Z76.G" style:family="table-column">
      <style:table-column-properties style:column-width="1.438cm" style:rel-column-width="9363*"/>
    </style:style>
    <style:style style:name="MailMergeTable2020-03-05T15_3a_15_3a_18Z76.1" style:display-name="MailMergeTable2020-03-05T15:15:18Z76.1" style:family="table-row">
      <style:table-row-properties style:min-row-height="0.688cm"/>
    </style:style>
    <style:style style:name="MailMergeTable2020-03-05T15_3a_15_3a_18Z76.A1" style:display-name="MailMergeTable2020-03-05T15:15:18Z76.A1" style:family="table-cell">
      <style:table-cell-properties fo:padding="0.097cm" fo:border="0.05pt solid #000000"/>
    </style:style>
    <style:style style:name="MailMergeTable2020-03-05T15_3a_15_3a_18Z76.A2" style:display-name="MailMergeTable2020-03-05T15:15:18Z7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6.A3" style:display-name="MailMergeTable2020-03-05T15:15:18Z7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6.4" style:display-name="MailMergeTable2020-03-05T15:15:18Z76.4" style:family="table-row">
      <style:table-row-properties style:min-row-height="0.349cm"/>
    </style:style>
    <style:style style:name="MailMergeTable2020-03-05T15_3a_15_3a_18Z77" style:display-name="MailMergeTable2020-03-05T15:15:18Z77" style:family="table">
      <style:table-properties style:width="10.059cm" table:align="margins"/>
    </style:style>
    <style:style style:name="MailMergeTable2020-03-05T15_3a_15_3a_18Z77.A" style:display-name="MailMergeTable2020-03-05T15:15:18Z77.A" style:family="table-column">
      <style:table-column-properties style:column-width="1.438cm" style:rel-column-width="9362*"/>
    </style:style>
    <style:style style:name="MailMergeTable2020-03-05T15_3a_15_3a_18Z77.G" style:display-name="MailMergeTable2020-03-05T15:15:18Z77.G" style:family="table-column">
      <style:table-column-properties style:column-width="1.438cm" style:rel-column-width="9363*"/>
    </style:style>
    <style:style style:name="MailMergeTable2020-03-05T15_3a_15_3a_18Z77.1" style:display-name="MailMergeTable2020-03-05T15:15:18Z77.1" style:family="table-row">
      <style:table-row-properties style:min-row-height="0.688cm"/>
    </style:style>
    <style:style style:name="MailMergeTable2020-03-05T15_3a_15_3a_18Z77.A1" style:display-name="MailMergeTable2020-03-05T15:15:18Z77.A1" style:family="table-cell">
      <style:table-cell-properties fo:padding="0.097cm" fo:border="0.05pt solid #000000"/>
    </style:style>
    <style:style style:name="MailMergeTable2020-03-05T15_3a_15_3a_18Z77.A2" style:display-name="MailMergeTable2020-03-05T15:15:18Z7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7.A3" style:display-name="MailMergeTable2020-03-05T15:15:18Z7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7.4" style:display-name="MailMergeTable2020-03-05T15:15:18Z77.4" style:family="table-row">
      <style:table-row-properties style:min-row-height="0.349cm"/>
    </style:style>
    <style:style style:name="MailMergeTable2020-03-05T15_3a_15_3a_18Z78" style:display-name="MailMergeTable2020-03-05T15:15:18Z78" style:family="table">
      <style:table-properties style:width="10.059cm" table:align="margins"/>
    </style:style>
    <style:style style:name="MailMergeTable2020-03-05T15_3a_15_3a_18Z78.A" style:display-name="MailMergeTable2020-03-05T15:15:18Z78.A" style:family="table-column">
      <style:table-column-properties style:column-width="1.438cm" style:rel-column-width="9362*"/>
    </style:style>
    <style:style style:name="MailMergeTable2020-03-05T15_3a_15_3a_18Z78.G" style:display-name="MailMergeTable2020-03-05T15:15:18Z78.G" style:family="table-column">
      <style:table-column-properties style:column-width="1.438cm" style:rel-column-width="9363*"/>
    </style:style>
    <style:style style:name="MailMergeTable2020-03-05T15_3a_15_3a_18Z78.1" style:display-name="MailMergeTable2020-03-05T15:15:18Z78.1" style:family="table-row">
      <style:table-row-properties style:min-row-height="0.688cm"/>
    </style:style>
    <style:style style:name="MailMergeTable2020-03-05T15_3a_15_3a_18Z78.A1" style:display-name="MailMergeTable2020-03-05T15:15:18Z78.A1" style:family="table-cell">
      <style:table-cell-properties fo:padding="0.097cm" fo:border="0.05pt solid #000000"/>
    </style:style>
    <style:style style:name="MailMergeTable2020-03-05T15_3a_15_3a_18Z78.A2" style:display-name="MailMergeTable2020-03-05T15:15:18Z7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8.A3" style:display-name="MailMergeTable2020-03-05T15:15:18Z7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8.4" style:display-name="MailMergeTable2020-03-05T15:15:18Z78.4" style:family="table-row">
      <style:table-row-properties style:min-row-height="0.349cm"/>
    </style:style>
    <style:style style:name="MailMergeTable2020-03-05T15_3a_15_3a_18Z79" style:display-name="MailMergeTable2020-03-05T15:15:18Z79" style:family="table">
      <style:table-properties style:width="10.059cm" table:align="margins"/>
    </style:style>
    <style:style style:name="MailMergeTable2020-03-05T15_3a_15_3a_18Z79.A" style:display-name="MailMergeTable2020-03-05T15:15:18Z79.A" style:family="table-column">
      <style:table-column-properties style:column-width="1.438cm" style:rel-column-width="9362*"/>
    </style:style>
    <style:style style:name="MailMergeTable2020-03-05T15_3a_15_3a_18Z79.G" style:display-name="MailMergeTable2020-03-05T15:15:18Z79.G" style:family="table-column">
      <style:table-column-properties style:column-width="1.438cm" style:rel-column-width="9363*"/>
    </style:style>
    <style:style style:name="MailMergeTable2020-03-05T15_3a_15_3a_18Z79.1" style:display-name="MailMergeTable2020-03-05T15:15:18Z79.1" style:family="table-row">
      <style:table-row-properties style:min-row-height="0.688cm"/>
    </style:style>
    <style:style style:name="MailMergeTable2020-03-05T15_3a_15_3a_18Z79.A1" style:display-name="MailMergeTable2020-03-05T15:15:18Z79.A1" style:family="table-cell">
      <style:table-cell-properties fo:padding="0.097cm" fo:border="0.05pt solid #000000"/>
    </style:style>
    <style:style style:name="MailMergeTable2020-03-05T15_3a_15_3a_18Z79.A2" style:display-name="MailMergeTable2020-03-05T15:15:18Z7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79.A3" style:display-name="MailMergeTable2020-03-05T15:15:18Z7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79.4" style:display-name="MailMergeTable2020-03-05T15:15:18Z79.4" style:family="table-row">
      <style:table-row-properties style:min-row-height="0.349cm"/>
    </style:style>
    <style:style style:name="MailMergeTable2020-03-05T15_3a_15_3a_18Z80" style:display-name="MailMergeTable2020-03-05T15:15:18Z80" style:family="table">
      <style:table-properties style:width="10.059cm" table:align="margins"/>
    </style:style>
    <style:style style:name="MailMergeTable2020-03-05T15_3a_15_3a_18Z80.A" style:display-name="MailMergeTable2020-03-05T15:15:18Z80.A" style:family="table-column">
      <style:table-column-properties style:column-width="1.438cm" style:rel-column-width="9362*"/>
    </style:style>
    <style:style style:name="MailMergeTable2020-03-05T15_3a_15_3a_18Z80.G" style:display-name="MailMergeTable2020-03-05T15:15:18Z80.G" style:family="table-column">
      <style:table-column-properties style:column-width="1.438cm" style:rel-column-width="9363*"/>
    </style:style>
    <style:style style:name="MailMergeTable2020-03-05T15_3a_15_3a_18Z80.1" style:display-name="MailMergeTable2020-03-05T15:15:18Z80.1" style:family="table-row">
      <style:table-row-properties style:min-row-height="0.688cm"/>
    </style:style>
    <style:style style:name="MailMergeTable2020-03-05T15_3a_15_3a_18Z80.A1" style:display-name="MailMergeTable2020-03-05T15:15:18Z80.A1" style:family="table-cell">
      <style:table-cell-properties fo:padding="0.097cm" fo:border="0.05pt solid #000000"/>
    </style:style>
    <style:style style:name="MailMergeTable2020-03-05T15_3a_15_3a_18Z80.A2" style:display-name="MailMergeTable2020-03-05T15:15:18Z8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0.A3" style:display-name="MailMergeTable2020-03-05T15:15:18Z8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0.4" style:display-name="MailMergeTable2020-03-05T15:15:18Z80.4" style:family="table-row">
      <style:table-row-properties style:min-row-height="0.349cm"/>
    </style:style>
    <style:style style:name="MailMergeTable2020-03-05T15_3a_15_3a_18Z81" style:display-name="MailMergeTable2020-03-05T15:15:18Z81" style:family="table">
      <style:table-properties style:width="10.059cm" table:align="margins"/>
    </style:style>
    <style:style style:name="MailMergeTable2020-03-05T15_3a_15_3a_18Z81.A" style:display-name="MailMergeTable2020-03-05T15:15:18Z81.A" style:family="table-column">
      <style:table-column-properties style:column-width="1.438cm" style:rel-column-width="9362*"/>
    </style:style>
    <style:style style:name="MailMergeTable2020-03-05T15_3a_15_3a_18Z81.G" style:display-name="MailMergeTable2020-03-05T15:15:18Z81.G" style:family="table-column">
      <style:table-column-properties style:column-width="1.438cm" style:rel-column-width="9363*"/>
    </style:style>
    <style:style style:name="MailMergeTable2020-03-05T15_3a_15_3a_18Z81.1" style:display-name="MailMergeTable2020-03-05T15:15:18Z81.1" style:family="table-row">
      <style:table-row-properties style:min-row-height="0.688cm"/>
    </style:style>
    <style:style style:name="MailMergeTable2020-03-05T15_3a_15_3a_18Z81.A1" style:display-name="MailMergeTable2020-03-05T15:15:18Z81.A1" style:family="table-cell">
      <style:table-cell-properties fo:padding="0.097cm" fo:border="0.05pt solid #000000"/>
    </style:style>
    <style:style style:name="MailMergeTable2020-03-05T15_3a_15_3a_18Z81.A2" style:display-name="MailMergeTable2020-03-05T15:15:18Z8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1.A3" style:display-name="MailMergeTable2020-03-05T15:15:18Z8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1.4" style:display-name="MailMergeTable2020-03-05T15:15:18Z81.4" style:family="table-row">
      <style:table-row-properties style:min-row-height="0.349cm"/>
    </style:style>
    <style:style style:name="MailMergeTable2020-03-05T15_3a_15_3a_18Z82" style:display-name="MailMergeTable2020-03-05T15:15:18Z82" style:family="table">
      <style:table-properties style:width="10.059cm" table:align="margins"/>
    </style:style>
    <style:style style:name="MailMergeTable2020-03-05T15_3a_15_3a_18Z82.A" style:display-name="MailMergeTable2020-03-05T15:15:18Z82.A" style:family="table-column">
      <style:table-column-properties style:column-width="1.438cm" style:rel-column-width="9362*"/>
    </style:style>
    <style:style style:name="MailMergeTable2020-03-05T15_3a_15_3a_18Z82.G" style:display-name="MailMergeTable2020-03-05T15:15:18Z82.G" style:family="table-column">
      <style:table-column-properties style:column-width="1.438cm" style:rel-column-width="9363*"/>
    </style:style>
    <style:style style:name="MailMergeTable2020-03-05T15_3a_15_3a_18Z82.1" style:display-name="MailMergeTable2020-03-05T15:15:18Z82.1" style:family="table-row">
      <style:table-row-properties style:min-row-height="0.688cm"/>
    </style:style>
    <style:style style:name="MailMergeTable2020-03-05T15_3a_15_3a_18Z82.A1" style:display-name="MailMergeTable2020-03-05T15:15:18Z82.A1" style:family="table-cell">
      <style:table-cell-properties fo:padding="0.097cm" fo:border="0.05pt solid #000000"/>
    </style:style>
    <style:style style:name="MailMergeTable2020-03-05T15_3a_15_3a_18Z82.A2" style:display-name="MailMergeTable2020-03-05T15:15:18Z8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2.A3" style:display-name="MailMergeTable2020-03-05T15:15:18Z8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2.4" style:display-name="MailMergeTable2020-03-05T15:15:18Z82.4" style:family="table-row">
      <style:table-row-properties style:min-row-height="0.349cm"/>
    </style:style>
    <style:style style:name="MailMergeTable2020-03-05T15_3a_15_3a_18Z83" style:display-name="MailMergeTable2020-03-05T15:15:18Z83" style:family="table">
      <style:table-properties style:width="10.059cm" table:align="margins"/>
    </style:style>
    <style:style style:name="MailMergeTable2020-03-05T15_3a_15_3a_18Z83.A" style:display-name="MailMergeTable2020-03-05T15:15:18Z83.A" style:family="table-column">
      <style:table-column-properties style:column-width="1.438cm" style:rel-column-width="9362*"/>
    </style:style>
    <style:style style:name="MailMergeTable2020-03-05T15_3a_15_3a_18Z83.G" style:display-name="MailMergeTable2020-03-05T15:15:18Z83.G" style:family="table-column">
      <style:table-column-properties style:column-width="1.438cm" style:rel-column-width="9363*"/>
    </style:style>
    <style:style style:name="MailMergeTable2020-03-05T15_3a_15_3a_18Z83.1" style:display-name="MailMergeTable2020-03-05T15:15:18Z83.1" style:family="table-row">
      <style:table-row-properties style:min-row-height="0.688cm"/>
    </style:style>
    <style:style style:name="MailMergeTable2020-03-05T15_3a_15_3a_18Z83.A1" style:display-name="MailMergeTable2020-03-05T15:15:18Z83.A1" style:family="table-cell">
      <style:table-cell-properties fo:padding="0.097cm" fo:border="0.05pt solid #000000"/>
    </style:style>
    <style:style style:name="MailMergeTable2020-03-05T15_3a_15_3a_18Z83.A2" style:display-name="MailMergeTable2020-03-05T15:15:18Z8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3.A3" style:display-name="MailMergeTable2020-03-05T15:15:18Z8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3.4" style:display-name="MailMergeTable2020-03-05T15:15:18Z83.4" style:family="table-row">
      <style:table-row-properties style:min-row-height="0.349cm"/>
    </style:style>
    <style:style style:name="MailMergeTable2020-03-05T15_3a_15_3a_18Z84" style:display-name="MailMergeTable2020-03-05T15:15:18Z84" style:family="table">
      <style:table-properties style:width="10.059cm" table:align="margins"/>
    </style:style>
    <style:style style:name="MailMergeTable2020-03-05T15_3a_15_3a_18Z84.A" style:display-name="MailMergeTable2020-03-05T15:15:18Z84.A" style:family="table-column">
      <style:table-column-properties style:column-width="1.438cm" style:rel-column-width="9362*"/>
    </style:style>
    <style:style style:name="MailMergeTable2020-03-05T15_3a_15_3a_18Z84.G" style:display-name="MailMergeTable2020-03-05T15:15:18Z84.G" style:family="table-column">
      <style:table-column-properties style:column-width="1.438cm" style:rel-column-width="9363*"/>
    </style:style>
    <style:style style:name="MailMergeTable2020-03-05T15_3a_15_3a_18Z84.1" style:display-name="MailMergeTable2020-03-05T15:15:18Z84.1" style:family="table-row">
      <style:table-row-properties style:min-row-height="0.688cm"/>
    </style:style>
    <style:style style:name="MailMergeTable2020-03-05T15_3a_15_3a_18Z84.A1" style:display-name="MailMergeTable2020-03-05T15:15:18Z84.A1" style:family="table-cell">
      <style:table-cell-properties fo:padding="0.097cm" fo:border="0.05pt solid #000000"/>
    </style:style>
    <style:style style:name="MailMergeTable2020-03-05T15_3a_15_3a_18Z84.A2" style:display-name="MailMergeTable2020-03-05T15:15:18Z8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4.A3" style:display-name="MailMergeTable2020-03-05T15:15:18Z8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4.4" style:display-name="MailMergeTable2020-03-05T15:15:18Z84.4" style:family="table-row">
      <style:table-row-properties style:min-row-height="0.349cm"/>
    </style:style>
    <style:style style:name="MailMergeTable2020-03-05T15_3a_15_3a_18Z85" style:display-name="MailMergeTable2020-03-05T15:15:18Z85" style:family="table">
      <style:table-properties style:width="10.059cm" table:align="margins"/>
    </style:style>
    <style:style style:name="MailMergeTable2020-03-05T15_3a_15_3a_18Z85.A" style:display-name="MailMergeTable2020-03-05T15:15:18Z85.A" style:family="table-column">
      <style:table-column-properties style:column-width="1.438cm" style:rel-column-width="9362*"/>
    </style:style>
    <style:style style:name="MailMergeTable2020-03-05T15_3a_15_3a_18Z85.G" style:display-name="MailMergeTable2020-03-05T15:15:18Z85.G" style:family="table-column">
      <style:table-column-properties style:column-width="1.438cm" style:rel-column-width="9363*"/>
    </style:style>
    <style:style style:name="MailMergeTable2020-03-05T15_3a_15_3a_18Z85.1" style:display-name="MailMergeTable2020-03-05T15:15:18Z85.1" style:family="table-row">
      <style:table-row-properties style:min-row-height="0.688cm"/>
    </style:style>
    <style:style style:name="MailMergeTable2020-03-05T15_3a_15_3a_18Z85.A1" style:display-name="MailMergeTable2020-03-05T15:15:18Z85.A1" style:family="table-cell">
      <style:table-cell-properties fo:padding="0.097cm" fo:border="0.05pt solid #000000"/>
    </style:style>
    <style:style style:name="MailMergeTable2020-03-05T15_3a_15_3a_18Z85.A2" style:display-name="MailMergeTable2020-03-05T15:15:18Z8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5.A3" style:display-name="MailMergeTable2020-03-05T15:15:18Z8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5.4" style:display-name="MailMergeTable2020-03-05T15:15:18Z85.4" style:family="table-row">
      <style:table-row-properties style:min-row-height="0.349cm"/>
    </style:style>
    <style:style style:name="MailMergeTable2020-03-05T15_3a_15_3a_18Z86" style:display-name="MailMergeTable2020-03-05T15:15:18Z86" style:family="table">
      <style:table-properties style:width="10.059cm" table:align="margins"/>
    </style:style>
    <style:style style:name="MailMergeTable2020-03-05T15_3a_15_3a_18Z86.A" style:display-name="MailMergeTable2020-03-05T15:15:18Z86.A" style:family="table-column">
      <style:table-column-properties style:column-width="1.438cm" style:rel-column-width="9362*"/>
    </style:style>
    <style:style style:name="MailMergeTable2020-03-05T15_3a_15_3a_18Z86.G" style:display-name="MailMergeTable2020-03-05T15:15:18Z86.G" style:family="table-column">
      <style:table-column-properties style:column-width="1.438cm" style:rel-column-width="9363*"/>
    </style:style>
    <style:style style:name="MailMergeTable2020-03-05T15_3a_15_3a_18Z86.1" style:display-name="MailMergeTable2020-03-05T15:15:18Z86.1" style:family="table-row">
      <style:table-row-properties style:min-row-height="0.688cm"/>
    </style:style>
    <style:style style:name="MailMergeTable2020-03-05T15_3a_15_3a_18Z86.A1" style:display-name="MailMergeTable2020-03-05T15:15:18Z86.A1" style:family="table-cell">
      <style:table-cell-properties fo:padding="0.097cm" fo:border="0.05pt solid #000000"/>
    </style:style>
    <style:style style:name="MailMergeTable2020-03-05T15_3a_15_3a_18Z86.A2" style:display-name="MailMergeTable2020-03-05T15:15:18Z8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6.A3" style:display-name="MailMergeTable2020-03-05T15:15:18Z8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6.4" style:display-name="MailMergeTable2020-03-05T15:15:18Z86.4" style:family="table-row">
      <style:table-row-properties style:min-row-height="0.349cm"/>
    </style:style>
    <style:style style:name="MailMergeTable2020-03-05T15_3a_15_3a_18Z87" style:display-name="MailMergeTable2020-03-05T15:15:18Z87" style:family="table">
      <style:table-properties style:width="10.059cm" table:align="margins"/>
    </style:style>
    <style:style style:name="MailMergeTable2020-03-05T15_3a_15_3a_18Z87.A" style:display-name="MailMergeTable2020-03-05T15:15:18Z87.A" style:family="table-column">
      <style:table-column-properties style:column-width="1.438cm" style:rel-column-width="9362*"/>
    </style:style>
    <style:style style:name="MailMergeTable2020-03-05T15_3a_15_3a_18Z87.G" style:display-name="MailMergeTable2020-03-05T15:15:18Z87.G" style:family="table-column">
      <style:table-column-properties style:column-width="1.438cm" style:rel-column-width="9363*"/>
    </style:style>
    <style:style style:name="MailMergeTable2020-03-05T15_3a_15_3a_18Z87.1" style:display-name="MailMergeTable2020-03-05T15:15:18Z87.1" style:family="table-row">
      <style:table-row-properties style:min-row-height="0.688cm"/>
    </style:style>
    <style:style style:name="MailMergeTable2020-03-05T15_3a_15_3a_18Z87.A1" style:display-name="MailMergeTable2020-03-05T15:15:18Z87.A1" style:family="table-cell">
      <style:table-cell-properties fo:padding="0.097cm" fo:border="0.05pt solid #000000"/>
    </style:style>
    <style:style style:name="MailMergeTable2020-03-05T15_3a_15_3a_18Z87.A2" style:display-name="MailMergeTable2020-03-05T15:15:18Z8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7.A3" style:display-name="MailMergeTable2020-03-05T15:15:18Z8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7.4" style:display-name="MailMergeTable2020-03-05T15:15:18Z87.4" style:family="table-row">
      <style:table-row-properties style:min-row-height="0.349cm"/>
    </style:style>
    <style:style style:name="MailMergeTable2020-03-05T15_3a_15_3a_18Z88" style:display-name="MailMergeTable2020-03-05T15:15:18Z88" style:family="table">
      <style:table-properties style:width="10.059cm" table:align="margins"/>
    </style:style>
    <style:style style:name="MailMergeTable2020-03-05T15_3a_15_3a_18Z88.A" style:display-name="MailMergeTable2020-03-05T15:15:18Z88.A" style:family="table-column">
      <style:table-column-properties style:column-width="1.438cm" style:rel-column-width="9362*"/>
    </style:style>
    <style:style style:name="MailMergeTable2020-03-05T15_3a_15_3a_18Z88.G" style:display-name="MailMergeTable2020-03-05T15:15:18Z88.G" style:family="table-column">
      <style:table-column-properties style:column-width="1.438cm" style:rel-column-width="9363*"/>
    </style:style>
    <style:style style:name="MailMergeTable2020-03-05T15_3a_15_3a_18Z88.1" style:display-name="MailMergeTable2020-03-05T15:15:18Z88.1" style:family="table-row">
      <style:table-row-properties style:min-row-height="0.688cm"/>
    </style:style>
    <style:style style:name="MailMergeTable2020-03-05T15_3a_15_3a_18Z88.A1" style:display-name="MailMergeTable2020-03-05T15:15:18Z88.A1" style:family="table-cell">
      <style:table-cell-properties fo:padding="0.097cm" fo:border="0.05pt solid #000000"/>
    </style:style>
    <style:style style:name="MailMergeTable2020-03-05T15_3a_15_3a_18Z88.A2" style:display-name="MailMergeTable2020-03-05T15:15:18Z8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8.A3" style:display-name="MailMergeTable2020-03-05T15:15:18Z8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8.4" style:display-name="MailMergeTable2020-03-05T15:15:18Z88.4" style:family="table-row">
      <style:table-row-properties style:min-row-height="0.349cm"/>
    </style:style>
    <style:style style:name="MailMergeTable2020-03-05T15_3a_15_3a_18Z89" style:display-name="MailMergeTable2020-03-05T15:15:18Z89" style:family="table">
      <style:table-properties style:width="10.059cm" table:align="margins"/>
    </style:style>
    <style:style style:name="MailMergeTable2020-03-05T15_3a_15_3a_18Z89.A" style:display-name="MailMergeTable2020-03-05T15:15:18Z89.A" style:family="table-column">
      <style:table-column-properties style:column-width="1.438cm" style:rel-column-width="9362*"/>
    </style:style>
    <style:style style:name="MailMergeTable2020-03-05T15_3a_15_3a_18Z89.G" style:display-name="MailMergeTable2020-03-05T15:15:18Z89.G" style:family="table-column">
      <style:table-column-properties style:column-width="1.438cm" style:rel-column-width="9363*"/>
    </style:style>
    <style:style style:name="MailMergeTable2020-03-05T15_3a_15_3a_18Z89.1" style:display-name="MailMergeTable2020-03-05T15:15:18Z89.1" style:family="table-row">
      <style:table-row-properties style:min-row-height="0.688cm"/>
    </style:style>
    <style:style style:name="MailMergeTable2020-03-05T15_3a_15_3a_18Z89.A1" style:display-name="MailMergeTable2020-03-05T15:15:18Z89.A1" style:family="table-cell">
      <style:table-cell-properties fo:padding="0.097cm" fo:border="0.05pt solid #000000"/>
    </style:style>
    <style:style style:name="MailMergeTable2020-03-05T15_3a_15_3a_18Z89.A2" style:display-name="MailMergeTable2020-03-05T15:15:18Z8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89.A3" style:display-name="MailMergeTable2020-03-05T15:15:18Z8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89.4" style:display-name="MailMergeTable2020-03-05T15:15:18Z89.4" style:family="table-row">
      <style:table-row-properties style:min-row-height="0.349cm"/>
    </style:style>
    <style:style style:name="MailMergeTable2020-03-05T15_3a_15_3a_18Z90" style:display-name="MailMergeTable2020-03-05T15:15:18Z90" style:family="table">
      <style:table-properties style:width="10.059cm" table:align="margins"/>
    </style:style>
    <style:style style:name="MailMergeTable2020-03-05T15_3a_15_3a_18Z90.A" style:display-name="MailMergeTable2020-03-05T15:15:18Z90.A" style:family="table-column">
      <style:table-column-properties style:column-width="1.438cm" style:rel-column-width="9362*"/>
    </style:style>
    <style:style style:name="MailMergeTable2020-03-05T15_3a_15_3a_18Z90.G" style:display-name="MailMergeTable2020-03-05T15:15:18Z90.G" style:family="table-column">
      <style:table-column-properties style:column-width="1.438cm" style:rel-column-width="9363*"/>
    </style:style>
    <style:style style:name="MailMergeTable2020-03-05T15_3a_15_3a_18Z90.1" style:display-name="MailMergeTable2020-03-05T15:15:18Z90.1" style:family="table-row">
      <style:table-row-properties style:min-row-height="0.688cm"/>
    </style:style>
    <style:style style:name="MailMergeTable2020-03-05T15_3a_15_3a_18Z90.A1" style:display-name="MailMergeTable2020-03-05T15:15:18Z90.A1" style:family="table-cell">
      <style:table-cell-properties fo:padding="0.097cm" fo:border="0.05pt solid #000000"/>
    </style:style>
    <style:style style:name="MailMergeTable2020-03-05T15_3a_15_3a_18Z90.A2" style:display-name="MailMergeTable2020-03-05T15:15:18Z9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0.A3" style:display-name="MailMergeTable2020-03-05T15:15:18Z9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0.4" style:display-name="MailMergeTable2020-03-05T15:15:18Z90.4" style:family="table-row">
      <style:table-row-properties style:min-row-height="0.349cm"/>
    </style:style>
    <style:style style:name="MailMergeTable2020-03-05T15_3a_15_3a_18Z91" style:display-name="MailMergeTable2020-03-05T15:15:18Z91" style:family="table">
      <style:table-properties style:width="10.059cm" table:align="margins"/>
    </style:style>
    <style:style style:name="MailMergeTable2020-03-05T15_3a_15_3a_18Z91.A" style:display-name="MailMergeTable2020-03-05T15:15:18Z91.A" style:family="table-column">
      <style:table-column-properties style:column-width="1.438cm" style:rel-column-width="9362*"/>
    </style:style>
    <style:style style:name="MailMergeTable2020-03-05T15_3a_15_3a_18Z91.G" style:display-name="MailMergeTable2020-03-05T15:15:18Z91.G" style:family="table-column">
      <style:table-column-properties style:column-width="1.438cm" style:rel-column-width="9363*"/>
    </style:style>
    <style:style style:name="MailMergeTable2020-03-05T15_3a_15_3a_18Z91.1" style:display-name="MailMergeTable2020-03-05T15:15:18Z91.1" style:family="table-row">
      <style:table-row-properties style:min-row-height="0.688cm"/>
    </style:style>
    <style:style style:name="MailMergeTable2020-03-05T15_3a_15_3a_18Z91.A1" style:display-name="MailMergeTable2020-03-05T15:15:18Z91.A1" style:family="table-cell">
      <style:table-cell-properties fo:padding="0.097cm" fo:border="0.05pt solid #000000"/>
    </style:style>
    <style:style style:name="MailMergeTable2020-03-05T15_3a_15_3a_18Z91.A2" style:display-name="MailMergeTable2020-03-05T15:15:18Z9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1.A3" style:display-name="MailMergeTable2020-03-05T15:15:18Z9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1.4" style:display-name="MailMergeTable2020-03-05T15:15:18Z91.4" style:family="table-row">
      <style:table-row-properties style:min-row-height="0.349cm"/>
    </style:style>
    <style:style style:name="MailMergeTable2020-03-05T15_3a_15_3a_18Z92" style:display-name="MailMergeTable2020-03-05T15:15:18Z92" style:family="table">
      <style:table-properties style:width="10.059cm" table:align="margins"/>
    </style:style>
    <style:style style:name="MailMergeTable2020-03-05T15_3a_15_3a_18Z92.A" style:display-name="MailMergeTable2020-03-05T15:15:18Z92.A" style:family="table-column">
      <style:table-column-properties style:column-width="1.438cm" style:rel-column-width="9362*"/>
    </style:style>
    <style:style style:name="MailMergeTable2020-03-05T15_3a_15_3a_18Z92.G" style:display-name="MailMergeTable2020-03-05T15:15:18Z92.G" style:family="table-column">
      <style:table-column-properties style:column-width="1.438cm" style:rel-column-width="9363*"/>
    </style:style>
    <style:style style:name="MailMergeTable2020-03-05T15_3a_15_3a_18Z92.1" style:display-name="MailMergeTable2020-03-05T15:15:18Z92.1" style:family="table-row">
      <style:table-row-properties style:min-row-height="0.688cm"/>
    </style:style>
    <style:style style:name="MailMergeTable2020-03-05T15_3a_15_3a_18Z92.A1" style:display-name="MailMergeTable2020-03-05T15:15:18Z92.A1" style:family="table-cell">
      <style:table-cell-properties fo:padding="0.097cm" fo:border="0.05pt solid #000000"/>
    </style:style>
    <style:style style:name="MailMergeTable2020-03-05T15_3a_15_3a_18Z92.A2" style:display-name="MailMergeTable2020-03-05T15:15:18Z9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2.A3" style:display-name="MailMergeTable2020-03-05T15:15:18Z9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2.4" style:display-name="MailMergeTable2020-03-05T15:15:18Z92.4" style:family="table-row">
      <style:table-row-properties style:min-row-height="0.349cm"/>
    </style:style>
    <style:style style:name="MailMergeTable2020-03-05T15_3a_15_3a_18Z93" style:display-name="MailMergeTable2020-03-05T15:15:18Z93" style:family="table">
      <style:table-properties style:width="10.059cm" table:align="margins"/>
    </style:style>
    <style:style style:name="MailMergeTable2020-03-05T15_3a_15_3a_18Z93.A" style:display-name="MailMergeTable2020-03-05T15:15:18Z93.A" style:family="table-column">
      <style:table-column-properties style:column-width="1.438cm" style:rel-column-width="9362*"/>
    </style:style>
    <style:style style:name="MailMergeTable2020-03-05T15_3a_15_3a_18Z93.G" style:display-name="MailMergeTable2020-03-05T15:15:18Z93.G" style:family="table-column">
      <style:table-column-properties style:column-width="1.438cm" style:rel-column-width="9363*"/>
    </style:style>
    <style:style style:name="MailMergeTable2020-03-05T15_3a_15_3a_18Z93.1" style:display-name="MailMergeTable2020-03-05T15:15:18Z93.1" style:family="table-row">
      <style:table-row-properties style:min-row-height="0.688cm"/>
    </style:style>
    <style:style style:name="MailMergeTable2020-03-05T15_3a_15_3a_18Z93.A1" style:display-name="MailMergeTable2020-03-05T15:15:18Z93.A1" style:family="table-cell">
      <style:table-cell-properties fo:padding="0.097cm" fo:border="0.05pt solid #000000"/>
    </style:style>
    <style:style style:name="MailMergeTable2020-03-05T15_3a_15_3a_18Z93.A2" style:display-name="MailMergeTable2020-03-05T15:15:18Z9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3.A3" style:display-name="MailMergeTable2020-03-05T15:15:18Z9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3.4" style:display-name="MailMergeTable2020-03-05T15:15:18Z93.4" style:family="table-row">
      <style:table-row-properties style:min-row-height="0.349cm"/>
    </style:style>
    <style:style style:name="MailMergeTable2020-03-05T15_3a_15_3a_18Z94" style:display-name="MailMergeTable2020-03-05T15:15:18Z94" style:family="table">
      <style:table-properties style:width="10.059cm" table:align="margins"/>
    </style:style>
    <style:style style:name="MailMergeTable2020-03-05T15_3a_15_3a_18Z94.A" style:display-name="MailMergeTable2020-03-05T15:15:18Z94.A" style:family="table-column">
      <style:table-column-properties style:column-width="1.438cm" style:rel-column-width="9362*"/>
    </style:style>
    <style:style style:name="MailMergeTable2020-03-05T15_3a_15_3a_18Z94.G" style:display-name="MailMergeTable2020-03-05T15:15:18Z94.G" style:family="table-column">
      <style:table-column-properties style:column-width="1.438cm" style:rel-column-width="9363*"/>
    </style:style>
    <style:style style:name="MailMergeTable2020-03-05T15_3a_15_3a_18Z94.1" style:display-name="MailMergeTable2020-03-05T15:15:18Z94.1" style:family="table-row">
      <style:table-row-properties style:min-row-height="0.688cm"/>
    </style:style>
    <style:style style:name="MailMergeTable2020-03-05T15_3a_15_3a_18Z94.A1" style:display-name="MailMergeTable2020-03-05T15:15:18Z94.A1" style:family="table-cell">
      <style:table-cell-properties fo:padding="0.097cm" fo:border="0.05pt solid #000000"/>
    </style:style>
    <style:style style:name="MailMergeTable2020-03-05T15_3a_15_3a_18Z94.A2" style:display-name="MailMergeTable2020-03-05T15:15:18Z9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4.A3" style:display-name="MailMergeTable2020-03-05T15:15:18Z9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4.4" style:display-name="MailMergeTable2020-03-05T15:15:18Z94.4" style:family="table-row">
      <style:table-row-properties style:min-row-height="0.349cm"/>
    </style:style>
    <style:style style:name="MailMergeTable2020-03-05T15_3a_15_3a_18Z95" style:display-name="MailMergeTable2020-03-05T15:15:18Z95" style:family="table">
      <style:table-properties style:width="10.059cm" table:align="margins"/>
    </style:style>
    <style:style style:name="MailMergeTable2020-03-05T15_3a_15_3a_18Z95.A" style:display-name="MailMergeTable2020-03-05T15:15:18Z95.A" style:family="table-column">
      <style:table-column-properties style:column-width="1.438cm" style:rel-column-width="9362*"/>
    </style:style>
    <style:style style:name="MailMergeTable2020-03-05T15_3a_15_3a_18Z95.G" style:display-name="MailMergeTable2020-03-05T15:15:18Z95.G" style:family="table-column">
      <style:table-column-properties style:column-width="1.438cm" style:rel-column-width="9363*"/>
    </style:style>
    <style:style style:name="MailMergeTable2020-03-05T15_3a_15_3a_18Z95.1" style:display-name="MailMergeTable2020-03-05T15:15:18Z95.1" style:family="table-row">
      <style:table-row-properties style:min-row-height="0.688cm"/>
    </style:style>
    <style:style style:name="MailMergeTable2020-03-05T15_3a_15_3a_18Z95.A1" style:display-name="MailMergeTable2020-03-05T15:15:18Z95.A1" style:family="table-cell">
      <style:table-cell-properties fo:padding="0.097cm" fo:border="0.05pt solid #000000"/>
    </style:style>
    <style:style style:name="MailMergeTable2020-03-05T15_3a_15_3a_18Z95.A2" style:display-name="MailMergeTable2020-03-05T15:15:18Z9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5.A3" style:display-name="MailMergeTable2020-03-05T15:15:18Z9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5.4" style:display-name="MailMergeTable2020-03-05T15:15:18Z95.4" style:family="table-row">
      <style:table-row-properties style:min-row-height="0.349cm"/>
    </style:style>
    <style:style style:name="MailMergeTable2020-03-05T15_3a_15_3a_18Z96" style:display-name="MailMergeTable2020-03-05T15:15:18Z96" style:family="table">
      <style:table-properties style:width="10.059cm" table:align="margins"/>
    </style:style>
    <style:style style:name="MailMergeTable2020-03-05T15_3a_15_3a_18Z96.A" style:display-name="MailMergeTable2020-03-05T15:15:18Z96.A" style:family="table-column">
      <style:table-column-properties style:column-width="1.438cm" style:rel-column-width="9362*"/>
    </style:style>
    <style:style style:name="MailMergeTable2020-03-05T15_3a_15_3a_18Z96.G" style:display-name="MailMergeTable2020-03-05T15:15:18Z96.G" style:family="table-column">
      <style:table-column-properties style:column-width="1.438cm" style:rel-column-width="9363*"/>
    </style:style>
    <style:style style:name="MailMergeTable2020-03-05T15_3a_15_3a_18Z96.1" style:display-name="MailMergeTable2020-03-05T15:15:18Z96.1" style:family="table-row">
      <style:table-row-properties style:min-row-height="0.688cm"/>
    </style:style>
    <style:style style:name="MailMergeTable2020-03-05T15_3a_15_3a_18Z96.A1" style:display-name="MailMergeTable2020-03-05T15:15:18Z96.A1" style:family="table-cell">
      <style:table-cell-properties fo:padding="0.097cm" fo:border="0.05pt solid #000000"/>
    </style:style>
    <style:style style:name="MailMergeTable2020-03-05T15_3a_15_3a_18Z96.A2" style:display-name="MailMergeTable2020-03-05T15:15:18Z9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6.A3" style:display-name="MailMergeTable2020-03-05T15:15:18Z9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6.4" style:display-name="MailMergeTable2020-03-05T15:15:18Z96.4" style:family="table-row">
      <style:table-row-properties style:min-row-height="0.349cm"/>
    </style:style>
    <style:style style:name="MailMergeTable2020-03-05T15_3a_15_3a_18Z97" style:display-name="MailMergeTable2020-03-05T15:15:18Z97" style:family="table">
      <style:table-properties style:width="10.059cm" table:align="margins"/>
    </style:style>
    <style:style style:name="MailMergeTable2020-03-05T15_3a_15_3a_18Z97.A" style:display-name="MailMergeTable2020-03-05T15:15:18Z97.A" style:family="table-column">
      <style:table-column-properties style:column-width="1.438cm" style:rel-column-width="9362*"/>
    </style:style>
    <style:style style:name="MailMergeTable2020-03-05T15_3a_15_3a_18Z97.G" style:display-name="MailMergeTable2020-03-05T15:15:18Z97.G" style:family="table-column">
      <style:table-column-properties style:column-width="1.438cm" style:rel-column-width="9363*"/>
    </style:style>
    <style:style style:name="MailMergeTable2020-03-05T15_3a_15_3a_18Z97.1" style:display-name="MailMergeTable2020-03-05T15:15:18Z97.1" style:family="table-row">
      <style:table-row-properties style:min-row-height="0.688cm"/>
    </style:style>
    <style:style style:name="MailMergeTable2020-03-05T15_3a_15_3a_18Z97.A1" style:display-name="MailMergeTable2020-03-05T15:15:18Z97.A1" style:family="table-cell">
      <style:table-cell-properties fo:padding="0.097cm" fo:border="0.05pt solid #000000"/>
    </style:style>
    <style:style style:name="MailMergeTable2020-03-05T15_3a_15_3a_18Z97.A2" style:display-name="MailMergeTable2020-03-05T15:15:18Z9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7.A3" style:display-name="MailMergeTable2020-03-05T15:15:18Z9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7.4" style:display-name="MailMergeTable2020-03-05T15:15:18Z97.4" style:family="table-row">
      <style:table-row-properties style:min-row-height="0.349cm"/>
    </style:style>
    <style:style style:name="MailMergeTable2020-03-05T15_3a_15_3a_18Z98" style:display-name="MailMergeTable2020-03-05T15:15:18Z98" style:family="table">
      <style:table-properties style:width="10.059cm" table:align="margins"/>
    </style:style>
    <style:style style:name="MailMergeTable2020-03-05T15_3a_15_3a_18Z98.A" style:display-name="MailMergeTable2020-03-05T15:15:18Z98.A" style:family="table-column">
      <style:table-column-properties style:column-width="1.438cm" style:rel-column-width="9362*"/>
    </style:style>
    <style:style style:name="MailMergeTable2020-03-05T15_3a_15_3a_18Z98.G" style:display-name="MailMergeTable2020-03-05T15:15:18Z98.G" style:family="table-column">
      <style:table-column-properties style:column-width="1.438cm" style:rel-column-width="9363*"/>
    </style:style>
    <style:style style:name="MailMergeTable2020-03-05T15_3a_15_3a_18Z98.1" style:display-name="MailMergeTable2020-03-05T15:15:18Z98.1" style:family="table-row">
      <style:table-row-properties style:min-row-height="0.688cm"/>
    </style:style>
    <style:style style:name="MailMergeTable2020-03-05T15_3a_15_3a_18Z98.A1" style:display-name="MailMergeTable2020-03-05T15:15:18Z98.A1" style:family="table-cell">
      <style:table-cell-properties fo:padding="0.097cm" fo:border="0.05pt solid #000000"/>
    </style:style>
    <style:style style:name="MailMergeTable2020-03-05T15_3a_15_3a_18Z98.A2" style:display-name="MailMergeTable2020-03-05T15:15:18Z9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8.A3" style:display-name="MailMergeTable2020-03-05T15:15:18Z9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8.4" style:display-name="MailMergeTable2020-03-05T15:15:18Z98.4" style:family="table-row">
      <style:table-row-properties style:min-row-height="0.349cm"/>
    </style:style>
    <style:style style:name="MailMergeTable2020-03-05T15_3a_15_3a_18Z99" style:display-name="MailMergeTable2020-03-05T15:15:18Z99" style:family="table">
      <style:table-properties style:width="10.059cm" table:align="margins"/>
    </style:style>
    <style:style style:name="MailMergeTable2020-03-05T15_3a_15_3a_18Z99.A" style:display-name="MailMergeTable2020-03-05T15:15:18Z99.A" style:family="table-column">
      <style:table-column-properties style:column-width="1.438cm" style:rel-column-width="9362*"/>
    </style:style>
    <style:style style:name="MailMergeTable2020-03-05T15_3a_15_3a_18Z99.G" style:display-name="MailMergeTable2020-03-05T15:15:18Z99.G" style:family="table-column">
      <style:table-column-properties style:column-width="1.438cm" style:rel-column-width="9363*"/>
    </style:style>
    <style:style style:name="MailMergeTable2020-03-05T15_3a_15_3a_18Z99.1" style:display-name="MailMergeTable2020-03-05T15:15:18Z99.1" style:family="table-row">
      <style:table-row-properties style:min-row-height="0.688cm"/>
    </style:style>
    <style:style style:name="MailMergeTable2020-03-05T15_3a_15_3a_18Z99.A1" style:display-name="MailMergeTable2020-03-05T15:15:18Z99.A1" style:family="table-cell">
      <style:table-cell-properties fo:padding="0.097cm" fo:border="0.05pt solid #000000"/>
    </style:style>
    <style:style style:name="MailMergeTable2020-03-05T15_3a_15_3a_18Z99.A2" style:display-name="MailMergeTable2020-03-05T15:15:18Z9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99.A3" style:display-name="MailMergeTable2020-03-05T15:15:18Z9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99.4" style:display-name="MailMergeTable2020-03-05T15:15:18Z99.4" style:family="table-row">
      <style:table-row-properties style:min-row-height="0.349cm"/>
    </style:style>
    <style:style style:name="MailMergeTable2020-03-05T15_3a_15_3a_18Z100" style:display-name="MailMergeTable2020-03-05T15:15:18Z100" style:family="table">
      <style:table-properties style:width="10.059cm" table:align="margins"/>
    </style:style>
    <style:style style:name="MailMergeTable2020-03-05T15_3a_15_3a_18Z100.A" style:display-name="MailMergeTable2020-03-05T15:15:18Z100.A" style:family="table-column">
      <style:table-column-properties style:column-width="1.438cm" style:rel-column-width="9362*"/>
    </style:style>
    <style:style style:name="MailMergeTable2020-03-05T15_3a_15_3a_18Z100.G" style:display-name="MailMergeTable2020-03-05T15:15:18Z100.G" style:family="table-column">
      <style:table-column-properties style:column-width="1.438cm" style:rel-column-width="9363*"/>
    </style:style>
    <style:style style:name="MailMergeTable2020-03-05T15_3a_15_3a_18Z100.1" style:display-name="MailMergeTable2020-03-05T15:15:18Z100.1" style:family="table-row">
      <style:table-row-properties style:min-row-height="0.688cm"/>
    </style:style>
    <style:style style:name="MailMergeTable2020-03-05T15_3a_15_3a_18Z100.A1" style:display-name="MailMergeTable2020-03-05T15:15:18Z100.A1" style:family="table-cell">
      <style:table-cell-properties fo:padding="0.097cm" fo:border="0.05pt solid #000000"/>
    </style:style>
    <style:style style:name="MailMergeTable2020-03-05T15_3a_15_3a_18Z100.A2" style:display-name="MailMergeTable2020-03-05T15:15:18Z10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0.A3" style:display-name="MailMergeTable2020-03-05T15:15:18Z10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0.4" style:display-name="MailMergeTable2020-03-05T15:15:18Z100.4" style:family="table-row">
      <style:table-row-properties style:min-row-height="0.349cm"/>
    </style:style>
    <style:style style:name="MailMergeTable2020-03-05T15_3a_15_3a_18Z101" style:display-name="MailMergeTable2020-03-05T15:15:18Z101" style:family="table">
      <style:table-properties style:width="10.059cm" table:align="margins"/>
    </style:style>
    <style:style style:name="MailMergeTable2020-03-05T15_3a_15_3a_18Z101.A" style:display-name="MailMergeTable2020-03-05T15:15:18Z101.A" style:family="table-column">
      <style:table-column-properties style:column-width="1.438cm" style:rel-column-width="9362*"/>
    </style:style>
    <style:style style:name="MailMergeTable2020-03-05T15_3a_15_3a_18Z101.G" style:display-name="MailMergeTable2020-03-05T15:15:18Z101.G" style:family="table-column">
      <style:table-column-properties style:column-width="1.438cm" style:rel-column-width="9363*"/>
    </style:style>
    <style:style style:name="MailMergeTable2020-03-05T15_3a_15_3a_18Z101.1" style:display-name="MailMergeTable2020-03-05T15:15:18Z101.1" style:family="table-row">
      <style:table-row-properties style:min-row-height="0.688cm"/>
    </style:style>
    <style:style style:name="MailMergeTable2020-03-05T15_3a_15_3a_18Z101.A1" style:display-name="MailMergeTable2020-03-05T15:15:18Z101.A1" style:family="table-cell">
      <style:table-cell-properties fo:padding="0.097cm" fo:border="0.05pt solid #000000"/>
    </style:style>
    <style:style style:name="MailMergeTable2020-03-05T15_3a_15_3a_18Z101.A2" style:display-name="MailMergeTable2020-03-05T15:15:18Z10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1.A3" style:display-name="MailMergeTable2020-03-05T15:15:18Z10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1.4" style:display-name="MailMergeTable2020-03-05T15:15:18Z101.4" style:family="table-row">
      <style:table-row-properties style:min-row-height="0.349cm"/>
    </style:style>
    <style:style style:name="MailMergeTable2020-03-05T15_3a_15_3a_18Z102" style:display-name="MailMergeTable2020-03-05T15:15:18Z102" style:family="table">
      <style:table-properties style:width="10.059cm" table:align="margins"/>
    </style:style>
    <style:style style:name="MailMergeTable2020-03-05T15_3a_15_3a_18Z102.A" style:display-name="MailMergeTable2020-03-05T15:15:18Z102.A" style:family="table-column">
      <style:table-column-properties style:column-width="1.438cm" style:rel-column-width="9362*"/>
    </style:style>
    <style:style style:name="MailMergeTable2020-03-05T15_3a_15_3a_18Z102.G" style:display-name="MailMergeTable2020-03-05T15:15:18Z102.G" style:family="table-column">
      <style:table-column-properties style:column-width="1.438cm" style:rel-column-width="9363*"/>
    </style:style>
    <style:style style:name="MailMergeTable2020-03-05T15_3a_15_3a_18Z102.1" style:display-name="MailMergeTable2020-03-05T15:15:18Z102.1" style:family="table-row">
      <style:table-row-properties style:min-row-height="0.688cm"/>
    </style:style>
    <style:style style:name="MailMergeTable2020-03-05T15_3a_15_3a_18Z102.A1" style:display-name="MailMergeTable2020-03-05T15:15:18Z102.A1" style:family="table-cell">
      <style:table-cell-properties fo:padding="0.097cm" fo:border="0.05pt solid #000000"/>
    </style:style>
    <style:style style:name="MailMergeTable2020-03-05T15_3a_15_3a_18Z102.A2" style:display-name="MailMergeTable2020-03-05T15:15:18Z10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2.A3" style:display-name="MailMergeTable2020-03-05T15:15:18Z10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2.4" style:display-name="MailMergeTable2020-03-05T15:15:18Z102.4" style:family="table-row">
      <style:table-row-properties style:min-row-height="0.349cm"/>
    </style:style>
    <style:style style:name="MailMergeTable2020-03-05T15_3a_15_3a_18Z103" style:display-name="MailMergeTable2020-03-05T15:15:18Z103" style:family="table">
      <style:table-properties style:width="10.059cm" table:align="margins"/>
    </style:style>
    <style:style style:name="MailMergeTable2020-03-05T15_3a_15_3a_18Z103.A" style:display-name="MailMergeTable2020-03-05T15:15:18Z103.A" style:family="table-column">
      <style:table-column-properties style:column-width="1.438cm" style:rel-column-width="9362*"/>
    </style:style>
    <style:style style:name="MailMergeTable2020-03-05T15_3a_15_3a_18Z103.G" style:display-name="MailMergeTable2020-03-05T15:15:18Z103.G" style:family="table-column">
      <style:table-column-properties style:column-width="1.438cm" style:rel-column-width="9363*"/>
    </style:style>
    <style:style style:name="MailMergeTable2020-03-05T15_3a_15_3a_18Z103.1" style:display-name="MailMergeTable2020-03-05T15:15:18Z103.1" style:family="table-row">
      <style:table-row-properties style:min-row-height="0.688cm"/>
    </style:style>
    <style:style style:name="MailMergeTable2020-03-05T15_3a_15_3a_18Z103.A1" style:display-name="MailMergeTable2020-03-05T15:15:18Z103.A1" style:family="table-cell">
      <style:table-cell-properties fo:padding="0.097cm" fo:border="0.05pt solid #000000"/>
    </style:style>
    <style:style style:name="MailMergeTable2020-03-05T15_3a_15_3a_18Z103.A2" style:display-name="MailMergeTable2020-03-05T15:15:18Z10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3.A3" style:display-name="MailMergeTable2020-03-05T15:15:18Z10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3.4" style:display-name="MailMergeTable2020-03-05T15:15:18Z103.4" style:family="table-row">
      <style:table-row-properties style:min-row-height="0.349cm"/>
    </style:style>
    <style:style style:name="MailMergeTable2020-03-05T15_3a_15_3a_18Z104" style:display-name="MailMergeTable2020-03-05T15:15:18Z104" style:family="table">
      <style:table-properties style:width="10.059cm" table:align="margins"/>
    </style:style>
    <style:style style:name="MailMergeTable2020-03-05T15_3a_15_3a_18Z104.A" style:display-name="MailMergeTable2020-03-05T15:15:18Z104.A" style:family="table-column">
      <style:table-column-properties style:column-width="1.438cm" style:rel-column-width="9362*"/>
    </style:style>
    <style:style style:name="MailMergeTable2020-03-05T15_3a_15_3a_18Z104.G" style:display-name="MailMergeTable2020-03-05T15:15:18Z104.G" style:family="table-column">
      <style:table-column-properties style:column-width="1.438cm" style:rel-column-width="9363*"/>
    </style:style>
    <style:style style:name="MailMergeTable2020-03-05T15_3a_15_3a_18Z104.1" style:display-name="MailMergeTable2020-03-05T15:15:18Z104.1" style:family="table-row">
      <style:table-row-properties style:min-row-height="0.688cm"/>
    </style:style>
    <style:style style:name="MailMergeTable2020-03-05T15_3a_15_3a_18Z104.A1" style:display-name="MailMergeTable2020-03-05T15:15:18Z104.A1" style:family="table-cell">
      <style:table-cell-properties fo:padding="0.097cm" fo:border="0.05pt solid #000000"/>
    </style:style>
    <style:style style:name="MailMergeTable2020-03-05T15_3a_15_3a_18Z104.A2" style:display-name="MailMergeTable2020-03-05T15:15:18Z10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4.A3" style:display-name="MailMergeTable2020-03-05T15:15:18Z10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4.4" style:display-name="MailMergeTable2020-03-05T15:15:18Z104.4" style:family="table-row">
      <style:table-row-properties style:min-row-height="0.349cm"/>
    </style:style>
    <style:style style:name="MailMergeTable2020-03-05T15_3a_15_3a_18Z105" style:display-name="MailMergeTable2020-03-05T15:15:18Z105" style:family="table">
      <style:table-properties style:width="10.059cm" table:align="margins"/>
    </style:style>
    <style:style style:name="MailMergeTable2020-03-05T15_3a_15_3a_18Z105.A" style:display-name="MailMergeTable2020-03-05T15:15:18Z105.A" style:family="table-column">
      <style:table-column-properties style:column-width="1.438cm" style:rel-column-width="9362*"/>
    </style:style>
    <style:style style:name="MailMergeTable2020-03-05T15_3a_15_3a_18Z105.G" style:display-name="MailMergeTable2020-03-05T15:15:18Z105.G" style:family="table-column">
      <style:table-column-properties style:column-width="1.438cm" style:rel-column-width="9363*"/>
    </style:style>
    <style:style style:name="MailMergeTable2020-03-05T15_3a_15_3a_18Z105.1" style:display-name="MailMergeTable2020-03-05T15:15:18Z105.1" style:family="table-row">
      <style:table-row-properties style:min-row-height="0.688cm"/>
    </style:style>
    <style:style style:name="MailMergeTable2020-03-05T15_3a_15_3a_18Z105.A1" style:display-name="MailMergeTable2020-03-05T15:15:18Z105.A1" style:family="table-cell">
      <style:table-cell-properties fo:padding="0.097cm" fo:border="0.05pt solid #000000"/>
    </style:style>
    <style:style style:name="MailMergeTable2020-03-05T15_3a_15_3a_18Z105.A2" style:display-name="MailMergeTable2020-03-05T15:15:18Z10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5.A3" style:display-name="MailMergeTable2020-03-05T15:15:18Z10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5.4" style:display-name="MailMergeTable2020-03-05T15:15:18Z105.4" style:family="table-row">
      <style:table-row-properties style:min-row-height="0.349cm"/>
    </style:style>
    <style:style style:name="MailMergeTable2020-03-05T15_3a_15_3a_18Z106" style:display-name="MailMergeTable2020-03-05T15:15:18Z106" style:family="table">
      <style:table-properties style:width="10.059cm" table:align="margins"/>
    </style:style>
    <style:style style:name="MailMergeTable2020-03-05T15_3a_15_3a_18Z106.A" style:display-name="MailMergeTable2020-03-05T15:15:18Z106.A" style:family="table-column">
      <style:table-column-properties style:column-width="1.438cm" style:rel-column-width="9362*"/>
    </style:style>
    <style:style style:name="MailMergeTable2020-03-05T15_3a_15_3a_18Z106.G" style:display-name="MailMergeTable2020-03-05T15:15:18Z106.G" style:family="table-column">
      <style:table-column-properties style:column-width="1.438cm" style:rel-column-width="9363*"/>
    </style:style>
    <style:style style:name="MailMergeTable2020-03-05T15_3a_15_3a_18Z106.1" style:display-name="MailMergeTable2020-03-05T15:15:18Z106.1" style:family="table-row">
      <style:table-row-properties style:min-row-height="0.688cm"/>
    </style:style>
    <style:style style:name="MailMergeTable2020-03-05T15_3a_15_3a_18Z106.A1" style:display-name="MailMergeTable2020-03-05T15:15:18Z106.A1" style:family="table-cell">
      <style:table-cell-properties fo:padding="0.097cm" fo:border="0.05pt solid #000000"/>
    </style:style>
    <style:style style:name="MailMergeTable2020-03-05T15_3a_15_3a_18Z106.A2" style:display-name="MailMergeTable2020-03-05T15:15:18Z10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6.A3" style:display-name="MailMergeTable2020-03-05T15:15:18Z10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6.4" style:display-name="MailMergeTable2020-03-05T15:15:18Z106.4" style:family="table-row">
      <style:table-row-properties style:min-row-height="0.349cm"/>
    </style:style>
    <style:style style:name="MailMergeTable2020-03-05T15_3a_15_3a_18Z107" style:display-name="MailMergeTable2020-03-05T15:15:18Z107" style:family="table">
      <style:table-properties style:width="10.059cm" table:align="margins"/>
    </style:style>
    <style:style style:name="MailMergeTable2020-03-05T15_3a_15_3a_18Z107.A" style:display-name="MailMergeTable2020-03-05T15:15:18Z107.A" style:family="table-column">
      <style:table-column-properties style:column-width="1.438cm" style:rel-column-width="9362*"/>
    </style:style>
    <style:style style:name="MailMergeTable2020-03-05T15_3a_15_3a_18Z107.G" style:display-name="MailMergeTable2020-03-05T15:15:18Z107.G" style:family="table-column">
      <style:table-column-properties style:column-width="1.438cm" style:rel-column-width="9363*"/>
    </style:style>
    <style:style style:name="MailMergeTable2020-03-05T15_3a_15_3a_18Z107.1" style:display-name="MailMergeTable2020-03-05T15:15:18Z107.1" style:family="table-row">
      <style:table-row-properties style:min-row-height="0.688cm"/>
    </style:style>
    <style:style style:name="MailMergeTable2020-03-05T15_3a_15_3a_18Z107.A1" style:display-name="MailMergeTable2020-03-05T15:15:18Z107.A1" style:family="table-cell">
      <style:table-cell-properties fo:padding="0.097cm" fo:border="0.05pt solid #000000"/>
    </style:style>
    <style:style style:name="MailMergeTable2020-03-05T15_3a_15_3a_18Z107.A2" style:display-name="MailMergeTable2020-03-05T15:15:18Z10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7.A3" style:display-name="MailMergeTable2020-03-05T15:15:18Z10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7.4" style:display-name="MailMergeTable2020-03-05T15:15:18Z107.4" style:family="table-row">
      <style:table-row-properties style:min-row-height="0.349cm"/>
    </style:style>
    <style:style style:name="MailMergeTable2020-03-05T15_3a_15_3a_18Z108" style:display-name="MailMergeTable2020-03-05T15:15:18Z108" style:family="table">
      <style:table-properties style:width="10.059cm" table:align="margins"/>
    </style:style>
    <style:style style:name="MailMergeTable2020-03-05T15_3a_15_3a_18Z108.A" style:display-name="MailMergeTable2020-03-05T15:15:18Z108.A" style:family="table-column">
      <style:table-column-properties style:column-width="1.438cm" style:rel-column-width="9362*"/>
    </style:style>
    <style:style style:name="MailMergeTable2020-03-05T15_3a_15_3a_18Z108.G" style:display-name="MailMergeTable2020-03-05T15:15:18Z108.G" style:family="table-column">
      <style:table-column-properties style:column-width="1.438cm" style:rel-column-width="9363*"/>
    </style:style>
    <style:style style:name="MailMergeTable2020-03-05T15_3a_15_3a_18Z108.1" style:display-name="MailMergeTable2020-03-05T15:15:18Z108.1" style:family="table-row">
      <style:table-row-properties style:min-row-height="0.688cm"/>
    </style:style>
    <style:style style:name="MailMergeTable2020-03-05T15_3a_15_3a_18Z108.A1" style:display-name="MailMergeTable2020-03-05T15:15:18Z108.A1" style:family="table-cell">
      <style:table-cell-properties fo:padding="0.097cm" fo:border="0.05pt solid #000000"/>
    </style:style>
    <style:style style:name="MailMergeTable2020-03-05T15_3a_15_3a_18Z108.A2" style:display-name="MailMergeTable2020-03-05T15:15:18Z10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8.A3" style:display-name="MailMergeTable2020-03-05T15:15:18Z10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8.4" style:display-name="MailMergeTable2020-03-05T15:15:18Z108.4" style:family="table-row">
      <style:table-row-properties style:min-row-height="0.349cm"/>
    </style:style>
    <style:style style:name="MailMergeTable2020-03-05T15_3a_15_3a_18Z109" style:display-name="MailMergeTable2020-03-05T15:15:18Z109" style:family="table">
      <style:table-properties style:width="10.059cm" table:align="margins"/>
    </style:style>
    <style:style style:name="MailMergeTable2020-03-05T15_3a_15_3a_18Z109.A" style:display-name="MailMergeTable2020-03-05T15:15:18Z109.A" style:family="table-column">
      <style:table-column-properties style:column-width="1.438cm" style:rel-column-width="9362*"/>
    </style:style>
    <style:style style:name="MailMergeTable2020-03-05T15_3a_15_3a_18Z109.G" style:display-name="MailMergeTable2020-03-05T15:15:18Z109.G" style:family="table-column">
      <style:table-column-properties style:column-width="1.438cm" style:rel-column-width="9363*"/>
    </style:style>
    <style:style style:name="MailMergeTable2020-03-05T15_3a_15_3a_18Z109.1" style:display-name="MailMergeTable2020-03-05T15:15:18Z109.1" style:family="table-row">
      <style:table-row-properties style:min-row-height="0.688cm"/>
    </style:style>
    <style:style style:name="MailMergeTable2020-03-05T15_3a_15_3a_18Z109.A1" style:display-name="MailMergeTable2020-03-05T15:15:18Z109.A1" style:family="table-cell">
      <style:table-cell-properties fo:padding="0.097cm" fo:border="0.05pt solid #000000"/>
    </style:style>
    <style:style style:name="MailMergeTable2020-03-05T15_3a_15_3a_18Z109.A2" style:display-name="MailMergeTable2020-03-05T15:15:18Z10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09.A3" style:display-name="MailMergeTable2020-03-05T15:15:18Z10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09.4" style:display-name="MailMergeTable2020-03-05T15:15:18Z109.4" style:family="table-row">
      <style:table-row-properties style:min-row-height="0.349cm"/>
    </style:style>
    <style:style style:name="MailMergeTable2020-03-05T15_3a_15_3a_18Z110" style:display-name="MailMergeTable2020-03-05T15:15:18Z110" style:family="table">
      <style:table-properties style:width="10.059cm" table:align="margins"/>
    </style:style>
    <style:style style:name="MailMergeTable2020-03-05T15_3a_15_3a_18Z110.A" style:display-name="MailMergeTable2020-03-05T15:15:18Z110.A" style:family="table-column">
      <style:table-column-properties style:column-width="1.438cm" style:rel-column-width="9362*"/>
    </style:style>
    <style:style style:name="MailMergeTable2020-03-05T15_3a_15_3a_18Z110.G" style:display-name="MailMergeTable2020-03-05T15:15:18Z110.G" style:family="table-column">
      <style:table-column-properties style:column-width="1.438cm" style:rel-column-width="9363*"/>
    </style:style>
    <style:style style:name="MailMergeTable2020-03-05T15_3a_15_3a_18Z110.1" style:display-name="MailMergeTable2020-03-05T15:15:18Z110.1" style:family="table-row">
      <style:table-row-properties style:min-row-height="0.688cm"/>
    </style:style>
    <style:style style:name="MailMergeTable2020-03-05T15_3a_15_3a_18Z110.A1" style:display-name="MailMergeTable2020-03-05T15:15:18Z110.A1" style:family="table-cell">
      <style:table-cell-properties fo:padding="0.097cm" fo:border="0.05pt solid #000000"/>
    </style:style>
    <style:style style:name="MailMergeTable2020-03-05T15_3a_15_3a_18Z110.A2" style:display-name="MailMergeTable2020-03-05T15:15:18Z11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10.A3" style:display-name="MailMergeTable2020-03-05T15:15:18Z1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10.4" style:display-name="MailMergeTable2020-03-05T15:15:18Z110.4" style:family="table-row">
      <style:table-row-properties style:min-row-height="0.349cm"/>
    </style:style>
    <style:style style:name="MailMergeTable2020-03-05T15_3a_15_3a_18Z111" style:display-name="MailMergeTable2020-03-05T15:15:18Z111" style:family="table">
      <style:table-properties style:width="10.059cm" table:align="margins"/>
    </style:style>
    <style:style style:name="MailMergeTable2020-03-05T15_3a_15_3a_18Z111.A" style:display-name="MailMergeTable2020-03-05T15:15:18Z111.A" style:family="table-column">
      <style:table-column-properties style:column-width="1.438cm" style:rel-column-width="9362*"/>
    </style:style>
    <style:style style:name="MailMergeTable2020-03-05T15_3a_15_3a_18Z111.G" style:display-name="MailMergeTable2020-03-05T15:15:18Z111.G" style:family="table-column">
      <style:table-column-properties style:column-width="1.438cm" style:rel-column-width="9363*"/>
    </style:style>
    <style:style style:name="MailMergeTable2020-03-05T15_3a_15_3a_18Z111.1" style:display-name="MailMergeTable2020-03-05T15:15:18Z111.1" style:family="table-row">
      <style:table-row-properties style:min-row-height="0.688cm"/>
    </style:style>
    <style:style style:name="MailMergeTable2020-03-05T15_3a_15_3a_18Z111.A1" style:display-name="MailMergeTable2020-03-05T15:15:18Z111.A1" style:family="table-cell">
      <style:table-cell-properties fo:padding="0.097cm" fo:border="0.05pt solid #000000"/>
    </style:style>
    <style:style style:name="MailMergeTable2020-03-05T15_3a_15_3a_18Z111.A2" style:display-name="MailMergeTable2020-03-05T15:15:18Z11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11.A3" style:display-name="MailMergeTable2020-03-05T15:15:18Z1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11.4" style:display-name="MailMergeTable2020-03-05T15:15:18Z111.4" style:family="table-row">
      <style:table-row-properties style:min-row-height="0.349cm"/>
    </style:style>
    <style:style style:name="MailMergeTable2020-03-05T15_3a_15_3a_18Z112" style:display-name="MailMergeTable2020-03-05T15:15:18Z112" style:family="table">
      <style:table-properties style:width="10.059cm" table:align="margins"/>
    </style:style>
    <style:style style:name="MailMergeTable2020-03-05T15_3a_15_3a_18Z112.A" style:display-name="MailMergeTable2020-03-05T15:15:18Z112.A" style:family="table-column">
      <style:table-column-properties style:column-width="1.438cm" style:rel-column-width="9362*"/>
    </style:style>
    <style:style style:name="MailMergeTable2020-03-05T15_3a_15_3a_18Z112.G" style:display-name="MailMergeTable2020-03-05T15:15:18Z112.G" style:family="table-column">
      <style:table-column-properties style:column-width="1.438cm" style:rel-column-width="9363*"/>
    </style:style>
    <style:style style:name="MailMergeTable2020-03-05T15_3a_15_3a_18Z112.1" style:display-name="MailMergeTable2020-03-05T15:15:18Z112.1" style:family="table-row">
      <style:table-row-properties style:min-row-height="0.688cm"/>
    </style:style>
    <style:style style:name="MailMergeTable2020-03-05T15_3a_15_3a_18Z112.A1" style:display-name="MailMergeTable2020-03-05T15:15:18Z112.A1" style:family="table-cell">
      <style:table-cell-properties fo:padding="0.097cm" fo:border="0.05pt solid #000000"/>
    </style:style>
    <style:style style:name="MailMergeTable2020-03-05T15_3a_15_3a_18Z112.A2" style:display-name="MailMergeTable2020-03-05T15:15:18Z11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8Z112.A3" style:display-name="MailMergeTable2020-03-05T15:15:18Z1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8Z112.4" style:display-name="MailMergeTable2020-03-05T15:15:18Z112.4" style:family="table-row">
      <style:table-row-properties style:min-row-height="0.349cm"/>
    </style:style>
    <style:style style:name="MailMergeTable2020-03-05T15_3a_15_3a_19Z113" style:display-name="MailMergeTable2020-03-05T15:15:19Z113" style:family="table">
      <style:table-properties style:width="10.059cm" table:align="margins"/>
    </style:style>
    <style:style style:name="MailMergeTable2020-03-05T15_3a_15_3a_19Z113.A" style:display-name="MailMergeTable2020-03-05T15:15:19Z113.A" style:family="table-column">
      <style:table-column-properties style:column-width="1.438cm" style:rel-column-width="9362*"/>
    </style:style>
    <style:style style:name="MailMergeTable2020-03-05T15_3a_15_3a_19Z113.G" style:display-name="MailMergeTable2020-03-05T15:15:19Z113.G" style:family="table-column">
      <style:table-column-properties style:column-width="1.438cm" style:rel-column-width="9363*"/>
    </style:style>
    <style:style style:name="MailMergeTable2020-03-05T15_3a_15_3a_19Z113.1" style:display-name="MailMergeTable2020-03-05T15:15:19Z113.1" style:family="table-row">
      <style:table-row-properties style:min-row-height="0.688cm"/>
    </style:style>
    <style:style style:name="MailMergeTable2020-03-05T15_3a_15_3a_19Z113.A1" style:display-name="MailMergeTable2020-03-05T15:15:19Z113.A1" style:family="table-cell">
      <style:table-cell-properties fo:padding="0.097cm" fo:border="0.05pt solid #000000"/>
    </style:style>
    <style:style style:name="MailMergeTable2020-03-05T15_3a_15_3a_19Z113.A2" style:display-name="MailMergeTable2020-03-05T15:15:19Z11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13.A3" style:display-name="MailMergeTable2020-03-05T15:15:19Z1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13.4" style:display-name="MailMergeTable2020-03-05T15:15:19Z113.4" style:family="table-row">
      <style:table-row-properties style:min-row-height="0.349cm"/>
    </style:style>
    <style:style style:name="MailMergeTable2020-03-05T15_3a_15_3a_19Z114" style:display-name="MailMergeTable2020-03-05T15:15:19Z114" style:family="table">
      <style:table-properties style:width="10.059cm" table:align="margins"/>
    </style:style>
    <style:style style:name="MailMergeTable2020-03-05T15_3a_15_3a_19Z114.A" style:display-name="MailMergeTable2020-03-05T15:15:19Z114.A" style:family="table-column">
      <style:table-column-properties style:column-width="1.438cm" style:rel-column-width="9362*"/>
    </style:style>
    <style:style style:name="MailMergeTable2020-03-05T15_3a_15_3a_19Z114.G" style:display-name="MailMergeTable2020-03-05T15:15:19Z114.G" style:family="table-column">
      <style:table-column-properties style:column-width="1.438cm" style:rel-column-width="9363*"/>
    </style:style>
    <style:style style:name="MailMergeTable2020-03-05T15_3a_15_3a_19Z114.1" style:display-name="MailMergeTable2020-03-05T15:15:19Z114.1" style:family="table-row">
      <style:table-row-properties style:min-row-height="0.688cm"/>
    </style:style>
    <style:style style:name="MailMergeTable2020-03-05T15_3a_15_3a_19Z114.A1" style:display-name="MailMergeTable2020-03-05T15:15:19Z114.A1" style:family="table-cell">
      <style:table-cell-properties fo:padding="0.097cm" fo:border="0.05pt solid #000000"/>
    </style:style>
    <style:style style:name="MailMergeTable2020-03-05T15_3a_15_3a_19Z114.A2" style:display-name="MailMergeTable2020-03-05T15:15:19Z11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14.A3" style:display-name="MailMergeTable2020-03-05T15:15:19Z1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14.4" style:display-name="MailMergeTable2020-03-05T15:15:19Z114.4" style:family="table-row">
      <style:table-row-properties style:min-row-height="0.349cm"/>
    </style:style>
    <style:style style:name="MailMergeTable2020-03-05T15_3a_15_3a_19Z115" style:display-name="MailMergeTable2020-03-05T15:15:19Z115" style:family="table">
      <style:table-properties style:width="10.059cm" table:align="margins"/>
    </style:style>
    <style:style style:name="MailMergeTable2020-03-05T15_3a_15_3a_19Z115.A" style:display-name="MailMergeTable2020-03-05T15:15:19Z115.A" style:family="table-column">
      <style:table-column-properties style:column-width="1.438cm" style:rel-column-width="9362*"/>
    </style:style>
    <style:style style:name="MailMergeTable2020-03-05T15_3a_15_3a_19Z115.G" style:display-name="MailMergeTable2020-03-05T15:15:19Z115.G" style:family="table-column">
      <style:table-column-properties style:column-width="1.438cm" style:rel-column-width="9363*"/>
    </style:style>
    <style:style style:name="MailMergeTable2020-03-05T15_3a_15_3a_19Z115.1" style:display-name="MailMergeTable2020-03-05T15:15:19Z115.1" style:family="table-row">
      <style:table-row-properties style:min-row-height="0.688cm"/>
    </style:style>
    <style:style style:name="MailMergeTable2020-03-05T15_3a_15_3a_19Z115.A1" style:display-name="MailMergeTable2020-03-05T15:15:19Z115.A1" style:family="table-cell">
      <style:table-cell-properties fo:padding="0.097cm" fo:border="0.05pt solid #000000"/>
    </style:style>
    <style:style style:name="MailMergeTable2020-03-05T15_3a_15_3a_19Z115.A2" style:display-name="MailMergeTable2020-03-05T15:15:19Z11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15.A3" style:display-name="MailMergeTable2020-03-05T15:15:19Z1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15.4" style:display-name="MailMergeTable2020-03-05T15:15:19Z115.4" style:family="table-row">
      <style:table-row-properties style:min-row-height="0.349cm"/>
    </style:style>
    <style:style style:name="MailMergeTable2020-03-05T15_3a_15_3a_19Z116" style:display-name="MailMergeTable2020-03-05T15:15:19Z116" style:family="table">
      <style:table-properties style:width="10.059cm" table:align="margins"/>
    </style:style>
    <style:style style:name="MailMergeTable2020-03-05T15_3a_15_3a_19Z116.A" style:display-name="MailMergeTable2020-03-05T15:15:19Z116.A" style:family="table-column">
      <style:table-column-properties style:column-width="1.438cm" style:rel-column-width="9362*"/>
    </style:style>
    <style:style style:name="MailMergeTable2020-03-05T15_3a_15_3a_19Z116.G" style:display-name="MailMergeTable2020-03-05T15:15:19Z116.G" style:family="table-column">
      <style:table-column-properties style:column-width="1.438cm" style:rel-column-width="9363*"/>
    </style:style>
    <style:style style:name="MailMergeTable2020-03-05T15_3a_15_3a_19Z116.1" style:display-name="MailMergeTable2020-03-05T15:15:19Z116.1" style:family="table-row">
      <style:table-row-properties style:min-row-height="0.688cm"/>
    </style:style>
    <style:style style:name="MailMergeTable2020-03-05T15_3a_15_3a_19Z116.A1" style:display-name="MailMergeTable2020-03-05T15:15:19Z116.A1" style:family="table-cell">
      <style:table-cell-properties fo:padding="0.097cm" fo:border="0.05pt solid #000000"/>
    </style:style>
    <style:style style:name="MailMergeTable2020-03-05T15_3a_15_3a_19Z116.A2" style:display-name="MailMergeTable2020-03-05T15:15:19Z11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16.A3" style:display-name="MailMergeTable2020-03-05T15:15:19Z1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16.4" style:display-name="MailMergeTable2020-03-05T15:15:19Z116.4" style:family="table-row">
      <style:table-row-properties style:min-row-height="0.349cm"/>
    </style:style>
    <style:style style:name="MailMergeTable2020-03-05T15_3a_15_3a_19Z117" style:display-name="MailMergeTable2020-03-05T15:15:19Z117" style:family="table">
      <style:table-properties style:width="10.059cm" table:align="margins"/>
    </style:style>
    <style:style style:name="MailMergeTable2020-03-05T15_3a_15_3a_19Z117.A" style:display-name="MailMergeTable2020-03-05T15:15:19Z117.A" style:family="table-column">
      <style:table-column-properties style:column-width="1.438cm" style:rel-column-width="9362*"/>
    </style:style>
    <style:style style:name="MailMergeTable2020-03-05T15_3a_15_3a_19Z117.G" style:display-name="MailMergeTable2020-03-05T15:15:19Z117.G" style:family="table-column">
      <style:table-column-properties style:column-width="1.438cm" style:rel-column-width="9363*"/>
    </style:style>
    <style:style style:name="MailMergeTable2020-03-05T15_3a_15_3a_19Z117.1" style:display-name="MailMergeTable2020-03-05T15:15:19Z117.1" style:family="table-row">
      <style:table-row-properties style:min-row-height="0.688cm"/>
    </style:style>
    <style:style style:name="MailMergeTable2020-03-05T15_3a_15_3a_19Z117.A1" style:display-name="MailMergeTable2020-03-05T15:15:19Z117.A1" style:family="table-cell">
      <style:table-cell-properties fo:padding="0.097cm" fo:border="0.05pt solid #000000"/>
    </style:style>
    <style:style style:name="MailMergeTable2020-03-05T15_3a_15_3a_19Z117.A2" style:display-name="MailMergeTable2020-03-05T15:15:19Z11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17.A3" style:display-name="MailMergeTable2020-03-05T15:15:19Z1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17.4" style:display-name="MailMergeTable2020-03-05T15:15:19Z117.4" style:family="table-row">
      <style:table-row-properties style:min-row-height="0.349cm"/>
    </style:style>
    <style:style style:name="MailMergeTable2020-03-05T15_3a_15_3a_19Z118" style:display-name="MailMergeTable2020-03-05T15:15:19Z118" style:family="table">
      <style:table-properties style:width="10.059cm" table:align="margins"/>
    </style:style>
    <style:style style:name="MailMergeTable2020-03-05T15_3a_15_3a_19Z118.A" style:display-name="MailMergeTable2020-03-05T15:15:19Z118.A" style:family="table-column">
      <style:table-column-properties style:column-width="1.438cm" style:rel-column-width="9362*"/>
    </style:style>
    <style:style style:name="MailMergeTable2020-03-05T15_3a_15_3a_19Z118.G" style:display-name="MailMergeTable2020-03-05T15:15:19Z118.G" style:family="table-column">
      <style:table-column-properties style:column-width="1.438cm" style:rel-column-width="9363*"/>
    </style:style>
    <style:style style:name="MailMergeTable2020-03-05T15_3a_15_3a_19Z118.1" style:display-name="MailMergeTable2020-03-05T15:15:19Z118.1" style:family="table-row">
      <style:table-row-properties style:min-row-height="0.688cm"/>
    </style:style>
    <style:style style:name="MailMergeTable2020-03-05T15_3a_15_3a_19Z118.A1" style:display-name="MailMergeTable2020-03-05T15:15:19Z118.A1" style:family="table-cell">
      <style:table-cell-properties fo:padding="0.097cm" fo:border="0.05pt solid #000000"/>
    </style:style>
    <style:style style:name="MailMergeTable2020-03-05T15_3a_15_3a_19Z118.A2" style:display-name="MailMergeTable2020-03-05T15:15:19Z11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18.A3" style:display-name="MailMergeTable2020-03-05T15:15:19Z1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18.4" style:display-name="MailMergeTable2020-03-05T15:15:19Z118.4" style:family="table-row">
      <style:table-row-properties style:min-row-height="0.349cm"/>
    </style:style>
    <style:style style:name="MailMergeTable2020-03-05T15_3a_15_3a_19Z119" style:display-name="MailMergeTable2020-03-05T15:15:19Z119" style:family="table">
      <style:table-properties style:width="10.059cm" table:align="margins"/>
    </style:style>
    <style:style style:name="MailMergeTable2020-03-05T15_3a_15_3a_19Z119.A" style:display-name="MailMergeTable2020-03-05T15:15:19Z119.A" style:family="table-column">
      <style:table-column-properties style:column-width="1.438cm" style:rel-column-width="9362*"/>
    </style:style>
    <style:style style:name="MailMergeTable2020-03-05T15_3a_15_3a_19Z119.G" style:display-name="MailMergeTable2020-03-05T15:15:19Z119.G" style:family="table-column">
      <style:table-column-properties style:column-width="1.438cm" style:rel-column-width="9363*"/>
    </style:style>
    <style:style style:name="MailMergeTable2020-03-05T15_3a_15_3a_19Z119.1" style:display-name="MailMergeTable2020-03-05T15:15:19Z119.1" style:family="table-row">
      <style:table-row-properties style:min-row-height="0.688cm"/>
    </style:style>
    <style:style style:name="MailMergeTable2020-03-05T15_3a_15_3a_19Z119.A1" style:display-name="MailMergeTable2020-03-05T15:15:19Z119.A1" style:family="table-cell">
      <style:table-cell-properties fo:padding="0.097cm" fo:border="0.05pt solid #000000"/>
    </style:style>
    <style:style style:name="MailMergeTable2020-03-05T15_3a_15_3a_19Z119.A2" style:display-name="MailMergeTable2020-03-05T15:15:19Z11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19.A3" style:display-name="MailMergeTable2020-03-05T15:15:19Z1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19.4" style:display-name="MailMergeTable2020-03-05T15:15:19Z119.4" style:family="table-row">
      <style:table-row-properties style:min-row-height="0.349cm"/>
    </style:style>
    <style:style style:name="MailMergeTable2020-03-05T15_3a_15_3a_19Z120" style:display-name="MailMergeTable2020-03-05T15:15:19Z120" style:family="table">
      <style:table-properties style:width="10.059cm" table:align="margins"/>
    </style:style>
    <style:style style:name="MailMergeTable2020-03-05T15_3a_15_3a_19Z120.A" style:display-name="MailMergeTable2020-03-05T15:15:19Z120.A" style:family="table-column">
      <style:table-column-properties style:column-width="1.438cm" style:rel-column-width="9362*"/>
    </style:style>
    <style:style style:name="MailMergeTable2020-03-05T15_3a_15_3a_19Z120.G" style:display-name="MailMergeTable2020-03-05T15:15:19Z120.G" style:family="table-column">
      <style:table-column-properties style:column-width="1.438cm" style:rel-column-width="9363*"/>
    </style:style>
    <style:style style:name="MailMergeTable2020-03-05T15_3a_15_3a_19Z120.1" style:display-name="MailMergeTable2020-03-05T15:15:19Z120.1" style:family="table-row">
      <style:table-row-properties style:min-row-height="0.688cm"/>
    </style:style>
    <style:style style:name="MailMergeTable2020-03-05T15_3a_15_3a_19Z120.A1" style:display-name="MailMergeTable2020-03-05T15:15:19Z120.A1" style:family="table-cell">
      <style:table-cell-properties fo:padding="0.097cm" fo:border="0.05pt solid #000000"/>
    </style:style>
    <style:style style:name="MailMergeTable2020-03-05T15_3a_15_3a_19Z120.A2" style:display-name="MailMergeTable2020-03-05T15:15:19Z12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0.A3" style:display-name="MailMergeTable2020-03-05T15:15:19Z1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0.4" style:display-name="MailMergeTable2020-03-05T15:15:19Z120.4" style:family="table-row">
      <style:table-row-properties style:min-row-height="0.349cm"/>
    </style:style>
    <style:style style:name="MailMergeTable2020-03-05T15_3a_15_3a_19Z121" style:display-name="MailMergeTable2020-03-05T15:15:19Z121" style:family="table">
      <style:table-properties style:width="10.059cm" table:align="margins"/>
    </style:style>
    <style:style style:name="MailMergeTable2020-03-05T15_3a_15_3a_19Z121.A" style:display-name="MailMergeTable2020-03-05T15:15:19Z121.A" style:family="table-column">
      <style:table-column-properties style:column-width="1.438cm" style:rel-column-width="9362*"/>
    </style:style>
    <style:style style:name="MailMergeTable2020-03-05T15_3a_15_3a_19Z121.G" style:display-name="MailMergeTable2020-03-05T15:15:19Z121.G" style:family="table-column">
      <style:table-column-properties style:column-width="1.438cm" style:rel-column-width="9363*"/>
    </style:style>
    <style:style style:name="MailMergeTable2020-03-05T15_3a_15_3a_19Z121.1" style:display-name="MailMergeTable2020-03-05T15:15:19Z121.1" style:family="table-row">
      <style:table-row-properties style:min-row-height="0.688cm"/>
    </style:style>
    <style:style style:name="MailMergeTable2020-03-05T15_3a_15_3a_19Z121.A1" style:display-name="MailMergeTable2020-03-05T15:15:19Z121.A1" style:family="table-cell">
      <style:table-cell-properties fo:padding="0.097cm" fo:border="0.05pt solid #000000"/>
    </style:style>
    <style:style style:name="MailMergeTable2020-03-05T15_3a_15_3a_19Z121.A2" style:display-name="MailMergeTable2020-03-05T15:15:19Z12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1.A3" style:display-name="MailMergeTable2020-03-05T15:15:19Z1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1.4" style:display-name="MailMergeTable2020-03-05T15:15:19Z121.4" style:family="table-row">
      <style:table-row-properties style:min-row-height="0.349cm"/>
    </style:style>
    <style:style style:name="MailMergeTable2020-03-05T15_3a_15_3a_19Z122" style:display-name="MailMergeTable2020-03-05T15:15:19Z122" style:family="table">
      <style:table-properties style:width="10.059cm" table:align="margins"/>
    </style:style>
    <style:style style:name="MailMergeTable2020-03-05T15_3a_15_3a_19Z122.A" style:display-name="MailMergeTable2020-03-05T15:15:19Z122.A" style:family="table-column">
      <style:table-column-properties style:column-width="1.438cm" style:rel-column-width="9362*"/>
    </style:style>
    <style:style style:name="MailMergeTable2020-03-05T15_3a_15_3a_19Z122.G" style:display-name="MailMergeTable2020-03-05T15:15:19Z122.G" style:family="table-column">
      <style:table-column-properties style:column-width="1.438cm" style:rel-column-width="9363*"/>
    </style:style>
    <style:style style:name="MailMergeTable2020-03-05T15_3a_15_3a_19Z122.1" style:display-name="MailMergeTable2020-03-05T15:15:19Z122.1" style:family="table-row">
      <style:table-row-properties style:min-row-height="0.688cm"/>
    </style:style>
    <style:style style:name="MailMergeTable2020-03-05T15_3a_15_3a_19Z122.A1" style:display-name="MailMergeTable2020-03-05T15:15:19Z122.A1" style:family="table-cell">
      <style:table-cell-properties fo:padding="0.097cm" fo:border="0.05pt solid #000000"/>
    </style:style>
    <style:style style:name="MailMergeTable2020-03-05T15_3a_15_3a_19Z122.A2" style:display-name="MailMergeTable2020-03-05T15:15:19Z12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2.A3" style:display-name="MailMergeTable2020-03-05T15:15:19Z1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2.4" style:display-name="MailMergeTable2020-03-05T15:15:19Z122.4" style:family="table-row">
      <style:table-row-properties style:min-row-height="0.349cm"/>
    </style:style>
    <style:style style:name="MailMergeTable2020-03-05T15_3a_15_3a_19Z123" style:display-name="MailMergeTable2020-03-05T15:15:19Z123" style:family="table">
      <style:table-properties style:width="10.059cm" table:align="margins"/>
    </style:style>
    <style:style style:name="MailMergeTable2020-03-05T15_3a_15_3a_19Z123.A" style:display-name="MailMergeTable2020-03-05T15:15:19Z123.A" style:family="table-column">
      <style:table-column-properties style:column-width="1.438cm" style:rel-column-width="9362*"/>
    </style:style>
    <style:style style:name="MailMergeTable2020-03-05T15_3a_15_3a_19Z123.G" style:display-name="MailMergeTable2020-03-05T15:15:19Z123.G" style:family="table-column">
      <style:table-column-properties style:column-width="1.438cm" style:rel-column-width="9363*"/>
    </style:style>
    <style:style style:name="MailMergeTable2020-03-05T15_3a_15_3a_19Z123.1" style:display-name="MailMergeTable2020-03-05T15:15:19Z123.1" style:family="table-row">
      <style:table-row-properties style:min-row-height="0.688cm"/>
    </style:style>
    <style:style style:name="MailMergeTable2020-03-05T15_3a_15_3a_19Z123.A1" style:display-name="MailMergeTable2020-03-05T15:15:19Z123.A1" style:family="table-cell">
      <style:table-cell-properties fo:padding="0.097cm" fo:border="0.05pt solid #000000"/>
    </style:style>
    <style:style style:name="MailMergeTable2020-03-05T15_3a_15_3a_19Z123.A2" style:display-name="MailMergeTable2020-03-05T15:15:19Z12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3.A3" style:display-name="MailMergeTable2020-03-05T15:15:19Z1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3.4" style:display-name="MailMergeTable2020-03-05T15:15:19Z123.4" style:family="table-row">
      <style:table-row-properties style:min-row-height="0.349cm"/>
    </style:style>
    <style:style style:name="MailMergeTable2020-03-05T15_3a_15_3a_19Z124" style:display-name="MailMergeTable2020-03-05T15:15:19Z124" style:family="table">
      <style:table-properties style:width="10.059cm" table:align="margins"/>
    </style:style>
    <style:style style:name="MailMergeTable2020-03-05T15_3a_15_3a_19Z124.A" style:display-name="MailMergeTable2020-03-05T15:15:19Z124.A" style:family="table-column">
      <style:table-column-properties style:column-width="1.438cm" style:rel-column-width="9362*"/>
    </style:style>
    <style:style style:name="MailMergeTable2020-03-05T15_3a_15_3a_19Z124.G" style:display-name="MailMergeTable2020-03-05T15:15:19Z124.G" style:family="table-column">
      <style:table-column-properties style:column-width="1.438cm" style:rel-column-width="9363*"/>
    </style:style>
    <style:style style:name="MailMergeTable2020-03-05T15_3a_15_3a_19Z124.1" style:display-name="MailMergeTable2020-03-05T15:15:19Z124.1" style:family="table-row">
      <style:table-row-properties style:min-row-height="0.688cm"/>
    </style:style>
    <style:style style:name="MailMergeTable2020-03-05T15_3a_15_3a_19Z124.A1" style:display-name="MailMergeTable2020-03-05T15:15:19Z124.A1" style:family="table-cell">
      <style:table-cell-properties fo:padding="0.097cm" fo:border="0.05pt solid #000000"/>
    </style:style>
    <style:style style:name="MailMergeTable2020-03-05T15_3a_15_3a_19Z124.A2" style:display-name="MailMergeTable2020-03-05T15:15:19Z12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4.A3" style:display-name="MailMergeTable2020-03-05T15:15:19Z1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4.4" style:display-name="MailMergeTable2020-03-05T15:15:19Z124.4" style:family="table-row">
      <style:table-row-properties style:min-row-height="0.349cm"/>
    </style:style>
    <style:style style:name="MailMergeTable2020-03-05T15_3a_15_3a_19Z125" style:display-name="MailMergeTable2020-03-05T15:15:19Z125" style:family="table">
      <style:table-properties style:width="10.059cm" table:align="margins"/>
    </style:style>
    <style:style style:name="MailMergeTable2020-03-05T15_3a_15_3a_19Z125.A" style:display-name="MailMergeTable2020-03-05T15:15:19Z125.A" style:family="table-column">
      <style:table-column-properties style:column-width="1.438cm" style:rel-column-width="9362*"/>
    </style:style>
    <style:style style:name="MailMergeTable2020-03-05T15_3a_15_3a_19Z125.G" style:display-name="MailMergeTable2020-03-05T15:15:19Z125.G" style:family="table-column">
      <style:table-column-properties style:column-width="1.438cm" style:rel-column-width="9363*"/>
    </style:style>
    <style:style style:name="MailMergeTable2020-03-05T15_3a_15_3a_19Z125.1" style:display-name="MailMergeTable2020-03-05T15:15:19Z125.1" style:family="table-row">
      <style:table-row-properties style:min-row-height="0.688cm"/>
    </style:style>
    <style:style style:name="MailMergeTable2020-03-05T15_3a_15_3a_19Z125.A1" style:display-name="MailMergeTable2020-03-05T15:15:19Z125.A1" style:family="table-cell">
      <style:table-cell-properties fo:padding="0.097cm" fo:border="0.05pt solid #000000"/>
    </style:style>
    <style:style style:name="MailMergeTable2020-03-05T15_3a_15_3a_19Z125.A2" style:display-name="MailMergeTable2020-03-05T15:15:19Z12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5.A3" style:display-name="MailMergeTable2020-03-05T15:15:19Z1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5.4" style:display-name="MailMergeTable2020-03-05T15:15:19Z125.4" style:family="table-row">
      <style:table-row-properties style:min-row-height="0.349cm"/>
    </style:style>
    <style:style style:name="MailMergeTable2020-03-05T15_3a_15_3a_19Z126" style:display-name="MailMergeTable2020-03-05T15:15:19Z126" style:family="table">
      <style:table-properties style:width="10.059cm" table:align="margins"/>
    </style:style>
    <style:style style:name="MailMergeTable2020-03-05T15_3a_15_3a_19Z126.A" style:display-name="MailMergeTable2020-03-05T15:15:19Z126.A" style:family="table-column">
      <style:table-column-properties style:column-width="1.438cm" style:rel-column-width="9362*"/>
    </style:style>
    <style:style style:name="MailMergeTable2020-03-05T15_3a_15_3a_19Z126.G" style:display-name="MailMergeTable2020-03-05T15:15:19Z126.G" style:family="table-column">
      <style:table-column-properties style:column-width="1.438cm" style:rel-column-width="9363*"/>
    </style:style>
    <style:style style:name="MailMergeTable2020-03-05T15_3a_15_3a_19Z126.1" style:display-name="MailMergeTable2020-03-05T15:15:19Z126.1" style:family="table-row">
      <style:table-row-properties style:min-row-height="0.688cm"/>
    </style:style>
    <style:style style:name="MailMergeTable2020-03-05T15_3a_15_3a_19Z126.A1" style:display-name="MailMergeTable2020-03-05T15:15:19Z126.A1" style:family="table-cell">
      <style:table-cell-properties fo:padding="0.097cm" fo:border="0.05pt solid #000000"/>
    </style:style>
    <style:style style:name="MailMergeTable2020-03-05T15_3a_15_3a_19Z126.A2" style:display-name="MailMergeTable2020-03-05T15:15:19Z12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6.A3" style:display-name="MailMergeTable2020-03-05T15:15:19Z1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6.4" style:display-name="MailMergeTable2020-03-05T15:15:19Z126.4" style:family="table-row">
      <style:table-row-properties style:min-row-height="0.349cm"/>
    </style:style>
    <style:style style:name="MailMergeTable2020-03-05T15_3a_15_3a_19Z127" style:display-name="MailMergeTable2020-03-05T15:15:19Z127" style:family="table">
      <style:table-properties style:width="10.059cm" table:align="margins"/>
    </style:style>
    <style:style style:name="MailMergeTable2020-03-05T15_3a_15_3a_19Z127.A" style:display-name="MailMergeTable2020-03-05T15:15:19Z127.A" style:family="table-column">
      <style:table-column-properties style:column-width="1.438cm" style:rel-column-width="9362*"/>
    </style:style>
    <style:style style:name="MailMergeTable2020-03-05T15_3a_15_3a_19Z127.G" style:display-name="MailMergeTable2020-03-05T15:15:19Z127.G" style:family="table-column">
      <style:table-column-properties style:column-width="1.438cm" style:rel-column-width="9363*"/>
    </style:style>
    <style:style style:name="MailMergeTable2020-03-05T15_3a_15_3a_19Z127.1" style:display-name="MailMergeTable2020-03-05T15:15:19Z127.1" style:family="table-row">
      <style:table-row-properties style:min-row-height="0.688cm"/>
    </style:style>
    <style:style style:name="MailMergeTable2020-03-05T15_3a_15_3a_19Z127.A1" style:display-name="MailMergeTable2020-03-05T15:15:19Z127.A1" style:family="table-cell">
      <style:table-cell-properties fo:padding="0.097cm" fo:border="0.05pt solid #000000"/>
    </style:style>
    <style:style style:name="MailMergeTable2020-03-05T15_3a_15_3a_19Z127.A2" style:display-name="MailMergeTable2020-03-05T15:15:19Z12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7.A3" style:display-name="MailMergeTable2020-03-05T15:15:19Z1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7.4" style:display-name="MailMergeTable2020-03-05T15:15:19Z127.4" style:family="table-row">
      <style:table-row-properties style:min-row-height="0.349cm"/>
    </style:style>
    <style:style style:name="MailMergeTable2020-03-05T15_3a_15_3a_19Z128" style:display-name="MailMergeTable2020-03-05T15:15:19Z128" style:family="table">
      <style:table-properties style:width="10.059cm" table:align="margins"/>
    </style:style>
    <style:style style:name="MailMergeTable2020-03-05T15_3a_15_3a_19Z128.A" style:display-name="MailMergeTable2020-03-05T15:15:19Z128.A" style:family="table-column">
      <style:table-column-properties style:column-width="1.438cm" style:rel-column-width="9362*"/>
    </style:style>
    <style:style style:name="MailMergeTable2020-03-05T15_3a_15_3a_19Z128.G" style:display-name="MailMergeTable2020-03-05T15:15:19Z128.G" style:family="table-column">
      <style:table-column-properties style:column-width="1.438cm" style:rel-column-width="9363*"/>
    </style:style>
    <style:style style:name="MailMergeTable2020-03-05T15_3a_15_3a_19Z128.1" style:display-name="MailMergeTable2020-03-05T15:15:19Z128.1" style:family="table-row">
      <style:table-row-properties style:min-row-height="0.688cm"/>
    </style:style>
    <style:style style:name="MailMergeTable2020-03-05T15_3a_15_3a_19Z128.A1" style:display-name="MailMergeTable2020-03-05T15:15:19Z128.A1" style:family="table-cell">
      <style:table-cell-properties fo:padding="0.097cm" fo:border="0.05pt solid #000000"/>
    </style:style>
    <style:style style:name="MailMergeTable2020-03-05T15_3a_15_3a_19Z128.A2" style:display-name="MailMergeTable2020-03-05T15:15:19Z12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8.A3" style:display-name="MailMergeTable2020-03-05T15:15:19Z1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8.4" style:display-name="MailMergeTable2020-03-05T15:15:19Z128.4" style:family="table-row">
      <style:table-row-properties style:min-row-height="0.349cm"/>
    </style:style>
    <style:style style:name="MailMergeTable2020-03-05T15_3a_15_3a_19Z129" style:display-name="MailMergeTable2020-03-05T15:15:19Z129" style:family="table">
      <style:table-properties style:width="10.059cm" table:align="margins"/>
    </style:style>
    <style:style style:name="MailMergeTable2020-03-05T15_3a_15_3a_19Z129.A" style:display-name="MailMergeTable2020-03-05T15:15:19Z129.A" style:family="table-column">
      <style:table-column-properties style:column-width="1.438cm" style:rel-column-width="9362*"/>
    </style:style>
    <style:style style:name="MailMergeTable2020-03-05T15_3a_15_3a_19Z129.G" style:display-name="MailMergeTable2020-03-05T15:15:19Z129.G" style:family="table-column">
      <style:table-column-properties style:column-width="1.438cm" style:rel-column-width="9363*"/>
    </style:style>
    <style:style style:name="MailMergeTable2020-03-05T15_3a_15_3a_19Z129.1" style:display-name="MailMergeTable2020-03-05T15:15:19Z129.1" style:family="table-row">
      <style:table-row-properties style:min-row-height="0.688cm"/>
    </style:style>
    <style:style style:name="MailMergeTable2020-03-05T15_3a_15_3a_19Z129.A1" style:display-name="MailMergeTable2020-03-05T15:15:19Z129.A1" style:family="table-cell">
      <style:table-cell-properties fo:padding="0.097cm" fo:border="0.05pt solid #000000"/>
    </style:style>
    <style:style style:name="MailMergeTable2020-03-05T15_3a_15_3a_19Z129.A2" style:display-name="MailMergeTable2020-03-05T15:15:19Z12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29.A3" style:display-name="MailMergeTable2020-03-05T15:15:19Z1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29.4" style:display-name="MailMergeTable2020-03-05T15:15:19Z129.4" style:family="table-row">
      <style:table-row-properties style:min-row-height="0.349cm"/>
    </style:style>
    <style:style style:name="MailMergeTable2020-03-05T15_3a_15_3a_19Z130" style:display-name="MailMergeTable2020-03-05T15:15:19Z130" style:family="table">
      <style:table-properties style:width="10.059cm" table:align="margins"/>
    </style:style>
    <style:style style:name="MailMergeTable2020-03-05T15_3a_15_3a_19Z130.A" style:display-name="MailMergeTable2020-03-05T15:15:19Z130.A" style:family="table-column">
      <style:table-column-properties style:column-width="1.438cm" style:rel-column-width="9362*"/>
    </style:style>
    <style:style style:name="MailMergeTable2020-03-05T15_3a_15_3a_19Z130.G" style:display-name="MailMergeTable2020-03-05T15:15:19Z130.G" style:family="table-column">
      <style:table-column-properties style:column-width="1.438cm" style:rel-column-width="9363*"/>
    </style:style>
    <style:style style:name="MailMergeTable2020-03-05T15_3a_15_3a_19Z130.1" style:display-name="MailMergeTable2020-03-05T15:15:19Z130.1" style:family="table-row">
      <style:table-row-properties style:min-row-height="0.688cm"/>
    </style:style>
    <style:style style:name="MailMergeTable2020-03-05T15_3a_15_3a_19Z130.A1" style:display-name="MailMergeTable2020-03-05T15:15:19Z130.A1" style:family="table-cell">
      <style:table-cell-properties fo:padding="0.097cm" fo:border="0.05pt solid #000000"/>
    </style:style>
    <style:style style:name="MailMergeTable2020-03-05T15_3a_15_3a_19Z130.A2" style:display-name="MailMergeTable2020-03-05T15:15:19Z13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0.A3" style:display-name="MailMergeTable2020-03-05T15:15:19Z1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0.4" style:display-name="MailMergeTable2020-03-05T15:15:19Z130.4" style:family="table-row">
      <style:table-row-properties style:min-row-height="0.349cm"/>
    </style:style>
    <style:style style:name="MailMergeTable2020-03-05T15_3a_15_3a_19Z131" style:display-name="MailMergeTable2020-03-05T15:15:19Z131" style:family="table">
      <style:table-properties style:width="10.059cm" table:align="margins"/>
    </style:style>
    <style:style style:name="MailMergeTable2020-03-05T15_3a_15_3a_19Z131.A" style:display-name="MailMergeTable2020-03-05T15:15:19Z131.A" style:family="table-column">
      <style:table-column-properties style:column-width="1.438cm" style:rel-column-width="9362*"/>
    </style:style>
    <style:style style:name="MailMergeTable2020-03-05T15_3a_15_3a_19Z131.G" style:display-name="MailMergeTable2020-03-05T15:15:19Z131.G" style:family="table-column">
      <style:table-column-properties style:column-width="1.438cm" style:rel-column-width="9363*"/>
    </style:style>
    <style:style style:name="MailMergeTable2020-03-05T15_3a_15_3a_19Z131.1" style:display-name="MailMergeTable2020-03-05T15:15:19Z131.1" style:family="table-row">
      <style:table-row-properties style:min-row-height="0.688cm"/>
    </style:style>
    <style:style style:name="MailMergeTable2020-03-05T15_3a_15_3a_19Z131.A1" style:display-name="MailMergeTable2020-03-05T15:15:19Z131.A1" style:family="table-cell">
      <style:table-cell-properties fo:padding="0.097cm" fo:border="0.05pt solid #000000"/>
    </style:style>
    <style:style style:name="MailMergeTable2020-03-05T15_3a_15_3a_19Z131.A2" style:display-name="MailMergeTable2020-03-05T15:15:19Z13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1.A3" style:display-name="MailMergeTable2020-03-05T15:15:19Z1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1.4" style:display-name="MailMergeTable2020-03-05T15:15:19Z131.4" style:family="table-row">
      <style:table-row-properties style:min-row-height="0.349cm"/>
    </style:style>
    <style:style style:name="MailMergeTable2020-03-05T15_3a_15_3a_19Z132" style:display-name="MailMergeTable2020-03-05T15:15:19Z132" style:family="table">
      <style:table-properties style:width="10.059cm" table:align="margins"/>
    </style:style>
    <style:style style:name="MailMergeTable2020-03-05T15_3a_15_3a_19Z132.A" style:display-name="MailMergeTable2020-03-05T15:15:19Z132.A" style:family="table-column">
      <style:table-column-properties style:column-width="1.438cm" style:rel-column-width="9362*"/>
    </style:style>
    <style:style style:name="MailMergeTable2020-03-05T15_3a_15_3a_19Z132.G" style:display-name="MailMergeTable2020-03-05T15:15:19Z132.G" style:family="table-column">
      <style:table-column-properties style:column-width="1.438cm" style:rel-column-width="9363*"/>
    </style:style>
    <style:style style:name="MailMergeTable2020-03-05T15_3a_15_3a_19Z132.1" style:display-name="MailMergeTable2020-03-05T15:15:19Z132.1" style:family="table-row">
      <style:table-row-properties style:min-row-height="0.688cm"/>
    </style:style>
    <style:style style:name="MailMergeTable2020-03-05T15_3a_15_3a_19Z132.A1" style:display-name="MailMergeTable2020-03-05T15:15:19Z132.A1" style:family="table-cell">
      <style:table-cell-properties fo:padding="0.097cm" fo:border="0.05pt solid #000000"/>
    </style:style>
    <style:style style:name="MailMergeTable2020-03-05T15_3a_15_3a_19Z132.A2" style:display-name="MailMergeTable2020-03-05T15:15:19Z13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2.A3" style:display-name="MailMergeTable2020-03-05T15:15:19Z1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2.4" style:display-name="MailMergeTable2020-03-05T15:15:19Z132.4" style:family="table-row">
      <style:table-row-properties style:min-row-height="0.349cm"/>
    </style:style>
    <style:style style:name="MailMergeTable2020-03-05T15_3a_15_3a_19Z133" style:display-name="MailMergeTable2020-03-05T15:15:19Z133" style:family="table">
      <style:table-properties style:width="10.059cm" table:align="margins"/>
    </style:style>
    <style:style style:name="MailMergeTable2020-03-05T15_3a_15_3a_19Z133.A" style:display-name="MailMergeTable2020-03-05T15:15:19Z133.A" style:family="table-column">
      <style:table-column-properties style:column-width="1.438cm" style:rel-column-width="9362*"/>
    </style:style>
    <style:style style:name="MailMergeTable2020-03-05T15_3a_15_3a_19Z133.G" style:display-name="MailMergeTable2020-03-05T15:15:19Z133.G" style:family="table-column">
      <style:table-column-properties style:column-width="1.438cm" style:rel-column-width="9363*"/>
    </style:style>
    <style:style style:name="MailMergeTable2020-03-05T15_3a_15_3a_19Z133.1" style:display-name="MailMergeTable2020-03-05T15:15:19Z133.1" style:family="table-row">
      <style:table-row-properties style:min-row-height="0.688cm"/>
    </style:style>
    <style:style style:name="MailMergeTable2020-03-05T15_3a_15_3a_19Z133.A1" style:display-name="MailMergeTable2020-03-05T15:15:19Z133.A1" style:family="table-cell">
      <style:table-cell-properties fo:padding="0.097cm" fo:border="0.05pt solid #000000"/>
    </style:style>
    <style:style style:name="MailMergeTable2020-03-05T15_3a_15_3a_19Z133.A2" style:display-name="MailMergeTable2020-03-05T15:15:19Z13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3.A3" style:display-name="MailMergeTable2020-03-05T15:15:19Z1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3.4" style:display-name="MailMergeTable2020-03-05T15:15:19Z133.4" style:family="table-row">
      <style:table-row-properties style:min-row-height="0.349cm"/>
    </style:style>
    <style:style style:name="MailMergeTable2020-03-05T15_3a_15_3a_19Z134" style:display-name="MailMergeTable2020-03-05T15:15:19Z134" style:family="table">
      <style:table-properties style:width="10.059cm" table:align="margins"/>
    </style:style>
    <style:style style:name="MailMergeTable2020-03-05T15_3a_15_3a_19Z134.A" style:display-name="MailMergeTable2020-03-05T15:15:19Z134.A" style:family="table-column">
      <style:table-column-properties style:column-width="1.438cm" style:rel-column-width="9362*"/>
    </style:style>
    <style:style style:name="MailMergeTable2020-03-05T15_3a_15_3a_19Z134.G" style:display-name="MailMergeTable2020-03-05T15:15:19Z134.G" style:family="table-column">
      <style:table-column-properties style:column-width="1.438cm" style:rel-column-width="9363*"/>
    </style:style>
    <style:style style:name="MailMergeTable2020-03-05T15_3a_15_3a_19Z134.1" style:display-name="MailMergeTable2020-03-05T15:15:19Z134.1" style:family="table-row">
      <style:table-row-properties style:min-row-height="0.688cm"/>
    </style:style>
    <style:style style:name="MailMergeTable2020-03-05T15_3a_15_3a_19Z134.A1" style:display-name="MailMergeTable2020-03-05T15:15:19Z134.A1" style:family="table-cell">
      <style:table-cell-properties fo:padding="0.097cm" fo:border="0.05pt solid #000000"/>
    </style:style>
    <style:style style:name="MailMergeTable2020-03-05T15_3a_15_3a_19Z134.A2" style:display-name="MailMergeTable2020-03-05T15:15:19Z13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4.A3" style:display-name="MailMergeTable2020-03-05T15:15:19Z1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4.4" style:display-name="MailMergeTable2020-03-05T15:15:19Z134.4" style:family="table-row">
      <style:table-row-properties style:min-row-height="0.349cm"/>
    </style:style>
    <style:style style:name="MailMergeTable2020-03-05T15_3a_15_3a_19Z135" style:display-name="MailMergeTable2020-03-05T15:15:19Z135" style:family="table">
      <style:table-properties style:width="10.059cm" table:align="margins"/>
    </style:style>
    <style:style style:name="MailMergeTable2020-03-05T15_3a_15_3a_19Z135.A" style:display-name="MailMergeTable2020-03-05T15:15:19Z135.A" style:family="table-column">
      <style:table-column-properties style:column-width="1.438cm" style:rel-column-width="9362*"/>
    </style:style>
    <style:style style:name="MailMergeTable2020-03-05T15_3a_15_3a_19Z135.G" style:display-name="MailMergeTable2020-03-05T15:15:19Z135.G" style:family="table-column">
      <style:table-column-properties style:column-width="1.438cm" style:rel-column-width="9363*"/>
    </style:style>
    <style:style style:name="MailMergeTable2020-03-05T15_3a_15_3a_19Z135.1" style:display-name="MailMergeTable2020-03-05T15:15:19Z135.1" style:family="table-row">
      <style:table-row-properties style:min-row-height="0.688cm"/>
    </style:style>
    <style:style style:name="MailMergeTable2020-03-05T15_3a_15_3a_19Z135.A1" style:display-name="MailMergeTable2020-03-05T15:15:19Z135.A1" style:family="table-cell">
      <style:table-cell-properties fo:padding="0.097cm" fo:border="0.05pt solid #000000"/>
    </style:style>
    <style:style style:name="MailMergeTable2020-03-05T15_3a_15_3a_19Z135.A2" style:display-name="MailMergeTable2020-03-05T15:15:19Z13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5.A3" style:display-name="MailMergeTable2020-03-05T15:15:19Z1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5.4" style:display-name="MailMergeTable2020-03-05T15:15:19Z135.4" style:family="table-row">
      <style:table-row-properties style:min-row-height="0.349cm"/>
    </style:style>
    <style:style style:name="MailMergeTable2020-03-05T15_3a_15_3a_19Z136" style:display-name="MailMergeTable2020-03-05T15:15:19Z136" style:family="table">
      <style:table-properties style:width="10.059cm" table:align="margins"/>
    </style:style>
    <style:style style:name="MailMergeTable2020-03-05T15_3a_15_3a_19Z136.A" style:display-name="MailMergeTable2020-03-05T15:15:19Z136.A" style:family="table-column">
      <style:table-column-properties style:column-width="1.438cm" style:rel-column-width="9362*"/>
    </style:style>
    <style:style style:name="MailMergeTable2020-03-05T15_3a_15_3a_19Z136.G" style:display-name="MailMergeTable2020-03-05T15:15:19Z136.G" style:family="table-column">
      <style:table-column-properties style:column-width="1.438cm" style:rel-column-width="9363*"/>
    </style:style>
    <style:style style:name="MailMergeTable2020-03-05T15_3a_15_3a_19Z136.1" style:display-name="MailMergeTable2020-03-05T15:15:19Z136.1" style:family="table-row">
      <style:table-row-properties style:min-row-height="0.688cm"/>
    </style:style>
    <style:style style:name="MailMergeTable2020-03-05T15_3a_15_3a_19Z136.A1" style:display-name="MailMergeTable2020-03-05T15:15:19Z136.A1" style:family="table-cell">
      <style:table-cell-properties fo:padding="0.097cm" fo:border="0.05pt solid #000000"/>
    </style:style>
    <style:style style:name="MailMergeTable2020-03-05T15_3a_15_3a_19Z136.A2" style:display-name="MailMergeTable2020-03-05T15:15:19Z13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6.A3" style:display-name="MailMergeTable2020-03-05T15:15:19Z1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6.4" style:display-name="MailMergeTable2020-03-05T15:15:19Z136.4" style:family="table-row">
      <style:table-row-properties style:min-row-height="0.349cm"/>
    </style:style>
    <style:style style:name="MailMergeTable2020-03-05T15_3a_15_3a_19Z137" style:display-name="MailMergeTable2020-03-05T15:15:19Z137" style:family="table">
      <style:table-properties style:width="10.059cm" table:align="margins"/>
    </style:style>
    <style:style style:name="MailMergeTable2020-03-05T15_3a_15_3a_19Z137.A" style:display-name="MailMergeTable2020-03-05T15:15:19Z137.A" style:family="table-column">
      <style:table-column-properties style:column-width="1.438cm" style:rel-column-width="9362*"/>
    </style:style>
    <style:style style:name="MailMergeTable2020-03-05T15_3a_15_3a_19Z137.G" style:display-name="MailMergeTable2020-03-05T15:15:19Z137.G" style:family="table-column">
      <style:table-column-properties style:column-width="1.438cm" style:rel-column-width="9363*"/>
    </style:style>
    <style:style style:name="MailMergeTable2020-03-05T15_3a_15_3a_19Z137.1" style:display-name="MailMergeTable2020-03-05T15:15:19Z137.1" style:family="table-row">
      <style:table-row-properties style:min-row-height="0.688cm"/>
    </style:style>
    <style:style style:name="MailMergeTable2020-03-05T15_3a_15_3a_19Z137.A1" style:display-name="MailMergeTable2020-03-05T15:15:19Z137.A1" style:family="table-cell">
      <style:table-cell-properties fo:padding="0.097cm" fo:border="0.05pt solid #000000"/>
    </style:style>
    <style:style style:name="MailMergeTable2020-03-05T15_3a_15_3a_19Z137.A2" style:display-name="MailMergeTable2020-03-05T15:15:19Z13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7.A3" style:display-name="MailMergeTable2020-03-05T15:15:19Z1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7.4" style:display-name="MailMergeTable2020-03-05T15:15:19Z137.4" style:family="table-row">
      <style:table-row-properties style:min-row-height="0.349cm"/>
    </style:style>
    <style:style style:name="MailMergeTable2020-03-05T15_3a_15_3a_19Z138" style:display-name="MailMergeTable2020-03-05T15:15:19Z138" style:family="table">
      <style:table-properties style:width="10.059cm" table:align="margins"/>
    </style:style>
    <style:style style:name="MailMergeTable2020-03-05T15_3a_15_3a_19Z138.A" style:display-name="MailMergeTable2020-03-05T15:15:19Z138.A" style:family="table-column">
      <style:table-column-properties style:column-width="1.438cm" style:rel-column-width="9362*"/>
    </style:style>
    <style:style style:name="MailMergeTable2020-03-05T15_3a_15_3a_19Z138.G" style:display-name="MailMergeTable2020-03-05T15:15:19Z138.G" style:family="table-column">
      <style:table-column-properties style:column-width="1.438cm" style:rel-column-width="9363*"/>
    </style:style>
    <style:style style:name="MailMergeTable2020-03-05T15_3a_15_3a_19Z138.1" style:display-name="MailMergeTable2020-03-05T15:15:19Z138.1" style:family="table-row">
      <style:table-row-properties style:min-row-height="0.688cm"/>
    </style:style>
    <style:style style:name="MailMergeTable2020-03-05T15_3a_15_3a_19Z138.A1" style:display-name="MailMergeTable2020-03-05T15:15:19Z138.A1" style:family="table-cell">
      <style:table-cell-properties fo:padding="0.097cm" fo:border="0.05pt solid #000000"/>
    </style:style>
    <style:style style:name="MailMergeTable2020-03-05T15_3a_15_3a_19Z138.A2" style:display-name="MailMergeTable2020-03-05T15:15:19Z13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8.A3" style:display-name="MailMergeTable2020-03-05T15:15:19Z1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8.4" style:display-name="MailMergeTable2020-03-05T15:15:19Z138.4" style:family="table-row">
      <style:table-row-properties style:min-row-height="0.349cm"/>
    </style:style>
    <style:style style:name="MailMergeTable2020-03-05T15_3a_15_3a_19Z139" style:display-name="MailMergeTable2020-03-05T15:15:19Z139" style:family="table">
      <style:table-properties style:width="10.059cm" table:align="margins"/>
    </style:style>
    <style:style style:name="MailMergeTable2020-03-05T15_3a_15_3a_19Z139.A" style:display-name="MailMergeTable2020-03-05T15:15:19Z139.A" style:family="table-column">
      <style:table-column-properties style:column-width="1.438cm" style:rel-column-width="9362*"/>
    </style:style>
    <style:style style:name="MailMergeTable2020-03-05T15_3a_15_3a_19Z139.G" style:display-name="MailMergeTable2020-03-05T15:15:19Z139.G" style:family="table-column">
      <style:table-column-properties style:column-width="1.438cm" style:rel-column-width="9363*"/>
    </style:style>
    <style:style style:name="MailMergeTable2020-03-05T15_3a_15_3a_19Z139.1" style:display-name="MailMergeTable2020-03-05T15:15:19Z139.1" style:family="table-row">
      <style:table-row-properties style:min-row-height="0.688cm"/>
    </style:style>
    <style:style style:name="MailMergeTable2020-03-05T15_3a_15_3a_19Z139.A1" style:display-name="MailMergeTable2020-03-05T15:15:19Z139.A1" style:family="table-cell">
      <style:table-cell-properties fo:padding="0.097cm" fo:border="0.05pt solid #000000"/>
    </style:style>
    <style:style style:name="MailMergeTable2020-03-05T15_3a_15_3a_19Z139.A2" style:display-name="MailMergeTable2020-03-05T15:15:19Z13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39.A3" style:display-name="MailMergeTable2020-03-05T15:15:19Z1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39.4" style:display-name="MailMergeTable2020-03-05T15:15:19Z139.4" style:family="table-row">
      <style:table-row-properties style:min-row-height="0.349cm"/>
    </style:style>
    <style:style style:name="MailMergeTable2020-03-05T15_3a_15_3a_19Z140" style:display-name="MailMergeTable2020-03-05T15:15:19Z140" style:family="table">
      <style:table-properties style:width="10.059cm" table:align="margins"/>
    </style:style>
    <style:style style:name="MailMergeTable2020-03-05T15_3a_15_3a_19Z140.A" style:display-name="MailMergeTable2020-03-05T15:15:19Z140.A" style:family="table-column">
      <style:table-column-properties style:column-width="1.438cm" style:rel-column-width="9362*"/>
    </style:style>
    <style:style style:name="MailMergeTable2020-03-05T15_3a_15_3a_19Z140.G" style:display-name="MailMergeTable2020-03-05T15:15:19Z140.G" style:family="table-column">
      <style:table-column-properties style:column-width="1.438cm" style:rel-column-width="9363*"/>
    </style:style>
    <style:style style:name="MailMergeTable2020-03-05T15_3a_15_3a_19Z140.1" style:display-name="MailMergeTable2020-03-05T15:15:19Z140.1" style:family="table-row">
      <style:table-row-properties style:min-row-height="0.688cm"/>
    </style:style>
    <style:style style:name="MailMergeTable2020-03-05T15_3a_15_3a_19Z140.A1" style:display-name="MailMergeTable2020-03-05T15:15:19Z140.A1" style:family="table-cell">
      <style:table-cell-properties fo:padding="0.097cm" fo:border="0.05pt solid #000000"/>
    </style:style>
    <style:style style:name="MailMergeTable2020-03-05T15_3a_15_3a_19Z140.A2" style:display-name="MailMergeTable2020-03-05T15:15:19Z14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0.A3" style:display-name="MailMergeTable2020-03-05T15:15:19Z1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0.4" style:display-name="MailMergeTable2020-03-05T15:15:19Z140.4" style:family="table-row">
      <style:table-row-properties style:min-row-height="0.349cm"/>
    </style:style>
    <style:style style:name="MailMergeTable2020-03-05T15_3a_15_3a_19Z141" style:display-name="MailMergeTable2020-03-05T15:15:19Z141" style:family="table">
      <style:table-properties style:width="10.059cm" table:align="margins"/>
    </style:style>
    <style:style style:name="MailMergeTable2020-03-05T15_3a_15_3a_19Z141.A" style:display-name="MailMergeTable2020-03-05T15:15:19Z141.A" style:family="table-column">
      <style:table-column-properties style:column-width="1.438cm" style:rel-column-width="9362*"/>
    </style:style>
    <style:style style:name="MailMergeTable2020-03-05T15_3a_15_3a_19Z141.G" style:display-name="MailMergeTable2020-03-05T15:15:19Z141.G" style:family="table-column">
      <style:table-column-properties style:column-width="1.438cm" style:rel-column-width="9363*"/>
    </style:style>
    <style:style style:name="MailMergeTable2020-03-05T15_3a_15_3a_19Z141.1" style:display-name="MailMergeTable2020-03-05T15:15:19Z141.1" style:family="table-row">
      <style:table-row-properties style:min-row-height="0.688cm"/>
    </style:style>
    <style:style style:name="MailMergeTable2020-03-05T15_3a_15_3a_19Z141.A1" style:display-name="MailMergeTable2020-03-05T15:15:19Z141.A1" style:family="table-cell">
      <style:table-cell-properties fo:padding="0.097cm" fo:border="0.05pt solid #000000"/>
    </style:style>
    <style:style style:name="MailMergeTable2020-03-05T15_3a_15_3a_19Z141.A2" style:display-name="MailMergeTable2020-03-05T15:15:19Z14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1.A3" style:display-name="MailMergeTable2020-03-05T15:15:19Z1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1.4" style:display-name="MailMergeTable2020-03-05T15:15:19Z141.4" style:family="table-row">
      <style:table-row-properties style:min-row-height="0.349cm"/>
    </style:style>
    <style:style style:name="MailMergeTable2020-03-05T15_3a_15_3a_19Z142" style:display-name="MailMergeTable2020-03-05T15:15:19Z142" style:family="table">
      <style:table-properties style:width="10.059cm" table:align="margins"/>
    </style:style>
    <style:style style:name="MailMergeTable2020-03-05T15_3a_15_3a_19Z142.A" style:display-name="MailMergeTable2020-03-05T15:15:19Z142.A" style:family="table-column">
      <style:table-column-properties style:column-width="1.438cm" style:rel-column-width="9362*"/>
    </style:style>
    <style:style style:name="MailMergeTable2020-03-05T15_3a_15_3a_19Z142.G" style:display-name="MailMergeTable2020-03-05T15:15:19Z142.G" style:family="table-column">
      <style:table-column-properties style:column-width="1.438cm" style:rel-column-width="9363*"/>
    </style:style>
    <style:style style:name="MailMergeTable2020-03-05T15_3a_15_3a_19Z142.1" style:display-name="MailMergeTable2020-03-05T15:15:19Z142.1" style:family="table-row">
      <style:table-row-properties style:min-row-height="0.688cm"/>
    </style:style>
    <style:style style:name="MailMergeTable2020-03-05T15_3a_15_3a_19Z142.A1" style:display-name="MailMergeTable2020-03-05T15:15:19Z142.A1" style:family="table-cell">
      <style:table-cell-properties fo:padding="0.097cm" fo:border="0.05pt solid #000000"/>
    </style:style>
    <style:style style:name="MailMergeTable2020-03-05T15_3a_15_3a_19Z142.A2" style:display-name="MailMergeTable2020-03-05T15:15:19Z14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2.A3" style:display-name="MailMergeTable2020-03-05T15:15:19Z1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2.4" style:display-name="MailMergeTable2020-03-05T15:15:19Z142.4" style:family="table-row">
      <style:table-row-properties style:min-row-height="0.349cm"/>
    </style:style>
    <style:style style:name="MailMergeTable2020-03-05T15_3a_15_3a_19Z143" style:display-name="MailMergeTable2020-03-05T15:15:19Z143" style:family="table">
      <style:table-properties style:width="10.059cm" table:align="margins"/>
    </style:style>
    <style:style style:name="MailMergeTable2020-03-05T15_3a_15_3a_19Z143.A" style:display-name="MailMergeTable2020-03-05T15:15:19Z143.A" style:family="table-column">
      <style:table-column-properties style:column-width="1.438cm" style:rel-column-width="9362*"/>
    </style:style>
    <style:style style:name="MailMergeTable2020-03-05T15_3a_15_3a_19Z143.G" style:display-name="MailMergeTable2020-03-05T15:15:19Z143.G" style:family="table-column">
      <style:table-column-properties style:column-width="1.438cm" style:rel-column-width="9363*"/>
    </style:style>
    <style:style style:name="MailMergeTable2020-03-05T15_3a_15_3a_19Z143.1" style:display-name="MailMergeTable2020-03-05T15:15:19Z143.1" style:family="table-row">
      <style:table-row-properties style:min-row-height="0.688cm"/>
    </style:style>
    <style:style style:name="MailMergeTable2020-03-05T15_3a_15_3a_19Z143.A1" style:display-name="MailMergeTable2020-03-05T15:15:19Z143.A1" style:family="table-cell">
      <style:table-cell-properties fo:padding="0.097cm" fo:border="0.05pt solid #000000"/>
    </style:style>
    <style:style style:name="MailMergeTable2020-03-05T15_3a_15_3a_19Z143.A2" style:display-name="MailMergeTable2020-03-05T15:15:19Z14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3.A3" style:display-name="MailMergeTable2020-03-05T15:15:19Z1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3.4" style:display-name="MailMergeTable2020-03-05T15:15:19Z143.4" style:family="table-row">
      <style:table-row-properties style:min-row-height="0.349cm"/>
    </style:style>
    <style:style style:name="MailMergeTable2020-03-05T15_3a_15_3a_19Z144" style:display-name="MailMergeTable2020-03-05T15:15:19Z144" style:family="table">
      <style:table-properties style:width="10.059cm" table:align="margins"/>
    </style:style>
    <style:style style:name="MailMergeTable2020-03-05T15_3a_15_3a_19Z144.A" style:display-name="MailMergeTable2020-03-05T15:15:19Z144.A" style:family="table-column">
      <style:table-column-properties style:column-width="1.438cm" style:rel-column-width="9362*"/>
    </style:style>
    <style:style style:name="MailMergeTable2020-03-05T15_3a_15_3a_19Z144.G" style:display-name="MailMergeTable2020-03-05T15:15:19Z144.G" style:family="table-column">
      <style:table-column-properties style:column-width="1.438cm" style:rel-column-width="9363*"/>
    </style:style>
    <style:style style:name="MailMergeTable2020-03-05T15_3a_15_3a_19Z144.1" style:display-name="MailMergeTable2020-03-05T15:15:19Z144.1" style:family="table-row">
      <style:table-row-properties style:min-row-height="0.688cm"/>
    </style:style>
    <style:style style:name="MailMergeTable2020-03-05T15_3a_15_3a_19Z144.A1" style:display-name="MailMergeTable2020-03-05T15:15:19Z144.A1" style:family="table-cell">
      <style:table-cell-properties fo:padding="0.097cm" fo:border="0.05pt solid #000000"/>
    </style:style>
    <style:style style:name="MailMergeTable2020-03-05T15_3a_15_3a_19Z144.A2" style:display-name="MailMergeTable2020-03-05T15:15:19Z14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4.A3" style:display-name="MailMergeTable2020-03-05T15:15:19Z1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4.4" style:display-name="MailMergeTable2020-03-05T15:15:19Z144.4" style:family="table-row">
      <style:table-row-properties style:min-row-height="0.349cm"/>
    </style:style>
    <style:style style:name="MailMergeTable2020-03-05T15_3a_15_3a_19Z145" style:display-name="MailMergeTable2020-03-05T15:15:19Z145" style:family="table">
      <style:table-properties style:width="10.059cm" table:align="margins"/>
    </style:style>
    <style:style style:name="MailMergeTable2020-03-05T15_3a_15_3a_19Z145.A" style:display-name="MailMergeTable2020-03-05T15:15:19Z145.A" style:family="table-column">
      <style:table-column-properties style:column-width="1.438cm" style:rel-column-width="9362*"/>
    </style:style>
    <style:style style:name="MailMergeTable2020-03-05T15_3a_15_3a_19Z145.G" style:display-name="MailMergeTable2020-03-05T15:15:19Z145.G" style:family="table-column">
      <style:table-column-properties style:column-width="1.438cm" style:rel-column-width="9363*"/>
    </style:style>
    <style:style style:name="MailMergeTable2020-03-05T15_3a_15_3a_19Z145.1" style:display-name="MailMergeTable2020-03-05T15:15:19Z145.1" style:family="table-row">
      <style:table-row-properties style:min-row-height="0.688cm"/>
    </style:style>
    <style:style style:name="MailMergeTable2020-03-05T15_3a_15_3a_19Z145.A1" style:display-name="MailMergeTable2020-03-05T15:15:19Z145.A1" style:family="table-cell">
      <style:table-cell-properties fo:padding="0.097cm" fo:border="0.05pt solid #000000"/>
    </style:style>
    <style:style style:name="MailMergeTable2020-03-05T15_3a_15_3a_19Z145.A2" style:display-name="MailMergeTable2020-03-05T15:15:19Z14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5.A3" style:display-name="MailMergeTable2020-03-05T15:15:19Z1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5.4" style:display-name="MailMergeTable2020-03-05T15:15:19Z145.4" style:family="table-row">
      <style:table-row-properties style:min-row-height="0.349cm"/>
    </style:style>
    <style:style style:name="MailMergeTable2020-03-05T15_3a_15_3a_19Z146" style:display-name="MailMergeTable2020-03-05T15:15:19Z146" style:family="table">
      <style:table-properties style:width="10.059cm" table:align="margins"/>
    </style:style>
    <style:style style:name="MailMergeTable2020-03-05T15_3a_15_3a_19Z146.A" style:display-name="MailMergeTable2020-03-05T15:15:19Z146.A" style:family="table-column">
      <style:table-column-properties style:column-width="1.438cm" style:rel-column-width="9362*"/>
    </style:style>
    <style:style style:name="MailMergeTable2020-03-05T15_3a_15_3a_19Z146.G" style:display-name="MailMergeTable2020-03-05T15:15:19Z146.G" style:family="table-column">
      <style:table-column-properties style:column-width="1.438cm" style:rel-column-width="9363*"/>
    </style:style>
    <style:style style:name="MailMergeTable2020-03-05T15_3a_15_3a_19Z146.1" style:display-name="MailMergeTable2020-03-05T15:15:19Z146.1" style:family="table-row">
      <style:table-row-properties style:min-row-height="0.688cm"/>
    </style:style>
    <style:style style:name="MailMergeTable2020-03-05T15_3a_15_3a_19Z146.A1" style:display-name="MailMergeTable2020-03-05T15:15:19Z146.A1" style:family="table-cell">
      <style:table-cell-properties fo:padding="0.097cm" fo:border="0.05pt solid #000000"/>
    </style:style>
    <style:style style:name="MailMergeTable2020-03-05T15_3a_15_3a_19Z146.A2" style:display-name="MailMergeTable2020-03-05T15:15:19Z14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6.A3" style:display-name="MailMergeTable2020-03-05T15:15:19Z1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6.4" style:display-name="MailMergeTable2020-03-05T15:15:19Z146.4" style:family="table-row">
      <style:table-row-properties style:min-row-height="0.349cm"/>
    </style:style>
    <style:style style:name="MailMergeTable2020-03-05T15_3a_15_3a_19Z147" style:display-name="MailMergeTable2020-03-05T15:15:19Z147" style:family="table">
      <style:table-properties style:width="10.059cm" table:align="margins"/>
    </style:style>
    <style:style style:name="MailMergeTable2020-03-05T15_3a_15_3a_19Z147.A" style:display-name="MailMergeTable2020-03-05T15:15:19Z147.A" style:family="table-column">
      <style:table-column-properties style:column-width="1.438cm" style:rel-column-width="9362*"/>
    </style:style>
    <style:style style:name="MailMergeTable2020-03-05T15_3a_15_3a_19Z147.G" style:display-name="MailMergeTable2020-03-05T15:15:19Z147.G" style:family="table-column">
      <style:table-column-properties style:column-width="1.438cm" style:rel-column-width="9363*"/>
    </style:style>
    <style:style style:name="MailMergeTable2020-03-05T15_3a_15_3a_19Z147.1" style:display-name="MailMergeTable2020-03-05T15:15:19Z147.1" style:family="table-row">
      <style:table-row-properties style:min-row-height="0.688cm"/>
    </style:style>
    <style:style style:name="MailMergeTable2020-03-05T15_3a_15_3a_19Z147.A1" style:display-name="MailMergeTable2020-03-05T15:15:19Z147.A1" style:family="table-cell">
      <style:table-cell-properties fo:padding="0.097cm" fo:border="0.05pt solid #000000"/>
    </style:style>
    <style:style style:name="MailMergeTable2020-03-05T15_3a_15_3a_19Z147.A2" style:display-name="MailMergeTable2020-03-05T15:15:19Z14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7.A3" style:display-name="MailMergeTable2020-03-05T15:15:19Z1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7.4" style:display-name="MailMergeTable2020-03-05T15:15:19Z147.4" style:family="table-row">
      <style:table-row-properties style:min-row-height="0.349cm"/>
    </style:style>
    <style:style style:name="MailMergeTable2020-03-05T15_3a_15_3a_19Z148" style:display-name="MailMergeTable2020-03-05T15:15:19Z148" style:family="table">
      <style:table-properties style:width="10.059cm" table:align="margins"/>
    </style:style>
    <style:style style:name="MailMergeTable2020-03-05T15_3a_15_3a_19Z148.A" style:display-name="MailMergeTable2020-03-05T15:15:19Z148.A" style:family="table-column">
      <style:table-column-properties style:column-width="1.438cm" style:rel-column-width="9362*"/>
    </style:style>
    <style:style style:name="MailMergeTable2020-03-05T15_3a_15_3a_19Z148.G" style:display-name="MailMergeTable2020-03-05T15:15:19Z148.G" style:family="table-column">
      <style:table-column-properties style:column-width="1.438cm" style:rel-column-width="9363*"/>
    </style:style>
    <style:style style:name="MailMergeTable2020-03-05T15_3a_15_3a_19Z148.1" style:display-name="MailMergeTable2020-03-05T15:15:19Z148.1" style:family="table-row">
      <style:table-row-properties style:min-row-height="0.688cm"/>
    </style:style>
    <style:style style:name="MailMergeTable2020-03-05T15_3a_15_3a_19Z148.A1" style:display-name="MailMergeTable2020-03-05T15:15:19Z148.A1" style:family="table-cell">
      <style:table-cell-properties fo:padding="0.097cm" fo:border="0.05pt solid #000000"/>
    </style:style>
    <style:style style:name="MailMergeTable2020-03-05T15_3a_15_3a_19Z148.A2" style:display-name="MailMergeTable2020-03-05T15:15:19Z14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8.A3" style:display-name="MailMergeTable2020-03-05T15:15:19Z1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8.4" style:display-name="MailMergeTable2020-03-05T15:15:19Z148.4" style:family="table-row">
      <style:table-row-properties style:min-row-height="0.349cm"/>
    </style:style>
    <style:style style:name="MailMergeTable2020-03-05T15_3a_15_3a_19Z149" style:display-name="MailMergeTable2020-03-05T15:15:19Z149" style:family="table">
      <style:table-properties style:width="10.059cm" table:align="margins"/>
    </style:style>
    <style:style style:name="MailMergeTable2020-03-05T15_3a_15_3a_19Z149.A" style:display-name="MailMergeTable2020-03-05T15:15:19Z149.A" style:family="table-column">
      <style:table-column-properties style:column-width="1.438cm" style:rel-column-width="9362*"/>
    </style:style>
    <style:style style:name="MailMergeTable2020-03-05T15_3a_15_3a_19Z149.G" style:display-name="MailMergeTable2020-03-05T15:15:19Z149.G" style:family="table-column">
      <style:table-column-properties style:column-width="1.438cm" style:rel-column-width="9363*"/>
    </style:style>
    <style:style style:name="MailMergeTable2020-03-05T15_3a_15_3a_19Z149.1" style:display-name="MailMergeTable2020-03-05T15:15:19Z149.1" style:family="table-row">
      <style:table-row-properties style:min-row-height="0.688cm"/>
    </style:style>
    <style:style style:name="MailMergeTable2020-03-05T15_3a_15_3a_19Z149.A1" style:display-name="MailMergeTable2020-03-05T15:15:19Z149.A1" style:family="table-cell">
      <style:table-cell-properties fo:padding="0.097cm" fo:border="0.05pt solid #000000"/>
    </style:style>
    <style:style style:name="MailMergeTable2020-03-05T15_3a_15_3a_19Z149.A2" style:display-name="MailMergeTable2020-03-05T15:15:19Z14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49.A3" style:display-name="MailMergeTable2020-03-05T15:15:19Z14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49.4" style:display-name="MailMergeTable2020-03-05T15:15:19Z149.4" style:family="table-row">
      <style:table-row-properties style:min-row-height="0.349cm"/>
    </style:style>
    <style:style style:name="MailMergeTable2020-03-05T15_3a_15_3a_19Z150" style:display-name="MailMergeTable2020-03-05T15:15:19Z150" style:family="table">
      <style:table-properties style:width="10.059cm" table:align="margins"/>
    </style:style>
    <style:style style:name="MailMergeTable2020-03-05T15_3a_15_3a_19Z150.A" style:display-name="MailMergeTable2020-03-05T15:15:19Z150.A" style:family="table-column">
      <style:table-column-properties style:column-width="1.438cm" style:rel-column-width="9362*"/>
    </style:style>
    <style:style style:name="MailMergeTable2020-03-05T15_3a_15_3a_19Z150.G" style:display-name="MailMergeTable2020-03-05T15:15:19Z150.G" style:family="table-column">
      <style:table-column-properties style:column-width="1.438cm" style:rel-column-width="9363*"/>
    </style:style>
    <style:style style:name="MailMergeTable2020-03-05T15_3a_15_3a_19Z150.1" style:display-name="MailMergeTable2020-03-05T15:15:19Z150.1" style:family="table-row">
      <style:table-row-properties style:min-row-height="0.688cm"/>
    </style:style>
    <style:style style:name="MailMergeTable2020-03-05T15_3a_15_3a_19Z150.A1" style:display-name="MailMergeTable2020-03-05T15:15:19Z150.A1" style:family="table-cell">
      <style:table-cell-properties fo:padding="0.097cm" fo:border="0.05pt solid #000000"/>
    </style:style>
    <style:style style:name="MailMergeTable2020-03-05T15_3a_15_3a_19Z150.A2" style:display-name="MailMergeTable2020-03-05T15:15:19Z15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0.A3" style:display-name="MailMergeTable2020-03-05T15:15:19Z15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0.4" style:display-name="MailMergeTable2020-03-05T15:15:19Z150.4" style:family="table-row">
      <style:table-row-properties style:min-row-height="0.349cm"/>
    </style:style>
    <style:style style:name="MailMergeTable2020-03-05T15_3a_15_3a_19Z151" style:display-name="MailMergeTable2020-03-05T15:15:19Z151" style:family="table">
      <style:table-properties style:width="10.059cm" table:align="margins"/>
    </style:style>
    <style:style style:name="MailMergeTable2020-03-05T15_3a_15_3a_19Z151.A" style:display-name="MailMergeTable2020-03-05T15:15:19Z151.A" style:family="table-column">
      <style:table-column-properties style:column-width="1.438cm" style:rel-column-width="9362*"/>
    </style:style>
    <style:style style:name="MailMergeTable2020-03-05T15_3a_15_3a_19Z151.G" style:display-name="MailMergeTable2020-03-05T15:15:19Z151.G" style:family="table-column">
      <style:table-column-properties style:column-width="1.438cm" style:rel-column-width="9363*"/>
    </style:style>
    <style:style style:name="MailMergeTable2020-03-05T15_3a_15_3a_19Z151.1" style:display-name="MailMergeTable2020-03-05T15:15:19Z151.1" style:family="table-row">
      <style:table-row-properties style:min-row-height="0.688cm"/>
    </style:style>
    <style:style style:name="MailMergeTable2020-03-05T15_3a_15_3a_19Z151.A1" style:display-name="MailMergeTable2020-03-05T15:15:19Z151.A1" style:family="table-cell">
      <style:table-cell-properties fo:padding="0.097cm" fo:border="0.05pt solid #000000"/>
    </style:style>
    <style:style style:name="MailMergeTable2020-03-05T15_3a_15_3a_19Z151.A2" style:display-name="MailMergeTable2020-03-05T15:15:19Z15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1.A3" style:display-name="MailMergeTable2020-03-05T15:15:19Z15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1.4" style:display-name="MailMergeTable2020-03-05T15:15:19Z151.4" style:family="table-row">
      <style:table-row-properties style:min-row-height="0.349cm"/>
    </style:style>
    <style:style style:name="MailMergeTable2020-03-05T15_3a_15_3a_19Z152" style:display-name="MailMergeTable2020-03-05T15:15:19Z152" style:family="table">
      <style:table-properties style:width="10.059cm" table:align="margins"/>
    </style:style>
    <style:style style:name="MailMergeTable2020-03-05T15_3a_15_3a_19Z152.A" style:display-name="MailMergeTable2020-03-05T15:15:19Z152.A" style:family="table-column">
      <style:table-column-properties style:column-width="1.438cm" style:rel-column-width="9362*"/>
    </style:style>
    <style:style style:name="MailMergeTable2020-03-05T15_3a_15_3a_19Z152.G" style:display-name="MailMergeTable2020-03-05T15:15:19Z152.G" style:family="table-column">
      <style:table-column-properties style:column-width="1.438cm" style:rel-column-width="9363*"/>
    </style:style>
    <style:style style:name="MailMergeTable2020-03-05T15_3a_15_3a_19Z152.1" style:display-name="MailMergeTable2020-03-05T15:15:19Z152.1" style:family="table-row">
      <style:table-row-properties style:min-row-height="0.688cm"/>
    </style:style>
    <style:style style:name="MailMergeTable2020-03-05T15_3a_15_3a_19Z152.A1" style:display-name="MailMergeTable2020-03-05T15:15:19Z152.A1" style:family="table-cell">
      <style:table-cell-properties fo:padding="0.097cm" fo:border="0.05pt solid #000000"/>
    </style:style>
    <style:style style:name="MailMergeTable2020-03-05T15_3a_15_3a_19Z152.A2" style:display-name="MailMergeTable2020-03-05T15:15:19Z15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2.A3" style:display-name="MailMergeTable2020-03-05T15:15:19Z15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2.4" style:display-name="MailMergeTable2020-03-05T15:15:19Z152.4" style:family="table-row">
      <style:table-row-properties style:min-row-height="0.349cm"/>
    </style:style>
    <style:style style:name="MailMergeTable2020-03-05T15_3a_15_3a_19Z153" style:display-name="MailMergeTable2020-03-05T15:15:19Z153" style:family="table">
      <style:table-properties style:width="10.059cm" table:align="margins"/>
    </style:style>
    <style:style style:name="MailMergeTable2020-03-05T15_3a_15_3a_19Z153.A" style:display-name="MailMergeTable2020-03-05T15:15:19Z153.A" style:family="table-column">
      <style:table-column-properties style:column-width="1.438cm" style:rel-column-width="9362*"/>
    </style:style>
    <style:style style:name="MailMergeTable2020-03-05T15_3a_15_3a_19Z153.G" style:display-name="MailMergeTable2020-03-05T15:15:19Z153.G" style:family="table-column">
      <style:table-column-properties style:column-width="1.438cm" style:rel-column-width="9363*"/>
    </style:style>
    <style:style style:name="MailMergeTable2020-03-05T15_3a_15_3a_19Z153.1" style:display-name="MailMergeTable2020-03-05T15:15:19Z153.1" style:family="table-row">
      <style:table-row-properties style:min-row-height="0.688cm"/>
    </style:style>
    <style:style style:name="MailMergeTable2020-03-05T15_3a_15_3a_19Z153.A1" style:display-name="MailMergeTable2020-03-05T15:15:19Z153.A1" style:family="table-cell">
      <style:table-cell-properties fo:padding="0.097cm" fo:border="0.05pt solid #000000"/>
    </style:style>
    <style:style style:name="MailMergeTable2020-03-05T15_3a_15_3a_19Z153.A2" style:display-name="MailMergeTable2020-03-05T15:15:19Z15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3.A3" style:display-name="MailMergeTable2020-03-05T15:15:19Z15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3.4" style:display-name="MailMergeTable2020-03-05T15:15:19Z153.4" style:family="table-row">
      <style:table-row-properties style:min-row-height="0.349cm"/>
    </style:style>
    <style:style style:name="MailMergeTable2020-03-05T15_3a_15_3a_19Z154" style:display-name="MailMergeTable2020-03-05T15:15:19Z154" style:family="table">
      <style:table-properties style:width="10.059cm" table:align="margins"/>
    </style:style>
    <style:style style:name="MailMergeTable2020-03-05T15_3a_15_3a_19Z154.A" style:display-name="MailMergeTable2020-03-05T15:15:19Z154.A" style:family="table-column">
      <style:table-column-properties style:column-width="1.438cm" style:rel-column-width="9362*"/>
    </style:style>
    <style:style style:name="MailMergeTable2020-03-05T15_3a_15_3a_19Z154.G" style:display-name="MailMergeTable2020-03-05T15:15:19Z154.G" style:family="table-column">
      <style:table-column-properties style:column-width="1.438cm" style:rel-column-width="9363*"/>
    </style:style>
    <style:style style:name="MailMergeTable2020-03-05T15_3a_15_3a_19Z154.1" style:display-name="MailMergeTable2020-03-05T15:15:19Z154.1" style:family="table-row">
      <style:table-row-properties style:min-row-height="0.688cm"/>
    </style:style>
    <style:style style:name="MailMergeTable2020-03-05T15_3a_15_3a_19Z154.A1" style:display-name="MailMergeTable2020-03-05T15:15:19Z154.A1" style:family="table-cell">
      <style:table-cell-properties fo:padding="0.097cm" fo:border="0.05pt solid #000000"/>
    </style:style>
    <style:style style:name="MailMergeTable2020-03-05T15_3a_15_3a_19Z154.A2" style:display-name="MailMergeTable2020-03-05T15:15:19Z15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4.A3" style:display-name="MailMergeTable2020-03-05T15:15:19Z15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4.4" style:display-name="MailMergeTable2020-03-05T15:15:19Z154.4" style:family="table-row">
      <style:table-row-properties style:min-row-height="0.349cm"/>
    </style:style>
    <style:style style:name="MailMergeTable2020-03-05T15_3a_15_3a_19Z155" style:display-name="MailMergeTable2020-03-05T15:15:19Z155" style:family="table">
      <style:table-properties style:width="10.059cm" table:align="margins"/>
    </style:style>
    <style:style style:name="MailMergeTable2020-03-05T15_3a_15_3a_19Z155.A" style:display-name="MailMergeTable2020-03-05T15:15:19Z155.A" style:family="table-column">
      <style:table-column-properties style:column-width="1.438cm" style:rel-column-width="9362*"/>
    </style:style>
    <style:style style:name="MailMergeTable2020-03-05T15_3a_15_3a_19Z155.G" style:display-name="MailMergeTable2020-03-05T15:15:19Z155.G" style:family="table-column">
      <style:table-column-properties style:column-width="1.438cm" style:rel-column-width="9363*"/>
    </style:style>
    <style:style style:name="MailMergeTable2020-03-05T15_3a_15_3a_19Z155.1" style:display-name="MailMergeTable2020-03-05T15:15:19Z155.1" style:family="table-row">
      <style:table-row-properties style:min-row-height="0.688cm"/>
    </style:style>
    <style:style style:name="MailMergeTable2020-03-05T15_3a_15_3a_19Z155.A1" style:display-name="MailMergeTable2020-03-05T15:15:19Z155.A1" style:family="table-cell">
      <style:table-cell-properties fo:padding="0.097cm" fo:border="0.05pt solid #000000"/>
    </style:style>
    <style:style style:name="MailMergeTable2020-03-05T15_3a_15_3a_19Z155.A2" style:display-name="MailMergeTable2020-03-05T15:15:19Z15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5.A3" style:display-name="MailMergeTable2020-03-05T15:15:19Z15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5.4" style:display-name="MailMergeTable2020-03-05T15:15:19Z155.4" style:family="table-row">
      <style:table-row-properties style:min-row-height="0.349cm"/>
    </style:style>
    <style:style style:name="MailMergeTable2020-03-05T15_3a_15_3a_19Z156" style:display-name="MailMergeTable2020-03-05T15:15:19Z156" style:family="table">
      <style:table-properties style:width="10.059cm" table:align="margins"/>
    </style:style>
    <style:style style:name="MailMergeTable2020-03-05T15_3a_15_3a_19Z156.A" style:display-name="MailMergeTable2020-03-05T15:15:19Z156.A" style:family="table-column">
      <style:table-column-properties style:column-width="1.438cm" style:rel-column-width="9362*"/>
    </style:style>
    <style:style style:name="MailMergeTable2020-03-05T15_3a_15_3a_19Z156.G" style:display-name="MailMergeTable2020-03-05T15:15:19Z156.G" style:family="table-column">
      <style:table-column-properties style:column-width="1.438cm" style:rel-column-width="9363*"/>
    </style:style>
    <style:style style:name="MailMergeTable2020-03-05T15_3a_15_3a_19Z156.1" style:display-name="MailMergeTable2020-03-05T15:15:19Z156.1" style:family="table-row">
      <style:table-row-properties style:min-row-height="0.688cm"/>
    </style:style>
    <style:style style:name="MailMergeTable2020-03-05T15_3a_15_3a_19Z156.A1" style:display-name="MailMergeTable2020-03-05T15:15:19Z156.A1" style:family="table-cell">
      <style:table-cell-properties fo:padding="0.097cm" fo:border="0.05pt solid #000000"/>
    </style:style>
    <style:style style:name="MailMergeTable2020-03-05T15_3a_15_3a_19Z156.A2" style:display-name="MailMergeTable2020-03-05T15:15:19Z15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6.A3" style:display-name="MailMergeTable2020-03-05T15:15:19Z15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6.4" style:display-name="MailMergeTable2020-03-05T15:15:19Z156.4" style:family="table-row">
      <style:table-row-properties style:min-row-height="0.349cm"/>
    </style:style>
    <style:style style:name="MailMergeTable2020-03-05T15_3a_15_3a_19Z157" style:display-name="MailMergeTable2020-03-05T15:15:19Z157" style:family="table">
      <style:table-properties style:width="10.059cm" table:align="margins"/>
    </style:style>
    <style:style style:name="MailMergeTable2020-03-05T15_3a_15_3a_19Z157.A" style:display-name="MailMergeTable2020-03-05T15:15:19Z157.A" style:family="table-column">
      <style:table-column-properties style:column-width="1.438cm" style:rel-column-width="9362*"/>
    </style:style>
    <style:style style:name="MailMergeTable2020-03-05T15_3a_15_3a_19Z157.G" style:display-name="MailMergeTable2020-03-05T15:15:19Z157.G" style:family="table-column">
      <style:table-column-properties style:column-width="1.438cm" style:rel-column-width="9363*"/>
    </style:style>
    <style:style style:name="MailMergeTable2020-03-05T15_3a_15_3a_19Z157.1" style:display-name="MailMergeTable2020-03-05T15:15:19Z157.1" style:family="table-row">
      <style:table-row-properties style:min-row-height="0.688cm"/>
    </style:style>
    <style:style style:name="MailMergeTable2020-03-05T15_3a_15_3a_19Z157.A1" style:display-name="MailMergeTable2020-03-05T15:15:19Z157.A1" style:family="table-cell">
      <style:table-cell-properties fo:padding="0.097cm" fo:border="0.05pt solid #000000"/>
    </style:style>
    <style:style style:name="MailMergeTable2020-03-05T15_3a_15_3a_19Z157.A2" style:display-name="MailMergeTable2020-03-05T15:15:19Z15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7.A3" style:display-name="MailMergeTable2020-03-05T15:15:19Z15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7.4" style:display-name="MailMergeTable2020-03-05T15:15:19Z157.4" style:family="table-row">
      <style:table-row-properties style:min-row-height="0.349cm"/>
    </style:style>
    <style:style style:name="MailMergeTable2020-03-05T15_3a_15_3a_19Z158" style:display-name="MailMergeTable2020-03-05T15:15:19Z158" style:family="table">
      <style:table-properties style:width="10.059cm" table:align="margins"/>
    </style:style>
    <style:style style:name="MailMergeTable2020-03-05T15_3a_15_3a_19Z158.A" style:display-name="MailMergeTable2020-03-05T15:15:19Z158.A" style:family="table-column">
      <style:table-column-properties style:column-width="1.438cm" style:rel-column-width="9362*"/>
    </style:style>
    <style:style style:name="MailMergeTable2020-03-05T15_3a_15_3a_19Z158.G" style:display-name="MailMergeTable2020-03-05T15:15:19Z158.G" style:family="table-column">
      <style:table-column-properties style:column-width="1.438cm" style:rel-column-width="9363*"/>
    </style:style>
    <style:style style:name="MailMergeTable2020-03-05T15_3a_15_3a_19Z158.1" style:display-name="MailMergeTable2020-03-05T15:15:19Z158.1" style:family="table-row">
      <style:table-row-properties style:min-row-height="0.688cm"/>
    </style:style>
    <style:style style:name="MailMergeTable2020-03-05T15_3a_15_3a_19Z158.A1" style:display-name="MailMergeTable2020-03-05T15:15:19Z158.A1" style:family="table-cell">
      <style:table-cell-properties fo:padding="0.097cm" fo:border="0.05pt solid #000000"/>
    </style:style>
    <style:style style:name="MailMergeTable2020-03-05T15_3a_15_3a_19Z158.A2" style:display-name="MailMergeTable2020-03-05T15:15:19Z15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8.A3" style:display-name="MailMergeTable2020-03-05T15:15:19Z15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8.4" style:display-name="MailMergeTable2020-03-05T15:15:19Z158.4" style:family="table-row">
      <style:table-row-properties style:min-row-height="0.349cm"/>
    </style:style>
    <style:style style:name="MailMergeTable2020-03-05T15_3a_15_3a_19Z159" style:display-name="MailMergeTable2020-03-05T15:15:19Z159" style:family="table">
      <style:table-properties style:width="10.059cm" table:align="margins"/>
    </style:style>
    <style:style style:name="MailMergeTable2020-03-05T15_3a_15_3a_19Z159.A" style:display-name="MailMergeTable2020-03-05T15:15:19Z159.A" style:family="table-column">
      <style:table-column-properties style:column-width="1.438cm" style:rel-column-width="9362*"/>
    </style:style>
    <style:style style:name="MailMergeTable2020-03-05T15_3a_15_3a_19Z159.G" style:display-name="MailMergeTable2020-03-05T15:15:19Z159.G" style:family="table-column">
      <style:table-column-properties style:column-width="1.438cm" style:rel-column-width="9363*"/>
    </style:style>
    <style:style style:name="MailMergeTable2020-03-05T15_3a_15_3a_19Z159.1" style:display-name="MailMergeTable2020-03-05T15:15:19Z159.1" style:family="table-row">
      <style:table-row-properties style:min-row-height="0.688cm"/>
    </style:style>
    <style:style style:name="MailMergeTable2020-03-05T15_3a_15_3a_19Z159.A1" style:display-name="MailMergeTable2020-03-05T15:15:19Z159.A1" style:family="table-cell">
      <style:table-cell-properties fo:padding="0.097cm" fo:border="0.05pt solid #000000"/>
    </style:style>
    <style:style style:name="MailMergeTable2020-03-05T15_3a_15_3a_19Z159.A2" style:display-name="MailMergeTable2020-03-05T15:15:19Z15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59.A3" style:display-name="MailMergeTable2020-03-05T15:15:19Z15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59.4" style:display-name="MailMergeTable2020-03-05T15:15:19Z159.4" style:family="table-row">
      <style:table-row-properties style:min-row-height="0.349cm"/>
    </style:style>
    <style:style style:name="MailMergeTable2020-03-05T15_3a_15_3a_19Z160" style:display-name="MailMergeTable2020-03-05T15:15:19Z160" style:family="table">
      <style:table-properties style:width="10.059cm" table:align="margins"/>
    </style:style>
    <style:style style:name="MailMergeTable2020-03-05T15_3a_15_3a_19Z160.A" style:display-name="MailMergeTable2020-03-05T15:15:19Z160.A" style:family="table-column">
      <style:table-column-properties style:column-width="1.438cm" style:rel-column-width="9362*"/>
    </style:style>
    <style:style style:name="MailMergeTable2020-03-05T15_3a_15_3a_19Z160.G" style:display-name="MailMergeTable2020-03-05T15:15:19Z160.G" style:family="table-column">
      <style:table-column-properties style:column-width="1.438cm" style:rel-column-width="9363*"/>
    </style:style>
    <style:style style:name="MailMergeTable2020-03-05T15_3a_15_3a_19Z160.1" style:display-name="MailMergeTable2020-03-05T15:15:19Z160.1" style:family="table-row">
      <style:table-row-properties style:min-row-height="0.688cm"/>
    </style:style>
    <style:style style:name="MailMergeTable2020-03-05T15_3a_15_3a_19Z160.A1" style:display-name="MailMergeTable2020-03-05T15:15:19Z160.A1" style:family="table-cell">
      <style:table-cell-properties fo:padding="0.097cm" fo:border="0.05pt solid #000000"/>
    </style:style>
    <style:style style:name="MailMergeTable2020-03-05T15_3a_15_3a_19Z160.A2" style:display-name="MailMergeTable2020-03-05T15:15:19Z16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0.A3" style:display-name="MailMergeTable2020-03-05T15:15:19Z16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0.4" style:display-name="MailMergeTable2020-03-05T15:15:19Z160.4" style:family="table-row">
      <style:table-row-properties style:min-row-height="0.349cm"/>
    </style:style>
    <style:style style:name="MailMergeTable2020-03-05T15_3a_15_3a_19Z161" style:display-name="MailMergeTable2020-03-05T15:15:19Z161" style:family="table">
      <style:table-properties style:width="10.059cm" table:align="margins"/>
    </style:style>
    <style:style style:name="MailMergeTable2020-03-05T15_3a_15_3a_19Z161.A" style:display-name="MailMergeTable2020-03-05T15:15:19Z161.A" style:family="table-column">
      <style:table-column-properties style:column-width="1.438cm" style:rel-column-width="9362*"/>
    </style:style>
    <style:style style:name="MailMergeTable2020-03-05T15_3a_15_3a_19Z161.G" style:display-name="MailMergeTable2020-03-05T15:15:19Z161.G" style:family="table-column">
      <style:table-column-properties style:column-width="1.438cm" style:rel-column-width="9363*"/>
    </style:style>
    <style:style style:name="MailMergeTable2020-03-05T15_3a_15_3a_19Z161.1" style:display-name="MailMergeTable2020-03-05T15:15:19Z161.1" style:family="table-row">
      <style:table-row-properties style:min-row-height="0.688cm"/>
    </style:style>
    <style:style style:name="MailMergeTable2020-03-05T15_3a_15_3a_19Z161.A1" style:display-name="MailMergeTable2020-03-05T15:15:19Z161.A1" style:family="table-cell">
      <style:table-cell-properties fo:padding="0.097cm" fo:border="0.05pt solid #000000"/>
    </style:style>
    <style:style style:name="MailMergeTable2020-03-05T15_3a_15_3a_19Z161.A2" style:display-name="MailMergeTable2020-03-05T15:15:19Z16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1.A3" style:display-name="MailMergeTable2020-03-05T15:15:19Z16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1.4" style:display-name="MailMergeTable2020-03-05T15:15:19Z161.4" style:family="table-row">
      <style:table-row-properties style:min-row-height="0.349cm"/>
    </style:style>
    <style:style style:name="MailMergeTable2020-03-05T15_3a_15_3a_19Z162" style:display-name="MailMergeTable2020-03-05T15:15:19Z162" style:family="table">
      <style:table-properties style:width="10.059cm" table:align="margins"/>
    </style:style>
    <style:style style:name="MailMergeTable2020-03-05T15_3a_15_3a_19Z162.A" style:display-name="MailMergeTable2020-03-05T15:15:19Z162.A" style:family="table-column">
      <style:table-column-properties style:column-width="1.438cm" style:rel-column-width="9362*"/>
    </style:style>
    <style:style style:name="MailMergeTable2020-03-05T15_3a_15_3a_19Z162.G" style:display-name="MailMergeTable2020-03-05T15:15:19Z162.G" style:family="table-column">
      <style:table-column-properties style:column-width="1.438cm" style:rel-column-width="9363*"/>
    </style:style>
    <style:style style:name="MailMergeTable2020-03-05T15_3a_15_3a_19Z162.1" style:display-name="MailMergeTable2020-03-05T15:15:19Z162.1" style:family="table-row">
      <style:table-row-properties style:min-row-height="0.688cm"/>
    </style:style>
    <style:style style:name="MailMergeTable2020-03-05T15_3a_15_3a_19Z162.A1" style:display-name="MailMergeTable2020-03-05T15:15:19Z162.A1" style:family="table-cell">
      <style:table-cell-properties fo:padding="0.097cm" fo:border="0.05pt solid #000000"/>
    </style:style>
    <style:style style:name="MailMergeTable2020-03-05T15_3a_15_3a_19Z162.A2" style:display-name="MailMergeTable2020-03-05T15:15:19Z16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2.A3" style:display-name="MailMergeTable2020-03-05T15:15:19Z16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2.4" style:display-name="MailMergeTable2020-03-05T15:15:19Z162.4" style:family="table-row">
      <style:table-row-properties style:min-row-height="0.349cm"/>
    </style:style>
    <style:style style:name="MailMergeTable2020-03-05T15_3a_15_3a_19Z163" style:display-name="MailMergeTable2020-03-05T15:15:19Z163" style:family="table">
      <style:table-properties style:width="10.059cm" table:align="margins"/>
    </style:style>
    <style:style style:name="MailMergeTable2020-03-05T15_3a_15_3a_19Z163.A" style:display-name="MailMergeTable2020-03-05T15:15:19Z163.A" style:family="table-column">
      <style:table-column-properties style:column-width="1.438cm" style:rel-column-width="9362*"/>
    </style:style>
    <style:style style:name="MailMergeTable2020-03-05T15_3a_15_3a_19Z163.G" style:display-name="MailMergeTable2020-03-05T15:15:19Z163.G" style:family="table-column">
      <style:table-column-properties style:column-width="1.438cm" style:rel-column-width="9363*"/>
    </style:style>
    <style:style style:name="MailMergeTable2020-03-05T15_3a_15_3a_19Z163.1" style:display-name="MailMergeTable2020-03-05T15:15:19Z163.1" style:family="table-row">
      <style:table-row-properties style:min-row-height="0.688cm"/>
    </style:style>
    <style:style style:name="MailMergeTable2020-03-05T15_3a_15_3a_19Z163.A1" style:display-name="MailMergeTable2020-03-05T15:15:19Z163.A1" style:family="table-cell">
      <style:table-cell-properties fo:padding="0.097cm" fo:border="0.05pt solid #000000"/>
    </style:style>
    <style:style style:name="MailMergeTable2020-03-05T15_3a_15_3a_19Z163.A2" style:display-name="MailMergeTable2020-03-05T15:15:19Z16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3.A3" style:display-name="MailMergeTable2020-03-05T15:15:19Z16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3.4" style:display-name="MailMergeTable2020-03-05T15:15:19Z163.4" style:family="table-row">
      <style:table-row-properties style:min-row-height="0.349cm"/>
    </style:style>
    <style:style style:name="MailMergeTable2020-03-05T15_3a_15_3a_19Z164" style:display-name="MailMergeTable2020-03-05T15:15:19Z164" style:family="table">
      <style:table-properties style:width="10.059cm" table:align="margins"/>
    </style:style>
    <style:style style:name="MailMergeTable2020-03-05T15_3a_15_3a_19Z164.A" style:display-name="MailMergeTable2020-03-05T15:15:19Z164.A" style:family="table-column">
      <style:table-column-properties style:column-width="1.438cm" style:rel-column-width="9362*"/>
    </style:style>
    <style:style style:name="MailMergeTable2020-03-05T15_3a_15_3a_19Z164.G" style:display-name="MailMergeTable2020-03-05T15:15:19Z164.G" style:family="table-column">
      <style:table-column-properties style:column-width="1.438cm" style:rel-column-width="9363*"/>
    </style:style>
    <style:style style:name="MailMergeTable2020-03-05T15_3a_15_3a_19Z164.1" style:display-name="MailMergeTable2020-03-05T15:15:19Z164.1" style:family="table-row">
      <style:table-row-properties style:min-row-height="0.688cm"/>
    </style:style>
    <style:style style:name="MailMergeTable2020-03-05T15_3a_15_3a_19Z164.A1" style:display-name="MailMergeTable2020-03-05T15:15:19Z164.A1" style:family="table-cell">
      <style:table-cell-properties fo:padding="0.097cm" fo:border="0.05pt solid #000000"/>
    </style:style>
    <style:style style:name="MailMergeTable2020-03-05T15_3a_15_3a_19Z164.A2" style:display-name="MailMergeTable2020-03-05T15:15:19Z16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4.A3" style:display-name="MailMergeTable2020-03-05T15:15:19Z16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4.4" style:display-name="MailMergeTable2020-03-05T15:15:19Z164.4" style:family="table-row">
      <style:table-row-properties style:min-row-height="0.349cm"/>
    </style:style>
    <style:style style:name="MailMergeTable2020-03-05T15_3a_15_3a_19Z165" style:display-name="MailMergeTable2020-03-05T15:15:19Z165" style:family="table">
      <style:table-properties style:width="10.059cm" table:align="margins"/>
    </style:style>
    <style:style style:name="MailMergeTable2020-03-05T15_3a_15_3a_19Z165.A" style:display-name="MailMergeTable2020-03-05T15:15:19Z165.A" style:family="table-column">
      <style:table-column-properties style:column-width="1.438cm" style:rel-column-width="9362*"/>
    </style:style>
    <style:style style:name="MailMergeTable2020-03-05T15_3a_15_3a_19Z165.G" style:display-name="MailMergeTable2020-03-05T15:15:19Z165.G" style:family="table-column">
      <style:table-column-properties style:column-width="1.438cm" style:rel-column-width="9363*"/>
    </style:style>
    <style:style style:name="MailMergeTable2020-03-05T15_3a_15_3a_19Z165.1" style:display-name="MailMergeTable2020-03-05T15:15:19Z165.1" style:family="table-row">
      <style:table-row-properties style:min-row-height="0.688cm"/>
    </style:style>
    <style:style style:name="MailMergeTable2020-03-05T15_3a_15_3a_19Z165.A1" style:display-name="MailMergeTable2020-03-05T15:15:19Z165.A1" style:family="table-cell">
      <style:table-cell-properties fo:padding="0.097cm" fo:border="0.05pt solid #000000"/>
    </style:style>
    <style:style style:name="MailMergeTable2020-03-05T15_3a_15_3a_19Z165.A2" style:display-name="MailMergeTable2020-03-05T15:15:19Z16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5.A3" style:display-name="MailMergeTable2020-03-05T15:15:19Z16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5.4" style:display-name="MailMergeTable2020-03-05T15:15:19Z165.4" style:family="table-row">
      <style:table-row-properties style:min-row-height="0.349cm"/>
    </style:style>
    <style:style style:name="MailMergeTable2020-03-05T15_3a_15_3a_19Z166" style:display-name="MailMergeTable2020-03-05T15:15:19Z166" style:family="table">
      <style:table-properties style:width="10.059cm" table:align="margins"/>
    </style:style>
    <style:style style:name="MailMergeTable2020-03-05T15_3a_15_3a_19Z166.A" style:display-name="MailMergeTable2020-03-05T15:15:19Z166.A" style:family="table-column">
      <style:table-column-properties style:column-width="1.438cm" style:rel-column-width="9362*"/>
    </style:style>
    <style:style style:name="MailMergeTable2020-03-05T15_3a_15_3a_19Z166.G" style:display-name="MailMergeTable2020-03-05T15:15:19Z166.G" style:family="table-column">
      <style:table-column-properties style:column-width="1.438cm" style:rel-column-width="9363*"/>
    </style:style>
    <style:style style:name="MailMergeTable2020-03-05T15_3a_15_3a_19Z166.1" style:display-name="MailMergeTable2020-03-05T15:15:19Z166.1" style:family="table-row">
      <style:table-row-properties style:min-row-height="0.688cm"/>
    </style:style>
    <style:style style:name="MailMergeTable2020-03-05T15_3a_15_3a_19Z166.A1" style:display-name="MailMergeTable2020-03-05T15:15:19Z166.A1" style:family="table-cell">
      <style:table-cell-properties fo:padding="0.097cm" fo:border="0.05pt solid #000000"/>
    </style:style>
    <style:style style:name="MailMergeTable2020-03-05T15_3a_15_3a_19Z166.A2" style:display-name="MailMergeTable2020-03-05T15:15:19Z16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6.A3" style:display-name="MailMergeTable2020-03-05T15:15:19Z16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6.4" style:display-name="MailMergeTable2020-03-05T15:15:19Z166.4" style:family="table-row">
      <style:table-row-properties style:min-row-height="0.349cm"/>
    </style:style>
    <style:style style:name="MailMergeTable2020-03-05T15_3a_15_3a_19Z167" style:display-name="MailMergeTable2020-03-05T15:15:19Z167" style:family="table">
      <style:table-properties style:width="10.059cm" table:align="margins"/>
    </style:style>
    <style:style style:name="MailMergeTable2020-03-05T15_3a_15_3a_19Z167.A" style:display-name="MailMergeTable2020-03-05T15:15:19Z167.A" style:family="table-column">
      <style:table-column-properties style:column-width="1.438cm" style:rel-column-width="9362*"/>
    </style:style>
    <style:style style:name="MailMergeTable2020-03-05T15_3a_15_3a_19Z167.G" style:display-name="MailMergeTable2020-03-05T15:15:19Z167.G" style:family="table-column">
      <style:table-column-properties style:column-width="1.438cm" style:rel-column-width="9363*"/>
    </style:style>
    <style:style style:name="MailMergeTable2020-03-05T15_3a_15_3a_19Z167.1" style:display-name="MailMergeTable2020-03-05T15:15:19Z167.1" style:family="table-row">
      <style:table-row-properties style:min-row-height="0.688cm"/>
    </style:style>
    <style:style style:name="MailMergeTable2020-03-05T15_3a_15_3a_19Z167.A1" style:display-name="MailMergeTable2020-03-05T15:15:19Z167.A1" style:family="table-cell">
      <style:table-cell-properties fo:padding="0.097cm" fo:border="0.05pt solid #000000"/>
    </style:style>
    <style:style style:name="MailMergeTable2020-03-05T15_3a_15_3a_19Z167.A2" style:display-name="MailMergeTable2020-03-05T15:15:19Z16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7.A3" style:display-name="MailMergeTable2020-03-05T15:15:19Z16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7.4" style:display-name="MailMergeTable2020-03-05T15:15:19Z167.4" style:family="table-row">
      <style:table-row-properties style:min-row-height="0.349cm"/>
    </style:style>
    <style:style style:name="MailMergeTable2020-03-05T15_3a_15_3a_19Z168" style:display-name="MailMergeTable2020-03-05T15:15:19Z168" style:family="table">
      <style:table-properties style:width="10.059cm" table:align="margins"/>
    </style:style>
    <style:style style:name="MailMergeTable2020-03-05T15_3a_15_3a_19Z168.A" style:display-name="MailMergeTable2020-03-05T15:15:19Z168.A" style:family="table-column">
      <style:table-column-properties style:column-width="1.438cm" style:rel-column-width="9362*"/>
    </style:style>
    <style:style style:name="MailMergeTable2020-03-05T15_3a_15_3a_19Z168.G" style:display-name="MailMergeTable2020-03-05T15:15:19Z168.G" style:family="table-column">
      <style:table-column-properties style:column-width="1.438cm" style:rel-column-width="9363*"/>
    </style:style>
    <style:style style:name="MailMergeTable2020-03-05T15_3a_15_3a_19Z168.1" style:display-name="MailMergeTable2020-03-05T15:15:19Z168.1" style:family="table-row">
      <style:table-row-properties style:min-row-height="0.688cm"/>
    </style:style>
    <style:style style:name="MailMergeTable2020-03-05T15_3a_15_3a_19Z168.A1" style:display-name="MailMergeTable2020-03-05T15:15:19Z168.A1" style:family="table-cell">
      <style:table-cell-properties fo:padding="0.097cm" fo:border="0.05pt solid #000000"/>
    </style:style>
    <style:style style:name="MailMergeTable2020-03-05T15_3a_15_3a_19Z168.A2" style:display-name="MailMergeTable2020-03-05T15:15:19Z16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8.A3" style:display-name="MailMergeTable2020-03-05T15:15:19Z16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8.4" style:display-name="MailMergeTable2020-03-05T15:15:19Z168.4" style:family="table-row">
      <style:table-row-properties style:min-row-height="0.349cm"/>
    </style:style>
    <style:style style:name="MailMergeTable2020-03-05T15_3a_15_3a_19Z169" style:display-name="MailMergeTable2020-03-05T15:15:19Z169" style:family="table">
      <style:table-properties style:width="10.059cm" table:align="margins"/>
    </style:style>
    <style:style style:name="MailMergeTable2020-03-05T15_3a_15_3a_19Z169.A" style:display-name="MailMergeTable2020-03-05T15:15:19Z169.A" style:family="table-column">
      <style:table-column-properties style:column-width="1.438cm" style:rel-column-width="9362*"/>
    </style:style>
    <style:style style:name="MailMergeTable2020-03-05T15_3a_15_3a_19Z169.G" style:display-name="MailMergeTable2020-03-05T15:15:19Z169.G" style:family="table-column">
      <style:table-column-properties style:column-width="1.438cm" style:rel-column-width="9363*"/>
    </style:style>
    <style:style style:name="MailMergeTable2020-03-05T15_3a_15_3a_19Z169.1" style:display-name="MailMergeTable2020-03-05T15:15:19Z169.1" style:family="table-row">
      <style:table-row-properties style:min-row-height="0.688cm"/>
    </style:style>
    <style:style style:name="MailMergeTable2020-03-05T15_3a_15_3a_19Z169.A1" style:display-name="MailMergeTable2020-03-05T15:15:19Z169.A1" style:family="table-cell">
      <style:table-cell-properties fo:padding="0.097cm" fo:border="0.05pt solid #000000"/>
    </style:style>
    <style:style style:name="MailMergeTable2020-03-05T15_3a_15_3a_19Z169.A2" style:display-name="MailMergeTable2020-03-05T15:15:19Z16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69.A3" style:display-name="MailMergeTable2020-03-05T15:15:19Z16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69.4" style:display-name="MailMergeTable2020-03-05T15:15:19Z169.4" style:family="table-row">
      <style:table-row-properties style:min-row-height="0.349cm"/>
    </style:style>
    <style:style style:name="MailMergeTable2020-03-05T15_3a_15_3a_19Z170" style:display-name="MailMergeTable2020-03-05T15:15:19Z170" style:family="table">
      <style:table-properties style:width="10.059cm" table:align="margins"/>
    </style:style>
    <style:style style:name="MailMergeTable2020-03-05T15_3a_15_3a_19Z170.A" style:display-name="MailMergeTable2020-03-05T15:15:19Z170.A" style:family="table-column">
      <style:table-column-properties style:column-width="1.438cm" style:rel-column-width="9362*"/>
    </style:style>
    <style:style style:name="MailMergeTable2020-03-05T15_3a_15_3a_19Z170.G" style:display-name="MailMergeTable2020-03-05T15:15:19Z170.G" style:family="table-column">
      <style:table-column-properties style:column-width="1.438cm" style:rel-column-width="9363*"/>
    </style:style>
    <style:style style:name="MailMergeTable2020-03-05T15_3a_15_3a_19Z170.1" style:display-name="MailMergeTable2020-03-05T15:15:19Z170.1" style:family="table-row">
      <style:table-row-properties style:min-row-height="0.688cm"/>
    </style:style>
    <style:style style:name="MailMergeTable2020-03-05T15_3a_15_3a_19Z170.A1" style:display-name="MailMergeTable2020-03-05T15:15:19Z170.A1" style:family="table-cell">
      <style:table-cell-properties fo:padding="0.097cm" fo:border="0.05pt solid #000000"/>
    </style:style>
    <style:style style:name="MailMergeTable2020-03-05T15_3a_15_3a_19Z170.A2" style:display-name="MailMergeTable2020-03-05T15:15:19Z17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0.A3" style:display-name="MailMergeTable2020-03-05T15:15:19Z17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0.4" style:display-name="MailMergeTable2020-03-05T15:15:19Z170.4" style:family="table-row">
      <style:table-row-properties style:min-row-height="0.349cm"/>
    </style:style>
    <style:style style:name="MailMergeTable2020-03-05T15_3a_15_3a_19Z171" style:display-name="MailMergeTable2020-03-05T15:15:19Z171" style:family="table">
      <style:table-properties style:width="10.059cm" table:align="margins"/>
    </style:style>
    <style:style style:name="MailMergeTable2020-03-05T15_3a_15_3a_19Z171.A" style:display-name="MailMergeTable2020-03-05T15:15:19Z171.A" style:family="table-column">
      <style:table-column-properties style:column-width="1.438cm" style:rel-column-width="9362*"/>
    </style:style>
    <style:style style:name="MailMergeTable2020-03-05T15_3a_15_3a_19Z171.G" style:display-name="MailMergeTable2020-03-05T15:15:19Z171.G" style:family="table-column">
      <style:table-column-properties style:column-width="1.438cm" style:rel-column-width="9363*"/>
    </style:style>
    <style:style style:name="MailMergeTable2020-03-05T15_3a_15_3a_19Z171.1" style:display-name="MailMergeTable2020-03-05T15:15:19Z171.1" style:family="table-row">
      <style:table-row-properties style:min-row-height="0.688cm"/>
    </style:style>
    <style:style style:name="MailMergeTable2020-03-05T15_3a_15_3a_19Z171.A1" style:display-name="MailMergeTable2020-03-05T15:15:19Z171.A1" style:family="table-cell">
      <style:table-cell-properties fo:padding="0.097cm" fo:border="0.05pt solid #000000"/>
    </style:style>
    <style:style style:name="MailMergeTable2020-03-05T15_3a_15_3a_19Z171.A2" style:display-name="MailMergeTable2020-03-05T15:15:19Z17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1.A3" style:display-name="MailMergeTable2020-03-05T15:15:19Z17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1.4" style:display-name="MailMergeTable2020-03-05T15:15:19Z171.4" style:family="table-row">
      <style:table-row-properties style:min-row-height="0.349cm"/>
    </style:style>
    <style:style style:name="MailMergeTable2020-03-05T15_3a_15_3a_19Z172" style:display-name="MailMergeTable2020-03-05T15:15:19Z172" style:family="table">
      <style:table-properties style:width="10.059cm" table:align="margins"/>
    </style:style>
    <style:style style:name="MailMergeTable2020-03-05T15_3a_15_3a_19Z172.A" style:display-name="MailMergeTable2020-03-05T15:15:19Z172.A" style:family="table-column">
      <style:table-column-properties style:column-width="1.438cm" style:rel-column-width="9362*"/>
    </style:style>
    <style:style style:name="MailMergeTable2020-03-05T15_3a_15_3a_19Z172.G" style:display-name="MailMergeTable2020-03-05T15:15:19Z172.G" style:family="table-column">
      <style:table-column-properties style:column-width="1.438cm" style:rel-column-width="9363*"/>
    </style:style>
    <style:style style:name="MailMergeTable2020-03-05T15_3a_15_3a_19Z172.1" style:display-name="MailMergeTable2020-03-05T15:15:19Z172.1" style:family="table-row">
      <style:table-row-properties style:min-row-height="0.688cm"/>
    </style:style>
    <style:style style:name="MailMergeTable2020-03-05T15_3a_15_3a_19Z172.A1" style:display-name="MailMergeTable2020-03-05T15:15:19Z172.A1" style:family="table-cell">
      <style:table-cell-properties fo:padding="0.097cm" fo:border="0.05pt solid #000000"/>
    </style:style>
    <style:style style:name="MailMergeTable2020-03-05T15_3a_15_3a_19Z172.A2" style:display-name="MailMergeTable2020-03-05T15:15:19Z17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2.A3" style:display-name="MailMergeTable2020-03-05T15:15:19Z17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2.4" style:display-name="MailMergeTable2020-03-05T15:15:19Z172.4" style:family="table-row">
      <style:table-row-properties style:min-row-height="0.349cm"/>
    </style:style>
    <style:style style:name="MailMergeTable2020-03-05T15_3a_15_3a_19Z173" style:display-name="MailMergeTable2020-03-05T15:15:19Z173" style:family="table">
      <style:table-properties style:width="10.059cm" table:align="margins"/>
    </style:style>
    <style:style style:name="MailMergeTable2020-03-05T15_3a_15_3a_19Z173.A" style:display-name="MailMergeTable2020-03-05T15:15:19Z173.A" style:family="table-column">
      <style:table-column-properties style:column-width="1.438cm" style:rel-column-width="9362*"/>
    </style:style>
    <style:style style:name="MailMergeTable2020-03-05T15_3a_15_3a_19Z173.G" style:display-name="MailMergeTable2020-03-05T15:15:19Z173.G" style:family="table-column">
      <style:table-column-properties style:column-width="1.438cm" style:rel-column-width="9363*"/>
    </style:style>
    <style:style style:name="MailMergeTable2020-03-05T15_3a_15_3a_19Z173.1" style:display-name="MailMergeTable2020-03-05T15:15:19Z173.1" style:family="table-row">
      <style:table-row-properties style:min-row-height="0.688cm"/>
    </style:style>
    <style:style style:name="MailMergeTable2020-03-05T15_3a_15_3a_19Z173.A1" style:display-name="MailMergeTable2020-03-05T15:15:19Z173.A1" style:family="table-cell">
      <style:table-cell-properties fo:padding="0.097cm" fo:border="0.05pt solid #000000"/>
    </style:style>
    <style:style style:name="MailMergeTable2020-03-05T15_3a_15_3a_19Z173.A2" style:display-name="MailMergeTable2020-03-05T15:15:19Z17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3.A3" style:display-name="MailMergeTable2020-03-05T15:15:19Z17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3.4" style:display-name="MailMergeTable2020-03-05T15:15:19Z173.4" style:family="table-row">
      <style:table-row-properties style:min-row-height="0.349cm"/>
    </style:style>
    <style:style style:name="MailMergeTable2020-03-05T15_3a_15_3a_19Z174" style:display-name="MailMergeTable2020-03-05T15:15:19Z174" style:family="table">
      <style:table-properties style:width="10.059cm" table:align="margins"/>
    </style:style>
    <style:style style:name="MailMergeTable2020-03-05T15_3a_15_3a_19Z174.A" style:display-name="MailMergeTable2020-03-05T15:15:19Z174.A" style:family="table-column">
      <style:table-column-properties style:column-width="1.438cm" style:rel-column-width="9362*"/>
    </style:style>
    <style:style style:name="MailMergeTable2020-03-05T15_3a_15_3a_19Z174.G" style:display-name="MailMergeTable2020-03-05T15:15:19Z174.G" style:family="table-column">
      <style:table-column-properties style:column-width="1.438cm" style:rel-column-width="9363*"/>
    </style:style>
    <style:style style:name="MailMergeTable2020-03-05T15_3a_15_3a_19Z174.1" style:display-name="MailMergeTable2020-03-05T15:15:19Z174.1" style:family="table-row">
      <style:table-row-properties style:min-row-height="0.688cm"/>
    </style:style>
    <style:style style:name="MailMergeTable2020-03-05T15_3a_15_3a_19Z174.A1" style:display-name="MailMergeTable2020-03-05T15:15:19Z174.A1" style:family="table-cell">
      <style:table-cell-properties fo:padding="0.097cm" fo:border="0.05pt solid #000000"/>
    </style:style>
    <style:style style:name="MailMergeTable2020-03-05T15_3a_15_3a_19Z174.A2" style:display-name="MailMergeTable2020-03-05T15:15:19Z17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4.A3" style:display-name="MailMergeTable2020-03-05T15:15:19Z17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4.4" style:display-name="MailMergeTable2020-03-05T15:15:19Z174.4" style:family="table-row">
      <style:table-row-properties style:min-row-height="0.349cm"/>
    </style:style>
    <style:style style:name="MailMergeTable2020-03-05T15_3a_15_3a_19Z175" style:display-name="MailMergeTable2020-03-05T15:15:19Z175" style:family="table">
      <style:table-properties style:width="10.059cm" table:align="margins"/>
    </style:style>
    <style:style style:name="MailMergeTable2020-03-05T15_3a_15_3a_19Z175.A" style:display-name="MailMergeTable2020-03-05T15:15:19Z175.A" style:family="table-column">
      <style:table-column-properties style:column-width="1.438cm" style:rel-column-width="9362*"/>
    </style:style>
    <style:style style:name="MailMergeTable2020-03-05T15_3a_15_3a_19Z175.G" style:display-name="MailMergeTable2020-03-05T15:15:19Z175.G" style:family="table-column">
      <style:table-column-properties style:column-width="1.438cm" style:rel-column-width="9363*"/>
    </style:style>
    <style:style style:name="MailMergeTable2020-03-05T15_3a_15_3a_19Z175.1" style:display-name="MailMergeTable2020-03-05T15:15:19Z175.1" style:family="table-row">
      <style:table-row-properties style:min-row-height="0.688cm"/>
    </style:style>
    <style:style style:name="MailMergeTable2020-03-05T15_3a_15_3a_19Z175.A1" style:display-name="MailMergeTable2020-03-05T15:15:19Z175.A1" style:family="table-cell">
      <style:table-cell-properties fo:padding="0.097cm" fo:border="0.05pt solid #000000"/>
    </style:style>
    <style:style style:name="MailMergeTable2020-03-05T15_3a_15_3a_19Z175.A2" style:display-name="MailMergeTable2020-03-05T15:15:19Z17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5.A3" style:display-name="MailMergeTable2020-03-05T15:15:19Z17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5.4" style:display-name="MailMergeTable2020-03-05T15:15:19Z175.4" style:family="table-row">
      <style:table-row-properties style:min-row-height="0.349cm"/>
    </style:style>
    <style:style style:name="MailMergeTable2020-03-05T15_3a_15_3a_19Z176" style:display-name="MailMergeTable2020-03-05T15:15:19Z176" style:family="table">
      <style:table-properties style:width="10.059cm" table:align="margins"/>
    </style:style>
    <style:style style:name="MailMergeTable2020-03-05T15_3a_15_3a_19Z176.A" style:display-name="MailMergeTable2020-03-05T15:15:19Z176.A" style:family="table-column">
      <style:table-column-properties style:column-width="1.438cm" style:rel-column-width="9362*"/>
    </style:style>
    <style:style style:name="MailMergeTable2020-03-05T15_3a_15_3a_19Z176.G" style:display-name="MailMergeTable2020-03-05T15:15:19Z176.G" style:family="table-column">
      <style:table-column-properties style:column-width="1.438cm" style:rel-column-width="9363*"/>
    </style:style>
    <style:style style:name="MailMergeTable2020-03-05T15_3a_15_3a_19Z176.1" style:display-name="MailMergeTable2020-03-05T15:15:19Z176.1" style:family="table-row">
      <style:table-row-properties style:min-row-height="0.688cm"/>
    </style:style>
    <style:style style:name="MailMergeTable2020-03-05T15_3a_15_3a_19Z176.A1" style:display-name="MailMergeTable2020-03-05T15:15:19Z176.A1" style:family="table-cell">
      <style:table-cell-properties fo:padding="0.097cm" fo:border="0.05pt solid #000000"/>
    </style:style>
    <style:style style:name="MailMergeTable2020-03-05T15_3a_15_3a_19Z176.A2" style:display-name="MailMergeTable2020-03-05T15:15:19Z17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6.A3" style:display-name="MailMergeTable2020-03-05T15:15:19Z17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6.4" style:display-name="MailMergeTable2020-03-05T15:15:19Z176.4" style:family="table-row">
      <style:table-row-properties style:min-row-height="0.349cm"/>
    </style:style>
    <style:style style:name="MailMergeTable2020-03-05T15_3a_15_3a_19Z177" style:display-name="MailMergeTable2020-03-05T15:15:19Z177" style:family="table">
      <style:table-properties style:width="10.059cm" table:align="margins"/>
    </style:style>
    <style:style style:name="MailMergeTable2020-03-05T15_3a_15_3a_19Z177.A" style:display-name="MailMergeTable2020-03-05T15:15:19Z177.A" style:family="table-column">
      <style:table-column-properties style:column-width="1.438cm" style:rel-column-width="9362*"/>
    </style:style>
    <style:style style:name="MailMergeTable2020-03-05T15_3a_15_3a_19Z177.G" style:display-name="MailMergeTable2020-03-05T15:15:19Z177.G" style:family="table-column">
      <style:table-column-properties style:column-width="1.438cm" style:rel-column-width="9363*"/>
    </style:style>
    <style:style style:name="MailMergeTable2020-03-05T15_3a_15_3a_19Z177.1" style:display-name="MailMergeTable2020-03-05T15:15:19Z177.1" style:family="table-row">
      <style:table-row-properties style:min-row-height="0.688cm"/>
    </style:style>
    <style:style style:name="MailMergeTable2020-03-05T15_3a_15_3a_19Z177.A1" style:display-name="MailMergeTable2020-03-05T15:15:19Z177.A1" style:family="table-cell">
      <style:table-cell-properties fo:padding="0.097cm" fo:border="0.05pt solid #000000"/>
    </style:style>
    <style:style style:name="MailMergeTable2020-03-05T15_3a_15_3a_19Z177.A2" style:display-name="MailMergeTable2020-03-05T15:15:19Z17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7.A3" style:display-name="MailMergeTable2020-03-05T15:15:19Z17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7.4" style:display-name="MailMergeTable2020-03-05T15:15:19Z177.4" style:family="table-row">
      <style:table-row-properties style:min-row-height="0.349cm"/>
    </style:style>
    <style:style style:name="MailMergeTable2020-03-05T15_3a_15_3a_19Z178" style:display-name="MailMergeTable2020-03-05T15:15:19Z178" style:family="table">
      <style:table-properties style:width="10.059cm" table:align="margins"/>
    </style:style>
    <style:style style:name="MailMergeTable2020-03-05T15_3a_15_3a_19Z178.A" style:display-name="MailMergeTable2020-03-05T15:15:19Z178.A" style:family="table-column">
      <style:table-column-properties style:column-width="1.438cm" style:rel-column-width="9362*"/>
    </style:style>
    <style:style style:name="MailMergeTable2020-03-05T15_3a_15_3a_19Z178.G" style:display-name="MailMergeTable2020-03-05T15:15:19Z178.G" style:family="table-column">
      <style:table-column-properties style:column-width="1.438cm" style:rel-column-width="9363*"/>
    </style:style>
    <style:style style:name="MailMergeTable2020-03-05T15_3a_15_3a_19Z178.1" style:display-name="MailMergeTable2020-03-05T15:15:19Z178.1" style:family="table-row">
      <style:table-row-properties style:min-row-height="0.688cm"/>
    </style:style>
    <style:style style:name="MailMergeTable2020-03-05T15_3a_15_3a_19Z178.A1" style:display-name="MailMergeTable2020-03-05T15:15:19Z178.A1" style:family="table-cell">
      <style:table-cell-properties fo:padding="0.097cm" fo:border="0.05pt solid #000000"/>
    </style:style>
    <style:style style:name="MailMergeTable2020-03-05T15_3a_15_3a_19Z178.A2" style:display-name="MailMergeTable2020-03-05T15:15:19Z17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8.A3" style:display-name="MailMergeTable2020-03-05T15:15:19Z17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8.4" style:display-name="MailMergeTable2020-03-05T15:15:19Z178.4" style:family="table-row">
      <style:table-row-properties style:min-row-height="0.349cm"/>
    </style:style>
    <style:style style:name="MailMergeTable2020-03-05T15_3a_15_3a_19Z179" style:display-name="MailMergeTable2020-03-05T15:15:19Z179" style:family="table">
      <style:table-properties style:width="10.059cm" table:align="margins"/>
    </style:style>
    <style:style style:name="MailMergeTable2020-03-05T15_3a_15_3a_19Z179.A" style:display-name="MailMergeTable2020-03-05T15:15:19Z179.A" style:family="table-column">
      <style:table-column-properties style:column-width="1.438cm" style:rel-column-width="9362*"/>
    </style:style>
    <style:style style:name="MailMergeTable2020-03-05T15_3a_15_3a_19Z179.G" style:display-name="MailMergeTable2020-03-05T15:15:19Z179.G" style:family="table-column">
      <style:table-column-properties style:column-width="1.438cm" style:rel-column-width="9363*"/>
    </style:style>
    <style:style style:name="MailMergeTable2020-03-05T15_3a_15_3a_19Z179.1" style:display-name="MailMergeTable2020-03-05T15:15:19Z179.1" style:family="table-row">
      <style:table-row-properties style:min-row-height="0.688cm"/>
    </style:style>
    <style:style style:name="MailMergeTable2020-03-05T15_3a_15_3a_19Z179.A1" style:display-name="MailMergeTable2020-03-05T15:15:19Z179.A1" style:family="table-cell">
      <style:table-cell-properties fo:padding="0.097cm" fo:border="0.05pt solid #000000"/>
    </style:style>
    <style:style style:name="MailMergeTable2020-03-05T15_3a_15_3a_19Z179.A2" style:display-name="MailMergeTable2020-03-05T15:15:19Z17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79.A3" style:display-name="MailMergeTable2020-03-05T15:15:19Z17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79.4" style:display-name="MailMergeTable2020-03-05T15:15:19Z179.4" style:family="table-row">
      <style:table-row-properties style:min-row-height="0.349cm"/>
    </style:style>
    <style:style style:name="MailMergeTable2020-03-05T15_3a_15_3a_19Z180" style:display-name="MailMergeTable2020-03-05T15:15:19Z180" style:family="table">
      <style:table-properties style:width="10.059cm" table:align="margins"/>
    </style:style>
    <style:style style:name="MailMergeTable2020-03-05T15_3a_15_3a_19Z180.A" style:display-name="MailMergeTable2020-03-05T15:15:19Z180.A" style:family="table-column">
      <style:table-column-properties style:column-width="1.438cm" style:rel-column-width="9362*"/>
    </style:style>
    <style:style style:name="MailMergeTable2020-03-05T15_3a_15_3a_19Z180.G" style:display-name="MailMergeTable2020-03-05T15:15:19Z180.G" style:family="table-column">
      <style:table-column-properties style:column-width="1.438cm" style:rel-column-width="9363*"/>
    </style:style>
    <style:style style:name="MailMergeTable2020-03-05T15_3a_15_3a_19Z180.1" style:display-name="MailMergeTable2020-03-05T15:15:19Z180.1" style:family="table-row">
      <style:table-row-properties style:min-row-height="0.688cm"/>
    </style:style>
    <style:style style:name="MailMergeTable2020-03-05T15_3a_15_3a_19Z180.A1" style:display-name="MailMergeTable2020-03-05T15:15:19Z180.A1" style:family="table-cell">
      <style:table-cell-properties fo:padding="0.097cm" fo:border="0.05pt solid #000000"/>
    </style:style>
    <style:style style:name="MailMergeTable2020-03-05T15_3a_15_3a_19Z180.A2" style:display-name="MailMergeTable2020-03-05T15:15:19Z18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0.A3" style:display-name="MailMergeTable2020-03-05T15:15:19Z18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0.4" style:display-name="MailMergeTable2020-03-05T15:15:19Z180.4" style:family="table-row">
      <style:table-row-properties style:min-row-height="0.349cm"/>
    </style:style>
    <style:style style:name="MailMergeTable2020-03-05T15_3a_15_3a_19Z181" style:display-name="MailMergeTable2020-03-05T15:15:19Z181" style:family="table">
      <style:table-properties style:width="10.059cm" table:align="margins"/>
    </style:style>
    <style:style style:name="MailMergeTable2020-03-05T15_3a_15_3a_19Z181.A" style:display-name="MailMergeTable2020-03-05T15:15:19Z181.A" style:family="table-column">
      <style:table-column-properties style:column-width="1.438cm" style:rel-column-width="9362*"/>
    </style:style>
    <style:style style:name="MailMergeTable2020-03-05T15_3a_15_3a_19Z181.G" style:display-name="MailMergeTable2020-03-05T15:15:19Z181.G" style:family="table-column">
      <style:table-column-properties style:column-width="1.438cm" style:rel-column-width="9363*"/>
    </style:style>
    <style:style style:name="MailMergeTable2020-03-05T15_3a_15_3a_19Z181.1" style:display-name="MailMergeTable2020-03-05T15:15:19Z181.1" style:family="table-row">
      <style:table-row-properties style:min-row-height="0.688cm"/>
    </style:style>
    <style:style style:name="MailMergeTable2020-03-05T15_3a_15_3a_19Z181.A1" style:display-name="MailMergeTable2020-03-05T15:15:19Z181.A1" style:family="table-cell">
      <style:table-cell-properties fo:padding="0.097cm" fo:border="0.05pt solid #000000"/>
    </style:style>
    <style:style style:name="MailMergeTable2020-03-05T15_3a_15_3a_19Z181.A2" style:display-name="MailMergeTable2020-03-05T15:15:19Z18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1.A3" style:display-name="MailMergeTable2020-03-05T15:15:19Z18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1.4" style:display-name="MailMergeTable2020-03-05T15:15:19Z181.4" style:family="table-row">
      <style:table-row-properties style:min-row-height="0.349cm"/>
    </style:style>
    <style:style style:name="MailMergeTable2020-03-05T15_3a_15_3a_19Z182" style:display-name="MailMergeTable2020-03-05T15:15:19Z182" style:family="table">
      <style:table-properties style:width="10.059cm" table:align="margins"/>
    </style:style>
    <style:style style:name="MailMergeTable2020-03-05T15_3a_15_3a_19Z182.A" style:display-name="MailMergeTable2020-03-05T15:15:19Z182.A" style:family="table-column">
      <style:table-column-properties style:column-width="1.438cm" style:rel-column-width="9362*"/>
    </style:style>
    <style:style style:name="MailMergeTable2020-03-05T15_3a_15_3a_19Z182.G" style:display-name="MailMergeTable2020-03-05T15:15:19Z182.G" style:family="table-column">
      <style:table-column-properties style:column-width="1.438cm" style:rel-column-width="9363*"/>
    </style:style>
    <style:style style:name="MailMergeTable2020-03-05T15_3a_15_3a_19Z182.1" style:display-name="MailMergeTable2020-03-05T15:15:19Z182.1" style:family="table-row">
      <style:table-row-properties style:min-row-height="0.688cm"/>
    </style:style>
    <style:style style:name="MailMergeTable2020-03-05T15_3a_15_3a_19Z182.A1" style:display-name="MailMergeTable2020-03-05T15:15:19Z182.A1" style:family="table-cell">
      <style:table-cell-properties fo:padding="0.097cm" fo:border="0.05pt solid #000000"/>
    </style:style>
    <style:style style:name="MailMergeTable2020-03-05T15_3a_15_3a_19Z182.A2" style:display-name="MailMergeTable2020-03-05T15:15:19Z18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2.A3" style:display-name="MailMergeTable2020-03-05T15:15:19Z18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2.4" style:display-name="MailMergeTable2020-03-05T15:15:19Z182.4" style:family="table-row">
      <style:table-row-properties style:min-row-height="0.349cm"/>
    </style:style>
    <style:style style:name="MailMergeTable2020-03-05T15_3a_15_3a_19Z183" style:display-name="MailMergeTable2020-03-05T15:15:19Z183" style:family="table">
      <style:table-properties style:width="10.059cm" table:align="margins"/>
    </style:style>
    <style:style style:name="MailMergeTable2020-03-05T15_3a_15_3a_19Z183.A" style:display-name="MailMergeTable2020-03-05T15:15:19Z183.A" style:family="table-column">
      <style:table-column-properties style:column-width="1.438cm" style:rel-column-width="9362*"/>
    </style:style>
    <style:style style:name="MailMergeTable2020-03-05T15_3a_15_3a_19Z183.G" style:display-name="MailMergeTable2020-03-05T15:15:19Z183.G" style:family="table-column">
      <style:table-column-properties style:column-width="1.438cm" style:rel-column-width="9363*"/>
    </style:style>
    <style:style style:name="MailMergeTable2020-03-05T15_3a_15_3a_19Z183.1" style:display-name="MailMergeTable2020-03-05T15:15:19Z183.1" style:family="table-row">
      <style:table-row-properties style:min-row-height="0.688cm"/>
    </style:style>
    <style:style style:name="MailMergeTable2020-03-05T15_3a_15_3a_19Z183.A1" style:display-name="MailMergeTable2020-03-05T15:15:19Z183.A1" style:family="table-cell">
      <style:table-cell-properties fo:padding="0.097cm" fo:border="0.05pt solid #000000"/>
    </style:style>
    <style:style style:name="MailMergeTable2020-03-05T15_3a_15_3a_19Z183.A2" style:display-name="MailMergeTable2020-03-05T15:15:19Z18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3.A3" style:display-name="MailMergeTable2020-03-05T15:15:19Z18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3.4" style:display-name="MailMergeTable2020-03-05T15:15:19Z183.4" style:family="table-row">
      <style:table-row-properties style:min-row-height="0.349cm"/>
    </style:style>
    <style:style style:name="MailMergeTable2020-03-05T15_3a_15_3a_19Z184" style:display-name="MailMergeTable2020-03-05T15:15:19Z184" style:family="table">
      <style:table-properties style:width="10.059cm" table:align="margins"/>
    </style:style>
    <style:style style:name="MailMergeTable2020-03-05T15_3a_15_3a_19Z184.A" style:display-name="MailMergeTable2020-03-05T15:15:19Z184.A" style:family="table-column">
      <style:table-column-properties style:column-width="1.438cm" style:rel-column-width="9362*"/>
    </style:style>
    <style:style style:name="MailMergeTable2020-03-05T15_3a_15_3a_19Z184.G" style:display-name="MailMergeTable2020-03-05T15:15:19Z184.G" style:family="table-column">
      <style:table-column-properties style:column-width="1.438cm" style:rel-column-width="9363*"/>
    </style:style>
    <style:style style:name="MailMergeTable2020-03-05T15_3a_15_3a_19Z184.1" style:display-name="MailMergeTable2020-03-05T15:15:19Z184.1" style:family="table-row">
      <style:table-row-properties style:min-row-height="0.688cm"/>
    </style:style>
    <style:style style:name="MailMergeTable2020-03-05T15_3a_15_3a_19Z184.A1" style:display-name="MailMergeTable2020-03-05T15:15:19Z184.A1" style:family="table-cell">
      <style:table-cell-properties fo:padding="0.097cm" fo:border="0.05pt solid #000000"/>
    </style:style>
    <style:style style:name="MailMergeTable2020-03-05T15_3a_15_3a_19Z184.A2" style:display-name="MailMergeTable2020-03-05T15:15:19Z18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4.A3" style:display-name="MailMergeTable2020-03-05T15:15:19Z18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4.4" style:display-name="MailMergeTable2020-03-05T15:15:19Z184.4" style:family="table-row">
      <style:table-row-properties style:min-row-height="0.349cm"/>
    </style:style>
    <style:style style:name="MailMergeTable2020-03-05T15_3a_15_3a_19Z185" style:display-name="MailMergeTable2020-03-05T15:15:19Z185" style:family="table">
      <style:table-properties style:width="10.059cm" table:align="margins"/>
    </style:style>
    <style:style style:name="MailMergeTable2020-03-05T15_3a_15_3a_19Z185.A" style:display-name="MailMergeTable2020-03-05T15:15:19Z185.A" style:family="table-column">
      <style:table-column-properties style:column-width="1.438cm" style:rel-column-width="9362*"/>
    </style:style>
    <style:style style:name="MailMergeTable2020-03-05T15_3a_15_3a_19Z185.G" style:display-name="MailMergeTable2020-03-05T15:15:19Z185.G" style:family="table-column">
      <style:table-column-properties style:column-width="1.438cm" style:rel-column-width="9363*"/>
    </style:style>
    <style:style style:name="MailMergeTable2020-03-05T15_3a_15_3a_19Z185.1" style:display-name="MailMergeTable2020-03-05T15:15:19Z185.1" style:family="table-row">
      <style:table-row-properties style:min-row-height="0.688cm"/>
    </style:style>
    <style:style style:name="MailMergeTable2020-03-05T15_3a_15_3a_19Z185.A1" style:display-name="MailMergeTable2020-03-05T15:15:19Z185.A1" style:family="table-cell">
      <style:table-cell-properties fo:padding="0.097cm" fo:border="0.05pt solid #000000"/>
    </style:style>
    <style:style style:name="MailMergeTable2020-03-05T15_3a_15_3a_19Z185.A2" style:display-name="MailMergeTable2020-03-05T15:15:19Z18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5.A3" style:display-name="MailMergeTable2020-03-05T15:15:19Z18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5.4" style:display-name="MailMergeTable2020-03-05T15:15:19Z185.4" style:family="table-row">
      <style:table-row-properties style:min-row-height="0.349cm"/>
    </style:style>
    <style:style style:name="MailMergeTable2020-03-05T15_3a_15_3a_19Z186" style:display-name="MailMergeTable2020-03-05T15:15:19Z186" style:family="table">
      <style:table-properties style:width="10.059cm" table:align="margins"/>
    </style:style>
    <style:style style:name="MailMergeTable2020-03-05T15_3a_15_3a_19Z186.A" style:display-name="MailMergeTable2020-03-05T15:15:19Z186.A" style:family="table-column">
      <style:table-column-properties style:column-width="1.438cm" style:rel-column-width="9362*"/>
    </style:style>
    <style:style style:name="MailMergeTable2020-03-05T15_3a_15_3a_19Z186.G" style:display-name="MailMergeTable2020-03-05T15:15:19Z186.G" style:family="table-column">
      <style:table-column-properties style:column-width="1.438cm" style:rel-column-width="9363*"/>
    </style:style>
    <style:style style:name="MailMergeTable2020-03-05T15_3a_15_3a_19Z186.1" style:display-name="MailMergeTable2020-03-05T15:15:19Z186.1" style:family="table-row">
      <style:table-row-properties style:min-row-height="0.688cm"/>
    </style:style>
    <style:style style:name="MailMergeTable2020-03-05T15_3a_15_3a_19Z186.A1" style:display-name="MailMergeTable2020-03-05T15:15:19Z186.A1" style:family="table-cell">
      <style:table-cell-properties fo:padding="0.097cm" fo:border="0.05pt solid #000000"/>
    </style:style>
    <style:style style:name="MailMergeTable2020-03-05T15_3a_15_3a_19Z186.A2" style:display-name="MailMergeTable2020-03-05T15:15:19Z18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6.A3" style:display-name="MailMergeTable2020-03-05T15:15:19Z18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6.4" style:display-name="MailMergeTable2020-03-05T15:15:19Z186.4" style:family="table-row">
      <style:table-row-properties style:min-row-height="0.349cm"/>
    </style:style>
    <style:style style:name="MailMergeTable2020-03-05T15_3a_15_3a_19Z187" style:display-name="MailMergeTable2020-03-05T15:15:19Z187" style:family="table">
      <style:table-properties style:width="10.059cm" table:align="margins"/>
    </style:style>
    <style:style style:name="MailMergeTable2020-03-05T15_3a_15_3a_19Z187.A" style:display-name="MailMergeTable2020-03-05T15:15:19Z187.A" style:family="table-column">
      <style:table-column-properties style:column-width="1.438cm" style:rel-column-width="9362*"/>
    </style:style>
    <style:style style:name="MailMergeTable2020-03-05T15_3a_15_3a_19Z187.G" style:display-name="MailMergeTable2020-03-05T15:15:19Z187.G" style:family="table-column">
      <style:table-column-properties style:column-width="1.438cm" style:rel-column-width="9363*"/>
    </style:style>
    <style:style style:name="MailMergeTable2020-03-05T15_3a_15_3a_19Z187.1" style:display-name="MailMergeTable2020-03-05T15:15:19Z187.1" style:family="table-row">
      <style:table-row-properties style:min-row-height="0.688cm"/>
    </style:style>
    <style:style style:name="MailMergeTable2020-03-05T15_3a_15_3a_19Z187.A1" style:display-name="MailMergeTable2020-03-05T15:15:19Z187.A1" style:family="table-cell">
      <style:table-cell-properties fo:padding="0.097cm" fo:border="0.05pt solid #000000"/>
    </style:style>
    <style:style style:name="MailMergeTable2020-03-05T15_3a_15_3a_19Z187.A2" style:display-name="MailMergeTable2020-03-05T15:15:19Z18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7.A3" style:display-name="MailMergeTable2020-03-05T15:15:19Z18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7.4" style:display-name="MailMergeTable2020-03-05T15:15:19Z187.4" style:family="table-row">
      <style:table-row-properties style:min-row-height="0.349cm"/>
    </style:style>
    <style:style style:name="MailMergeTable2020-03-05T15_3a_15_3a_19Z188" style:display-name="MailMergeTable2020-03-05T15:15:19Z188" style:family="table">
      <style:table-properties style:width="10.059cm" table:align="margins"/>
    </style:style>
    <style:style style:name="MailMergeTable2020-03-05T15_3a_15_3a_19Z188.A" style:display-name="MailMergeTable2020-03-05T15:15:19Z188.A" style:family="table-column">
      <style:table-column-properties style:column-width="1.438cm" style:rel-column-width="9362*"/>
    </style:style>
    <style:style style:name="MailMergeTable2020-03-05T15_3a_15_3a_19Z188.G" style:display-name="MailMergeTable2020-03-05T15:15:19Z188.G" style:family="table-column">
      <style:table-column-properties style:column-width="1.438cm" style:rel-column-width="9363*"/>
    </style:style>
    <style:style style:name="MailMergeTable2020-03-05T15_3a_15_3a_19Z188.1" style:display-name="MailMergeTable2020-03-05T15:15:19Z188.1" style:family="table-row">
      <style:table-row-properties style:min-row-height="0.688cm"/>
    </style:style>
    <style:style style:name="MailMergeTable2020-03-05T15_3a_15_3a_19Z188.A1" style:display-name="MailMergeTable2020-03-05T15:15:19Z188.A1" style:family="table-cell">
      <style:table-cell-properties fo:padding="0.097cm" fo:border="0.05pt solid #000000"/>
    </style:style>
    <style:style style:name="MailMergeTable2020-03-05T15_3a_15_3a_19Z188.A2" style:display-name="MailMergeTable2020-03-05T15:15:19Z18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8.A3" style:display-name="MailMergeTable2020-03-05T15:15:19Z18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8.4" style:display-name="MailMergeTable2020-03-05T15:15:19Z188.4" style:family="table-row">
      <style:table-row-properties style:min-row-height="0.349cm"/>
    </style:style>
    <style:style style:name="MailMergeTable2020-03-05T15_3a_15_3a_19Z189" style:display-name="MailMergeTable2020-03-05T15:15:19Z189" style:family="table">
      <style:table-properties style:width="10.059cm" table:align="margins"/>
    </style:style>
    <style:style style:name="MailMergeTable2020-03-05T15_3a_15_3a_19Z189.A" style:display-name="MailMergeTable2020-03-05T15:15:19Z189.A" style:family="table-column">
      <style:table-column-properties style:column-width="1.438cm" style:rel-column-width="9362*"/>
    </style:style>
    <style:style style:name="MailMergeTable2020-03-05T15_3a_15_3a_19Z189.G" style:display-name="MailMergeTable2020-03-05T15:15:19Z189.G" style:family="table-column">
      <style:table-column-properties style:column-width="1.438cm" style:rel-column-width="9363*"/>
    </style:style>
    <style:style style:name="MailMergeTable2020-03-05T15_3a_15_3a_19Z189.1" style:display-name="MailMergeTable2020-03-05T15:15:19Z189.1" style:family="table-row">
      <style:table-row-properties style:min-row-height="0.688cm"/>
    </style:style>
    <style:style style:name="MailMergeTable2020-03-05T15_3a_15_3a_19Z189.A1" style:display-name="MailMergeTable2020-03-05T15:15:19Z189.A1" style:family="table-cell">
      <style:table-cell-properties fo:padding="0.097cm" fo:border="0.05pt solid #000000"/>
    </style:style>
    <style:style style:name="MailMergeTable2020-03-05T15_3a_15_3a_19Z189.A2" style:display-name="MailMergeTable2020-03-05T15:15:19Z18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89.A3" style:display-name="MailMergeTable2020-03-05T15:15:19Z18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89.4" style:display-name="MailMergeTable2020-03-05T15:15:19Z189.4" style:family="table-row">
      <style:table-row-properties style:min-row-height="0.349cm"/>
    </style:style>
    <style:style style:name="MailMergeTable2020-03-05T15_3a_15_3a_19Z190" style:display-name="MailMergeTable2020-03-05T15:15:19Z190" style:family="table">
      <style:table-properties style:width="10.059cm" table:align="margins"/>
    </style:style>
    <style:style style:name="MailMergeTable2020-03-05T15_3a_15_3a_19Z190.A" style:display-name="MailMergeTable2020-03-05T15:15:19Z190.A" style:family="table-column">
      <style:table-column-properties style:column-width="1.438cm" style:rel-column-width="9362*"/>
    </style:style>
    <style:style style:name="MailMergeTable2020-03-05T15_3a_15_3a_19Z190.G" style:display-name="MailMergeTable2020-03-05T15:15:19Z190.G" style:family="table-column">
      <style:table-column-properties style:column-width="1.438cm" style:rel-column-width="9363*"/>
    </style:style>
    <style:style style:name="MailMergeTable2020-03-05T15_3a_15_3a_19Z190.1" style:display-name="MailMergeTable2020-03-05T15:15:19Z190.1" style:family="table-row">
      <style:table-row-properties style:min-row-height="0.688cm"/>
    </style:style>
    <style:style style:name="MailMergeTable2020-03-05T15_3a_15_3a_19Z190.A1" style:display-name="MailMergeTable2020-03-05T15:15:19Z190.A1" style:family="table-cell">
      <style:table-cell-properties fo:padding="0.097cm" fo:border="0.05pt solid #000000"/>
    </style:style>
    <style:style style:name="MailMergeTable2020-03-05T15_3a_15_3a_19Z190.A2" style:display-name="MailMergeTable2020-03-05T15:15:19Z19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0.A3" style:display-name="MailMergeTable2020-03-05T15:15:19Z19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0.4" style:display-name="MailMergeTable2020-03-05T15:15:19Z190.4" style:family="table-row">
      <style:table-row-properties style:min-row-height="0.349cm"/>
    </style:style>
    <style:style style:name="MailMergeTable2020-03-05T15_3a_15_3a_19Z191" style:display-name="MailMergeTable2020-03-05T15:15:19Z191" style:family="table">
      <style:table-properties style:width="10.059cm" table:align="margins"/>
    </style:style>
    <style:style style:name="MailMergeTable2020-03-05T15_3a_15_3a_19Z191.A" style:display-name="MailMergeTable2020-03-05T15:15:19Z191.A" style:family="table-column">
      <style:table-column-properties style:column-width="1.438cm" style:rel-column-width="9362*"/>
    </style:style>
    <style:style style:name="MailMergeTable2020-03-05T15_3a_15_3a_19Z191.G" style:display-name="MailMergeTable2020-03-05T15:15:19Z191.G" style:family="table-column">
      <style:table-column-properties style:column-width="1.438cm" style:rel-column-width="9363*"/>
    </style:style>
    <style:style style:name="MailMergeTable2020-03-05T15_3a_15_3a_19Z191.1" style:display-name="MailMergeTable2020-03-05T15:15:19Z191.1" style:family="table-row">
      <style:table-row-properties style:min-row-height="0.688cm"/>
    </style:style>
    <style:style style:name="MailMergeTable2020-03-05T15_3a_15_3a_19Z191.A1" style:display-name="MailMergeTable2020-03-05T15:15:19Z191.A1" style:family="table-cell">
      <style:table-cell-properties fo:padding="0.097cm" fo:border="0.05pt solid #000000"/>
    </style:style>
    <style:style style:name="MailMergeTable2020-03-05T15_3a_15_3a_19Z191.A2" style:display-name="MailMergeTable2020-03-05T15:15:19Z19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1.A3" style:display-name="MailMergeTable2020-03-05T15:15:19Z19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1.4" style:display-name="MailMergeTable2020-03-05T15:15:19Z191.4" style:family="table-row">
      <style:table-row-properties style:min-row-height="0.349cm"/>
    </style:style>
    <style:style style:name="MailMergeTable2020-03-05T15_3a_15_3a_19Z192" style:display-name="MailMergeTable2020-03-05T15:15:19Z192" style:family="table">
      <style:table-properties style:width="10.059cm" table:align="margins"/>
    </style:style>
    <style:style style:name="MailMergeTable2020-03-05T15_3a_15_3a_19Z192.A" style:display-name="MailMergeTable2020-03-05T15:15:19Z192.A" style:family="table-column">
      <style:table-column-properties style:column-width="1.438cm" style:rel-column-width="9362*"/>
    </style:style>
    <style:style style:name="MailMergeTable2020-03-05T15_3a_15_3a_19Z192.G" style:display-name="MailMergeTable2020-03-05T15:15:19Z192.G" style:family="table-column">
      <style:table-column-properties style:column-width="1.438cm" style:rel-column-width="9363*"/>
    </style:style>
    <style:style style:name="MailMergeTable2020-03-05T15_3a_15_3a_19Z192.1" style:display-name="MailMergeTable2020-03-05T15:15:19Z192.1" style:family="table-row">
      <style:table-row-properties style:min-row-height="0.688cm"/>
    </style:style>
    <style:style style:name="MailMergeTable2020-03-05T15_3a_15_3a_19Z192.A1" style:display-name="MailMergeTable2020-03-05T15:15:19Z192.A1" style:family="table-cell">
      <style:table-cell-properties fo:padding="0.097cm" fo:border="0.05pt solid #000000"/>
    </style:style>
    <style:style style:name="MailMergeTable2020-03-05T15_3a_15_3a_19Z192.A2" style:display-name="MailMergeTable2020-03-05T15:15:19Z19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2.A3" style:display-name="MailMergeTable2020-03-05T15:15:19Z19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2.4" style:display-name="MailMergeTable2020-03-05T15:15:19Z192.4" style:family="table-row">
      <style:table-row-properties style:min-row-height="0.349cm"/>
    </style:style>
    <style:style style:name="MailMergeTable2020-03-05T15_3a_15_3a_19Z193" style:display-name="MailMergeTable2020-03-05T15:15:19Z193" style:family="table">
      <style:table-properties style:width="10.059cm" table:align="margins"/>
    </style:style>
    <style:style style:name="MailMergeTable2020-03-05T15_3a_15_3a_19Z193.A" style:display-name="MailMergeTable2020-03-05T15:15:19Z193.A" style:family="table-column">
      <style:table-column-properties style:column-width="1.438cm" style:rel-column-width="9362*"/>
    </style:style>
    <style:style style:name="MailMergeTable2020-03-05T15_3a_15_3a_19Z193.G" style:display-name="MailMergeTable2020-03-05T15:15:19Z193.G" style:family="table-column">
      <style:table-column-properties style:column-width="1.438cm" style:rel-column-width="9363*"/>
    </style:style>
    <style:style style:name="MailMergeTable2020-03-05T15_3a_15_3a_19Z193.1" style:display-name="MailMergeTable2020-03-05T15:15:19Z193.1" style:family="table-row">
      <style:table-row-properties style:min-row-height="0.688cm"/>
    </style:style>
    <style:style style:name="MailMergeTable2020-03-05T15_3a_15_3a_19Z193.A1" style:display-name="MailMergeTable2020-03-05T15:15:19Z193.A1" style:family="table-cell">
      <style:table-cell-properties fo:padding="0.097cm" fo:border="0.05pt solid #000000"/>
    </style:style>
    <style:style style:name="MailMergeTable2020-03-05T15_3a_15_3a_19Z193.A2" style:display-name="MailMergeTable2020-03-05T15:15:19Z19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3.A3" style:display-name="MailMergeTable2020-03-05T15:15:19Z19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3.4" style:display-name="MailMergeTable2020-03-05T15:15:19Z193.4" style:family="table-row">
      <style:table-row-properties style:min-row-height="0.349cm"/>
    </style:style>
    <style:style style:name="MailMergeTable2020-03-05T15_3a_15_3a_19Z194" style:display-name="MailMergeTable2020-03-05T15:15:19Z194" style:family="table">
      <style:table-properties style:width="10.059cm" table:align="margins"/>
    </style:style>
    <style:style style:name="MailMergeTable2020-03-05T15_3a_15_3a_19Z194.A" style:display-name="MailMergeTable2020-03-05T15:15:19Z194.A" style:family="table-column">
      <style:table-column-properties style:column-width="1.438cm" style:rel-column-width="9362*"/>
    </style:style>
    <style:style style:name="MailMergeTable2020-03-05T15_3a_15_3a_19Z194.G" style:display-name="MailMergeTable2020-03-05T15:15:19Z194.G" style:family="table-column">
      <style:table-column-properties style:column-width="1.438cm" style:rel-column-width="9363*"/>
    </style:style>
    <style:style style:name="MailMergeTable2020-03-05T15_3a_15_3a_19Z194.1" style:display-name="MailMergeTable2020-03-05T15:15:19Z194.1" style:family="table-row">
      <style:table-row-properties style:min-row-height="0.688cm"/>
    </style:style>
    <style:style style:name="MailMergeTable2020-03-05T15_3a_15_3a_19Z194.A1" style:display-name="MailMergeTable2020-03-05T15:15:19Z194.A1" style:family="table-cell">
      <style:table-cell-properties fo:padding="0.097cm" fo:border="0.05pt solid #000000"/>
    </style:style>
    <style:style style:name="MailMergeTable2020-03-05T15_3a_15_3a_19Z194.A2" style:display-name="MailMergeTable2020-03-05T15:15:19Z19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4.A3" style:display-name="MailMergeTable2020-03-05T15:15:19Z19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4.4" style:display-name="MailMergeTable2020-03-05T15:15:19Z194.4" style:family="table-row">
      <style:table-row-properties style:min-row-height="0.349cm"/>
    </style:style>
    <style:style style:name="MailMergeTable2020-03-05T15_3a_15_3a_19Z195" style:display-name="MailMergeTable2020-03-05T15:15:19Z195" style:family="table">
      <style:table-properties style:width="10.059cm" table:align="margins"/>
    </style:style>
    <style:style style:name="MailMergeTable2020-03-05T15_3a_15_3a_19Z195.A" style:display-name="MailMergeTable2020-03-05T15:15:19Z195.A" style:family="table-column">
      <style:table-column-properties style:column-width="1.438cm" style:rel-column-width="9362*"/>
    </style:style>
    <style:style style:name="MailMergeTable2020-03-05T15_3a_15_3a_19Z195.G" style:display-name="MailMergeTable2020-03-05T15:15:19Z195.G" style:family="table-column">
      <style:table-column-properties style:column-width="1.438cm" style:rel-column-width="9363*"/>
    </style:style>
    <style:style style:name="MailMergeTable2020-03-05T15_3a_15_3a_19Z195.1" style:display-name="MailMergeTable2020-03-05T15:15:19Z195.1" style:family="table-row">
      <style:table-row-properties style:min-row-height="0.688cm"/>
    </style:style>
    <style:style style:name="MailMergeTable2020-03-05T15_3a_15_3a_19Z195.A1" style:display-name="MailMergeTable2020-03-05T15:15:19Z195.A1" style:family="table-cell">
      <style:table-cell-properties fo:padding="0.097cm" fo:border="0.05pt solid #000000"/>
    </style:style>
    <style:style style:name="MailMergeTable2020-03-05T15_3a_15_3a_19Z195.A2" style:display-name="MailMergeTable2020-03-05T15:15:19Z19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5.A3" style:display-name="MailMergeTable2020-03-05T15:15:19Z19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5.4" style:display-name="MailMergeTable2020-03-05T15:15:19Z195.4" style:family="table-row">
      <style:table-row-properties style:min-row-height="0.349cm"/>
    </style:style>
    <style:style style:name="MailMergeTable2020-03-05T15_3a_15_3a_19Z196" style:display-name="MailMergeTable2020-03-05T15:15:19Z196" style:family="table">
      <style:table-properties style:width="10.059cm" table:align="margins"/>
    </style:style>
    <style:style style:name="MailMergeTable2020-03-05T15_3a_15_3a_19Z196.A" style:display-name="MailMergeTable2020-03-05T15:15:19Z196.A" style:family="table-column">
      <style:table-column-properties style:column-width="1.438cm" style:rel-column-width="9362*"/>
    </style:style>
    <style:style style:name="MailMergeTable2020-03-05T15_3a_15_3a_19Z196.G" style:display-name="MailMergeTable2020-03-05T15:15:19Z196.G" style:family="table-column">
      <style:table-column-properties style:column-width="1.438cm" style:rel-column-width="9363*"/>
    </style:style>
    <style:style style:name="MailMergeTable2020-03-05T15_3a_15_3a_19Z196.1" style:display-name="MailMergeTable2020-03-05T15:15:19Z196.1" style:family="table-row">
      <style:table-row-properties style:min-row-height="0.688cm"/>
    </style:style>
    <style:style style:name="MailMergeTable2020-03-05T15_3a_15_3a_19Z196.A1" style:display-name="MailMergeTable2020-03-05T15:15:19Z196.A1" style:family="table-cell">
      <style:table-cell-properties fo:padding="0.097cm" fo:border="0.05pt solid #000000"/>
    </style:style>
    <style:style style:name="MailMergeTable2020-03-05T15_3a_15_3a_19Z196.A2" style:display-name="MailMergeTable2020-03-05T15:15:19Z19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6.A3" style:display-name="MailMergeTable2020-03-05T15:15:19Z19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6.4" style:display-name="MailMergeTable2020-03-05T15:15:19Z196.4" style:family="table-row">
      <style:table-row-properties style:min-row-height="0.349cm"/>
    </style:style>
    <style:style style:name="MailMergeTable2020-03-05T15_3a_15_3a_19Z197" style:display-name="MailMergeTable2020-03-05T15:15:19Z197" style:family="table">
      <style:table-properties style:width="10.059cm" table:align="margins"/>
    </style:style>
    <style:style style:name="MailMergeTable2020-03-05T15_3a_15_3a_19Z197.A" style:display-name="MailMergeTable2020-03-05T15:15:19Z197.A" style:family="table-column">
      <style:table-column-properties style:column-width="1.438cm" style:rel-column-width="9362*"/>
    </style:style>
    <style:style style:name="MailMergeTable2020-03-05T15_3a_15_3a_19Z197.G" style:display-name="MailMergeTable2020-03-05T15:15:19Z197.G" style:family="table-column">
      <style:table-column-properties style:column-width="1.438cm" style:rel-column-width="9363*"/>
    </style:style>
    <style:style style:name="MailMergeTable2020-03-05T15_3a_15_3a_19Z197.1" style:display-name="MailMergeTable2020-03-05T15:15:19Z197.1" style:family="table-row">
      <style:table-row-properties style:min-row-height="0.688cm"/>
    </style:style>
    <style:style style:name="MailMergeTable2020-03-05T15_3a_15_3a_19Z197.A1" style:display-name="MailMergeTable2020-03-05T15:15:19Z197.A1" style:family="table-cell">
      <style:table-cell-properties fo:padding="0.097cm" fo:border="0.05pt solid #000000"/>
    </style:style>
    <style:style style:name="MailMergeTable2020-03-05T15_3a_15_3a_19Z197.A2" style:display-name="MailMergeTable2020-03-05T15:15:19Z19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7.A3" style:display-name="MailMergeTable2020-03-05T15:15:19Z19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7.4" style:display-name="MailMergeTable2020-03-05T15:15:19Z197.4" style:family="table-row">
      <style:table-row-properties style:min-row-height="0.349cm"/>
    </style:style>
    <style:style style:name="MailMergeTable2020-03-05T15_3a_15_3a_19Z198" style:display-name="MailMergeTable2020-03-05T15:15:19Z198" style:family="table">
      <style:table-properties style:width="10.059cm" table:align="margins"/>
    </style:style>
    <style:style style:name="MailMergeTable2020-03-05T15_3a_15_3a_19Z198.A" style:display-name="MailMergeTable2020-03-05T15:15:19Z198.A" style:family="table-column">
      <style:table-column-properties style:column-width="1.438cm" style:rel-column-width="9362*"/>
    </style:style>
    <style:style style:name="MailMergeTable2020-03-05T15_3a_15_3a_19Z198.G" style:display-name="MailMergeTable2020-03-05T15:15:19Z198.G" style:family="table-column">
      <style:table-column-properties style:column-width="1.438cm" style:rel-column-width="9363*"/>
    </style:style>
    <style:style style:name="MailMergeTable2020-03-05T15_3a_15_3a_19Z198.1" style:display-name="MailMergeTable2020-03-05T15:15:19Z198.1" style:family="table-row">
      <style:table-row-properties style:min-row-height="0.688cm"/>
    </style:style>
    <style:style style:name="MailMergeTable2020-03-05T15_3a_15_3a_19Z198.A1" style:display-name="MailMergeTable2020-03-05T15:15:19Z198.A1" style:family="table-cell">
      <style:table-cell-properties fo:padding="0.097cm" fo:border="0.05pt solid #000000"/>
    </style:style>
    <style:style style:name="MailMergeTable2020-03-05T15_3a_15_3a_19Z198.A2" style:display-name="MailMergeTable2020-03-05T15:15:19Z19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8.A3" style:display-name="MailMergeTable2020-03-05T15:15:19Z19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8.4" style:display-name="MailMergeTable2020-03-05T15:15:19Z198.4" style:family="table-row">
      <style:table-row-properties style:min-row-height="0.349cm"/>
    </style:style>
    <style:style style:name="MailMergeTable2020-03-05T15_3a_15_3a_19Z199" style:display-name="MailMergeTable2020-03-05T15:15:19Z199" style:family="table">
      <style:table-properties style:width="10.059cm" table:align="margins"/>
    </style:style>
    <style:style style:name="MailMergeTable2020-03-05T15_3a_15_3a_19Z199.A" style:display-name="MailMergeTable2020-03-05T15:15:19Z199.A" style:family="table-column">
      <style:table-column-properties style:column-width="1.438cm" style:rel-column-width="9362*"/>
    </style:style>
    <style:style style:name="MailMergeTable2020-03-05T15_3a_15_3a_19Z199.G" style:display-name="MailMergeTable2020-03-05T15:15:19Z199.G" style:family="table-column">
      <style:table-column-properties style:column-width="1.438cm" style:rel-column-width="9363*"/>
    </style:style>
    <style:style style:name="MailMergeTable2020-03-05T15_3a_15_3a_19Z199.1" style:display-name="MailMergeTable2020-03-05T15:15:19Z199.1" style:family="table-row">
      <style:table-row-properties style:min-row-height="0.688cm"/>
    </style:style>
    <style:style style:name="MailMergeTable2020-03-05T15_3a_15_3a_19Z199.A1" style:display-name="MailMergeTable2020-03-05T15:15:19Z199.A1" style:family="table-cell">
      <style:table-cell-properties fo:padding="0.097cm" fo:border="0.05pt solid #000000"/>
    </style:style>
    <style:style style:name="MailMergeTable2020-03-05T15_3a_15_3a_19Z199.A2" style:display-name="MailMergeTable2020-03-05T15:15:19Z19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199.A3" style:display-name="MailMergeTable2020-03-05T15:15:19Z19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199.4" style:display-name="MailMergeTable2020-03-05T15:15:19Z199.4" style:family="table-row">
      <style:table-row-properties style:min-row-height="0.349cm"/>
    </style:style>
    <style:style style:name="MailMergeTable2020-03-05T15_3a_15_3a_19Z200" style:display-name="MailMergeTable2020-03-05T15:15:19Z200" style:family="table">
      <style:table-properties style:width="10.059cm" table:align="margins"/>
    </style:style>
    <style:style style:name="MailMergeTable2020-03-05T15_3a_15_3a_19Z200.A" style:display-name="MailMergeTable2020-03-05T15:15:19Z200.A" style:family="table-column">
      <style:table-column-properties style:column-width="1.438cm" style:rel-column-width="9362*"/>
    </style:style>
    <style:style style:name="MailMergeTable2020-03-05T15_3a_15_3a_19Z200.G" style:display-name="MailMergeTable2020-03-05T15:15:19Z200.G" style:family="table-column">
      <style:table-column-properties style:column-width="1.438cm" style:rel-column-width="9363*"/>
    </style:style>
    <style:style style:name="MailMergeTable2020-03-05T15_3a_15_3a_19Z200.1" style:display-name="MailMergeTable2020-03-05T15:15:19Z200.1" style:family="table-row">
      <style:table-row-properties style:min-row-height="0.688cm"/>
    </style:style>
    <style:style style:name="MailMergeTable2020-03-05T15_3a_15_3a_19Z200.A1" style:display-name="MailMergeTable2020-03-05T15:15:19Z200.A1" style:family="table-cell">
      <style:table-cell-properties fo:padding="0.097cm" fo:border="0.05pt solid #000000"/>
    </style:style>
    <style:style style:name="MailMergeTable2020-03-05T15_3a_15_3a_19Z200.A2" style:display-name="MailMergeTable2020-03-05T15:15:19Z20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0.A3" style:display-name="MailMergeTable2020-03-05T15:15:19Z20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0.4" style:display-name="MailMergeTable2020-03-05T15:15:19Z200.4" style:family="table-row">
      <style:table-row-properties style:min-row-height="0.349cm"/>
    </style:style>
    <style:style style:name="MailMergeTable2020-03-05T15_3a_15_3a_19Z201" style:display-name="MailMergeTable2020-03-05T15:15:19Z201" style:family="table">
      <style:table-properties style:width="10.059cm" table:align="margins"/>
    </style:style>
    <style:style style:name="MailMergeTable2020-03-05T15_3a_15_3a_19Z201.A" style:display-name="MailMergeTable2020-03-05T15:15:19Z201.A" style:family="table-column">
      <style:table-column-properties style:column-width="1.438cm" style:rel-column-width="9362*"/>
    </style:style>
    <style:style style:name="MailMergeTable2020-03-05T15_3a_15_3a_19Z201.G" style:display-name="MailMergeTable2020-03-05T15:15:19Z201.G" style:family="table-column">
      <style:table-column-properties style:column-width="1.438cm" style:rel-column-width="9363*"/>
    </style:style>
    <style:style style:name="MailMergeTable2020-03-05T15_3a_15_3a_19Z201.1" style:display-name="MailMergeTable2020-03-05T15:15:19Z201.1" style:family="table-row">
      <style:table-row-properties style:min-row-height="0.688cm"/>
    </style:style>
    <style:style style:name="MailMergeTable2020-03-05T15_3a_15_3a_19Z201.A1" style:display-name="MailMergeTable2020-03-05T15:15:19Z201.A1" style:family="table-cell">
      <style:table-cell-properties fo:padding="0.097cm" fo:border="0.05pt solid #000000"/>
    </style:style>
    <style:style style:name="MailMergeTable2020-03-05T15_3a_15_3a_19Z201.A2" style:display-name="MailMergeTable2020-03-05T15:15:19Z20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1.A3" style:display-name="MailMergeTable2020-03-05T15:15:19Z20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1.4" style:display-name="MailMergeTable2020-03-05T15:15:19Z201.4" style:family="table-row">
      <style:table-row-properties style:min-row-height="0.349cm"/>
    </style:style>
    <style:style style:name="MailMergeTable2020-03-05T15_3a_15_3a_19Z202" style:display-name="MailMergeTable2020-03-05T15:15:19Z202" style:family="table">
      <style:table-properties style:width="10.059cm" table:align="margins"/>
    </style:style>
    <style:style style:name="MailMergeTable2020-03-05T15_3a_15_3a_19Z202.A" style:display-name="MailMergeTable2020-03-05T15:15:19Z202.A" style:family="table-column">
      <style:table-column-properties style:column-width="1.438cm" style:rel-column-width="9362*"/>
    </style:style>
    <style:style style:name="MailMergeTable2020-03-05T15_3a_15_3a_19Z202.G" style:display-name="MailMergeTable2020-03-05T15:15:19Z202.G" style:family="table-column">
      <style:table-column-properties style:column-width="1.438cm" style:rel-column-width="9363*"/>
    </style:style>
    <style:style style:name="MailMergeTable2020-03-05T15_3a_15_3a_19Z202.1" style:display-name="MailMergeTable2020-03-05T15:15:19Z202.1" style:family="table-row">
      <style:table-row-properties style:min-row-height="0.688cm"/>
    </style:style>
    <style:style style:name="MailMergeTable2020-03-05T15_3a_15_3a_19Z202.A1" style:display-name="MailMergeTable2020-03-05T15:15:19Z202.A1" style:family="table-cell">
      <style:table-cell-properties fo:padding="0.097cm" fo:border="0.05pt solid #000000"/>
    </style:style>
    <style:style style:name="MailMergeTable2020-03-05T15_3a_15_3a_19Z202.A2" style:display-name="MailMergeTable2020-03-05T15:15:19Z20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2.A3" style:display-name="MailMergeTable2020-03-05T15:15:19Z20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2.4" style:display-name="MailMergeTable2020-03-05T15:15:19Z202.4" style:family="table-row">
      <style:table-row-properties style:min-row-height="0.349cm"/>
    </style:style>
    <style:style style:name="MailMergeTable2020-03-05T15_3a_15_3a_19Z203" style:display-name="MailMergeTable2020-03-05T15:15:19Z203" style:family="table">
      <style:table-properties style:width="10.059cm" table:align="margins"/>
    </style:style>
    <style:style style:name="MailMergeTable2020-03-05T15_3a_15_3a_19Z203.A" style:display-name="MailMergeTable2020-03-05T15:15:19Z203.A" style:family="table-column">
      <style:table-column-properties style:column-width="1.438cm" style:rel-column-width="9362*"/>
    </style:style>
    <style:style style:name="MailMergeTable2020-03-05T15_3a_15_3a_19Z203.G" style:display-name="MailMergeTable2020-03-05T15:15:19Z203.G" style:family="table-column">
      <style:table-column-properties style:column-width="1.438cm" style:rel-column-width="9363*"/>
    </style:style>
    <style:style style:name="MailMergeTable2020-03-05T15_3a_15_3a_19Z203.1" style:display-name="MailMergeTable2020-03-05T15:15:19Z203.1" style:family="table-row">
      <style:table-row-properties style:min-row-height="0.688cm"/>
    </style:style>
    <style:style style:name="MailMergeTable2020-03-05T15_3a_15_3a_19Z203.A1" style:display-name="MailMergeTable2020-03-05T15:15:19Z203.A1" style:family="table-cell">
      <style:table-cell-properties fo:padding="0.097cm" fo:border="0.05pt solid #000000"/>
    </style:style>
    <style:style style:name="MailMergeTable2020-03-05T15_3a_15_3a_19Z203.A2" style:display-name="MailMergeTable2020-03-05T15:15:19Z20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3.A3" style:display-name="MailMergeTable2020-03-05T15:15:19Z20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3.4" style:display-name="MailMergeTable2020-03-05T15:15:19Z203.4" style:family="table-row">
      <style:table-row-properties style:min-row-height="0.349cm"/>
    </style:style>
    <style:style style:name="MailMergeTable2020-03-05T15_3a_15_3a_19Z204" style:display-name="MailMergeTable2020-03-05T15:15:19Z204" style:family="table">
      <style:table-properties style:width="10.059cm" table:align="margins"/>
    </style:style>
    <style:style style:name="MailMergeTable2020-03-05T15_3a_15_3a_19Z204.A" style:display-name="MailMergeTable2020-03-05T15:15:19Z204.A" style:family="table-column">
      <style:table-column-properties style:column-width="1.438cm" style:rel-column-width="9362*"/>
    </style:style>
    <style:style style:name="MailMergeTable2020-03-05T15_3a_15_3a_19Z204.G" style:display-name="MailMergeTable2020-03-05T15:15:19Z204.G" style:family="table-column">
      <style:table-column-properties style:column-width="1.438cm" style:rel-column-width="9363*"/>
    </style:style>
    <style:style style:name="MailMergeTable2020-03-05T15_3a_15_3a_19Z204.1" style:display-name="MailMergeTable2020-03-05T15:15:19Z204.1" style:family="table-row">
      <style:table-row-properties style:min-row-height="0.688cm"/>
    </style:style>
    <style:style style:name="MailMergeTable2020-03-05T15_3a_15_3a_19Z204.A1" style:display-name="MailMergeTable2020-03-05T15:15:19Z204.A1" style:family="table-cell">
      <style:table-cell-properties fo:padding="0.097cm" fo:border="0.05pt solid #000000"/>
    </style:style>
    <style:style style:name="MailMergeTable2020-03-05T15_3a_15_3a_19Z204.A2" style:display-name="MailMergeTable2020-03-05T15:15:19Z20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4.A3" style:display-name="MailMergeTable2020-03-05T15:15:19Z20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4.4" style:display-name="MailMergeTable2020-03-05T15:15:19Z204.4" style:family="table-row">
      <style:table-row-properties style:min-row-height="0.349cm"/>
    </style:style>
    <style:style style:name="MailMergeTable2020-03-05T15_3a_15_3a_19Z205" style:display-name="MailMergeTable2020-03-05T15:15:19Z205" style:family="table">
      <style:table-properties style:width="10.059cm" table:align="margins"/>
    </style:style>
    <style:style style:name="MailMergeTable2020-03-05T15_3a_15_3a_19Z205.A" style:display-name="MailMergeTable2020-03-05T15:15:19Z205.A" style:family="table-column">
      <style:table-column-properties style:column-width="1.438cm" style:rel-column-width="9362*"/>
    </style:style>
    <style:style style:name="MailMergeTable2020-03-05T15_3a_15_3a_19Z205.G" style:display-name="MailMergeTable2020-03-05T15:15:19Z205.G" style:family="table-column">
      <style:table-column-properties style:column-width="1.438cm" style:rel-column-width="9363*"/>
    </style:style>
    <style:style style:name="MailMergeTable2020-03-05T15_3a_15_3a_19Z205.1" style:display-name="MailMergeTable2020-03-05T15:15:19Z205.1" style:family="table-row">
      <style:table-row-properties style:min-row-height="0.688cm"/>
    </style:style>
    <style:style style:name="MailMergeTable2020-03-05T15_3a_15_3a_19Z205.A1" style:display-name="MailMergeTable2020-03-05T15:15:19Z205.A1" style:family="table-cell">
      <style:table-cell-properties fo:padding="0.097cm" fo:border="0.05pt solid #000000"/>
    </style:style>
    <style:style style:name="MailMergeTable2020-03-05T15_3a_15_3a_19Z205.A2" style:display-name="MailMergeTable2020-03-05T15:15:19Z20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5.A3" style:display-name="MailMergeTable2020-03-05T15:15:19Z20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5.4" style:display-name="MailMergeTable2020-03-05T15:15:19Z205.4" style:family="table-row">
      <style:table-row-properties style:min-row-height="0.349cm"/>
    </style:style>
    <style:style style:name="MailMergeTable2020-03-05T15_3a_15_3a_19Z206" style:display-name="MailMergeTable2020-03-05T15:15:19Z206" style:family="table">
      <style:table-properties style:width="10.059cm" table:align="margins"/>
    </style:style>
    <style:style style:name="MailMergeTable2020-03-05T15_3a_15_3a_19Z206.A" style:display-name="MailMergeTable2020-03-05T15:15:19Z206.A" style:family="table-column">
      <style:table-column-properties style:column-width="1.438cm" style:rel-column-width="9362*"/>
    </style:style>
    <style:style style:name="MailMergeTable2020-03-05T15_3a_15_3a_19Z206.G" style:display-name="MailMergeTable2020-03-05T15:15:19Z206.G" style:family="table-column">
      <style:table-column-properties style:column-width="1.438cm" style:rel-column-width="9363*"/>
    </style:style>
    <style:style style:name="MailMergeTable2020-03-05T15_3a_15_3a_19Z206.1" style:display-name="MailMergeTable2020-03-05T15:15:19Z206.1" style:family="table-row">
      <style:table-row-properties style:min-row-height="0.688cm"/>
    </style:style>
    <style:style style:name="MailMergeTable2020-03-05T15_3a_15_3a_19Z206.A1" style:display-name="MailMergeTable2020-03-05T15:15:19Z206.A1" style:family="table-cell">
      <style:table-cell-properties fo:padding="0.097cm" fo:border="0.05pt solid #000000"/>
    </style:style>
    <style:style style:name="MailMergeTable2020-03-05T15_3a_15_3a_19Z206.A2" style:display-name="MailMergeTable2020-03-05T15:15:19Z20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6.A3" style:display-name="MailMergeTable2020-03-05T15:15:19Z20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6.4" style:display-name="MailMergeTable2020-03-05T15:15:19Z206.4" style:family="table-row">
      <style:table-row-properties style:min-row-height="0.349cm"/>
    </style:style>
    <style:style style:name="MailMergeTable2020-03-05T15_3a_15_3a_19Z207" style:display-name="MailMergeTable2020-03-05T15:15:19Z207" style:family="table">
      <style:table-properties style:width="10.059cm" table:align="margins"/>
    </style:style>
    <style:style style:name="MailMergeTable2020-03-05T15_3a_15_3a_19Z207.A" style:display-name="MailMergeTable2020-03-05T15:15:19Z207.A" style:family="table-column">
      <style:table-column-properties style:column-width="1.438cm" style:rel-column-width="9362*"/>
    </style:style>
    <style:style style:name="MailMergeTable2020-03-05T15_3a_15_3a_19Z207.G" style:display-name="MailMergeTable2020-03-05T15:15:19Z207.G" style:family="table-column">
      <style:table-column-properties style:column-width="1.438cm" style:rel-column-width="9363*"/>
    </style:style>
    <style:style style:name="MailMergeTable2020-03-05T15_3a_15_3a_19Z207.1" style:display-name="MailMergeTable2020-03-05T15:15:19Z207.1" style:family="table-row">
      <style:table-row-properties style:min-row-height="0.688cm"/>
    </style:style>
    <style:style style:name="MailMergeTable2020-03-05T15_3a_15_3a_19Z207.A1" style:display-name="MailMergeTable2020-03-05T15:15:19Z207.A1" style:family="table-cell">
      <style:table-cell-properties fo:padding="0.097cm" fo:border="0.05pt solid #000000"/>
    </style:style>
    <style:style style:name="MailMergeTable2020-03-05T15_3a_15_3a_19Z207.A2" style:display-name="MailMergeTable2020-03-05T15:15:19Z20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7.A3" style:display-name="MailMergeTable2020-03-05T15:15:19Z20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7.4" style:display-name="MailMergeTable2020-03-05T15:15:19Z207.4" style:family="table-row">
      <style:table-row-properties style:min-row-height="0.349cm"/>
    </style:style>
    <style:style style:name="MailMergeTable2020-03-05T15_3a_15_3a_19Z208" style:display-name="MailMergeTable2020-03-05T15:15:19Z208" style:family="table">
      <style:table-properties style:width="10.059cm" table:align="margins"/>
    </style:style>
    <style:style style:name="MailMergeTable2020-03-05T15_3a_15_3a_19Z208.A" style:display-name="MailMergeTable2020-03-05T15:15:19Z208.A" style:family="table-column">
      <style:table-column-properties style:column-width="1.438cm" style:rel-column-width="9362*"/>
    </style:style>
    <style:style style:name="MailMergeTable2020-03-05T15_3a_15_3a_19Z208.G" style:display-name="MailMergeTable2020-03-05T15:15:19Z208.G" style:family="table-column">
      <style:table-column-properties style:column-width="1.438cm" style:rel-column-width="9363*"/>
    </style:style>
    <style:style style:name="MailMergeTable2020-03-05T15_3a_15_3a_19Z208.1" style:display-name="MailMergeTable2020-03-05T15:15:19Z208.1" style:family="table-row">
      <style:table-row-properties style:min-row-height="0.688cm"/>
    </style:style>
    <style:style style:name="MailMergeTable2020-03-05T15_3a_15_3a_19Z208.A1" style:display-name="MailMergeTable2020-03-05T15:15:19Z208.A1" style:family="table-cell">
      <style:table-cell-properties fo:padding="0.097cm" fo:border="0.05pt solid #000000"/>
    </style:style>
    <style:style style:name="MailMergeTable2020-03-05T15_3a_15_3a_19Z208.A2" style:display-name="MailMergeTable2020-03-05T15:15:19Z20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8.A3" style:display-name="MailMergeTable2020-03-05T15:15:19Z20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8.4" style:display-name="MailMergeTable2020-03-05T15:15:19Z208.4" style:family="table-row">
      <style:table-row-properties style:min-row-height="0.349cm"/>
    </style:style>
    <style:style style:name="MailMergeTable2020-03-05T15_3a_15_3a_19Z209" style:display-name="MailMergeTable2020-03-05T15:15:19Z209" style:family="table">
      <style:table-properties style:width="10.059cm" table:align="margins"/>
    </style:style>
    <style:style style:name="MailMergeTable2020-03-05T15_3a_15_3a_19Z209.A" style:display-name="MailMergeTable2020-03-05T15:15:19Z209.A" style:family="table-column">
      <style:table-column-properties style:column-width="1.438cm" style:rel-column-width="9362*"/>
    </style:style>
    <style:style style:name="MailMergeTable2020-03-05T15_3a_15_3a_19Z209.G" style:display-name="MailMergeTable2020-03-05T15:15:19Z209.G" style:family="table-column">
      <style:table-column-properties style:column-width="1.438cm" style:rel-column-width="9363*"/>
    </style:style>
    <style:style style:name="MailMergeTable2020-03-05T15_3a_15_3a_19Z209.1" style:display-name="MailMergeTable2020-03-05T15:15:19Z209.1" style:family="table-row">
      <style:table-row-properties style:min-row-height="0.688cm"/>
    </style:style>
    <style:style style:name="MailMergeTable2020-03-05T15_3a_15_3a_19Z209.A1" style:display-name="MailMergeTable2020-03-05T15:15:19Z209.A1" style:family="table-cell">
      <style:table-cell-properties fo:padding="0.097cm" fo:border="0.05pt solid #000000"/>
    </style:style>
    <style:style style:name="MailMergeTable2020-03-05T15_3a_15_3a_19Z209.A2" style:display-name="MailMergeTable2020-03-05T15:15:19Z20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09.A3" style:display-name="MailMergeTable2020-03-05T15:15:19Z20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09.4" style:display-name="MailMergeTable2020-03-05T15:15:19Z209.4" style:family="table-row">
      <style:table-row-properties style:min-row-height="0.349cm"/>
    </style:style>
    <style:style style:name="MailMergeTable2020-03-05T15_3a_15_3a_19Z210" style:display-name="MailMergeTable2020-03-05T15:15:19Z210" style:family="table">
      <style:table-properties style:width="10.059cm" table:align="margins"/>
    </style:style>
    <style:style style:name="MailMergeTable2020-03-05T15_3a_15_3a_19Z210.A" style:display-name="MailMergeTable2020-03-05T15:15:19Z210.A" style:family="table-column">
      <style:table-column-properties style:column-width="1.438cm" style:rel-column-width="9362*"/>
    </style:style>
    <style:style style:name="MailMergeTable2020-03-05T15_3a_15_3a_19Z210.G" style:display-name="MailMergeTable2020-03-05T15:15:19Z210.G" style:family="table-column">
      <style:table-column-properties style:column-width="1.438cm" style:rel-column-width="9363*"/>
    </style:style>
    <style:style style:name="MailMergeTable2020-03-05T15_3a_15_3a_19Z210.1" style:display-name="MailMergeTable2020-03-05T15:15:19Z210.1" style:family="table-row">
      <style:table-row-properties style:min-row-height="0.688cm"/>
    </style:style>
    <style:style style:name="MailMergeTable2020-03-05T15_3a_15_3a_19Z210.A1" style:display-name="MailMergeTable2020-03-05T15:15:19Z210.A1" style:family="table-cell">
      <style:table-cell-properties fo:padding="0.097cm" fo:border="0.05pt solid #000000"/>
    </style:style>
    <style:style style:name="MailMergeTable2020-03-05T15_3a_15_3a_19Z210.A2" style:display-name="MailMergeTable2020-03-05T15:15:19Z21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0.A3" style:display-name="MailMergeTable2020-03-05T15:15:19Z2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0.4" style:display-name="MailMergeTable2020-03-05T15:15:19Z210.4" style:family="table-row">
      <style:table-row-properties style:min-row-height="0.349cm"/>
    </style:style>
    <style:style style:name="MailMergeTable2020-03-05T15_3a_15_3a_19Z211" style:display-name="MailMergeTable2020-03-05T15:15:19Z211" style:family="table">
      <style:table-properties style:width="10.059cm" table:align="margins"/>
    </style:style>
    <style:style style:name="MailMergeTable2020-03-05T15_3a_15_3a_19Z211.A" style:display-name="MailMergeTable2020-03-05T15:15:19Z211.A" style:family="table-column">
      <style:table-column-properties style:column-width="1.438cm" style:rel-column-width="9362*"/>
    </style:style>
    <style:style style:name="MailMergeTable2020-03-05T15_3a_15_3a_19Z211.G" style:display-name="MailMergeTable2020-03-05T15:15:19Z211.G" style:family="table-column">
      <style:table-column-properties style:column-width="1.438cm" style:rel-column-width="9363*"/>
    </style:style>
    <style:style style:name="MailMergeTable2020-03-05T15_3a_15_3a_19Z211.1" style:display-name="MailMergeTable2020-03-05T15:15:19Z211.1" style:family="table-row">
      <style:table-row-properties style:min-row-height="0.688cm"/>
    </style:style>
    <style:style style:name="MailMergeTable2020-03-05T15_3a_15_3a_19Z211.A1" style:display-name="MailMergeTable2020-03-05T15:15:19Z211.A1" style:family="table-cell">
      <style:table-cell-properties fo:padding="0.097cm" fo:border="0.05pt solid #000000"/>
    </style:style>
    <style:style style:name="MailMergeTable2020-03-05T15_3a_15_3a_19Z211.A2" style:display-name="MailMergeTable2020-03-05T15:15:19Z21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1.A3" style:display-name="MailMergeTable2020-03-05T15:15:19Z2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1.4" style:display-name="MailMergeTable2020-03-05T15:15:19Z211.4" style:family="table-row">
      <style:table-row-properties style:min-row-height="0.349cm"/>
    </style:style>
    <style:style style:name="MailMergeTable2020-03-05T15_3a_15_3a_19Z212" style:display-name="MailMergeTable2020-03-05T15:15:19Z212" style:family="table">
      <style:table-properties style:width="10.059cm" table:align="margins"/>
    </style:style>
    <style:style style:name="MailMergeTable2020-03-05T15_3a_15_3a_19Z212.A" style:display-name="MailMergeTable2020-03-05T15:15:19Z212.A" style:family="table-column">
      <style:table-column-properties style:column-width="1.438cm" style:rel-column-width="9362*"/>
    </style:style>
    <style:style style:name="MailMergeTable2020-03-05T15_3a_15_3a_19Z212.G" style:display-name="MailMergeTable2020-03-05T15:15:19Z212.G" style:family="table-column">
      <style:table-column-properties style:column-width="1.438cm" style:rel-column-width="9363*"/>
    </style:style>
    <style:style style:name="MailMergeTable2020-03-05T15_3a_15_3a_19Z212.1" style:display-name="MailMergeTable2020-03-05T15:15:19Z212.1" style:family="table-row">
      <style:table-row-properties style:min-row-height="0.688cm"/>
    </style:style>
    <style:style style:name="MailMergeTable2020-03-05T15_3a_15_3a_19Z212.A1" style:display-name="MailMergeTable2020-03-05T15:15:19Z212.A1" style:family="table-cell">
      <style:table-cell-properties fo:padding="0.097cm" fo:border="0.05pt solid #000000"/>
    </style:style>
    <style:style style:name="MailMergeTable2020-03-05T15_3a_15_3a_19Z212.A2" style:display-name="MailMergeTable2020-03-05T15:15:19Z21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2.A3" style:display-name="MailMergeTable2020-03-05T15:15:19Z2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2.4" style:display-name="MailMergeTable2020-03-05T15:15:19Z212.4" style:family="table-row">
      <style:table-row-properties style:min-row-height="0.349cm"/>
    </style:style>
    <style:style style:name="MailMergeTable2020-03-05T15_3a_15_3a_19Z213" style:display-name="MailMergeTable2020-03-05T15:15:19Z213" style:family="table">
      <style:table-properties style:width="10.059cm" table:align="margins"/>
    </style:style>
    <style:style style:name="MailMergeTable2020-03-05T15_3a_15_3a_19Z213.A" style:display-name="MailMergeTable2020-03-05T15:15:19Z213.A" style:family="table-column">
      <style:table-column-properties style:column-width="1.438cm" style:rel-column-width="9362*"/>
    </style:style>
    <style:style style:name="MailMergeTable2020-03-05T15_3a_15_3a_19Z213.G" style:display-name="MailMergeTable2020-03-05T15:15:19Z213.G" style:family="table-column">
      <style:table-column-properties style:column-width="1.438cm" style:rel-column-width="9363*"/>
    </style:style>
    <style:style style:name="MailMergeTable2020-03-05T15_3a_15_3a_19Z213.1" style:display-name="MailMergeTable2020-03-05T15:15:19Z213.1" style:family="table-row">
      <style:table-row-properties style:min-row-height="0.688cm"/>
    </style:style>
    <style:style style:name="MailMergeTable2020-03-05T15_3a_15_3a_19Z213.A1" style:display-name="MailMergeTable2020-03-05T15:15:19Z213.A1" style:family="table-cell">
      <style:table-cell-properties fo:padding="0.097cm" fo:border="0.05pt solid #000000"/>
    </style:style>
    <style:style style:name="MailMergeTable2020-03-05T15_3a_15_3a_19Z213.A2" style:display-name="MailMergeTable2020-03-05T15:15:19Z21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3.A3" style:display-name="MailMergeTable2020-03-05T15:15:19Z2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3.4" style:display-name="MailMergeTable2020-03-05T15:15:19Z213.4" style:family="table-row">
      <style:table-row-properties style:min-row-height="0.349cm"/>
    </style:style>
    <style:style style:name="MailMergeTable2020-03-05T15_3a_15_3a_19Z214" style:display-name="MailMergeTable2020-03-05T15:15:19Z214" style:family="table">
      <style:table-properties style:width="10.059cm" table:align="margins"/>
    </style:style>
    <style:style style:name="MailMergeTable2020-03-05T15_3a_15_3a_19Z214.A" style:display-name="MailMergeTable2020-03-05T15:15:19Z214.A" style:family="table-column">
      <style:table-column-properties style:column-width="1.438cm" style:rel-column-width="9362*"/>
    </style:style>
    <style:style style:name="MailMergeTable2020-03-05T15_3a_15_3a_19Z214.G" style:display-name="MailMergeTable2020-03-05T15:15:19Z214.G" style:family="table-column">
      <style:table-column-properties style:column-width="1.438cm" style:rel-column-width="9363*"/>
    </style:style>
    <style:style style:name="MailMergeTable2020-03-05T15_3a_15_3a_19Z214.1" style:display-name="MailMergeTable2020-03-05T15:15:19Z214.1" style:family="table-row">
      <style:table-row-properties style:min-row-height="0.688cm"/>
    </style:style>
    <style:style style:name="MailMergeTable2020-03-05T15_3a_15_3a_19Z214.A1" style:display-name="MailMergeTable2020-03-05T15:15:19Z214.A1" style:family="table-cell">
      <style:table-cell-properties fo:padding="0.097cm" fo:border="0.05pt solid #000000"/>
    </style:style>
    <style:style style:name="MailMergeTable2020-03-05T15_3a_15_3a_19Z214.A2" style:display-name="MailMergeTable2020-03-05T15:15:19Z21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4.A3" style:display-name="MailMergeTable2020-03-05T15:15:19Z2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4.4" style:display-name="MailMergeTable2020-03-05T15:15:19Z214.4" style:family="table-row">
      <style:table-row-properties style:min-row-height="0.349cm"/>
    </style:style>
    <style:style style:name="MailMergeTable2020-03-05T15_3a_15_3a_19Z215" style:display-name="MailMergeTable2020-03-05T15:15:19Z215" style:family="table">
      <style:table-properties style:width="10.059cm" table:align="margins"/>
    </style:style>
    <style:style style:name="MailMergeTable2020-03-05T15_3a_15_3a_19Z215.A" style:display-name="MailMergeTable2020-03-05T15:15:19Z215.A" style:family="table-column">
      <style:table-column-properties style:column-width="1.438cm" style:rel-column-width="9362*"/>
    </style:style>
    <style:style style:name="MailMergeTable2020-03-05T15_3a_15_3a_19Z215.G" style:display-name="MailMergeTable2020-03-05T15:15:19Z215.G" style:family="table-column">
      <style:table-column-properties style:column-width="1.438cm" style:rel-column-width="9363*"/>
    </style:style>
    <style:style style:name="MailMergeTable2020-03-05T15_3a_15_3a_19Z215.1" style:display-name="MailMergeTable2020-03-05T15:15:19Z215.1" style:family="table-row">
      <style:table-row-properties style:min-row-height="0.688cm"/>
    </style:style>
    <style:style style:name="MailMergeTable2020-03-05T15_3a_15_3a_19Z215.A1" style:display-name="MailMergeTable2020-03-05T15:15:19Z215.A1" style:family="table-cell">
      <style:table-cell-properties fo:padding="0.097cm" fo:border="0.05pt solid #000000"/>
    </style:style>
    <style:style style:name="MailMergeTable2020-03-05T15_3a_15_3a_19Z215.A2" style:display-name="MailMergeTable2020-03-05T15:15:19Z21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5.A3" style:display-name="MailMergeTable2020-03-05T15:15:19Z2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5.4" style:display-name="MailMergeTable2020-03-05T15:15:19Z215.4" style:family="table-row">
      <style:table-row-properties style:min-row-height="0.349cm"/>
    </style:style>
    <style:style style:name="MailMergeTable2020-03-05T15_3a_15_3a_19Z216" style:display-name="MailMergeTable2020-03-05T15:15:19Z216" style:family="table">
      <style:table-properties style:width="10.059cm" table:align="margins"/>
    </style:style>
    <style:style style:name="MailMergeTable2020-03-05T15_3a_15_3a_19Z216.A" style:display-name="MailMergeTable2020-03-05T15:15:19Z216.A" style:family="table-column">
      <style:table-column-properties style:column-width="1.438cm" style:rel-column-width="9362*"/>
    </style:style>
    <style:style style:name="MailMergeTable2020-03-05T15_3a_15_3a_19Z216.G" style:display-name="MailMergeTable2020-03-05T15:15:19Z216.G" style:family="table-column">
      <style:table-column-properties style:column-width="1.438cm" style:rel-column-width="9363*"/>
    </style:style>
    <style:style style:name="MailMergeTable2020-03-05T15_3a_15_3a_19Z216.1" style:display-name="MailMergeTable2020-03-05T15:15:19Z216.1" style:family="table-row">
      <style:table-row-properties style:min-row-height="0.688cm"/>
    </style:style>
    <style:style style:name="MailMergeTable2020-03-05T15_3a_15_3a_19Z216.A1" style:display-name="MailMergeTable2020-03-05T15:15:19Z216.A1" style:family="table-cell">
      <style:table-cell-properties fo:padding="0.097cm" fo:border="0.05pt solid #000000"/>
    </style:style>
    <style:style style:name="MailMergeTable2020-03-05T15_3a_15_3a_19Z216.A2" style:display-name="MailMergeTable2020-03-05T15:15:19Z21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6.A3" style:display-name="MailMergeTable2020-03-05T15:15:19Z2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6.4" style:display-name="MailMergeTable2020-03-05T15:15:19Z216.4" style:family="table-row">
      <style:table-row-properties style:min-row-height="0.349cm"/>
    </style:style>
    <style:style style:name="MailMergeTable2020-03-05T15_3a_15_3a_19Z217" style:display-name="MailMergeTable2020-03-05T15:15:19Z217" style:family="table">
      <style:table-properties style:width="10.059cm" table:align="margins"/>
    </style:style>
    <style:style style:name="MailMergeTable2020-03-05T15_3a_15_3a_19Z217.A" style:display-name="MailMergeTable2020-03-05T15:15:19Z217.A" style:family="table-column">
      <style:table-column-properties style:column-width="1.438cm" style:rel-column-width="9362*"/>
    </style:style>
    <style:style style:name="MailMergeTable2020-03-05T15_3a_15_3a_19Z217.G" style:display-name="MailMergeTable2020-03-05T15:15:19Z217.G" style:family="table-column">
      <style:table-column-properties style:column-width="1.438cm" style:rel-column-width="9363*"/>
    </style:style>
    <style:style style:name="MailMergeTable2020-03-05T15_3a_15_3a_19Z217.1" style:display-name="MailMergeTable2020-03-05T15:15:19Z217.1" style:family="table-row">
      <style:table-row-properties style:min-row-height="0.688cm"/>
    </style:style>
    <style:style style:name="MailMergeTable2020-03-05T15_3a_15_3a_19Z217.A1" style:display-name="MailMergeTable2020-03-05T15:15:19Z217.A1" style:family="table-cell">
      <style:table-cell-properties fo:padding="0.097cm" fo:border="0.05pt solid #000000"/>
    </style:style>
    <style:style style:name="MailMergeTable2020-03-05T15_3a_15_3a_19Z217.A2" style:display-name="MailMergeTable2020-03-05T15:15:19Z21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7.A3" style:display-name="MailMergeTable2020-03-05T15:15:19Z2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7.4" style:display-name="MailMergeTable2020-03-05T15:15:19Z217.4" style:family="table-row">
      <style:table-row-properties style:min-row-height="0.349cm"/>
    </style:style>
    <style:style style:name="MailMergeTable2020-03-05T15_3a_15_3a_19Z218" style:display-name="MailMergeTable2020-03-05T15:15:19Z218" style:family="table">
      <style:table-properties style:width="10.059cm" table:align="margins"/>
    </style:style>
    <style:style style:name="MailMergeTable2020-03-05T15_3a_15_3a_19Z218.A" style:display-name="MailMergeTable2020-03-05T15:15:19Z218.A" style:family="table-column">
      <style:table-column-properties style:column-width="1.438cm" style:rel-column-width="9362*"/>
    </style:style>
    <style:style style:name="MailMergeTable2020-03-05T15_3a_15_3a_19Z218.G" style:display-name="MailMergeTable2020-03-05T15:15:19Z218.G" style:family="table-column">
      <style:table-column-properties style:column-width="1.438cm" style:rel-column-width="9363*"/>
    </style:style>
    <style:style style:name="MailMergeTable2020-03-05T15_3a_15_3a_19Z218.1" style:display-name="MailMergeTable2020-03-05T15:15:19Z218.1" style:family="table-row">
      <style:table-row-properties style:min-row-height="0.688cm"/>
    </style:style>
    <style:style style:name="MailMergeTable2020-03-05T15_3a_15_3a_19Z218.A1" style:display-name="MailMergeTable2020-03-05T15:15:19Z218.A1" style:family="table-cell">
      <style:table-cell-properties fo:padding="0.097cm" fo:border="0.05pt solid #000000"/>
    </style:style>
    <style:style style:name="MailMergeTable2020-03-05T15_3a_15_3a_19Z218.A2" style:display-name="MailMergeTable2020-03-05T15:15:19Z21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8.A3" style:display-name="MailMergeTable2020-03-05T15:15:19Z2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8.4" style:display-name="MailMergeTable2020-03-05T15:15:19Z218.4" style:family="table-row">
      <style:table-row-properties style:min-row-height="0.349cm"/>
    </style:style>
    <style:style style:name="MailMergeTable2020-03-05T15_3a_15_3a_19Z219" style:display-name="MailMergeTable2020-03-05T15:15:19Z219" style:family="table">
      <style:table-properties style:width="10.059cm" table:align="margins"/>
    </style:style>
    <style:style style:name="MailMergeTable2020-03-05T15_3a_15_3a_19Z219.A" style:display-name="MailMergeTable2020-03-05T15:15:19Z219.A" style:family="table-column">
      <style:table-column-properties style:column-width="1.438cm" style:rel-column-width="9362*"/>
    </style:style>
    <style:style style:name="MailMergeTable2020-03-05T15_3a_15_3a_19Z219.G" style:display-name="MailMergeTable2020-03-05T15:15:19Z219.G" style:family="table-column">
      <style:table-column-properties style:column-width="1.438cm" style:rel-column-width="9363*"/>
    </style:style>
    <style:style style:name="MailMergeTable2020-03-05T15_3a_15_3a_19Z219.1" style:display-name="MailMergeTable2020-03-05T15:15:19Z219.1" style:family="table-row">
      <style:table-row-properties style:min-row-height="0.688cm"/>
    </style:style>
    <style:style style:name="MailMergeTable2020-03-05T15_3a_15_3a_19Z219.A1" style:display-name="MailMergeTable2020-03-05T15:15:19Z219.A1" style:family="table-cell">
      <style:table-cell-properties fo:padding="0.097cm" fo:border="0.05pt solid #000000"/>
    </style:style>
    <style:style style:name="MailMergeTable2020-03-05T15_3a_15_3a_19Z219.A2" style:display-name="MailMergeTable2020-03-05T15:15:19Z21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19.A3" style:display-name="MailMergeTable2020-03-05T15:15:19Z2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19.4" style:display-name="MailMergeTable2020-03-05T15:15:19Z219.4" style:family="table-row">
      <style:table-row-properties style:min-row-height="0.349cm"/>
    </style:style>
    <style:style style:name="MailMergeTable2020-03-05T15_3a_15_3a_19Z220" style:display-name="MailMergeTable2020-03-05T15:15:19Z220" style:family="table">
      <style:table-properties style:width="10.059cm" table:align="margins"/>
    </style:style>
    <style:style style:name="MailMergeTable2020-03-05T15_3a_15_3a_19Z220.A" style:display-name="MailMergeTable2020-03-05T15:15:19Z220.A" style:family="table-column">
      <style:table-column-properties style:column-width="1.438cm" style:rel-column-width="9362*"/>
    </style:style>
    <style:style style:name="MailMergeTable2020-03-05T15_3a_15_3a_19Z220.G" style:display-name="MailMergeTable2020-03-05T15:15:19Z220.G" style:family="table-column">
      <style:table-column-properties style:column-width="1.438cm" style:rel-column-width="9363*"/>
    </style:style>
    <style:style style:name="MailMergeTable2020-03-05T15_3a_15_3a_19Z220.1" style:display-name="MailMergeTable2020-03-05T15:15:19Z220.1" style:family="table-row">
      <style:table-row-properties style:min-row-height="0.688cm"/>
    </style:style>
    <style:style style:name="MailMergeTable2020-03-05T15_3a_15_3a_19Z220.A1" style:display-name="MailMergeTable2020-03-05T15:15:19Z220.A1" style:family="table-cell">
      <style:table-cell-properties fo:padding="0.097cm" fo:border="0.05pt solid #000000"/>
    </style:style>
    <style:style style:name="MailMergeTable2020-03-05T15_3a_15_3a_19Z220.A2" style:display-name="MailMergeTable2020-03-05T15:15:19Z22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0.A3" style:display-name="MailMergeTable2020-03-05T15:15:19Z2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0.4" style:display-name="MailMergeTable2020-03-05T15:15:19Z220.4" style:family="table-row">
      <style:table-row-properties style:min-row-height="0.349cm"/>
    </style:style>
    <style:style style:name="MailMergeTable2020-03-05T15_3a_15_3a_19Z221" style:display-name="MailMergeTable2020-03-05T15:15:19Z221" style:family="table">
      <style:table-properties style:width="10.059cm" table:align="margins"/>
    </style:style>
    <style:style style:name="MailMergeTable2020-03-05T15_3a_15_3a_19Z221.A" style:display-name="MailMergeTable2020-03-05T15:15:19Z221.A" style:family="table-column">
      <style:table-column-properties style:column-width="1.438cm" style:rel-column-width="9362*"/>
    </style:style>
    <style:style style:name="MailMergeTable2020-03-05T15_3a_15_3a_19Z221.G" style:display-name="MailMergeTable2020-03-05T15:15:19Z221.G" style:family="table-column">
      <style:table-column-properties style:column-width="1.438cm" style:rel-column-width="9363*"/>
    </style:style>
    <style:style style:name="MailMergeTable2020-03-05T15_3a_15_3a_19Z221.1" style:display-name="MailMergeTable2020-03-05T15:15:19Z221.1" style:family="table-row">
      <style:table-row-properties style:min-row-height="0.688cm"/>
    </style:style>
    <style:style style:name="MailMergeTable2020-03-05T15_3a_15_3a_19Z221.A1" style:display-name="MailMergeTable2020-03-05T15:15:19Z221.A1" style:family="table-cell">
      <style:table-cell-properties fo:padding="0.097cm" fo:border="0.05pt solid #000000"/>
    </style:style>
    <style:style style:name="MailMergeTable2020-03-05T15_3a_15_3a_19Z221.A2" style:display-name="MailMergeTable2020-03-05T15:15:19Z22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1.A3" style:display-name="MailMergeTable2020-03-05T15:15:19Z2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1.4" style:display-name="MailMergeTable2020-03-05T15:15:19Z221.4" style:family="table-row">
      <style:table-row-properties style:min-row-height="0.349cm"/>
    </style:style>
    <style:style style:name="MailMergeTable2020-03-05T15_3a_15_3a_19Z222" style:display-name="MailMergeTable2020-03-05T15:15:19Z222" style:family="table">
      <style:table-properties style:width="10.059cm" table:align="margins"/>
    </style:style>
    <style:style style:name="MailMergeTable2020-03-05T15_3a_15_3a_19Z222.A" style:display-name="MailMergeTable2020-03-05T15:15:19Z222.A" style:family="table-column">
      <style:table-column-properties style:column-width="1.438cm" style:rel-column-width="9362*"/>
    </style:style>
    <style:style style:name="MailMergeTable2020-03-05T15_3a_15_3a_19Z222.G" style:display-name="MailMergeTable2020-03-05T15:15:19Z222.G" style:family="table-column">
      <style:table-column-properties style:column-width="1.438cm" style:rel-column-width="9363*"/>
    </style:style>
    <style:style style:name="MailMergeTable2020-03-05T15_3a_15_3a_19Z222.1" style:display-name="MailMergeTable2020-03-05T15:15:19Z222.1" style:family="table-row">
      <style:table-row-properties style:min-row-height="0.688cm"/>
    </style:style>
    <style:style style:name="MailMergeTable2020-03-05T15_3a_15_3a_19Z222.A1" style:display-name="MailMergeTable2020-03-05T15:15:19Z222.A1" style:family="table-cell">
      <style:table-cell-properties fo:padding="0.097cm" fo:border="0.05pt solid #000000"/>
    </style:style>
    <style:style style:name="MailMergeTable2020-03-05T15_3a_15_3a_19Z222.A2" style:display-name="MailMergeTable2020-03-05T15:15:19Z22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2.A3" style:display-name="MailMergeTable2020-03-05T15:15:19Z2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2.4" style:display-name="MailMergeTable2020-03-05T15:15:19Z222.4" style:family="table-row">
      <style:table-row-properties style:min-row-height="0.349cm"/>
    </style:style>
    <style:style style:name="MailMergeTable2020-03-05T15_3a_15_3a_19Z223" style:display-name="MailMergeTable2020-03-05T15:15:19Z223" style:family="table">
      <style:table-properties style:width="10.059cm" table:align="margins"/>
    </style:style>
    <style:style style:name="MailMergeTable2020-03-05T15_3a_15_3a_19Z223.A" style:display-name="MailMergeTable2020-03-05T15:15:19Z223.A" style:family="table-column">
      <style:table-column-properties style:column-width="1.438cm" style:rel-column-width="9362*"/>
    </style:style>
    <style:style style:name="MailMergeTable2020-03-05T15_3a_15_3a_19Z223.G" style:display-name="MailMergeTable2020-03-05T15:15:19Z223.G" style:family="table-column">
      <style:table-column-properties style:column-width="1.438cm" style:rel-column-width="9363*"/>
    </style:style>
    <style:style style:name="MailMergeTable2020-03-05T15_3a_15_3a_19Z223.1" style:display-name="MailMergeTable2020-03-05T15:15:19Z223.1" style:family="table-row">
      <style:table-row-properties style:min-row-height="0.688cm"/>
    </style:style>
    <style:style style:name="MailMergeTable2020-03-05T15_3a_15_3a_19Z223.A1" style:display-name="MailMergeTable2020-03-05T15:15:19Z223.A1" style:family="table-cell">
      <style:table-cell-properties fo:padding="0.097cm" fo:border="0.05pt solid #000000"/>
    </style:style>
    <style:style style:name="MailMergeTable2020-03-05T15_3a_15_3a_19Z223.A2" style:display-name="MailMergeTable2020-03-05T15:15:19Z22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3.A3" style:display-name="MailMergeTable2020-03-05T15:15:19Z2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3.4" style:display-name="MailMergeTable2020-03-05T15:15:19Z223.4" style:family="table-row">
      <style:table-row-properties style:min-row-height="0.349cm"/>
    </style:style>
    <style:style style:name="MailMergeTable2020-03-05T15_3a_15_3a_19Z224" style:display-name="MailMergeTable2020-03-05T15:15:19Z224" style:family="table">
      <style:table-properties style:width="10.059cm" table:align="margins"/>
    </style:style>
    <style:style style:name="MailMergeTable2020-03-05T15_3a_15_3a_19Z224.A" style:display-name="MailMergeTable2020-03-05T15:15:19Z224.A" style:family="table-column">
      <style:table-column-properties style:column-width="1.438cm" style:rel-column-width="9362*"/>
    </style:style>
    <style:style style:name="MailMergeTable2020-03-05T15_3a_15_3a_19Z224.G" style:display-name="MailMergeTable2020-03-05T15:15:19Z224.G" style:family="table-column">
      <style:table-column-properties style:column-width="1.438cm" style:rel-column-width="9363*"/>
    </style:style>
    <style:style style:name="MailMergeTable2020-03-05T15_3a_15_3a_19Z224.1" style:display-name="MailMergeTable2020-03-05T15:15:19Z224.1" style:family="table-row">
      <style:table-row-properties style:min-row-height="0.688cm"/>
    </style:style>
    <style:style style:name="MailMergeTable2020-03-05T15_3a_15_3a_19Z224.A1" style:display-name="MailMergeTable2020-03-05T15:15:19Z224.A1" style:family="table-cell">
      <style:table-cell-properties fo:padding="0.097cm" fo:border="0.05pt solid #000000"/>
    </style:style>
    <style:style style:name="MailMergeTable2020-03-05T15_3a_15_3a_19Z224.A2" style:display-name="MailMergeTable2020-03-05T15:15:19Z22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4.A3" style:display-name="MailMergeTable2020-03-05T15:15:19Z2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4.4" style:display-name="MailMergeTable2020-03-05T15:15:19Z224.4" style:family="table-row">
      <style:table-row-properties style:min-row-height="0.349cm"/>
    </style:style>
    <style:style style:name="MailMergeTable2020-03-05T15_3a_15_3a_19Z225" style:display-name="MailMergeTable2020-03-05T15:15:19Z225" style:family="table">
      <style:table-properties style:width="10.059cm" table:align="margins"/>
    </style:style>
    <style:style style:name="MailMergeTable2020-03-05T15_3a_15_3a_19Z225.A" style:display-name="MailMergeTable2020-03-05T15:15:19Z225.A" style:family="table-column">
      <style:table-column-properties style:column-width="1.438cm" style:rel-column-width="9362*"/>
    </style:style>
    <style:style style:name="MailMergeTable2020-03-05T15_3a_15_3a_19Z225.G" style:display-name="MailMergeTable2020-03-05T15:15:19Z225.G" style:family="table-column">
      <style:table-column-properties style:column-width="1.438cm" style:rel-column-width="9363*"/>
    </style:style>
    <style:style style:name="MailMergeTable2020-03-05T15_3a_15_3a_19Z225.1" style:display-name="MailMergeTable2020-03-05T15:15:19Z225.1" style:family="table-row">
      <style:table-row-properties style:min-row-height="0.688cm"/>
    </style:style>
    <style:style style:name="MailMergeTable2020-03-05T15_3a_15_3a_19Z225.A1" style:display-name="MailMergeTable2020-03-05T15:15:19Z225.A1" style:family="table-cell">
      <style:table-cell-properties fo:padding="0.097cm" fo:border="0.05pt solid #000000"/>
    </style:style>
    <style:style style:name="MailMergeTable2020-03-05T15_3a_15_3a_19Z225.A2" style:display-name="MailMergeTable2020-03-05T15:15:19Z22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5.A3" style:display-name="MailMergeTable2020-03-05T15:15:19Z2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5.4" style:display-name="MailMergeTable2020-03-05T15:15:19Z225.4" style:family="table-row">
      <style:table-row-properties style:min-row-height="0.349cm"/>
    </style:style>
    <style:style style:name="MailMergeTable2020-03-05T15_3a_15_3a_19Z226" style:display-name="MailMergeTable2020-03-05T15:15:19Z226" style:family="table">
      <style:table-properties style:width="10.059cm" table:align="margins"/>
    </style:style>
    <style:style style:name="MailMergeTable2020-03-05T15_3a_15_3a_19Z226.A" style:display-name="MailMergeTable2020-03-05T15:15:19Z226.A" style:family="table-column">
      <style:table-column-properties style:column-width="1.438cm" style:rel-column-width="9362*"/>
    </style:style>
    <style:style style:name="MailMergeTable2020-03-05T15_3a_15_3a_19Z226.G" style:display-name="MailMergeTable2020-03-05T15:15:19Z226.G" style:family="table-column">
      <style:table-column-properties style:column-width="1.438cm" style:rel-column-width="9363*"/>
    </style:style>
    <style:style style:name="MailMergeTable2020-03-05T15_3a_15_3a_19Z226.1" style:display-name="MailMergeTable2020-03-05T15:15:19Z226.1" style:family="table-row">
      <style:table-row-properties style:min-row-height="0.688cm"/>
    </style:style>
    <style:style style:name="MailMergeTable2020-03-05T15_3a_15_3a_19Z226.A1" style:display-name="MailMergeTable2020-03-05T15:15:19Z226.A1" style:family="table-cell">
      <style:table-cell-properties fo:padding="0.097cm" fo:border="0.05pt solid #000000"/>
    </style:style>
    <style:style style:name="MailMergeTable2020-03-05T15_3a_15_3a_19Z226.A2" style:display-name="MailMergeTable2020-03-05T15:15:19Z22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6.A3" style:display-name="MailMergeTable2020-03-05T15:15:19Z2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6.4" style:display-name="MailMergeTable2020-03-05T15:15:19Z226.4" style:family="table-row">
      <style:table-row-properties style:min-row-height="0.349cm"/>
    </style:style>
    <style:style style:name="MailMergeTable2020-03-05T15_3a_15_3a_19Z227" style:display-name="MailMergeTable2020-03-05T15:15:19Z227" style:family="table">
      <style:table-properties style:width="10.059cm" table:align="margins"/>
    </style:style>
    <style:style style:name="MailMergeTable2020-03-05T15_3a_15_3a_19Z227.A" style:display-name="MailMergeTable2020-03-05T15:15:19Z227.A" style:family="table-column">
      <style:table-column-properties style:column-width="1.438cm" style:rel-column-width="9362*"/>
    </style:style>
    <style:style style:name="MailMergeTable2020-03-05T15_3a_15_3a_19Z227.G" style:display-name="MailMergeTable2020-03-05T15:15:19Z227.G" style:family="table-column">
      <style:table-column-properties style:column-width="1.438cm" style:rel-column-width="9363*"/>
    </style:style>
    <style:style style:name="MailMergeTable2020-03-05T15_3a_15_3a_19Z227.1" style:display-name="MailMergeTable2020-03-05T15:15:19Z227.1" style:family="table-row">
      <style:table-row-properties style:min-row-height="0.688cm"/>
    </style:style>
    <style:style style:name="MailMergeTable2020-03-05T15_3a_15_3a_19Z227.A1" style:display-name="MailMergeTable2020-03-05T15:15:19Z227.A1" style:family="table-cell">
      <style:table-cell-properties fo:padding="0.097cm" fo:border="0.05pt solid #000000"/>
    </style:style>
    <style:style style:name="MailMergeTable2020-03-05T15_3a_15_3a_19Z227.A2" style:display-name="MailMergeTable2020-03-05T15:15:19Z22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7.A3" style:display-name="MailMergeTable2020-03-05T15:15:19Z2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7.4" style:display-name="MailMergeTable2020-03-05T15:15:19Z227.4" style:family="table-row">
      <style:table-row-properties style:min-row-height="0.349cm"/>
    </style:style>
    <style:style style:name="MailMergeTable2020-03-05T15_3a_15_3a_19Z228" style:display-name="MailMergeTable2020-03-05T15:15:19Z228" style:family="table">
      <style:table-properties style:width="10.059cm" table:align="margins"/>
    </style:style>
    <style:style style:name="MailMergeTable2020-03-05T15_3a_15_3a_19Z228.A" style:display-name="MailMergeTable2020-03-05T15:15:19Z228.A" style:family="table-column">
      <style:table-column-properties style:column-width="1.438cm" style:rel-column-width="9362*"/>
    </style:style>
    <style:style style:name="MailMergeTable2020-03-05T15_3a_15_3a_19Z228.G" style:display-name="MailMergeTable2020-03-05T15:15:19Z228.G" style:family="table-column">
      <style:table-column-properties style:column-width="1.438cm" style:rel-column-width="9363*"/>
    </style:style>
    <style:style style:name="MailMergeTable2020-03-05T15_3a_15_3a_19Z228.1" style:display-name="MailMergeTable2020-03-05T15:15:19Z228.1" style:family="table-row">
      <style:table-row-properties style:min-row-height="0.688cm"/>
    </style:style>
    <style:style style:name="MailMergeTable2020-03-05T15_3a_15_3a_19Z228.A1" style:display-name="MailMergeTable2020-03-05T15:15:19Z228.A1" style:family="table-cell">
      <style:table-cell-properties fo:padding="0.097cm" fo:border="0.05pt solid #000000"/>
    </style:style>
    <style:style style:name="MailMergeTable2020-03-05T15_3a_15_3a_19Z228.A2" style:display-name="MailMergeTable2020-03-05T15:15:19Z22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8.A3" style:display-name="MailMergeTable2020-03-05T15:15:19Z2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8.4" style:display-name="MailMergeTable2020-03-05T15:15:19Z228.4" style:family="table-row">
      <style:table-row-properties style:min-row-height="0.349cm"/>
    </style:style>
    <style:style style:name="MailMergeTable2020-03-05T15_3a_15_3a_19Z229" style:display-name="MailMergeTable2020-03-05T15:15:19Z229" style:family="table">
      <style:table-properties style:width="10.059cm" table:align="margins"/>
    </style:style>
    <style:style style:name="MailMergeTable2020-03-05T15_3a_15_3a_19Z229.A" style:display-name="MailMergeTable2020-03-05T15:15:19Z229.A" style:family="table-column">
      <style:table-column-properties style:column-width="1.438cm" style:rel-column-width="9362*"/>
    </style:style>
    <style:style style:name="MailMergeTable2020-03-05T15_3a_15_3a_19Z229.G" style:display-name="MailMergeTable2020-03-05T15:15:19Z229.G" style:family="table-column">
      <style:table-column-properties style:column-width="1.438cm" style:rel-column-width="9363*"/>
    </style:style>
    <style:style style:name="MailMergeTable2020-03-05T15_3a_15_3a_19Z229.1" style:display-name="MailMergeTable2020-03-05T15:15:19Z229.1" style:family="table-row">
      <style:table-row-properties style:min-row-height="0.688cm"/>
    </style:style>
    <style:style style:name="MailMergeTable2020-03-05T15_3a_15_3a_19Z229.A1" style:display-name="MailMergeTable2020-03-05T15:15:19Z229.A1" style:family="table-cell">
      <style:table-cell-properties fo:padding="0.097cm" fo:border="0.05pt solid #000000"/>
    </style:style>
    <style:style style:name="MailMergeTable2020-03-05T15_3a_15_3a_19Z229.A2" style:display-name="MailMergeTable2020-03-05T15:15:19Z22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29.A3" style:display-name="MailMergeTable2020-03-05T15:15:19Z2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29.4" style:display-name="MailMergeTable2020-03-05T15:15:19Z229.4" style:family="table-row">
      <style:table-row-properties style:min-row-height="0.349cm"/>
    </style:style>
    <style:style style:name="MailMergeTable2020-03-05T15_3a_15_3a_19Z230" style:display-name="MailMergeTable2020-03-05T15:15:19Z230" style:family="table">
      <style:table-properties style:width="10.059cm" table:align="margins"/>
    </style:style>
    <style:style style:name="MailMergeTable2020-03-05T15_3a_15_3a_19Z230.A" style:display-name="MailMergeTable2020-03-05T15:15:19Z230.A" style:family="table-column">
      <style:table-column-properties style:column-width="1.438cm" style:rel-column-width="9362*"/>
    </style:style>
    <style:style style:name="MailMergeTable2020-03-05T15_3a_15_3a_19Z230.G" style:display-name="MailMergeTable2020-03-05T15:15:19Z230.G" style:family="table-column">
      <style:table-column-properties style:column-width="1.438cm" style:rel-column-width="9363*"/>
    </style:style>
    <style:style style:name="MailMergeTable2020-03-05T15_3a_15_3a_19Z230.1" style:display-name="MailMergeTable2020-03-05T15:15:19Z230.1" style:family="table-row">
      <style:table-row-properties style:min-row-height="0.688cm"/>
    </style:style>
    <style:style style:name="MailMergeTable2020-03-05T15_3a_15_3a_19Z230.A1" style:display-name="MailMergeTable2020-03-05T15:15:19Z230.A1" style:family="table-cell">
      <style:table-cell-properties fo:padding="0.097cm" fo:border="0.05pt solid #000000"/>
    </style:style>
    <style:style style:name="MailMergeTable2020-03-05T15_3a_15_3a_19Z230.A2" style:display-name="MailMergeTable2020-03-05T15:15:19Z23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0.A3" style:display-name="MailMergeTable2020-03-05T15:15:19Z2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0.4" style:display-name="MailMergeTable2020-03-05T15:15:19Z230.4" style:family="table-row">
      <style:table-row-properties style:min-row-height="0.349cm"/>
    </style:style>
    <style:style style:name="MailMergeTable2020-03-05T15_3a_15_3a_19Z231" style:display-name="MailMergeTable2020-03-05T15:15:19Z231" style:family="table">
      <style:table-properties style:width="10.059cm" table:align="margins"/>
    </style:style>
    <style:style style:name="MailMergeTable2020-03-05T15_3a_15_3a_19Z231.A" style:display-name="MailMergeTable2020-03-05T15:15:19Z231.A" style:family="table-column">
      <style:table-column-properties style:column-width="1.438cm" style:rel-column-width="9362*"/>
    </style:style>
    <style:style style:name="MailMergeTable2020-03-05T15_3a_15_3a_19Z231.G" style:display-name="MailMergeTable2020-03-05T15:15:19Z231.G" style:family="table-column">
      <style:table-column-properties style:column-width="1.438cm" style:rel-column-width="9363*"/>
    </style:style>
    <style:style style:name="MailMergeTable2020-03-05T15_3a_15_3a_19Z231.1" style:display-name="MailMergeTable2020-03-05T15:15:19Z231.1" style:family="table-row">
      <style:table-row-properties style:min-row-height="0.688cm"/>
    </style:style>
    <style:style style:name="MailMergeTable2020-03-05T15_3a_15_3a_19Z231.A1" style:display-name="MailMergeTable2020-03-05T15:15:19Z231.A1" style:family="table-cell">
      <style:table-cell-properties fo:padding="0.097cm" fo:border="0.05pt solid #000000"/>
    </style:style>
    <style:style style:name="MailMergeTable2020-03-05T15_3a_15_3a_19Z231.A2" style:display-name="MailMergeTable2020-03-05T15:15:19Z23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1.A3" style:display-name="MailMergeTable2020-03-05T15:15:19Z2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1.4" style:display-name="MailMergeTable2020-03-05T15:15:19Z231.4" style:family="table-row">
      <style:table-row-properties style:min-row-height="0.349cm"/>
    </style:style>
    <style:style style:name="MailMergeTable2020-03-05T15_3a_15_3a_19Z232" style:display-name="MailMergeTable2020-03-05T15:15:19Z232" style:family="table">
      <style:table-properties style:width="10.059cm" table:align="margins"/>
    </style:style>
    <style:style style:name="MailMergeTable2020-03-05T15_3a_15_3a_19Z232.A" style:display-name="MailMergeTable2020-03-05T15:15:19Z232.A" style:family="table-column">
      <style:table-column-properties style:column-width="1.438cm" style:rel-column-width="9362*"/>
    </style:style>
    <style:style style:name="MailMergeTable2020-03-05T15_3a_15_3a_19Z232.G" style:display-name="MailMergeTable2020-03-05T15:15:19Z232.G" style:family="table-column">
      <style:table-column-properties style:column-width="1.438cm" style:rel-column-width="9363*"/>
    </style:style>
    <style:style style:name="MailMergeTable2020-03-05T15_3a_15_3a_19Z232.1" style:display-name="MailMergeTable2020-03-05T15:15:19Z232.1" style:family="table-row">
      <style:table-row-properties style:min-row-height="0.688cm"/>
    </style:style>
    <style:style style:name="MailMergeTable2020-03-05T15_3a_15_3a_19Z232.A1" style:display-name="MailMergeTable2020-03-05T15:15:19Z232.A1" style:family="table-cell">
      <style:table-cell-properties fo:padding="0.097cm" fo:border="0.05pt solid #000000"/>
    </style:style>
    <style:style style:name="MailMergeTable2020-03-05T15_3a_15_3a_19Z232.A2" style:display-name="MailMergeTable2020-03-05T15:15:19Z23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2.A3" style:display-name="MailMergeTable2020-03-05T15:15:19Z2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2.4" style:display-name="MailMergeTable2020-03-05T15:15:19Z232.4" style:family="table-row">
      <style:table-row-properties style:min-row-height="0.349cm"/>
    </style:style>
    <style:style style:name="MailMergeTable2020-03-05T15_3a_15_3a_19Z233" style:display-name="MailMergeTable2020-03-05T15:15:19Z233" style:family="table">
      <style:table-properties style:width="10.059cm" table:align="margins"/>
    </style:style>
    <style:style style:name="MailMergeTable2020-03-05T15_3a_15_3a_19Z233.A" style:display-name="MailMergeTable2020-03-05T15:15:19Z233.A" style:family="table-column">
      <style:table-column-properties style:column-width="1.438cm" style:rel-column-width="9362*"/>
    </style:style>
    <style:style style:name="MailMergeTable2020-03-05T15_3a_15_3a_19Z233.G" style:display-name="MailMergeTable2020-03-05T15:15:19Z233.G" style:family="table-column">
      <style:table-column-properties style:column-width="1.438cm" style:rel-column-width="9363*"/>
    </style:style>
    <style:style style:name="MailMergeTable2020-03-05T15_3a_15_3a_19Z233.1" style:display-name="MailMergeTable2020-03-05T15:15:19Z233.1" style:family="table-row">
      <style:table-row-properties style:min-row-height="0.688cm"/>
    </style:style>
    <style:style style:name="MailMergeTable2020-03-05T15_3a_15_3a_19Z233.A1" style:display-name="MailMergeTable2020-03-05T15:15:19Z233.A1" style:family="table-cell">
      <style:table-cell-properties fo:padding="0.097cm" fo:border="0.05pt solid #000000"/>
    </style:style>
    <style:style style:name="MailMergeTable2020-03-05T15_3a_15_3a_19Z233.A2" style:display-name="MailMergeTable2020-03-05T15:15:19Z23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3.A3" style:display-name="MailMergeTable2020-03-05T15:15:19Z2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3.4" style:display-name="MailMergeTable2020-03-05T15:15:19Z233.4" style:family="table-row">
      <style:table-row-properties style:min-row-height="0.349cm"/>
    </style:style>
    <style:style style:name="MailMergeTable2020-03-05T15_3a_15_3a_19Z234" style:display-name="MailMergeTable2020-03-05T15:15:19Z234" style:family="table">
      <style:table-properties style:width="10.059cm" table:align="margins"/>
    </style:style>
    <style:style style:name="MailMergeTable2020-03-05T15_3a_15_3a_19Z234.A" style:display-name="MailMergeTable2020-03-05T15:15:19Z234.A" style:family="table-column">
      <style:table-column-properties style:column-width="1.438cm" style:rel-column-width="9362*"/>
    </style:style>
    <style:style style:name="MailMergeTable2020-03-05T15_3a_15_3a_19Z234.G" style:display-name="MailMergeTable2020-03-05T15:15:19Z234.G" style:family="table-column">
      <style:table-column-properties style:column-width="1.438cm" style:rel-column-width="9363*"/>
    </style:style>
    <style:style style:name="MailMergeTable2020-03-05T15_3a_15_3a_19Z234.1" style:display-name="MailMergeTable2020-03-05T15:15:19Z234.1" style:family="table-row">
      <style:table-row-properties style:min-row-height="0.688cm"/>
    </style:style>
    <style:style style:name="MailMergeTable2020-03-05T15_3a_15_3a_19Z234.A1" style:display-name="MailMergeTable2020-03-05T15:15:19Z234.A1" style:family="table-cell">
      <style:table-cell-properties fo:padding="0.097cm" fo:border="0.05pt solid #000000"/>
    </style:style>
    <style:style style:name="MailMergeTable2020-03-05T15_3a_15_3a_19Z234.A2" style:display-name="MailMergeTable2020-03-05T15:15:19Z23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4.A3" style:display-name="MailMergeTable2020-03-05T15:15:19Z2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4.4" style:display-name="MailMergeTable2020-03-05T15:15:19Z234.4" style:family="table-row">
      <style:table-row-properties style:min-row-height="0.349cm"/>
    </style:style>
    <style:style style:name="MailMergeTable2020-03-05T15_3a_15_3a_19Z235" style:display-name="MailMergeTable2020-03-05T15:15:19Z235" style:family="table">
      <style:table-properties style:width="10.059cm" table:align="margins"/>
    </style:style>
    <style:style style:name="MailMergeTable2020-03-05T15_3a_15_3a_19Z235.A" style:display-name="MailMergeTable2020-03-05T15:15:19Z235.A" style:family="table-column">
      <style:table-column-properties style:column-width="1.438cm" style:rel-column-width="9362*"/>
    </style:style>
    <style:style style:name="MailMergeTable2020-03-05T15_3a_15_3a_19Z235.G" style:display-name="MailMergeTable2020-03-05T15:15:19Z235.G" style:family="table-column">
      <style:table-column-properties style:column-width="1.438cm" style:rel-column-width="9363*"/>
    </style:style>
    <style:style style:name="MailMergeTable2020-03-05T15_3a_15_3a_19Z235.1" style:display-name="MailMergeTable2020-03-05T15:15:19Z235.1" style:family="table-row">
      <style:table-row-properties style:min-row-height="0.688cm"/>
    </style:style>
    <style:style style:name="MailMergeTable2020-03-05T15_3a_15_3a_19Z235.A1" style:display-name="MailMergeTable2020-03-05T15:15:19Z235.A1" style:family="table-cell">
      <style:table-cell-properties fo:padding="0.097cm" fo:border="0.05pt solid #000000"/>
    </style:style>
    <style:style style:name="MailMergeTable2020-03-05T15_3a_15_3a_19Z235.A2" style:display-name="MailMergeTable2020-03-05T15:15:19Z23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5.A3" style:display-name="MailMergeTable2020-03-05T15:15:19Z2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5.4" style:display-name="MailMergeTable2020-03-05T15:15:19Z235.4" style:family="table-row">
      <style:table-row-properties style:min-row-height="0.349cm"/>
    </style:style>
    <style:style style:name="MailMergeTable2020-03-05T15_3a_15_3a_19Z236" style:display-name="MailMergeTable2020-03-05T15:15:19Z236" style:family="table">
      <style:table-properties style:width="10.059cm" table:align="margins"/>
    </style:style>
    <style:style style:name="MailMergeTable2020-03-05T15_3a_15_3a_19Z236.A" style:display-name="MailMergeTable2020-03-05T15:15:19Z236.A" style:family="table-column">
      <style:table-column-properties style:column-width="1.438cm" style:rel-column-width="9362*"/>
    </style:style>
    <style:style style:name="MailMergeTable2020-03-05T15_3a_15_3a_19Z236.G" style:display-name="MailMergeTable2020-03-05T15:15:19Z236.G" style:family="table-column">
      <style:table-column-properties style:column-width="1.438cm" style:rel-column-width="9363*"/>
    </style:style>
    <style:style style:name="MailMergeTable2020-03-05T15_3a_15_3a_19Z236.1" style:display-name="MailMergeTable2020-03-05T15:15:19Z236.1" style:family="table-row">
      <style:table-row-properties style:min-row-height="0.688cm"/>
    </style:style>
    <style:style style:name="MailMergeTable2020-03-05T15_3a_15_3a_19Z236.A1" style:display-name="MailMergeTable2020-03-05T15:15:19Z236.A1" style:family="table-cell">
      <style:table-cell-properties fo:padding="0.097cm" fo:border="0.05pt solid #000000"/>
    </style:style>
    <style:style style:name="MailMergeTable2020-03-05T15_3a_15_3a_19Z236.A2" style:display-name="MailMergeTable2020-03-05T15:15:19Z23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6.A3" style:display-name="MailMergeTable2020-03-05T15:15:19Z2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6.4" style:display-name="MailMergeTable2020-03-05T15:15:19Z236.4" style:family="table-row">
      <style:table-row-properties style:min-row-height="0.349cm"/>
    </style:style>
    <style:style style:name="MailMergeTable2020-03-05T15_3a_15_3a_19Z237" style:display-name="MailMergeTable2020-03-05T15:15:19Z237" style:family="table">
      <style:table-properties style:width="10.059cm" table:align="margins"/>
    </style:style>
    <style:style style:name="MailMergeTable2020-03-05T15_3a_15_3a_19Z237.A" style:display-name="MailMergeTable2020-03-05T15:15:19Z237.A" style:family="table-column">
      <style:table-column-properties style:column-width="1.438cm" style:rel-column-width="9362*"/>
    </style:style>
    <style:style style:name="MailMergeTable2020-03-05T15_3a_15_3a_19Z237.G" style:display-name="MailMergeTable2020-03-05T15:15:19Z237.G" style:family="table-column">
      <style:table-column-properties style:column-width="1.438cm" style:rel-column-width="9363*"/>
    </style:style>
    <style:style style:name="MailMergeTable2020-03-05T15_3a_15_3a_19Z237.1" style:display-name="MailMergeTable2020-03-05T15:15:19Z237.1" style:family="table-row">
      <style:table-row-properties style:min-row-height="0.688cm"/>
    </style:style>
    <style:style style:name="MailMergeTable2020-03-05T15_3a_15_3a_19Z237.A1" style:display-name="MailMergeTable2020-03-05T15:15:19Z237.A1" style:family="table-cell">
      <style:table-cell-properties fo:padding="0.097cm" fo:border="0.05pt solid #000000"/>
    </style:style>
    <style:style style:name="MailMergeTable2020-03-05T15_3a_15_3a_19Z237.A2" style:display-name="MailMergeTable2020-03-05T15:15:19Z23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7.A3" style:display-name="MailMergeTable2020-03-05T15:15:19Z2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7.4" style:display-name="MailMergeTable2020-03-05T15:15:19Z237.4" style:family="table-row">
      <style:table-row-properties style:min-row-height="0.349cm"/>
    </style:style>
    <style:style style:name="MailMergeTable2020-03-05T15_3a_15_3a_19Z238" style:display-name="MailMergeTable2020-03-05T15:15:19Z238" style:family="table">
      <style:table-properties style:width="10.059cm" table:align="margins"/>
    </style:style>
    <style:style style:name="MailMergeTable2020-03-05T15_3a_15_3a_19Z238.A" style:display-name="MailMergeTable2020-03-05T15:15:19Z238.A" style:family="table-column">
      <style:table-column-properties style:column-width="1.438cm" style:rel-column-width="9362*"/>
    </style:style>
    <style:style style:name="MailMergeTable2020-03-05T15_3a_15_3a_19Z238.G" style:display-name="MailMergeTable2020-03-05T15:15:19Z238.G" style:family="table-column">
      <style:table-column-properties style:column-width="1.438cm" style:rel-column-width="9363*"/>
    </style:style>
    <style:style style:name="MailMergeTable2020-03-05T15_3a_15_3a_19Z238.1" style:display-name="MailMergeTable2020-03-05T15:15:19Z238.1" style:family="table-row">
      <style:table-row-properties style:min-row-height="0.688cm"/>
    </style:style>
    <style:style style:name="MailMergeTable2020-03-05T15_3a_15_3a_19Z238.A1" style:display-name="MailMergeTable2020-03-05T15:15:19Z238.A1" style:family="table-cell">
      <style:table-cell-properties fo:padding="0.097cm" fo:border="0.05pt solid #000000"/>
    </style:style>
    <style:style style:name="MailMergeTable2020-03-05T15_3a_15_3a_19Z238.A2" style:display-name="MailMergeTable2020-03-05T15:15:19Z23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8.A3" style:display-name="MailMergeTable2020-03-05T15:15:19Z2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8.4" style:display-name="MailMergeTable2020-03-05T15:15:19Z238.4" style:family="table-row">
      <style:table-row-properties style:min-row-height="0.349cm"/>
    </style:style>
    <style:style style:name="MailMergeTable2020-03-05T15_3a_15_3a_19Z239" style:display-name="MailMergeTable2020-03-05T15:15:19Z239" style:family="table">
      <style:table-properties style:width="10.059cm" table:align="margins"/>
    </style:style>
    <style:style style:name="MailMergeTable2020-03-05T15_3a_15_3a_19Z239.A" style:display-name="MailMergeTable2020-03-05T15:15:19Z239.A" style:family="table-column">
      <style:table-column-properties style:column-width="1.438cm" style:rel-column-width="9362*"/>
    </style:style>
    <style:style style:name="MailMergeTable2020-03-05T15_3a_15_3a_19Z239.G" style:display-name="MailMergeTable2020-03-05T15:15:19Z239.G" style:family="table-column">
      <style:table-column-properties style:column-width="1.438cm" style:rel-column-width="9363*"/>
    </style:style>
    <style:style style:name="MailMergeTable2020-03-05T15_3a_15_3a_19Z239.1" style:display-name="MailMergeTable2020-03-05T15:15:19Z239.1" style:family="table-row">
      <style:table-row-properties style:min-row-height="0.688cm"/>
    </style:style>
    <style:style style:name="MailMergeTable2020-03-05T15_3a_15_3a_19Z239.A1" style:display-name="MailMergeTable2020-03-05T15:15:19Z239.A1" style:family="table-cell">
      <style:table-cell-properties fo:padding="0.097cm" fo:border="0.05pt solid #000000"/>
    </style:style>
    <style:style style:name="MailMergeTable2020-03-05T15_3a_15_3a_19Z239.A2" style:display-name="MailMergeTable2020-03-05T15:15:19Z23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39.A3" style:display-name="MailMergeTable2020-03-05T15:15:19Z2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39.4" style:display-name="MailMergeTable2020-03-05T15:15:19Z239.4" style:family="table-row">
      <style:table-row-properties style:min-row-height="0.349cm"/>
    </style:style>
    <style:style style:name="MailMergeTable2020-03-05T15_3a_15_3a_19Z240" style:display-name="MailMergeTable2020-03-05T15:15:19Z240" style:family="table">
      <style:table-properties style:width="10.059cm" table:align="margins"/>
    </style:style>
    <style:style style:name="MailMergeTable2020-03-05T15_3a_15_3a_19Z240.A" style:display-name="MailMergeTable2020-03-05T15:15:19Z240.A" style:family="table-column">
      <style:table-column-properties style:column-width="1.438cm" style:rel-column-width="9362*"/>
    </style:style>
    <style:style style:name="MailMergeTable2020-03-05T15_3a_15_3a_19Z240.G" style:display-name="MailMergeTable2020-03-05T15:15:19Z240.G" style:family="table-column">
      <style:table-column-properties style:column-width="1.438cm" style:rel-column-width="9363*"/>
    </style:style>
    <style:style style:name="MailMergeTable2020-03-05T15_3a_15_3a_19Z240.1" style:display-name="MailMergeTable2020-03-05T15:15:19Z240.1" style:family="table-row">
      <style:table-row-properties style:min-row-height="0.688cm"/>
    </style:style>
    <style:style style:name="MailMergeTable2020-03-05T15_3a_15_3a_19Z240.A1" style:display-name="MailMergeTable2020-03-05T15:15:19Z240.A1" style:family="table-cell">
      <style:table-cell-properties fo:padding="0.097cm" fo:border="0.05pt solid #000000"/>
    </style:style>
    <style:style style:name="MailMergeTable2020-03-05T15_3a_15_3a_19Z240.A2" style:display-name="MailMergeTable2020-03-05T15:15:19Z24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5_3a_15_3a_19Z240.A3" style:display-name="MailMergeTable2020-03-05T15:15:19Z2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5_3a_15_3a_19Z240.4" style:display-name="MailMergeTable2020-03-05T15:15:19Z240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Standard" style:master-page-name="Standard">
      <style:paragraph-properties style:page-number="1"/>
      <style:text-properties officeooo:paragraph-rsid="00113031"/>
    </style:style>
    <style:style style:name="P3" style:family="paragraph" style:parent-style-name="Table_20_Contents">
      <style:text-properties style:font-name="Proxima Nova"/>
    </style:style>
    <style:style style:name="P4" style:family="paragraph" style:parent-style-name="Table_20_Contents">
      <style:text-properties style:font-name="Proxima Nova" fo:font-size="10pt" style:font-size-asian="10pt" style:font-size-complex="10pt"/>
    </style:style>
    <style:style style:name="P5" style:family="paragraph" style:parent-style-name="Table_20_Contents">
      <style:text-properties style:font-name="Proxima Nova" fo:font-weight="bold" style:font-weight-asian="bold" style:font-weight-complex="bold"/>
    </style:style>
    <style:style style:name="P6" style:family="paragraph" style:parent-style-name="Table_20_Contents">
      <style:text-properties style:font-name="Proxima Nova" fo:font-size="8pt" officeooo:rsid="000a7edd" officeooo:paragraph-rsid="000a7edd" style:font-size-asian="8pt" style:font-size-complex="8pt"/>
    </style:style>
    <style:style style:name="P7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240" text:anchor-type="page" text:anchor-page-number="59" svg:x="10.959cm" svg:y="22.729cm" svg:width="10.059cm" svg:height="7.01cm" draw:z-index="239">
        <draw:text-box>
          <text:section text:style-name="Sect1" text:name="MailMergeSection2020-03-05T15:15:19Z241Bereich7" text:protected="true">
            <table:table table:name="MailMergeTable2020-03-05T15:15:19Z240" table:style-name="MailMergeTable2020-03-05T15_3a_15_3a_19Z240">
              <table:table-column table:style-name="MailMergeTable2020-03-05T15_3a_15_3a_19Z240.A" table:number-columns-repeated="6"/>
              <table:table-column table:style-name="MailMergeTable2020-03-05T15_3a_15_3a_19Z240.G"/>
              <table:table-row table:style-name="MailMergeTable2020-03-05T15_3a_15_3a_19Z240.1">
                <table:table-cell table:style-name="MailMergeTable2020-03-05T15_3a_15_3a_19Z24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4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40.A3" office:value-type="string">
                  <text:p text:style-name="P4"><text:span text:style-name="T1">)</text:span></text:p>
                </table:table-cell>
                <table:table-cell table:style-name="MailMergeTable2020-03-05T15_3a_15_3a_19Z24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40.4">
                <table:table-cell table:style-name="MailMergeTable2020-03-05T15_3a_15_3a_19Z24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4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40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40.A3" office:value-type="string">
                  <text:p text:style-name="P3"/>
                </table:table-cell>
                <table:table-cell table:style-name="MailMergeTable2020-03-05T15_3a_15_3a_19Z240.A3" office:value-type="string">
                  <text:p text:style-name="P3"/>
                </table:table-cell>
                <table:table-cell table:style-name="MailMergeTable2020-03-05T15_3a_15_3a_19Z240.A3" office:value-type="string">
                  <text:p text:style-name="P3"/>
                </table:table-cell>
                <table:table-cell table:style-name="MailMergeTable2020-03-05T15_3a_15_3a_19Z240.A3" office:value-type="string">
                  <text:p text:style-name="P3"/>
                </table:table-cell>
                <table:table-cell table:style-name="MailMergeTable2020-03-05T15_3a_15_3a_19Z240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9" text:anchor-type="page" text:anchor-page-number="59" svg:x="0.499cm" svg:y="22.729cm" svg:width="10.059cm" svg:height="7.01cm" draw:z-index="238">
        <draw:text-box>
          <text:section text:style-name="Sect1" text:name="MailMergeSection2020-03-05T15:15:19Z240Bereich6" text:protected="true">
            <table:table table:name="MailMergeTable2020-03-05T15:15:19Z239" table:style-name="MailMergeTable2020-03-05T15_3a_15_3a_19Z239">
              <table:table-column table:style-name="MailMergeTable2020-03-05T15_3a_15_3a_19Z239.A" table:number-columns-repeated="6"/>
              <table:table-column table:style-name="MailMergeTable2020-03-05T15_3a_15_3a_19Z239.G"/>
              <table:table-row table:style-name="MailMergeTable2020-03-05T15_3a_15_3a_19Z239.1">
                <table:table-cell table:style-name="MailMergeTable2020-03-05T15_3a_15_3a_19Z23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9.A3" office:value-type="string">
                  <text:p text:style-name="P4"><text:span text:style-name="T1">)</text:span></text:p>
                </table:table-cell>
                <table:table-cell table:style-name="MailMergeTable2020-03-05T15_3a_15_3a_19Z23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9.4">
                <table:table-cell table:style-name="MailMergeTable2020-03-05T15_3a_15_3a_19Z23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9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9.A3" office:value-type="string">
                  <text:p text:style-name="P3"/>
                </table:table-cell>
                <table:table-cell table:style-name="MailMergeTable2020-03-05T15_3a_15_3a_19Z239.A3" office:value-type="string">
                  <text:p text:style-name="P3"/>
                </table:table-cell>
                <table:table-cell table:style-name="MailMergeTable2020-03-05T15_3a_15_3a_19Z239.A3" office:value-type="string">
                  <text:p text:style-name="P3"/>
                </table:table-cell>
                <table:table-cell table:style-name="MailMergeTable2020-03-05T15_3a_15_3a_19Z239.A3" office:value-type="string">
                  <text:p text:style-name="P3"/>
                </table:table-cell>
                <table:table-cell table:style-name="MailMergeTable2020-03-05T15_3a_15_3a_19Z239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8" text:anchor-type="page" text:anchor-page-number="59" svg:x="10.959cm" svg:y="15.319cm" svg:width="10.059cm" svg:height="7.01cm" draw:z-index="237">
        <draw:text-box>
          <text:section text:style-name="Sect1" text:name="MailMergeSection2020-03-05T15:15:19Z239Bereich5" text:protected="true">
            <table:table table:name="MailMergeTable2020-03-05T15:15:19Z238" table:style-name="MailMergeTable2020-03-05T15_3a_15_3a_19Z238">
              <table:table-column table:style-name="MailMergeTable2020-03-05T15_3a_15_3a_19Z238.A" table:number-columns-repeated="6"/>
              <table:table-column table:style-name="MailMergeTable2020-03-05T15_3a_15_3a_19Z238.G"/>
              <table:table-row table:style-name="MailMergeTable2020-03-05T15_3a_15_3a_19Z238.1">
                <table:table-cell table:style-name="MailMergeTable2020-03-05T15_3a_15_3a_19Z23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8.A3" office:value-type="string">
                  <text:p text:style-name="P4"><text:span text:style-name="T1">)</text:span></text:p>
                </table:table-cell>
                <table:table-cell table:style-name="MailMergeTable2020-03-05T15_3a_15_3a_19Z23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8.4">
                <table:table-cell table:style-name="MailMergeTable2020-03-05T15_3a_15_3a_19Z23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8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8.A3" office:value-type="string">
                  <text:p text:style-name="P3"/>
                </table:table-cell>
                <table:table-cell table:style-name="MailMergeTable2020-03-05T15_3a_15_3a_19Z238.A3" office:value-type="string">
                  <text:p text:style-name="P3"/>
                </table:table-cell>
                <table:table-cell table:style-name="MailMergeTable2020-03-05T15_3a_15_3a_19Z238.A3" office:value-type="string">
                  <text:p text:style-name="P3"/>
                </table:table-cell>
                <table:table-cell table:style-name="MailMergeTable2020-03-05T15_3a_15_3a_19Z238.A3" office:value-type="string">
                  <text:p text:style-name="P3"/>
                </table:table-cell>
                <table:table-cell table:style-name="MailMergeTable2020-03-05T15_3a_15_3a_19Z238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7" text:anchor-type="page" text:anchor-page-number="59" svg:x="0.499cm" svg:y="15.319cm" svg:width="10.059cm" svg:height="7.01cm" draw:z-index="236">
        <draw:text-box>
          <text:section text:style-name="Sect1" text:name="MailMergeSection2020-03-05T15:15:19Z238Bereich4" text:protected="true">
            <table:table table:name="MailMergeTable2020-03-05T15:15:19Z237" table:style-name="MailMergeTable2020-03-05T15_3a_15_3a_19Z237">
              <table:table-column table:style-name="MailMergeTable2020-03-05T15_3a_15_3a_19Z237.A" table:number-columns-repeated="6"/>
              <table:table-column table:style-name="MailMergeTable2020-03-05T15_3a_15_3a_19Z237.G"/>
              <table:table-row table:style-name="MailMergeTable2020-03-05T15_3a_15_3a_19Z237.1">
                <table:table-cell table:style-name="MailMergeTable2020-03-05T15_3a_15_3a_19Z23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7.A3" office:value-type="string">
                  <text:p text:style-name="P4"><text:span text:style-name="T1">)</text:span></text:p>
                </table:table-cell>
                <table:table-cell table:style-name="MailMergeTable2020-03-05T15_3a_15_3a_19Z23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7.4">
                <table:table-cell table:style-name="MailMergeTable2020-03-05T15_3a_15_3a_19Z23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7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7.A3" office:value-type="string">
                  <text:p text:style-name="P3"/>
                </table:table-cell>
                <table:table-cell table:style-name="MailMergeTable2020-03-05T15_3a_15_3a_19Z237.A3" office:value-type="string">
                  <text:p text:style-name="P3"/>
                </table:table-cell>
                <table:table-cell table:style-name="MailMergeTable2020-03-05T15_3a_15_3a_19Z237.A3" office:value-type="string">
                  <text:p text:style-name="P3"/>
                </table:table-cell>
                <table:table-cell table:style-name="MailMergeTable2020-03-05T15_3a_15_3a_19Z237.A3" office:value-type="string">
                  <text:p text:style-name="P3"/>
                </table:table-cell>
                <table:table-cell table:style-name="MailMergeTable2020-03-05T15_3a_15_3a_19Z237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6" text:anchor-type="page" text:anchor-page-number="59" svg:x="10.959cm" svg:y="7.909cm" svg:width="10.059cm" svg:height="7.01cm" draw:z-index="235">
        <draw:text-box>
          <text:section text:style-name="Sect1" text:name="MailMergeSection2020-03-05T15:15:19Z237Bereich3" text:protected="true">
            <table:table table:name="MailMergeTable2020-03-05T15:15:19Z236" table:style-name="MailMergeTable2020-03-05T15_3a_15_3a_19Z236">
              <table:table-column table:style-name="MailMergeTable2020-03-05T15_3a_15_3a_19Z236.A" table:number-columns-repeated="6"/>
              <table:table-column table:style-name="MailMergeTable2020-03-05T15_3a_15_3a_19Z236.G"/>
              <table:table-row table:style-name="MailMergeTable2020-03-05T15_3a_15_3a_19Z236.1">
                <table:table-cell table:style-name="MailMergeTable2020-03-05T15_3a_15_3a_19Z23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6.A3" office:value-type="string">
                  <text:p text:style-name="P4"><text:span text:style-name="T1">)</text:span></text:p>
                </table:table-cell>
                <table:table-cell table:style-name="MailMergeTable2020-03-05T15_3a_15_3a_19Z23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6.4">
                <table:table-cell table:style-name="MailMergeTable2020-03-05T15_3a_15_3a_19Z23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6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6.A3" office:value-type="string">
                  <text:p text:style-name="P3"/>
                </table:table-cell>
                <table:table-cell table:style-name="MailMergeTable2020-03-05T15_3a_15_3a_19Z236.A3" office:value-type="string">
                  <text:p text:style-name="P3"/>
                </table:table-cell>
                <table:table-cell table:style-name="MailMergeTable2020-03-05T15_3a_15_3a_19Z236.A3" office:value-type="string">
                  <text:p text:style-name="P3"/>
                </table:table-cell>
                <table:table-cell table:style-name="MailMergeTable2020-03-05T15_3a_15_3a_19Z236.A3" office:value-type="string">
                  <text:p text:style-name="P3"/>
                </table:table-cell>
                <table:table-cell table:style-name="MailMergeTable2020-03-05T15_3a_15_3a_19Z236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5" text:anchor-type="page" text:anchor-page-number="59" svg:x="0.499cm" svg:y="7.909cm" svg:width="10.059cm" svg:height="7.01cm" draw:z-index="234">
        <draw:text-box>
          <text:section text:style-name="Sect1" text:name="MailMergeSection2020-03-05T15:15:19Z236Bereich2" text:protected="true">
            <table:table table:name="MailMergeTable2020-03-05T15:15:19Z235" table:style-name="MailMergeTable2020-03-05T15_3a_15_3a_19Z235">
              <table:table-column table:style-name="MailMergeTable2020-03-05T15_3a_15_3a_19Z235.A" table:number-columns-repeated="6"/>
              <table:table-column table:style-name="MailMergeTable2020-03-05T15_3a_15_3a_19Z235.G"/>
              <table:table-row table:style-name="MailMergeTable2020-03-05T15_3a_15_3a_19Z235.1">
                <table:table-cell table:style-name="MailMergeTable2020-03-05T15_3a_15_3a_19Z23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5.A3" office:value-type="string">
                  <text:p text:style-name="P4"><text:span text:style-name="T1">)</text:span></text:p>
                </table:table-cell>
                <table:table-cell table:style-name="MailMergeTable2020-03-05T15_3a_15_3a_19Z23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5.4">
                <table:table-cell table:style-name="MailMergeTable2020-03-05T15_3a_15_3a_19Z23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5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5.A3" office:value-type="string">
                  <text:p text:style-name="P3"/>
                </table:table-cell>
                <table:table-cell table:style-name="MailMergeTable2020-03-05T15_3a_15_3a_19Z235.A3" office:value-type="string">
                  <text:p text:style-name="P3"/>
                </table:table-cell>
                <table:table-cell table:style-name="MailMergeTable2020-03-05T15_3a_15_3a_19Z235.A3" office:value-type="string">
                  <text:p text:style-name="P3"/>
                </table:table-cell>
                <table:table-cell table:style-name="MailMergeTable2020-03-05T15_3a_15_3a_19Z235.A3" office:value-type="string">
                  <text:p text:style-name="P3"/>
                </table:table-cell>
                <table:table-cell table:style-name="MailMergeTable2020-03-05T15_3a_15_3a_19Z235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4" text:anchor-type="page" text:anchor-page-number="59" svg:x="10.959cm" svg:y="0.499cm" svg:width="10.059cm" svg:height="7.01cm" draw:z-index="233">
        <draw:text-box>
          <text:section text:style-name="Sect1" text:name="MailMergeSection2020-03-05T15:15:19Z235Bereich1" text:protected="true">
            <table:table table:name="MailMergeTable2020-03-05T15:15:19Z234" table:style-name="MailMergeTable2020-03-05T15_3a_15_3a_19Z234">
              <table:table-column table:style-name="MailMergeTable2020-03-05T15_3a_15_3a_19Z234.A" table:number-columns-repeated="6"/>
              <table:table-column table:style-name="MailMergeTable2020-03-05T15_3a_15_3a_19Z234.G"/>
              <table:table-row table:style-name="MailMergeTable2020-03-05T15_3a_15_3a_19Z234.1">
                <table:table-cell table:style-name="MailMergeTable2020-03-05T15_3a_15_3a_19Z23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4.A3" office:value-type="string">
                  <text:p text:style-name="P4"><text:span text:style-name="T1">)</text:span></text:p>
                </table:table-cell>
                <table:table-cell table:style-name="MailMergeTable2020-03-05T15_3a_15_3a_19Z23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4.4">
                <table:table-cell table:style-name="MailMergeTable2020-03-05T15_3a_15_3a_19Z23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4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4.A3" office:value-type="string">
                  <text:p text:style-name="P3"/>
                </table:table-cell>
                <table:table-cell table:style-name="MailMergeTable2020-03-05T15_3a_15_3a_19Z234.A3" office:value-type="string">
                  <text:p text:style-name="P3"/>
                </table:table-cell>
                <table:table-cell table:style-name="MailMergeTable2020-03-05T15_3a_15_3a_19Z234.A3" office:value-type="string">
                  <text:p text:style-name="P3"/>
                </table:table-cell>
                <table:table-cell table:style-name="MailMergeTable2020-03-05T15_3a_15_3a_19Z234.A3" office:value-type="string">
                  <text:p text:style-name="P3"/>
                </table:table-cell>
                <table:table-cell table:style-name="MailMergeTable2020-03-05T15_3a_15_3a_19Z234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3" text:anchor-type="page" text:anchor-page-number="59" svg:x="0.499cm" svg:y="0.499cm" svg:width="10.059cm" svg:height="7.01cm" draw:z-index="232">
        <draw:text-box>
          <text:section text:style-name="Sect1" text:name="MailMergeSection2020-03-05T15:15:19Z234MasterLabel">
            <table:table table:name="MailMergeTable2020-03-05T15:15:19Z233" table:style-name="MailMergeTable2020-03-05T15_3a_15_3a_19Z233">
              <table:table-column table:style-name="MailMergeTable2020-03-05T15_3a_15_3a_19Z233.A" table:number-columns-repeated="6"/>
              <table:table-column table:style-name="MailMergeTable2020-03-05T15_3a_15_3a_19Z233.G"/>
              <table:table-row table:style-name="MailMergeTable2020-03-05T15_3a_15_3a_19Z233.1">
                <table:table-cell table:style-name="MailMergeTable2020-03-05T15_3a_15_3a_19Z23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3.A3" office:value-type="string">
                  <text:p text:style-name="P4"><text:span text:style-name="T1">)</text:span></text:p>
                </table:table-cell>
                <table:table-cell table:style-name="MailMergeTable2020-03-05T15_3a_15_3a_19Z23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3.4">
                <table:table-cell table:style-name="MailMergeTable2020-03-05T15_3a_15_3a_19Z23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3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3.A3" office:value-type="string">
                  <text:p text:style-name="P3"/>
                </table:table-cell>
                <table:table-cell table:style-name="MailMergeTable2020-03-05T15_3a_15_3a_19Z233.A3" office:value-type="string">
                  <text:p text:style-name="P3"/>
                </table:table-cell>
                <table:table-cell table:style-name="MailMergeTable2020-03-05T15_3a_15_3a_19Z233.A3" office:value-type="string">
                  <text:p text:style-name="P3"/>
                </table:table-cell>
                <table:table-cell table:style-name="MailMergeTable2020-03-05T15_3a_15_3a_19Z233.A3" office:value-type="string">
                  <text:p text:style-name="P3"/>
                </table:table-cell>
                <table:table-cell table:style-name="MailMergeTable2020-03-05T15_3a_15_3a_19Z233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2" text:anchor-type="page" text:anchor-page-number="57" svg:x="10.959cm" svg:y="22.729cm" svg:width="10.059cm" svg:height="7.01cm" draw:z-index="231">
        <draw:text-box>
          <text:section text:style-name="Sect1" text:name="MailMergeSection2020-03-05T15:15:19Z233Bereich7" text:protected="true">
            <table:table table:name="MailMergeTable2020-03-05T15:15:19Z232" table:style-name="MailMergeTable2020-03-05T15_3a_15_3a_19Z232">
              <table:table-column table:style-name="MailMergeTable2020-03-05T15_3a_15_3a_19Z232.A" table:number-columns-repeated="6"/>
              <table:table-column table:style-name="MailMergeTable2020-03-05T15_3a_15_3a_19Z232.G"/>
              <table:table-row table:style-name="MailMergeTable2020-03-05T15_3a_15_3a_19Z232.1">
                <table:table-cell table:style-name="MailMergeTable2020-03-05T15_3a_15_3a_19Z23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2.A3" office:value-type="string">
                  <text:p text:style-name="P4"><text:span text:style-name="T1">)</text:span></text:p>
                </table:table-cell>
                <table:table-cell table:style-name="MailMergeTable2020-03-05T15_3a_15_3a_19Z23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2.4">
                <table:table-cell table:style-name="MailMergeTable2020-03-05T15_3a_15_3a_19Z23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2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2.A3" office:value-type="string">
                  <text:p text:style-name="P3"/>
                </table:table-cell>
                <table:table-cell table:style-name="MailMergeTable2020-03-05T15_3a_15_3a_19Z232.A3" office:value-type="string">
                  <text:p text:style-name="P3"/>
                </table:table-cell>
                <table:table-cell table:style-name="MailMergeTable2020-03-05T15_3a_15_3a_19Z232.A3" office:value-type="string">
                  <text:p text:style-name="P3"/>
                </table:table-cell>
                <table:table-cell table:style-name="MailMergeTable2020-03-05T15_3a_15_3a_19Z232.A3" office:value-type="string">
                  <text:p text:style-name="P3"/>
                </table:table-cell>
                <table:table-cell table:style-name="MailMergeTable2020-03-05T15_3a_15_3a_19Z232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1" text:anchor-type="page" text:anchor-page-number="57" svg:x="0.499cm" svg:y="22.729cm" svg:width="10.059cm" svg:height="7.01cm" draw:z-index="230">
        <draw:text-box>
          <text:section text:style-name="Sect1" text:name="MailMergeSection2020-03-05T15:15:19Z232Bereich6" text:protected="true">
            <table:table table:name="MailMergeTable2020-03-05T15:15:19Z231" table:style-name="MailMergeTable2020-03-05T15_3a_15_3a_19Z231">
              <table:table-column table:style-name="MailMergeTable2020-03-05T15_3a_15_3a_19Z231.A" table:number-columns-repeated="6"/>
              <table:table-column table:style-name="MailMergeTable2020-03-05T15_3a_15_3a_19Z231.G"/>
              <table:table-row table:style-name="MailMergeTable2020-03-05T15_3a_15_3a_19Z231.1">
                <table:table-cell table:style-name="MailMergeTable2020-03-05T15_3a_15_3a_19Z23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1.A3" office:value-type="string">
                  <text:p text:style-name="P4"><text:span text:style-name="T1">)</text:span></text:p>
                </table:table-cell>
                <table:table-cell table:style-name="MailMergeTable2020-03-05T15_3a_15_3a_19Z23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1.4">
                <table:table-cell table:style-name="MailMergeTable2020-03-05T15_3a_15_3a_19Z23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1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1.A3" office:value-type="string">
                  <text:p text:style-name="P3"/>
                </table:table-cell>
                <table:table-cell table:style-name="MailMergeTable2020-03-05T15_3a_15_3a_19Z231.A3" office:value-type="string">
                  <text:p text:style-name="P3"/>
                </table:table-cell>
                <table:table-cell table:style-name="MailMergeTable2020-03-05T15_3a_15_3a_19Z231.A3" office:value-type="string">
                  <text:p text:style-name="P3"/>
                </table:table-cell>
                <table:table-cell table:style-name="MailMergeTable2020-03-05T15_3a_15_3a_19Z231.A3" office:value-type="string">
                  <text:p text:style-name="P3"/>
                </table:table-cell>
                <table:table-cell table:style-name="MailMergeTable2020-03-05T15_3a_15_3a_19Z231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0" text:anchor-type="page" text:anchor-page-number="57" svg:x="10.959cm" svg:y="15.319cm" svg:width="10.059cm" svg:height="7.01cm" draw:z-index="229">
        <draw:text-box>
          <text:section text:style-name="Sect1" text:name="MailMergeSection2020-03-05T15:15:19Z231Bereich5" text:protected="true">
            <table:table table:name="MailMergeTable2020-03-05T15:15:19Z230" table:style-name="MailMergeTable2020-03-05T15_3a_15_3a_19Z230">
              <table:table-column table:style-name="MailMergeTable2020-03-05T15_3a_15_3a_19Z230.A" table:number-columns-repeated="6"/>
              <table:table-column table:style-name="MailMergeTable2020-03-05T15_3a_15_3a_19Z230.G"/>
              <table:table-row table:style-name="MailMergeTable2020-03-05T15_3a_15_3a_19Z230.1">
                <table:table-cell table:style-name="MailMergeTable2020-03-05T15_3a_15_3a_19Z23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0.A3" office:value-type="string">
                  <text:p text:style-name="P4"><text:span text:style-name="T1">)</text:span></text:p>
                </table:table-cell>
                <table:table-cell table:style-name="MailMergeTable2020-03-05T15_3a_15_3a_19Z23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30.4">
                <table:table-cell table:style-name="MailMergeTable2020-03-05T15_3a_15_3a_19Z23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30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30.A3" office:value-type="string">
                  <text:p text:style-name="P3"/>
                </table:table-cell>
                <table:table-cell table:style-name="MailMergeTable2020-03-05T15_3a_15_3a_19Z230.A3" office:value-type="string">
                  <text:p text:style-name="P3"/>
                </table:table-cell>
                <table:table-cell table:style-name="MailMergeTable2020-03-05T15_3a_15_3a_19Z230.A3" office:value-type="string">
                  <text:p text:style-name="P3"/>
                </table:table-cell>
                <table:table-cell table:style-name="MailMergeTable2020-03-05T15_3a_15_3a_19Z230.A3" office:value-type="string">
                  <text:p text:style-name="P3"/>
                </table:table-cell>
                <table:table-cell table:style-name="MailMergeTable2020-03-05T15_3a_15_3a_19Z230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9" text:anchor-type="page" text:anchor-page-number="57" svg:x="0.499cm" svg:y="15.319cm" svg:width="10.059cm" svg:height="7.01cm" draw:z-index="228">
        <draw:text-box>
          <text:section text:style-name="Sect1" text:name="MailMergeSection2020-03-05T15:15:19Z230Bereich4" text:protected="true">
            <table:table table:name="MailMergeTable2020-03-05T15:15:19Z229" table:style-name="MailMergeTable2020-03-05T15_3a_15_3a_19Z229">
              <table:table-column table:style-name="MailMergeTable2020-03-05T15_3a_15_3a_19Z229.A" table:number-columns-repeated="6"/>
              <table:table-column table:style-name="MailMergeTable2020-03-05T15_3a_15_3a_19Z229.G"/>
              <table:table-row table:style-name="MailMergeTable2020-03-05T15_3a_15_3a_19Z229.1">
                <table:table-cell table:style-name="MailMergeTable2020-03-05T15_3a_15_3a_19Z22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9.A3" office:value-type="string">
                  <text:p text:style-name="P4"><text:span text:style-name="T1">)</text:span></text:p>
                </table:table-cell>
                <table:table-cell table:style-name="MailMergeTable2020-03-05T15_3a_15_3a_19Z22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9.4">
                <table:table-cell table:style-name="MailMergeTable2020-03-05T15_3a_15_3a_19Z22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9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9.A3" office:value-type="string">
                  <text:p text:style-name="P3"/>
                </table:table-cell>
                <table:table-cell table:style-name="MailMergeTable2020-03-05T15_3a_15_3a_19Z229.A3" office:value-type="string">
                  <text:p text:style-name="P3"/>
                </table:table-cell>
                <table:table-cell table:style-name="MailMergeTable2020-03-05T15_3a_15_3a_19Z229.A3" office:value-type="string">
                  <text:p text:style-name="P3"/>
                </table:table-cell>
                <table:table-cell table:style-name="MailMergeTable2020-03-05T15_3a_15_3a_19Z229.A3" office:value-type="string">
                  <text:p text:style-name="P3"/>
                </table:table-cell>
                <table:table-cell table:style-name="MailMergeTable2020-03-05T15_3a_15_3a_19Z229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8" text:anchor-type="page" text:anchor-page-number="57" svg:x="10.959cm" svg:y="7.909cm" svg:width="10.059cm" svg:height="7.01cm" draw:z-index="227">
        <draw:text-box>
          <text:section text:style-name="Sect1" text:name="MailMergeSection2020-03-05T15:15:19Z229Bereich3" text:protected="true">
            <table:table table:name="MailMergeTable2020-03-05T15:15:19Z228" table:style-name="MailMergeTable2020-03-05T15_3a_15_3a_19Z228">
              <table:table-column table:style-name="MailMergeTable2020-03-05T15_3a_15_3a_19Z228.A" table:number-columns-repeated="6"/>
              <table:table-column table:style-name="MailMergeTable2020-03-05T15_3a_15_3a_19Z228.G"/>
              <table:table-row table:style-name="MailMergeTable2020-03-05T15_3a_15_3a_19Z228.1">
                <table:table-cell table:style-name="MailMergeTable2020-03-05T15_3a_15_3a_19Z22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8.A3" office:value-type="string">
                  <text:p text:style-name="P4"><text:span text:style-name="T1">)</text:span></text:p>
                </table:table-cell>
                <table:table-cell table:style-name="MailMergeTable2020-03-05T15_3a_15_3a_19Z22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8.4">
                <table:table-cell table:style-name="MailMergeTable2020-03-05T15_3a_15_3a_19Z22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8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8.A3" office:value-type="string">
                  <text:p text:style-name="P3"/>
                </table:table-cell>
                <table:table-cell table:style-name="MailMergeTable2020-03-05T15_3a_15_3a_19Z228.A3" office:value-type="string">
                  <text:p text:style-name="P3"/>
                </table:table-cell>
                <table:table-cell table:style-name="MailMergeTable2020-03-05T15_3a_15_3a_19Z228.A3" office:value-type="string">
                  <text:p text:style-name="P3"/>
                </table:table-cell>
                <table:table-cell table:style-name="MailMergeTable2020-03-05T15_3a_15_3a_19Z228.A3" office:value-type="string">
                  <text:p text:style-name="P3"/>
                </table:table-cell>
                <table:table-cell table:style-name="MailMergeTable2020-03-05T15_3a_15_3a_19Z228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7" text:anchor-type="page" text:anchor-page-number="57" svg:x="0.499cm" svg:y="7.909cm" svg:width="10.059cm" svg:height="7.01cm" draw:z-index="226">
        <draw:text-box>
          <text:section text:style-name="Sect1" text:name="MailMergeSection2020-03-05T15:15:19Z228Bereich2" text:protected="true">
            <table:table table:name="MailMergeTable2020-03-05T15:15:19Z227" table:style-name="MailMergeTable2020-03-05T15_3a_15_3a_19Z227">
              <table:table-column table:style-name="MailMergeTable2020-03-05T15_3a_15_3a_19Z227.A" table:number-columns-repeated="6"/>
              <table:table-column table:style-name="MailMergeTable2020-03-05T15_3a_15_3a_19Z227.G"/>
              <table:table-row table:style-name="MailMergeTable2020-03-05T15_3a_15_3a_19Z227.1">
                <table:table-cell table:style-name="MailMergeTable2020-03-05T15_3a_15_3a_19Z22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7.A3" office:value-type="string">
                  <text:p text:style-name="P4"><text:span text:style-name="T1">)</text:span></text:p>
                </table:table-cell>
                <table:table-cell table:style-name="MailMergeTable2020-03-05T15_3a_15_3a_19Z22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7.4">
                <table:table-cell table:style-name="MailMergeTable2020-03-05T15_3a_15_3a_19Z22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7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7.A3" office:value-type="string">
                  <text:p text:style-name="P3"/>
                </table:table-cell>
                <table:table-cell table:style-name="MailMergeTable2020-03-05T15_3a_15_3a_19Z227.A3" office:value-type="string">
                  <text:p text:style-name="P3"/>
                </table:table-cell>
                <table:table-cell table:style-name="MailMergeTable2020-03-05T15_3a_15_3a_19Z227.A3" office:value-type="string">
                  <text:p text:style-name="P3"/>
                </table:table-cell>
                <table:table-cell table:style-name="MailMergeTable2020-03-05T15_3a_15_3a_19Z227.A3" office:value-type="string">
                  <text:p text:style-name="P3"/>
                </table:table-cell>
                <table:table-cell table:style-name="MailMergeTable2020-03-05T15_3a_15_3a_19Z227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6" text:anchor-type="page" text:anchor-page-number="57" svg:x="10.959cm" svg:y="0.499cm" svg:width="10.059cm" svg:height="7.01cm" draw:z-index="225">
        <draw:text-box>
          <text:section text:style-name="Sect1" text:name="MailMergeSection2020-03-05T15:15:19Z227Bereich1" text:protected="true">
            <table:table table:name="MailMergeTable2020-03-05T15:15:19Z226" table:style-name="MailMergeTable2020-03-05T15_3a_15_3a_19Z226">
              <table:table-column table:style-name="MailMergeTable2020-03-05T15_3a_15_3a_19Z226.A" table:number-columns-repeated="6"/>
              <table:table-column table:style-name="MailMergeTable2020-03-05T15_3a_15_3a_19Z226.G"/>
              <table:table-row table:style-name="MailMergeTable2020-03-05T15_3a_15_3a_19Z226.1">
                <table:table-cell table:style-name="MailMergeTable2020-03-05T15_3a_15_3a_19Z22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6.A3" office:value-type="string">
                  <text:p text:style-name="P4"><text:span text:style-name="T1">)</text:span></text:p>
                </table:table-cell>
                <table:table-cell table:style-name="MailMergeTable2020-03-05T15_3a_15_3a_19Z22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6.4">
                <table:table-cell table:style-name="MailMergeTable2020-03-05T15_3a_15_3a_19Z22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6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6.A3" office:value-type="string">
                  <text:p text:style-name="P3"/>
                </table:table-cell>
                <table:table-cell table:style-name="MailMergeTable2020-03-05T15_3a_15_3a_19Z226.A3" office:value-type="string">
                  <text:p text:style-name="P3"/>
                </table:table-cell>
                <table:table-cell table:style-name="MailMergeTable2020-03-05T15_3a_15_3a_19Z226.A3" office:value-type="string">
                  <text:p text:style-name="P3"/>
                </table:table-cell>
                <table:table-cell table:style-name="MailMergeTable2020-03-05T15_3a_15_3a_19Z226.A3" office:value-type="string">
                  <text:p text:style-name="P3"/>
                </table:table-cell>
                <table:table-cell table:style-name="MailMergeTable2020-03-05T15_3a_15_3a_19Z226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5" text:anchor-type="page" text:anchor-page-number="57" svg:x="0.499cm" svg:y="0.499cm" svg:width="10.059cm" svg:height="7.01cm" draw:z-index="224">
        <draw:text-box>
          <text:section text:style-name="Sect1" text:name="MailMergeSection2020-03-05T15:15:19Z226MasterLabel">
            <table:table table:name="MailMergeTable2020-03-05T15:15:19Z225" table:style-name="MailMergeTable2020-03-05T15_3a_15_3a_19Z225">
              <table:table-column table:style-name="MailMergeTable2020-03-05T15_3a_15_3a_19Z225.A" table:number-columns-repeated="6"/>
              <table:table-column table:style-name="MailMergeTable2020-03-05T15_3a_15_3a_19Z225.G"/>
              <table:table-row table:style-name="MailMergeTable2020-03-05T15_3a_15_3a_19Z225.1">
                <table:table-cell table:style-name="MailMergeTable2020-03-05T15_3a_15_3a_19Z22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5.A3" office:value-type="string">
                  <text:p text:style-name="P4"><text:span text:style-name="T1">)</text:span></text:p>
                </table:table-cell>
                <table:table-cell table:style-name="MailMergeTable2020-03-05T15_3a_15_3a_19Z22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5.4">
                <table:table-cell table:style-name="MailMergeTable2020-03-05T15_3a_15_3a_19Z22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5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5.A3" office:value-type="string">
                  <text:p text:style-name="P3"/>
                </table:table-cell>
                <table:table-cell table:style-name="MailMergeTable2020-03-05T15_3a_15_3a_19Z225.A3" office:value-type="string">
                  <text:p text:style-name="P3"/>
                </table:table-cell>
                <table:table-cell table:style-name="MailMergeTable2020-03-05T15_3a_15_3a_19Z225.A3" office:value-type="string">
                  <text:p text:style-name="P3"/>
                </table:table-cell>
                <table:table-cell table:style-name="MailMergeTable2020-03-05T15_3a_15_3a_19Z225.A3" office:value-type="string">
                  <text:p text:style-name="P3"/>
                </table:table-cell>
                <table:table-cell table:style-name="MailMergeTable2020-03-05T15_3a_15_3a_19Z225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4" text:anchor-type="page" text:anchor-page-number="55" svg:x="10.959cm" svg:y="22.729cm" svg:width="10.059cm" svg:height="7.01cm" draw:z-index="223">
        <draw:text-box>
          <text:section text:style-name="Sect1" text:name="MailMergeSection2020-03-05T15:15:19Z225Bereich7" text:protected="true">
            <table:table table:name="MailMergeTable2020-03-05T15:15:19Z224" table:style-name="MailMergeTable2020-03-05T15_3a_15_3a_19Z224">
              <table:table-column table:style-name="MailMergeTable2020-03-05T15_3a_15_3a_19Z224.A" table:number-columns-repeated="6"/>
              <table:table-column table:style-name="MailMergeTable2020-03-05T15_3a_15_3a_19Z224.G"/>
              <table:table-row table:style-name="MailMergeTable2020-03-05T15_3a_15_3a_19Z224.1">
                <table:table-cell table:style-name="MailMergeTable2020-03-05T15_3a_15_3a_19Z224.A1" table:number-columns-spanned="7" office:value-type="string">
                  <text:p text:style-name="P4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4.A2" table:number-columns-spanned="7" office:value-type="string">
                  <text:p text:style-name="P5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4.A3" office:value-type="string">
                  <text:p text:style-name="P4">x<text:span text:style-name="T1">)</text:span></text:p>
                </table:table-cell>
                <table:table-cell table:style-name="MailMergeTable2020-03-05T15_3a_15_3a_19Z224.A2" table:number-rows-spanned="3" table:number-columns-spanned="6" office:value-type="string">
                  <text:p text:style-name="P4">Last Car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4.4">
                <table:table-cell table:style-name="MailMergeTable2020-03-05T15_3a_15_3a_19Z22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4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9Z224.A3" office:value-type="string">
                  <text:p text:style-name="P3"/>
                </table:table-cell>
                <table:table-cell table:style-name="MailMergeTable2020-03-05T15_3a_15_3a_19Z224.A3" office:value-type="string">
                  <text:p text:style-name="P3"/>
                </table:table-cell>
                <table:table-cell table:style-name="MailMergeTable2020-03-05T15_3a_15_3a_19Z224.A3" office:value-type="string">
                  <text:p text:style-name="P3"/>
                </table:table-cell>
                <table:table-cell table:style-name="MailMergeTable2020-03-05T15_3a_15_3a_19Z224.A3" office:value-type="string">
                  <text:p text:style-name="P3"/>
                </table:table-cell>
                <table:table-cell table:style-name="MailMergeTable2020-03-05T15_3a_15_3a_19Z224.A2" office:value-type="string">
                  <text:p text:style-name="P7">99.99.x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3" text:anchor-type="page" text:anchor-page-number="55" svg:x="0.499cm" svg:y="22.729cm" svg:width="10.059cm" svg:height="7.01cm" draw:z-index="222">
        <draw:text-box>
          <text:section text:style-name="Sect1" text:name="MailMergeSection2020-03-05T15:15:19Z224Bereich6" text:protected="true">
            <table:table table:name="MailMergeTable2020-03-05T15:15:19Z223" table:style-name="MailMergeTable2020-03-05T15_3a_15_3a_19Z223">
              <table:table-column table:style-name="MailMergeTable2020-03-05T15_3a_15_3a_19Z223.A" table:number-columns-repeated="6"/>
              <table:table-column table:style-name="MailMergeTable2020-03-05T15_3a_15_3a_19Z223.G"/>
              <table:table-row table:style-name="MailMergeTable2020-03-05T15_3a_15_3a_19Z223.1">
                <table:table-cell table:style-name="MailMergeTable2020-03-05T15_3a_15_3a_19Z22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3.A3" office:value-type="string">
                  <text:p text:style-name="P4"><text:span text:style-name="T1">)</text:span></text:p>
                </table:table-cell>
                <table:table-cell table:style-name="MailMergeTable2020-03-05T15_3a_15_3a_19Z22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3.4">
                <table:table-cell table:style-name="MailMergeTable2020-03-05T15_3a_15_3a_19Z22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3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3.A3" office:value-type="string">
                  <text:p text:style-name="P3"/>
                </table:table-cell>
                <table:table-cell table:style-name="MailMergeTable2020-03-05T15_3a_15_3a_19Z223.A3" office:value-type="string">
                  <text:p text:style-name="P3"/>
                </table:table-cell>
                <table:table-cell table:style-name="MailMergeTable2020-03-05T15_3a_15_3a_19Z223.A3" office:value-type="string">
                  <text:p text:style-name="P3"/>
                </table:table-cell>
                <table:table-cell table:style-name="MailMergeTable2020-03-05T15_3a_15_3a_19Z223.A3" office:value-type="string">
                  <text:p text:style-name="P3"/>
                </table:table-cell>
                <table:table-cell table:style-name="MailMergeTable2020-03-05T15_3a_15_3a_19Z223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2" text:anchor-type="page" text:anchor-page-number="55" svg:x="10.959cm" svg:y="15.319cm" svg:width="10.059cm" svg:height="7.01cm" draw:z-index="221">
        <draw:text-box>
          <text:section text:style-name="Sect1" text:name="MailMergeSection2020-03-05T15:15:19Z223Bereich5" text:protected="true">
            <table:table table:name="MailMergeTable2020-03-05T15:15:19Z222" table:style-name="MailMergeTable2020-03-05T15_3a_15_3a_19Z222">
              <table:table-column table:style-name="MailMergeTable2020-03-05T15_3a_15_3a_19Z222.A" table:number-columns-repeated="6"/>
              <table:table-column table:style-name="MailMergeTable2020-03-05T15_3a_15_3a_19Z222.G"/>
              <table:table-row table:style-name="MailMergeTable2020-03-05T15_3a_15_3a_19Z222.1">
                <table:table-cell table:style-name="MailMergeTable2020-03-05T15_3a_15_3a_19Z22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2.A3" office:value-type="string">
                  <text:p text:style-name="P4"><text:span text:style-name="T1">)</text:span></text:p>
                </table:table-cell>
                <table:table-cell table:style-name="MailMergeTable2020-03-05T15_3a_15_3a_19Z22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2.4">
                <table:table-cell table:style-name="MailMergeTable2020-03-05T15_3a_15_3a_19Z22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2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2.A3" office:value-type="string">
                  <text:p text:style-name="P3"/>
                </table:table-cell>
                <table:table-cell table:style-name="MailMergeTable2020-03-05T15_3a_15_3a_19Z222.A3" office:value-type="string">
                  <text:p text:style-name="P3"/>
                </table:table-cell>
                <table:table-cell table:style-name="MailMergeTable2020-03-05T15_3a_15_3a_19Z222.A3" office:value-type="string">
                  <text:p text:style-name="P3"/>
                </table:table-cell>
                <table:table-cell table:style-name="MailMergeTable2020-03-05T15_3a_15_3a_19Z222.A3" office:value-type="string">
                  <text:p text:style-name="P3"/>
                </table:table-cell>
                <table:table-cell table:style-name="MailMergeTable2020-03-05T15_3a_15_3a_19Z222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1" text:anchor-type="page" text:anchor-page-number="55" svg:x="0.499cm" svg:y="15.319cm" svg:width="10.059cm" svg:height="7.01cm" draw:z-index="220">
        <draw:text-box>
          <text:section text:style-name="Sect1" text:name="MailMergeSection2020-03-05T15:15:19Z222Bereich4" text:protected="true">
            <table:table table:name="MailMergeTable2020-03-05T15:15:19Z221" table:style-name="MailMergeTable2020-03-05T15_3a_15_3a_19Z221">
              <table:table-column table:style-name="MailMergeTable2020-03-05T15_3a_15_3a_19Z221.A" table:number-columns-repeated="6"/>
              <table:table-column table:style-name="MailMergeTable2020-03-05T15_3a_15_3a_19Z221.G"/>
              <table:table-row table:style-name="MailMergeTable2020-03-05T15_3a_15_3a_19Z221.1">
                <table:table-cell table:style-name="MailMergeTable2020-03-05T15_3a_15_3a_19Z22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1.A3" office:value-type="string">
                  <text:p text:style-name="P4"><text:span text:style-name="T1">)</text:span></text:p>
                </table:table-cell>
                <table:table-cell table:style-name="MailMergeTable2020-03-05T15_3a_15_3a_19Z22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1.4">
                <table:table-cell table:style-name="MailMergeTable2020-03-05T15_3a_15_3a_19Z22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1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1.A3" office:value-type="string">
                  <text:p text:style-name="P3"/>
                </table:table-cell>
                <table:table-cell table:style-name="MailMergeTable2020-03-05T15_3a_15_3a_19Z221.A3" office:value-type="string">
                  <text:p text:style-name="P3"/>
                </table:table-cell>
                <table:table-cell table:style-name="MailMergeTable2020-03-05T15_3a_15_3a_19Z221.A3" office:value-type="string">
                  <text:p text:style-name="P3"/>
                </table:table-cell>
                <table:table-cell table:style-name="MailMergeTable2020-03-05T15_3a_15_3a_19Z221.A3" office:value-type="string">
                  <text:p text:style-name="P3"/>
                </table:table-cell>
                <table:table-cell table:style-name="MailMergeTable2020-03-05T15_3a_15_3a_19Z221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0" text:anchor-type="page" text:anchor-page-number="55" svg:x="10.959cm" svg:y="7.909cm" svg:width="10.059cm" svg:height="7.01cm" draw:z-index="219">
        <draw:text-box>
          <text:section text:style-name="Sect1" text:name="MailMergeSection2020-03-05T15:15:19Z221Bereich3" text:protected="true">
            <table:table table:name="MailMergeTable2020-03-05T15:15:19Z220" table:style-name="MailMergeTable2020-03-05T15_3a_15_3a_19Z220">
              <table:table-column table:style-name="MailMergeTable2020-03-05T15_3a_15_3a_19Z220.A" table:number-columns-repeated="6"/>
              <table:table-column table:style-name="MailMergeTable2020-03-05T15_3a_15_3a_19Z220.G"/>
              <table:table-row table:style-name="MailMergeTable2020-03-05T15_3a_15_3a_19Z220.1">
                <table:table-cell table:style-name="MailMergeTable2020-03-05T15_3a_15_3a_19Z22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0.A3" office:value-type="string">
                  <text:p text:style-name="P4"><text:span text:style-name="T1">)</text:span></text:p>
                </table:table-cell>
                <table:table-cell table:style-name="MailMergeTable2020-03-05T15_3a_15_3a_19Z22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20.4">
                <table:table-cell table:style-name="MailMergeTable2020-03-05T15_3a_15_3a_19Z22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20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20.A3" office:value-type="string">
                  <text:p text:style-name="P3"/>
                </table:table-cell>
                <table:table-cell table:style-name="MailMergeTable2020-03-05T15_3a_15_3a_19Z220.A3" office:value-type="string">
                  <text:p text:style-name="P3"/>
                </table:table-cell>
                <table:table-cell table:style-name="MailMergeTable2020-03-05T15_3a_15_3a_19Z220.A3" office:value-type="string">
                  <text:p text:style-name="P3"/>
                </table:table-cell>
                <table:table-cell table:style-name="MailMergeTable2020-03-05T15_3a_15_3a_19Z220.A3" office:value-type="string">
                  <text:p text:style-name="P3"/>
                </table:table-cell>
                <table:table-cell table:style-name="MailMergeTable2020-03-05T15_3a_15_3a_19Z220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9" text:anchor-type="page" text:anchor-page-number="55" svg:x="0.499cm" svg:y="7.909cm" svg:width="10.059cm" svg:height="7.01cm" draw:z-index="218">
        <draw:text-box>
          <text:section text:style-name="Sect1" text:name="MailMergeSection2020-03-05T15:15:19Z220Bereich2" text:protected="true">
            <table:table table:name="MailMergeTable2020-03-05T15:15:19Z219" table:style-name="MailMergeTable2020-03-05T15_3a_15_3a_19Z219">
              <table:table-column table:style-name="MailMergeTable2020-03-05T15_3a_15_3a_19Z219.A" table:number-columns-repeated="6"/>
              <table:table-column table:style-name="MailMergeTable2020-03-05T15_3a_15_3a_19Z219.G"/>
              <table:table-row table:style-name="MailMergeTable2020-03-05T15_3a_15_3a_19Z219.1">
                <table:table-cell table:style-name="MailMergeTable2020-03-05T15_3a_15_3a_19Z21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9.A3" office:value-type="string">
                  <text:p text:style-name="P4"><text:span text:style-name="T1">)</text:span></text:p>
                </table:table-cell>
                <table:table-cell table:style-name="MailMergeTable2020-03-05T15_3a_15_3a_19Z21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9.4">
                <table:table-cell table:style-name="MailMergeTable2020-03-05T15_3a_15_3a_19Z21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9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9.A3" office:value-type="string">
                  <text:p text:style-name="P3"/>
                </table:table-cell>
                <table:table-cell table:style-name="MailMergeTable2020-03-05T15_3a_15_3a_19Z219.A3" office:value-type="string">
                  <text:p text:style-name="P3"/>
                </table:table-cell>
                <table:table-cell table:style-name="MailMergeTable2020-03-05T15_3a_15_3a_19Z219.A3" office:value-type="string">
                  <text:p text:style-name="P3"/>
                </table:table-cell>
                <table:table-cell table:style-name="MailMergeTable2020-03-05T15_3a_15_3a_19Z219.A3" office:value-type="string">
                  <text:p text:style-name="P3"/>
                </table:table-cell>
                <table:table-cell table:style-name="MailMergeTable2020-03-05T15_3a_15_3a_19Z219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8" text:anchor-type="page" text:anchor-page-number="55" svg:x="10.959cm" svg:y="0.499cm" svg:width="10.059cm" svg:height="7.01cm" draw:z-index="217">
        <draw:text-box>
          <text:section text:style-name="Sect1" text:name="MailMergeSection2020-03-05T15:15:19Z219Bereich1" text:protected="true">
            <table:table table:name="MailMergeTable2020-03-05T15:15:19Z218" table:style-name="MailMergeTable2020-03-05T15_3a_15_3a_19Z218">
              <table:table-column table:style-name="MailMergeTable2020-03-05T15_3a_15_3a_19Z218.A" table:number-columns-repeated="6"/>
              <table:table-column table:style-name="MailMergeTable2020-03-05T15_3a_15_3a_19Z218.G"/>
              <table:table-row table:style-name="MailMergeTable2020-03-05T15_3a_15_3a_19Z218.1">
                <table:table-cell table:style-name="MailMergeTable2020-03-05T15_3a_15_3a_19Z21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8.A3" office:value-type="string">
                  <text:p text:style-name="P4"><text:span text:style-name="T1">)</text:span></text:p>
                </table:table-cell>
                <table:table-cell table:style-name="MailMergeTable2020-03-05T15_3a_15_3a_19Z21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8.4">
                <table:table-cell table:style-name="MailMergeTable2020-03-05T15_3a_15_3a_19Z21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8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8.A3" office:value-type="string">
                  <text:p text:style-name="P3"/>
                </table:table-cell>
                <table:table-cell table:style-name="MailMergeTable2020-03-05T15_3a_15_3a_19Z218.A3" office:value-type="string">
                  <text:p text:style-name="P3"/>
                </table:table-cell>
                <table:table-cell table:style-name="MailMergeTable2020-03-05T15_3a_15_3a_19Z218.A3" office:value-type="string">
                  <text:p text:style-name="P3"/>
                </table:table-cell>
                <table:table-cell table:style-name="MailMergeTable2020-03-05T15_3a_15_3a_19Z218.A3" office:value-type="string">
                  <text:p text:style-name="P3"/>
                </table:table-cell>
                <table:table-cell table:style-name="MailMergeTable2020-03-05T15_3a_15_3a_19Z218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7" text:anchor-type="page" text:anchor-page-number="55" svg:x="0.499cm" svg:y="0.499cm" svg:width="10.059cm" svg:height="7.01cm" draw:z-index="216">
        <draw:text-box>
          <text:section text:style-name="Sect1" text:name="MailMergeSection2020-03-05T15:15:19Z218MasterLabel">
            <table:table table:name="MailMergeTable2020-03-05T15:15:19Z217" table:style-name="MailMergeTable2020-03-05T15_3a_15_3a_19Z217">
              <table:table-column table:style-name="MailMergeTable2020-03-05T15_3a_15_3a_19Z217.A" table:number-columns-repeated="6"/>
              <table:table-column table:style-name="MailMergeTable2020-03-05T15_3a_15_3a_19Z217.G"/>
              <table:table-row table:style-name="MailMergeTable2020-03-05T15_3a_15_3a_19Z217.1">
                <table:table-cell table:style-name="MailMergeTable2020-03-05T15_3a_15_3a_19Z21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7.A3" office:value-type="string">
                  <text:p text:style-name="P4"><text:span text:style-name="T1">)</text:span></text:p>
                </table:table-cell>
                <table:table-cell table:style-name="MailMergeTable2020-03-05T15_3a_15_3a_19Z21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7.4">
                <table:table-cell table:style-name="MailMergeTable2020-03-05T15_3a_15_3a_19Z21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7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7.A3" office:value-type="string">
                  <text:p text:style-name="P3"/>
                </table:table-cell>
                <table:table-cell table:style-name="MailMergeTable2020-03-05T15_3a_15_3a_19Z217.A3" office:value-type="string">
                  <text:p text:style-name="P3"/>
                </table:table-cell>
                <table:table-cell table:style-name="MailMergeTable2020-03-05T15_3a_15_3a_19Z217.A3" office:value-type="string">
                  <text:p text:style-name="P3"/>
                </table:table-cell>
                <table:table-cell table:style-name="MailMergeTable2020-03-05T15_3a_15_3a_19Z217.A3" office:value-type="string">
                  <text:p text:style-name="P3"/>
                </table:table-cell>
                <table:table-cell table:style-name="MailMergeTable2020-03-05T15_3a_15_3a_19Z217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6" text:anchor-type="page" text:anchor-page-number="53" svg:x="10.959cm" svg:y="22.729cm" svg:width="10.059cm" svg:height="7.01cm" draw:z-index="215">
        <draw:text-box>
          <text:section text:style-name="Sect1" text:name="MailMergeSection2020-03-05T15:15:19Z217Bereich7" text:protected="true">
            <table:table table:name="MailMergeTable2020-03-05T15:15:19Z216" table:style-name="MailMergeTable2020-03-05T15_3a_15_3a_19Z216">
              <table:table-column table:style-name="MailMergeTable2020-03-05T15_3a_15_3a_19Z216.A" table:number-columns-repeated="6"/>
              <table:table-column table:style-name="MailMergeTable2020-03-05T15_3a_15_3a_19Z216.G"/>
              <table:table-row table:style-name="MailMergeTable2020-03-05T15_3a_15_3a_19Z216.1">
                <table:table-cell table:style-name="MailMergeTable2020-03-05T15_3a_15_3a_19Z21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6.A3" office:value-type="string">
                  <text:p text:style-name="P4"><text:span text:style-name="T1">)</text:span></text:p>
                </table:table-cell>
                <table:table-cell table:style-name="MailMergeTable2020-03-05T15_3a_15_3a_19Z21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6.4">
                <table:table-cell table:style-name="MailMergeTable2020-03-05T15_3a_15_3a_19Z21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6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6.A3" office:value-type="string">
                  <text:p text:style-name="P3"/>
                </table:table-cell>
                <table:table-cell table:style-name="MailMergeTable2020-03-05T15_3a_15_3a_19Z216.A3" office:value-type="string">
                  <text:p text:style-name="P3"/>
                </table:table-cell>
                <table:table-cell table:style-name="MailMergeTable2020-03-05T15_3a_15_3a_19Z216.A3" office:value-type="string">
                  <text:p text:style-name="P3"/>
                </table:table-cell>
                <table:table-cell table:style-name="MailMergeTable2020-03-05T15_3a_15_3a_19Z216.A3" office:value-type="string">
                  <text:p text:style-name="P3"/>
                </table:table-cell>
                <table:table-cell table:style-name="MailMergeTable2020-03-05T15_3a_15_3a_19Z216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5" text:anchor-type="page" text:anchor-page-number="53" svg:x="0.499cm" svg:y="22.729cm" svg:width="10.059cm" svg:height="7.01cm" draw:z-index="214">
        <draw:text-box>
          <text:section text:style-name="Sect1" text:name="MailMergeSection2020-03-05T15:15:19Z216Bereich6" text:protected="true">
            <table:table table:name="MailMergeTable2020-03-05T15:15:19Z215" table:style-name="MailMergeTable2020-03-05T15_3a_15_3a_19Z215">
              <table:table-column table:style-name="MailMergeTable2020-03-05T15_3a_15_3a_19Z215.A" table:number-columns-repeated="6"/>
              <table:table-column table:style-name="MailMergeTable2020-03-05T15_3a_15_3a_19Z215.G"/>
              <table:table-row table:style-name="MailMergeTable2020-03-05T15_3a_15_3a_19Z215.1">
                <table:table-cell table:style-name="MailMergeTable2020-03-05T15_3a_15_3a_19Z21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5.A3" office:value-type="string">
                  <text:p text:style-name="P4"><text:span text:style-name="T1">)</text:span></text:p>
                </table:table-cell>
                <table:table-cell table:style-name="MailMergeTable2020-03-05T15_3a_15_3a_19Z21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5.4">
                <table:table-cell table:style-name="MailMergeTable2020-03-05T15_3a_15_3a_19Z21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5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5.A3" office:value-type="string">
                  <text:p text:style-name="P3"/>
                </table:table-cell>
                <table:table-cell table:style-name="MailMergeTable2020-03-05T15_3a_15_3a_19Z215.A3" office:value-type="string">
                  <text:p text:style-name="P3"/>
                </table:table-cell>
                <table:table-cell table:style-name="MailMergeTable2020-03-05T15_3a_15_3a_19Z215.A3" office:value-type="string">
                  <text:p text:style-name="P3"/>
                </table:table-cell>
                <table:table-cell table:style-name="MailMergeTable2020-03-05T15_3a_15_3a_19Z215.A3" office:value-type="string">
                  <text:p text:style-name="P3"/>
                </table:table-cell>
                <table:table-cell table:style-name="MailMergeTable2020-03-05T15_3a_15_3a_19Z215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4" text:anchor-type="page" text:anchor-page-number="53" svg:x="10.959cm" svg:y="15.319cm" svg:width="10.059cm" svg:height="7.01cm" draw:z-index="213">
        <draw:text-box>
          <text:section text:style-name="Sect1" text:name="MailMergeSection2020-03-05T15:15:19Z215Bereich5" text:protected="true">
            <table:table table:name="MailMergeTable2020-03-05T15:15:19Z214" table:style-name="MailMergeTable2020-03-05T15_3a_15_3a_19Z214">
              <table:table-column table:style-name="MailMergeTable2020-03-05T15_3a_15_3a_19Z214.A" table:number-columns-repeated="6"/>
              <table:table-column table:style-name="MailMergeTable2020-03-05T15_3a_15_3a_19Z214.G"/>
              <table:table-row table:style-name="MailMergeTable2020-03-05T15_3a_15_3a_19Z214.1">
                <table:table-cell table:style-name="MailMergeTable2020-03-05T15_3a_15_3a_19Z21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4.A3" office:value-type="string">
                  <text:p text:style-name="P4"><text:span text:style-name="T1">)</text:span></text:p>
                </table:table-cell>
                <table:table-cell table:style-name="MailMergeTable2020-03-05T15_3a_15_3a_19Z21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4.4">
                <table:table-cell table:style-name="MailMergeTable2020-03-05T15_3a_15_3a_19Z21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4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4.A3" office:value-type="string">
                  <text:p text:style-name="P3"/>
                </table:table-cell>
                <table:table-cell table:style-name="MailMergeTable2020-03-05T15_3a_15_3a_19Z214.A3" office:value-type="string">
                  <text:p text:style-name="P3"/>
                </table:table-cell>
                <table:table-cell table:style-name="MailMergeTable2020-03-05T15_3a_15_3a_19Z214.A3" office:value-type="string">
                  <text:p text:style-name="P3"/>
                </table:table-cell>
                <table:table-cell table:style-name="MailMergeTable2020-03-05T15_3a_15_3a_19Z214.A3" office:value-type="string">
                  <text:p text:style-name="P3"/>
                </table:table-cell>
                <table:table-cell table:style-name="MailMergeTable2020-03-05T15_3a_15_3a_19Z214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3" text:anchor-type="page" text:anchor-page-number="53" svg:x="0.499cm" svg:y="15.319cm" svg:width="10.059cm" svg:height="7.01cm" draw:z-index="212">
        <draw:text-box>
          <text:section text:style-name="Sect1" text:name="MailMergeSection2020-03-05T15:15:19Z214Bereich4" text:protected="true">
            <table:table table:name="MailMergeTable2020-03-05T15:15:19Z213" table:style-name="MailMergeTable2020-03-05T15_3a_15_3a_19Z213">
              <table:table-column table:style-name="MailMergeTable2020-03-05T15_3a_15_3a_19Z213.A" table:number-columns-repeated="6"/>
              <table:table-column table:style-name="MailMergeTable2020-03-05T15_3a_15_3a_19Z213.G"/>
              <table:table-row table:style-name="MailMergeTable2020-03-05T15_3a_15_3a_19Z213.1">
                <table:table-cell table:style-name="MailMergeTable2020-03-05T15_3a_15_3a_19Z21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3.A3" office:value-type="string">
                  <text:p text:style-name="P4"><text:span text:style-name="T1">)</text:span></text:p>
                </table:table-cell>
                <table:table-cell table:style-name="MailMergeTable2020-03-05T15_3a_15_3a_19Z21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3.4">
                <table:table-cell table:style-name="MailMergeTable2020-03-05T15_3a_15_3a_19Z21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3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3.A3" office:value-type="string">
                  <text:p text:style-name="P3"/>
                </table:table-cell>
                <table:table-cell table:style-name="MailMergeTable2020-03-05T15_3a_15_3a_19Z213.A3" office:value-type="string">
                  <text:p text:style-name="P3"/>
                </table:table-cell>
                <table:table-cell table:style-name="MailMergeTable2020-03-05T15_3a_15_3a_19Z213.A3" office:value-type="string">
                  <text:p text:style-name="P3"/>
                </table:table-cell>
                <table:table-cell table:style-name="MailMergeTable2020-03-05T15_3a_15_3a_19Z213.A3" office:value-type="string">
                  <text:p text:style-name="P3"/>
                </table:table-cell>
                <table:table-cell table:style-name="MailMergeTable2020-03-05T15_3a_15_3a_19Z213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2" text:anchor-type="page" text:anchor-page-number="53" svg:x="10.959cm" svg:y="7.909cm" svg:width="10.059cm" svg:height="7.01cm" draw:z-index="211">
        <draw:text-box>
          <text:section text:style-name="Sect1" text:name="MailMergeSection2020-03-05T15:15:19Z213Bereich3" text:protected="true">
            <table:table table:name="MailMergeTable2020-03-05T15:15:19Z212" table:style-name="MailMergeTable2020-03-05T15_3a_15_3a_19Z212">
              <table:table-column table:style-name="MailMergeTable2020-03-05T15_3a_15_3a_19Z212.A" table:number-columns-repeated="6"/>
              <table:table-column table:style-name="MailMergeTable2020-03-05T15_3a_15_3a_19Z212.G"/>
              <table:table-row table:style-name="MailMergeTable2020-03-05T15_3a_15_3a_19Z212.1">
                <table:table-cell table:style-name="MailMergeTable2020-03-05T15_3a_15_3a_19Z21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2.A3" office:value-type="string">
                  <text:p text:style-name="P4"><text:span text:style-name="T1">)</text:span></text:p>
                </table:table-cell>
                <table:table-cell table:style-name="MailMergeTable2020-03-05T15_3a_15_3a_19Z21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2.4">
                <table:table-cell table:style-name="MailMergeTable2020-03-05T15_3a_15_3a_19Z21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2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2.A3" office:value-type="string">
                  <text:p text:style-name="P3"/>
                </table:table-cell>
                <table:table-cell table:style-name="MailMergeTable2020-03-05T15_3a_15_3a_19Z212.A3" office:value-type="string">
                  <text:p text:style-name="P3"/>
                </table:table-cell>
                <table:table-cell table:style-name="MailMergeTable2020-03-05T15_3a_15_3a_19Z212.A3" office:value-type="string">
                  <text:p text:style-name="P3"/>
                </table:table-cell>
                <table:table-cell table:style-name="MailMergeTable2020-03-05T15_3a_15_3a_19Z212.A3" office:value-type="string">
                  <text:p text:style-name="P3"/>
                </table:table-cell>
                <table:table-cell table:style-name="MailMergeTable2020-03-05T15_3a_15_3a_19Z212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1" text:anchor-type="page" text:anchor-page-number="53" svg:x="0.499cm" svg:y="7.909cm" svg:width="10.059cm" svg:height="7.01cm" draw:z-index="210">
        <draw:text-box>
          <text:section text:style-name="Sect1" text:name="MailMergeSection2020-03-05T15:15:19Z212Bereich2" text:protected="true">
            <table:table table:name="MailMergeTable2020-03-05T15:15:19Z211" table:style-name="MailMergeTable2020-03-05T15_3a_15_3a_19Z211">
              <table:table-column table:style-name="MailMergeTable2020-03-05T15_3a_15_3a_19Z211.A" table:number-columns-repeated="6"/>
              <table:table-column table:style-name="MailMergeTable2020-03-05T15_3a_15_3a_19Z211.G"/>
              <table:table-row table:style-name="MailMergeTable2020-03-05T15_3a_15_3a_19Z211.1">
                <table:table-cell table:style-name="MailMergeTable2020-03-05T15_3a_15_3a_19Z21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1.A3" office:value-type="string">
                  <text:p text:style-name="P4"><text:span text:style-name="T1">)</text:span></text:p>
                </table:table-cell>
                <table:table-cell table:style-name="MailMergeTable2020-03-05T15_3a_15_3a_19Z21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1.4">
                <table:table-cell table:style-name="MailMergeTable2020-03-05T15_3a_15_3a_19Z21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1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1.A3" office:value-type="string">
                  <text:p text:style-name="P3"/>
                </table:table-cell>
                <table:table-cell table:style-name="MailMergeTable2020-03-05T15_3a_15_3a_19Z211.A3" office:value-type="string">
                  <text:p text:style-name="P3"/>
                </table:table-cell>
                <table:table-cell table:style-name="MailMergeTable2020-03-05T15_3a_15_3a_19Z211.A3" office:value-type="string">
                  <text:p text:style-name="P3"/>
                </table:table-cell>
                <table:table-cell table:style-name="MailMergeTable2020-03-05T15_3a_15_3a_19Z211.A3" office:value-type="string">
                  <text:p text:style-name="P3"/>
                </table:table-cell>
                <table:table-cell table:style-name="MailMergeTable2020-03-05T15_3a_15_3a_19Z211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0" text:anchor-type="page" text:anchor-page-number="53" svg:x="10.959cm" svg:y="0.499cm" svg:width="10.059cm" svg:height="7.01cm" draw:z-index="209">
        <draw:text-box>
          <text:section text:style-name="Sect1" text:name="MailMergeSection2020-03-05T15:15:19Z211Bereich1" text:protected="true">
            <table:table table:name="MailMergeTable2020-03-05T15:15:19Z210" table:style-name="MailMergeTable2020-03-05T15_3a_15_3a_19Z210">
              <table:table-column table:style-name="MailMergeTable2020-03-05T15_3a_15_3a_19Z210.A" table:number-columns-repeated="6"/>
              <table:table-column table:style-name="MailMergeTable2020-03-05T15_3a_15_3a_19Z210.G"/>
              <table:table-row table:style-name="MailMergeTable2020-03-05T15_3a_15_3a_19Z210.1">
                <table:table-cell table:style-name="MailMergeTable2020-03-05T15_3a_15_3a_19Z21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0.A3" office:value-type="string">
                  <text:p text:style-name="P4"><text:span text:style-name="T1">)</text:span></text:p>
                </table:table-cell>
                <table:table-cell table:style-name="MailMergeTable2020-03-05T15_3a_15_3a_19Z21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10.4">
                <table:table-cell table:style-name="MailMergeTable2020-03-05T15_3a_15_3a_19Z21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10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10.A3" office:value-type="string">
                  <text:p text:style-name="P3"/>
                </table:table-cell>
                <table:table-cell table:style-name="MailMergeTable2020-03-05T15_3a_15_3a_19Z210.A3" office:value-type="string">
                  <text:p text:style-name="P3"/>
                </table:table-cell>
                <table:table-cell table:style-name="MailMergeTable2020-03-05T15_3a_15_3a_19Z210.A3" office:value-type="string">
                  <text:p text:style-name="P3"/>
                </table:table-cell>
                <table:table-cell table:style-name="MailMergeTable2020-03-05T15_3a_15_3a_19Z210.A3" office:value-type="string">
                  <text:p text:style-name="P3"/>
                </table:table-cell>
                <table:table-cell table:style-name="MailMergeTable2020-03-05T15_3a_15_3a_19Z210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9" text:anchor-type="page" text:anchor-page-number="53" svg:x="0.499cm" svg:y="0.499cm" svg:width="10.059cm" svg:height="7.01cm" draw:z-index="208">
        <draw:text-box>
          <text:section text:style-name="Sect1" text:name="MailMergeSection2020-03-05T15:15:19Z210MasterLabel">
            <table:table table:name="MailMergeTable2020-03-05T15:15:19Z209" table:style-name="MailMergeTable2020-03-05T15_3a_15_3a_19Z209">
              <table:table-column table:style-name="MailMergeTable2020-03-05T15_3a_15_3a_19Z209.A" table:number-columns-repeated="6"/>
              <table:table-column table:style-name="MailMergeTable2020-03-05T15_3a_15_3a_19Z209.G"/>
              <table:table-row table:style-name="MailMergeTable2020-03-05T15_3a_15_3a_19Z209.1">
                <table:table-cell table:style-name="MailMergeTable2020-03-05T15_3a_15_3a_19Z20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9.A3" office:value-type="string">
                  <text:p text:style-name="P4"><text:span text:style-name="T1">)</text:span></text:p>
                </table:table-cell>
                <table:table-cell table:style-name="MailMergeTable2020-03-05T15_3a_15_3a_19Z20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9.4">
                <table:table-cell table:style-name="MailMergeTable2020-03-05T15_3a_15_3a_19Z20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9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9.A3" office:value-type="string">
                  <text:p text:style-name="P3"/>
                </table:table-cell>
                <table:table-cell table:style-name="MailMergeTable2020-03-05T15_3a_15_3a_19Z209.A3" office:value-type="string">
                  <text:p text:style-name="P3"/>
                </table:table-cell>
                <table:table-cell table:style-name="MailMergeTable2020-03-05T15_3a_15_3a_19Z209.A3" office:value-type="string">
                  <text:p text:style-name="P3"/>
                </table:table-cell>
                <table:table-cell table:style-name="MailMergeTable2020-03-05T15_3a_15_3a_19Z209.A3" office:value-type="string">
                  <text:p text:style-name="P3"/>
                </table:table-cell>
                <table:table-cell table:style-name="MailMergeTable2020-03-05T15_3a_15_3a_19Z209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8" text:anchor-type="page" text:anchor-page-number="51" svg:x="10.959cm" svg:y="22.729cm" svg:width="10.059cm" svg:height="7.01cm" draw:z-index="207">
        <draw:text-box>
          <text:section text:style-name="Sect1" text:name="MailMergeSection2020-03-05T15:15:19Z209Bereich7" text:protected="true">
            <table:table table:name="MailMergeTable2020-03-05T15:15:19Z208" table:style-name="MailMergeTable2020-03-05T15_3a_15_3a_19Z208">
              <table:table-column table:style-name="MailMergeTable2020-03-05T15_3a_15_3a_19Z208.A" table:number-columns-repeated="6"/>
              <table:table-column table:style-name="MailMergeTable2020-03-05T15_3a_15_3a_19Z208.G"/>
              <table:table-row table:style-name="MailMergeTable2020-03-05T15_3a_15_3a_19Z208.1">
                <table:table-cell table:style-name="MailMergeTable2020-03-05T15_3a_15_3a_19Z20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8.A3" office:value-type="string">
                  <text:p text:style-name="P4"><text:span text:style-name="T1">)</text:span></text:p>
                </table:table-cell>
                <table:table-cell table:style-name="MailMergeTable2020-03-05T15_3a_15_3a_19Z20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8.4">
                <table:table-cell table:style-name="MailMergeTable2020-03-05T15_3a_15_3a_19Z20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8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8.A3" office:value-type="string">
                  <text:p text:style-name="P3"/>
                </table:table-cell>
                <table:table-cell table:style-name="MailMergeTable2020-03-05T15_3a_15_3a_19Z208.A3" office:value-type="string">
                  <text:p text:style-name="P3"/>
                </table:table-cell>
                <table:table-cell table:style-name="MailMergeTable2020-03-05T15_3a_15_3a_19Z208.A3" office:value-type="string">
                  <text:p text:style-name="P3"/>
                </table:table-cell>
                <table:table-cell table:style-name="MailMergeTable2020-03-05T15_3a_15_3a_19Z208.A3" office:value-type="string">
                  <text:p text:style-name="P3"/>
                </table:table-cell>
                <table:table-cell table:style-name="MailMergeTable2020-03-05T15_3a_15_3a_19Z208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7" text:anchor-type="page" text:anchor-page-number="51" svg:x="0.499cm" svg:y="22.729cm" svg:width="10.059cm" svg:height="7.01cm" draw:z-index="206">
        <draw:text-box>
          <text:section text:style-name="Sect1" text:name="MailMergeSection2020-03-05T15:15:19Z208Bereich6" text:protected="true">
            <table:table table:name="MailMergeTable2020-03-05T15:15:19Z207" table:style-name="MailMergeTable2020-03-05T15_3a_15_3a_19Z207">
              <table:table-column table:style-name="MailMergeTable2020-03-05T15_3a_15_3a_19Z207.A" table:number-columns-repeated="6"/>
              <table:table-column table:style-name="MailMergeTable2020-03-05T15_3a_15_3a_19Z207.G"/>
              <table:table-row table:style-name="MailMergeTable2020-03-05T15_3a_15_3a_19Z207.1">
                <table:table-cell table:style-name="MailMergeTable2020-03-05T15_3a_15_3a_19Z20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7.A3" office:value-type="string">
                  <text:p text:style-name="P4"><text:span text:style-name="T1">)</text:span></text:p>
                </table:table-cell>
                <table:table-cell table:style-name="MailMergeTable2020-03-05T15_3a_15_3a_19Z20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7.4">
                <table:table-cell table:style-name="MailMergeTable2020-03-05T15_3a_15_3a_19Z20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7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7.A3" office:value-type="string">
                  <text:p text:style-name="P3"/>
                </table:table-cell>
                <table:table-cell table:style-name="MailMergeTable2020-03-05T15_3a_15_3a_19Z207.A3" office:value-type="string">
                  <text:p text:style-name="P3"/>
                </table:table-cell>
                <table:table-cell table:style-name="MailMergeTable2020-03-05T15_3a_15_3a_19Z207.A3" office:value-type="string">
                  <text:p text:style-name="P3"/>
                </table:table-cell>
                <table:table-cell table:style-name="MailMergeTable2020-03-05T15_3a_15_3a_19Z207.A3" office:value-type="string">
                  <text:p text:style-name="P3"/>
                </table:table-cell>
                <table:table-cell table:style-name="MailMergeTable2020-03-05T15_3a_15_3a_19Z207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6" text:anchor-type="page" text:anchor-page-number="51" svg:x="10.959cm" svg:y="15.319cm" svg:width="10.059cm" svg:height="7.01cm" draw:z-index="205">
        <draw:text-box>
          <text:section text:style-name="Sect1" text:name="MailMergeSection2020-03-05T15:15:19Z207Bereich5" text:protected="true">
            <table:table table:name="MailMergeTable2020-03-05T15:15:19Z206" table:style-name="MailMergeTable2020-03-05T15_3a_15_3a_19Z206">
              <table:table-column table:style-name="MailMergeTable2020-03-05T15_3a_15_3a_19Z206.A" table:number-columns-repeated="6"/>
              <table:table-column table:style-name="MailMergeTable2020-03-05T15_3a_15_3a_19Z206.G"/>
              <table:table-row table:style-name="MailMergeTable2020-03-05T15_3a_15_3a_19Z206.1">
                <table:table-cell table:style-name="MailMergeTable2020-03-05T15_3a_15_3a_19Z20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6.A3" office:value-type="string">
                  <text:p text:style-name="P4"><text:span text:style-name="T1">)</text:span></text:p>
                </table:table-cell>
                <table:table-cell table:style-name="MailMergeTable2020-03-05T15_3a_15_3a_19Z20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6.4">
                <table:table-cell table:style-name="MailMergeTable2020-03-05T15_3a_15_3a_19Z20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6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6.A3" office:value-type="string">
                  <text:p text:style-name="P3"/>
                </table:table-cell>
                <table:table-cell table:style-name="MailMergeTable2020-03-05T15_3a_15_3a_19Z206.A3" office:value-type="string">
                  <text:p text:style-name="P3"/>
                </table:table-cell>
                <table:table-cell table:style-name="MailMergeTable2020-03-05T15_3a_15_3a_19Z206.A3" office:value-type="string">
                  <text:p text:style-name="P3"/>
                </table:table-cell>
                <table:table-cell table:style-name="MailMergeTable2020-03-05T15_3a_15_3a_19Z206.A3" office:value-type="string">
                  <text:p text:style-name="P3"/>
                </table:table-cell>
                <table:table-cell table:style-name="MailMergeTable2020-03-05T15_3a_15_3a_19Z206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5" text:anchor-type="page" text:anchor-page-number="51" svg:x="0.499cm" svg:y="15.319cm" svg:width="10.059cm" svg:height="7.01cm" draw:z-index="204">
        <draw:text-box>
          <text:section text:style-name="Sect1" text:name="MailMergeSection2020-03-05T15:15:19Z206Bereich4" text:protected="true">
            <table:table table:name="MailMergeTable2020-03-05T15:15:19Z205" table:style-name="MailMergeTable2020-03-05T15_3a_15_3a_19Z205">
              <table:table-column table:style-name="MailMergeTable2020-03-05T15_3a_15_3a_19Z205.A" table:number-columns-repeated="6"/>
              <table:table-column table:style-name="MailMergeTable2020-03-05T15_3a_15_3a_19Z205.G"/>
              <table:table-row table:style-name="MailMergeTable2020-03-05T15_3a_15_3a_19Z205.1">
                <table:table-cell table:style-name="MailMergeTable2020-03-05T15_3a_15_3a_19Z20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5.A3" office:value-type="string">
                  <text:p text:style-name="P4"><text:span text:style-name="T1">)</text:span></text:p>
                </table:table-cell>
                <table:table-cell table:style-name="MailMergeTable2020-03-05T15_3a_15_3a_19Z20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5.4">
                <table:table-cell table:style-name="MailMergeTable2020-03-05T15_3a_15_3a_19Z20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5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5.A3" office:value-type="string">
                  <text:p text:style-name="P3"/>
                </table:table-cell>
                <table:table-cell table:style-name="MailMergeTable2020-03-05T15_3a_15_3a_19Z205.A3" office:value-type="string">
                  <text:p text:style-name="P3"/>
                </table:table-cell>
                <table:table-cell table:style-name="MailMergeTable2020-03-05T15_3a_15_3a_19Z205.A3" office:value-type="string">
                  <text:p text:style-name="P3"/>
                </table:table-cell>
                <table:table-cell table:style-name="MailMergeTable2020-03-05T15_3a_15_3a_19Z205.A3" office:value-type="string">
                  <text:p text:style-name="P3"/>
                </table:table-cell>
                <table:table-cell table:style-name="MailMergeTable2020-03-05T15_3a_15_3a_19Z205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4" text:anchor-type="page" text:anchor-page-number="51" svg:x="10.959cm" svg:y="7.909cm" svg:width="10.059cm" svg:height="7.01cm" draw:z-index="203">
        <draw:text-box>
          <text:section text:style-name="Sect1" text:name="MailMergeSection2020-03-05T15:15:19Z205Bereich3" text:protected="true">
            <table:table table:name="MailMergeTable2020-03-05T15:15:19Z204" table:style-name="MailMergeTable2020-03-05T15_3a_15_3a_19Z204">
              <table:table-column table:style-name="MailMergeTable2020-03-05T15_3a_15_3a_19Z204.A" table:number-columns-repeated="6"/>
              <table:table-column table:style-name="MailMergeTable2020-03-05T15_3a_15_3a_19Z204.G"/>
              <table:table-row table:style-name="MailMergeTable2020-03-05T15_3a_15_3a_19Z204.1">
                <table:table-cell table:style-name="MailMergeTable2020-03-05T15_3a_15_3a_19Z20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4.A3" office:value-type="string">
                  <text:p text:style-name="P4"><text:span text:style-name="T1">)</text:span></text:p>
                </table:table-cell>
                <table:table-cell table:style-name="MailMergeTable2020-03-05T15_3a_15_3a_19Z20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4.4">
                <table:table-cell table:style-name="MailMergeTable2020-03-05T15_3a_15_3a_19Z20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4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4.A3" office:value-type="string">
                  <text:p text:style-name="P3"/>
                </table:table-cell>
                <table:table-cell table:style-name="MailMergeTable2020-03-05T15_3a_15_3a_19Z204.A3" office:value-type="string">
                  <text:p text:style-name="P3"/>
                </table:table-cell>
                <table:table-cell table:style-name="MailMergeTable2020-03-05T15_3a_15_3a_19Z204.A3" office:value-type="string">
                  <text:p text:style-name="P3"/>
                </table:table-cell>
                <table:table-cell table:style-name="MailMergeTable2020-03-05T15_3a_15_3a_19Z204.A3" office:value-type="string">
                  <text:p text:style-name="P3"/>
                </table:table-cell>
                <table:table-cell table:style-name="MailMergeTable2020-03-05T15_3a_15_3a_19Z204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3" text:anchor-type="page" text:anchor-page-number="51" svg:x="0.499cm" svg:y="7.909cm" svg:width="10.059cm" svg:height="7.01cm" draw:z-index="202">
        <draw:text-box>
          <text:section text:style-name="Sect1" text:name="MailMergeSection2020-03-05T15:15:19Z204Bereich2" text:protected="true">
            <table:table table:name="MailMergeTable2020-03-05T15:15:19Z203" table:style-name="MailMergeTable2020-03-05T15_3a_15_3a_19Z203">
              <table:table-column table:style-name="MailMergeTable2020-03-05T15_3a_15_3a_19Z203.A" table:number-columns-repeated="6"/>
              <table:table-column table:style-name="MailMergeTable2020-03-05T15_3a_15_3a_19Z203.G"/>
              <table:table-row table:style-name="MailMergeTable2020-03-05T15_3a_15_3a_19Z203.1">
                <table:table-cell table:style-name="MailMergeTable2020-03-05T15_3a_15_3a_19Z20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3.A3" office:value-type="string">
                  <text:p text:style-name="P4"><text:span text:style-name="T1">)</text:span></text:p>
                </table:table-cell>
                <table:table-cell table:style-name="MailMergeTable2020-03-05T15_3a_15_3a_19Z20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3.4">
                <table:table-cell table:style-name="MailMergeTable2020-03-05T15_3a_15_3a_19Z20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3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3.A3" office:value-type="string">
                  <text:p text:style-name="P3"/>
                </table:table-cell>
                <table:table-cell table:style-name="MailMergeTable2020-03-05T15_3a_15_3a_19Z203.A3" office:value-type="string">
                  <text:p text:style-name="P3"/>
                </table:table-cell>
                <table:table-cell table:style-name="MailMergeTable2020-03-05T15_3a_15_3a_19Z203.A3" office:value-type="string">
                  <text:p text:style-name="P3"/>
                </table:table-cell>
                <table:table-cell table:style-name="MailMergeTable2020-03-05T15_3a_15_3a_19Z203.A3" office:value-type="string">
                  <text:p text:style-name="P3"/>
                </table:table-cell>
                <table:table-cell table:style-name="MailMergeTable2020-03-05T15_3a_15_3a_19Z203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2" text:anchor-type="page" text:anchor-page-number="51" svg:x="10.959cm" svg:y="0.499cm" svg:width="10.059cm" svg:height="7.01cm" draw:z-index="201">
        <draw:text-box>
          <text:section text:style-name="Sect1" text:name="MailMergeSection2020-03-05T15:15:19Z203Bereich1" text:protected="true">
            <table:table table:name="MailMergeTable2020-03-05T15:15:19Z202" table:style-name="MailMergeTable2020-03-05T15_3a_15_3a_19Z202">
              <table:table-column table:style-name="MailMergeTable2020-03-05T15_3a_15_3a_19Z202.A" table:number-columns-repeated="6"/>
              <table:table-column table:style-name="MailMergeTable2020-03-05T15_3a_15_3a_19Z202.G"/>
              <table:table-row table:style-name="MailMergeTable2020-03-05T15_3a_15_3a_19Z202.1">
                <table:table-cell table:style-name="MailMergeTable2020-03-05T15_3a_15_3a_19Z20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2.A3" office:value-type="string">
                  <text:p text:style-name="P4"><text:span text:style-name="T1">)</text:span></text:p>
                </table:table-cell>
                <table:table-cell table:style-name="MailMergeTable2020-03-05T15_3a_15_3a_19Z20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2.4">
                <table:table-cell table:style-name="MailMergeTable2020-03-05T15_3a_15_3a_19Z20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2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2.A3" office:value-type="string">
                  <text:p text:style-name="P3"/>
                </table:table-cell>
                <table:table-cell table:style-name="MailMergeTable2020-03-05T15_3a_15_3a_19Z202.A3" office:value-type="string">
                  <text:p text:style-name="P3"/>
                </table:table-cell>
                <table:table-cell table:style-name="MailMergeTable2020-03-05T15_3a_15_3a_19Z202.A3" office:value-type="string">
                  <text:p text:style-name="P3"/>
                </table:table-cell>
                <table:table-cell table:style-name="MailMergeTable2020-03-05T15_3a_15_3a_19Z202.A3" office:value-type="string">
                  <text:p text:style-name="P3"/>
                </table:table-cell>
                <table:table-cell table:style-name="MailMergeTable2020-03-05T15_3a_15_3a_19Z202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1" text:anchor-type="page" text:anchor-page-number="51" svg:x="0.499cm" svg:y="0.499cm" svg:width="10.059cm" svg:height="7.01cm" draw:z-index="200">
        <draw:text-box>
          <text:section text:style-name="Sect1" text:name="MailMergeSection2020-03-05T15:15:19Z202MasterLabel">
            <table:table table:name="MailMergeTable2020-03-05T15:15:19Z201" table:style-name="MailMergeTable2020-03-05T15_3a_15_3a_19Z201">
              <table:table-column table:style-name="MailMergeTable2020-03-05T15_3a_15_3a_19Z201.A" table:number-columns-repeated="6"/>
              <table:table-column table:style-name="MailMergeTable2020-03-05T15_3a_15_3a_19Z201.G"/>
              <table:table-row table:style-name="MailMergeTable2020-03-05T15_3a_15_3a_19Z201.1">
                <table:table-cell table:style-name="MailMergeTable2020-03-05T15_3a_15_3a_19Z20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1.A3" office:value-type="string">
                  <text:p text:style-name="P4"><text:span text:style-name="T1">)</text:span></text:p>
                </table:table-cell>
                <table:table-cell table:style-name="MailMergeTable2020-03-05T15_3a_15_3a_19Z20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1.4">
                <table:table-cell table:style-name="MailMergeTable2020-03-05T15_3a_15_3a_19Z20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1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1.A3" office:value-type="string">
                  <text:p text:style-name="P3"/>
                </table:table-cell>
                <table:table-cell table:style-name="MailMergeTable2020-03-05T15_3a_15_3a_19Z201.A3" office:value-type="string">
                  <text:p text:style-name="P3"/>
                </table:table-cell>
                <table:table-cell table:style-name="MailMergeTable2020-03-05T15_3a_15_3a_19Z201.A3" office:value-type="string">
                  <text:p text:style-name="P3"/>
                </table:table-cell>
                <table:table-cell table:style-name="MailMergeTable2020-03-05T15_3a_15_3a_19Z201.A3" office:value-type="string">
                  <text:p text:style-name="P3"/>
                </table:table-cell>
                <table:table-cell table:style-name="MailMergeTable2020-03-05T15_3a_15_3a_19Z201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0" text:anchor-type="page" text:anchor-page-number="49" svg:x="10.959cm" svg:y="22.729cm" svg:width="10.059cm" svg:height="7.01cm" draw:z-index="199">
        <draw:text-box>
          <text:section text:style-name="Sect1" text:name="MailMergeSection2020-03-05T15:15:19Z201Bereich7" text:protected="true">
            <table:table table:name="MailMergeTable2020-03-05T15:15:19Z200" table:style-name="MailMergeTable2020-03-05T15_3a_15_3a_19Z200">
              <table:table-column table:style-name="MailMergeTable2020-03-05T15_3a_15_3a_19Z200.A" table:number-columns-repeated="6"/>
              <table:table-column table:style-name="MailMergeTable2020-03-05T15_3a_15_3a_19Z200.G"/>
              <table:table-row table:style-name="MailMergeTable2020-03-05T15_3a_15_3a_19Z200.1">
                <table:table-cell table:style-name="MailMergeTable2020-03-05T15_3a_15_3a_19Z20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0.A3" office:value-type="string">
                  <text:p text:style-name="P4"><text:span text:style-name="T1">)</text:span></text:p>
                </table:table-cell>
                <table:table-cell table:style-name="MailMergeTable2020-03-05T15_3a_15_3a_19Z20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200.4">
                <table:table-cell table:style-name="MailMergeTable2020-03-05T15_3a_15_3a_19Z20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200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200.A3" office:value-type="string">
                  <text:p text:style-name="P3"/>
                </table:table-cell>
                <table:table-cell table:style-name="MailMergeTable2020-03-05T15_3a_15_3a_19Z200.A3" office:value-type="string">
                  <text:p text:style-name="P3"/>
                </table:table-cell>
                <table:table-cell table:style-name="MailMergeTable2020-03-05T15_3a_15_3a_19Z200.A3" office:value-type="string">
                  <text:p text:style-name="P3"/>
                </table:table-cell>
                <table:table-cell table:style-name="MailMergeTable2020-03-05T15_3a_15_3a_19Z200.A3" office:value-type="string">
                  <text:p text:style-name="P3"/>
                </table:table-cell>
                <table:table-cell table:style-name="MailMergeTable2020-03-05T15_3a_15_3a_19Z200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9" text:anchor-type="page" text:anchor-page-number="49" svg:x="0.499cm" svg:y="22.729cm" svg:width="10.059cm" svg:height="7.01cm" draw:z-index="198">
        <draw:text-box>
          <text:section text:style-name="Sect1" text:name="MailMergeSection2020-03-05T15:15:19Z200Bereich6" text:protected="true">
            <table:table table:name="MailMergeTable2020-03-05T15:15:19Z199" table:style-name="MailMergeTable2020-03-05T15_3a_15_3a_19Z199">
              <table:table-column table:style-name="MailMergeTable2020-03-05T15_3a_15_3a_19Z199.A" table:number-columns-repeated="6"/>
              <table:table-column table:style-name="MailMergeTable2020-03-05T15_3a_15_3a_19Z199.G"/>
              <table:table-row table:style-name="MailMergeTable2020-03-05T15_3a_15_3a_19Z199.1">
                <table:table-cell table:style-name="MailMergeTable2020-03-05T15_3a_15_3a_19Z19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9.A3" office:value-type="string">
                  <text:p text:style-name="P4"><text:span text:style-name="T1">)</text:span></text:p>
                </table:table-cell>
                <table:table-cell table:style-name="MailMergeTable2020-03-05T15_3a_15_3a_19Z19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9.4">
                <table:table-cell table:style-name="MailMergeTable2020-03-05T15_3a_15_3a_19Z19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9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9.A3" office:value-type="string">
                  <text:p text:style-name="P3"/>
                </table:table-cell>
                <table:table-cell table:style-name="MailMergeTable2020-03-05T15_3a_15_3a_19Z199.A3" office:value-type="string">
                  <text:p text:style-name="P3"/>
                </table:table-cell>
                <table:table-cell table:style-name="MailMergeTable2020-03-05T15_3a_15_3a_19Z199.A3" office:value-type="string">
                  <text:p text:style-name="P3"/>
                </table:table-cell>
                <table:table-cell table:style-name="MailMergeTable2020-03-05T15_3a_15_3a_19Z199.A3" office:value-type="string">
                  <text:p text:style-name="P3"/>
                </table:table-cell>
                <table:table-cell table:style-name="MailMergeTable2020-03-05T15_3a_15_3a_19Z199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8" text:anchor-type="page" text:anchor-page-number="49" svg:x="10.959cm" svg:y="15.319cm" svg:width="10.059cm" svg:height="7.01cm" draw:z-index="197">
        <draw:text-box>
          <text:section text:style-name="Sect1" text:name="MailMergeSection2020-03-05T15:15:19Z199Bereich5" text:protected="true">
            <table:table table:name="MailMergeTable2020-03-05T15:15:19Z198" table:style-name="MailMergeTable2020-03-05T15_3a_15_3a_19Z198">
              <table:table-column table:style-name="MailMergeTable2020-03-05T15_3a_15_3a_19Z198.A" table:number-columns-repeated="6"/>
              <table:table-column table:style-name="MailMergeTable2020-03-05T15_3a_15_3a_19Z198.G"/>
              <table:table-row table:style-name="MailMergeTable2020-03-05T15_3a_15_3a_19Z198.1">
                <table:table-cell table:style-name="MailMergeTable2020-03-05T15_3a_15_3a_19Z19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8.A3" office:value-type="string">
                  <text:p text:style-name="P4"><text:span text:style-name="T1">)</text:span></text:p>
                </table:table-cell>
                <table:table-cell table:style-name="MailMergeTable2020-03-05T15_3a_15_3a_19Z19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8.4">
                <table:table-cell table:style-name="MailMergeTable2020-03-05T15_3a_15_3a_19Z19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8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8.A3" office:value-type="string">
                  <text:p text:style-name="P3"/>
                </table:table-cell>
                <table:table-cell table:style-name="MailMergeTable2020-03-05T15_3a_15_3a_19Z198.A3" office:value-type="string">
                  <text:p text:style-name="P3"/>
                </table:table-cell>
                <table:table-cell table:style-name="MailMergeTable2020-03-05T15_3a_15_3a_19Z198.A3" office:value-type="string">
                  <text:p text:style-name="P3"/>
                </table:table-cell>
                <table:table-cell table:style-name="MailMergeTable2020-03-05T15_3a_15_3a_19Z198.A3" office:value-type="string">
                  <text:p text:style-name="P3"/>
                </table:table-cell>
                <table:table-cell table:style-name="MailMergeTable2020-03-05T15_3a_15_3a_19Z198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7" text:anchor-type="page" text:anchor-page-number="49" svg:x="0.499cm" svg:y="15.319cm" svg:width="10.059cm" svg:height="7.01cm" draw:z-index="196">
        <draw:text-box>
          <text:section text:style-name="Sect1" text:name="MailMergeSection2020-03-05T15:15:19Z198Bereich4" text:protected="true">
            <table:table table:name="MailMergeTable2020-03-05T15:15:19Z197" table:style-name="MailMergeTable2020-03-05T15_3a_15_3a_19Z197">
              <table:table-column table:style-name="MailMergeTable2020-03-05T15_3a_15_3a_19Z197.A" table:number-columns-repeated="6"/>
              <table:table-column table:style-name="MailMergeTable2020-03-05T15_3a_15_3a_19Z197.G"/>
              <table:table-row table:style-name="MailMergeTable2020-03-05T15_3a_15_3a_19Z197.1">
                <table:table-cell table:style-name="MailMergeTable2020-03-05T15_3a_15_3a_19Z19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7.A3" office:value-type="string">
                  <text:p text:style-name="P4"><text:span text:style-name="T1">)</text:span></text:p>
                </table:table-cell>
                <table:table-cell table:style-name="MailMergeTable2020-03-05T15_3a_15_3a_19Z19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7.4">
                <table:table-cell table:style-name="MailMergeTable2020-03-05T15_3a_15_3a_19Z19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7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7.A3" office:value-type="string">
                  <text:p text:style-name="P3"/>
                </table:table-cell>
                <table:table-cell table:style-name="MailMergeTable2020-03-05T15_3a_15_3a_19Z197.A3" office:value-type="string">
                  <text:p text:style-name="P3"/>
                </table:table-cell>
                <table:table-cell table:style-name="MailMergeTable2020-03-05T15_3a_15_3a_19Z197.A3" office:value-type="string">
                  <text:p text:style-name="P3"/>
                </table:table-cell>
                <table:table-cell table:style-name="MailMergeTable2020-03-05T15_3a_15_3a_19Z197.A3" office:value-type="string">
                  <text:p text:style-name="P3"/>
                </table:table-cell>
                <table:table-cell table:style-name="MailMergeTable2020-03-05T15_3a_15_3a_19Z197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6" text:anchor-type="page" text:anchor-page-number="49" svg:x="10.959cm" svg:y="7.909cm" svg:width="10.059cm" svg:height="7.01cm" draw:z-index="195">
        <draw:text-box>
          <text:section text:style-name="Sect1" text:name="MailMergeSection2020-03-05T15:15:19Z197Bereich3" text:protected="true">
            <table:table table:name="MailMergeTable2020-03-05T15:15:19Z196" table:style-name="MailMergeTable2020-03-05T15_3a_15_3a_19Z196">
              <table:table-column table:style-name="MailMergeTable2020-03-05T15_3a_15_3a_19Z196.A" table:number-columns-repeated="6"/>
              <table:table-column table:style-name="MailMergeTable2020-03-05T15_3a_15_3a_19Z196.G"/>
              <table:table-row table:style-name="MailMergeTable2020-03-05T15_3a_15_3a_19Z196.1">
                <table:table-cell table:style-name="MailMergeTable2020-03-05T15_3a_15_3a_19Z19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6.A3" office:value-type="string">
                  <text:p text:style-name="P4"><text:span text:style-name="T1">)</text:span></text:p>
                </table:table-cell>
                <table:table-cell table:style-name="MailMergeTable2020-03-05T15_3a_15_3a_19Z19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6.4">
                <table:table-cell table:style-name="MailMergeTable2020-03-05T15_3a_15_3a_19Z19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6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6.A3" office:value-type="string">
                  <text:p text:style-name="P3"/>
                </table:table-cell>
                <table:table-cell table:style-name="MailMergeTable2020-03-05T15_3a_15_3a_19Z196.A3" office:value-type="string">
                  <text:p text:style-name="P3"/>
                </table:table-cell>
                <table:table-cell table:style-name="MailMergeTable2020-03-05T15_3a_15_3a_19Z196.A3" office:value-type="string">
                  <text:p text:style-name="P3"/>
                </table:table-cell>
                <table:table-cell table:style-name="MailMergeTable2020-03-05T15_3a_15_3a_19Z196.A3" office:value-type="string">
                  <text:p text:style-name="P3"/>
                </table:table-cell>
                <table:table-cell table:style-name="MailMergeTable2020-03-05T15_3a_15_3a_19Z196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5" text:anchor-type="page" text:anchor-page-number="49" svg:x="0.499cm" svg:y="7.909cm" svg:width="10.059cm" svg:height="7.01cm" draw:z-index="194">
        <draw:text-box>
          <text:section text:style-name="Sect1" text:name="MailMergeSection2020-03-05T15:15:19Z196Bereich2" text:protected="true">
            <table:table table:name="MailMergeTable2020-03-05T15:15:19Z195" table:style-name="MailMergeTable2020-03-05T15_3a_15_3a_19Z195">
              <table:table-column table:style-name="MailMergeTable2020-03-05T15_3a_15_3a_19Z195.A" table:number-columns-repeated="6"/>
              <table:table-column table:style-name="MailMergeTable2020-03-05T15_3a_15_3a_19Z195.G"/>
              <table:table-row table:style-name="MailMergeTable2020-03-05T15_3a_15_3a_19Z195.1">
                <table:table-cell table:style-name="MailMergeTable2020-03-05T15_3a_15_3a_19Z19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5.A3" office:value-type="string">
                  <text:p text:style-name="P4"><text:span text:style-name="T1">)</text:span></text:p>
                </table:table-cell>
                <table:table-cell table:style-name="MailMergeTable2020-03-05T15_3a_15_3a_19Z19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5.4">
                <table:table-cell table:style-name="MailMergeTable2020-03-05T15_3a_15_3a_19Z19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5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5.A3" office:value-type="string">
                  <text:p text:style-name="P3"/>
                </table:table-cell>
                <table:table-cell table:style-name="MailMergeTable2020-03-05T15_3a_15_3a_19Z195.A3" office:value-type="string">
                  <text:p text:style-name="P3"/>
                </table:table-cell>
                <table:table-cell table:style-name="MailMergeTable2020-03-05T15_3a_15_3a_19Z195.A3" office:value-type="string">
                  <text:p text:style-name="P3"/>
                </table:table-cell>
                <table:table-cell table:style-name="MailMergeTable2020-03-05T15_3a_15_3a_19Z195.A3" office:value-type="string">
                  <text:p text:style-name="P3"/>
                </table:table-cell>
                <table:table-cell table:style-name="MailMergeTable2020-03-05T15_3a_15_3a_19Z195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4" text:anchor-type="page" text:anchor-page-number="49" svg:x="10.959cm" svg:y="0.499cm" svg:width="10.059cm" svg:height="7.01cm" draw:z-index="193">
        <draw:text-box>
          <text:section text:style-name="Sect1" text:name="MailMergeSection2020-03-05T15:15:19Z195Bereich1" text:protected="true">
            <table:table table:name="MailMergeTable2020-03-05T15:15:19Z194" table:style-name="MailMergeTable2020-03-05T15_3a_15_3a_19Z194">
              <table:table-column table:style-name="MailMergeTable2020-03-05T15_3a_15_3a_19Z194.A" table:number-columns-repeated="6"/>
              <table:table-column table:style-name="MailMergeTable2020-03-05T15_3a_15_3a_19Z194.G"/>
              <table:table-row table:style-name="MailMergeTable2020-03-05T15_3a_15_3a_19Z194.1">
                <table:table-cell table:style-name="MailMergeTable2020-03-05T15_3a_15_3a_19Z19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4.A3" office:value-type="string">
                  <text:p text:style-name="P4"><text:span text:style-name="T1">)</text:span></text:p>
                </table:table-cell>
                <table:table-cell table:style-name="MailMergeTable2020-03-05T15_3a_15_3a_19Z19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4.4">
                <table:table-cell table:style-name="MailMergeTable2020-03-05T15_3a_15_3a_19Z19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4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4.A3" office:value-type="string">
                  <text:p text:style-name="P3"/>
                </table:table-cell>
                <table:table-cell table:style-name="MailMergeTable2020-03-05T15_3a_15_3a_19Z194.A3" office:value-type="string">
                  <text:p text:style-name="P3"/>
                </table:table-cell>
                <table:table-cell table:style-name="MailMergeTable2020-03-05T15_3a_15_3a_19Z194.A3" office:value-type="string">
                  <text:p text:style-name="P3"/>
                </table:table-cell>
                <table:table-cell table:style-name="MailMergeTable2020-03-05T15_3a_15_3a_19Z194.A3" office:value-type="string">
                  <text:p text:style-name="P3"/>
                </table:table-cell>
                <table:table-cell table:style-name="MailMergeTable2020-03-05T15_3a_15_3a_19Z194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3" text:anchor-type="page" text:anchor-page-number="49" svg:x="0.499cm" svg:y="0.499cm" svg:width="10.059cm" svg:height="7.01cm" draw:z-index="192">
        <draw:text-box>
          <text:section text:style-name="Sect1" text:name="MailMergeSection2020-03-05T15:15:19Z194MasterLabel">
            <table:table table:name="MailMergeTable2020-03-05T15:15:19Z193" table:style-name="MailMergeTable2020-03-05T15_3a_15_3a_19Z193">
              <table:table-column table:style-name="MailMergeTable2020-03-05T15_3a_15_3a_19Z193.A" table:number-columns-repeated="6"/>
              <table:table-column table:style-name="MailMergeTable2020-03-05T15_3a_15_3a_19Z193.G"/>
              <table:table-row table:style-name="MailMergeTable2020-03-05T15_3a_15_3a_19Z193.1">
                <table:table-cell table:style-name="MailMergeTable2020-03-05T15_3a_15_3a_19Z19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3.A3" office:value-type="string">
                  <text:p text:style-name="P4"><text:span text:style-name="T1">)</text:span></text:p>
                </table:table-cell>
                <table:table-cell table:style-name="MailMergeTable2020-03-05T15_3a_15_3a_19Z19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3.4">
                <table:table-cell table:style-name="MailMergeTable2020-03-05T15_3a_15_3a_19Z19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3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3.A3" office:value-type="string">
                  <text:p text:style-name="P3"/>
                </table:table-cell>
                <table:table-cell table:style-name="MailMergeTable2020-03-05T15_3a_15_3a_19Z193.A3" office:value-type="string">
                  <text:p text:style-name="P3"/>
                </table:table-cell>
                <table:table-cell table:style-name="MailMergeTable2020-03-05T15_3a_15_3a_19Z193.A3" office:value-type="string">
                  <text:p text:style-name="P3"/>
                </table:table-cell>
                <table:table-cell table:style-name="MailMergeTable2020-03-05T15_3a_15_3a_19Z193.A3" office:value-type="string">
                  <text:p text:style-name="P3"/>
                </table:table-cell>
                <table:table-cell table:style-name="MailMergeTable2020-03-05T15_3a_15_3a_19Z193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2" text:anchor-type="page" text:anchor-page-number="47" svg:x="10.959cm" svg:y="22.729cm" svg:width="10.059cm" svg:height="7.01cm" draw:z-index="191">
        <draw:text-box>
          <text:section text:style-name="Sect1" text:name="MailMergeSection2020-03-05T15:15:19Z193Bereich7" text:protected="true">
            <table:table table:name="MailMergeTable2020-03-05T15:15:19Z192" table:style-name="MailMergeTable2020-03-05T15_3a_15_3a_19Z192">
              <table:table-column table:style-name="MailMergeTable2020-03-05T15_3a_15_3a_19Z192.A" table:number-columns-repeated="6"/>
              <table:table-column table:style-name="MailMergeTable2020-03-05T15_3a_15_3a_19Z192.G"/>
              <table:table-row table:style-name="MailMergeTable2020-03-05T15_3a_15_3a_19Z192.1">
                <table:table-cell table:style-name="MailMergeTable2020-03-05T15_3a_15_3a_19Z19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2.A3" office:value-type="string">
                  <text:p text:style-name="P4"><text:span text:style-name="T1">)</text:span></text:p>
                </table:table-cell>
                <table:table-cell table:style-name="MailMergeTable2020-03-05T15_3a_15_3a_19Z19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2.4">
                <table:table-cell table:style-name="MailMergeTable2020-03-05T15_3a_15_3a_19Z19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2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2.A3" office:value-type="string">
                  <text:p text:style-name="P3"/>
                </table:table-cell>
                <table:table-cell table:style-name="MailMergeTable2020-03-05T15_3a_15_3a_19Z192.A3" office:value-type="string">
                  <text:p text:style-name="P3"/>
                </table:table-cell>
                <table:table-cell table:style-name="MailMergeTable2020-03-05T15_3a_15_3a_19Z192.A3" office:value-type="string">
                  <text:p text:style-name="P3"/>
                </table:table-cell>
                <table:table-cell table:style-name="MailMergeTable2020-03-05T15_3a_15_3a_19Z192.A3" office:value-type="string">
                  <text:p text:style-name="P3"/>
                </table:table-cell>
                <table:table-cell table:style-name="MailMergeTable2020-03-05T15_3a_15_3a_19Z192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1" text:anchor-type="page" text:anchor-page-number="47" svg:x="0.499cm" svg:y="22.729cm" svg:width="10.059cm" svg:height="7.01cm" draw:z-index="190">
        <draw:text-box>
          <text:section text:style-name="Sect1" text:name="MailMergeSection2020-03-05T15:15:19Z192Bereich6" text:protected="true">
            <table:table table:name="MailMergeTable2020-03-05T15:15:19Z191" table:style-name="MailMergeTable2020-03-05T15_3a_15_3a_19Z191">
              <table:table-column table:style-name="MailMergeTable2020-03-05T15_3a_15_3a_19Z191.A" table:number-columns-repeated="6"/>
              <table:table-column table:style-name="MailMergeTable2020-03-05T15_3a_15_3a_19Z191.G"/>
              <table:table-row table:style-name="MailMergeTable2020-03-05T15_3a_15_3a_19Z191.1">
                <table:table-cell table:style-name="MailMergeTable2020-03-05T15_3a_15_3a_19Z19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1.A3" office:value-type="string">
                  <text:p text:style-name="P4"><text:span text:style-name="T1">)</text:span></text:p>
                </table:table-cell>
                <table:table-cell table:style-name="MailMergeTable2020-03-05T15_3a_15_3a_19Z19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1.4">
                <table:table-cell table:style-name="MailMergeTable2020-03-05T15_3a_15_3a_19Z19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1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1.A3" office:value-type="string">
                  <text:p text:style-name="P3"/>
                </table:table-cell>
                <table:table-cell table:style-name="MailMergeTable2020-03-05T15_3a_15_3a_19Z191.A3" office:value-type="string">
                  <text:p text:style-name="P3"/>
                </table:table-cell>
                <table:table-cell table:style-name="MailMergeTable2020-03-05T15_3a_15_3a_19Z191.A3" office:value-type="string">
                  <text:p text:style-name="P3"/>
                </table:table-cell>
                <table:table-cell table:style-name="MailMergeTable2020-03-05T15_3a_15_3a_19Z191.A3" office:value-type="string">
                  <text:p text:style-name="P3"/>
                </table:table-cell>
                <table:table-cell table:style-name="MailMergeTable2020-03-05T15_3a_15_3a_19Z191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0" text:anchor-type="page" text:anchor-page-number="47" svg:x="10.959cm" svg:y="15.319cm" svg:width="10.059cm" svg:height="7.01cm" draw:z-index="189">
        <draw:text-box>
          <text:section text:style-name="Sect1" text:name="MailMergeSection2020-03-05T15:15:19Z191Bereich5" text:protected="true">
            <table:table table:name="MailMergeTable2020-03-05T15:15:19Z190" table:style-name="MailMergeTable2020-03-05T15_3a_15_3a_19Z190">
              <table:table-column table:style-name="MailMergeTable2020-03-05T15_3a_15_3a_19Z190.A" table:number-columns-repeated="6"/>
              <table:table-column table:style-name="MailMergeTable2020-03-05T15_3a_15_3a_19Z190.G"/>
              <table:table-row table:style-name="MailMergeTable2020-03-05T15_3a_15_3a_19Z190.1">
                <table:table-cell table:style-name="MailMergeTable2020-03-05T15_3a_15_3a_19Z19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0.A3" office:value-type="string">
                  <text:p text:style-name="P4"><text:span text:style-name="T1">)</text:span></text:p>
                </table:table-cell>
                <table:table-cell table:style-name="MailMergeTable2020-03-05T15_3a_15_3a_19Z19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90.4">
                <table:table-cell table:style-name="MailMergeTable2020-03-05T15_3a_15_3a_19Z19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90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90.A3" office:value-type="string">
                  <text:p text:style-name="P3"/>
                </table:table-cell>
                <table:table-cell table:style-name="MailMergeTable2020-03-05T15_3a_15_3a_19Z190.A3" office:value-type="string">
                  <text:p text:style-name="P3"/>
                </table:table-cell>
                <table:table-cell table:style-name="MailMergeTable2020-03-05T15_3a_15_3a_19Z190.A3" office:value-type="string">
                  <text:p text:style-name="P3"/>
                </table:table-cell>
                <table:table-cell table:style-name="MailMergeTable2020-03-05T15_3a_15_3a_19Z190.A3" office:value-type="string">
                  <text:p text:style-name="P3"/>
                </table:table-cell>
                <table:table-cell table:style-name="MailMergeTable2020-03-05T15_3a_15_3a_19Z190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9" text:anchor-type="page" text:anchor-page-number="47" svg:x="0.499cm" svg:y="15.319cm" svg:width="10.059cm" svg:height="7.01cm" draw:z-index="188">
        <draw:text-box>
          <text:section text:style-name="Sect1" text:name="MailMergeSection2020-03-05T15:15:19Z190Bereich4" text:protected="true">
            <table:table table:name="MailMergeTable2020-03-05T15:15:19Z189" table:style-name="MailMergeTable2020-03-05T15_3a_15_3a_19Z189">
              <table:table-column table:style-name="MailMergeTable2020-03-05T15_3a_15_3a_19Z189.A" table:number-columns-repeated="6"/>
              <table:table-column table:style-name="MailMergeTable2020-03-05T15_3a_15_3a_19Z189.G"/>
              <table:table-row table:style-name="MailMergeTable2020-03-05T15_3a_15_3a_19Z189.1">
                <table:table-cell table:style-name="MailMergeTable2020-03-05T15_3a_15_3a_19Z18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9.A3" office:value-type="string">
                  <text:p text:style-name="P4"><text:span text:style-name="T1">)</text:span></text:p>
                </table:table-cell>
                <table:table-cell table:style-name="MailMergeTable2020-03-05T15_3a_15_3a_19Z18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9.4">
                <table:table-cell table:style-name="MailMergeTable2020-03-05T15_3a_15_3a_19Z18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9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9.A3" office:value-type="string">
                  <text:p text:style-name="P3"/>
                </table:table-cell>
                <table:table-cell table:style-name="MailMergeTable2020-03-05T15_3a_15_3a_19Z189.A3" office:value-type="string">
                  <text:p text:style-name="P3"/>
                </table:table-cell>
                <table:table-cell table:style-name="MailMergeTable2020-03-05T15_3a_15_3a_19Z189.A3" office:value-type="string">
                  <text:p text:style-name="P3"/>
                </table:table-cell>
                <table:table-cell table:style-name="MailMergeTable2020-03-05T15_3a_15_3a_19Z189.A3" office:value-type="string">
                  <text:p text:style-name="P3"/>
                </table:table-cell>
                <table:table-cell table:style-name="MailMergeTable2020-03-05T15_3a_15_3a_19Z189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8" text:anchor-type="page" text:anchor-page-number="47" svg:x="10.959cm" svg:y="7.909cm" svg:width="10.059cm" svg:height="7.01cm" draw:z-index="187">
        <draw:text-box>
          <text:section text:style-name="Sect1" text:name="MailMergeSection2020-03-05T15:15:19Z189Bereich3" text:protected="true">
            <table:table table:name="MailMergeTable2020-03-05T15:15:19Z188" table:style-name="MailMergeTable2020-03-05T15_3a_15_3a_19Z188">
              <table:table-column table:style-name="MailMergeTable2020-03-05T15_3a_15_3a_19Z188.A" table:number-columns-repeated="6"/>
              <table:table-column table:style-name="MailMergeTable2020-03-05T15_3a_15_3a_19Z188.G"/>
              <table:table-row table:style-name="MailMergeTable2020-03-05T15_3a_15_3a_19Z188.1">
                <table:table-cell table:style-name="MailMergeTable2020-03-05T15_3a_15_3a_19Z18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8.A3" office:value-type="string">
                  <text:p text:style-name="P4"><text:span text:style-name="T1">)</text:span></text:p>
                </table:table-cell>
                <table:table-cell table:style-name="MailMergeTable2020-03-05T15_3a_15_3a_19Z18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8.4">
                <table:table-cell table:style-name="MailMergeTable2020-03-05T15_3a_15_3a_19Z18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8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8.A3" office:value-type="string">
                  <text:p text:style-name="P3"/>
                </table:table-cell>
                <table:table-cell table:style-name="MailMergeTable2020-03-05T15_3a_15_3a_19Z188.A3" office:value-type="string">
                  <text:p text:style-name="P3"/>
                </table:table-cell>
                <table:table-cell table:style-name="MailMergeTable2020-03-05T15_3a_15_3a_19Z188.A3" office:value-type="string">
                  <text:p text:style-name="P3"/>
                </table:table-cell>
                <table:table-cell table:style-name="MailMergeTable2020-03-05T15_3a_15_3a_19Z188.A3" office:value-type="string">
                  <text:p text:style-name="P3"/>
                </table:table-cell>
                <table:table-cell table:style-name="MailMergeTable2020-03-05T15_3a_15_3a_19Z188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7" text:anchor-type="page" text:anchor-page-number="47" svg:x="0.499cm" svg:y="7.909cm" svg:width="10.059cm" svg:height="7.01cm" draw:z-index="186">
        <draw:text-box>
          <text:section text:style-name="Sect1" text:name="MailMergeSection2020-03-05T15:15:19Z188Bereich2" text:protected="true">
            <table:table table:name="MailMergeTable2020-03-05T15:15:19Z187" table:style-name="MailMergeTable2020-03-05T15_3a_15_3a_19Z187">
              <table:table-column table:style-name="MailMergeTable2020-03-05T15_3a_15_3a_19Z187.A" table:number-columns-repeated="6"/>
              <table:table-column table:style-name="MailMergeTable2020-03-05T15_3a_15_3a_19Z187.G"/>
              <table:table-row table:style-name="MailMergeTable2020-03-05T15_3a_15_3a_19Z187.1">
                <table:table-cell table:style-name="MailMergeTable2020-03-05T15_3a_15_3a_19Z18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7.A3" office:value-type="string">
                  <text:p text:style-name="P4"><text:span text:style-name="T1">)</text:span></text:p>
                </table:table-cell>
                <table:table-cell table:style-name="MailMergeTable2020-03-05T15_3a_15_3a_19Z18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7.4">
                <table:table-cell table:style-name="MailMergeTable2020-03-05T15_3a_15_3a_19Z18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7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7.A3" office:value-type="string">
                  <text:p text:style-name="P3"/>
                </table:table-cell>
                <table:table-cell table:style-name="MailMergeTable2020-03-05T15_3a_15_3a_19Z187.A3" office:value-type="string">
                  <text:p text:style-name="P3"/>
                </table:table-cell>
                <table:table-cell table:style-name="MailMergeTable2020-03-05T15_3a_15_3a_19Z187.A3" office:value-type="string">
                  <text:p text:style-name="P3"/>
                </table:table-cell>
                <table:table-cell table:style-name="MailMergeTable2020-03-05T15_3a_15_3a_19Z187.A3" office:value-type="string">
                  <text:p text:style-name="P3"/>
                </table:table-cell>
                <table:table-cell table:style-name="MailMergeTable2020-03-05T15_3a_15_3a_19Z187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6" text:anchor-type="page" text:anchor-page-number="47" svg:x="10.959cm" svg:y="0.499cm" svg:width="10.059cm" svg:height="7.01cm" draw:z-index="185">
        <draw:text-box>
          <text:section text:style-name="Sect1" text:name="MailMergeSection2020-03-05T15:15:19Z187Bereich1" text:protected="true">
            <table:table table:name="MailMergeTable2020-03-05T15:15:19Z186" table:style-name="MailMergeTable2020-03-05T15_3a_15_3a_19Z186">
              <table:table-column table:style-name="MailMergeTable2020-03-05T15_3a_15_3a_19Z186.A" table:number-columns-repeated="6"/>
              <table:table-column table:style-name="MailMergeTable2020-03-05T15_3a_15_3a_19Z186.G"/>
              <table:table-row table:style-name="MailMergeTable2020-03-05T15_3a_15_3a_19Z186.1">
                <table:table-cell table:style-name="MailMergeTable2020-03-05T15_3a_15_3a_19Z18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6.A3" office:value-type="string">
                  <text:p text:style-name="P4"><text:span text:style-name="T1">)</text:span></text:p>
                </table:table-cell>
                <table:table-cell table:style-name="MailMergeTable2020-03-05T15_3a_15_3a_19Z18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6.4">
                <table:table-cell table:style-name="MailMergeTable2020-03-05T15_3a_15_3a_19Z18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6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6.A3" office:value-type="string">
                  <text:p text:style-name="P3"/>
                </table:table-cell>
                <table:table-cell table:style-name="MailMergeTable2020-03-05T15_3a_15_3a_19Z186.A3" office:value-type="string">
                  <text:p text:style-name="P3"/>
                </table:table-cell>
                <table:table-cell table:style-name="MailMergeTable2020-03-05T15_3a_15_3a_19Z186.A3" office:value-type="string">
                  <text:p text:style-name="P3"/>
                </table:table-cell>
                <table:table-cell table:style-name="MailMergeTable2020-03-05T15_3a_15_3a_19Z186.A3" office:value-type="string">
                  <text:p text:style-name="P3"/>
                </table:table-cell>
                <table:table-cell table:style-name="MailMergeTable2020-03-05T15_3a_15_3a_19Z186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5" text:anchor-type="page" text:anchor-page-number="47" svg:x="0.499cm" svg:y="0.499cm" svg:width="10.059cm" svg:height="7.01cm" draw:z-index="184">
        <draw:text-box>
          <text:section text:style-name="Sect1" text:name="MailMergeSection2020-03-05T15:15:19Z186MasterLabel">
            <table:table table:name="MailMergeTable2020-03-05T15:15:19Z185" table:style-name="MailMergeTable2020-03-05T15_3a_15_3a_19Z185">
              <table:table-column table:style-name="MailMergeTable2020-03-05T15_3a_15_3a_19Z185.A" table:number-columns-repeated="6"/>
              <table:table-column table:style-name="MailMergeTable2020-03-05T15_3a_15_3a_19Z185.G"/>
              <table:table-row table:style-name="MailMergeTable2020-03-05T15_3a_15_3a_19Z185.1">
                <table:table-cell table:style-name="MailMergeTable2020-03-05T15_3a_15_3a_19Z18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5.A3" office:value-type="string">
                  <text:p text:style-name="P4"><text:span text:style-name="T1">)</text:span></text:p>
                </table:table-cell>
                <table:table-cell table:style-name="MailMergeTable2020-03-05T15_3a_15_3a_19Z18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5.4">
                <table:table-cell table:style-name="MailMergeTable2020-03-05T15_3a_15_3a_19Z18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5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5.A3" office:value-type="string">
                  <text:p text:style-name="P3"/>
                </table:table-cell>
                <table:table-cell table:style-name="MailMergeTable2020-03-05T15_3a_15_3a_19Z185.A3" office:value-type="string">
                  <text:p text:style-name="P3"/>
                </table:table-cell>
                <table:table-cell table:style-name="MailMergeTable2020-03-05T15_3a_15_3a_19Z185.A3" office:value-type="string">
                  <text:p text:style-name="P3"/>
                </table:table-cell>
                <table:table-cell table:style-name="MailMergeTable2020-03-05T15_3a_15_3a_19Z185.A3" office:value-type="string">
                  <text:p text:style-name="P3"/>
                </table:table-cell>
                <table:table-cell table:style-name="MailMergeTable2020-03-05T15_3a_15_3a_19Z185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4" text:anchor-type="page" text:anchor-page-number="45" svg:x="10.959cm" svg:y="22.729cm" svg:width="10.059cm" svg:height="7.01cm" draw:z-index="183">
        <draw:text-box>
          <text:section text:style-name="Sect1" text:name="MailMergeSection2020-03-05T15:15:19Z185Bereich7" text:protected="true">
            <table:table table:name="MailMergeTable2020-03-05T15:15:19Z184" table:style-name="MailMergeTable2020-03-05T15_3a_15_3a_19Z184">
              <table:table-column table:style-name="MailMergeTable2020-03-05T15_3a_15_3a_19Z184.A" table:number-columns-repeated="6"/>
              <table:table-column table:style-name="MailMergeTable2020-03-05T15_3a_15_3a_19Z184.G"/>
              <table:table-row table:style-name="MailMergeTable2020-03-05T15_3a_15_3a_19Z184.1">
                <table:table-cell table:style-name="MailMergeTable2020-03-05T15_3a_15_3a_19Z18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4.A3" office:value-type="string">
                  <text:p text:style-name="P4"><text:span text:style-name="T1">)</text:span></text:p>
                </table:table-cell>
                <table:table-cell table:style-name="MailMergeTable2020-03-05T15_3a_15_3a_19Z18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4.4">
                <table:table-cell table:style-name="MailMergeTable2020-03-05T15_3a_15_3a_19Z18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4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4.A3" office:value-type="string">
                  <text:p text:style-name="P3"/>
                </table:table-cell>
                <table:table-cell table:style-name="MailMergeTable2020-03-05T15_3a_15_3a_19Z184.A3" office:value-type="string">
                  <text:p text:style-name="P3"/>
                </table:table-cell>
                <table:table-cell table:style-name="MailMergeTable2020-03-05T15_3a_15_3a_19Z184.A3" office:value-type="string">
                  <text:p text:style-name="P3"/>
                </table:table-cell>
                <table:table-cell table:style-name="MailMergeTable2020-03-05T15_3a_15_3a_19Z184.A3" office:value-type="string">
                  <text:p text:style-name="P3"/>
                </table:table-cell>
                <table:table-cell table:style-name="MailMergeTable2020-03-05T15_3a_15_3a_19Z184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3" text:anchor-type="page" text:anchor-page-number="45" svg:x="0.499cm" svg:y="22.729cm" svg:width="10.059cm" svg:height="7.01cm" draw:z-index="182">
        <draw:text-box>
          <text:section text:style-name="Sect1" text:name="MailMergeSection2020-03-05T15:15:19Z184Bereich6" text:protected="true">
            <table:table table:name="MailMergeTable2020-03-05T15:15:19Z183" table:style-name="MailMergeTable2020-03-05T15_3a_15_3a_19Z183">
              <table:table-column table:style-name="MailMergeTable2020-03-05T15_3a_15_3a_19Z183.A" table:number-columns-repeated="6"/>
              <table:table-column table:style-name="MailMergeTable2020-03-05T15_3a_15_3a_19Z183.G"/>
              <table:table-row table:style-name="MailMergeTable2020-03-05T15_3a_15_3a_19Z183.1">
                <table:table-cell table:style-name="MailMergeTable2020-03-05T15_3a_15_3a_19Z18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3.A3" office:value-type="string">
                  <text:p text:style-name="P4"><text:span text:style-name="T1">)</text:span></text:p>
                </table:table-cell>
                <table:table-cell table:style-name="MailMergeTable2020-03-05T15_3a_15_3a_19Z18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3.4">
                <table:table-cell table:style-name="MailMergeTable2020-03-05T15_3a_15_3a_19Z18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3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3.A3" office:value-type="string">
                  <text:p text:style-name="P3"/>
                </table:table-cell>
                <table:table-cell table:style-name="MailMergeTable2020-03-05T15_3a_15_3a_19Z183.A3" office:value-type="string">
                  <text:p text:style-name="P3"/>
                </table:table-cell>
                <table:table-cell table:style-name="MailMergeTable2020-03-05T15_3a_15_3a_19Z183.A3" office:value-type="string">
                  <text:p text:style-name="P3"/>
                </table:table-cell>
                <table:table-cell table:style-name="MailMergeTable2020-03-05T15_3a_15_3a_19Z183.A3" office:value-type="string">
                  <text:p text:style-name="P3"/>
                </table:table-cell>
                <table:table-cell table:style-name="MailMergeTable2020-03-05T15_3a_15_3a_19Z183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2" text:anchor-type="page" text:anchor-page-number="45" svg:x="10.959cm" svg:y="15.319cm" svg:width="10.059cm" svg:height="7.01cm" draw:z-index="181">
        <draw:text-box>
          <text:section text:style-name="Sect1" text:name="MailMergeSection2020-03-05T15:15:19Z183Bereich5" text:protected="true">
            <table:table table:name="MailMergeTable2020-03-05T15:15:19Z182" table:style-name="MailMergeTable2020-03-05T15_3a_15_3a_19Z182">
              <table:table-column table:style-name="MailMergeTable2020-03-05T15_3a_15_3a_19Z182.A" table:number-columns-repeated="6"/>
              <table:table-column table:style-name="MailMergeTable2020-03-05T15_3a_15_3a_19Z182.G"/>
              <table:table-row table:style-name="MailMergeTable2020-03-05T15_3a_15_3a_19Z182.1">
                <table:table-cell table:style-name="MailMergeTable2020-03-05T15_3a_15_3a_19Z18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2.A3" office:value-type="string">
                  <text:p text:style-name="P4"><text:span text:style-name="T1">)</text:span></text:p>
                </table:table-cell>
                <table:table-cell table:style-name="MailMergeTable2020-03-05T15_3a_15_3a_19Z18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2.4">
                <table:table-cell table:style-name="MailMergeTable2020-03-05T15_3a_15_3a_19Z18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2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2.A3" office:value-type="string">
                  <text:p text:style-name="P3"/>
                </table:table-cell>
                <table:table-cell table:style-name="MailMergeTable2020-03-05T15_3a_15_3a_19Z182.A3" office:value-type="string">
                  <text:p text:style-name="P3"/>
                </table:table-cell>
                <table:table-cell table:style-name="MailMergeTable2020-03-05T15_3a_15_3a_19Z182.A3" office:value-type="string">
                  <text:p text:style-name="P3"/>
                </table:table-cell>
                <table:table-cell table:style-name="MailMergeTable2020-03-05T15_3a_15_3a_19Z182.A3" office:value-type="string">
                  <text:p text:style-name="P3"/>
                </table:table-cell>
                <table:table-cell table:style-name="MailMergeTable2020-03-05T15_3a_15_3a_19Z182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1" text:anchor-type="page" text:anchor-page-number="45" svg:x="0.499cm" svg:y="15.319cm" svg:width="10.059cm" svg:height="7.01cm" draw:z-index="180">
        <draw:text-box>
          <text:section text:style-name="Sect1" text:name="MailMergeSection2020-03-05T15:15:19Z182Bereich4" text:protected="true">
            <table:table table:name="MailMergeTable2020-03-05T15:15:19Z181" table:style-name="MailMergeTable2020-03-05T15_3a_15_3a_19Z181">
              <table:table-column table:style-name="MailMergeTable2020-03-05T15_3a_15_3a_19Z181.A" table:number-columns-repeated="6"/>
              <table:table-column table:style-name="MailMergeTable2020-03-05T15_3a_15_3a_19Z181.G"/>
              <table:table-row table:style-name="MailMergeTable2020-03-05T15_3a_15_3a_19Z181.1">
                <table:table-cell table:style-name="MailMergeTable2020-03-05T15_3a_15_3a_19Z18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1.A3" office:value-type="string">
                  <text:p text:style-name="P4"><text:span text:style-name="T1">)</text:span></text:p>
                </table:table-cell>
                <table:table-cell table:style-name="MailMergeTable2020-03-05T15_3a_15_3a_19Z18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1.4">
                <table:table-cell table:style-name="MailMergeTable2020-03-05T15_3a_15_3a_19Z18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1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1.A3" office:value-type="string">
                  <text:p text:style-name="P3"/>
                </table:table-cell>
                <table:table-cell table:style-name="MailMergeTable2020-03-05T15_3a_15_3a_19Z181.A3" office:value-type="string">
                  <text:p text:style-name="P3"/>
                </table:table-cell>
                <table:table-cell table:style-name="MailMergeTable2020-03-05T15_3a_15_3a_19Z181.A3" office:value-type="string">
                  <text:p text:style-name="P3"/>
                </table:table-cell>
                <table:table-cell table:style-name="MailMergeTable2020-03-05T15_3a_15_3a_19Z181.A3" office:value-type="string">
                  <text:p text:style-name="P3"/>
                </table:table-cell>
                <table:table-cell table:style-name="MailMergeTable2020-03-05T15_3a_15_3a_19Z181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0" text:anchor-type="page" text:anchor-page-number="45" svg:x="10.959cm" svg:y="7.909cm" svg:width="10.059cm" svg:height="7.01cm" draw:z-index="179">
        <draw:text-box>
          <text:section text:style-name="Sect1" text:name="MailMergeSection2020-03-05T15:15:19Z181Bereich3" text:protected="true">
            <table:table table:name="MailMergeTable2020-03-05T15:15:19Z180" table:style-name="MailMergeTable2020-03-05T15_3a_15_3a_19Z180">
              <table:table-column table:style-name="MailMergeTable2020-03-05T15_3a_15_3a_19Z180.A" table:number-columns-repeated="6"/>
              <table:table-column table:style-name="MailMergeTable2020-03-05T15_3a_15_3a_19Z180.G"/>
              <table:table-row table:style-name="MailMergeTable2020-03-05T15_3a_15_3a_19Z180.1">
                <table:table-cell table:style-name="MailMergeTable2020-03-05T15_3a_15_3a_19Z18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0.A3" office:value-type="string">
                  <text:p text:style-name="P4"><text:span text:style-name="T1">)</text:span></text:p>
                </table:table-cell>
                <table:table-cell table:style-name="MailMergeTable2020-03-05T15_3a_15_3a_19Z18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80.4">
                <table:table-cell table:style-name="MailMergeTable2020-03-05T15_3a_15_3a_19Z18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80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80.A3" office:value-type="string">
                  <text:p text:style-name="P3"/>
                </table:table-cell>
                <table:table-cell table:style-name="MailMergeTable2020-03-05T15_3a_15_3a_19Z180.A3" office:value-type="string">
                  <text:p text:style-name="P3"/>
                </table:table-cell>
                <table:table-cell table:style-name="MailMergeTable2020-03-05T15_3a_15_3a_19Z180.A3" office:value-type="string">
                  <text:p text:style-name="P3"/>
                </table:table-cell>
                <table:table-cell table:style-name="MailMergeTable2020-03-05T15_3a_15_3a_19Z180.A3" office:value-type="string">
                  <text:p text:style-name="P3"/>
                </table:table-cell>
                <table:table-cell table:style-name="MailMergeTable2020-03-05T15_3a_15_3a_19Z180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9" text:anchor-type="page" text:anchor-page-number="45" svg:x="0.499cm" svg:y="7.909cm" svg:width="10.059cm" svg:height="7.01cm" draw:z-index="178">
        <draw:text-box>
          <text:section text:style-name="Sect1" text:name="MailMergeSection2020-03-05T15:15:19Z180Bereich2" text:protected="true">
            <table:table table:name="MailMergeTable2020-03-05T15:15:19Z179" table:style-name="MailMergeTable2020-03-05T15_3a_15_3a_19Z179">
              <table:table-column table:style-name="MailMergeTable2020-03-05T15_3a_15_3a_19Z179.A" table:number-columns-repeated="6"/>
              <table:table-column table:style-name="MailMergeTable2020-03-05T15_3a_15_3a_19Z179.G"/>
              <table:table-row table:style-name="MailMergeTable2020-03-05T15_3a_15_3a_19Z179.1">
                <table:table-cell table:style-name="MailMergeTable2020-03-05T15_3a_15_3a_19Z17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9.A3" office:value-type="string">
                  <text:p text:style-name="P4"><text:span text:style-name="T1">)</text:span></text:p>
                </table:table-cell>
                <table:table-cell table:style-name="MailMergeTable2020-03-05T15_3a_15_3a_19Z17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9.4">
                <table:table-cell table:style-name="MailMergeTable2020-03-05T15_3a_15_3a_19Z17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9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79.A3" office:value-type="string">
                  <text:p text:style-name="P3"/>
                </table:table-cell>
                <table:table-cell table:style-name="MailMergeTable2020-03-05T15_3a_15_3a_19Z179.A3" office:value-type="string">
                  <text:p text:style-name="P3"/>
                </table:table-cell>
                <table:table-cell table:style-name="MailMergeTable2020-03-05T15_3a_15_3a_19Z179.A3" office:value-type="string">
                  <text:p text:style-name="P3"/>
                </table:table-cell>
                <table:table-cell table:style-name="MailMergeTable2020-03-05T15_3a_15_3a_19Z179.A3" office:value-type="string">
                  <text:p text:style-name="P3"/>
                </table:table-cell>
                <table:table-cell table:style-name="MailMergeTable2020-03-05T15_3a_15_3a_19Z179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8" text:anchor-type="page" text:anchor-page-number="45" svg:x="10.959cm" svg:y="0.499cm" svg:width="10.059cm" svg:height="7.01cm" draw:z-index="177">
        <draw:text-box>
          <text:section text:style-name="Sect1" text:name="MailMergeSection2020-03-05T15:15:19Z179Bereich1" text:protected="true">
            <table:table table:name="MailMergeTable2020-03-05T15:15:19Z178" table:style-name="MailMergeTable2020-03-05T15_3a_15_3a_19Z178">
              <table:table-column table:style-name="MailMergeTable2020-03-05T15_3a_15_3a_19Z178.A" table:number-columns-repeated="6"/>
              <table:table-column table:style-name="MailMergeTable2020-03-05T15_3a_15_3a_19Z178.G"/>
              <table:table-row table:style-name="MailMergeTable2020-03-05T15_3a_15_3a_19Z178.1">
                <table:table-cell table:style-name="MailMergeTable2020-03-05T15_3a_15_3a_19Z17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8.A3" office:value-type="string">
                  <text:p text:style-name="P4"><text:span text:style-name="T1">)</text:span></text:p>
                </table:table-cell>
                <table:table-cell table:style-name="MailMergeTable2020-03-05T15_3a_15_3a_19Z17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8.4">
                <table:table-cell table:style-name="MailMergeTable2020-03-05T15_3a_15_3a_19Z17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8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78.A3" office:value-type="string">
                  <text:p text:style-name="P3"/>
                </table:table-cell>
                <table:table-cell table:style-name="MailMergeTable2020-03-05T15_3a_15_3a_19Z178.A3" office:value-type="string">
                  <text:p text:style-name="P3"/>
                </table:table-cell>
                <table:table-cell table:style-name="MailMergeTable2020-03-05T15_3a_15_3a_19Z178.A3" office:value-type="string">
                  <text:p text:style-name="P3"/>
                </table:table-cell>
                <table:table-cell table:style-name="MailMergeTable2020-03-05T15_3a_15_3a_19Z178.A3" office:value-type="string">
                  <text:p text:style-name="P3"/>
                </table:table-cell>
                <table:table-cell table:style-name="MailMergeTable2020-03-05T15_3a_15_3a_19Z178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7" text:anchor-type="page" text:anchor-page-number="45" svg:x="0.499cm" svg:y="0.499cm" svg:width="10.059cm" svg:height="7.01cm" draw:z-index="176">
        <draw:text-box>
          <text:section text:style-name="Sect1" text:name="MailMergeSection2020-03-05T15:15:19Z178MasterLabel">
            <table:table table:name="MailMergeTable2020-03-05T15:15:19Z177" table:style-name="MailMergeTable2020-03-05T15_3a_15_3a_19Z177">
              <table:table-column table:style-name="MailMergeTable2020-03-05T15_3a_15_3a_19Z177.A" table:number-columns-repeated="6"/>
              <table:table-column table:style-name="MailMergeTable2020-03-05T15_3a_15_3a_19Z177.G"/>
              <table:table-row table:style-name="MailMergeTable2020-03-05T15_3a_15_3a_19Z177.1">
                <table:table-cell table:style-name="MailMergeTable2020-03-05T15_3a_15_3a_19Z17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7.A3" office:value-type="string">
                  <text:p text:style-name="P4"><text:span text:style-name="T1">)</text:span></text:p>
                </table:table-cell>
                <table:table-cell table:style-name="MailMergeTable2020-03-05T15_3a_15_3a_19Z17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7.4">
                <table:table-cell table:style-name="MailMergeTable2020-03-05T15_3a_15_3a_19Z17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7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77.A3" office:value-type="string">
                  <text:p text:style-name="P3"/>
                </table:table-cell>
                <table:table-cell table:style-name="MailMergeTable2020-03-05T15_3a_15_3a_19Z177.A3" office:value-type="string">
                  <text:p text:style-name="P3"/>
                </table:table-cell>
                <table:table-cell table:style-name="MailMergeTable2020-03-05T15_3a_15_3a_19Z177.A3" office:value-type="string">
                  <text:p text:style-name="P3"/>
                </table:table-cell>
                <table:table-cell table:style-name="MailMergeTable2020-03-05T15_3a_15_3a_19Z177.A3" office:value-type="string">
                  <text:p text:style-name="P3"/>
                </table:table-cell>
                <table:table-cell table:style-name="MailMergeTable2020-03-05T15_3a_15_3a_19Z177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6" text:anchor-type="page" text:anchor-page-number="43" svg:x="10.959cm" svg:y="22.729cm" svg:width="10.059cm" svg:height="7.01cm" draw:z-index="175">
        <draw:text-box>
          <text:section text:style-name="Sect1" text:name="MailMergeSection2020-03-05T15:15:19Z177Bereich7" text:protected="true">
            <table:table table:name="MailMergeTable2020-03-05T15:15:19Z176" table:style-name="MailMergeTable2020-03-05T15_3a_15_3a_19Z176">
              <table:table-column table:style-name="MailMergeTable2020-03-05T15_3a_15_3a_19Z176.A" table:number-columns-repeated="6"/>
              <table:table-column table:style-name="MailMergeTable2020-03-05T15_3a_15_3a_19Z176.G"/>
              <table:table-row table:style-name="MailMergeTable2020-03-05T15_3a_15_3a_19Z176.1">
                <table:table-cell table:style-name="MailMergeTable2020-03-05T15_3a_15_3a_19Z17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6.A3" office:value-type="string">
                  <text:p text:style-name="P4"><text:span text:style-name="T1">)</text:span></text:p>
                </table:table-cell>
                <table:table-cell table:style-name="MailMergeTable2020-03-05T15_3a_15_3a_19Z17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6.4">
                <table:table-cell table:style-name="MailMergeTable2020-03-05T15_3a_15_3a_19Z17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6.A3" table:number-columns-spanned="2" office:value-type="string">
                  <text:p text:style-name="P6">Jahr <text:s text:c="2"/></text:p>
                </table:table-cell>
                <table:covered-table-cell/>
                <table:table-cell table:style-name="MailMergeTable2020-03-05T15_3a_15_3a_19Z176.A3" office:value-type="string">
                  <text:p text:style-name="P3"/>
                </table:table-cell>
                <table:table-cell table:style-name="MailMergeTable2020-03-05T15_3a_15_3a_19Z176.A3" office:value-type="string">
                  <text:p text:style-name="P3"/>
                </table:table-cell>
                <table:table-cell table:style-name="MailMergeTable2020-03-05T15_3a_15_3a_19Z176.A3" office:value-type="string">
                  <text:p text:style-name="P3"/>
                </table:table-cell>
                <table:table-cell table:style-name="MailMergeTable2020-03-05T15_3a_15_3a_19Z176.A3" office:value-type="string">
                  <text:p text:style-name="P3"/>
                </table:table-cell>
                <table:table-cell table:style-name="MailMergeTable2020-03-05T15_3a_15_3a_19Z176.A2" office:value-type="string">
                  <text:p text:style-name="P7"/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5" text:anchor-type="page" text:anchor-page-number="43" svg:x="0.499cm" svg:y="22.729cm" svg:width="10.059cm" svg:height="7.01cm" draw:z-index="174">
        <draw:text-box>
          <text:section text:style-name="Sect1" text:name="MailMergeSection2020-03-05T15:15:19Z176Bereich6" text:protected="true">
            <table:table table:name="MailMergeTable2020-03-05T15:15:19Z175" table:style-name="MailMergeTable2020-03-05T15_3a_15_3a_19Z175">
              <table:table-column table:style-name="MailMergeTable2020-03-05T15_3a_15_3a_19Z175.A" table:number-columns-repeated="6"/>
              <table:table-column table:style-name="MailMergeTable2020-03-05T15_3a_15_3a_19Z175.G"/>
              <table:table-row table:style-name="MailMergeTable2020-03-05T15_3a_15_3a_19Z175.1">
                <table:table-cell table:style-name="MailMergeTable2020-03-05T15_3a_15_3a_19Z175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5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5.A3" office:value-type="string">
                  <text:p text:style-name="P4">e<text:span text:style-name="T1">)</text:span></text:p>
                </table:table-cell>
                <table:table-cell table:style-name="MailMergeTable2020-03-05T15_3a_15_3a_19Z175.A2" table:number-rows-spanned="3" table:number-columns-spanned="6" office:value-type="string">
                  <text:p text:style-name="P4">Speichermedien, Systemkomponenten und Ein- und Ausgabegeräte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5.4">
                <table:table-cell table:style-name="MailMergeTable2020-03-05T15_3a_15_3a_19Z17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5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75.A3" office:value-type="string">
                  <text:p text:style-name="P3"/>
                </table:table-cell>
                <table:table-cell table:style-name="MailMergeTable2020-03-05T15_3a_15_3a_19Z175.A3" office:value-type="string">
                  <text:p text:style-name="P3"/>
                </table:table-cell>
                <table:table-cell table:style-name="MailMergeTable2020-03-05T15_3a_15_3a_19Z175.A3" office:value-type="string">
                  <text:p text:style-name="P3"/>
                </table:table-cell>
                <table:table-cell table:style-name="MailMergeTable2020-03-05T15_3a_15_3a_19Z175.A3" office:value-type="string">
                  <text:p text:style-name="P3"/>
                </table:table-cell>
                <table:table-cell table:style-name="MailMergeTable2020-03-05T15_3a_15_3a_19Z175.A2" office:value-type="string">
                  <text:p text:style-name="P7">10.4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4" text:anchor-type="page" text:anchor-page-number="43" svg:x="10.959cm" svg:y="15.319cm" svg:width="10.059cm" svg:height="7.01cm" draw:z-index="173">
        <draw:text-box>
          <text:section text:style-name="Sect1" text:name="MailMergeSection2020-03-05T15:15:19Z175Bereich5" text:protected="true">
            <table:table table:name="MailMergeTable2020-03-05T15:15:19Z174" table:style-name="MailMergeTable2020-03-05T15_3a_15_3a_19Z174">
              <table:table-column table:style-name="MailMergeTable2020-03-05T15_3a_15_3a_19Z174.A" table:number-columns-repeated="6"/>
              <table:table-column table:style-name="MailMergeTable2020-03-05T15_3a_15_3a_19Z174.G"/>
              <table:table-row table:style-name="MailMergeTable2020-03-05T15_3a_15_3a_19Z174.1">
                <table:table-cell table:style-name="MailMergeTable2020-03-05T15_3a_15_3a_19Z174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4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4.A3" office:value-type="string">
                  <text:p text:style-name="P4">d<text:span text:style-name="T1">)</text:span></text:p>
                </table:table-cell>
                <table:table-cell table:style-name="MailMergeTable2020-03-05T15_3a_15_3a_19Z174.A2" table:number-rows-spanned="3" table:number-columns-spanned="6" office:value-type="string">
                  <text:p text:style-name="P4">Betriebssystemsteuersprach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4.4">
                <table:table-cell table:style-name="MailMergeTable2020-03-05T15_3a_15_3a_19Z17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4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74.A3" office:value-type="string">
                  <text:p text:style-name="P3"/>
                </table:table-cell>
                <table:table-cell table:style-name="MailMergeTable2020-03-05T15_3a_15_3a_19Z174.A3" office:value-type="string">
                  <text:p text:style-name="P3"/>
                </table:table-cell>
                <table:table-cell table:style-name="MailMergeTable2020-03-05T15_3a_15_3a_19Z174.A3" office:value-type="string">
                  <text:p text:style-name="P3"/>
                </table:table-cell>
                <table:table-cell table:style-name="MailMergeTable2020-03-05T15_3a_15_3a_19Z174.A3" office:value-type="string">
                  <text:p text:style-name="P3"/>
                </table:table-cell>
                <table:table-cell table:style-name="MailMergeTable2020-03-05T15_3a_15_3a_19Z174.A2" office:value-type="string">
                  <text:p text:style-name="P7">10.4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3" text:anchor-type="page" text:anchor-page-number="43" svg:x="0.499cm" svg:y="15.319cm" svg:width="10.059cm" svg:height="7.01cm" draw:z-index="172">
        <draw:text-box>
          <text:section text:style-name="Sect1" text:name="MailMergeSection2020-03-05T15:15:19Z174Bereich4" text:protected="true">
            <table:table table:name="MailMergeTable2020-03-05T15:15:19Z173" table:style-name="MailMergeTable2020-03-05T15_3a_15_3a_19Z173">
              <table:table-column table:style-name="MailMergeTable2020-03-05T15_3a_15_3a_19Z173.A" table:number-columns-repeated="6"/>
              <table:table-column table:style-name="MailMergeTable2020-03-05T15_3a_15_3a_19Z173.G"/>
              <table:table-row table:style-name="MailMergeTable2020-03-05T15_3a_15_3a_19Z173.1">
                <table:table-cell table:style-name="MailMergeTable2020-03-05T15_3a_15_3a_19Z173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3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3.A3" office:value-type="string">
                  <text:p text:style-name="P4">c<text:span text:style-name="T1">)</text:span></text:p>
                </table:table-cell>
                <table:table-cell table:style-name="MailMergeTable2020-03-05T15_3a_15_3a_19Z173.A2" table:number-rows-spanned="3" table:number-columns-spanned="6" office:value-type="string">
                  <text:p text:style-name="P4">Betriebssysteme unter Berücksichtigung ihrer Vor- und Nachteile für bestimmte Anwendungsbereiche auswähl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3.4">
                <table:table-cell table:style-name="MailMergeTable2020-03-05T15_3a_15_3a_19Z17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3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73.A3" office:value-type="string">
                  <text:p text:style-name="P3"/>
                </table:table-cell>
                <table:table-cell table:style-name="MailMergeTable2020-03-05T15_3a_15_3a_19Z173.A3" office:value-type="string">
                  <text:p text:style-name="P3"/>
                </table:table-cell>
                <table:table-cell table:style-name="MailMergeTable2020-03-05T15_3a_15_3a_19Z173.A3" office:value-type="string">
                  <text:p text:style-name="P3"/>
                </table:table-cell>
                <table:table-cell table:style-name="MailMergeTable2020-03-05T15_3a_15_3a_19Z173.A3" office:value-type="string">
                  <text:p text:style-name="P3"/>
                </table:table-cell>
                <table:table-cell table:style-name="MailMergeTable2020-03-05T15_3a_15_3a_19Z173.A2" office:value-type="string">
                  <text:p text:style-name="P7">10.4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2" text:anchor-type="page" text:anchor-page-number="43" svg:x="10.959cm" svg:y="7.909cm" svg:width="10.059cm" svg:height="7.01cm" draw:z-index="171">
        <draw:text-box>
          <text:section text:style-name="Sect1" text:name="MailMergeSection2020-03-05T15:15:19Z173Bereich3" text:protected="true">
            <table:table table:name="MailMergeTable2020-03-05T15:15:19Z172" table:style-name="MailMergeTable2020-03-05T15_3a_15_3a_19Z172">
              <table:table-column table:style-name="MailMergeTable2020-03-05T15_3a_15_3a_19Z172.A" table:number-columns-repeated="6"/>
              <table:table-column table:style-name="MailMergeTable2020-03-05T15_3a_15_3a_19Z172.G"/>
              <table:table-row table:style-name="MailMergeTable2020-03-05T15_3a_15_3a_19Z172.1">
                <table:table-cell table:style-name="MailMergeTable2020-03-05T15_3a_15_3a_19Z172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2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2.A3" office:value-type="string">
                  <text:p text:style-name="P4">b<text:span text:style-name="T1">)</text:span></text:p>
                </table:table-cell>
                <table:table-cell table:style-name="MailMergeTable2020-03-05T15_3a_15_3a_19Z172.A2" table:number-rows-spanned="3" table:number-columns-spanned="6" office:value-type="string">
                  <text:p text:style-name="P4">Rechner- und Systemarchitekturen sowie Betriebssysteme beurteilen und einord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2.4">
                <table:table-cell table:style-name="MailMergeTable2020-03-05T15_3a_15_3a_19Z17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2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72.A3" office:value-type="string">
                  <text:p text:style-name="P3"/>
                </table:table-cell>
                <table:table-cell table:style-name="MailMergeTable2020-03-05T15_3a_15_3a_19Z172.A3" office:value-type="string">
                  <text:p text:style-name="P3"/>
                </table:table-cell>
                <table:table-cell table:style-name="MailMergeTable2020-03-05T15_3a_15_3a_19Z172.A3" office:value-type="string">
                  <text:p text:style-name="P3"/>
                </table:table-cell>
                <table:table-cell table:style-name="MailMergeTable2020-03-05T15_3a_15_3a_19Z172.A3" office:value-type="string">
                  <text:p text:style-name="P3"/>
                </table:table-cell>
                <table:table-cell table:style-name="MailMergeTable2020-03-05T15_3a_15_3a_19Z172.A2" office:value-type="string">
                  <text:p text:style-name="P7">10.4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1" text:anchor-type="page" text:anchor-page-number="43" svg:x="0.499cm" svg:y="7.909cm" svg:width="10.059cm" svg:height="7.01cm" draw:z-index="170">
        <draw:text-box>
          <text:section text:style-name="Sect1" text:name="MailMergeSection2020-03-05T15:15:19Z172Bereich2" text:protected="true">
            <table:table table:name="MailMergeTable2020-03-05T15:15:19Z171" table:style-name="MailMergeTable2020-03-05T15_3a_15_3a_19Z171">
              <table:table-column table:style-name="MailMergeTable2020-03-05T15_3a_15_3a_19Z171.A" table:number-columns-repeated="6"/>
              <table:table-column table:style-name="MailMergeTable2020-03-05T15_3a_15_3a_19Z171.G"/>
              <table:table-row table:style-name="MailMergeTable2020-03-05T15_3a_15_3a_19Z171.1">
                <table:table-cell table:style-name="MailMergeTable2020-03-05T15_3a_15_3a_19Z171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1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1.A3" office:value-type="string">
                  <text:p text:style-name="P4">a<text:span text:style-name="T1">)</text:span></text:p>
                </table:table-cell>
                <table:table-cell table:style-name="MailMergeTable2020-03-05T15_3a_15_3a_19Z171.A2" table:number-rows-spanned="3" table:number-columns-spanned="6" office:value-type="string">
                  <text:p text:style-name="P4">Leistungen abrechnen, Nachkalkulation durchführen, abrechnungsrelevante Daten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1.4">
                <table:table-cell table:style-name="MailMergeTable2020-03-05T15_3a_15_3a_19Z17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1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71.A3" office:value-type="string">
                  <text:p text:style-name="P3"/>
                </table:table-cell>
                <table:table-cell table:style-name="MailMergeTable2020-03-05T15_3a_15_3a_19Z171.A3" office:value-type="string">
                  <text:p text:style-name="P3"/>
                </table:table-cell>
                <table:table-cell table:style-name="MailMergeTable2020-03-05T15_3a_15_3a_19Z171.A3" office:value-type="string">
                  <text:p text:style-name="P3"/>
                </table:table-cell>
                <table:table-cell table:style-name="MailMergeTable2020-03-05T15_3a_15_3a_19Z171.A3" office:value-type="string">
                  <text:p text:style-name="P3"/>
                </table:table-cell>
                <table:table-cell table:style-name="MailMergeTable2020-03-05T15_3a_15_3a_19Z171.A2" office:value-type="string">
                  <text:p text:style-name="P7">10.4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0" text:anchor-type="page" text:anchor-page-number="43" svg:x="10.959cm" svg:y="0.499cm" svg:width="10.059cm" svg:height="7.01cm" draw:z-index="169">
        <draw:text-box>
          <text:section text:style-name="Sect1" text:name="MailMergeSection2020-03-05T15:15:19Z171Bereich1" text:protected="true">
            <table:table table:name="MailMergeTable2020-03-05T15:15:19Z170" table:style-name="MailMergeTable2020-03-05T15_3a_15_3a_19Z170">
              <table:table-column table:style-name="MailMergeTable2020-03-05T15_3a_15_3a_19Z170.A" table:number-columns-repeated="6"/>
              <table:table-column table:style-name="MailMergeTable2020-03-05T15_3a_15_3a_19Z170.G"/>
              <table:table-row table:style-name="MailMergeTable2020-03-05T15_3a_15_3a_19Z170.1">
                <table:table-cell table:style-name="MailMergeTable2020-03-05T15_3a_15_3a_19Z170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0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0.A3" office:value-type="string">
                  <text:p text:style-name="P4">e<text:span text:style-name="T1">)</text:span></text:p>
                </table:table-cell>
                <table:table-cell table:style-name="MailMergeTable2020-03-05T15_3a_15_3a_19Z170.A2" table:number-rows-spanned="3" table:number-columns-spanned="6" office:value-type="string">
                  <text:p text:style-name="P4">bei Störungen im Projektablauf Kunden informieren und Lösungsalternativen aufze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70.4">
                <table:table-cell table:style-name="MailMergeTable2020-03-05T15_3a_15_3a_19Z17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70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70.A3" office:value-type="string">
                  <text:p text:style-name="P3"/>
                </table:table-cell>
                <table:table-cell table:style-name="MailMergeTable2020-03-05T15_3a_15_3a_19Z170.A3" office:value-type="string">
                  <text:p text:style-name="P3"/>
                </table:table-cell>
                <table:table-cell table:style-name="MailMergeTable2020-03-05T15_3a_15_3a_19Z170.A3" office:value-type="string">
                  <text:p text:style-name="P3"/>
                </table:table-cell>
                <table:table-cell table:style-name="MailMergeTable2020-03-05T15_3a_15_3a_19Z170.A3" office:value-type="string">
                  <text:p text:style-name="P3"/>
                </table:table-cell>
                <table:table-cell table:style-name="MailMergeTable2020-03-05T15_3a_15_3a_19Z170.A2" office:value-type="string">
                  <text:p text:style-name="P7">10.3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9" text:anchor-type="page" text:anchor-page-number="43" svg:x="0.499cm" svg:y="0.499cm" svg:width="10.059cm" svg:height="7.01cm" draw:z-index="168">
        <draw:text-box>
          <text:section text:style-name="Sect1" text:name="MailMergeSection2020-03-05T15:15:19Z170MasterLabel">
            <table:table table:name="MailMergeTable2020-03-05T15:15:19Z169" table:style-name="MailMergeTable2020-03-05T15_3a_15_3a_19Z169">
              <table:table-column table:style-name="MailMergeTable2020-03-05T15_3a_15_3a_19Z169.A" table:number-columns-repeated="6"/>
              <table:table-column table:style-name="MailMergeTable2020-03-05T15_3a_15_3a_19Z169.G"/>
              <table:table-row table:style-name="MailMergeTable2020-03-05T15_3a_15_3a_19Z169.1">
                <table:table-cell table:style-name="MailMergeTable2020-03-05T15_3a_15_3a_19Z169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9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9.A3" office:value-type="string">
                  <text:p text:style-name="P4">d<text:span text:style-name="T1">)</text:span></text:p>
                </table:table-cell>
                <table:table-cell table:style-name="MailMergeTable2020-03-05T15_3a_15_3a_19Z169.A2" table:number-rows-spanned="3" table:number-columns-spanned="6" office:value-type="string">
                  <text:p text:style-name="P4">Projektablauf sowie Qualitätskontrollen und durchgeführte Testläufe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9.4">
                <table:table-cell table:style-name="MailMergeTable2020-03-05T15_3a_15_3a_19Z16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9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9.A3" office:value-type="string">
                  <text:p text:style-name="P3"/>
                </table:table-cell>
                <table:table-cell table:style-name="MailMergeTable2020-03-05T15_3a_15_3a_19Z169.A3" office:value-type="string">
                  <text:p text:style-name="P3"/>
                </table:table-cell>
                <table:table-cell table:style-name="MailMergeTable2020-03-05T15_3a_15_3a_19Z169.A3" office:value-type="string">
                  <text:p text:style-name="P3"/>
                </table:table-cell>
                <table:table-cell table:style-name="MailMergeTable2020-03-05T15_3a_15_3a_19Z169.A3" office:value-type="string">
                  <text:p text:style-name="P3"/>
                </table:table-cell>
                <table:table-cell table:style-name="MailMergeTable2020-03-05T15_3a_15_3a_19Z169.A2" office:value-type="string">
                  <text:p text:style-name="P7">10.3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8" text:anchor-type="page" text:anchor-page-number="41" svg:x="10.959cm" svg:y="22.729cm" svg:width="10.059cm" svg:height="7.01cm" draw:z-index="167">
        <draw:text-box>
          <text:section text:style-name="Sect1" text:name="MailMergeSection2020-03-05T15:15:19Z169Bereich7" text:protected="true">
            <table:table table:name="MailMergeTable2020-03-05T15:15:19Z168" table:style-name="MailMergeTable2020-03-05T15_3a_15_3a_19Z168">
              <table:table-column table:style-name="MailMergeTable2020-03-05T15_3a_15_3a_19Z168.A" table:number-columns-repeated="6"/>
              <table:table-column table:style-name="MailMergeTable2020-03-05T15_3a_15_3a_19Z168.G"/>
              <table:table-row table:style-name="MailMergeTable2020-03-05T15_3a_15_3a_19Z168.1">
                <table:table-cell table:style-name="MailMergeTable2020-03-05T15_3a_15_3a_19Z168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8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8.A3" office:value-type="string">
                  <text:p text:style-name="P4">c<text:span text:style-name="T1">)</text:span></text:p>
                </table:table-cell>
                <table:table-cell table:style-name="MailMergeTable2020-03-05T15_3a_15_3a_19Z168.A2" table:number-rows-spanned="3" table:number-columns-spanned="6" office:value-type="string">
                  <text:p text:style-name="P4">Qualitätssicherungsmaßnahmen projektbegleitend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8.4">
                <table:table-cell table:style-name="MailMergeTable2020-03-05T15_3a_15_3a_19Z16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8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8.A3" office:value-type="string">
                  <text:p text:style-name="P3"/>
                </table:table-cell>
                <table:table-cell table:style-name="MailMergeTable2020-03-05T15_3a_15_3a_19Z168.A3" office:value-type="string">
                  <text:p text:style-name="P3"/>
                </table:table-cell>
                <table:table-cell table:style-name="MailMergeTable2020-03-05T15_3a_15_3a_19Z168.A3" office:value-type="string">
                  <text:p text:style-name="P3"/>
                </table:table-cell>
                <table:table-cell table:style-name="MailMergeTable2020-03-05T15_3a_15_3a_19Z168.A3" office:value-type="string">
                  <text:p text:style-name="P3"/>
                </table:table-cell>
                <table:table-cell table:style-name="MailMergeTable2020-03-05T15_3a_15_3a_19Z168.A2" office:value-type="string">
                  <text:p text:style-name="P7">10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7" text:anchor-type="page" text:anchor-page-number="41" svg:x="0.499cm" svg:y="22.729cm" svg:width="10.059cm" svg:height="7.01cm" draw:z-index="166">
        <draw:text-box>
          <text:section text:style-name="Sect1" text:name="MailMergeSection2020-03-05T15:15:19Z168Bereich6" text:protected="true">
            <table:table table:name="MailMergeTable2020-03-05T15:15:19Z167" table:style-name="MailMergeTable2020-03-05T15_3a_15_3a_19Z167">
              <table:table-column table:style-name="MailMergeTable2020-03-05T15_3a_15_3a_19Z167.A" table:number-columns-repeated="6"/>
              <table:table-column table:style-name="MailMergeTable2020-03-05T15_3a_15_3a_19Z167.G"/>
              <table:table-row table:style-name="MailMergeTable2020-03-05T15_3a_15_3a_19Z167.1">
                <table:table-cell table:style-name="MailMergeTable2020-03-05T15_3a_15_3a_19Z167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7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7.A3" office:value-type="string">
                  <text:p text:style-name="P4">b<text:span text:style-name="T1">)</text:span></text:p>
                </table:table-cell>
                <table:table-cell table:style-name="MailMergeTable2020-03-05T15_3a_15_3a_19Z167.A2" table:number-rows-spanned="3" table:number-columns-spanned="6" office:value-type="string">
                  <text:p text:style-name="P4">Zielerreichung kontrollieren, insbesondere Soll-Ist-Vergleich aufgrund der Planungsdat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7.4">
                <table:table-cell table:style-name="MailMergeTable2020-03-05T15_3a_15_3a_19Z16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7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7.A3" office:value-type="string">
                  <text:p text:style-name="P3"/>
                </table:table-cell>
                <table:table-cell table:style-name="MailMergeTable2020-03-05T15_3a_15_3a_19Z167.A3" office:value-type="string">
                  <text:p text:style-name="P3"/>
                </table:table-cell>
                <table:table-cell table:style-name="MailMergeTable2020-03-05T15_3a_15_3a_19Z167.A3" office:value-type="string">
                  <text:p text:style-name="P3"/>
                </table:table-cell>
                <table:table-cell table:style-name="MailMergeTable2020-03-05T15_3a_15_3a_19Z167.A3" office:value-type="string">
                  <text:p text:style-name="P3"/>
                </table:table-cell>
                <table:table-cell table:style-name="MailMergeTable2020-03-05T15_3a_15_3a_19Z167.A2" office:value-type="string">
                  <text:p text:style-name="P7">10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6" text:anchor-type="page" text:anchor-page-number="41" svg:x="10.959cm" svg:y="15.319cm" svg:width="10.059cm" svg:height="7.01cm" draw:z-index="165">
        <draw:text-box>
          <text:section text:style-name="Sect1" text:name="MailMergeSection2020-03-05T15:15:19Z167Bereich5" text:protected="true">
            <table:table table:name="MailMergeTable2020-03-05T15:15:19Z166" table:style-name="MailMergeTable2020-03-05T15_3a_15_3a_19Z166">
              <table:table-column table:style-name="MailMergeTable2020-03-05T15_3a_15_3a_19Z166.A" table:number-columns-repeated="6"/>
              <table:table-column table:style-name="MailMergeTable2020-03-05T15_3a_15_3a_19Z166.G"/>
              <table:table-row table:style-name="MailMergeTable2020-03-05T15_3a_15_3a_19Z166.1">
                <table:table-cell table:style-name="MailMergeTable2020-03-05T15_3a_15_3a_19Z166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6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6.A3" office:value-type="string">
                  <text:p text:style-name="P4">a<text:span text:style-name="T1">)</text:span></text:p>
                </table:table-cell>
                <table:table-cell table:style-name="MailMergeTable2020-03-05T15_3a_15_3a_19Z166.A2" table:number-rows-spanned="3" table:number-columns-spanned="6" office:value-type="string">
                  <text:p text:style-name="P4">Einführung von Anwendungslösungen unter Berücksichtigung der organisatorischen und terminlichen Vorgaben mit den Kunden abstimmen und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6.4">
                <table:table-cell table:style-name="MailMergeTable2020-03-05T15_3a_15_3a_19Z16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6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6.A3" office:value-type="string">
                  <text:p text:style-name="P3"/>
                </table:table-cell>
                <table:table-cell table:style-name="MailMergeTable2020-03-05T15_3a_15_3a_19Z166.A3" office:value-type="string">
                  <text:p text:style-name="P3"/>
                </table:table-cell>
                <table:table-cell table:style-name="MailMergeTable2020-03-05T15_3a_15_3a_19Z166.A3" office:value-type="string">
                  <text:p text:style-name="P3"/>
                </table:table-cell>
                <table:table-cell table:style-name="MailMergeTable2020-03-05T15_3a_15_3a_19Z166.A3" office:value-type="string">
                  <text:p text:style-name="P3"/>
                </table:table-cell>
                <table:table-cell table:style-name="MailMergeTable2020-03-05T15_3a_15_3a_19Z166.A2" office:value-type="string">
                  <text:p text:style-name="P7">10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5" text:anchor-type="page" text:anchor-page-number="41" svg:x="0.499cm" svg:y="15.319cm" svg:width="10.059cm" svg:height="7.01cm" draw:z-index="164">
        <draw:text-box>
          <text:section text:style-name="Sect1" text:name="MailMergeSection2020-03-05T15:15:19Z166Bereich4" text:protected="true">
            <table:table table:name="MailMergeTable2020-03-05T15:15:19Z165" table:style-name="MailMergeTable2020-03-05T15_3a_15_3a_19Z165">
              <table:table-column table:style-name="MailMergeTable2020-03-05T15_3a_15_3a_19Z165.A" table:number-columns-repeated="6"/>
              <table:table-column table:style-name="MailMergeTable2020-03-05T15_3a_15_3a_19Z165.G"/>
              <table:table-row table:style-name="MailMergeTable2020-03-05T15_3a_15_3a_19Z165.1">
                <table:table-cell table:style-name="MailMergeTable2020-03-05T15_3a_15_3a_19Z165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5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5.A3" office:value-type="string">
                  <text:p text:style-name="P4">d<text:span text:style-name="T1">)</text:span></text:p>
                </table:table-cell>
                <table:table-cell table:style-name="MailMergeTable2020-03-05T15_3a_15_3a_19Z165.A2" table:number-rows-spanned="3" table:number-columns-spanned="6" office:value-type="string">
                  <text:p text:style-name="P4">Anwendungslösungen an Kunden übergeben, Abnahme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5.4">
                <table:table-cell table:style-name="MailMergeTable2020-03-05T15_3a_15_3a_19Z16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5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5.A3" office:value-type="string">
                  <text:p text:style-name="P3"/>
                </table:table-cell>
                <table:table-cell table:style-name="MailMergeTable2020-03-05T15_3a_15_3a_19Z165.A3" office:value-type="string">
                  <text:p text:style-name="P3"/>
                </table:table-cell>
                <table:table-cell table:style-name="MailMergeTable2020-03-05T15_3a_15_3a_19Z165.A3" office:value-type="string">
                  <text:p text:style-name="P3"/>
                </table:table-cell>
                <table:table-cell table:style-name="MailMergeTable2020-03-05T15_3a_15_3a_19Z165.A3" office:value-type="string">
                  <text:p text:style-name="P3"/>
                </table:table-cell>
                <table:table-cell table:style-name="MailMergeTable2020-03-05T15_3a_15_3a_19Z165.A2" office:value-type="string">
                  <text:p text:style-name="P7">10.2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4" text:anchor-type="page" text:anchor-page-number="41" svg:x="10.959cm" svg:y="7.909cm" svg:width="10.059cm" svg:height="7.01cm" draw:z-index="163">
        <draw:text-box>
          <text:section text:style-name="Sect1" text:name="MailMergeSection2020-03-05T15:15:19Z165Bereich3" text:protected="true">
            <table:table table:name="MailMergeTable2020-03-05T15:15:19Z164" table:style-name="MailMergeTable2020-03-05T15_3a_15_3a_19Z164">
              <table:table-column table:style-name="MailMergeTable2020-03-05T15_3a_15_3a_19Z164.A" table:number-columns-repeated="6"/>
              <table:table-column table:style-name="MailMergeTable2020-03-05T15_3a_15_3a_19Z164.G"/>
              <table:table-row table:style-name="MailMergeTable2020-03-05T15_3a_15_3a_19Z164.1">
                <table:table-cell table:style-name="MailMergeTable2020-03-05T15_3a_15_3a_19Z164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4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4.A3" office:value-type="string">
                  <text:p text:style-name="P4">c<text:span text:style-name="T1">)</text:span></text:p>
                </table:table-cell>
                <table:table-cell table:style-name="MailMergeTable2020-03-05T15_3a_15_3a_19Z164.A2" table:number-rows-spanned="3" table:number-columns-spanned="6" office:value-type="string">
                  <text:p text:style-name="P4">bei der Auftragsbearbeitung mit Kunden, internen Stellen und externen Dienstleistern zusammenarb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4.4">
                <table:table-cell table:style-name="MailMergeTable2020-03-05T15_3a_15_3a_19Z16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4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4.A3" office:value-type="string">
                  <text:p text:style-name="P3"/>
                </table:table-cell>
                <table:table-cell table:style-name="MailMergeTable2020-03-05T15_3a_15_3a_19Z164.A3" office:value-type="string">
                  <text:p text:style-name="P3"/>
                </table:table-cell>
                <table:table-cell table:style-name="MailMergeTable2020-03-05T15_3a_15_3a_19Z164.A3" office:value-type="string">
                  <text:p text:style-name="P3"/>
                </table:table-cell>
                <table:table-cell table:style-name="MailMergeTable2020-03-05T15_3a_15_3a_19Z164.A3" office:value-type="string">
                  <text:p text:style-name="P3"/>
                </table:table-cell>
                <table:table-cell table:style-name="MailMergeTable2020-03-05T15_3a_15_3a_19Z164.A2" office:value-type="string">
                  <text:p text:style-name="P7">10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3" text:anchor-type="page" text:anchor-page-number="41" svg:x="0.499cm" svg:y="7.909cm" svg:width="10.059cm" svg:height="7.01cm" draw:z-index="162">
        <draw:text-box>
          <text:section text:style-name="Sect1" text:name="MailMergeSection2020-03-05T15:15:19Z164Bereich2" text:protected="true">
            <table:table table:name="MailMergeTable2020-03-05T15:15:19Z163" table:style-name="MailMergeTable2020-03-05T15_3a_15_3a_19Z163">
              <table:table-column table:style-name="MailMergeTable2020-03-05T15_3a_15_3a_19Z163.A" table:number-columns-repeated="6"/>
              <table:table-column table:style-name="MailMergeTable2020-03-05T15_3a_15_3a_19Z163.G"/>
              <table:table-row table:style-name="MailMergeTable2020-03-05T15_3a_15_3a_19Z163.1">
                <table:table-cell table:style-name="MailMergeTable2020-03-05T15_3a_15_3a_19Z163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3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3.A3" office:value-type="string">
                  <text:p text:style-name="P4">b<text:span text:style-name="T1">)</text:span></text:p>
                </table:table-cell>
                <table:table-cell table:style-name="MailMergeTable2020-03-05T15_3a_15_3a_19Z163.A2" table:number-rows-spanned="3" table:number-columns-spanned="6" office:value-type="string">
                  <text:p text:style-name="P4">die im Einsatzgebiet typischen Programmbibliotheken, Programmmodule, Prozeduren, Algorithmen und Optimierungsverfahr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3.4">
                <table:table-cell table:style-name="MailMergeTable2020-03-05T15_3a_15_3a_19Z16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3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3.A3" office:value-type="string">
                  <text:p text:style-name="P3"/>
                </table:table-cell>
                <table:table-cell table:style-name="MailMergeTable2020-03-05T15_3a_15_3a_19Z163.A3" office:value-type="string">
                  <text:p text:style-name="P3"/>
                </table:table-cell>
                <table:table-cell table:style-name="MailMergeTable2020-03-05T15_3a_15_3a_19Z163.A3" office:value-type="string">
                  <text:p text:style-name="P3"/>
                </table:table-cell>
                <table:table-cell table:style-name="MailMergeTable2020-03-05T15_3a_15_3a_19Z163.A3" office:value-type="string">
                  <text:p text:style-name="P3"/>
                </table:table-cell>
                <table:table-cell table:style-name="MailMergeTable2020-03-05T15_3a_15_3a_19Z163.A2" office:value-type="string">
                  <text:p text:style-name="P7">10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2" text:anchor-type="page" text:anchor-page-number="41" svg:x="10.959cm" svg:y="0.499cm" svg:width="10.059cm" svg:height="7.01cm" draw:z-index="161">
        <draw:text-box>
          <text:section text:style-name="Sect1" text:name="MailMergeSection2020-03-05T15:15:19Z163Bereich1" text:protected="true">
            <table:table table:name="MailMergeTable2020-03-05T15:15:19Z162" table:style-name="MailMergeTable2020-03-05T15_3a_15_3a_19Z162">
              <table:table-column table:style-name="MailMergeTable2020-03-05T15_3a_15_3a_19Z162.A" table:number-columns-repeated="6"/>
              <table:table-column table:style-name="MailMergeTable2020-03-05T15_3a_15_3a_19Z162.G"/>
              <table:table-row table:style-name="MailMergeTable2020-03-05T15_3a_15_3a_19Z162.1">
                <table:table-cell table:style-name="MailMergeTable2020-03-05T15_3a_15_3a_19Z162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2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2.A3" office:value-type="string">
                  <text:p text:style-name="P4">a<text:span text:style-name="T1">)</text:span></text:p>
                </table:table-cell>
                <table:table-cell table:style-name="MailMergeTable2020-03-05T15_3a_15_3a_19Z162.A2" table:number-rows-spanned="3" table:number-columns-spanned="6" office:value-type="string">
                  <text:p text:style-name="P4">einsatzgebietsspezifische Anwendungslösungen unter Beachtung wirtschaftlicher und terminlicher Vorgaben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2.4">
                <table:table-cell table:style-name="MailMergeTable2020-03-05T15_3a_15_3a_19Z16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2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2.A3" office:value-type="string">
                  <text:p text:style-name="P3"/>
                </table:table-cell>
                <table:table-cell table:style-name="MailMergeTable2020-03-05T15_3a_15_3a_19Z162.A3" office:value-type="string">
                  <text:p text:style-name="P3"/>
                </table:table-cell>
                <table:table-cell table:style-name="MailMergeTable2020-03-05T15_3a_15_3a_19Z162.A3" office:value-type="string">
                  <text:p text:style-name="P3"/>
                </table:table-cell>
                <table:table-cell table:style-name="MailMergeTable2020-03-05T15_3a_15_3a_19Z162.A3" office:value-type="string">
                  <text:p text:style-name="P3"/>
                </table:table-cell>
                <table:table-cell table:style-name="MailMergeTable2020-03-05T15_3a_15_3a_19Z162.A2" office:value-type="string">
                  <text:p text:style-name="P7">10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1" text:anchor-type="page" text:anchor-page-number="41" svg:x="0.499cm" svg:y="0.499cm" svg:width="10.059cm" svg:height="7.01cm" draw:z-index="160">
        <draw:text-box>
          <text:section text:style-name="Sect1" text:name="MailMergeSection2020-03-05T15:15:19Z162MasterLabel">
            <table:table table:name="MailMergeTable2020-03-05T15:15:19Z161" table:style-name="MailMergeTable2020-03-05T15_3a_15_3a_19Z161">
              <table:table-column table:style-name="MailMergeTable2020-03-05T15_3a_15_3a_19Z161.A" table:number-columns-repeated="6"/>
              <table:table-column table:style-name="MailMergeTable2020-03-05T15_3a_15_3a_19Z161.G"/>
              <table:table-row table:style-name="MailMergeTable2020-03-05T15_3a_15_3a_19Z161.1">
                <table:table-cell table:style-name="MailMergeTable2020-03-05T15_3a_15_3a_19Z161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1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1.A3" office:value-type="string">
                  <text:p text:style-name="P4">d<text:span text:style-name="T1">)</text:span></text:p>
                </table:table-cell>
                <table:table-cell table:style-name="MailMergeTable2020-03-05T15_3a_15_3a_19Z161.A2" table:number-rows-spanned="3" table:number-columns-spanned="6" office:value-type="string">
                  <text:p text:style-name="P4">Projektplanungswerkzeug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1.4">
                <table:table-cell table:style-name="MailMergeTable2020-03-05T15_3a_15_3a_19Z16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1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1.A3" office:value-type="string">
                  <text:p text:style-name="P3"/>
                </table:table-cell>
                <table:table-cell table:style-name="MailMergeTable2020-03-05T15_3a_15_3a_19Z161.A3" office:value-type="string">
                  <text:p text:style-name="P3"/>
                </table:table-cell>
                <table:table-cell table:style-name="MailMergeTable2020-03-05T15_3a_15_3a_19Z161.A3" office:value-type="string">
                  <text:p text:style-name="P3"/>
                </table:table-cell>
                <table:table-cell table:style-name="MailMergeTable2020-03-05T15_3a_15_3a_19Z161.A3" office:value-type="string">
                  <text:p text:style-name="P3"/>
                </table:table-cell>
                <table:table-cell table:style-name="MailMergeTable2020-03-05T15_3a_15_3a_19Z161.A2" office:value-type="string">
                  <text:p text:style-name="P7">10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0" text:anchor-type="page" text:anchor-page-number="39" svg:x="10.959cm" svg:y="22.729cm" svg:width="10.059cm" svg:height="7.01cm" draw:z-index="159">
        <draw:text-box>
          <text:section text:style-name="Sect1" text:name="MailMergeSection2020-03-05T15:15:19Z161Bereich7" text:protected="true">
            <table:table table:name="MailMergeTable2020-03-05T15:15:19Z160" table:style-name="MailMergeTable2020-03-05T15_3a_15_3a_19Z160">
              <table:table-column table:style-name="MailMergeTable2020-03-05T15_3a_15_3a_19Z160.A" table:number-columns-repeated="6"/>
              <table:table-column table:style-name="MailMergeTable2020-03-05T15_3a_15_3a_19Z160.G"/>
              <table:table-row table:style-name="MailMergeTable2020-03-05T15_3a_15_3a_19Z160.1">
                <table:table-cell table:style-name="MailMergeTable2020-03-05T15_3a_15_3a_19Z160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0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0.A3" office:value-type="string">
                  <text:p text:style-name="P4">c<text:span text:style-name="T1">)</text:span></text:p>
                </table:table-cell>
                <table:table-cell table:style-name="MailMergeTable2020-03-05T15_3a_15_3a_19Z160.A2" table:number-rows-spanned="3" table:number-columns-spanned="6" office:value-type="string">
                  <text:p text:style-name="P4">einsatzgebietstypische Designverfahr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60.4">
                <table:table-cell table:style-name="MailMergeTable2020-03-05T15_3a_15_3a_19Z16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60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60.A3" office:value-type="string">
                  <text:p text:style-name="P3"/>
                </table:table-cell>
                <table:table-cell table:style-name="MailMergeTable2020-03-05T15_3a_15_3a_19Z160.A3" office:value-type="string">
                  <text:p text:style-name="P3"/>
                </table:table-cell>
                <table:table-cell table:style-name="MailMergeTable2020-03-05T15_3a_15_3a_19Z160.A3" office:value-type="string">
                  <text:p text:style-name="P3"/>
                </table:table-cell>
                <table:table-cell table:style-name="MailMergeTable2020-03-05T15_3a_15_3a_19Z160.A3" office:value-type="string">
                  <text:p text:style-name="P3"/>
                </table:table-cell>
                <table:table-cell table:style-name="MailMergeTable2020-03-05T15_3a_15_3a_19Z160.A2" office:value-type="string">
                  <text:p text:style-name="P7">10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9" text:anchor-type="page" text:anchor-page-number="39" svg:x="0.499cm" svg:y="22.729cm" svg:width="10.059cm" svg:height="7.01cm" draw:z-index="158">
        <draw:text-box>
          <text:section text:style-name="Sect1" text:name="MailMergeSection2020-03-05T15:15:19Z160Bereich6" text:protected="true">
            <table:table table:name="MailMergeTable2020-03-05T15:15:19Z159" table:style-name="MailMergeTable2020-03-05T15_3a_15_3a_19Z159">
              <table:table-column table:style-name="MailMergeTable2020-03-05T15_3a_15_3a_19Z159.A" table:number-columns-repeated="6"/>
              <table:table-column table:style-name="MailMergeTable2020-03-05T15_3a_15_3a_19Z159.G"/>
              <table:table-row table:style-name="MailMergeTable2020-03-05T15_3a_15_3a_19Z159.1">
                <table:table-cell table:style-name="MailMergeTable2020-03-05T15_3a_15_3a_19Z159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9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9.A3" office:value-type="string">
                  <text:p text:style-name="P4">b<text:span text:style-name="T1">)</text:span></text:p>
                </table:table-cell>
                <table:table-cell table:style-name="MailMergeTable2020-03-05T15_3a_15_3a_19Z159.A2" table:number-rows-spanned="3" table:number-columns-spanned="6" office:value-type="string">
                  <text:p text:style-name="P4">Teilaufgaben unter Beachtung arbeitsorganisatorischer, sicherheitstechnischer und wirtschaftlicher Gesichtspunkte planen, insbesondere Personalplanung, Sachmittelplanung, Terminplanung und Kostenplan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9.4">
                <table:table-cell table:style-name="MailMergeTable2020-03-05T15_3a_15_3a_19Z15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9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9.A3" office:value-type="string">
                  <text:p text:style-name="P3"/>
                </table:table-cell>
                <table:table-cell table:style-name="MailMergeTable2020-03-05T15_3a_15_3a_19Z159.A3" office:value-type="string">
                  <text:p text:style-name="P3"/>
                </table:table-cell>
                <table:table-cell table:style-name="MailMergeTable2020-03-05T15_3a_15_3a_19Z159.A3" office:value-type="string">
                  <text:p text:style-name="P3"/>
                </table:table-cell>
                <table:table-cell table:style-name="MailMergeTable2020-03-05T15_3a_15_3a_19Z159.A3" office:value-type="string">
                  <text:p text:style-name="P3"/>
                </table:table-cell>
                <table:table-cell table:style-name="MailMergeTable2020-03-05T15_3a_15_3a_19Z159.A2" office:value-type="string">
                  <text:p text:style-name="P7">10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8" text:anchor-type="page" text:anchor-page-number="39" svg:x="10.959cm" svg:y="15.319cm" svg:width="10.059cm" svg:height="7.01cm" draw:z-index="157">
        <draw:text-box>
          <text:section text:style-name="Sect1" text:name="MailMergeSection2020-03-05T15:15:19Z159Bereich5" text:protected="true">
            <table:table table:name="MailMergeTable2020-03-05T15:15:19Z158" table:style-name="MailMergeTable2020-03-05T15_3a_15_3a_19Z158">
              <table:table-column table:style-name="MailMergeTable2020-03-05T15_3a_15_3a_19Z158.A" table:number-columns-repeated="6"/>
              <table:table-column table:style-name="MailMergeTable2020-03-05T15_3a_15_3a_19Z158.G"/>
              <table:table-row table:style-name="MailMergeTable2020-03-05T15_3a_15_3a_19Z158.1">
                <table:table-cell table:style-name="MailMergeTable2020-03-05T15_3a_15_3a_19Z158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8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8.A3" office:value-type="string">
                  <text:p text:style-name="P4">a<text:span text:style-name="T1">)</text:span></text:p>
                </table:table-cell>
                <table:table-cell table:style-name="MailMergeTable2020-03-05T15_3a_15_3a_19Z158.A2" table:number-rows-spanned="3" table:number-columns-spanned="6" office:value-type="string">
                  <text:p text:style-name="P4">Projektziele festlegen und Teilaufgaben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8.4">
                <table:table-cell table:style-name="MailMergeTable2020-03-05T15_3a_15_3a_19Z15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8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8.A3" office:value-type="string">
                  <text:p text:style-name="P3"/>
                </table:table-cell>
                <table:table-cell table:style-name="MailMergeTable2020-03-05T15_3a_15_3a_19Z158.A3" office:value-type="string">
                  <text:p text:style-name="P3"/>
                </table:table-cell>
                <table:table-cell table:style-name="MailMergeTable2020-03-05T15_3a_15_3a_19Z158.A3" office:value-type="string">
                  <text:p text:style-name="P3"/>
                </table:table-cell>
                <table:table-cell table:style-name="MailMergeTable2020-03-05T15_3a_15_3a_19Z158.A3" office:value-type="string">
                  <text:p text:style-name="P3"/>
                </table:table-cell>
                <table:table-cell table:style-name="MailMergeTable2020-03-05T15_3a_15_3a_19Z158.A2" office:value-type="string">
                  <text:p text:style-name="P7">10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7" text:anchor-type="page" text:anchor-page-number="39" svg:x="0.499cm" svg:y="15.319cm" svg:width="10.059cm" svg:height="7.01cm" draw:z-index="156">
        <draw:text-box>
          <text:section text:style-name="Sect1" text:name="MailMergeSection2020-03-05T15:15:19Z158Bereich4" text:protected="true">
            <table:table table:name="MailMergeTable2020-03-05T15:15:19Z157" table:style-name="MailMergeTable2020-03-05T15_3a_15_3a_19Z157">
              <table:table-column table:style-name="MailMergeTable2020-03-05T15_3a_15_3a_19Z157.A" table:number-columns-repeated="6"/>
              <table:table-column table:style-name="MailMergeTable2020-03-05T15_3a_15_3a_19Z157.G"/>
              <table:table-row table:style-name="MailMergeTable2020-03-05T15_3a_15_3a_19Z157.1">
                <table:table-cell table:style-name="MailMergeTable2020-03-05T15_3a_15_3a_19Z157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7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7.A3" office:value-type="string">
                  <text:p text:style-name="P4">e<text:span text:style-name="T1">)</text:span></text:p>
                </table:table-cell>
                <table:table-cell table:style-name="MailMergeTable2020-03-05T15_3a_15_3a_19Z157.A2" table:number-rows-spanned="3" table:number-columns-spanned="6" office:value-type="string">
                  <text:p text:style-name="P4">vorhandene Anwendungslösungen im Einsatzgebiet erfassen und nach Maßgabe ihrer Leistungsfähigkeit, Funktionalität, Wirtschaftlichkeit und Erweiterbarkeit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7.4">
                <table:table-cell table:style-name="MailMergeTable2020-03-05T15_3a_15_3a_19Z15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7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7.A3" office:value-type="string">
                  <text:p text:style-name="P3"/>
                </table:table-cell>
                <table:table-cell table:style-name="MailMergeTable2020-03-05T15_3a_15_3a_19Z157.A3" office:value-type="string">
                  <text:p text:style-name="P3"/>
                </table:table-cell>
                <table:table-cell table:style-name="MailMergeTable2020-03-05T15_3a_15_3a_19Z157.A3" office:value-type="string">
                  <text:p text:style-name="P3"/>
                </table:table-cell>
                <table:table-cell table:style-name="MailMergeTable2020-03-05T15_3a_15_3a_19Z157.A3" office:value-type="string">
                  <text:p text:style-name="P3"/>
                </table:table-cell>
                <table:table-cell table:style-name="MailMergeTable2020-03-05T15_3a_15_3a_19Z157.A2" office:value-type="string">
                  <text:p text:style-name="P7">9.3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6" text:anchor-type="page" text:anchor-page-number="39" svg:x="10.959cm" svg:y="7.909cm" svg:width="10.059cm" svg:height="7.01cm" draw:z-index="155">
        <draw:text-box>
          <text:section text:style-name="Sect1" text:name="MailMergeSection2020-03-05T15:15:19Z157Bereich3" text:protected="true">
            <table:table table:name="MailMergeTable2020-03-05T15:15:19Z156" table:style-name="MailMergeTable2020-03-05T15_3a_15_3a_19Z156">
              <table:table-column table:style-name="MailMergeTable2020-03-05T15_3a_15_3a_19Z156.A" table:number-columns-repeated="6"/>
              <table:table-column table:style-name="MailMergeTable2020-03-05T15_3a_15_3a_19Z156.G"/>
              <table:table-row table:style-name="MailMergeTable2020-03-05T15_3a_15_3a_19Z156.1">
                <table:table-cell table:style-name="MailMergeTable2020-03-05T15_3a_15_3a_19Z156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6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6.A3" office:value-type="string">
                  <text:p text:style-name="P4">d<text:span text:style-name="T1">)</text:span></text:p>
                </table:table-cell>
                <table:table-cell table:style-name="MailMergeTable2020-03-05T15_3a_15_3a_19Z156.A2" table:number-rows-spanned="3" table:number-columns-spanned="6" office:value-type="string">
                  <text:p text:style-name="P4">Informationswege, -strukturen und -verarbeitung sowie Schnittstellen zwischen verschiedenen Funktionsbereichen des Einsatzgebietes analy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6.4">
                <table:table-cell table:style-name="MailMergeTable2020-03-05T15_3a_15_3a_19Z15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6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6.A3" office:value-type="string">
                  <text:p text:style-name="P3"/>
                </table:table-cell>
                <table:table-cell table:style-name="MailMergeTable2020-03-05T15_3a_15_3a_19Z156.A3" office:value-type="string">
                  <text:p text:style-name="P3"/>
                </table:table-cell>
                <table:table-cell table:style-name="MailMergeTable2020-03-05T15_3a_15_3a_19Z156.A3" office:value-type="string">
                  <text:p text:style-name="P3"/>
                </table:table-cell>
                <table:table-cell table:style-name="MailMergeTable2020-03-05T15_3a_15_3a_19Z156.A3" office:value-type="string">
                  <text:p text:style-name="P3"/>
                </table:table-cell>
                <table:table-cell table:style-name="MailMergeTable2020-03-05T15_3a_15_3a_19Z156.A2" office:value-type="string">
                  <text:p text:style-name="P7">9.3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5" text:anchor-type="page" text:anchor-page-number="39" svg:x="0.499cm" svg:y="7.909cm" svg:width="10.059cm" svg:height="7.01cm" draw:z-index="154">
        <draw:text-box>
          <text:section text:style-name="Sect1" text:name="MailMergeSection2020-03-05T15:15:19Z156Bereich2" text:protected="true">
            <table:table table:name="MailMergeTable2020-03-05T15:15:19Z155" table:style-name="MailMergeTable2020-03-05T15_3a_15_3a_19Z155">
              <table:table-column table:style-name="MailMergeTable2020-03-05T15_3a_15_3a_19Z155.A" table:number-columns-repeated="6"/>
              <table:table-column table:style-name="MailMergeTable2020-03-05T15_3a_15_3a_19Z155.G"/>
              <table:table-row table:style-name="MailMergeTable2020-03-05T15_3a_15_3a_19Z155.1">
                <table:table-cell table:style-name="MailMergeTable2020-03-05T15_3a_15_3a_19Z155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5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5.A3" office:value-type="string">
                  <text:p text:style-name="P4">c<text:span text:style-name="T1">)</text:span></text:p>
                </table:table-cell>
                <table:table-cell table:style-name="MailMergeTable2020-03-05T15_3a_15_3a_19Z155.A2" table:number-rows-spanned="3" table:number-columns-spanned="6" office:value-type="string">
                  <text:p text:style-name="P4">die für das Einsatzgebiet spezifischen Plattform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5.4">
                <table:table-cell table:style-name="MailMergeTable2020-03-05T15_3a_15_3a_19Z15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5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5.A3" office:value-type="string">
                  <text:p text:style-name="P3"/>
                </table:table-cell>
                <table:table-cell table:style-name="MailMergeTable2020-03-05T15_3a_15_3a_19Z155.A3" office:value-type="string">
                  <text:p text:style-name="P3"/>
                </table:table-cell>
                <table:table-cell table:style-name="MailMergeTable2020-03-05T15_3a_15_3a_19Z155.A3" office:value-type="string">
                  <text:p text:style-name="P3"/>
                </table:table-cell>
                <table:table-cell table:style-name="MailMergeTable2020-03-05T15_3a_15_3a_19Z155.A3" office:value-type="string">
                  <text:p text:style-name="P3"/>
                </table:table-cell>
                <table:table-cell table:style-name="MailMergeTable2020-03-05T15_3a_15_3a_19Z155.A2" office:value-type="string">
                  <text:p text:style-name="P7">9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4" text:anchor-type="page" text:anchor-page-number="39" svg:x="10.959cm" svg:y="0.499cm" svg:width="10.059cm" svg:height="7.01cm" draw:z-index="153">
        <draw:text-box>
          <text:section text:style-name="Sect1" text:name="MailMergeSection2020-03-05T15:15:19Z155Bereich1" text:protected="true">
            <table:table table:name="MailMergeTable2020-03-05T15:15:19Z154" table:style-name="MailMergeTable2020-03-05T15_3a_15_3a_19Z154">
              <table:table-column table:style-name="MailMergeTable2020-03-05T15_3a_15_3a_19Z154.A" table:number-columns-repeated="6"/>
              <table:table-column table:style-name="MailMergeTable2020-03-05T15_3a_15_3a_19Z154.G"/>
              <table:table-row table:style-name="MailMergeTable2020-03-05T15_3a_15_3a_19Z154.1">
                <table:table-cell table:style-name="MailMergeTable2020-03-05T15_3a_15_3a_19Z154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4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4.A3" office:value-type="string">
                  <text:p text:style-name="P4">b<text:span text:style-name="T1">)</text:span></text:p>
                </table:table-cell>
                <table:table-cell table:style-name="MailMergeTable2020-03-05T15_3a_15_3a_19Z154.A2" table:number-rows-spanned="3" table:number-columns-spanned="6" office:value-type="string">
                  <text:p text:style-name="P4">die für das Einsatzgebiet typischen Produkte, Prozesse und Verfahren im Hinblick auf die Anforderungen an komplexe Systemlösungen analysieren und in ein Lösungskonzept um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4.4">
                <table:table-cell table:style-name="MailMergeTable2020-03-05T15_3a_15_3a_19Z15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4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4.A3" office:value-type="string">
                  <text:p text:style-name="P3"/>
                </table:table-cell>
                <table:table-cell table:style-name="MailMergeTable2020-03-05T15_3a_15_3a_19Z154.A3" office:value-type="string">
                  <text:p text:style-name="P3"/>
                </table:table-cell>
                <table:table-cell table:style-name="MailMergeTable2020-03-05T15_3a_15_3a_19Z154.A3" office:value-type="string">
                  <text:p text:style-name="P3"/>
                </table:table-cell>
                <table:table-cell table:style-name="MailMergeTable2020-03-05T15_3a_15_3a_19Z154.A3" office:value-type="string">
                  <text:p text:style-name="P3"/>
                </table:table-cell>
                <table:table-cell table:style-name="MailMergeTable2020-03-05T15_3a_15_3a_19Z154.A2" office:value-type="string">
                  <text:p text:style-name="P7">9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3" text:anchor-type="page" text:anchor-page-number="39" svg:x="0.499cm" svg:y="0.499cm" svg:width="10.059cm" svg:height="7.01cm" draw:z-index="152">
        <draw:text-box>
          <text:section text:style-name="Sect1" text:name="MailMergeSection2020-03-05T15:15:19Z154MasterLabel">
            <table:table table:name="MailMergeTable2020-03-05T15:15:19Z153" table:style-name="MailMergeTable2020-03-05T15_3a_15_3a_19Z153">
              <table:table-column table:style-name="MailMergeTable2020-03-05T15_3a_15_3a_19Z153.A" table:number-columns-repeated="6"/>
              <table:table-column table:style-name="MailMergeTable2020-03-05T15_3a_15_3a_19Z153.G"/>
              <table:table-row table:style-name="MailMergeTable2020-03-05T15_3a_15_3a_19Z153.1">
                <table:table-cell table:style-name="MailMergeTable2020-03-05T15_3a_15_3a_19Z153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3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3.A3" office:value-type="string">
                  <text:p text:style-name="P4">a<text:span text:style-name="T1">)</text:span></text:p>
                </table:table-cell>
                <table:table-cell table:style-name="MailMergeTable2020-03-05T15_3a_15_3a_19Z153.A2" table:number-rows-spanned="3" table:number-columns-spanned="6" office:value-type="string">
                  <text:p text:style-name="P4">bereichs- und produktspezifische Informationen nu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3.4">
                <table:table-cell table:style-name="MailMergeTable2020-03-05T15_3a_15_3a_19Z15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3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3.A3" office:value-type="string">
                  <text:p text:style-name="P3"/>
                </table:table-cell>
                <table:table-cell table:style-name="MailMergeTable2020-03-05T15_3a_15_3a_19Z153.A3" office:value-type="string">
                  <text:p text:style-name="P3"/>
                </table:table-cell>
                <table:table-cell table:style-name="MailMergeTable2020-03-05T15_3a_15_3a_19Z153.A3" office:value-type="string">
                  <text:p text:style-name="P3"/>
                </table:table-cell>
                <table:table-cell table:style-name="MailMergeTable2020-03-05T15_3a_15_3a_19Z153.A3" office:value-type="string">
                  <text:p text:style-name="P3"/>
                </table:table-cell>
                <table:table-cell table:style-name="MailMergeTable2020-03-05T15_3a_15_3a_19Z153.A2" office:value-type="string">
                  <text:p text:style-name="P7">9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2" text:anchor-type="page" text:anchor-page-number="37" svg:x="10.959cm" svg:y="22.729cm" svg:width="10.059cm" svg:height="7.01cm" draw:z-index="151">
        <draw:text-box>
          <text:section text:style-name="Sect1" text:name="MailMergeSection2020-03-05T15:15:19Z153Bereich7" text:protected="true">
            <table:table table:name="MailMergeTable2020-03-05T15:15:19Z152" table:style-name="MailMergeTable2020-03-05T15_3a_15_3a_19Z152">
              <table:table-column table:style-name="MailMergeTable2020-03-05T15_3a_15_3a_19Z152.A" table:number-columns-repeated="6"/>
              <table:table-column table:style-name="MailMergeTable2020-03-05T15_3a_15_3a_19Z152.G"/>
              <table:table-row table:style-name="MailMergeTable2020-03-05T15_3a_15_3a_19Z152.1">
                <table:table-cell table:style-name="MailMergeTable2020-03-05T15_3a_15_3a_19Z152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2.A2" table:number-columns-spanned="7" office:value-type="string">
                  <text:p text:style-name="P5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2.A3" office:value-type="string">
                  <text:p text:style-name="P4">c<text:span text:style-name="T1">)</text:span></text:p>
                </table:table-cell>
                <table:table-cell table:style-name="MailMergeTable2020-03-05T15_3a_15_3a_19Z152.A2" table:number-rows-spanned="3" table:number-columns-spanned="6" office:value-type="string">
                  <text:p text:style-name="P4">auf Benutzerprobleme eingehen, Vorschläge zur Problembeseitigung unterb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2.4">
                <table:table-cell table:style-name="MailMergeTable2020-03-05T15_3a_15_3a_19Z15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2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2.A3" office:value-type="string">
                  <text:p text:style-name="P3"/>
                </table:table-cell>
                <table:table-cell table:style-name="MailMergeTable2020-03-05T15_3a_15_3a_19Z152.A3" office:value-type="string">
                  <text:p text:style-name="P3"/>
                </table:table-cell>
                <table:table-cell table:style-name="MailMergeTable2020-03-05T15_3a_15_3a_19Z152.A3" office:value-type="string">
                  <text:p text:style-name="P3"/>
                </table:table-cell>
                <table:table-cell table:style-name="MailMergeTable2020-03-05T15_3a_15_3a_19Z152.A3" office:value-type="string">
                  <text:p text:style-name="P3"/>
                </table:table-cell>
                <table:table-cell table:style-name="MailMergeTable2020-03-05T15_3a_15_3a_19Z152.A2" office:value-type="string">
                  <text:p text:style-name="P7">9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1" text:anchor-type="page" text:anchor-page-number="37" svg:x="0.499cm" svg:y="22.729cm" svg:width="10.059cm" svg:height="7.01cm" draw:z-index="150">
        <draw:text-box>
          <text:section text:style-name="Sect1" text:name="MailMergeSection2020-03-05T15:15:19Z152Bereich6" text:protected="true">
            <table:table table:name="MailMergeTable2020-03-05T15:15:19Z151" table:style-name="MailMergeTable2020-03-05T15_3a_15_3a_19Z151">
              <table:table-column table:style-name="MailMergeTable2020-03-05T15_3a_15_3a_19Z151.A" table:number-columns-repeated="6"/>
              <table:table-column table:style-name="MailMergeTable2020-03-05T15_3a_15_3a_19Z151.G"/>
              <table:table-row table:style-name="MailMergeTable2020-03-05T15_3a_15_3a_19Z151.1">
                <table:table-cell table:style-name="MailMergeTable2020-03-05T15_3a_15_3a_19Z151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1.A2" table:number-columns-spanned="7" office:value-type="string">
                  <text:p text:style-name="P5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1.A3" office:value-type="string">
                  <text:p text:style-name="P4">b<text:span text:style-name="T1">)</text:span></text:p>
                </table:table-cell>
                <table:table-cell table:style-name="MailMergeTable2020-03-05T15_3a_15_3a_19Z151.A2" table:number-rows-spanned="3" table:number-columns-spanned="6" office:value-type="string">
                  <text:p text:style-name="P4">Bedienungsunterlagen und Hilfe-Programme zur Benutzerunterstützung bereitstellen sowie Systeme zur interaktiven Benutzerunterstützung einrich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1.4">
                <table:table-cell table:style-name="MailMergeTable2020-03-05T15_3a_15_3a_19Z15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1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1.A3" office:value-type="string">
                  <text:p text:style-name="P3"/>
                </table:table-cell>
                <table:table-cell table:style-name="MailMergeTable2020-03-05T15_3a_15_3a_19Z151.A3" office:value-type="string">
                  <text:p text:style-name="P3"/>
                </table:table-cell>
                <table:table-cell table:style-name="MailMergeTable2020-03-05T15_3a_15_3a_19Z151.A3" office:value-type="string">
                  <text:p text:style-name="P3"/>
                </table:table-cell>
                <table:table-cell table:style-name="MailMergeTable2020-03-05T15_3a_15_3a_19Z151.A3" office:value-type="string">
                  <text:p text:style-name="P3"/>
                </table:table-cell>
                <table:table-cell table:style-name="MailMergeTable2020-03-05T15_3a_15_3a_19Z151.A2" office:value-type="string">
                  <text:p text:style-name="P7">9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0" text:anchor-type="page" text:anchor-page-number="37" svg:x="10.959cm" svg:y="15.319cm" svg:width="10.059cm" svg:height="7.01cm" draw:z-index="149">
        <draw:text-box>
          <text:section text:style-name="Sect1" text:name="MailMergeSection2020-03-05T15:15:19Z151Bereich5" text:protected="true">
            <table:table table:name="MailMergeTable2020-03-05T15:15:19Z150" table:style-name="MailMergeTable2020-03-05T15_3a_15_3a_19Z150">
              <table:table-column table:style-name="MailMergeTable2020-03-05T15_3a_15_3a_19Z150.A" table:number-columns-repeated="6"/>
              <table:table-column table:style-name="MailMergeTable2020-03-05T15_3a_15_3a_19Z150.G"/>
              <table:table-row table:style-name="MailMergeTable2020-03-05T15_3a_15_3a_19Z150.1">
                <table:table-cell table:style-name="MailMergeTable2020-03-05T15_3a_15_3a_19Z150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0.A2" table:number-columns-spanned="7" office:value-type="string">
                  <text:p text:style-name="P5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0.A3" office:value-type="string">
                  <text:p text:style-name="P4">a<text:span text:style-name="T1">)</text:span></text:p>
                </table:table-cell>
                <table:table-cell table:style-name="MailMergeTable2020-03-05T15_3a_15_3a_19Z150.A2" table:number-rows-spanned="3" table:number-columns-spanned="6" office:value-type="string">
                  <text:p text:style-name="P4">Anwendungslösungen präs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50.4">
                <table:table-cell table:style-name="MailMergeTable2020-03-05T15_3a_15_3a_19Z15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50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50.A3" office:value-type="string">
                  <text:p text:style-name="P3"/>
                </table:table-cell>
                <table:table-cell table:style-name="MailMergeTable2020-03-05T15_3a_15_3a_19Z150.A3" office:value-type="string">
                  <text:p text:style-name="P3"/>
                </table:table-cell>
                <table:table-cell table:style-name="MailMergeTable2020-03-05T15_3a_15_3a_19Z150.A3" office:value-type="string">
                  <text:p text:style-name="P3"/>
                </table:table-cell>
                <table:table-cell table:style-name="MailMergeTable2020-03-05T15_3a_15_3a_19Z150.A3" office:value-type="string">
                  <text:p text:style-name="P3"/>
                </table:table-cell>
                <table:table-cell table:style-name="MailMergeTable2020-03-05T15_3a_15_3a_19Z150.A2" office:value-type="string">
                  <text:p text:style-name="P7">9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9" text:anchor-type="page" text:anchor-page-number="37" svg:x="0.499cm" svg:y="15.319cm" svg:width="10.059cm" svg:height="7.01cm" draw:z-index="148">
        <draw:text-box>
          <text:section text:style-name="Sect1" text:name="MailMergeSection2020-03-05T15:15:19Z150Bereich4" text:protected="true">
            <table:table table:name="MailMergeTable2020-03-05T15:15:19Z149" table:style-name="MailMergeTable2020-03-05T15_3a_15_3a_19Z149">
              <table:table-column table:style-name="MailMergeTable2020-03-05T15_3a_15_3a_19Z149.A" table:number-columns-repeated="6"/>
              <table:table-column table:style-name="MailMergeTable2020-03-05T15_3a_15_3a_19Z149.G"/>
              <table:table-row table:style-name="MailMergeTable2020-03-05T15_3a_15_3a_19Z149.1">
                <table:table-cell table:style-name="MailMergeTable2020-03-05T15_3a_15_3a_19Z149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9.A2" table:number-columns-spanned="7" office:value-type="string">
                  <text:p text:style-name="P5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9.A3" office:value-type="string">
                  <text:p text:style-name="P4">c<text:span text:style-name="T1">)</text:span></text:p>
                </table:table-cell>
                <table:table-cell table:style-name="MailMergeTable2020-03-05T15_3a_15_3a_19Z149.A2" table:number-rows-spanned="3" table:number-columns-spanned="6" office:value-type="string">
                  <text:p text:style-name="P4">Anwendungslösungen und Dokumentationen für den Vertrieb berei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9.4">
                <table:table-cell table:style-name="MailMergeTable2020-03-05T15_3a_15_3a_19Z14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9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49.A3" office:value-type="string">
                  <text:p text:style-name="P3"/>
                </table:table-cell>
                <table:table-cell table:style-name="MailMergeTable2020-03-05T15_3a_15_3a_19Z149.A3" office:value-type="string">
                  <text:p text:style-name="P3"/>
                </table:table-cell>
                <table:table-cell table:style-name="MailMergeTable2020-03-05T15_3a_15_3a_19Z149.A3" office:value-type="string">
                  <text:p text:style-name="P3"/>
                </table:table-cell>
                <table:table-cell table:style-name="MailMergeTable2020-03-05T15_3a_15_3a_19Z149.A3" office:value-type="string">
                  <text:p text:style-name="P3"/>
                </table:table-cell>
                <table:table-cell table:style-name="MailMergeTable2020-03-05T15_3a_15_3a_19Z149.A2" office:value-type="string">
                  <text:p text:style-name="P7">9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8" text:anchor-type="page" text:anchor-page-number="37" svg:x="10.959cm" svg:y="7.909cm" svg:width="10.059cm" svg:height="7.01cm" draw:z-index="147">
        <draw:text-box>
          <text:section text:style-name="Sect1" text:name="MailMergeSection2020-03-05T15:15:19Z149Bereich3" text:protected="true">
            <table:table table:name="MailMergeTable2020-03-05T15:15:19Z148" table:style-name="MailMergeTable2020-03-05T15_3a_15_3a_19Z148">
              <table:table-column table:style-name="MailMergeTable2020-03-05T15_3a_15_3a_19Z148.A" table:number-columns-repeated="6"/>
              <table:table-column table:style-name="MailMergeTable2020-03-05T15_3a_15_3a_19Z148.G"/>
              <table:table-row table:style-name="MailMergeTable2020-03-05T15_3a_15_3a_19Z148.1">
                <table:table-cell table:style-name="MailMergeTable2020-03-05T15_3a_15_3a_19Z148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8.A2" table:number-columns-spanned="7" office:value-type="string">
                  <text:p text:style-name="P5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8.A3" office:value-type="string">
                  <text:p text:style-name="P4">b<text:span text:style-name="T1">)</text:span></text:p>
                </table:table-cell>
                <table:table-cell table:style-name="MailMergeTable2020-03-05T15_3a_15_3a_19Z148.A2" table:number-rows-spanned="3" table:number-columns-spanned="6" office:value-type="string">
                  <text:p text:style-name="P4">Leistungsumfang und Spezifikationen erstellter Anwendungslösungen kundengerecht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8.4">
                <table:table-cell table:style-name="MailMergeTable2020-03-05T15_3a_15_3a_19Z14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8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48.A3" office:value-type="string">
                  <text:p text:style-name="P3"/>
                </table:table-cell>
                <table:table-cell table:style-name="MailMergeTable2020-03-05T15_3a_15_3a_19Z148.A3" office:value-type="string">
                  <text:p text:style-name="P3"/>
                </table:table-cell>
                <table:table-cell table:style-name="MailMergeTable2020-03-05T15_3a_15_3a_19Z148.A3" office:value-type="string">
                  <text:p text:style-name="P3"/>
                </table:table-cell>
                <table:table-cell table:style-name="MailMergeTable2020-03-05T15_3a_15_3a_19Z148.A3" office:value-type="string">
                  <text:p text:style-name="P3"/>
                </table:table-cell>
                <table:table-cell table:style-name="MailMergeTable2020-03-05T15_3a_15_3a_19Z148.A2" office:value-type="string">
                  <text:p text:style-name="P7">9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7" text:anchor-type="page" text:anchor-page-number="37" svg:x="0.499cm" svg:y="7.909cm" svg:width="10.059cm" svg:height="7.01cm" draw:z-index="146">
        <draw:text-box>
          <text:section text:style-name="Sect1" text:name="MailMergeSection2020-03-05T15:15:19Z148Bereich2" text:protected="true">
            <table:table table:name="MailMergeTable2020-03-05T15:15:19Z147" table:style-name="MailMergeTable2020-03-05T15_3a_15_3a_19Z147">
              <table:table-column table:style-name="MailMergeTable2020-03-05T15_3a_15_3a_19Z147.A" table:number-columns-repeated="6"/>
              <table:table-column table:style-name="MailMergeTable2020-03-05T15_3a_15_3a_19Z147.G"/>
              <table:table-row table:style-name="MailMergeTable2020-03-05T15_3a_15_3a_19Z147.1">
                <table:table-cell table:style-name="MailMergeTable2020-03-05T15_3a_15_3a_19Z147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7.A2" table:number-columns-spanned="7" office:value-type="string">
                  <text:p text:style-name="P5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7.A3" office:value-type="string">
                  <text:p text:style-name="P4">a<text:span text:style-name="T1">)</text:span></text:p>
                </table:table-cell>
                <table:table-cell table:style-name="MailMergeTable2020-03-05T15_3a_15_3a_19Z147.A2" table:number-rows-spanned="3" table:number-columns-spanned="6" office:value-type="string">
                  <text:p text:style-name="P4">Präsentation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7.4">
                <table:table-cell table:style-name="MailMergeTable2020-03-05T15_3a_15_3a_19Z14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7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7.A3" office:value-type="string">
                  <text:p text:style-name="P3"/>
                </table:table-cell>
                <table:table-cell table:style-name="MailMergeTable2020-03-05T15_3a_15_3a_19Z147.A3" office:value-type="string">
                  <text:p text:style-name="P3"/>
                </table:table-cell>
                <table:table-cell table:style-name="MailMergeTable2020-03-05T15_3a_15_3a_19Z147.A3" office:value-type="string">
                  <text:p text:style-name="P3"/>
                </table:table-cell>
                <table:table-cell table:style-name="MailMergeTable2020-03-05T15_3a_15_3a_19Z147.A3" office:value-type="string">
                  <text:p text:style-name="P3"/>
                </table:table-cell>
                <table:table-cell table:style-name="MailMergeTable2020-03-05T15_3a_15_3a_19Z147.A2" office:value-type="string">
                  <text:p text:style-name="P7">9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6" text:anchor-type="page" text:anchor-page-number="37" svg:x="10.959cm" svg:y="0.499cm" svg:width="10.059cm" svg:height="7.01cm" draw:z-index="145">
        <draw:text-box>
          <text:section text:style-name="Sect1" text:name="MailMergeSection2020-03-05T15:15:19Z147Bereich1" text:protected="true">
            <table:table table:name="MailMergeTable2020-03-05T15:15:19Z146" table:style-name="MailMergeTable2020-03-05T15_3a_15_3a_19Z146">
              <table:table-column table:style-name="MailMergeTable2020-03-05T15_3a_15_3a_19Z146.A" table:number-columns-repeated="6"/>
              <table:table-column table:style-name="MailMergeTable2020-03-05T15_3a_15_3a_19Z146.G"/>
              <table:table-row table:style-name="MailMergeTable2020-03-05T15_3a_15_3a_19Z146.1">
                <table:table-cell table:style-name="MailMergeTable2020-03-05T15_3a_15_3a_19Z146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6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6.A3" office:value-type="string">
                  <text:p text:style-name="P4">e<text:span text:style-name="T1">)</text:span></text:p>
                </table:table-cell>
                <table:table-cell table:style-name="MailMergeTable2020-03-05T15_3a_15_3a_19Z146.A2" table:number-rows-spanned="3" table:number-columns-spanned="6" office:value-type="string">
                  <text:p text:style-name="P4">Ton, Bild und Text in eine Präsentation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6.4">
                <table:table-cell table:style-name="MailMergeTable2020-03-05T15_3a_15_3a_19Z14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6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6.A3" office:value-type="string">
                  <text:p text:style-name="P3"/>
                </table:table-cell>
                <table:table-cell table:style-name="MailMergeTable2020-03-05T15_3a_15_3a_19Z146.A3" office:value-type="string">
                  <text:p text:style-name="P3"/>
                </table:table-cell>
                <table:table-cell table:style-name="MailMergeTable2020-03-05T15_3a_15_3a_19Z146.A3" office:value-type="string">
                  <text:p text:style-name="P3"/>
                </table:table-cell>
                <table:table-cell table:style-name="MailMergeTable2020-03-05T15_3a_15_3a_19Z146.A3" office:value-type="string">
                  <text:p text:style-name="P3"/>
                </table:table-cell>
                <table:table-cell table:style-name="MailMergeTable2020-03-05T15_3a_15_3a_19Z146.A2" office:value-type="string">
                  <text:p text:style-name="P7">8.4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5" text:anchor-type="page" text:anchor-page-number="37" svg:x="0.499cm" svg:y="0.499cm" svg:width="10.059cm" svg:height="7.01cm" draw:z-index="144">
        <draw:text-box>
          <text:section text:style-name="Sect1" text:name="MailMergeSection2020-03-05T15:15:19Z146MasterLabel">
            <table:table table:name="MailMergeTable2020-03-05T15:15:19Z145" table:style-name="MailMergeTable2020-03-05T15_3a_15_3a_19Z145">
              <table:table-column table:style-name="MailMergeTable2020-03-05T15_3a_15_3a_19Z145.A" table:number-columns-repeated="6"/>
              <table:table-column table:style-name="MailMergeTable2020-03-05T15_3a_15_3a_19Z145.G"/>
              <table:table-row table:style-name="MailMergeTable2020-03-05T15_3a_15_3a_19Z145.1">
                <table:table-cell table:style-name="MailMergeTable2020-03-05T15_3a_15_3a_19Z145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5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5.A3" office:value-type="string">
                  <text:p text:style-name="P4">d<text:span text:style-name="T1">)</text:span></text:p>
                </table:table-cell>
                <table:table-cell table:style-name="MailMergeTable2020-03-05T15_3a_15_3a_19Z145.A2" table:number-rows-spanned="3" table:number-columns-spanned="6" office:value-type="string">
                  <text:p text:style-name="P4">Konzepte für softwarebasierte Präsentationen erstellen, insbesondere Abläufe festlegen sowie Ton, Bild und Text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5.4">
                <table:table-cell table:style-name="MailMergeTable2020-03-05T15_3a_15_3a_19Z14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5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5.A3" office:value-type="string">
                  <text:p text:style-name="P3"/>
                </table:table-cell>
                <table:table-cell table:style-name="MailMergeTable2020-03-05T15_3a_15_3a_19Z145.A3" office:value-type="string">
                  <text:p text:style-name="P3"/>
                </table:table-cell>
                <table:table-cell table:style-name="MailMergeTable2020-03-05T15_3a_15_3a_19Z145.A3" office:value-type="string">
                  <text:p text:style-name="P3"/>
                </table:table-cell>
                <table:table-cell table:style-name="MailMergeTable2020-03-05T15_3a_15_3a_19Z145.A3" office:value-type="string">
                  <text:p text:style-name="P3"/>
                </table:table-cell>
                <table:table-cell table:style-name="MailMergeTable2020-03-05T15_3a_15_3a_19Z145.A2" office:value-type="string">
                  <text:p text:style-name="P7">8.4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4" text:anchor-type="page" text:anchor-page-number="35" svg:x="10.959cm" svg:y="22.729cm" svg:width="10.059cm" svg:height="7.01cm" draw:z-index="143">
        <draw:text-box>
          <text:section text:style-name="Sect1" text:name="MailMergeSection2020-03-05T15:15:19Z145Bereich7" text:protected="true">
            <table:table table:name="MailMergeTable2020-03-05T15:15:19Z144" table:style-name="MailMergeTable2020-03-05T15_3a_15_3a_19Z144">
              <table:table-column table:style-name="MailMergeTable2020-03-05T15_3a_15_3a_19Z144.A" table:number-columns-repeated="6"/>
              <table:table-column table:style-name="MailMergeTable2020-03-05T15_3a_15_3a_19Z144.G"/>
              <table:table-row table:style-name="MailMergeTable2020-03-05T15_3a_15_3a_19Z144.1">
                <table:table-cell table:style-name="MailMergeTable2020-03-05T15_3a_15_3a_19Z144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4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4.A3" office:value-type="string">
                  <text:p text:style-name="P4">c<text:span text:style-name="T1">)</text:span></text:p>
                </table:table-cell>
                <table:table-cell table:style-name="MailMergeTable2020-03-05T15_3a_15_3a_19Z144.A2" table:number-rows-spanned="3" table:number-columns-spanned="6" office:value-type="string">
                  <text:p text:style-name="P4">interaktive Applikationen unter Berücksichtigung fach- und benutzergerechter Dialoggestaltung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4.4">
                <table:table-cell table:style-name="MailMergeTable2020-03-05T15_3a_15_3a_19Z14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4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4.A3" office:value-type="string">
                  <text:p text:style-name="P3"/>
                </table:table-cell>
                <table:table-cell table:style-name="MailMergeTable2020-03-05T15_3a_15_3a_19Z144.A3" office:value-type="string">
                  <text:p text:style-name="P3"/>
                </table:table-cell>
                <table:table-cell table:style-name="MailMergeTable2020-03-05T15_3a_15_3a_19Z144.A3" office:value-type="string">
                  <text:p text:style-name="P3"/>
                </table:table-cell>
                <table:table-cell table:style-name="MailMergeTable2020-03-05T15_3a_15_3a_19Z144.A3" office:value-type="string">
                  <text:p text:style-name="P3"/>
                </table:table-cell>
                <table:table-cell table:style-name="MailMergeTable2020-03-05T15_3a_15_3a_19Z144.A2" office:value-type="string">
                  <text:p text:style-name="P7">8.4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3" text:anchor-type="page" text:anchor-page-number="35" svg:x="0.499cm" svg:y="22.729cm" svg:width="10.059cm" svg:height="7.01cm" draw:z-index="142">
        <draw:text-box>
          <text:section text:style-name="Sect1" text:name="MailMergeSection2020-03-05T15:15:19Z144Bereich6" text:protected="true">
            <table:table table:name="MailMergeTable2020-03-05T15:15:19Z143" table:style-name="MailMergeTable2020-03-05T15_3a_15_3a_19Z143">
              <table:table-column table:style-name="MailMergeTable2020-03-05T15_3a_15_3a_19Z143.A" table:number-columns-repeated="6"/>
              <table:table-column table:style-name="MailMergeTable2020-03-05T15_3a_15_3a_19Z143.G"/>
              <table:table-row table:style-name="MailMergeTable2020-03-05T15_3a_15_3a_19Z143.1">
                <table:table-cell table:style-name="MailMergeTable2020-03-05T15_3a_15_3a_19Z143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3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3.A3" office:value-type="string">
                  <text:p text:style-name="P4">b<text:span text:style-name="T1">)</text:span></text:p>
                </table:table-cell>
                <table:table-cell table:style-name="MailMergeTable2020-03-05T15_3a_15_3a_19Z143.A2" table:number-rows-spanned="3" table:number-columns-spanned="6" office:value-type="string">
                  <text:p text:style-name="P4">Bedienoberflächen an die betrieblichen Erfordernisse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3.4">
                <table:table-cell table:style-name="MailMergeTable2020-03-05T15_3a_15_3a_19Z14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3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3.A3" office:value-type="string">
                  <text:p text:style-name="P3"/>
                </table:table-cell>
                <table:table-cell table:style-name="MailMergeTable2020-03-05T15_3a_15_3a_19Z143.A3" office:value-type="string">
                  <text:p text:style-name="P3"/>
                </table:table-cell>
                <table:table-cell table:style-name="MailMergeTable2020-03-05T15_3a_15_3a_19Z143.A3" office:value-type="string">
                  <text:p text:style-name="P3"/>
                </table:table-cell>
                <table:table-cell table:style-name="MailMergeTable2020-03-05T15_3a_15_3a_19Z143.A3" office:value-type="string">
                  <text:p text:style-name="P3"/>
                </table:table-cell>
                <table:table-cell table:style-name="MailMergeTable2020-03-05T15_3a_15_3a_19Z143.A2" office:value-type="string">
                  <text:p text:style-name="P7">8.4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2" text:anchor-type="page" text:anchor-page-number="35" svg:x="10.959cm" svg:y="15.319cm" svg:width="10.059cm" svg:height="7.01cm" draw:z-index="141">
        <draw:text-box>
          <text:section text:style-name="Sect1" text:name="MailMergeSection2020-03-05T15:15:19Z143Bereich5" text:protected="true">
            <table:table table:name="MailMergeTable2020-03-05T15:15:19Z142" table:style-name="MailMergeTable2020-03-05T15_3a_15_3a_19Z142">
              <table:table-column table:style-name="MailMergeTable2020-03-05T15_3a_15_3a_19Z142.A" table:number-columns-repeated="6"/>
              <table:table-column table:style-name="MailMergeTable2020-03-05T15_3a_15_3a_19Z142.G"/>
              <table:table-row table:style-name="MailMergeTable2020-03-05T15_3a_15_3a_19Z142.1">
                <table:table-cell table:style-name="MailMergeTable2020-03-05T15_3a_15_3a_19Z142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2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2.A3" office:value-type="string">
                  <text:p text:style-name="P4">a<text:span text:style-name="T1">)</text:span></text:p>
                </table:table-cell>
                <table:table-cell table:style-name="MailMergeTable2020-03-05T15_3a_15_3a_19Z142.A2" table:number-rows-spanned="3" table:number-columns-spanned="6" office:value-type="string">
                  <text:p text:style-name="P4">menügesteuerte und grafische Bedienoberflächen ergonomisch gest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2.4">
                <table:table-cell table:style-name="MailMergeTable2020-03-05T15_3a_15_3a_19Z14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2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2.A3" office:value-type="string">
                  <text:p text:style-name="P3"/>
                </table:table-cell>
                <table:table-cell table:style-name="MailMergeTable2020-03-05T15_3a_15_3a_19Z142.A3" office:value-type="string">
                  <text:p text:style-name="P3"/>
                </table:table-cell>
                <table:table-cell table:style-name="MailMergeTable2020-03-05T15_3a_15_3a_19Z142.A3" office:value-type="string">
                  <text:p text:style-name="P3"/>
                </table:table-cell>
                <table:table-cell table:style-name="MailMergeTable2020-03-05T15_3a_15_3a_19Z142.A3" office:value-type="string">
                  <text:p text:style-name="P3"/>
                </table:table-cell>
                <table:table-cell table:style-name="MailMergeTable2020-03-05T15_3a_15_3a_19Z142.A2" office:value-type="string">
                  <text:p text:style-name="P7">8.4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1" text:anchor-type="page" text:anchor-page-number="35" svg:x="0.499cm" svg:y="15.319cm" svg:width="10.059cm" svg:height="7.01cm" draw:z-index="140">
        <draw:text-box>
          <text:section text:style-name="Sect1" text:name="MailMergeSection2020-03-05T15:15:19Z142Bereich4" text:protected="true">
            <table:table table:name="MailMergeTable2020-03-05T15:15:19Z141" table:style-name="MailMergeTable2020-03-05T15_3a_15_3a_19Z141">
              <table:table-column table:style-name="MailMergeTable2020-03-05T15_3a_15_3a_19Z141.A" table:number-columns-repeated="6"/>
              <table:table-column table:style-name="MailMergeTable2020-03-05T15_3a_15_3a_19Z141.G"/>
              <table:table-row table:style-name="MailMergeTable2020-03-05T15_3a_15_3a_19Z141.1">
                <table:table-cell table:style-name="MailMergeTable2020-03-05T15_3a_15_3a_19Z141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1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1.A3" office:value-type="string">
                  <text:p text:style-name="P4">g<text:span text:style-name="T1">)</text:span></text:p>
                </table:table-cell>
                <table:table-cell table:style-name="MailMergeTable2020-03-05T15_3a_15_3a_19Z141.A2" table:number-rows-spanned="3" table:number-columns-spanned="6" office:value-type="string">
                  <text:p text:style-name="P4">Konfigurationen verw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1.4">
                <table:table-cell table:style-name="MailMergeTable2020-03-05T15_3a_15_3a_19Z14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1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1.A3" office:value-type="string">
                  <text:p text:style-name="P3"/>
                </table:table-cell>
                <table:table-cell table:style-name="MailMergeTable2020-03-05T15_3a_15_3a_19Z141.A3" office:value-type="string">
                  <text:p text:style-name="P3"/>
                </table:table-cell>
                <table:table-cell table:style-name="MailMergeTable2020-03-05T15_3a_15_3a_19Z141.A3" office:value-type="string">
                  <text:p text:style-name="P3"/>
                </table:table-cell>
                <table:table-cell table:style-name="MailMergeTable2020-03-05T15_3a_15_3a_19Z141.A3" office:value-type="string">
                  <text:p text:style-name="P3"/>
                </table:table-cell>
                <table:table-cell table:style-name="MailMergeTable2020-03-05T15_3a_15_3a_19Z141.A2" office:value-type="string">
                  <text:p text:style-name="P7">8.3.g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0" text:anchor-type="page" text:anchor-page-number="35" svg:x="10.959cm" svg:y="7.909cm" svg:width="10.059cm" svg:height="7.01cm" draw:z-index="139">
        <draw:text-box>
          <text:section text:style-name="Sect1" text:name="MailMergeSection2020-03-05T15:15:19Z141Bereich3" text:protected="true">
            <table:table table:name="MailMergeTable2020-03-05T15:15:19Z140" table:style-name="MailMergeTable2020-03-05T15_3a_15_3a_19Z140">
              <table:table-column table:style-name="MailMergeTable2020-03-05T15_3a_15_3a_19Z140.A" table:number-columns-repeated="6"/>
              <table:table-column table:style-name="MailMergeTable2020-03-05T15_3a_15_3a_19Z140.G"/>
              <table:table-row table:style-name="MailMergeTable2020-03-05T15_3a_15_3a_19Z140.1">
                <table:table-cell table:style-name="MailMergeTable2020-03-05T15_3a_15_3a_19Z140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0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0.A3" office:value-type="string">
                  <text:p text:style-name="P4">f<text:span text:style-name="T1">)</text:span></text:p>
                </table:table-cell>
                <table:table-cell table:style-name="MailMergeTable2020-03-05T15_3a_15_3a_19Z140.A2" table:number-rows-spanned="3" table:number-columns-spanned="6" office:value-type="string">
                  <text:p text:style-name="P4">Fehler besei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40.4">
                <table:table-cell table:style-name="MailMergeTable2020-03-05T15_3a_15_3a_19Z14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40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40.A3" office:value-type="string">
                  <text:p text:style-name="P3"/>
                </table:table-cell>
                <table:table-cell table:style-name="MailMergeTable2020-03-05T15_3a_15_3a_19Z140.A3" office:value-type="string">
                  <text:p text:style-name="P3"/>
                </table:table-cell>
                <table:table-cell table:style-name="MailMergeTable2020-03-05T15_3a_15_3a_19Z140.A3" office:value-type="string">
                  <text:p text:style-name="P3"/>
                </table:table-cell>
                <table:table-cell table:style-name="MailMergeTable2020-03-05T15_3a_15_3a_19Z140.A3" office:value-type="string">
                  <text:p text:style-name="P3"/>
                </table:table-cell>
                <table:table-cell table:style-name="MailMergeTable2020-03-05T15_3a_15_3a_19Z140.A2" office:value-type="string">
                  <text:p text:style-name="P7">8.3.f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9" text:anchor-type="page" text:anchor-page-number="35" svg:x="0.499cm" svg:y="7.909cm" svg:width="10.059cm" svg:height="7.01cm" draw:z-index="138">
        <draw:text-box>
          <text:section text:style-name="Sect1" text:name="MailMergeSection2020-03-05T15:15:19Z140Bereich2" text:protected="true">
            <table:table table:name="MailMergeTable2020-03-05T15:15:19Z139" table:style-name="MailMergeTable2020-03-05T15_3a_15_3a_19Z139">
              <table:table-column table:style-name="MailMergeTable2020-03-05T15_3a_15_3a_19Z139.A" table:number-columns-repeated="6"/>
              <table:table-column table:style-name="MailMergeTable2020-03-05T15_3a_15_3a_19Z139.G"/>
              <table:table-row table:style-name="MailMergeTable2020-03-05T15_3a_15_3a_19Z139.1">
                <table:table-cell table:style-name="MailMergeTable2020-03-05T15_3a_15_3a_19Z139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9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9.A3" office:value-type="string">
                  <text:p text:style-name="P4">e<text:span text:style-name="T1">)</text:span></text:p>
                </table:table-cell>
                <table:table-cell table:style-name="MailMergeTable2020-03-05T15_3a_15_3a_19Z139.A2" table:number-rows-spanned="3" table:number-columns-spanned="6" office:value-type="string">
                  <text:p text:style-name="P4">Anwendungslösungen mit Hilfe von Applikationssprachen erwei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9.4">
                <table:table-cell table:style-name="MailMergeTable2020-03-05T15_3a_15_3a_19Z13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9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9.A3" office:value-type="string">
                  <text:p text:style-name="P3"/>
                </table:table-cell>
                <table:table-cell table:style-name="MailMergeTable2020-03-05T15_3a_15_3a_19Z139.A3" office:value-type="string">
                  <text:p text:style-name="P3"/>
                </table:table-cell>
                <table:table-cell table:style-name="MailMergeTable2020-03-05T15_3a_15_3a_19Z139.A3" office:value-type="string">
                  <text:p text:style-name="P3"/>
                </table:table-cell>
                <table:table-cell table:style-name="MailMergeTable2020-03-05T15_3a_15_3a_19Z139.A3" office:value-type="string">
                  <text:p text:style-name="P3"/>
                </table:table-cell>
                <table:table-cell table:style-name="MailMergeTable2020-03-05T15_3a_15_3a_19Z139.A2" office:value-type="string">
                  <text:p text:style-name="P7">8.3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8" text:anchor-type="page" text:anchor-page-number="35" svg:x="10.959cm" svg:y="0.499cm" svg:width="10.059cm" svg:height="7.01cm" draw:z-index="137">
        <draw:text-box>
          <text:section text:style-name="Sect1" text:name="MailMergeSection2020-03-05T15:15:19Z139Bereich1" text:protected="true">
            <table:table table:name="MailMergeTable2020-03-05T15:15:19Z138" table:style-name="MailMergeTable2020-03-05T15_3a_15_3a_19Z138">
              <table:table-column table:style-name="MailMergeTable2020-03-05T15_3a_15_3a_19Z138.A" table:number-columns-repeated="6"/>
              <table:table-column table:style-name="MailMergeTable2020-03-05T15_3a_15_3a_19Z138.G"/>
              <table:table-row table:style-name="MailMergeTable2020-03-05T15_3a_15_3a_19Z138.1">
                <table:table-cell table:style-name="MailMergeTable2020-03-05T15_3a_15_3a_19Z138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8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8.A3" office:value-type="string">
                  <text:p text:style-name="P4">d<text:span text:style-name="T1">)</text:span></text:p>
                </table:table-cell>
                <table:table-cell table:style-name="MailMergeTable2020-03-05T15_3a_15_3a_19Z138.A2" table:number-rows-spanned="3" table:number-columns-spanned="6" office:value-type="string">
                  <text:p text:style-name="P4">Software an eine veränderte Umgebung anpassen und weiterentwickel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8.4">
                <table:table-cell table:style-name="MailMergeTable2020-03-05T15_3a_15_3a_19Z13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8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8.A3" office:value-type="string">
                  <text:p text:style-name="P3"/>
                </table:table-cell>
                <table:table-cell table:style-name="MailMergeTable2020-03-05T15_3a_15_3a_19Z138.A3" office:value-type="string">
                  <text:p text:style-name="P3"/>
                </table:table-cell>
                <table:table-cell table:style-name="MailMergeTable2020-03-05T15_3a_15_3a_19Z138.A3" office:value-type="string">
                  <text:p text:style-name="P3"/>
                </table:table-cell>
                <table:table-cell table:style-name="MailMergeTable2020-03-05T15_3a_15_3a_19Z138.A3" office:value-type="string">
                  <text:p text:style-name="P3"/>
                </table:table-cell>
                <table:table-cell table:style-name="MailMergeTable2020-03-05T15_3a_15_3a_19Z138.A2" office:value-type="string">
                  <text:p text:style-name="P7">8.3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7" text:anchor-type="page" text:anchor-page-number="35" svg:x="0.499cm" svg:y="0.499cm" svg:width="10.059cm" svg:height="7.01cm" draw:z-index="136">
        <draw:text-box>
          <text:section text:style-name="Sect1" text:name="MailMergeSection2020-03-05T15:15:19Z138MasterLabel">
            <table:table table:name="MailMergeTable2020-03-05T15:15:19Z137" table:style-name="MailMergeTable2020-03-05T15_3a_15_3a_19Z137">
              <table:table-column table:style-name="MailMergeTable2020-03-05T15_3a_15_3a_19Z137.A" table:number-columns-repeated="6"/>
              <table:table-column table:style-name="MailMergeTable2020-03-05T15_3a_15_3a_19Z137.G"/>
              <table:table-row table:style-name="MailMergeTable2020-03-05T15_3a_15_3a_19Z137.1">
                <table:table-cell table:style-name="MailMergeTable2020-03-05T15_3a_15_3a_19Z137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7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7.A3" office:value-type="string">
                  <text:p text:style-name="P4">c<text:span text:style-name="T1">)</text:span></text:p>
                </table:table-cell>
                <table:table-cell table:style-name="MailMergeTable2020-03-05T15_3a_15_3a_19Z137.A2" table:number-rows-spanned="3" table:number-columns-spanned="6" office:value-type="string">
                  <text:p text:style-name="P4">Anwendungslösungen entsprechend den kundenspezifischen Anforderungen einrichten, konfigurieren und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7.4">
                <table:table-cell table:style-name="MailMergeTable2020-03-05T15_3a_15_3a_19Z13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7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7.A3" office:value-type="string">
                  <text:p text:style-name="P3"/>
                </table:table-cell>
                <table:table-cell table:style-name="MailMergeTable2020-03-05T15_3a_15_3a_19Z137.A3" office:value-type="string">
                  <text:p text:style-name="P3"/>
                </table:table-cell>
                <table:table-cell table:style-name="MailMergeTable2020-03-05T15_3a_15_3a_19Z137.A3" office:value-type="string">
                  <text:p text:style-name="P3"/>
                </table:table-cell>
                <table:table-cell table:style-name="MailMergeTable2020-03-05T15_3a_15_3a_19Z137.A3" office:value-type="string">
                  <text:p text:style-name="P3"/>
                </table:table-cell>
                <table:table-cell table:style-name="MailMergeTable2020-03-05T15_3a_15_3a_19Z137.A2" office:value-type="string">
                  <text:p text:style-name="P7">8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6" text:anchor-type="page" text:anchor-page-number="33" svg:x="10.959cm" svg:y="22.729cm" svg:width="10.059cm" svg:height="7.01cm" draw:z-index="135">
        <draw:text-box>
          <text:section text:style-name="Sect1" text:name="MailMergeSection2020-03-05T15:15:19Z137Bereich7" text:protected="true">
            <table:table table:name="MailMergeTable2020-03-05T15:15:19Z136" table:style-name="MailMergeTable2020-03-05T15_3a_15_3a_19Z136">
              <table:table-column table:style-name="MailMergeTable2020-03-05T15_3a_15_3a_19Z136.A" table:number-columns-repeated="6"/>
              <table:table-column table:style-name="MailMergeTable2020-03-05T15_3a_15_3a_19Z136.G"/>
              <table:table-row table:style-name="MailMergeTable2020-03-05T15_3a_15_3a_19Z136.1">
                <table:table-cell table:style-name="MailMergeTable2020-03-05T15_3a_15_3a_19Z136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6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6.A3" office:value-type="string">
                  <text:p text:style-name="P4">b<text:span text:style-name="T1">)</text:span></text:p>
                </table:table-cell>
                <table:table-cell table:style-name="MailMergeTable2020-03-05T15_3a_15_3a_19Z136.A2" table:number-rows-spanned="3" table:number-columns-spanned="6" office:value-type="string">
                  <text:p text:style-name="P4">Schnittstellenprogramme in einer Datenbank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6.4">
                <table:table-cell table:style-name="MailMergeTable2020-03-05T15_3a_15_3a_19Z13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6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6.A3" office:value-type="string">
                  <text:p text:style-name="P3"/>
                </table:table-cell>
                <table:table-cell table:style-name="MailMergeTable2020-03-05T15_3a_15_3a_19Z136.A3" office:value-type="string">
                  <text:p text:style-name="P3"/>
                </table:table-cell>
                <table:table-cell table:style-name="MailMergeTable2020-03-05T15_3a_15_3a_19Z136.A3" office:value-type="string">
                  <text:p text:style-name="P3"/>
                </table:table-cell>
                <table:table-cell table:style-name="MailMergeTable2020-03-05T15_3a_15_3a_19Z136.A3" office:value-type="string">
                  <text:p text:style-name="P3"/>
                </table:table-cell>
                <table:table-cell table:style-name="MailMergeTable2020-03-05T15_3a_15_3a_19Z136.A2" office:value-type="string">
                  <text:p text:style-name="P7">8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5" text:anchor-type="page" text:anchor-page-number="33" svg:x="0.499cm" svg:y="22.729cm" svg:width="10.059cm" svg:height="7.01cm" draw:z-index="134">
        <draw:text-box>
          <text:section text:style-name="Sect1" text:name="MailMergeSection2020-03-05T15:15:19Z136Bereich6" text:protected="true">
            <table:table table:name="MailMergeTable2020-03-05T15:15:19Z135" table:style-name="MailMergeTable2020-03-05T15_3a_15_3a_19Z135">
              <table:table-column table:style-name="MailMergeTable2020-03-05T15_3a_15_3a_19Z135.A" table:number-columns-repeated="6"/>
              <table:table-column table:style-name="MailMergeTable2020-03-05T15_3a_15_3a_19Z135.G"/>
              <table:table-row table:style-name="MailMergeTable2020-03-05T15_3a_15_3a_19Z135.1">
                <table:table-cell table:style-name="MailMergeTable2020-03-05T15_3a_15_3a_19Z135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5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5.A3" office:value-type="string">
                  <text:p text:style-name="P4">a<text:span text:style-name="T1">)</text:span></text:p>
                </table:table-cell>
                <table:table-cell table:style-name="MailMergeTable2020-03-05T15_3a_15_3a_19Z135.A2" table:number-rows-spanned="3" table:number-columns-spanned="6" office:value-type="string">
                  <text:p text:style-name="P4">Abfragen und Berichte von Datenbeständen unter Nutzung einer Abfrage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5.4">
                <table:table-cell table:style-name="MailMergeTable2020-03-05T15_3a_15_3a_19Z13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5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5.A3" office:value-type="string">
                  <text:p text:style-name="P3"/>
                </table:table-cell>
                <table:table-cell table:style-name="MailMergeTable2020-03-05T15_3a_15_3a_19Z135.A3" office:value-type="string">
                  <text:p text:style-name="P3"/>
                </table:table-cell>
                <table:table-cell table:style-name="MailMergeTable2020-03-05T15_3a_15_3a_19Z135.A3" office:value-type="string">
                  <text:p text:style-name="P3"/>
                </table:table-cell>
                <table:table-cell table:style-name="MailMergeTable2020-03-05T15_3a_15_3a_19Z135.A3" office:value-type="string">
                  <text:p text:style-name="P3"/>
                </table:table-cell>
                <table:table-cell table:style-name="MailMergeTable2020-03-05T15_3a_15_3a_19Z135.A2" office:value-type="string">
                  <text:p text:style-name="P7">8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4" text:anchor-type="page" text:anchor-page-number="33" svg:x="10.959cm" svg:y="15.319cm" svg:width="10.059cm" svg:height="7.01cm" draw:z-index="133">
        <draw:text-box>
          <text:section text:style-name="Sect1" text:name="MailMergeSection2020-03-05T15:15:19Z135Bereich5" text:protected="true">
            <table:table table:name="MailMergeTable2020-03-05T15:15:19Z134" table:style-name="MailMergeTable2020-03-05T15_3a_15_3a_19Z134">
              <table:table-column table:style-name="MailMergeTable2020-03-05T15_3a_15_3a_19Z134.A" table:number-columns-repeated="6"/>
              <table:table-column table:style-name="MailMergeTable2020-03-05T15_3a_15_3a_19Z134.G"/>
              <table:table-row table:style-name="MailMergeTable2020-03-05T15_3a_15_3a_19Z134.1">
                <table:table-cell table:style-name="MailMergeTable2020-03-05T15_3a_15_3a_19Z134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4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4.A3" office:value-type="string">
                  <text:p text:style-name="P4">d<text:span text:style-name="T1">)</text:span></text:p>
                </table:table-cell>
                <table:table-cell table:style-name="MailMergeTable2020-03-05T15_3a_15_3a_19Z134.A2" table:number-rows-spanned="3" table:number-columns-spanned="6" office:value-type="string">
                  <text:p text:style-name="P4">Datenbestände strukturieren und in eine Datenbank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4.4">
                <table:table-cell table:style-name="MailMergeTable2020-03-05T15_3a_15_3a_19Z13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4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4.A3" office:value-type="string">
                  <text:p text:style-name="P3"/>
                </table:table-cell>
                <table:table-cell table:style-name="MailMergeTable2020-03-05T15_3a_15_3a_19Z134.A3" office:value-type="string">
                  <text:p text:style-name="P3"/>
                </table:table-cell>
                <table:table-cell table:style-name="MailMergeTable2020-03-05T15_3a_15_3a_19Z134.A3" office:value-type="string">
                  <text:p text:style-name="P3"/>
                </table:table-cell>
                <table:table-cell table:style-name="MailMergeTable2020-03-05T15_3a_15_3a_19Z134.A3" office:value-type="string">
                  <text:p text:style-name="P3"/>
                </table:table-cell>
                <table:table-cell table:style-name="MailMergeTable2020-03-05T15_3a_15_3a_19Z134.A2" office:value-type="string">
                  <text:p text:style-name="P7">8.2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3" text:anchor-type="page" text:anchor-page-number="33" svg:x="0.499cm" svg:y="15.319cm" svg:width="10.059cm" svg:height="7.01cm" draw:z-index="132">
        <draw:text-box>
          <text:section text:style-name="Sect1" text:name="MailMergeSection2020-03-05T15:15:19Z134Bereich4" text:protected="true">
            <table:table table:name="MailMergeTable2020-03-05T15:15:19Z133" table:style-name="MailMergeTable2020-03-05T15_3a_15_3a_19Z133">
              <table:table-column table:style-name="MailMergeTable2020-03-05T15_3a_15_3a_19Z133.A" table:number-columns-repeated="6"/>
              <table:table-column table:style-name="MailMergeTable2020-03-05T15_3a_15_3a_19Z133.G"/>
              <table:table-row table:style-name="MailMergeTable2020-03-05T15_3a_15_3a_19Z133.1">
                <table:table-cell table:style-name="MailMergeTable2020-03-05T15_3a_15_3a_19Z133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3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3.A3" office:value-type="string">
                  <text:p text:style-name="P4">c<text:span text:style-name="T1">)</text:span></text:p>
                </table:table-cell>
                <table:table-cell table:style-name="MailMergeTable2020-03-05T15_3a_15_3a_19Z133.A2" table:number-rows-spanned="3" table:number-columns-spanned="6" office:value-type="string">
                  <text:p text:style-name="P4">Datenbanksysteme testen und optim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3.4">
                <table:table-cell table:style-name="MailMergeTable2020-03-05T15_3a_15_3a_19Z13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3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3.A3" office:value-type="string">
                  <text:p text:style-name="P3"/>
                </table:table-cell>
                <table:table-cell table:style-name="MailMergeTable2020-03-05T15_3a_15_3a_19Z133.A3" office:value-type="string">
                  <text:p text:style-name="P3"/>
                </table:table-cell>
                <table:table-cell table:style-name="MailMergeTable2020-03-05T15_3a_15_3a_19Z133.A3" office:value-type="string">
                  <text:p text:style-name="P3"/>
                </table:table-cell>
                <table:table-cell table:style-name="MailMergeTable2020-03-05T15_3a_15_3a_19Z133.A3" office:value-type="string">
                  <text:p text:style-name="P3"/>
                </table:table-cell>
                <table:table-cell table:style-name="MailMergeTable2020-03-05T15_3a_15_3a_19Z133.A2" office:value-type="string">
                  <text:p text:style-name="P7">8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2" text:anchor-type="page" text:anchor-page-number="33" svg:x="10.959cm" svg:y="7.909cm" svg:width="10.059cm" svg:height="7.01cm" draw:z-index="131">
        <draw:text-box>
          <text:section text:style-name="Sect1" text:name="MailMergeSection2020-03-05T15:15:19Z133Bereich3" text:protected="true">
            <table:table table:name="MailMergeTable2020-03-05T15:15:19Z132" table:style-name="MailMergeTable2020-03-05T15_3a_15_3a_19Z132">
              <table:table-column table:style-name="MailMergeTable2020-03-05T15_3a_15_3a_19Z132.A" table:number-columns-repeated="6"/>
              <table:table-column table:style-name="MailMergeTable2020-03-05T15_3a_15_3a_19Z132.G"/>
              <table:table-row table:style-name="MailMergeTable2020-03-05T15_3a_15_3a_19Z132.1">
                <table:table-cell table:style-name="MailMergeTable2020-03-05T15_3a_15_3a_19Z132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2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2.A3" office:value-type="string">
                  <text:p text:style-name="P4">b<text:span text:style-name="T1">)</text:span></text:p>
                </table:table-cell>
                <table:table-cell table:style-name="MailMergeTable2020-03-05T15_3a_15_3a_19Z132.A2" table:number-rows-spanned="3" table:number-columns-spanned="6" office:value-type="string">
                  <text:p text:style-name="P4">Werkzeuge zur Sicherstellung der Datenintegrität imple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2.4">
                <table:table-cell table:style-name="MailMergeTable2020-03-05T15_3a_15_3a_19Z13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2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2.A3" office:value-type="string">
                  <text:p text:style-name="P3"/>
                </table:table-cell>
                <table:table-cell table:style-name="MailMergeTable2020-03-05T15_3a_15_3a_19Z132.A3" office:value-type="string">
                  <text:p text:style-name="P3"/>
                </table:table-cell>
                <table:table-cell table:style-name="MailMergeTable2020-03-05T15_3a_15_3a_19Z132.A3" office:value-type="string">
                  <text:p text:style-name="P3"/>
                </table:table-cell>
                <table:table-cell table:style-name="MailMergeTable2020-03-05T15_3a_15_3a_19Z132.A3" office:value-type="string">
                  <text:p text:style-name="P3"/>
                </table:table-cell>
                <table:table-cell table:style-name="MailMergeTable2020-03-05T15_3a_15_3a_19Z132.A2" office:value-type="string">
                  <text:p text:style-name="P7">8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1" text:anchor-type="page" text:anchor-page-number="33" svg:x="0.499cm" svg:y="7.909cm" svg:width="10.059cm" svg:height="7.01cm" draw:z-index="130">
        <draw:text-box>
          <text:section text:style-name="Sect1" text:name="MailMergeSection2020-03-05T15:15:19Z132Bereich2" text:protected="true">
            <table:table table:name="MailMergeTable2020-03-05T15:15:19Z131" table:style-name="MailMergeTable2020-03-05T15_3a_15_3a_19Z131">
              <table:table-column table:style-name="MailMergeTable2020-03-05T15_3a_15_3a_19Z131.A" table:number-columns-repeated="6"/>
              <table:table-column table:style-name="MailMergeTable2020-03-05T15_3a_15_3a_19Z131.G"/>
              <table:table-row table:style-name="MailMergeTable2020-03-05T15_3a_15_3a_19Z131.1">
                <table:table-cell table:style-name="MailMergeTable2020-03-05T15_3a_15_3a_19Z131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1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1.A3" office:value-type="string">
                  <text:p text:style-name="P4">a<text:span text:style-name="T1">)</text:span></text:p>
                </table:table-cell>
                <table:table-cell table:style-name="MailMergeTable2020-03-05T15_3a_15_3a_19Z131.A2" table:number-rows-spanned="3" table:number-columns-spanned="6" office:value-type="string">
                  <text:p text:style-name="P4">Sicherheitsmechanismen, insbesondere Zugriffsmöglichkeiten und -rechte, festlegen und imple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1.4">
                <table:table-cell table:style-name="MailMergeTable2020-03-05T15_3a_15_3a_19Z13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1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1.A3" office:value-type="string">
                  <text:p text:style-name="P3"/>
                </table:table-cell>
                <table:table-cell table:style-name="MailMergeTable2020-03-05T15_3a_15_3a_19Z131.A3" office:value-type="string">
                  <text:p text:style-name="P3"/>
                </table:table-cell>
                <table:table-cell table:style-name="MailMergeTable2020-03-05T15_3a_15_3a_19Z131.A3" office:value-type="string">
                  <text:p text:style-name="P3"/>
                </table:table-cell>
                <table:table-cell table:style-name="MailMergeTable2020-03-05T15_3a_15_3a_19Z131.A3" office:value-type="string">
                  <text:p text:style-name="P3"/>
                </table:table-cell>
                <table:table-cell table:style-name="MailMergeTable2020-03-05T15_3a_15_3a_19Z131.A2" office:value-type="string">
                  <text:p text:style-name="P7">8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0" text:anchor-type="page" text:anchor-page-number="33" svg:x="10.959cm" svg:y="0.499cm" svg:width="10.059cm" svg:height="7.01cm" draw:z-index="129">
        <draw:text-box>
          <text:section text:style-name="Sect1" text:name="MailMergeSection2020-03-05T15:15:19Z131Bereich1" text:protected="true">
            <table:table table:name="MailMergeTable2020-03-05T15:15:19Z130" table:style-name="MailMergeTable2020-03-05T15_3a_15_3a_19Z130">
              <table:table-column table:style-name="MailMergeTable2020-03-05T15_3a_15_3a_19Z130.A" table:number-columns-repeated="6"/>
              <table:table-column table:style-name="MailMergeTable2020-03-05T15_3a_15_3a_19Z130.G"/>
              <table:table-row table:style-name="MailMergeTable2020-03-05T15_3a_15_3a_19Z130.1">
                <table:table-cell table:style-name="MailMergeTable2020-03-05T15_3a_15_3a_19Z130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0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0.A3" office:value-type="string">
                  <text:p text:style-name="P4">g<text:span text:style-name="T1">)</text:span></text:p>
                </table:table-cell>
                <table:table-cell table:style-name="MailMergeTable2020-03-05T15_3a_15_3a_19Z130.A2" table:number-rows-spanned="3" table:number-columns-spanned="6" office:value-type="string">
                  <text:p text:style-name="P4">Datenbankstrukturen, insbesondere logische Struktur der Daten, Objekte, Attribute, Relationen und Zugriffsmethoden, festlegen sowie Schlüssel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30.4">
                <table:table-cell table:style-name="MailMergeTable2020-03-05T15_3a_15_3a_19Z13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30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30.A3" office:value-type="string">
                  <text:p text:style-name="P3"/>
                </table:table-cell>
                <table:table-cell table:style-name="MailMergeTable2020-03-05T15_3a_15_3a_19Z130.A3" office:value-type="string">
                  <text:p text:style-name="P3"/>
                </table:table-cell>
                <table:table-cell table:style-name="MailMergeTable2020-03-05T15_3a_15_3a_19Z130.A3" office:value-type="string">
                  <text:p text:style-name="P3"/>
                </table:table-cell>
                <table:table-cell table:style-name="MailMergeTable2020-03-05T15_3a_15_3a_19Z130.A3" office:value-type="string">
                  <text:p text:style-name="P3"/>
                </table:table-cell>
                <table:table-cell table:style-name="MailMergeTable2020-03-05T15_3a_15_3a_19Z130.A2" office:value-type="string">
                  <text:p text:style-name="P7">8.1.g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9" text:anchor-type="page" text:anchor-page-number="33" svg:x="0.499cm" svg:y="0.499cm" svg:width="10.059cm" svg:height="7.01cm" draw:z-index="128">
        <draw:text-box>
          <text:section text:style-name="Sect1" text:name="MailMergeSection2020-03-05T15:15:19Z130MasterLabel">
            <table:table table:name="MailMergeTable2020-03-05T15:15:19Z129" table:style-name="MailMergeTable2020-03-05T15_3a_15_3a_19Z129">
              <table:table-column table:style-name="MailMergeTable2020-03-05T15_3a_15_3a_19Z129.A" table:number-columns-repeated="6"/>
              <table:table-column table:style-name="MailMergeTable2020-03-05T15_3a_15_3a_19Z129.G"/>
              <table:table-row table:style-name="MailMergeTable2020-03-05T15_3a_15_3a_19Z129.1">
                <table:table-cell table:style-name="MailMergeTable2020-03-05T15_3a_15_3a_19Z129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9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9.A3" office:value-type="string">
                  <text:p text:style-name="P4">f<text:span text:style-name="T1">)</text:span></text:p>
                </table:table-cell>
                <table:table-cell table:style-name="MailMergeTable2020-03-05T15_3a_15_3a_19Z129.A2" table:number-rows-spanned="3" table:number-columns-spanned="6" office:value-type="string">
                  <text:p text:style-name="P4">Datenbankprodukte aufgabengerecht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9.4">
                <table:table-cell table:style-name="MailMergeTable2020-03-05T15_3a_15_3a_19Z12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9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29.A3" office:value-type="string">
                  <text:p text:style-name="P3"/>
                </table:table-cell>
                <table:table-cell table:style-name="MailMergeTable2020-03-05T15_3a_15_3a_19Z129.A3" office:value-type="string">
                  <text:p text:style-name="P3"/>
                </table:table-cell>
                <table:table-cell table:style-name="MailMergeTable2020-03-05T15_3a_15_3a_19Z129.A3" office:value-type="string">
                  <text:p text:style-name="P3"/>
                </table:table-cell>
                <table:table-cell table:style-name="MailMergeTable2020-03-05T15_3a_15_3a_19Z129.A3" office:value-type="string">
                  <text:p text:style-name="P3"/>
                </table:table-cell>
                <table:table-cell table:style-name="MailMergeTable2020-03-05T15_3a_15_3a_19Z129.A2" office:value-type="string">
                  <text:p text:style-name="P7">8.1.f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8" text:anchor-type="page" text:anchor-page-number="31" svg:x="10.959cm" svg:y="22.729cm" svg:width="10.059cm" svg:height="7.01cm" draw:z-index="127">
        <draw:text-box>
          <text:section text:style-name="Sect1" text:name="MailMergeSection2020-03-05T15:15:19Z129Bereich7" text:protected="true">
            <table:table table:name="MailMergeTable2020-03-05T15:15:19Z128" table:style-name="MailMergeTable2020-03-05T15_3a_15_3a_19Z128">
              <table:table-column table:style-name="MailMergeTable2020-03-05T15_3a_15_3a_19Z128.A" table:number-columns-repeated="6"/>
              <table:table-column table:style-name="MailMergeTable2020-03-05T15_3a_15_3a_19Z128.G"/>
              <table:table-row table:style-name="MailMergeTable2020-03-05T15_3a_15_3a_19Z128.1">
                <table:table-cell table:style-name="MailMergeTable2020-03-05T15_3a_15_3a_19Z128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8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8.A3" office:value-type="string">
                  <text:p text:style-name="P4">e<text:span text:style-name="T1">)</text:span></text:p>
                </table:table-cell>
                <table:table-cell table:style-name="MailMergeTable2020-03-05T15_3a_15_3a_19Z128.A2" table:number-rows-spanned="3" table:number-columns-spanned="6" office:value-type="string">
                  <text:p text:style-name="P4">Betriebssysteme anpass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8.4">
                <table:table-cell table:style-name="MailMergeTable2020-03-05T15_3a_15_3a_19Z12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8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28.A3" office:value-type="string">
                  <text:p text:style-name="P3"/>
                </table:table-cell>
                <table:table-cell table:style-name="MailMergeTable2020-03-05T15_3a_15_3a_19Z128.A3" office:value-type="string">
                  <text:p text:style-name="P3"/>
                </table:table-cell>
                <table:table-cell table:style-name="MailMergeTable2020-03-05T15_3a_15_3a_19Z128.A3" office:value-type="string">
                  <text:p text:style-name="P3"/>
                </table:table-cell>
                <table:table-cell table:style-name="MailMergeTable2020-03-05T15_3a_15_3a_19Z128.A3" office:value-type="string">
                  <text:p text:style-name="P3"/>
                </table:table-cell>
                <table:table-cell table:style-name="MailMergeTable2020-03-05T15_3a_15_3a_19Z128.A2" office:value-type="string">
                  <text:p text:style-name="P7">8.1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7" text:anchor-type="page" text:anchor-page-number="31" svg:x="0.499cm" svg:y="22.729cm" svg:width="10.059cm" svg:height="7.01cm" draw:z-index="126">
        <draw:text-box>
          <text:section text:style-name="Sect1" text:name="MailMergeSection2020-03-05T15:15:19Z128Bereich6" text:protected="true">
            <table:table table:name="MailMergeTable2020-03-05T15:15:19Z127" table:style-name="MailMergeTable2020-03-05T15_3a_15_3a_19Z127">
              <table:table-column table:style-name="MailMergeTable2020-03-05T15_3a_15_3a_19Z127.A" table:number-columns-repeated="6"/>
              <table:table-column table:style-name="MailMergeTable2020-03-05T15_3a_15_3a_19Z127.G"/>
              <table:table-row table:style-name="MailMergeTable2020-03-05T15_3a_15_3a_19Z127.1">
                <table:table-cell table:style-name="MailMergeTable2020-03-05T15_3a_15_3a_19Z127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7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7.A3" office:value-type="string">
                  <text:p text:style-name="P4">d<text:span text:style-name="T1">)</text:span></text:p>
                </table:table-cell>
                <table:table-cell table:style-name="MailMergeTable2020-03-05T15_3a_15_3a_19Z127.A2" table:number-rows-spanned="3" table:number-columns-spanned="6" office:value-type="string">
                  <text:p text:style-name="P4">Softwarearchitekturen in Netze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7.4">
                <table:table-cell table:style-name="MailMergeTable2020-03-05T15_3a_15_3a_19Z12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7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27.A3" office:value-type="string">
                  <text:p text:style-name="P3"/>
                </table:table-cell>
                <table:table-cell table:style-name="MailMergeTable2020-03-05T15_3a_15_3a_19Z127.A3" office:value-type="string">
                  <text:p text:style-name="P3"/>
                </table:table-cell>
                <table:table-cell table:style-name="MailMergeTable2020-03-05T15_3a_15_3a_19Z127.A3" office:value-type="string">
                  <text:p text:style-name="P3"/>
                </table:table-cell>
                <table:table-cell table:style-name="MailMergeTable2020-03-05T15_3a_15_3a_19Z127.A3" office:value-type="string">
                  <text:p text:style-name="P3"/>
                </table:table-cell>
                <table:table-cell table:style-name="MailMergeTable2020-03-05T15_3a_15_3a_19Z127.A2" office:value-type="string">
                  <text:p text:style-name="P7">8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6" text:anchor-type="page" text:anchor-page-number="31" svg:x="10.959cm" svg:y="15.319cm" svg:width="10.059cm" svg:height="7.01cm" draw:z-index="125">
        <draw:text-box>
          <text:section text:style-name="Sect1" text:name="MailMergeSection2020-03-05T15:15:19Z127Bereich5" text:protected="true">
            <table:table table:name="MailMergeTable2020-03-05T15:15:19Z126" table:style-name="MailMergeTable2020-03-05T15_3a_15_3a_19Z126">
              <table:table-column table:style-name="MailMergeTable2020-03-05T15_3a_15_3a_19Z126.A" table:number-columns-repeated="6"/>
              <table:table-column table:style-name="MailMergeTable2020-03-05T15_3a_15_3a_19Z126.G"/>
              <table:table-row table:style-name="MailMergeTable2020-03-05T15_3a_15_3a_19Z126.1">
                <table:table-cell table:style-name="MailMergeTable2020-03-05T15_3a_15_3a_19Z126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6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6.A3" office:value-type="string">
                  <text:p text:style-name="P4">c<text:span text:style-name="T1">)</text:span></text:p>
                </table:table-cell>
                <table:table-cell table:style-name="MailMergeTable2020-03-05T15_3a_15_3a_19Z126.A2" table:number-rows-spanned="3" table:number-columns-spanned="6" office:value-type="string">
                  <text:p text:style-name="P4">Softwarearchitekturen an Betriebssystemen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6.4">
                <table:table-cell table:style-name="MailMergeTable2020-03-05T15_3a_15_3a_19Z12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6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26.A3" office:value-type="string">
                  <text:p text:style-name="P3"/>
                </table:table-cell>
                <table:table-cell table:style-name="MailMergeTable2020-03-05T15_3a_15_3a_19Z126.A3" office:value-type="string">
                  <text:p text:style-name="P3"/>
                </table:table-cell>
                <table:table-cell table:style-name="MailMergeTable2020-03-05T15_3a_15_3a_19Z126.A3" office:value-type="string">
                  <text:p text:style-name="P3"/>
                </table:table-cell>
                <table:table-cell table:style-name="MailMergeTable2020-03-05T15_3a_15_3a_19Z126.A3" office:value-type="string">
                  <text:p text:style-name="P3"/>
                </table:table-cell>
                <table:table-cell table:style-name="MailMergeTable2020-03-05T15_3a_15_3a_19Z126.A2" office:value-type="string">
                  <text:p text:style-name="P7">8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5" text:anchor-type="page" text:anchor-page-number="31" svg:x="0.499cm" svg:y="15.319cm" svg:width="10.059cm" svg:height="7.01cm" draw:z-index="124">
        <draw:text-box>
          <text:section text:style-name="Sect1" text:name="MailMergeSection2020-03-05T15:15:19Z126Bereich4" text:protected="true">
            <table:table table:name="MailMergeTable2020-03-05T15:15:19Z125" table:style-name="MailMergeTable2020-03-05T15_3a_15_3a_19Z125">
              <table:table-column table:style-name="MailMergeTable2020-03-05T15_3a_15_3a_19Z125.A" table:number-columns-repeated="6"/>
              <table:table-column table:style-name="MailMergeTable2020-03-05T15_3a_15_3a_19Z125.G"/>
              <table:table-row table:style-name="MailMergeTable2020-03-05T15_3a_15_3a_19Z125.1">
                <table:table-cell table:style-name="MailMergeTable2020-03-05T15_3a_15_3a_19Z125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5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5.A3" office:value-type="string">
                  <text:p text:style-name="P4">b<text:span text:style-name="T1">)</text:span></text:p>
                </table:table-cell>
                <table:table-cell table:style-name="MailMergeTable2020-03-05T15_3a_15_3a_19Z125.A2" table:number-rows-spanned="3" table:number-columns-spanned="6" office:value-type="string">
                  <text:p text:style-name="P4">Softwarearchitekturen aufgabenbezogen entwickel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5.4">
                <table:table-cell table:style-name="MailMergeTable2020-03-05T15_3a_15_3a_19Z12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5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25.A3" office:value-type="string">
                  <text:p text:style-name="P3"/>
                </table:table-cell>
                <table:table-cell table:style-name="MailMergeTable2020-03-05T15_3a_15_3a_19Z125.A3" office:value-type="string">
                  <text:p text:style-name="P3"/>
                </table:table-cell>
                <table:table-cell table:style-name="MailMergeTable2020-03-05T15_3a_15_3a_19Z125.A3" office:value-type="string">
                  <text:p text:style-name="P3"/>
                </table:table-cell>
                <table:table-cell table:style-name="MailMergeTable2020-03-05T15_3a_15_3a_19Z125.A3" office:value-type="string">
                  <text:p text:style-name="P3"/>
                </table:table-cell>
                <table:table-cell table:style-name="MailMergeTable2020-03-05T15_3a_15_3a_19Z125.A2" office:value-type="string">
                  <text:p text:style-name="P7">8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4" text:anchor-type="page" text:anchor-page-number="31" svg:x="10.959cm" svg:y="7.909cm" svg:width="10.059cm" svg:height="7.01cm" draw:z-index="123">
        <draw:text-box>
          <text:section text:style-name="Sect1" text:name="MailMergeSection2020-03-05T15:15:19Z125Bereich3" text:protected="true">
            <table:table table:name="MailMergeTable2020-03-05T15:15:19Z124" table:style-name="MailMergeTable2020-03-05T15_3a_15_3a_19Z124">
              <table:table-column table:style-name="MailMergeTable2020-03-05T15_3a_15_3a_19Z124.A" table:number-columns-repeated="6"/>
              <table:table-column table:style-name="MailMergeTable2020-03-05T15_3a_15_3a_19Z124.G"/>
              <table:table-row table:style-name="MailMergeTable2020-03-05T15_3a_15_3a_19Z124.1">
                <table:table-cell table:style-name="MailMergeTable2020-03-05T15_3a_15_3a_19Z124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4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4.A3" office:value-type="string">
                  <text:p text:style-name="P4">a<text:span text:style-name="T1">)</text:span></text:p>
                </table:table-cell>
                <table:table-cell table:style-name="MailMergeTable2020-03-05T15_3a_15_3a_19Z124.A2" table:number-rows-spanned="3" table:number-columns-spanned="6" office:value-type="string">
                  <text:p text:style-name="P4">Rechnerarchitekturen beurteilen und einord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4.4">
                <table:table-cell table:style-name="MailMergeTable2020-03-05T15_3a_15_3a_19Z12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4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24.A3" office:value-type="string">
                  <text:p text:style-name="P3"/>
                </table:table-cell>
                <table:table-cell table:style-name="MailMergeTable2020-03-05T15_3a_15_3a_19Z124.A3" office:value-type="string">
                  <text:p text:style-name="P3"/>
                </table:table-cell>
                <table:table-cell table:style-name="MailMergeTable2020-03-05T15_3a_15_3a_19Z124.A3" office:value-type="string">
                  <text:p text:style-name="P3"/>
                </table:table-cell>
                <table:table-cell table:style-name="MailMergeTable2020-03-05T15_3a_15_3a_19Z124.A3" office:value-type="string">
                  <text:p text:style-name="P3"/>
                </table:table-cell>
                <table:table-cell table:style-name="MailMergeTable2020-03-05T15_3a_15_3a_19Z124.A2" office:value-type="string">
                  <text:p text:style-name="P7">8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3" text:anchor-type="page" text:anchor-page-number="31" svg:x="0.499cm" svg:y="7.909cm" svg:width="10.059cm" svg:height="7.01cm" draw:z-index="122">
        <draw:text-box>
          <text:section text:style-name="Sect1" text:name="MailMergeSection2020-03-05T15:15:19Z124Bereich2" text:protected="true">
            <table:table table:name="MailMergeTable2020-03-05T15:15:19Z123" table:style-name="MailMergeTable2020-03-05T15_3a_15_3a_19Z123">
              <table:table-column table:style-name="MailMergeTable2020-03-05T15_3a_15_3a_19Z123.A" table:number-columns-repeated="6"/>
              <table:table-column table:style-name="MailMergeTable2020-03-05T15_3a_15_3a_19Z123.G"/>
              <table:table-row table:style-name="MailMergeTable2020-03-05T15_3a_15_3a_19Z123.1">
                <table:table-cell table:style-name="MailMergeTable2020-03-05T15_3a_15_3a_19Z123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3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3.A3" office:value-type="string">
                  <text:p text:style-name="P4">e<text:span text:style-name="T1">)</text:span></text:p>
                </table:table-cell>
                <table:table-cell table:style-name="MailMergeTable2020-03-05T15_3a_15_3a_19Z123.A2" table:number-rows-spanned="3" table:number-columns-spanned="6" office:value-type="string">
                  <text:p text:style-name="P4">Anwenderschul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3.4">
                <table:table-cell table:style-name="MailMergeTable2020-03-05T15_3a_15_3a_19Z12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3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23.A3" office:value-type="string">
                  <text:p text:style-name="P3"/>
                </table:table-cell>
                <table:table-cell table:style-name="MailMergeTable2020-03-05T15_3a_15_3a_19Z123.A3" office:value-type="string">
                  <text:p text:style-name="P3"/>
                </table:table-cell>
                <table:table-cell table:style-name="MailMergeTable2020-03-05T15_3a_15_3a_19Z123.A3" office:value-type="string">
                  <text:p text:style-name="P3"/>
                </table:table-cell>
                <table:table-cell table:style-name="MailMergeTable2020-03-05T15_3a_15_3a_19Z123.A3" office:value-type="string">
                  <text:p text:style-name="P3"/>
                </table:table-cell>
                <table:table-cell table:style-name="MailMergeTable2020-03-05T15_3a_15_3a_19Z123.A2" office:value-type="string">
                  <text:p text:style-name="P7">7.1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2" text:anchor-type="page" text:anchor-page-number="31" svg:x="10.959cm" svg:y="0.499cm" svg:width="10.059cm" svg:height="7.01cm" draw:z-index="121">
        <draw:text-box>
          <text:section text:style-name="Sect1" text:name="MailMergeSection2020-03-05T15:15:19Z123Bereich1" text:protected="true">
            <table:table table:name="MailMergeTable2020-03-05T15:15:19Z122" table:style-name="MailMergeTable2020-03-05T15_3a_15_3a_19Z122">
              <table:table-column table:style-name="MailMergeTable2020-03-05T15_3a_15_3a_19Z122.A" table:number-columns-repeated="6"/>
              <table:table-column table:style-name="MailMergeTable2020-03-05T15_3a_15_3a_19Z122.G"/>
              <table:table-row table:style-name="MailMergeTable2020-03-05T15_3a_15_3a_19Z122.1">
                <table:table-cell table:style-name="MailMergeTable2020-03-05T15_3a_15_3a_19Z122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2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2.A3" office:value-type="string">
                  <text:p text:style-name="P4">d<text:span text:style-name="T1">)</text:span></text:p>
                </table:table-cell>
                <table:table-cell table:style-name="MailMergeTable2020-03-05T15_3a_15_3a_19Z122.A2" table:number-rows-spanned="3" table:number-columns-spanned="6" office:value-type="string">
                  <text:p text:style-name="P4">Schulungsinhalte strukturieren und aufbe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2.4">
                <table:table-cell table:style-name="MailMergeTable2020-03-05T15_3a_15_3a_19Z12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2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22.A3" office:value-type="string">
                  <text:p text:style-name="P3"/>
                </table:table-cell>
                <table:table-cell table:style-name="MailMergeTable2020-03-05T15_3a_15_3a_19Z122.A3" office:value-type="string">
                  <text:p text:style-name="P3"/>
                </table:table-cell>
                <table:table-cell table:style-name="MailMergeTable2020-03-05T15_3a_15_3a_19Z122.A3" office:value-type="string">
                  <text:p text:style-name="P3"/>
                </table:table-cell>
                <table:table-cell table:style-name="MailMergeTable2020-03-05T15_3a_15_3a_19Z122.A3" office:value-type="string">
                  <text:p text:style-name="P3"/>
                </table:table-cell>
                <table:table-cell table:style-name="MailMergeTable2020-03-05T15_3a_15_3a_19Z122.A2" office:value-type="string">
                  <text:p text:style-name="P7">7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1" text:anchor-type="page" text:anchor-page-number="31" svg:x="0.499cm" svg:y="0.499cm" svg:width="10.059cm" svg:height="7.01cm" draw:z-index="120">
        <draw:text-box>
          <text:section text:style-name="Sect1" text:name="MailMergeSection2020-03-05T15:15:19Z122MasterLabel">
            <table:table table:name="MailMergeTable2020-03-05T15:15:19Z121" table:style-name="MailMergeTable2020-03-05T15_3a_15_3a_19Z121">
              <table:table-column table:style-name="MailMergeTable2020-03-05T15_3a_15_3a_19Z121.A" table:number-columns-repeated="6"/>
              <table:table-column table:style-name="MailMergeTable2020-03-05T15_3a_15_3a_19Z121.G"/>
              <table:table-row table:style-name="MailMergeTable2020-03-05T15_3a_15_3a_19Z121.1">
                <table:table-cell table:style-name="MailMergeTable2020-03-05T15_3a_15_3a_19Z121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1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1.A3" office:value-type="string">
                  <text:p text:style-name="P4">c<text:span text:style-name="T1">)</text:span></text:p>
                </table:table-cell>
                <table:table-cell table:style-name="MailMergeTable2020-03-05T15_3a_15_3a_19Z121.A2" table:number-rows-spanned="3" table:number-columns-spanned="6" office:value-type="string">
                  <text:p text:style-name="P4">Schulungsveranstaltungen organisatorisch vorbe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1.4">
                <table:table-cell table:style-name="MailMergeTable2020-03-05T15_3a_15_3a_19Z12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1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21.A3" office:value-type="string">
                  <text:p text:style-name="P3"/>
                </table:table-cell>
                <table:table-cell table:style-name="MailMergeTable2020-03-05T15_3a_15_3a_19Z121.A3" office:value-type="string">
                  <text:p text:style-name="P3"/>
                </table:table-cell>
                <table:table-cell table:style-name="MailMergeTable2020-03-05T15_3a_15_3a_19Z121.A3" office:value-type="string">
                  <text:p text:style-name="P3"/>
                </table:table-cell>
                <table:table-cell table:style-name="MailMergeTable2020-03-05T15_3a_15_3a_19Z121.A3" office:value-type="string">
                  <text:p text:style-name="P3"/>
                </table:table-cell>
                <table:table-cell table:style-name="MailMergeTable2020-03-05T15_3a_15_3a_19Z121.A2" office:value-type="string">
                  <text:p text:style-name="P7">7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0" text:anchor-type="page" text:anchor-page-number="29" svg:x="10.959cm" svg:y="22.729cm" svg:width="10.059cm" svg:height="7.01cm" draw:z-index="119">
        <draw:text-box>
          <text:section text:style-name="Sect1" text:name="MailMergeSection2020-03-05T15:15:19Z121Bereich7" text:protected="true">
            <table:table table:name="MailMergeTable2020-03-05T15:15:19Z120" table:style-name="MailMergeTable2020-03-05T15_3a_15_3a_19Z120">
              <table:table-column table:style-name="MailMergeTable2020-03-05T15_3a_15_3a_19Z120.A" table:number-columns-repeated="6"/>
              <table:table-column table:style-name="MailMergeTable2020-03-05T15_3a_15_3a_19Z120.G"/>
              <table:table-row table:style-name="MailMergeTable2020-03-05T15_3a_15_3a_19Z120.1">
                <table:table-cell table:style-name="MailMergeTable2020-03-05T15_3a_15_3a_19Z120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0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0.A3" office:value-type="string">
                  <text:p text:style-name="P4">b<text:span text:style-name="T1">)</text:span></text:p>
                </table:table-cell>
                <table:table-cell table:style-name="MailMergeTable2020-03-05T15_3a_15_3a_19Z120.A2" table:number-rows-spanned="3" table:number-columns-spanned="6" office:value-type="string">
                  <text:p text:style-name="P4">Schulungsmaßnahmen, insbesondere Termine, Sachmittel und Personaleinsatz, planen und mit Kunden abstim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20.4">
                <table:table-cell table:style-name="MailMergeTable2020-03-05T15_3a_15_3a_19Z12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20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20.A3" office:value-type="string">
                  <text:p text:style-name="P3"/>
                </table:table-cell>
                <table:table-cell table:style-name="MailMergeTable2020-03-05T15_3a_15_3a_19Z120.A3" office:value-type="string">
                  <text:p text:style-name="P3"/>
                </table:table-cell>
                <table:table-cell table:style-name="MailMergeTable2020-03-05T15_3a_15_3a_19Z120.A3" office:value-type="string">
                  <text:p text:style-name="P3"/>
                </table:table-cell>
                <table:table-cell table:style-name="MailMergeTable2020-03-05T15_3a_15_3a_19Z120.A3" office:value-type="string">
                  <text:p text:style-name="P3"/>
                </table:table-cell>
                <table:table-cell table:style-name="MailMergeTable2020-03-05T15_3a_15_3a_19Z120.A2" office:value-type="string">
                  <text:p text:style-name="P7">7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9" text:anchor-type="page" text:anchor-page-number="29" svg:x="0.499cm" svg:y="22.729cm" svg:width="10.059cm" svg:height="7.01cm" draw:z-index="118">
        <draw:text-box>
          <text:section text:style-name="Sect1" text:name="MailMergeSection2020-03-05T15:15:19Z120Bereich6" text:protected="true">
            <table:table table:name="MailMergeTable2020-03-05T15:15:19Z119" table:style-name="MailMergeTable2020-03-05T15_3a_15_3a_19Z119">
              <table:table-column table:style-name="MailMergeTable2020-03-05T15_3a_15_3a_19Z119.A" table:number-columns-repeated="6"/>
              <table:table-column table:style-name="MailMergeTable2020-03-05T15_3a_15_3a_19Z119.G"/>
              <table:table-row table:style-name="MailMergeTable2020-03-05T15_3a_15_3a_19Z119.1">
                <table:table-cell table:style-name="MailMergeTable2020-03-05T15_3a_15_3a_19Z119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9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9.A3" office:value-type="string">
                  <text:p text:style-name="P4">a<text:span text:style-name="T1">)</text:span></text:p>
                </table:table-cell>
                <table:table-cell table:style-name="MailMergeTable2020-03-05T15_3a_15_3a_19Z119.A2" table:number-rows-spanned="3" table:number-columns-spanned="6" office:value-type="string">
                  <text:p text:style-name="P4">Schulungsziele und -methoden festle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19.4">
                <table:table-cell table:style-name="MailMergeTable2020-03-05T15_3a_15_3a_19Z11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9.A3" table:number-columns-spanned="2" office:value-type="string">
                  <text:p text:style-name="P6">Jahr <text:s/>3 </text:p>
                </table:table-cell>
                <table:covered-table-cell/>
                <table:table-cell table:style-name="MailMergeTable2020-03-05T15_3a_15_3a_19Z119.A3" office:value-type="string">
                  <text:p text:style-name="P3"/>
                </table:table-cell>
                <table:table-cell table:style-name="MailMergeTable2020-03-05T15_3a_15_3a_19Z119.A3" office:value-type="string">
                  <text:p text:style-name="P3"/>
                </table:table-cell>
                <table:table-cell table:style-name="MailMergeTable2020-03-05T15_3a_15_3a_19Z119.A3" office:value-type="string">
                  <text:p text:style-name="P3"/>
                </table:table-cell>
                <table:table-cell table:style-name="MailMergeTable2020-03-05T15_3a_15_3a_19Z119.A3" office:value-type="string">
                  <text:p text:style-name="P3"/>
                </table:table-cell>
                <table:table-cell table:style-name="MailMergeTable2020-03-05T15_3a_15_3a_19Z119.A2" office:value-type="string">
                  <text:p text:style-name="P7">7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8" text:anchor-type="page" text:anchor-page-number="29" svg:x="10.959cm" svg:y="15.319cm" svg:width="10.059cm" svg:height="7.01cm" draw:z-index="117">
        <draw:text-box>
          <text:section text:style-name="Sect1" text:name="MailMergeSection2020-03-05T15:15:19Z119Bereich5" text:protected="true">
            <table:table table:name="MailMergeTable2020-03-05T15:15:19Z118" table:style-name="MailMergeTable2020-03-05T15_3a_15_3a_19Z118">
              <table:table-column table:style-name="MailMergeTable2020-03-05T15_3a_15_3a_19Z118.A" table:number-columns-repeated="6"/>
              <table:table-column table:style-name="MailMergeTable2020-03-05T15_3a_15_3a_19Z118.G"/>
              <table:table-row table:style-name="MailMergeTable2020-03-05T15_3a_15_3a_19Z118.1">
                <table:table-cell table:style-name="MailMergeTable2020-03-05T15_3a_15_3a_19Z118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8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8.A3" office:value-type="string">
                  <text:p text:style-name="P4">d<text:span text:style-name="T1">)</text:span></text:p>
                </table:table-cell>
                <table:table-cell table:style-name="MailMergeTable2020-03-05T15_3a_15_3a_19Z118.A2" table:number-rows-spanned="3" table:number-columns-spanned="6" office:value-type="string">
                  <text:p text:style-name="P4">Testergebnisse auswerten und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18.4">
                <table:table-cell table:style-name="MailMergeTable2020-03-05T15_3a_15_3a_19Z11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8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9Z118.A3" office:value-type="string">
                  <text:p text:style-name="P3"/>
                </table:table-cell>
                <table:table-cell table:style-name="MailMergeTable2020-03-05T15_3a_15_3a_19Z118.A3" office:value-type="string">
                  <text:p text:style-name="P3"/>
                </table:table-cell>
                <table:table-cell table:style-name="MailMergeTable2020-03-05T15_3a_15_3a_19Z118.A3" office:value-type="string">
                  <text:p text:style-name="P3"/>
                </table:table-cell>
                <table:table-cell table:style-name="MailMergeTable2020-03-05T15_3a_15_3a_19Z118.A3" office:value-type="string">
                  <text:p text:style-name="P3"/>
                </table:table-cell>
                <table:table-cell table:style-name="MailMergeTable2020-03-05T15_3a_15_3a_19Z118.A2" office:value-type="string">
                  <text:p text:style-name="P7">6.4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7" text:anchor-type="page" text:anchor-page-number="29" svg:x="0.499cm" svg:y="15.319cm" svg:width="10.059cm" svg:height="7.01cm" draw:z-index="116">
        <draw:text-box>
          <text:section text:style-name="Sect1" text:name="MailMergeSection2020-03-05T15:15:19Z118Bereich4" text:protected="true">
            <table:table table:name="MailMergeTable2020-03-05T15:15:19Z117" table:style-name="MailMergeTable2020-03-05T15_3a_15_3a_19Z117">
              <table:table-column table:style-name="MailMergeTable2020-03-05T15_3a_15_3a_19Z117.A" table:number-columns-repeated="6"/>
              <table:table-column table:style-name="MailMergeTable2020-03-05T15_3a_15_3a_19Z117.G"/>
              <table:table-row table:style-name="MailMergeTable2020-03-05T15_3a_15_3a_19Z117.1">
                <table:table-cell table:style-name="MailMergeTable2020-03-05T15_3a_15_3a_19Z117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7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7.A3" office:value-type="string">
                  <text:p text:style-name="P4">c<text:span text:style-name="T1">)</text:span></text:p>
                </table:table-cell>
                <table:table-cell table:style-name="MailMergeTable2020-03-05T15_3a_15_3a_19Z117.A2" table:number-rows-spanned="3" table:number-columns-spanned="6" office:value-type="string">
                  <text:p text:style-name="P4">informations- und telekommunikationstechnische Systeme tes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17.4">
                <table:table-cell table:style-name="MailMergeTable2020-03-05T15_3a_15_3a_19Z11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7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17.A3" office:value-type="string">
                  <text:p text:style-name="P3"/>
                </table:table-cell>
                <table:table-cell table:style-name="MailMergeTable2020-03-05T15_3a_15_3a_19Z117.A3" office:value-type="string">
                  <text:p text:style-name="P3"/>
                </table:table-cell>
                <table:table-cell table:style-name="MailMergeTable2020-03-05T15_3a_15_3a_19Z117.A3" office:value-type="string">
                  <text:p text:style-name="P3"/>
                </table:table-cell>
                <table:table-cell table:style-name="MailMergeTable2020-03-05T15_3a_15_3a_19Z117.A3" office:value-type="string">
                  <text:p text:style-name="P3"/>
                </table:table-cell>
                <table:table-cell table:style-name="MailMergeTable2020-03-05T15_3a_15_3a_19Z117.A2" office:value-type="string">
                  <text:p text:style-name="P7">6.4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6" text:anchor-type="page" text:anchor-page-number="29" svg:x="10.959cm" svg:y="7.909cm" svg:width="10.059cm" svg:height="7.01cm" draw:z-index="115">
        <draw:text-box>
          <text:section text:style-name="Sect1" text:name="MailMergeSection2020-03-05T15:15:19Z117Bereich3" text:protected="true">
            <table:table table:name="MailMergeTable2020-03-05T15:15:19Z116" table:style-name="MailMergeTable2020-03-05T15_3a_15_3a_19Z116">
              <table:table-column table:style-name="MailMergeTable2020-03-05T15_3a_15_3a_19Z116.A" table:number-columns-repeated="6"/>
              <table:table-column table:style-name="MailMergeTable2020-03-05T15_3a_15_3a_19Z116.G"/>
              <table:table-row table:style-name="MailMergeTable2020-03-05T15_3a_15_3a_19Z116.1">
                <table:table-cell table:style-name="MailMergeTable2020-03-05T15_3a_15_3a_19Z116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6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6.A3" office:value-type="string">
                  <text:p text:style-name="P4">b<text:span text:style-name="T1">)</text:span></text:p>
                </table:table-cell>
                <table:table-cell table:style-name="MailMergeTable2020-03-05T15_3a_15_3a_19Z116.A2" table:number-rows-spanned="3" table:number-columns-spanned="6" office:value-type="string">
                  <text:p text:style-name="P4">Testumfang festlegen, Testdaten generieren und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16.4">
                <table:table-cell table:style-name="MailMergeTable2020-03-05T15_3a_15_3a_19Z11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6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9Z116.A3" office:value-type="string">
                  <text:p text:style-name="P3"/>
                </table:table-cell>
                <table:table-cell table:style-name="MailMergeTable2020-03-05T15_3a_15_3a_19Z116.A3" office:value-type="string">
                  <text:p text:style-name="P3"/>
                </table:table-cell>
                <table:table-cell table:style-name="MailMergeTable2020-03-05T15_3a_15_3a_19Z116.A3" office:value-type="string">
                  <text:p text:style-name="P3"/>
                </table:table-cell>
                <table:table-cell table:style-name="MailMergeTable2020-03-05T15_3a_15_3a_19Z116.A3" office:value-type="string">
                  <text:p text:style-name="P3"/>
                </table:table-cell>
                <table:table-cell table:style-name="MailMergeTable2020-03-05T15_3a_15_3a_19Z116.A2" office:value-type="string">
                  <text:p text:style-name="P7">6.4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5" text:anchor-type="page" text:anchor-page-number="29" svg:x="0.499cm" svg:y="7.909cm" svg:width="10.059cm" svg:height="7.01cm" draw:z-index="114">
        <draw:text-box>
          <text:section text:style-name="Sect1" text:name="MailMergeSection2020-03-05T15:15:19Z116Bereich2" text:protected="true">
            <table:table table:name="MailMergeTable2020-03-05T15:15:19Z115" table:style-name="MailMergeTable2020-03-05T15_3a_15_3a_19Z115">
              <table:table-column table:style-name="MailMergeTable2020-03-05T15_3a_15_3a_19Z115.A" table:number-columns-repeated="6"/>
              <table:table-column table:style-name="MailMergeTable2020-03-05T15_3a_15_3a_19Z115.G"/>
              <table:table-row table:style-name="MailMergeTable2020-03-05T15_3a_15_3a_19Z115.1">
                <table:table-cell table:style-name="MailMergeTable2020-03-05T15_3a_15_3a_19Z115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5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5.A3" office:value-type="string">
                  <text:p text:style-name="P4">a<text:span text:style-name="T1">)</text:span></text:p>
                </table:table-cell>
                <table:table-cell table:style-name="MailMergeTable2020-03-05T15_3a_15_3a_19Z115.A2" table:number-rows-spanned="3" table:number-columns-spanned="6" office:value-type="string">
                  <text:p text:style-name="P4">Testkonzept und Testplan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15.4">
                <table:table-cell table:style-name="MailMergeTable2020-03-05T15_3a_15_3a_19Z11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5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9Z115.A3" office:value-type="string">
                  <text:p text:style-name="P3"/>
                </table:table-cell>
                <table:table-cell table:style-name="MailMergeTable2020-03-05T15_3a_15_3a_19Z115.A3" office:value-type="string">
                  <text:p text:style-name="P3"/>
                </table:table-cell>
                <table:table-cell table:style-name="MailMergeTable2020-03-05T15_3a_15_3a_19Z115.A3" office:value-type="string">
                  <text:p text:style-name="P3"/>
                </table:table-cell>
                <table:table-cell table:style-name="MailMergeTable2020-03-05T15_3a_15_3a_19Z115.A3" office:value-type="string">
                  <text:p text:style-name="P3"/>
                </table:table-cell>
                <table:table-cell table:style-name="MailMergeTable2020-03-05T15_3a_15_3a_19Z115.A2" office:value-type="string">
                  <text:p text:style-name="P7">6.4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4" text:anchor-type="page" text:anchor-page-number="29" svg:x="10.959cm" svg:y="0.499cm" svg:width="10.059cm" svg:height="7.01cm" draw:z-index="113">
        <draw:text-box>
          <text:section text:style-name="Sect1" text:name="MailMergeSection2020-03-05T15:15:19Z115Bereich1" text:protected="true">
            <table:table table:name="MailMergeTable2020-03-05T15:15:19Z114" table:style-name="MailMergeTable2020-03-05T15_3a_15_3a_19Z114">
              <table:table-column table:style-name="MailMergeTable2020-03-05T15_3a_15_3a_19Z114.A" table:number-columns-repeated="6"/>
              <table:table-column table:style-name="MailMergeTable2020-03-05T15_3a_15_3a_19Z114.G"/>
              <table:table-row table:style-name="MailMergeTable2020-03-05T15_3a_15_3a_19Z114.1">
                <table:table-cell table:style-name="MailMergeTable2020-03-05T15_3a_15_3a_19Z114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4.A2" table:number-columns-spanned="7" office:value-type="string">
                  <text:p text:style-name="P5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4.A3" office:value-type="string">
                  <text:p text:style-name="P4">b<text:span text:style-name="T1">)</text:span></text:p>
                </table:table-cell>
                <table:table-cell table:style-name="MailMergeTable2020-03-05T15_3a_15_3a_19Z114.A2" table:number-rows-spanned="3" table:number-columns-spanned="6" office:value-type="string">
                  <text:p text:style-name="P4">Datenfelder mit Hilfe von Werkzeugen inhaltlich und strukturell ab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14.4">
                <table:table-cell table:style-name="MailMergeTable2020-03-05T15_3a_15_3a_19Z11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4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14.A3" office:value-type="string">
                  <text:p text:style-name="P3"/>
                </table:table-cell>
                <table:table-cell table:style-name="MailMergeTable2020-03-05T15_3a_15_3a_19Z114.A3" office:value-type="string">
                  <text:p text:style-name="P3"/>
                </table:table-cell>
                <table:table-cell table:style-name="MailMergeTable2020-03-05T15_3a_15_3a_19Z114.A3" office:value-type="string">
                  <text:p text:style-name="P3"/>
                </table:table-cell>
                <table:table-cell table:style-name="MailMergeTable2020-03-05T15_3a_15_3a_19Z114.A3" office:value-type="string">
                  <text:p text:style-name="P3"/>
                </table:table-cell>
                <table:table-cell table:style-name="MailMergeTable2020-03-05T15_3a_15_3a_19Z114.A2" office:value-type="string">
                  <text:p text:style-name="P7">6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3" text:anchor-type="page" text:anchor-page-number="29" svg:x="0.499cm" svg:y="0.499cm" svg:width="10.059cm" svg:height="7.01cm" draw:z-index="112">
        <draw:text-box>
          <text:section text:style-name="Sect1" text:name="MailMergeSection2020-03-05T15:15:19Z114MasterLabel">
            <table:table table:name="MailMergeTable2020-03-05T15:15:19Z113" table:style-name="MailMergeTable2020-03-05T15_3a_15_3a_19Z113">
              <table:table-column table:style-name="MailMergeTable2020-03-05T15_3a_15_3a_19Z113.A" table:number-columns-repeated="6"/>
              <table:table-column table:style-name="MailMergeTable2020-03-05T15_3a_15_3a_19Z113.G"/>
              <table:table-row table:style-name="MailMergeTable2020-03-05T15_3a_15_3a_19Z113.1">
                <table:table-cell table:style-name="MailMergeTable2020-03-05T15_3a_15_3a_19Z113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3.A2" table:number-columns-spanned="7" office:value-type="string">
                  <text:p text:style-name="P5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3.A3" office:value-type="string">
                  <text:p text:style-name="P4">a<text:span text:style-name="T1">)</text:span></text:p>
                </table:table-cell>
                <table:table-cell table:style-name="MailMergeTable2020-03-05T15_3a_15_3a_19Z113.A2" table:number-rows-spanned="3" table:number-columns-spanned="6" office:value-type="string">
                  <text:p text:style-name="P4">Verfahren des Datenaustausches anwenden, Produkte zum Datenaustau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9Z113.4">
                <table:table-cell table:style-name="MailMergeTable2020-03-05T15_3a_15_3a_19Z11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9Z113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9Z113.A3" office:value-type="string">
                  <text:p text:style-name="P3"/>
                </table:table-cell>
                <table:table-cell table:style-name="MailMergeTable2020-03-05T15_3a_15_3a_19Z113.A3" office:value-type="string">
                  <text:p text:style-name="P3"/>
                </table:table-cell>
                <table:table-cell table:style-name="MailMergeTable2020-03-05T15_3a_15_3a_19Z113.A3" office:value-type="string">
                  <text:p text:style-name="P3"/>
                </table:table-cell>
                <table:table-cell table:style-name="MailMergeTable2020-03-05T15_3a_15_3a_19Z113.A3" office:value-type="string">
                  <text:p text:style-name="P3"/>
                </table:table-cell>
                <table:table-cell table:style-name="MailMergeTable2020-03-05T15_3a_15_3a_19Z113.A2" office:value-type="string">
                  <text:p text:style-name="P7">6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2" text:anchor-type="page" text:anchor-page-number="27" svg:x="10.959cm" svg:y="22.729cm" svg:width="10.059cm" svg:height="7.01cm" draw:z-index="111">
        <draw:text-box>
          <text:section text:style-name="Sect1" text:name="MailMergeSection2020-03-05T15:15:18Z113Bereich7" text:protected="true">
            <table:table table:name="MailMergeTable2020-03-05T15:15:18Z112" table:style-name="MailMergeTable2020-03-05T15_3a_15_3a_18Z112">
              <table:table-column table:style-name="MailMergeTable2020-03-05T15_3a_15_3a_18Z112.A" table:number-columns-repeated="6"/>
              <table:table-column table:style-name="MailMergeTable2020-03-05T15_3a_15_3a_18Z112.G"/>
              <table:table-row table:style-name="MailMergeTable2020-03-05T15_3a_15_3a_18Z112.1">
                <table:table-cell table:style-name="MailMergeTable2020-03-05T15_3a_15_3a_18Z112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2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2.A3" office:value-type="string">
                  <text:p text:style-name="P4">g<text:span text:style-name="T1">)</text:span></text:p>
                </table:table-cell>
                <table:table-cell table:style-name="MailMergeTable2020-03-05T15_3a_15_3a_18Z112.A2" table:number-rows-spanned="3" table:number-columns-spanned="6" office:value-type="string">
                  <text:p text:style-name="P4">Softwarekonfiguration verwalten, insbesondere Konfigurationsmanagement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12.4">
                <table:table-cell table:style-name="MailMergeTable2020-03-05T15_3a_15_3a_18Z11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2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112.A3" office:value-type="string">
                  <text:p text:style-name="P3"/>
                </table:table-cell>
                <table:table-cell table:style-name="MailMergeTable2020-03-05T15_3a_15_3a_18Z112.A3" office:value-type="string">
                  <text:p text:style-name="P3"/>
                </table:table-cell>
                <table:table-cell table:style-name="MailMergeTable2020-03-05T15_3a_15_3a_18Z112.A3" office:value-type="string">
                  <text:p text:style-name="P3"/>
                </table:table-cell>
                <table:table-cell table:style-name="MailMergeTable2020-03-05T15_3a_15_3a_18Z112.A3" office:value-type="string">
                  <text:p text:style-name="P3"/>
                </table:table-cell>
                <table:table-cell table:style-name="MailMergeTable2020-03-05T15_3a_15_3a_18Z112.A2" office:value-type="string">
                  <text:p text:style-name="P7">6.2.g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1" text:anchor-type="page" text:anchor-page-number="27" svg:x="0.499cm" svg:y="22.729cm" svg:width="10.059cm" svg:height="7.01cm" draw:z-index="110">
        <draw:text-box>
          <text:section text:style-name="Sect1" text:name="MailMergeSection2020-03-05T15:15:18Z112Bereich6" text:protected="true">
            <table:table table:name="MailMergeTable2020-03-05T15:15:18Z111" table:style-name="MailMergeTable2020-03-05T15_3a_15_3a_18Z111">
              <table:table-column table:style-name="MailMergeTable2020-03-05T15_3a_15_3a_18Z111.A" table:number-columns-repeated="6"/>
              <table:table-column table:style-name="MailMergeTable2020-03-05T15_3a_15_3a_18Z111.G"/>
              <table:table-row table:style-name="MailMergeTable2020-03-05T15_3a_15_3a_18Z111.1">
                <table:table-cell table:style-name="MailMergeTable2020-03-05T15_3a_15_3a_18Z111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1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1.A3" office:value-type="string">
                  <text:p text:style-name="P4">f<text:span text:style-name="T1">)</text:span></text:p>
                </table:table-cell>
                <table:table-cell table:style-name="MailMergeTable2020-03-05T15_3a_15_3a_18Z111.A2" table:number-rows-spanned="3" table:number-columns-spanned="6" office:value-type="string">
                  <text:p text:style-name="P4">Software-Entwicklungswerkzeuge aufgabenbezog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11.4">
                <table:table-cell table:style-name="MailMergeTable2020-03-05T15_3a_15_3a_18Z11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1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111.A3" office:value-type="string">
                  <text:p text:style-name="P3"/>
                </table:table-cell>
                <table:table-cell table:style-name="MailMergeTable2020-03-05T15_3a_15_3a_18Z111.A3" office:value-type="string">
                  <text:p text:style-name="P3"/>
                </table:table-cell>
                <table:table-cell table:style-name="MailMergeTable2020-03-05T15_3a_15_3a_18Z111.A3" office:value-type="string">
                  <text:p text:style-name="P3"/>
                </table:table-cell>
                <table:table-cell table:style-name="MailMergeTable2020-03-05T15_3a_15_3a_18Z111.A3" office:value-type="string">
                  <text:p text:style-name="P3"/>
                </table:table-cell>
                <table:table-cell table:style-name="MailMergeTable2020-03-05T15_3a_15_3a_18Z111.A2" office:value-type="string">
                  <text:p text:style-name="P7">6.2.f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0" text:anchor-type="page" text:anchor-page-number="27" svg:x="10.959cm" svg:y="15.319cm" svg:width="10.059cm" svg:height="7.01cm" draw:z-index="109">
        <draw:text-box>
          <text:section text:style-name="Sect1" text:name="MailMergeSection2020-03-05T15:15:18Z111Bereich5" text:protected="true">
            <table:table table:name="MailMergeTable2020-03-05T15:15:18Z110" table:style-name="MailMergeTable2020-03-05T15_3a_15_3a_18Z110">
              <table:table-column table:style-name="MailMergeTable2020-03-05T15_3a_15_3a_18Z110.A" table:number-columns-repeated="6"/>
              <table:table-column table:style-name="MailMergeTable2020-03-05T15_3a_15_3a_18Z110.G"/>
              <table:table-row table:style-name="MailMergeTable2020-03-05T15_3a_15_3a_18Z110.1">
                <table:table-cell table:style-name="MailMergeTable2020-03-05T15_3a_15_3a_18Z110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0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0.A3" office:value-type="string">
                  <text:p text:style-name="P4">e<text:span text:style-name="T1">)</text:span></text:p>
                </table:table-cell>
                <table:table-cell table:style-name="MailMergeTable2020-03-05T15_3a_15_3a_18Z110.A2" table:number-rows-spanned="3" table:number-columns-spanned="6" office:value-type="string">
                  <text:p text:style-name="P4">Programme unter Berücksichtigung der Wartbarkeit und Wiederverwendbarkeit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10.4">
                <table:table-cell table:style-name="MailMergeTable2020-03-05T15_3a_15_3a_18Z11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10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110.A3" office:value-type="string">
                  <text:p text:style-name="P3"/>
                </table:table-cell>
                <table:table-cell table:style-name="MailMergeTable2020-03-05T15_3a_15_3a_18Z110.A3" office:value-type="string">
                  <text:p text:style-name="P3"/>
                </table:table-cell>
                <table:table-cell table:style-name="MailMergeTable2020-03-05T15_3a_15_3a_18Z110.A3" office:value-type="string">
                  <text:p text:style-name="P3"/>
                </table:table-cell>
                <table:table-cell table:style-name="MailMergeTable2020-03-05T15_3a_15_3a_18Z110.A3" office:value-type="string">
                  <text:p text:style-name="P3"/>
                </table:table-cell>
                <table:table-cell table:style-name="MailMergeTable2020-03-05T15_3a_15_3a_18Z110.A2" office:value-type="string">
                  <text:p text:style-name="P7">6.2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9" text:anchor-type="page" text:anchor-page-number="27" svg:x="0.499cm" svg:y="15.319cm" svg:width="10.059cm" svg:height="7.01cm" draw:z-index="108">
        <draw:text-box>
          <text:section text:style-name="Sect1" text:name="MailMergeSection2020-03-05T15:15:18Z110Bereich4" text:protected="true">
            <table:table table:name="MailMergeTable2020-03-05T15:15:18Z109" table:style-name="MailMergeTable2020-03-05T15_3a_15_3a_18Z109">
              <table:table-column table:style-name="MailMergeTable2020-03-05T15_3a_15_3a_18Z109.A" table:number-columns-repeated="6"/>
              <table:table-column table:style-name="MailMergeTable2020-03-05T15_3a_15_3a_18Z109.G"/>
              <table:table-row table:style-name="MailMergeTable2020-03-05T15_3a_15_3a_18Z109.1">
                <table:table-cell table:style-name="MailMergeTable2020-03-05T15_3a_15_3a_18Z109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9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9.A3" office:value-type="string">
                  <text:p text:style-name="P4">d<text:span text:style-name="T1">)</text:span></text:p>
                </table:table-cell>
                <table:table-cell table:style-name="MailMergeTable2020-03-05T15_3a_15_3a_18Z109.A2" table:number-rows-spanned="3" table:number-columns-spanned="6" office:value-type="string">
                  <text:p text:style-name="P4">Programme entsprechend der fachlichen Funktionen modular aufbau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9.4">
                <table:table-cell table:style-name="MailMergeTable2020-03-05T15_3a_15_3a_18Z10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9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109.A3" office:value-type="string">
                  <text:p text:style-name="P3"/>
                </table:table-cell>
                <table:table-cell table:style-name="MailMergeTable2020-03-05T15_3a_15_3a_18Z109.A3" office:value-type="string">
                  <text:p text:style-name="P3"/>
                </table:table-cell>
                <table:table-cell table:style-name="MailMergeTable2020-03-05T15_3a_15_3a_18Z109.A3" office:value-type="string">
                  <text:p text:style-name="P3"/>
                </table:table-cell>
                <table:table-cell table:style-name="MailMergeTable2020-03-05T15_3a_15_3a_18Z109.A3" office:value-type="string">
                  <text:p text:style-name="P3"/>
                </table:table-cell>
                <table:table-cell table:style-name="MailMergeTable2020-03-05T15_3a_15_3a_18Z109.A2" office:value-type="string">
                  <text:p text:style-name="P7">6.2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8" text:anchor-type="page" text:anchor-page-number="27" svg:x="10.959cm" svg:y="7.909cm" svg:width="10.059cm" svg:height="7.01cm" draw:z-index="107">
        <draw:text-box>
          <text:section text:style-name="Sect1" text:name="MailMergeSection2020-03-05T15:15:18Z109Bereich3" text:protected="true">
            <table:table table:name="MailMergeTable2020-03-05T15:15:18Z108" table:style-name="MailMergeTable2020-03-05T15_3a_15_3a_18Z108">
              <table:table-column table:style-name="MailMergeTable2020-03-05T15_3a_15_3a_18Z108.A" table:number-columns-repeated="6"/>
              <table:table-column table:style-name="MailMergeTable2020-03-05T15_3a_15_3a_18Z108.G"/>
              <table:table-row table:style-name="MailMergeTable2020-03-05T15_3a_15_3a_18Z108.1">
                <table:table-cell table:style-name="MailMergeTable2020-03-05T15_3a_15_3a_18Z108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8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8.A3" office:value-type="string">
                  <text:p text:style-name="P4">c<text:span text:style-name="T1">)</text:span></text:p>
                </table:table-cell>
                <table:table-cell table:style-name="MailMergeTable2020-03-05T15_3a_15_3a_18Z108.A2" table:number-rows-spanned="3" table:number-columns-spanned="6" office:value-type="string">
                  <text:p text:style-name="P4">Schnittstellen, insbesondere zum Betriebssystem, zu graphischen Oberflächen und zu Datenbanken, aus Programmen anspre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8.4">
                <table:table-cell table:style-name="MailMergeTable2020-03-05T15_3a_15_3a_18Z10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8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108.A3" office:value-type="string">
                  <text:p text:style-name="P3"/>
                </table:table-cell>
                <table:table-cell table:style-name="MailMergeTable2020-03-05T15_3a_15_3a_18Z108.A3" office:value-type="string">
                  <text:p text:style-name="P3"/>
                </table:table-cell>
                <table:table-cell table:style-name="MailMergeTable2020-03-05T15_3a_15_3a_18Z108.A3" office:value-type="string">
                  <text:p text:style-name="P3"/>
                </table:table-cell>
                <table:table-cell table:style-name="MailMergeTable2020-03-05T15_3a_15_3a_18Z108.A3" office:value-type="string">
                  <text:p text:style-name="P3"/>
                </table:table-cell>
                <table:table-cell table:style-name="MailMergeTable2020-03-05T15_3a_15_3a_18Z108.A2" office:value-type="string">
                  <text:p text:style-name="P7">6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7" text:anchor-type="page" text:anchor-page-number="27" svg:x="0.499cm" svg:y="7.909cm" svg:width="10.059cm" svg:height="7.01cm" draw:z-index="106">
        <draw:text-box>
          <text:section text:style-name="Sect1" text:name="MailMergeSection2020-03-05T15:15:18Z108Bereich2" text:protected="true">
            <table:table table:name="MailMergeTable2020-03-05T15:15:18Z107" table:style-name="MailMergeTable2020-03-05T15_3a_15_3a_18Z107">
              <table:table-column table:style-name="MailMergeTable2020-03-05T15_3a_15_3a_18Z107.A" table:number-columns-repeated="6"/>
              <table:table-column table:style-name="MailMergeTable2020-03-05T15_3a_15_3a_18Z107.G"/>
              <table:table-row table:style-name="MailMergeTable2020-03-05T15_3a_15_3a_18Z107.1">
                <table:table-cell table:style-name="MailMergeTable2020-03-05T15_3a_15_3a_18Z107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7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7.A3" office:value-type="string">
                  <text:p text:style-name="P4">b<text:span text:style-name="T1">)</text:span></text:p>
                </table:table-cell>
                <table:table-cell table:style-name="MailMergeTable2020-03-05T15_3a_15_3a_18Z107.A2" table:number-rows-spanned="3" table:number-columns-spanned="6" office:value-type="string">
                  <text:p text:style-name="P4">Softwareentwicklungsumgebungen an das Systemumfeld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7.4">
                <table:table-cell table:style-name="MailMergeTable2020-03-05T15_3a_15_3a_18Z10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7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107.A3" office:value-type="string">
                  <text:p text:style-name="P3"/>
                </table:table-cell>
                <table:table-cell table:style-name="MailMergeTable2020-03-05T15_3a_15_3a_18Z107.A3" office:value-type="string">
                  <text:p text:style-name="P3"/>
                </table:table-cell>
                <table:table-cell table:style-name="MailMergeTable2020-03-05T15_3a_15_3a_18Z107.A3" office:value-type="string">
                  <text:p text:style-name="P3"/>
                </table:table-cell>
                <table:table-cell table:style-name="MailMergeTable2020-03-05T15_3a_15_3a_18Z107.A3" office:value-type="string">
                  <text:p text:style-name="P3"/>
                </table:table-cell>
                <table:table-cell table:style-name="MailMergeTable2020-03-05T15_3a_15_3a_18Z107.A2" office:value-type="string">
                  <text:p text:style-name="P7">6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6" text:anchor-type="page" text:anchor-page-number="27" svg:x="10.959cm" svg:y="0.499cm" svg:width="10.059cm" svg:height="7.01cm" draw:z-index="105">
        <draw:text-box>
          <text:section text:style-name="Sect1" text:name="MailMergeSection2020-03-05T15:15:18Z107Bereich1" text:protected="true">
            <table:table table:name="MailMergeTable2020-03-05T15:15:18Z106" table:style-name="MailMergeTable2020-03-05T15_3a_15_3a_18Z106">
              <table:table-column table:style-name="MailMergeTable2020-03-05T15_3a_15_3a_18Z106.A" table:number-columns-repeated="6"/>
              <table:table-column table:style-name="MailMergeTable2020-03-05T15_3a_15_3a_18Z106.G"/>
              <table:table-row table:style-name="MailMergeTable2020-03-05T15_3a_15_3a_18Z106.1">
                <table:table-cell table:style-name="MailMergeTable2020-03-05T15_3a_15_3a_18Z106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6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6.A3" office:value-type="string">
                  <text:p text:style-name="P4">a<text:span text:style-name="T1">)</text:span></text:p>
                </table:table-cell>
                <table:table-cell table:style-name="MailMergeTable2020-03-05T15_3a_15_3a_18Z106.A2" table:number-rows-spanned="3" table:number-columns-spanned="6" office:value-type="string">
                  <text:p text:style-name="P4">Programmiersprachen auswählen, unterschiedliche Programmiersprach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6.4">
                <table:table-cell table:style-name="MailMergeTable2020-03-05T15_3a_15_3a_18Z10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6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106.A3" office:value-type="string">
                  <text:p text:style-name="P3"/>
                </table:table-cell>
                <table:table-cell table:style-name="MailMergeTable2020-03-05T15_3a_15_3a_18Z106.A3" office:value-type="string">
                  <text:p text:style-name="P3"/>
                </table:table-cell>
                <table:table-cell table:style-name="MailMergeTable2020-03-05T15_3a_15_3a_18Z106.A3" office:value-type="string">
                  <text:p text:style-name="P3"/>
                </table:table-cell>
                <table:table-cell table:style-name="MailMergeTable2020-03-05T15_3a_15_3a_18Z106.A3" office:value-type="string">
                  <text:p text:style-name="P3"/>
                </table:table-cell>
                <table:table-cell table:style-name="MailMergeTable2020-03-05T15_3a_15_3a_18Z106.A2" office:value-type="string">
                  <text:p text:style-name="P7">6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5" text:anchor-type="page" text:anchor-page-number="27" svg:x="0.499cm" svg:y="0.499cm" svg:width="10.059cm" svg:height="7.01cm" draw:z-index="104">
        <draw:text-box>
          <text:section text:style-name="Sect1" text:name="MailMergeSection2020-03-05T15:15:18Z106MasterLabel">
            <table:table table:name="MailMergeTable2020-03-05T15:15:18Z105" table:style-name="MailMergeTable2020-03-05T15_3a_15_3a_18Z105">
              <table:table-column table:style-name="MailMergeTable2020-03-05T15_3a_15_3a_18Z105.A" table:number-columns-repeated="6"/>
              <table:table-column table:style-name="MailMergeTable2020-03-05T15_3a_15_3a_18Z105.G"/>
              <table:table-row table:style-name="MailMergeTable2020-03-05T15_3a_15_3a_18Z105.1">
                <table:table-cell table:style-name="MailMergeTable2020-03-05T15_3a_15_3a_18Z105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5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5.A3" office:value-type="string">
                  <text:p text:style-name="P4">e<text:span text:style-name="T1">)</text:span></text:p>
                </table:table-cell>
                <table:table-cell table:style-name="MailMergeTable2020-03-05T15_3a_15_3a_18Z105.A2" table:number-rows-spanned="3" table:number-columns-spanned="6" office:value-type="string">
                  <text:p text:style-name="P4">Daten und Funktionen zu Objekten zusammenfassen, Klassen definieren und Hierarchiediagramm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5.4">
                <table:table-cell table:style-name="MailMergeTable2020-03-05T15_3a_15_3a_18Z10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5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105.A3" office:value-type="string">
                  <text:p text:style-name="P3"/>
                </table:table-cell>
                <table:table-cell table:style-name="MailMergeTable2020-03-05T15_3a_15_3a_18Z105.A3" office:value-type="string">
                  <text:p text:style-name="P3"/>
                </table:table-cell>
                <table:table-cell table:style-name="MailMergeTable2020-03-05T15_3a_15_3a_18Z105.A3" office:value-type="string">
                  <text:p text:style-name="P3"/>
                </table:table-cell>
                <table:table-cell table:style-name="MailMergeTable2020-03-05T15_3a_15_3a_18Z105.A3" office:value-type="string">
                  <text:p text:style-name="P3"/>
                </table:table-cell>
                <table:table-cell table:style-name="MailMergeTable2020-03-05T15_3a_15_3a_18Z105.A2" office:value-type="string">
                  <text:p text:style-name="P7">6.1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4" text:anchor-type="page" text:anchor-page-number="25" svg:x="10.959cm" svg:y="22.729cm" svg:width="10.059cm" svg:height="7.01cm" draw:z-index="103">
        <draw:text-box>
          <text:section text:style-name="Sect1" text:name="MailMergeSection2020-03-05T15:15:18Z105Bereich7" text:protected="true">
            <table:table table:name="MailMergeTable2020-03-05T15:15:18Z104" table:style-name="MailMergeTable2020-03-05T15_3a_15_3a_18Z104">
              <table:table-column table:style-name="MailMergeTable2020-03-05T15_3a_15_3a_18Z104.A" table:number-columns-repeated="6"/>
              <table:table-column table:style-name="MailMergeTable2020-03-05T15_3a_15_3a_18Z104.G"/>
              <table:table-row table:style-name="MailMergeTable2020-03-05T15_3a_15_3a_18Z104.1">
                <table:table-cell table:style-name="MailMergeTable2020-03-05T15_3a_15_3a_18Z104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4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4.A3" office:value-type="string">
                  <text:p text:style-name="P4">d<text:span text:style-name="T1">)</text:span></text:p>
                </table:table-cell>
                <table:table-cell table:style-name="MailMergeTable2020-03-05T15_3a_15_3a_18Z104.A2" table:number-rows-spanned="3" table:number-columns-spanned="6" office:value-type="string">
                  <text:p text:style-name="P4">Methoden zur Strukturierung von Daten und Programm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4.4">
                <table:table-cell table:style-name="MailMergeTable2020-03-05T15_3a_15_3a_18Z10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4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104.A3" office:value-type="string">
                  <text:p text:style-name="P3"/>
                </table:table-cell>
                <table:table-cell table:style-name="MailMergeTable2020-03-05T15_3a_15_3a_18Z104.A3" office:value-type="string">
                  <text:p text:style-name="P3"/>
                </table:table-cell>
                <table:table-cell table:style-name="MailMergeTable2020-03-05T15_3a_15_3a_18Z104.A3" office:value-type="string">
                  <text:p text:style-name="P3"/>
                </table:table-cell>
                <table:table-cell table:style-name="MailMergeTable2020-03-05T15_3a_15_3a_18Z104.A3" office:value-type="string">
                  <text:p text:style-name="P3"/>
                </table:table-cell>
                <table:table-cell table:style-name="MailMergeTable2020-03-05T15_3a_15_3a_18Z104.A2" office:value-type="string">
                  <text:p text:style-name="P7">6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3" text:anchor-type="page" text:anchor-page-number="25" svg:x="0.499cm" svg:y="22.729cm" svg:width="10.059cm" svg:height="7.01cm" draw:z-index="102">
        <draw:text-box>
          <text:section text:style-name="Sect1" text:name="MailMergeSection2020-03-05T15:15:18Z104Bereich6" text:protected="true">
            <table:table table:name="MailMergeTable2020-03-05T15:15:18Z103" table:style-name="MailMergeTable2020-03-05T15_3a_15_3a_18Z103">
              <table:table-column table:style-name="MailMergeTable2020-03-05T15_3a_15_3a_18Z103.A" table:number-columns-repeated="6"/>
              <table:table-column table:style-name="MailMergeTable2020-03-05T15_3a_15_3a_18Z103.G"/>
              <table:table-row table:style-name="MailMergeTable2020-03-05T15_3a_15_3a_18Z103.1">
                <table:table-cell table:style-name="MailMergeTable2020-03-05T15_3a_15_3a_18Z103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3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3.A3" office:value-type="string">
                  <text:p text:style-name="P4">c<text:span text:style-name="T1">)</text:span></text:p>
                </table:table-cell>
                <table:table-cell table:style-name="MailMergeTable2020-03-05T15_3a_15_3a_18Z103.A2" table:number-rows-spanned="3" table:number-columns-spanned="6" office:value-type="string">
                  <text:p text:style-name="P4">Programmspezifikationen festlegen, Datenmodelle und Strukturen aus fachlichen Anforderungen ableiten, Schnittstellen festle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3.4">
                <table:table-cell table:style-name="MailMergeTable2020-03-05T15_3a_15_3a_18Z10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3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103.A3" office:value-type="string">
                  <text:p text:style-name="P3"/>
                </table:table-cell>
                <table:table-cell table:style-name="MailMergeTable2020-03-05T15_3a_15_3a_18Z103.A3" office:value-type="string">
                  <text:p text:style-name="P3"/>
                </table:table-cell>
                <table:table-cell table:style-name="MailMergeTable2020-03-05T15_3a_15_3a_18Z103.A3" office:value-type="string">
                  <text:p text:style-name="P3"/>
                </table:table-cell>
                <table:table-cell table:style-name="MailMergeTable2020-03-05T15_3a_15_3a_18Z103.A3" office:value-type="string">
                  <text:p text:style-name="P3"/>
                </table:table-cell>
                <table:table-cell table:style-name="MailMergeTable2020-03-05T15_3a_15_3a_18Z103.A2" office:value-type="string">
                  <text:p text:style-name="P7">6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2" text:anchor-type="page" text:anchor-page-number="25" svg:x="10.959cm" svg:y="15.319cm" svg:width="10.059cm" svg:height="7.01cm" draw:z-index="101">
        <draw:text-box>
          <text:section text:style-name="Sect1" text:name="MailMergeSection2020-03-05T15:15:18Z103Bereich5" text:protected="true">
            <table:table table:name="MailMergeTable2020-03-05T15:15:18Z102" table:style-name="MailMergeTable2020-03-05T15_3a_15_3a_18Z102">
              <table:table-column table:style-name="MailMergeTable2020-03-05T15_3a_15_3a_18Z102.A" table:number-columns-repeated="6"/>
              <table:table-column table:style-name="MailMergeTable2020-03-05T15_3a_15_3a_18Z102.G"/>
              <table:table-row table:style-name="MailMergeTable2020-03-05T15_3a_15_3a_18Z102.1">
                <table:table-cell table:style-name="MailMergeTable2020-03-05T15_3a_15_3a_18Z102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2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2.A3" office:value-type="string">
                  <text:p text:style-name="P4">b<text:span text:style-name="T1">)</text:span></text:p>
                </table:table-cell>
                <table:table-cell table:style-name="MailMergeTable2020-03-05T15_3a_15_3a_18Z102.A2" table:number-rows-spanned="3" table:number-columns-spanned="6" office:value-type="string">
                  <text:p text:style-name="P4">strukturierte und objektorientierte Analyse- und Designverfahr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2.4">
                <table:table-cell table:style-name="MailMergeTable2020-03-05T15_3a_15_3a_18Z10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2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102.A3" office:value-type="string">
                  <text:p text:style-name="P3"/>
                </table:table-cell>
                <table:table-cell table:style-name="MailMergeTable2020-03-05T15_3a_15_3a_18Z102.A3" office:value-type="string">
                  <text:p text:style-name="P3"/>
                </table:table-cell>
                <table:table-cell table:style-name="MailMergeTable2020-03-05T15_3a_15_3a_18Z102.A3" office:value-type="string">
                  <text:p text:style-name="P3"/>
                </table:table-cell>
                <table:table-cell table:style-name="MailMergeTable2020-03-05T15_3a_15_3a_18Z102.A3" office:value-type="string">
                  <text:p text:style-name="P3"/>
                </table:table-cell>
                <table:table-cell table:style-name="MailMergeTable2020-03-05T15_3a_15_3a_18Z102.A2" office:value-type="string">
                  <text:p text:style-name="P7">6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1" text:anchor-type="page" text:anchor-page-number="25" svg:x="0.499cm" svg:y="15.319cm" svg:width="10.059cm" svg:height="7.01cm" draw:z-index="100">
        <draw:text-box>
          <text:section text:style-name="Sect1" text:name="MailMergeSection2020-03-05T15:15:18Z102Bereich4" text:protected="true">
            <table:table table:name="MailMergeTable2020-03-05T15:15:18Z101" table:style-name="MailMergeTable2020-03-05T15_3a_15_3a_18Z101">
              <table:table-column table:style-name="MailMergeTable2020-03-05T15_3a_15_3a_18Z101.A" table:number-columns-repeated="6"/>
              <table:table-column table:style-name="MailMergeTable2020-03-05T15_3a_15_3a_18Z101.G"/>
              <table:table-row table:style-name="MailMergeTable2020-03-05T15_3a_15_3a_18Z101.1">
                <table:table-cell table:style-name="MailMergeTable2020-03-05T15_3a_15_3a_18Z101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1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1.A3" office:value-type="string">
                  <text:p text:style-name="P4">a<text:span text:style-name="T1">)</text:span></text:p>
                </table:table-cell>
                <table:table-cell table:style-name="MailMergeTable2020-03-05T15_3a_15_3a_18Z101.A2" table:number-rows-spanned="3" table:number-columns-spanned="6" office:value-type="string">
                  <text:p text:style-name="P4">Vorgehensmodelle und -methoden sowie Entwicklungsumgebungen aufgabenbezogen auswählen und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1.4">
                <table:table-cell table:style-name="MailMergeTable2020-03-05T15_3a_15_3a_18Z10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1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101.A3" office:value-type="string">
                  <text:p text:style-name="P3"/>
                </table:table-cell>
                <table:table-cell table:style-name="MailMergeTable2020-03-05T15_3a_15_3a_18Z101.A3" office:value-type="string">
                  <text:p text:style-name="P3"/>
                </table:table-cell>
                <table:table-cell table:style-name="MailMergeTable2020-03-05T15_3a_15_3a_18Z101.A3" office:value-type="string">
                  <text:p text:style-name="P3"/>
                </table:table-cell>
                <table:table-cell table:style-name="MailMergeTable2020-03-05T15_3a_15_3a_18Z101.A3" office:value-type="string">
                  <text:p text:style-name="P3"/>
                </table:table-cell>
                <table:table-cell table:style-name="MailMergeTable2020-03-05T15_3a_15_3a_18Z101.A2" office:value-type="string">
                  <text:p text:style-name="P7">6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0" text:anchor-type="page" text:anchor-page-number="25" svg:x="10.959cm" svg:y="7.909cm" svg:width="10.059cm" svg:height="7.01cm" draw:z-index="99">
        <draw:text-box>
          <text:section text:style-name="Sect1" text:name="MailMergeSection2020-03-05T15:15:18Z101Bereich3" text:protected="true">
            <table:table table:name="MailMergeTable2020-03-05T15:15:18Z100" table:style-name="MailMergeTable2020-03-05T15_3a_15_3a_18Z100">
              <table:table-column table:style-name="MailMergeTable2020-03-05T15_3a_15_3a_18Z100.A" table:number-columns-repeated="6"/>
              <table:table-column table:style-name="MailMergeTable2020-03-05T15_3a_15_3a_18Z100.G"/>
              <table:table-row table:style-name="MailMergeTable2020-03-05T15_3a_15_3a_18Z100.1">
                <table:table-cell table:style-name="MailMergeTable2020-03-05T15_3a_15_3a_18Z100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0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0.A3" office:value-type="string">
                  <text:p text:style-name="P4">k<text:span text:style-name="T1">)</text:span></text:p>
                </table:table-cell>
                <table:table-cell table:style-name="MailMergeTable2020-03-05T15_3a_15_3a_18Z100.A2" table:number-rows-spanned="3" table:number-columns-spanned="6" office:value-type="string">
                  <text:p text:style-name="P4">Serviceleistungen dokumentieren, kalkulieren und abrech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100.4">
                <table:table-cell table:style-name="MailMergeTable2020-03-05T15_3a_15_3a_18Z10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100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100.A3" office:value-type="string">
                  <text:p text:style-name="P3"/>
                </table:table-cell>
                <table:table-cell table:style-name="MailMergeTable2020-03-05T15_3a_15_3a_18Z100.A3" office:value-type="string">
                  <text:p text:style-name="P3"/>
                </table:table-cell>
                <table:table-cell table:style-name="MailMergeTable2020-03-05T15_3a_15_3a_18Z100.A3" office:value-type="string">
                  <text:p text:style-name="P3"/>
                </table:table-cell>
                <table:table-cell table:style-name="MailMergeTable2020-03-05T15_3a_15_3a_18Z100.A3" office:value-type="string">
                  <text:p text:style-name="P3"/>
                </table:table-cell>
                <table:table-cell table:style-name="MailMergeTable2020-03-05T15_3a_15_3a_18Z100.A2" office:value-type="string">
                  <text:p text:style-name="P7">5.5.k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9" text:anchor-type="page" text:anchor-page-number="25" svg:x="0.499cm" svg:y="7.909cm" svg:width="10.059cm" svg:height="7.01cm" draw:z-index="98">
        <draw:text-box>
          <text:section text:style-name="Sect1" text:name="MailMergeSection2020-03-05T15:15:18Z100Bereich2" text:protected="true">
            <table:table table:name="MailMergeTable2020-03-05T15:15:18Z99" table:style-name="MailMergeTable2020-03-05T15_3a_15_3a_18Z99">
              <table:table-column table:style-name="MailMergeTable2020-03-05T15_3a_15_3a_18Z99.A" table:number-columns-repeated="6"/>
              <table:table-column table:style-name="MailMergeTable2020-03-05T15_3a_15_3a_18Z99.G"/>
              <table:table-row table:style-name="MailMergeTable2020-03-05T15_3a_15_3a_18Z99.1">
                <table:table-cell table:style-name="MailMergeTable2020-03-05T15_3a_15_3a_18Z99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9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9.A3" office:value-type="string">
                  <text:p text:style-name="P4">i<text:span text:style-name="T1">)</text:span></text:p>
                </table:table-cell>
                <table:table-cell table:style-name="MailMergeTable2020-03-05T15_3a_15_3a_18Z99.A2" table:number-rows-spanned="3" table:number-columns-spanned="6" office:value-type="string">
                  <text:p text:style-name="P4">Wartungsmaßnahm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9.4">
                <table:table-cell table:style-name="MailMergeTable2020-03-05T15_3a_15_3a_18Z9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9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9.A3" office:value-type="string">
                  <text:p text:style-name="P3"/>
                </table:table-cell>
                <table:table-cell table:style-name="MailMergeTable2020-03-05T15_3a_15_3a_18Z99.A3" office:value-type="string">
                  <text:p text:style-name="P3"/>
                </table:table-cell>
                <table:table-cell table:style-name="MailMergeTable2020-03-05T15_3a_15_3a_18Z99.A3" office:value-type="string">
                  <text:p text:style-name="P3"/>
                </table:table-cell>
                <table:table-cell table:style-name="MailMergeTable2020-03-05T15_3a_15_3a_18Z99.A3" office:value-type="string">
                  <text:p text:style-name="P3"/>
                </table:table-cell>
                <table:table-cell table:style-name="MailMergeTable2020-03-05T15_3a_15_3a_18Z99.A2" office:value-type="string">
                  <text:p text:style-name="P7">5.5.i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8" text:anchor-type="page" text:anchor-page-number="25" svg:x="10.959cm" svg:y="0.499cm" svg:width="10.059cm" svg:height="7.01cm" draw:z-index="97">
        <draw:text-box>
          <text:section text:style-name="Sect1" text:name="MailMergeSection2020-03-05T15:15:18Z99Bereich1" text:protected="true">
            <table:table table:name="MailMergeTable2020-03-05T15:15:18Z98" table:style-name="MailMergeTable2020-03-05T15_3a_15_3a_18Z98">
              <table:table-column table:style-name="MailMergeTable2020-03-05T15_3a_15_3a_18Z98.A" table:number-columns-repeated="6"/>
              <table:table-column table:style-name="MailMergeTable2020-03-05T15_3a_15_3a_18Z98.G"/>
              <table:table-row table:style-name="MailMergeTable2020-03-05T15_3a_15_3a_18Z98.1">
                <table:table-cell table:style-name="MailMergeTable2020-03-05T15_3a_15_3a_18Z98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8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8.A3" office:value-type="string">
                  <text:p text:style-name="P4">h<text:span text:style-name="T1">)</text:span></text:p>
                </table:table-cell>
                <table:table-cell table:style-name="MailMergeTable2020-03-05T15_3a_15_3a_18Z98.A2" table:number-rows-spanned="3" table:number-columns-spanned="6" office:value-type="string">
                  <text:p text:style-name="P4">Störungen unter Einsatz von Diagnosewerkzeugen analysieren und beheben, Fehlertypologie und Fehlerhäufigkeiten ermittel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8.4">
                <table:table-cell table:style-name="MailMergeTable2020-03-05T15_3a_15_3a_18Z9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8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8.A3" office:value-type="string">
                  <text:p text:style-name="P3"/>
                </table:table-cell>
                <table:table-cell table:style-name="MailMergeTable2020-03-05T15_3a_15_3a_18Z98.A3" office:value-type="string">
                  <text:p text:style-name="P3"/>
                </table:table-cell>
                <table:table-cell table:style-name="MailMergeTable2020-03-05T15_3a_15_3a_18Z98.A3" office:value-type="string">
                  <text:p text:style-name="P3"/>
                </table:table-cell>
                <table:table-cell table:style-name="MailMergeTable2020-03-05T15_3a_15_3a_18Z98.A3" office:value-type="string">
                  <text:p text:style-name="P3"/>
                </table:table-cell>
                <table:table-cell table:style-name="MailMergeTable2020-03-05T15_3a_15_3a_18Z98.A2" office:value-type="string">
                  <text:p text:style-name="P7">5.5.h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7" text:anchor-type="page" text:anchor-page-number="25" svg:x="0.499cm" svg:y="0.499cm" svg:width="10.059cm" svg:height="7.01cm" draw:z-index="96">
        <draw:text-box>
          <text:section text:style-name="Sect1" text:name="MailMergeSection2020-03-05T15:15:18Z98MasterLabel">
            <table:table table:name="MailMergeTable2020-03-05T15:15:18Z97" table:style-name="MailMergeTable2020-03-05T15_3a_15_3a_18Z97">
              <table:table-column table:style-name="MailMergeTable2020-03-05T15_3a_15_3a_18Z97.A" table:number-columns-repeated="6"/>
              <table:table-column table:style-name="MailMergeTable2020-03-05T15_3a_15_3a_18Z97.G"/>
              <table:table-row table:style-name="MailMergeTable2020-03-05T15_3a_15_3a_18Z97.1">
                <table:table-cell table:style-name="MailMergeTable2020-03-05T15_3a_15_3a_18Z97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7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7.A3" office:value-type="string">
                  <text:p text:style-name="P4">g<text:span text:style-name="T1">)</text:span></text:p>
                </table:table-cell>
                <table:table-cell table:style-name="MailMergeTable2020-03-05T15_3a_15_3a_18Z97.A2" table:number-rows-spanned="3" table:number-columns-spanned="6" office:value-type="string">
                  <text:p text:style-name="P4">Versionswechsel von Betriebssystemen und Anwendungssoftware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7.4">
                <table:table-cell table:style-name="MailMergeTable2020-03-05T15_3a_15_3a_18Z9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7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7.A3" office:value-type="string">
                  <text:p text:style-name="P3"/>
                </table:table-cell>
                <table:table-cell table:style-name="MailMergeTable2020-03-05T15_3a_15_3a_18Z97.A3" office:value-type="string">
                  <text:p text:style-name="P3"/>
                </table:table-cell>
                <table:table-cell table:style-name="MailMergeTable2020-03-05T15_3a_15_3a_18Z97.A3" office:value-type="string">
                  <text:p text:style-name="P3"/>
                </table:table-cell>
                <table:table-cell table:style-name="MailMergeTable2020-03-05T15_3a_15_3a_18Z97.A3" office:value-type="string">
                  <text:p text:style-name="P3"/>
                </table:table-cell>
                <table:table-cell table:style-name="MailMergeTable2020-03-05T15_3a_15_3a_18Z97.A2" office:value-type="string">
                  <text:p text:style-name="P7">5.5.g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6" text:anchor-type="page" text:anchor-page-number="23" svg:x="10.959cm" svg:y="22.729cm" svg:width="10.059cm" svg:height="7.01cm" draw:z-index="95">
        <draw:text-box>
          <text:section text:style-name="Sect1" text:name="MailMergeSection2020-03-05T15:15:18Z97Bereich7" text:protected="true">
            <table:table table:name="MailMergeTable2020-03-05T15:15:18Z96" table:style-name="MailMergeTable2020-03-05T15_3a_15_3a_18Z96">
              <table:table-column table:style-name="MailMergeTable2020-03-05T15_3a_15_3a_18Z96.A" table:number-columns-repeated="6"/>
              <table:table-column table:style-name="MailMergeTable2020-03-05T15_3a_15_3a_18Z96.G"/>
              <table:table-row table:style-name="MailMergeTable2020-03-05T15_3a_15_3a_18Z96.1">
                <table:table-cell table:style-name="MailMergeTable2020-03-05T15_3a_15_3a_18Z96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6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6.A3" office:value-type="string">
                  <text:p text:style-name="P4">f<text:span text:style-name="T1">)</text:span></text:p>
                </table:table-cell>
                <table:table-cell table:style-name="MailMergeTable2020-03-05T15_3a_15_3a_18Z96.A2" table:number-rows-spanned="3" table:number-columns-spanned="6" office:value-type="string">
                  <text:p text:style-name="P4">Methoden zur Wiederherstellung von Daten einschließlich Daten defekter Datenträger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6.4">
                <table:table-cell table:style-name="MailMergeTable2020-03-05T15_3a_15_3a_18Z9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6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6.A3" office:value-type="string">
                  <text:p text:style-name="P3"/>
                </table:table-cell>
                <table:table-cell table:style-name="MailMergeTable2020-03-05T15_3a_15_3a_18Z96.A3" office:value-type="string">
                  <text:p text:style-name="P3"/>
                </table:table-cell>
                <table:table-cell table:style-name="MailMergeTable2020-03-05T15_3a_15_3a_18Z96.A3" office:value-type="string">
                  <text:p text:style-name="P3"/>
                </table:table-cell>
                <table:table-cell table:style-name="MailMergeTable2020-03-05T15_3a_15_3a_18Z96.A3" office:value-type="string">
                  <text:p text:style-name="P3"/>
                </table:table-cell>
                <table:table-cell table:style-name="MailMergeTable2020-03-05T15_3a_15_3a_18Z96.A2" office:value-type="string">
                  <text:p text:style-name="P7">5.5.f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5" text:anchor-type="page" text:anchor-page-number="23" svg:x="0.499cm" svg:y="22.729cm" svg:width="10.059cm" svg:height="7.01cm" draw:z-index="94">
        <draw:text-box>
          <text:section text:style-name="Sect1" text:name="MailMergeSection2020-03-05T15:15:18Z96Bereich6" text:protected="true">
            <table:table table:name="MailMergeTable2020-03-05T15:15:18Z95" table:style-name="MailMergeTable2020-03-05T15_3a_15_3a_18Z95">
              <table:table-column table:style-name="MailMergeTable2020-03-05T15_3a_15_3a_18Z95.A" table:number-columns-repeated="6"/>
              <table:table-column table:style-name="MailMergeTable2020-03-05T15_3a_15_3a_18Z95.G"/>
              <table:table-row table:style-name="MailMergeTable2020-03-05T15_3a_15_3a_18Z95.1">
                <table:table-cell table:style-name="MailMergeTable2020-03-05T15_3a_15_3a_18Z95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5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5.A3" office:value-type="string">
                  <text:p text:style-name="P4">e<text:span text:style-name="T1">)</text:span></text:p>
                </table:table-cell>
                <table:table-cell table:style-name="MailMergeTable2020-03-05T15_3a_15_3a_18Z95.A2" table:number-rows-spanned="3" table:number-columns-spanned="6" office:value-type="string">
                  <text:p text:style-name="P4">Datensicher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5.4">
                <table:table-cell table:style-name="MailMergeTable2020-03-05T15_3a_15_3a_18Z9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5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5.A3" office:value-type="string">
                  <text:p text:style-name="P3"/>
                </table:table-cell>
                <table:table-cell table:style-name="MailMergeTable2020-03-05T15_3a_15_3a_18Z95.A3" office:value-type="string">
                  <text:p text:style-name="P3"/>
                </table:table-cell>
                <table:table-cell table:style-name="MailMergeTable2020-03-05T15_3a_15_3a_18Z95.A3" office:value-type="string">
                  <text:p text:style-name="P3"/>
                </table:table-cell>
                <table:table-cell table:style-name="MailMergeTable2020-03-05T15_3a_15_3a_18Z95.A3" office:value-type="string">
                  <text:p text:style-name="P3"/>
                </table:table-cell>
                <table:table-cell table:style-name="MailMergeTable2020-03-05T15_3a_15_3a_18Z95.A2" office:value-type="string">
                  <text:p text:style-name="P7">5.5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4" text:anchor-type="page" text:anchor-page-number="23" svg:x="10.959cm" svg:y="15.319cm" svg:width="10.059cm" svg:height="7.01cm" draw:z-index="93">
        <draw:text-box>
          <text:section text:style-name="Sect1" text:name="MailMergeSection2020-03-05T15:15:18Z95Bereich5" text:protected="true">
            <table:table table:name="MailMergeTable2020-03-05T15:15:18Z94" table:style-name="MailMergeTable2020-03-05T15_3a_15_3a_18Z94">
              <table:table-column table:style-name="MailMergeTable2020-03-05T15_3a_15_3a_18Z94.A" table:number-columns-repeated="6"/>
              <table:table-column table:style-name="MailMergeTable2020-03-05T15_3a_15_3a_18Z94.G"/>
              <table:table-row table:style-name="MailMergeTable2020-03-05T15_3a_15_3a_18Z94.1">
                <table:table-cell table:style-name="MailMergeTable2020-03-05T15_3a_15_3a_18Z94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4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4.A3" office:value-type="string">
                  <text:p text:style-name="P4">d<text:span text:style-name="T1">)</text:span></text:p>
                </table:table-cell>
                <table:table-cell table:style-name="MailMergeTable2020-03-05T15_3a_15_3a_18Z94.A2" table:number-rows-spanned="3" table:number-columns-spanned="6" office:value-type="string">
                  <text:p text:style-name="P4">Daten für unterschiedliche Hard- und Softwaresysteme konver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4.4">
                <table:table-cell table:style-name="MailMergeTable2020-03-05T15_3a_15_3a_18Z9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4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4.A3" office:value-type="string">
                  <text:p text:style-name="P3"/>
                </table:table-cell>
                <table:table-cell table:style-name="MailMergeTable2020-03-05T15_3a_15_3a_18Z94.A3" office:value-type="string">
                  <text:p text:style-name="P3"/>
                </table:table-cell>
                <table:table-cell table:style-name="MailMergeTable2020-03-05T15_3a_15_3a_18Z94.A3" office:value-type="string">
                  <text:p text:style-name="P3"/>
                </table:table-cell>
                <table:table-cell table:style-name="MailMergeTable2020-03-05T15_3a_15_3a_18Z94.A3" office:value-type="string">
                  <text:p text:style-name="P3"/>
                </table:table-cell>
                <table:table-cell table:style-name="MailMergeTable2020-03-05T15_3a_15_3a_18Z94.A2" office:value-type="string">
                  <text:p text:style-name="P7">5.5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3" text:anchor-type="page" text:anchor-page-number="23" svg:x="0.499cm" svg:y="15.319cm" svg:width="10.059cm" svg:height="7.01cm" draw:z-index="92">
        <draw:text-box>
          <text:section text:style-name="Sect1" text:name="MailMergeSection2020-03-05T15:15:18Z94Bereich4" text:protected="true">
            <table:table table:name="MailMergeTable2020-03-05T15:15:18Z93" table:style-name="MailMergeTable2020-03-05T15_3a_15_3a_18Z93">
              <table:table-column table:style-name="MailMergeTable2020-03-05T15_3a_15_3a_18Z93.A" table:number-columns-repeated="6"/>
              <table:table-column table:style-name="MailMergeTable2020-03-05T15_3a_15_3a_18Z93.G"/>
              <table:table-row table:style-name="MailMergeTable2020-03-05T15_3a_15_3a_18Z93.1">
                <table:table-cell table:style-name="MailMergeTable2020-03-05T15_3a_15_3a_18Z93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3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3.A3" office:value-type="string">
                  <text:p text:style-name="P4">c<text:span text:style-name="T1">)</text:span></text:p>
                </table:table-cell>
                <table:table-cell table:style-name="MailMergeTable2020-03-05T15_3a_15_3a_18Z93.A2" table:number-rows-spanned="3" table:number-columns-spanned="6" office:value-type="string">
                  <text:p text:style-name="P4">Daten unterschiedlicher Formate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3.4">
                <table:table-cell table:style-name="MailMergeTable2020-03-05T15_3a_15_3a_18Z9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3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3.A3" office:value-type="string">
                  <text:p text:style-name="P3"/>
                </table:table-cell>
                <table:table-cell table:style-name="MailMergeTable2020-03-05T15_3a_15_3a_18Z93.A3" office:value-type="string">
                  <text:p text:style-name="P3"/>
                </table:table-cell>
                <table:table-cell table:style-name="MailMergeTable2020-03-05T15_3a_15_3a_18Z93.A3" office:value-type="string">
                  <text:p text:style-name="P3"/>
                </table:table-cell>
                <table:table-cell table:style-name="MailMergeTable2020-03-05T15_3a_15_3a_18Z93.A3" office:value-type="string">
                  <text:p text:style-name="P3"/>
                </table:table-cell>
                <table:table-cell table:style-name="MailMergeTable2020-03-05T15_3a_15_3a_18Z93.A2" office:value-type="string">
                  <text:p text:style-name="P7">5.5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2" text:anchor-type="page" text:anchor-page-number="23" svg:x="10.959cm" svg:y="7.909cm" svg:width="10.059cm" svg:height="7.01cm" draw:z-index="91">
        <draw:text-box>
          <text:section text:style-name="Sect1" text:name="MailMergeSection2020-03-05T15:15:18Z93Bereich3" text:protected="true">
            <table:table table:name="MailMergeTable2020-03-05T15:15:18Z92" table:style-name="MailMergeTable2020-03-05T15_3a_15_3a_18Z92">
              <table:table-column table:style-name="MailMergeTable2020-03-05T15_3a_15_3a_18Z92.A" table:number-columns-repeated="6"/>
              <table:table-column table:style-name="MailMergeTable2020-03-05T15_3a_15_3a_18Z92.G"/>
              <table:table-row table:style-name="MailMergeTable2020-03-05T15_3a_15_3a_18Z92.1">
                <table:table-cell table:style-name="MailMergeTable2020-03-05T15_3a_15_3a_18Z92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2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2.A3" office:value-type="string">
                  <text:p text:style-name="P4">b<text:span text:style-name="T1">)</text:span></text:p>
                </table:table-cell>
                <table:table-cell table:style-name="MailMergeTable2020-03-05T15_3a_15_3a_18Z92.A2" table:number-rows-spanned="3" table:number-columns-spanned="6" office:value-type="string">
                  <text:p text:style-name="P4">Datenbanken einrichten und verwalten, Datenbankabfrag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2.4">
                <table:table-cell table:style-name="MailMergeTable2020-03-05T15_3a_15_3a_18Z9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2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2.A3" office:value-type="string">
                  <text:p text:style-name="P3"/>
                </table:table-cell>
                <table:table-cell table:style-name="MailMergeTable2020-03-05T15_3a_15_3a_18Z92.A3" office:value-type="string">
                  <text:p text:style-name="P3"/>
                </table:table-cell>
                <table:table-cell table:style-name="MailMergeTable2020-03-05T15_3a_15_3a_18Z92.A3" office:value-type="string">
                  <text:p text:style-name="P3"/>
                </table:table-cell>
                <table:table-cell table:style-name="MailMergeTable2020-03-05T15_3a_15_3a_18Z92.A3" office:value-type="string">
                  <text:p text:style-name="P3"/>
                </table:table-cell>
                <table:table-cell table:style-name="MailMergeTable2020-03-05T15_3a_15_3a_18Z92.A2" office:value-type="string">
                  <text:p text:style-name="P7">5.5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1" text:anchor-type="page" text:anchor-page-number="23" svg:x="0.499cm" svg:y="7.909cm" svg:width="10.059cm" svg:height="7.01cm" draw:z-index="90">
        <draw:text-box>
          <text:section text:style-name="Sect1" text:name="MailMergeSection2020-03-05T15:15:18Z92Bereich2" text:protected="true">
            <table:table table:name="MailMergeTable2020-03-05T15:15:18Z91" table:style-name="MailMergeTable2020-03-05T15_3a_15_3a_18Z91">
              <table:table-column table:style-name="MailMergeTable2020-03-05T15_3a_15_3a_18Z91.A" table:number-columns-repeated="6"/>
              <table:table-column table:style-name="MailMergeTable2020-03-05T15_3a_15_3a_18Z91.G"/>
              <table:table-row table:style-name="MailMergeTable2020-03-05T15_3a_15_3a_18Z91.1">
                <table:table-cell table:style-name="MailMergeTable2020-03-05T15_3a_15_3a_18Z91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1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1.A3" office:value-type="string">
                  <text:p text:style-name="P4">a<text:span text:style-name="T1">)</text:span></text:p>
                </table:table-cell>
                <table:table-cell table:style-name="MailMergeTable2020-03-05T15_3a_15_3a_18Z91.A2" table:number-rows-spanned="3" table:number-columns-spanned="6" office:value-type="string">
                  <text:p text:style-name="P4">Datenbankmodell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1.4">
                <table:table-cell table:style-name="MailMergeTable2020-03-05T15_3a_15_3a_18Z9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1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1.A3" office:value-type="string">
                  <text:p text:style-name="P3"/>
                </table:table-cell>
                <table:table-cell table:style-name="MailMergeTable2020-03-05T15_3a_15_3a_18Z91.A3" office:value-type="string">
                  <text:p text:style-name="P3"/>
                </table:table-cell>
                <table:table-cell table:style-name="MailMergeTable2020-03-05T15_3a_15_3a_18Z91.A3" office:value-type="string">
                  <text:p text:style-name="P3"/>
                </table:table-cell>
                <table:table-cell table:style-name="MailMergeTable2020-03-05T15_3a_15_3a_18Z91.A3" office:value-type="string">
                  <text:p text:style-name="P3"/>
                </table:table-cell>
                <table:table-cell table:style-name="MailMergeTable2020-03-05T15_3a_15_3a_18Z91.A2" office:value-type="string">
                  <text:p text:style-name="P7">5.5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0" text:anchor-type="page" text:anchor-page-number="23" svg:x="10.959cm" svg:y="0.499cm" svg:width="10.059cm" svg:height="7.01cm" draw:z-index="89">
        <draw:text-box>
          <text:section text:style-name="Sect1" text:name="MailMergeSection2020-03-05T15:15:18Z91Bereich1" text:protected="true">
            <table:table table:name="MailMergeTable2020-03-05T15:15:18Z90" table:style-name="MailMergeTable2020-03-05T15_3a_15_3a_18Z90">
              <table:table-column table:style-name="MailMergeTable2020-03-05T15_3a_15_3a_18Z90.A" table:number-columns-repeated="6"/>
              <table:table-column table:style-name="MailMergeTable2020-03-05T15_3a_15_3a_18Z90.G"/>
              <table:table-row table:style-name="MailMergeTable2020-03-05T15_3a_15_3a_18Z90.1">
                <table:table-cell table:style-name="MailMergeTable2020-03-05T15_3a_15_3a_18Z90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0.A2" table:number-columns-spanned="7" office:value-type="string">
                  <text:p text:style-name="P5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0.A3" office:value-type="string">
                  <text:p text:style-name="P4">e<text:span text:style-name="T1">)</text:span></text:p>
                </table:table-cell>
                <table:table-cell table:style-name="MailMergeTable2020-03-05T15_3a_15_3a_18Z90.A2" table:number-rows-spanned="3" table:number-columns-spanned="6" office:value-type="string">
                  <text:p text:style-name="P4">Daten archivieren, nicht mehr benötigte Datenbestände löschen, Datenträger entsor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90.4">
                <table:table-cell table:style-name="MailMergeTable2020-03-05T15_3a_15_3a_18Z9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90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90.A3" office:value-type="string">
                  <text:p text:style-name="P3"/>
                </table:table-cell>
                <table:table-cell table:style-name="MailMergeTable2020-03-05T15_3a_15_3a_18Z90.A3" office:value-type="string">
                  <text:p text:style-name="P3"/>
                </table:table-cell>
                <table:table-cell table:style-name="MailMergeTable2020-03-05T15_3a_15_3a_18Z90.A3" office:value-type="string">
                  <text:p text:style-name="P3"/>
                </table:table-cell>
                <table:table-cell table:style-name="MailMergeTable2020-03-05T15_3a_15_3a_18Z90.A3" office:value-type="string">
                  <text:p text:style-name="P3"/>
                </table:table-cell>
                <table:table-cell table:style-name="MailMergeTable2020-03-05T15_3a_15_3a_18Z90.A2" office:value-type="string">
                  <text:p text:style-name="P7">5.4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9" text:anchor-type="page" text:anchor-page-number="23" svg:x="0.499cm" svg:y="0.499cm" svg:width="10.059cm" svg:height="7.01cm" draw:z-index="88">
        <draw:text-box>
          <text:section text:style-name="Sect1" text:name="MailMergeSection2020-03-05T15:15:18Z90MasterLabel">
            <table:table table:name="MailMergeTable2020-03-05T15:15:18Z89" table:style-name="MailMergeTable2020-03-05T15_3a_15_3a_18Z89">
              <table:table-column table:style-name="MailMergeTable2020-03-05T15_3a_15_3a_18Z89.A" table:number-columns-repeated="6"/>
              <table:table-column table:style-name="MailMergeTable2020-03-05T15_3a_15_3a_18Z89.G"/>
              <table:table-row table:style-name="MailMergeTable2020-03-05T15_3a_15_3a_18Z89.1">
                <table:table-cell table:style-name="MailMergeTable2020-03-05T15_3a_15_3a_18Z89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9.A2" table:number-columns-spanned="7" office:value-type="string">
                  <text:p text:style-name="P5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9.A3" office:value-type="string">
                  <text:p text:style-name="P4">d<text:span text:style-name="T1">)</text:span></text:p>
                </table:table-cell>
                <table:table-cell table:style-name="MailMergeTable2020-03-05T15_3a_15_3a_18Z89.A2" table:number-rows-spanned="3" table:number-columns-spanned="6" office:value-type="string">
                  <text:p text:style-name="P4">technische Vorschriften zur Sicherung des Fernmeldegeheim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9.4">
                <table:table-cell table:style-name="MailMergeTable2020-03-05T15_3a_15_3a_18Z8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9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89.A3" office:value-type="string">
                  <text:p text:style-name="P3"/>
                </table:table-cell>
                <table:table-cell table:style-name="MailMergeTable2020-03-05T15_3a_15_3a_18Z89.A3" office:value-type="string">
                  <text:p text:style-name="P3"/>
                </table:table-cell>
                <table:table-cell table:style-name="MailMergeTable2020-03-05T15_3a_15_3a_18Z89.A3" office:value-type="string">
                  <text:p text:style-name="P3"/>
                </table:table-cell>
                <table:table-cell table:style-name="MailMergeTable2020-03-05T15_3a_15_3a_18Z89.A3" office:value-type="string">
                  <text:p text:style-name="P3"/>
                </table:table-cell>
                <table:table-cell table:style-name="MailMergeTable2020-03-05T15_3a_15_3a_18Z89.A2" office:value-type="string">
                  <text:p text:style-name="P7">5.4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8" text:anchor-type="page" text:anchor-page-number="21" svg:x="10.959cm" svg:y="22.729cm" svg:width="10.059cm" svg:height="7.01cm" draw:z-index="87">
        <draw:text-box>
          <text:section text:style-name="Sect1" text:name="MailMergeSection2020-03-05T15:15:18Z89Bereich7" text:protected="true">
            <table:table table:name="MailMergeTable2020-03-05T15:15:18Z88" table:style-name="MailMergeTable2020-03-05T15_3a_15_3a_18Z88">
              <table:table-column table:style-name="MailMergeTable2020-03-05T15_3a_15_3a_18Z88.A" table:number-columns-repeated="6"/>
              <table:table-column table:style-name="MailMergeTable2020-03-05T15_3a_15_3a_18Z88.G"/>
              <table:table-row table:style-name="MailMergeTable2020-03-05T15_3a_15_3a_18Z88.1">
                <table:table-cell table:style-name="MailMergeTable2020-03-05T15_3a_15_3a_18Z88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8.A2" table:number-columns-spanned="7" office:value-type="string">
                  <text:p text:style-name="P5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8.A3" office:value-type="string">
                  <text:p text:style-name="P4">c<text:span text:style-name="T1">)</text:span></text:p>
                </table:table-cell>
                <table:table-cell table:style-name="MailMergeTable2020-03-05T15_3a_15_3a_18Z88.A2" table:number-rows-spanned="3" table:number-columns-spanned="6" office:value-type="string">
                  <text:p text:style-name="P4">Vorschriften zum Urheberrecht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8.4">
                <table:table-cell table:style-name="MailMergeTable2020-03-05T15_3a_15_3a_18Z8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8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88.A3" office:value-type="string">
                  <text:p text:style-name="P3"/>
                </table:table-cell>
                <table:table-cell table:style-name="MailMergeTable2020-03-05T15_3a_15_3a_18Z88.A3" office:value-type="string">
                  <text:p text:style-name="P3"/>
                </table:table-cell>
                <table:table-cell table:style-name="MailMergeTable2020-03-05T15_3a_15_3a_18Z88.A3" office:value-type="string">
                  <text:p text:style-name="P3"/>
                </table:table-cell>
                <table:table-cell table:style-name="MailMergeTable2020-03-05T15_3a_15_3a_18Z88.A3" office:value-type="string">
                  <text:p text:style-name="P3"/>
                </table:table-cell>
                <table:table-cell table:style-name="MailMergeTable2020-03-05T15_3a_15_3a_18Z88.A2" office:value-type="string">
                  <text:p text:style-name="P7">5.4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7" text:anchor-type="page" text:anchor-page-number="21" svg:x="0.499cm" svg:y="22.729cm" svg:width="10.059cm" svg:height="7.01cm" draw:z-index="86">
        <draw:text-box>
          <text:section text:style-name="Sect1" text:name="MailMergeSection2020-03-05T15:15:18Z88Bereich6" text:protected="true">
            <table:table table:name="MailMergeTable2020-03-05T15:15:18Z87" table:style-name="MailMergeTable2020-03-05T15_3a_15_3a_18Z87">
              <table:table-column table:style-name="MailMergeTable2020-03-05T15_3a_15_3a_18Z87.A" table:number-columns-repeated="6"/>
              <table:table-column table:style-name="MailMergeTable2020-03-05T15_3a_15_3a_18Z87.G"/>
              <table:table-row table:style-name="MailMergeTable2020-03-05T15_3a_15_3a_18Z87.1">
                <table:table-cell table:style-name="MailMergeTable2020-03-05T15_3a_15_3a_18Z87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7.A2" table:number-columns-spanned="7" office:value-type="string">
                  <text:p text:style-name="P5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7.A3" office:value-type="string">
                  <text:p text:style-name="P4">b<text:span text:style-name="T1">)</text:span></text:p>
                </table:table-cell>
                <table:table-cell table:style-name="MailMergeTable2020-03-05T15_3a_15_3a_18Z87.A2" table:number-rows-spanned="3" table:number-columns-spanned="6" office:value-type="string">
                  <text:p text:style-name="P4">Vorschriften zum Datenschutz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7.4">
                <table:table-cell table:style-name="MailMergeTable2020-03-05T15_3a_15_3a_18Z8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7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87.A3" office:value-type="string">
                  <text:p text:style-name="P3"/>
                </table:table-cell>
                <table:table-cell table:style-name="MailMergeTable2020-03-05T15_3a_15_3a_18Z87.A3" office:value-type="string">
                  <text:p text:style-name="P3"/>
                </table:table-cell>
                <table:table-cell table:style-name="MailMergeTable2020-03-05T15_3a_15_3a_18Z87.A3" office:value-type="string">
                  <text:p text:style-name="P3"/>
                </table:table-cell>
                <table:table-cell table:style-name="MailMergeTable2020-03-05T15_3a_15_3a_18Z87.A3" office:value-type="string">
                  <text:p text:style-name="P3"/>
                </table:table-cell>
                <table:table-cell table:style-name="MailMergeTable2020-03-05T15_3a_15_3a_18Z87.A2" office:value-type="string">
                  <text:p text:style-name="P7">5.4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6" text:anchor-type="page" text:anchor-page-number="21" svg:x="10.959cm" svg:y="15.319cm" svg:width="10.059cm" svg:height="7.01cm" draw:z-index="85">
        <draw:text-box>
          <text:section text:style-name="Sect1" text:name="MailMergeSection2020-03-05T15:15:18Z87Bereich5" text:protected="true">
            <table:table table:name="MailMergeTable2020-03-05T15:15:18Z86" table:style-name="MailMergeTable2020-03-05T15_3a_15_3a_18Z86">
              <table:table-column table:style-name="MailMergeTable2020-03-05T15_3a_15_3a_18Z86.A" table:number-columns-repeated="6"/>
              <table:table-column table:style-name="MailMergeTable2020-03-05T15_3a_15_3a_18Z86.G"/>
              <table:table-row table:style-name="MailMergeTable2020-03-05T15_3a_15_3a_18Z86.1">
                <table:table-cell table:style-name="MailMergeTable2020-03-05T15_3a_15_3a_18Z86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6.A2" table:number-columns-spanned="7" office:value-type="string">
                  <text:p text:style-name="P5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6.A3" office:value-type="string">
                  <text:p text:style-name="P4">a<text:span text:style-name="T1">)</text:span></text:p>
                </table:table-cell>
                <table:table-cell table:style-name="MailMergeTable2020-03-05T15_3a_15_3a_18Z86.A2" table:number-rows-spanned="3" table:number-columns-spanned="6" office:value-type="string">
                  <text:p text:style-name="P4">Verschlüsselungsverfahren und Zugriffsschutzmethod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6.4">
                <table:table-cell table:style-name="MailMergeTable2020-03-05T15_3a_15_3a_18Z8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6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86.A3" office:value-type="string">
                  <text:p text:style-name="P3"/>
                </table:table-cell>
                <table:table-cell table:style-name="MailMergeTable2020-03-05T15_3a_15_3a_18Z86.A3" office:value-type="string">
                  <text:p text:style-name="P3"/>
                </table:table-cell>
                <table:table-cell table:style-name="MailMergeTable2020-03-05T15_3a_15_3a_18Z86.A3" office:value-type="string">
                  <text:p text:style-name="P3"/>
                </table:table-cell>
                <table:table-cell table:style-name="MailMergeTable2020-03-05T15_3a_15_3a_18Z86.A3" office:value-type="string">
                  <text:p text:style-name="P3"/>
                </table:table-cell>
                <table:table-cell table:style-name="MailMergeTable2020-03-05T15_3a_15_3a_18Z86.A2" office:value-type="string">
                  <text:p text:style-name="P7">5.4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5" text:anchor-type="page" text:anchor-page-number="21" svg:x="0.499cm" svg:y="15.319cm" svg:width="10.059cm" svg:height="7.01cm" draw:z-index="84">
        <draw:text-box>
          <text:section text:style-name="Sect1" text:name="MailMergeSection2020-03-05T15:15:18Z86Bereich4" text:protected="true">
            <table:table table:name="MailMergeTable2020-03-05T15:15:18Z85" table:style-name="MailMergeTable2020-03-05T15_3a_15_3a_18Z85">
              <table:table-column table:style-name="MailMergeTable2020-03-05T15_3a_15_3a_18Z85.A" table:number-columns-repeated="6"/>
              <table:table-column table:style-name="MailMergeTable2020-03-05T15_3a_15_3a_18Z85.G"/>
              <table:table-row table:style-name="MailMergeTable2020-03-05T15_3a_15_3a_18Z85.1">
                <table:table-cell table:style-name="MailMergeTable2020-03-05T15_3a_15_3a_18Z85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5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5.A3" office:value-type="string">
                  <text:p text:style-name="P4">e<text:span text:style-name="T1">)</text:span></text:p>
                </table:table-cell>
                <table:table-cell table:style-name="MailMergeTable2020-03-05T15_3a_15_3a_18Z85.A2" table:number-rows-spanned="3" table:number-columns-spanned="6" office:value-type="string">
                  <text:p text:style-name="P4">Konfigurationsdaten festhalten sowie Systemdokumentation zusammen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5.4">
                <table:table-cell table:style-name="MailMergeTable2020-03-05T15_3a_15_3a_18Z8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5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85.A3" office:value-type="string">
                  <text:p text:style-name="P3"/>
                </table:table-cell>
                <table:table-cell table:style-name="MailMergeTable2020-03-05T15_3a_15_3a_18Z85.A3" office:value-type="string">
                  <text:p text:style-name="P3"/>
                </table:table-cell>
                <table:table-cell table:style-name="MailMergeTable2020-03-05T15_3a_15_3a_18Z85.A3" office:value-type="string">
                  <text:p text:style-name="P3"/>
                </table:table-cell>
                <table:table-cell table:style-name="MailMergeTable2020-03-05T15_3a_15_3a_18Z85.A3" office:value-type="string">
                  <text:p text:style-name="P3"/>
                </table:table-cell>
                <table:table-cell table:style-name="MailMergeTable2020-03-05T15_3a_15_3a_18Z85.A2" office:value-type="string">
                  <text:p text:style-name="P7">5.3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4" text:anchor-type="page" text:anchor-page-number="21" svg:x="10.959cm" svg:y="7.909cm" svg:width="10.059cm" svg:height="7.01cm" draw:z-index="83">
        <draw:text-box>
          <text:section text:style-name="Sect1" text:name="MailMergeSection2020-03-05T15:15:18Z85Bereich3" text:protected="true">
            <table:table table:name="MailMergeTable2020-03-05T15:15:18Z84" table:style-name="MailMergeTable2020-03-05T15_3a_15_3a_18Z84">
              <table:table-column table:style-name="MailMergeTable2020-03-05T15_3a_15_3a_18Z84.A" table:number-columns-repeated="6"/>
              <table:table-column table:style-name="MailMergeTable2020-03-05T15_3a_15_3a_18Z84.G"/>
              <table:table-row table:style-name="MailMergeTable2020-03-05T15_3a_15_3a_18Z84.1">
                <table:table-cell table:style-name="MailMergeTable2020-03-05T15_3a_15_3a_18Z84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4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4.A3" office:value-type="string">
                  <text:p text:style-name="P4">d<text:span text:style-name="T1">)</text:span></text:p>
                </table:table-cell>
                <table:table-cell table:style-name="MailMergeTable2020-03-05T15_3a_15_3a_18Z84.A2" table:number-rows-spanned="3" table:number-columns-spanned="6" office:value-type="string">
                  <text:p text:style-name="P4">Systeme tes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4.4">
                <table:table-cell table:style-name="MailMergeTable2020-03-05T15_3a_15_3a_18Z8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4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84.A3" office:value-type="string">
                  <text:p text:style-name="P3"/>
                </table:table-cell>
                <table:table-cell table:style-name="MailMergeTable2020-03-05T15_3a_15_3a_18Z84.A3" office:value-type="string">
                  <text:p text:style-name="P3"/>
                </table:table-cell>
                <table:table-cell table:style-name="MailMergeTable2020-03-05T15_3a_15_3a_18Z84.A3" office:value-type="string">
                  <text:p text:style-name="P3"/>
                </table:table-cell>
                <table:table-cell table:style-name="MailMergeTable2020-03-05T15_3a_15_3a_18Z84.A3" office:value-type="string">
                  <text:p text:style-name="P3"/>
                </table:table-cell>
                <table:table-cell table:style-name="MailMergeTable2020-03-05T15_3a_15_3a_18Z84.A2" office:value-type="string">
                  <text:p text:style-name="P7">5.3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3" text:anchor-type="page" text:anchor-page-number="21" svg:x="0.499cm" svg:y="7.909cm" svg:width="10.059cm" svg:height="7.01cm" draw:z-index="82">
        <draw:text-box>
          <text:section text:style-name="Sect1" text:name="MailMergeSection2020-03-05T15:15:18Z84Bereich2" text:protected="true">
            <table:table table:name="MailMergeTable2020-03-05T15:15:18Z83" table:style-name="MailMergeTable2020-03-05T15_3a_15_3a_18Z83">
              <table:table-column table:style-name="MailMergeTable2020-03-05T15_3a_15_3a_18Z83.A" table:number-columns-repeated="6"/>
              <table:table-column table:style-name="MailMergeTable2020-03-05T15_3a_15_3a_18Z83.G"/>
              <table:table-row table:style-name="MailMergeTable2020-03-05T15_3a_15_3a_18Z83.1">
                <table:table-cell table:style-name="MailMergeTable2020-03-05T15_3a_15_3a_18Z83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3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3.A3" office:value-type="string">
                  <text:p text:style-name="P4">c<text:span text:style-name="T1">)</text:span></text:p>
                </table:table-cell>
                <table:table-cell table:style-name="MailMergeTable2020-03-05T15_3a_15_3a_18Z83.A2" table:number-rows-spanned="3" table:number-columns-spanned="6" office:value-type="string">
                  <text:p text:style-name="P4">Anwendungsprogramme, insbesondere marktübliche Büroanwendungen, 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3.4">
                <table:table-cell table:style-name="MailMergeTable2020-03-05T15_3a_15_3a_18Z8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3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83.A3" office:value-type="string">
                  <text:p text:style-name="P3"/>
                </table:table-cell>
                <table:table-cell table:style-name="MailMergeTable2020-03-05T15_3a_15_3a_18Z83.A3" office:value-type="string">
                  <text:p text:style-name="P3"/>
                </table:table-cell>
                <table:table-cell table:style-name="MailMergeTable2020-03-05T15_3a_15_3a_18Z83.A3" office:value-type="string">
                  <text:p text:style-name="P3"/>
                </table:table-cell>
                <table:table-cell table:style-name="MailMergeTable2020-03-05T15_3a_15_3a_18Z83.A3" office:value-type="string">
                  <text:p text:style-name="P3"/>
                </table:table-cell>
                <table:table-cell table:style-name="MailMergeTable2020-03-05T15_3a_15_3a_18Z83.A2" office:value-type="string">
                  <text:p text:style-name="P7">5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2" text:anchor-type="page" text:anchor-page-number="21" svg:x="10.959cm" svg:y="0.499cm" svg:width="10.059cm" svg:height="7.01cm" draw:z-index="81">
        <draw:text-box>
          <text:section text:style-name="Sect1" text:name="MailMergeSection2020-03-05T15:15:18Z83Bereich1" text:protected="true">
            <table:table table:name="MailMergeTable2020-03-05T15:15:18Z82" table:style-name="MailMergeTable2020-03-05T15_3a_15_3a_18Z82">
              <table:table-column table:style-name="MailMergeTable2020-03-05T15_3a_15_3a_18Z82.A" table:number-columns-repeated="6"/>
              <table:table-column table:style-name="MailMergeTable2020-03-05T15_3a_15_3a_18Z82.G"/>
              <table:table-row table:style-name="MailMergeTable2020-03-05T15_3a_15_3a_18Z82.1">
                <table:table-cell table:style-name="MailMergeTable2020-03-05T15_3a_15_3a_18Z82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2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2.A3" office:value-type="string">
                  <text:p text:style-name="P4">b<text:span text:style-name="T1">)</text:span></text:p>
                </table:table-cell>
                <table:table-cell table:style-name="MailMergeTable2020-03-05T15_3a_15_3a_18Z82.A2" table:number-rows-spanned="3" table:number-columns-spanned="6" office:value-type="string">
                  <text:p text:style-name="P4">Hardware und Betriebssystem 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2.4">
                <table:table-cell table:style-name="MailMergeTable2020-03-05T15_3a_15_3a_18Z8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2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82.A3" office:value-type="string">
                  <text:p text:style-name="P3"/>
                </table:table-cell>
                <table:table-cell table:style-name="MailMergeTable2020-03-05T15_3a_15_3a_18Z82.A3" office:value-type="string">
                  <text:p text:style-name="P3"/>
                </table:table-cell>
                <table:table-cell table:style-name="MailMergeTable2020-03-05T15_3a_15_3a_18Z82.A3" office:value-type="string">
                  <text:p text:style-name="P3"/>
                </table:table-cell>
                <table:table-cell table:style-name="MailMergeTable2020-03-05T15_3a_15_3a_18Z82.A3" office:value-type="string">
                  <text:p text:style-name="P3"/>
                </table:table-cell>
                <table:table-cell table:style-name="MailMergeTable2020-03-05T15_3a_15_3a_18Z82.A2" office:value-type="string">
                  <text:p text:style-name="P7">5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1" text:anchor-type="page" text:anchor-page-number="21" svg:x="0.499cm" svg:y="0.499cm" svg:width="10.059cm" svg:height="7.01cm" draw:z-index="80">
        <draw:text-box>
          <text:section text:style-name="Sect1" text:name="MailMergeSection2020-03-05T15:15:18Z82MasterLabel">
            <table:table table:name="MailMergeTable2020-03-05T15:15:18Z81" table:style-name="MailMergeTable2020-03-05T15_3a_15_3a_18Z81">
              <table:table-column table:style-name="MailMergeTable2020-03-05T15_3a_15_3a_18Z81.A" table:number-columns-repeated="6"/>
              <table:table-column table:style-name="MailMergeTable2020-03-05T15_3a_15_3a_18Z81.G"/>
              <table:table-row table:style-name="MailMergeTable2020-03-05T15_3a_15_3a_18Z81.1">
                <table:table-cell table:style-name="MailMergeTable2020-03-05T15_3a_15_3a_18Z81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1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1.A3" office:value-type="string">
                  <text:p text:style-name="P4">a<text:span text:style-name="T1">)</text:span></text:p>
                </table:table-cell>
                <table:table-cell table:style-name="MailMergeTable2020-03-05T15_3a_15_3a_18Z81.A2" table:number-rows-spanned="3" table:number-columns-spanned="6" office:value-type="string">
                  <text:p text:style-name="P4">Systeme zusammenstellen und verbi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1.4">
                <table:table-cell table:style-name="MailMergeTable2020-03-05T15_3a_15_3a_18Z8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1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81.A3" office:value-type="string">
                  <text:p text:style-name="P3"/>
                </table:table-cell>
                <table:table-cell table:style-name="MailMergeTable2020-03-05T15_3a_15_3a_18Z81.A3" office:value-type="string">
                  <text:p text:style-name="P3"/>
                </table:table-cell>
                <table:table-cell table:style-name="MailMergeTable2020-03-05T15_3a_15_3a_18Z81.A3" office:value-type="string">
                  <text:p text:style-name="P3"/>
                </table:table-cell>
                <table:table-cell table:style-name="MailMergeTable2020-03-05T15_3a_15_3a_18Z81.A3" office:value-type="string">
                  <text:p text:style-name="P3"/>
                </table:table-cell>
                <table:table-cell table:style-name="MailMergeTable2020-03-05T15_3a_15_3a_18Z81.A2" office:value-type="string">
                  <text:p text:style-name="P7">5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0" text:anchor-type="page" text:anchor-page-number="19" svg:x="10.959cm" svg:y="22.729cm" svg:width="10.059cm" svg:height="7.01cm" draw:z-index="79">
        <draw:text-box>
          <text:section text:style-name="Sect1" text:name="MailMergeSection2020-03-05T15:15:18Z81Bereich7" text:protected="true">
            <table:table table:name="MailMergeTable2020-03-05T15:15:18Z80" table:style-name="MailMergeTable2020-03-05T15_3a_15_3a_18Z80">
              <table:table-column table:style-name="MailMergeTable2020-03-05T15_3a_15_3a_18Z80.A" table:number-columns-repeated="6"/>
              <table:table-column table:style-name="MailMergeTable2020-03-05T15_3a_15_3a_18Z80.G"/>
              <table:table-row table:style-name="MailMergeTable2020-03-05T15_3a_15_3a_18Z80.1">
                <table:table-cell table:style-name="MailMergeTable2020-03-05T15_3a_15_3a_18Z80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0.A2" table:number-columns-spanned="7" office:value-type="string">
                  <text:p text:style-name="P5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0.A3" office:value-type="string">
                  <text:p text:style-name="P4">c<text:span text:style-name="T1">)</text:span></text:p>
                </table:table-cell>
                <table:table-cell table:style-name="MailMergeTable2020-03-05T15_3a_15_3a_18Z80.A2" table:number-rows-spanned="3" table:number-columns-spanned="6" office:value-type="string">
                  <text:p text:style-name="P4">Anwendungen in einer Makro- oder 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80.4">
                <table:table-cell table:style-name="MailMergeTable2020-03-05T15_3a_15_3a_18Z8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80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80.A3" office:value-type="string">
                  <text:p text:style-name="P3"/>
                </table:table-cell>
                <table:table-cell table:style-name="MailMergeTable2020-03-05T15_3a_15_3a_18Z80.A3" office:value-type="string">
                  <text:p text:style-name="P3"/>
                </table:table-cell>
                <table:table-cell table:style-name="MailMergeTable2020-03-05T15_3a_15_3a_18Z80.A3" office:value-type="string">
                  <text:p text:style-name="P3"/>
                </table:table-cell>
                <table:table-cell table:style-name="MailMergeTable2020-03-05T15_3a_15_3a_18Z80.A3" office:value-type="string">
                  <text:p text:style-name="P3"/>
                </table:table-cell>
                <table:table-cell table:style-name="MailMergeTable2020-03-05T15_3a_15_3a_18Z80.A2" office:value-type="string">
                  <text:p text:style-name="P7">5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9" text:anchor-type="page" text:anchor-page-number="19" svg:x="0.499cm" svg:y="22.729cm" svg:width="10.059cm" svg:height="7.01cm" draw:z-index="78">
        <draw:text-box>
          <text:section text:style-name="Sect1" text:name="MailMergeSection2020-03-05T15:15:18Z80Bereich6" text:protected="true">
            <table:table table:name="MailMergeTable2020-03-05T15:15:18Z79" table:style-name="MailMergeTable2020-03-05T15_3a_15_3a_18Z79">
              <table:table-column table:style-name="MailMergeTable2020-03-05T15_3a_15_3a_18Z79.A" table:number-columns-repeated="6"/>
              <table:table-column table:style-name="MailMergeTable2020-03-05T15_3a_15_3a_18Z79.G"/>
              <table:table-row table:style-name="MailMergeTable2020-03-05T15_3a_15_3a_18Z79.1">
                <table:table-cell table:style-name="MailMergeTable2020-03-05T15_3a_15_3a_18Z79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9.A2" table:number-columns-spanned="7" office:value-type="string">
                  <text:p text:style-name="P5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9.A3" office:value-type="string">
                  <text:p text:style-name="P4">b<text:span text:style-name="T1">)</text:span></text:p>
                </table:table-cell>
                <table:table-cell table:style-name="MailMergeTable2020-03-05T15_3a_15_3a_18Z79.A2" table:number-rows-spanned="3" table:number-columns-spanned="6" office:value-type="string">
                  <text:p text:style-name="P4">Programmierlogik und Programmiermethod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9.4">
                <table:table-cell table:style-name="MailMergeTable2020-03-05T15_3a_15_3a_18Z7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9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79.A3" office:value-type="string">
                  <text:p text:style-name="P3"/>
                </table:table-cell>
                <table:table-cell table:style-name="MailMergeTable2020-03-05T15_3a_15_3a_18Z79.A3" office:value-type="string">
                  <text:p text:style-name="P3"/>
                </table:table-cell>
                <table:table-cell table:style-name="MailMergeTable2020-03-05T15_3a_15_3a_18Z79.A3" office:value-type="string">
                  <text:p text:style-name="P3"/>
                </table:table-cell>
                <table:table-cell table:style-name="MailMergeTable2020-03-05T15_3a_15_3a_18Z79.A3" office:value-type="string">
                  <text:p text:style-name="P3"/>
                </table:table-cell>
                <table:table-cell table:style-name="MailMergeTable2020-03-05T15_3a_15_3a_18Z79.A2" office:value-type="string">
                  <text:p text:style-name="P7">5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8" text:anchor-type="page" text:anchor-page-number="19" svg:x="10.959cm" svg:y="15.319cm" svg:width="10.059cm" svg:height="7.01cm" draw:z-index="77">
        <draw:text-box>
          <text:section text:style-name="Sect1" text:name="MailMergeSection2020-03-05T15:15:18Z79Bereich5" text:protected="true">
            <table:table table:name="MailMergeTable2020-03-05T15:15:18Z78" table:style-name="MailMergeTable2020-03-05T15_3a_15_3a_18Z78">
              <table:table-column table:style-name="MailMergeTable2020-03-05T15_3a_15_3a_18Z78.A" table:number-columns-repeated="6"/>
              <table:table-column table:style-name="MailMergeTable2020-03-05T15_3a_15_3a_18Z78.G"/>
              <table:table-row table:style-name="MailMergeTable2020-03-05T15_3a_15_3a_18Z78.1">
                <table:table-cell table:style-name="MailMergeTable2020-03-05T15_3a_15_3a_18Z78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8.A2" table:number-columns-spanned="7" office:value-type="string">
                  <text:p text:style-name="P5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8.A3" office:value-type="string">
                  <text:p text:style-name="P4">a<text:span text:style-name="T1">)</text:span></text:p>
                </table:table-cell>
                <table:table-cell table:style-name="MailMergeTable2020-03-05T15_3a_15_3a_18Z78.A2" table:number-rows-spanned="3" table:number-columns-spanned="6" office:value-type="string">
                  <text:p text:style-name="P4">prozedurale und objektorientierte Programmiersprach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8.4">
                <table:table-cell table:style-name="MailMergeTable2020-03-05T15_3a_15_3a_18Z7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8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78.A3" office:value-type="string">
                  <text:p text:style-name="P3"/>
                </table:table-cell>
                <table:table-cell table:style-name="MailMergeTable2020-03-05T15_3a_15_3a_18Z78.A3" office:value-type="string">
                  <text:p text:style-name="P3"/>
                </table:table-cell>
                <table:table-cell table:style-name="MailMergeTable2020-03-05T15_3a_15_3a_18Z78.A3" office:value-type="string">
                  <text:p text:style-name="P3"/>
                </table:table-cell>
                <table:table-cell table:style-name="MailMergeTable2020-03-05T15_3a_15_3a_18Z78.A3" office:value-type="string">
                  <text:p text:style-name="P3"/>
                </table:table-cell>
                <table:table-cell table:style-name="MailMergeTable2020-03-05T15_3a_15_3a_18Z78.A2" office:value-type="string">
                  <text:p text:style-name="P7">5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7" text:anchor-type="page" text:anchor-page-number="19" svg:x="0.499cm" svg:y="15.319cm" svg:width="10.059cm" svg:height="7.01cm" draw:z-index="76">
        <draw:text-box>
          <text:section text:style-name="Sect1" text:name="MailMergeSection2020-03-05T15:15:18Z78Bereich4" text:protected="true">
            <table:table table:name="MailMergeTable2020-03-05T15:15:18Z77" table:style-name="MailMergeTable2020-03-05T15_3a_15_3a_18Z77">
              <table:table-column table:style-name="MailMergeTable2020-03-05T15_3a_15_3a_18Z77.A" table:number-columns-repeated="6"/>
              <table:table-column table:style-name="MailMergeTable2020-03-05T15_3a_15_3a_18Z77.G"/>
              <table:table-row table:style-name="MailMergeTable2020-03-05T15_3a_15_3a_18Z77.1">
                <table:table-cell table:style-name="MailMergeTable2020-03-05T15_3a_15_3a_18Z77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7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7.A3" office:value-type="string">
                  <text:p text:style-name="P4">e<text:span text:style-name="T1">)</text:span></text:p>
                </table:table-cell>
                <table:table-cell table:style-name="MailMergeTable2020-03-05T15_3a_15_3a_18Z77.A2" table:number-rows-spanned="3" table:number-columns-spanned="6" office:value-type="string">
                  <text:p text:style-name="P4">die zu erbringende Leistung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7.4">
                <table:table-cell table:style-name="MailMergeTable2020-03-05T15_3a_15_3a_18Z7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7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77.A3" office:value-type="string">
                  <text:p text:style-name="P3"/>
                </table:table-cell>
                <table:table-cell table:style-name="MailMergeTable2020-03-05T15_3a_15_3a_18Z77.A3" office:value-type="string">
                  <text:p text:style-name="P3"/>
                </table:table-cell>
                <table:table-cell table:style-name="MailMergeTable2020-03-05T15_3a_15_3a_18Z77.A3" office:value-type="string">
                  <text:p text:style-name="P3"/>
                </table:table-cell>
                <table:table-cell table:style-name="MailMergeTable2020-03-05T15_3a_15_3a_18Z77.A3" office:value-type="string">
                  <text:p text:style-name="P3"/>
                </table:table-cell>
                <table:table-cell table:style-name="MailMergeTable2020-03-05T15_3a_15_3a_18Z77.A2" office:value-type="string">
                  <text:p text:style-name="P7">5.1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6" text:anchor-type="page" text:anchor-page-number="19" svg:x="10.959cm" svg:y="7.909cm" svg:width="10.059cm" svg:height="7.01cm" draw:z-index="75">
        <draw:text-box>
          <text:section text:style-name="Sect1" text:name="MailMergeSection2020-03-05T15:15:18Z77Bereich3" text:protected="true">
            <table:table table:name="MailMergeTable2020-03-05T15:15:18Z76" table:style-name="MailMergeTable2020-03-05T15_3a_15_3a_18Z76">
              <table:table-column table:style-name="MailMergeTable2020-03-05T15_3a_15_3a_18Z76.A" table:number-columns-repeated="6"/>
              <table:table-column table:style-name="MailMergeTable2020-03-05T15_3a_15_3a_18Z76.G"/>
              <table:table-row table:style-name="MailMergeTable2020-03-05T15_3a_15_3a_18Z76.1">
                <table:table-cell table:style-name="MailMergeTable2020-03-05T15_3a_15_3a_18Z76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6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6.A3" office:value-type="string">
                  <text:p text:style-name="P4">d<text:span text:style-name="T1">)</text:span></text:p>
                </table:table-cell>
                <table:table-cell table:style-name="MailMergeTable2020-03-05T15_3a_15_3a_18Z76.A2" table:number-rows-spanned="3" table:number-columns-spanned="6" office:value-type="string">
                  <text:p text:style-name="P4">Datenmodelle entwer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6.4">
                <table:table-cell table:style-name="MailMergeTable2020-03-05T15_3a_15_3a_18Z7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6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76.A3" office:value-type="string">
                  <text:p text:style-name="P3"/>
                </table:table-cell>
                <table:table-cell table:style-name="MailMergeTable2020-03-05T15_3a_15_3a_18Z76.A3" office:value-type="string">
                  <text:p text:style-name="P3"/>
                </table:table-cell>
                <table:table-cell table:style-name="MailMergeTable2020-03-05T15_3a_15_3a_18Z76.A3" office:value-type="string">
                  <text:p text:style-name="P3"/>
                </table:table-cell>
                <table:table-cell table:style-name="MailMergeTable2020-03-05T15_3a_15_3a_18Z76.A3" office:value-type="string">
                  <text:p text:style-name="P3"/>
                </table:table-cell>
                <table:table-cell table:style-name="MailMergeTable2020-03-05T15_3a_15_3a_18Z76.A2" office:value-type="string">
                  <text:p text:style-name="P7">5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5" text:anchor-type="page" text:anchor-page-number="19" svg:x="0.499cm" svg:y="7.909cm" svg:width="10.059cm" svg:height="7.01cm" draw:z-index="74">
        <draw:text-box>
          <text:section text:style-name="Sect1" text:name="MailMergeSection2020-03-05T15:15:18Z76Bereich2" text:protected="true">
            <table:table table:name="MailMergeTable2020-03-05T15:15:18Z75" table:style-name="MailMergeTable2020-03-05T15_3a_15_3a_18Z75">
              <table:table-column table:style-name="MailMergeTable2020-03-05T15_3a_15_3a_18Z75.A" table:number-columns-repeated="6"/>
              <table:table-column table:style-name="MailMergeTable2020-03-05T15_3a_15_3a_18Z75.G"/>
              <table:table-row table:style-name="MailMergeTable2020-03-05T15_3a_15_3a_18Z75.1">
                <table:table-cell table:style-name="MailMergeTable2020-03-05T15_3a_15_3a_18Z75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5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5.A3" office:value-type="string">
                  <text:p text:style-name="P4">c<text:span text:style-name="T1">)</text:span></text:p>
                </table:table-cell>
                <table:table-cell table:style-name="MailMergeTable2020-03-05T15_3a_15_3a_18Z75.A2" table:number-rows-spanned="3" table:number-columns-spanned="6" office:value-type="string">
                  <text:p text:style-name="P4">Hard- und Softwarekomponenten auswählen sowie Lösungsvarianten entwickeln und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5.4">
                <table:table-cell table:style-name="MailMergeTable2020-03-05T15_3a_15_3a_18Z7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5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75.A3" office:value-type="string">
                  <text:p text:style-name="P3"/>
                </table:table-cell>
                <table:table-cell table:style-name="MailMergeTable2020-03-05T15_3a_15_3a_18Z75.A3" office:value-type="string">
                  <text:p text:style-name="P3"/>
                </table:table-cell>
                <table:table-cell table:style-name="MailMergeTable2020-03-05T15_3a_15_3a_18Z75.A3" office:value-type="string">
                  <text:p text:style-name="P3"/>
                </table:table-cell>
                <table:table-cell table:style-name="MailMergeTable2020-03-05T15_3a_15_3a_18Z75.A3" office:value-type="string">
                  <text:p text:style-name="P3"/>
                </table:table-cell>
                <table:table-cell table:style-name="MailMergeTable2020-03-05T15_3a_15_3a_18Z75.A2" office:value-type="string">
                  <text:p text:style-name="P7">5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4" text:anchor-type="page" text:anchor-page-number="19" svg:x="10.959cm" svg:y="0.499cm" svg:width="10.059cm" svg:height="7.01cm" draw:z-index="73">
        <draw:text-box>
          <text:section text:style-name="Sect1" text:name="MailMergeSection2020-03-05T15:15:18Z75Bereich1" text:protected="true">
            <table:table table:name="MailMergeTable2020-03-05T15:15:18Z74" table:style-name="MailMergeTable2020-03-05T15_3a_15_3a_18Z74">
              <table:table-column table:style-name="MailMergeTable2020-03-05T15_3a_15_3a_18Z74.A" table:number-columns-repeated="6"/>
              <table:table-column table:style-name="MailMergeTable2020-03-05T15_3a_15_3a_18Z74.G"/>
              <table:table-row table:style-name="MailMergeTable2020-03-05T15_3a_15_3a_18Z74.1">
                <table:table-cell table:style-name="MailMergeTable2020-03-05T15_3a_15_3a_18Z74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4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4.A3" office:value-type="string">
                  <text:p text:style-name="P4">b<text:span text:style-name="T1">)</text:span></text:p>
                </table:table-cell>
                <table:table-cell table:style-name="MailMergeTable2020-03-05T15_3a_15_3a_18Z74.A2" table:number-rows-spanned="3" table:number-columns-spanned="6" office:value-type="string">
                  <text:p text:style-name="P4">Anforderungen an ein Arbeitsplatzsystem unter Berücksichtigung der organisatorischen Abläufe und der Anforderungen der Benutzer fes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4.4">
                <table:table-cell table:style-name="MailMergeTable2020-03-05T15_3a_15_3a_18Z7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4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74.A3" office:value-type="string">
                  <text:p text:style-name="P3"/>
                </table:table-cell>
                <table:table-cell table:style-name="MailMergeTable2020-03-05T15_3a_15_3a_18Z74.A3" office:value-type="string">
                  <text:p text:style-name="P3"/>
                </table:table-cell>
                <table:table-cell table:style-name="MailMergeTable2020-03-05T15_3a_15_3a_18Z74.A3" office:value-type="string">
                  <text:p text:style-name="P3"/>
                </table:table-cell>
                <table:table-cell table:style-name="MailMergeTable2020-03-05T15_3a_15_3a_18Z74.A3" office:value-type="string">
                  <text:p text:style-name="P3"/>
                </table:table-cell>
                <table:table-cell table:style-name="MailMergeTable2020-03-05T15_3a_15_3a_18Z74.A2" office:value-type="string">
                  <text:p text:style-name="P7">5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3" text:anchor-type="page" text:anchor-page-number="19" svg:x="0.499cm" svg:y="0.499cm" svg:width="10.059cm" svg:height="7.01cm" draw:z-index="72">
        <draw:text-box>
          <text:section text:style-name="Sect1" text:name="MailMergeSection2020-03-05T15:15:18Z74MasterLabel">
            <table:table table:name="MailMergeTable2020-03-05T15:15:18Z73" table:style-name="MailMergeTable2020-03-05T15_3a_15_3a_18Z73">
              <table:table-column table:style-name="MailMergeTable2020-03-05T15_3a_15_3a_18Z73.A" table:number-columns-repeated="6"/>
              <table:table-column table:style-name="MailMergeTable2020-03-05T15_3a_15_3a_18Z73.G"/>
              <table:table-row table:style-name="MailMergeTable2020-03-05T15_3a_15_3a_18Z73.1">
                <table:table-cell table:style-name="MailMergeTable2020-03-05T15_3a_15_3a_18Z73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3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3.A3" office:value-type="string">
                  <text:p text:style-name="P4">a<text:span text:style-name="T1">)</text:span></text:p>
                </table:table-cell>
                <table:table-cell table:style-name="MailMergeTable2020-03-05T15_3a_15_3a_18Z73.A2" table:number-rows-spanned="3" table:number-columns-spanned="6" office:value-type="string">
                  <text:p text:style-name="P4">Hard- und Software-Ausstattung eines Arbeitsplatzsystems zur Bearbeitung betrieblicher Fachaufgaben ermitteln sowie Arbeitsablauf, Datenflüsse und Schnittstellen analy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3.4">
                <table:table-cell table:style-name="MailMergeTable2020-03-05T15_3a_15_3a_18Z7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3.A3" table:number-columns-spanned="2" office:value-type="string">
                  <text:p text:style-name="P6">Jahr <text:s/>2 </text:p>
                </table:table-cell>
                <table:covered-table-cell/>
                <table:table-cell table:style-name="MailMergeTable2020-03-05T15_3a_15_3a_18Z73.A3" office:value-type="string">
                  <text:p text:style-name="P3"/>
                </table:table-cell>
                <table:table-cell table:style-name="MailMergeTable2020-03-05T15_3a_15_3a_18Z73.A3" office:value-type="string">
                  <text:p text:style-name="P3"/>
                </table:table-cell>
                <table:table-cell table:style-name="MailMergeTable2020-03-05T15_3a_15_3a_18Z73.A3" office:value-type="string">
                  <text:p text:style-name="P3"/>
                </table:table-cell>
                <table:table-cell table:style-name="MailMergeTable2020-03-05T15_3a_15_3a_18Z73.A3" office:value-type="string">
                  <text:p text:style-name="P3"/>
                </table:table-cell>
                <table:table-cell table:style-name="MailMergeTable2020-03-05T15_3a_15_3a_18Z73.A2" office:value-type="string">
                  <text:p text:style-name="P7">5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2" text:anchor-type="page" text:anchor-page-number="17" svg:x="10.959cm" svg:y="22.729cm" svg:width="10.059cm" svg:height="7.01cm" draw:z-index="71">
        <draw:text-box>
          <text:section text:style-name="Sect1" text:name="MailMergeSection2020-03-05T15:15:18Z73Bereich7" text:protected="true">
            <table:table table:name="MailMergeTable2020-03-05T15:15:18Z72" table:style-name="MailMergeTable2020-03-05T15_3a_15_3a_18Z72">
              <table:table-column table:style-name="MailMergeTable2020-03-05T15_3a_15_3a_18Z72.A" table:number-columns-repeated="6"/>
              <table:table-column table:style-name="MailMergeTable2020-03-05T15_3a_15_3a_18Z72.G"/>
              <table:table-row table:style-name="MailMergeTable2020-03-05T15_3a_15_3a_18Z72.1">
                <table:table-cell table:style-name="MailMergeTable2020-03-05T15_3a_15_3a_18Z72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2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2.A3" office:value-type="string">
                  <text:p text:style-name="P4">e<text:span text:style-name="T1">)</text:span></text:p>
                </table:table-cell>
                <table:table-cell table:style-name="MailMergeTable2020-03-05T15_3a_15_3a_18Z72.A2" table:number-rows-spanned="3" table:number-columns-spanned="6" office:value-type="string">
                  <text:p text:style-name="P4">systemtechnische Voraussetzungen für die Nutzung von Informations- und Telekommunikationsdiensten schaf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2.4">
                <table:table-cell table:style-name="MailMergeTable2020-03-05T15_3a_15_3a_18Z7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2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72.A3" office:value-type="string">
                  <text:p text:style-name="P3"/>
                </table:table-cell>
                <table:table-cell table:style-name="MailMergeTable2020-03-05T15_3a_15_3a_18Z72.A3" office:value-type="string">
                  <text:p text:style-name="P3"/>
                </table:table-cell>
                <table:table-cell table:style-name="MailMergeTable2020-03-05T15_3a_15_3a_18Z72.A3" office:value-type="string">
                  <text:p text:style-name="P3"/>
                </table:table-cell>
                <table:table-cell table:style-name="MailMergeTable2020-03-05T15_3a_15_3a_18Z72.A3" office:value-type="string">
                  <text:p text:style-name="P3"/>
                </table:table-cell>
                <table:table-cell table:style-name="MailMergeTable2020-03-05T15_3a_15_3a_18Z72.A2" office:value-type="string">
                  <text:p text:style-name="P7">4.4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1" text:anchor-type="page" text:anchor-page-number="17" svg:x="0.499cm" svg:y="22.729cm" svg:width="10.059cm" svg:height="7.01cm" draw:z-index="70">
        <draw:text-box>
          <text:section text:style-name="Sect1" text:name="MailMergeSection2020-03-05T15:15:18Z72Bereich6" text:protected="true">
            <table:table table:name="MailMergeTable2020-03-05T15:15:18Z71" table:style-name="MailMergeTable2020-03-05T15_3a_15_3a_18Z71">
              <table:table-column table:style-name="MailMergeTable2020-03-05T15_3a_15_3a_18Z71.A" table:number-columns-repeated="6"/>
              <table:table-column table:style-name="MailMergeTable2020-03-05T15_3a_15_3a_18Z71.G"/>
              <table:table-row table:style-name="MailMergeTable2020-03-05T15_3a_15_3a_18Z71.1">
                <table:table-cell table:style-name="MailMergeTable2020-03-05T15_3a_15_3a_18Z71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1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1.A3" office:value-type="string">
                  <text:p text:style-name="P4">d<text:span text:style-name="T1">)</text:span></text:p>
                </table:table-cell>
                <table:table-cell table:style-name="MailMergeTable2020-03-05T15_3a_15_3a_18Z71.A2" table:number-rows-spanned="3" table:number-columns-spanned="6" office:value-type="string">
                  <text:p text:style-name="P4">Angebote von Informations- und Telekommunikationsdiensten und Konditionen zur Nutzung ver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1.4">
                <table:table-cell table:style-name="MailMergeTable2020-03-05T15_3a_15_3a_18Z7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1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71.A3" office:value-type="string">
                  <text:p text:style-name="P3"/>
                </table:table-cell>
                <table:table-cell table:style-name="MailMergeTable2020-03-05T15_3a_15_3a_18Z71.A3" office:value-type="string">
                  <text:p text:style-name="P3"/>
                </table:table-cell>
                <table:table-cell table:style-name="MailMergeTable2020-03-05T15_3a_15_3a_18Z71.A3" office:value-type="string">
                  <text:p text:style-name="P3"/>
                </table:table-cell>
                <table:table-cell table:style-name="MailMergeTable2020-03-05T15_3a_15_3a_18Z71.A3" office:value-type="string">
                  <text:p text:style-name="P3"/>
                </table:table-cell>
                <table:table-cell table:style-name="MailMergeTable2020-03-05T15_3a_15_3a_18Z71.A2" office:value-type="string">
                  <text:p text:style-name="P7">4.4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0" text:anchor-type="page" text:anchor-page-number="17" svg:x="10.959cm" svg:y="15.319cm" svg:width="10.059cm" svg:height="7.01cm" draw:z-index="69">
        <draw:text-box>
          <text:section text:style-name="Sect1" text:name="MailMergeSection2020-03-05T15:15:18Z71Bereich5" text:protected="true">
            <table:table table:name="MailMergeTable2020-03-05T15:15:18Z70" table:style-name="MailMergeTable2020-03-05T15_3a_15_3a_18Z70">
              <table:table-column table:style-name="MailMergeTable2020-03-05T15_3a_15_3a_18Z70.A" table:number-columns-repeated="6"/>
              <table:table-column table:style-name="MailMergeTable2020-03-05T15_3a_15_3a_18Z70.G"/>
              <table:table-row table:style-name="MailMergeTable2020-03-05T15_3a_15_3a_18Z70.1">
                <table:table-cell table:style-name="MailMergeTable2020-03-05T15_3a_15_3a_18Z70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0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0.A3" office:value-type="string">
                  <text:p text:style-name="P4">c<text:span text:style-name="T1">)</text:span></text:p>
                </table:table-cell>
                <table:table-cell table:style-name="MailMergeTable2020-03-05T15_3a_15_3a_18Z70.A2" table:number-rows-spanned="3" table:number-columns-spanned="6" office:value-type="string">
                  <text:p text:style-name="P4">Netzwerkbetriebssysteme nach Leistungsfähigkeit und Einsatzbereichen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70.4">
                <table:table-cell table:style-name="MailMergeTable2020-03-05T15_3a_15_3a_18Z7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70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70.A3" office:value-type="string">
                  <text:p text:style-name="P3"/>
                </table:table-cell>
                <table:table-cell table:style-name="MailMergeTable2020-03-05T15_3a_15_3a_18Z70.A3" office:value-type="string">
                  <text:p text:style-name="P3"/>
                </table:table-cell>
                <table:table-cell table:style-name="MailMergeTable2020-03-05T15_3a_15_3a_18Z70.A3" office:value-type="string">
                  <text:p text:style-name="P3"/>
                </table:table-cell>
                <table:table-cell table:style-name="MailMergeTable2020-03-05T15_3a_15_3a_18Z70.A3" office:value-type="string">
                  <text:p text:style-name="P3"/>
                </table:table-cell>
                <table:table-cell table:style-name="MailMergeTable2020-03-05T15_3a_15_3a_18Z70.A2" office:value-type="string">
                  <text:p text:style-name="P7">4.4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9" text:anchor-type="page" text:anchor-page-number="17" svg:x="0.499cm" svg:y="15.319cm" svg:width="10.059cm" svg:height="7.01cm" draw:z-index="68">
        <draw:text-box>
          <text:section text:style-name="Sect1" text:name="MailMergeSection2020-03-05T15:15:18Z70Bereich4" text:protected="true">
            <table:table table:name="MailMergeTable2020-03-05T15:15:18Z69" table:style-name="MailMergeTable2020-03-05T15_3a_15_3a_18Z69">
              <table:table-column table:style-name="MailMergeTable2020-03-05T15_3a_15_3a_18Z69.A" table:number-columns-repeated="6"/>
              <table:table-column table:style-name="MailMergeTable2020-03-05T15_3a_15_3a_18Z69.G"/>
              <table:table-row table:style-name="MailMergeTable2020-03-05T15_3a_15_3a_18Z69.1">
                <table:table-cell table:style-name="MailMergeTable2020-03-05T15_3a_15_3a_18Z69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9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9.A3" office:value-type="string">
                  <text:p text:style-name="P4">b<text:span text:style-name="T1">)</text:span></text:p>
                </table:table-cell>
                <table:table-cell table:style-name="MailMergeTable2020-03-05T15_3a_15_3a_18Z69.A2" table:number-rows-spanned="3" table:number-columns-spanned="6" office:value-type="string">
                  <text:p text:style-name="P4">Netzwerkarchitektur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9.4">
                <table:table-cell table:style-name="MailMergeTable2020-03-05T15_3a_15_3a_18Z6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9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69.A3" office:value-type="string">
                  <text:p text:style-name="P3"/>
                </table:table-cell>
                <table:table-cell table:style-name="MailMergeTable2020-03-05T15_3a_15_3a_18Z69.A3" office:value-type="string">
                  <text:p text:style-name="P3"/>
                </table:table-cell>
                <table:table-cell table:style-name="MailMergeTable2020-03-05T15_3a_15_3a_18Z69.A3" office:value-type="string">
                  <text:p text:style-name="P3"/>
                </table:table-cell>
                <table:table-cell table:style-name="MailMergeTable2020-03-05T15_3a_15_3a_18Z69.A3" office:value-type="string">
                  <text:p text:style-name="P3"/>
                </table:table-cell>
                <table:table-cell table:style-name="MailMergeTable2020-03-05T15_3a_15_3a_18Z69.A2" office:value-type="string">
                  <text:p text:style-name="P7">4.4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8" text:anchor-type="page" text:anchor-page-number="17" svg:x="10.959cm" svg:y="7.909cm" svg:width="10.059cm" svg:height="7.01cm" draw:z-index="67">
        <draw:text-box>
          <text:section text:style-name="Sect1" text:name="MailMergeSection2020-03-05T15:15:18Z69Bereich3" text:protected="true">
            <table:table table:name="MailMergeTable2020-03-05T15:15:18Z68" table:style-name="MailMergeTable2020-03-05T15_3a_15_3a_18Z68">
              <table:table-column table:style-name="MailMergeTable2020-03-05T15_3a_15_3a_18Z68.A" table:number-columns-repeated="6"/>
              <table:table-column table:style-name="MailMergeTable2020-03-05T15_3a_15_3a_18Z68.G"/>
              <table:table-row table:style-name="MailMergeTable2020-03-05T15_3a_15_3a_18Z68.1">
                <table:table-cell table:style-name="MailMergeTable2020-03-05T15_3a_15_3a_18Z68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8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8.A3" office:value-type="string">
                  <text:p text:style-name="P4">a<text:span text:style-name="T1">)</text:span></text:p>
                </table:table-cell>
                <table:table-cell table:style-name="MailMergeTable2020-03-05T15_3a_15_3a_18Z68.A2" table:number-rows-spanned="3" table:number-columns-spanned="6" office:value-type="string">
                  <text:p text:style-name="P4">Hard- und Softwaresysteme sowie gängige Datenformate zur Datenübertragung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8.4">
                <table:table-cell table:style-name="MailMergeTable2020-03-05T15_3a_15_3a_18Z6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8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68.A3" office:value-type="string">
                  <text:p text:style-name="P3"/>
                </table:table-cell>
                <table:table-cell table:style-name="MailMergeTable2020-03-05T15_3a_15_3a_18Z68.A3" office:value-type="string">
                  <text:p text:style-name="P3"/>
                </table:table-cell>
                <table:table-cell table:style-name="MailMergeTable2020-03-05T15_3a_15_3a_18Z68.A3" office:value-type="string">
                  <text:p text:style-name="P3"/>
                </table:table-cell>
                <table:table-cell table:style-name="MailMergeTable2020-03-05T15_3a_15_3a_18Z68.A3" office:value-type="string">
                  <text:p text:style-name="P3"/>
                </table:table-cell>
                <table:table-cell table:style-name="MailMergeTable2020-03-05T15_3a_15_3a_18Z68.A2" office:value-type="string">
                  <text:p text:style-name="P7">4.4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7" text:anchor-type="page" text:anchor-page-number="17" svg:x="0.499cm" svg:y="7.909cm" svg:width="10.059cm" svg:height="7.01cm" draw:z-index="66">
        <draw:text-box>
          <text:section text:style-name="Sect1" text:name="MailMergeSection2020-03-05T15:15:18Z68Bereich2" text:protected="true">
            <table:table table:name="MailMergeTable2020-03-05T15:15:18Z67" table:style-name="MailMergeTable2020-03-05T15_3a_15_3a_18Z67">
              <table:table-column table:style-name="MailMergeTable2020-03-05T15_3a_15_3a_18Z67.A" table:number-columns-repeated="6"/>
              <table:table-column table:style-name="MailMergeTable2020-03-05T15_3a_15_3a_18Z67.G"/>
              <table:table-row table:style-name="MailMergeTable2020-03-05T15_3a_15_3a_18Z67.1">
                <table:table-cell table:style-name="MailMergeTable2020-03-05T15_3a_15_3a_18Z67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7.A2" table:number-columns-spanned="7" office:value-type="string">
                  <text:p text:style-name="P5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7.A3" office:value-type="string">
                  <text:p text:style-name="P4">c<text:span text:style-name="T1">)</text:span></text:p>
                </table:table-cell>
                <table:table-cell table:style-name="MailMergeTable2020-03-05T15_3a_15_3a_18Z67.A2" table:number-rows-spanned="3" table:number-columns-spanned="6" office:value-type="string">
                  <text:p text:style-name="P4">Leistungsfähigkeit und Erweiterbarkeit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7.4">
                <table:table-cell table:style-name="MailMergeTable2020-03-05T15_3a_15_3a_18Z6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7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67.A3" office:value-type="string">
                  <text:p text:style-name="P3"/>
                </table:table-cell>
                <table:table-cell table:style-name="MailMergeTable2020-03-05T15_3a_15_3a_18Z67.A3" office:value-type="string">
                  <text:p text:style-name="P3"/>
                </table:table-cell>
                <table:table-cell table:style-name="MailMergeTable2020-03-05T15_3a_15_3a_18Z67.A3" office:value-type="string">
                  <text:p text:style-name="P3"/>
                </table:table-cell>
                <table:table-cell table:style-name="MailMergeTable2020-03-05T15_3a_15_3a_18Z67.A3" office:value-type="string">
                  <text:p text:style-name="P3"/>
                </table:table-cell>
                <table:table-cell table:style-name="MailMergeTable2020-03-05T15_3a_15_3a_18Z67.A2" office:value-type="string">
                  <text:p text:style-name="P7">4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6" text:anchor-type="page" text:anchor-page-number="17" svg:x="10.959cm" svg:y="0.499cm" svg:width="10.059cm" svg:height="7.01cm" draw:z-index="65">
        <draw:text-box>
          <text:section text:style-name="Sect1" text:name="MailMergeSection2020-03-05T15:15:18Z67Bereich1" text:protected="true">
            <table:table table:name="MailMergeTable2020-03-05T15:15:18Z66" table:style-name="MailMergeTable2020-03-05T15_3a_15_3a_18Z66">
              <table:table-column table:style-name="MailMergeTable2020-03-05T15_3a_15_3a_18Z66.A" table:number-columns-repeated="6"/>
              <table:table-column table:style-name="MailMergeTable2020-03-05T15_3a_15_3a_18Z66.G"/>
              <table:table-row table:style-name="MailMergeTable2020-03-05T15_3a_15_3a_18Z66.1">
                <table:table-cell table:style-name="MailMergeTable2020-03-05T15_3a_15_3a_18Z66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6.A2" table:number-columns-spanned="7" office:value-type="string">
                  <text:p text:style-name="P5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6.A3" office:value-type="string">
                  <text:p text:style-name="P4">b<text:span text:style-name="T1">)</text:span></text:p>
                </table:table-cell>
                <table:table-cell table:style-name="MailMergeTable2020-03-05T15_3a_15_3a_18Z66.A2" table:number-rows-spanned="3" table:number-columns-spanned="6" office:value-type="string">
                  <text:p text:style-name="P4">Hardware- und Systemvoraussetzungen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6.4">
                <table:table-cell table:style-name="MailMergeTable2020-03-05T15_3a_15_3a_18Z6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6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66.A3" office:value-type="string">
                  <text:p text:style-name="P3"/>
                </table:table-cell>
                <table:table-cell table:style-name="MailMergeTable2020-03-05T15_3a_15_3a_18Z66.A3" office:value-type="string">
                  <text:p text:style-name="P3"/>
                </table:table-cell>
                <table:table-cell table:style-name="MailMergeTable2020-03-05T15_3a_15_3a_18Z66.A3" office:value-type="string">
                  <text:p text:style-name="P3"/>
                </table:table-cell>
                <table:table-cell table:style-name="MailMergeTable2020-03-05T15_3a_15_3a_18Z66.A3" office:value-type="string">
                  <text:p text:style-name="P3"/>
                </table:table-cell>
                <table:table-cell table:style-name="MailMergeTable2020-03-05T15_3a_15_3a_18Z66.A2" office:value-type="string">
                  <text:p text:style-name="P7">4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5" text:anchor-type="page" text:anchor-page-number="17" svg:x="0.499cm" svg:y="0.499cm" svg:width="10.059cm" svg:height="7.01cm" draw:z-index="64">
        <draw:text-box>
          <text:section text:style-name="Sect1" text:name="MailMergeSection2020-03-05T15:15:18Z66MasterLabel">
            <table:table table:name="MailMergeTable2020-03-05T15:15:18Z65" table:style-name="MailMergeTable2020-03-05T15_3a_15_3a_18Z65">
              <table:table-column table:style-name="MailMergeTable2020-03-05T15_3a_15_3a_18Z65.A" table:number-columns-repeated="6"/>
              <table:table-column table:style-name="MailMergeTable2020-03-05T15_3a_15_3a_18Z65.G"/>
              <table:table-row table:style-name="MailMergeTable2020-03-05T15_3a_15_3a_18Z65.1">
                <table:table-cell table:style-name="MailMergeTable2020-03-05T15_3a_15_3a_18Z65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5.A2" table:number-columns-spanned="7" office:value-type="string">
                  <text:p text:style-name="P5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5.A3" office:value-type="string">
                  <text:p text:style-name="P4">a<text:span text:style-name="T1">)</text:span></text:p>
                </table:table-cell>
                <table:table-cell table:style-name="MailMergeTable2020-03-05T15_3a_15_3a_18Z65.A2" table:number-rows-spanned="3" table:number-columns-spanned="6" office:value-type="string">
                  <text:p text:style-name="P4">Anwendungssoftware nach Einsatzbereich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5.4">
                <table:table-cell table:style-name="MailMergeTable2020-03-05T15_3a_15_3a_18Z6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5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65.A3" office:value-type="string">
                  <text:p text:style-name="P3"/>
                </table:table-cell>
                <table:table-cell table:style-name="MailMergeTable2020-03-05T15_3a_15_3a_18Z65.A3" office:value-type="string">
                  <text:p text:style-name="P3"/>
                </table:table-cell>
                <table:table-cell table:style-name="MailMergeTable2020-03-05T15_3a_15_3a_18Z65.A3" office:value-type="string">
                  <text:p text:style-name="P3"/>
                </table:table-cell>
                <table:table-cell table:style-name="MailMergeTable2020-03-05T15_3a_15_3a_18Z65.A3" office:value-type="string">
                  <text:p text:style-name="P3"/>
                </table:table-cell>
                <table:table-cell table:style-name="MailMergeTable2020-03-05T15_3a_15_3a_18Z65.A2" office:value-type="string">
                  <text:p text:style-name="P7">4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4" text:anchor-type="page" text:anchor-page-number="15" svg:x="10.959cm" svg:y="22.729cm" svg:width="10.059cm" svg:height="7.01cm" draw:z-index="63">
        <draw:text-box>
          <text:section text:style-name="Sect1" text:name="MailMergeSection2020-03-05T15:15:18Z65Bereich7" text:protected="true">
            <table:table table:name="MailMergeTable2020-03-05T15:15:18Z64" table:style-name="MailMergeTable2020-03-05T15_3a_15_3a_18Z64">
              <table:table-column table:style-name="MailMergeTable2020-03-05T15_3a_15_3a_18Z64.A" table:number-columns-repeated="6"/>
              <table:table-column table:style-name="MailMergeTable2020-03-05T15_3a_15_3a_18Z64.G"/>
              <table:table-row table:style-name="MailMergeTable2020-03-05T15_3a_15_3a_18Z64.1">
                <table:table-cell table:style-name="MailMergeTable2020-03-05T15_3a_15_3a_18Z64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4.A2" table:number-columns-spanned="7" office:value-type="string">
                  <text:p text:style-name="P5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4.A3" office:value-type="string">
                  <text:p text:style-name="P4">c<text:span text:style-name="T1">)</text:span></text:p>
                </table:table-cell>
                <table:table-cell table:style-name="MailMergeTable2020-03-05T15_3a_15_3a_18Z64.A2" table:number-rows-spanned="3" table:number-columns-spanned="6" office:value-type="string">
                  <text:p text:style-name="P4">marktgängige Betriebssysteme, ihre Komponenten und ihre Anwendungsbereich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4.4">
                <table:table-cell table:style-name="MailMergeTable2020-03-05T15_3a_15_3a_18Z6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4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64.A3" office:value-type="string">
                  <text:p text:style-name="P3"/>
                </table:table-cell>
                <table:table-cell table:style-name="MailMergeTable2020-03-05T15_3a_15_3a_18Z64.A3" office:value-type="string">
                  <text:p text:style-name="P3"/>
                </table:table-cell>
                <table:table-cell table:style-name="MailMergeTable2020-03-05T15_3a_15_3a_18Z64.A3" office:value-type="string">
                  <text:p text:style-name="P3"/>
                </table:table-cell>
                <table:table-cell table:style-name="MailMergeTable2020-03-05T15_3a_15_3a_18Z64.A3" office:value-type="string">
                  <text:p text:style-name="P3"/>
                </table:table-cell>
                <table:table-cell table:style-name="MailMergeTable2020-03-05T15_3a_15_3a_18Z64.A2" office:value-type="string">
                  <text:p text:style-name="P7">4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3" text:anchor-type="page" text:anchor-page-number="15" svg:x="0.499cm" svg:y="22.729cm" svg:width="10.059cm" svg:height="7.01cm" draw:z-index="62">
        <draw:text-box>
          <text:section text:style-name="Sect1" text:name="MailMergeSection2020-03-05T15:15:18Z64Bereich6" text:protected="true">
            <table:table table:name="MailMergeTable2020-03-05T15:15:18Z63" table:style-name="MailMergeTable2020-03-05T15_3a_15_3a_18Z63">
              <table:table-column table:style-name="MailMergeTable2020-03-05T15_3a_15_3a_18Z63.A" table:number-columns-repeated="6"/>
              <table:table-column table:style-name="MailMergeTable2020-03-05T15_3a_15_3a_18Z63.G"/>
              <table:table-row table:style-name="MailMergeTable2020-03-05T15_3a_15_3a_18Z63.1">
                <table:table-cell table:style-name="MailMergeTable2020-03-05T15_3a_15_3a_18Z63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3.A2" table:number-columns-spanned="7" office:value-type="string">
                  <text:p text:style-name="P5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3.A3" office:value-type="string">
                  <text:p text:style-name="P4">b<text:span text:style-name="T1">)</text:span></text:p>
                </table:table-cell>
                <table:table-cell table:style-name="MailMergeTable2020-03-05T15_3a_15_3a_18Z63.A2" table:number-rows-spanned="3" table:number-columns-spanned="6" office:value-type="string">
                  <text:p text:style-name="P4">verschiedene Speichermedien sowie Ein- und Ausgabegeräte nach Einsatzbereich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3.4">
                <table:table-cell table:style-name="MailMergeTable2020-03-05T15_3a_15_3a_18Z6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3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63.A3" office:value-type="string">
                  <text:p text:style-name="P3"/>
                </table:table-cell>
                <table:table-cell table:style-name="MailMergeTable2020-03-05T15_3a_15_3a_18Z63.A3" office:value-type="string">
                  <text:p text:style-name="P3"/>
                </table:table-cell>
                <table:table-cell table:style-name="MailMergeTable2020-03-05T15_3a_15_3a_18Z63.A3" office:value-type="string">
                  <text:p text:style-name="P3"/>
                </table:table-cell>
                <table:table-cell table:style-name="MailMergeTable2020-03-05T15_3a_15_3a_18Z63.A3" office:value-type="string">
                  <text:p text:style-name="P3"/>
                </table:table-cell>
                <table:table-cell table:style-name="MailMergeTable2020-03-05T15_3a_15_3a_18Z63.A2" office:value-type="string">
                  <text:p text:style-name="P7">4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2" text:anchor-type="page" text:anchor-page-number="15" svg:x="10.959cm" svg:y="15.319cm" svg:width="10.059cm" svg:height="7.01cm" draw:z-index="61">
        <draw:text-box>
          <text:section text:style-name="Sect1" text:name="MailMergeSection2020-03-05T15:15:18Z63Bereich5" text:protected="true">
            <table:table table:name="MailMergeTable2020-03-05T15:15:18Z62" table:style-name="MailMergeTable2020-03-05T15_3a_15_3a_18Z62">
              <table:table-column table:style-name="MailMergeTable2020-03-05T15_3a_15_3a_18Z62.A" table:number-columns-repeated="6"/>
              <table:table-column table:style-name="MailMergeTable2020-03-05T15_3a_15_3a_18Z62.G"/>
              <table:table-row table:style-name="MailMergeTable2020-03-05T15_3a_15_3a_18Z62.1">
                <table:table-cell table:style-name="MailMergeTable2020-03-05T15_3a_15_3a_18Z62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2.A2" table:number-columns-spanned="7" office:value-type="string">
                  <text:p text:style-name="P5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2.A3" office:value-type="string">
                  <text:p text:style-name="P4">a<text:span text:style-name="T1">)</text:span></text:p>
                </table:table-cell>
                <table:table-cell table:style-name="MailMergeTable2020-03-05T15_3a_15_3a_18Z62.A2" table:number-rows-spanned="3" table:number-columns-spanned="6" office:value-type="string">
                  <text:p text:style-name="P4">Systemarchitekturen und Hardwareschnittstellen marktgängiger informations- und telekommunikationstechnischer Systeme unterscheiden sowie Kompatibilität von Speicherbausteinen, Ein-/Ausgabekomponenten und Peripheriegeräten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2.4">
                <table:table-cell table:style-name="MailMergeTable2020-03-05T15_3a_15_3a_18Z6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2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62.A3" office:value-type="string">
                  <text:p text:style-name="P3"/>
                </table:table-cell>
                <table:table-cell table:style-name="MailMergeTable2020-03-05T15_3a_15_3a_18Z62.A3" office:value-type="string">
                  <text:p text:style-name="P3"/>
                </table:table-cell>
                <table:table-cell table:style-name="MailMergeTable2020-03-05T15_3a_15_3a_18Z62.A3" office:value-type="string">
                  <text:p text:style-name="P3"/>
                </table:table-cell>
                <table:table-cell table:style-name="MailMergeTable2020-03-05T15_3a_15_3a_18Z62.A3" office:value-type="string">
                  <text:p text:style-name="P3"/>
                </table:table-cell>
                <table:table-cell table:style-name="MailMergeTable2020-03-05T15_3a_15_3a_18Z62.A2" office:value-type="string">
                  <text:p text:style-name="P7">4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1" text:anchor-type="page" text:anchor-page-number="15" svg:x="0.499cm" svg:y="15.319cm" svg:width="10.059cm" svg:height="7.01cm" draw:z-index="60">
        <draw:text-box>
          <text:section text:style-name="Sect1" text:name="MailMergeSection2020-03-05T15:15:18Z62Bereich4" text:protected="true">
            <table:table table:name="MailMergeTable2020-03-05T15:15:18Z61" table:style-name="MailMergeTable2020-03-05T15_3a_15_3a_18Z61">
              <table:table-column table:style-name="MailMergeTable2020-03-05T15_3a_15_3a_18Z61.A" table:number-columns-repeated="6"/>
              <table:table-column table:style-name="MailMergeTable2020-03-05T15_3a_15_3a_18Z61.G"/>
              <table:table-row table:style-name="MailMergeTable2020-03-05T15_3a_15_3a_18Z61.1">
                <table:table-cell table:style-name="MailMergeTable2020-03-05T15_3a_15_3a_18Z61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1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1.A3" office:value-type="string">
                  <text:p text:style-name="P4">d<text:span text:style-name="T1">)</text:span></text:p>
                </table:table-cell>
                <table:table-cell table:style-name="MailMergeTable2020-03-05T15_3a_15_3a_18Z61.A2" table:number-rows-spanned="3" table:number-columns-spanned="6" office:value-type="string">
                  <text:p text:style-name="P4">Auswirkungen der technologischen Entwicklung auf Lösungskonzepte aktueller informations- und telekommunikationstechnischer System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1.4">
                <table:table-cell table:style-name="MailMergeTable2020-03-05T15_3a_15_3a_18Z6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1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61.A3" office:value-type="string">
                  <text:p text:style-name="P3"/>
                </table:table-cell>
                <table:table-cell table:style-name="MailMergeTable2020-03-05T15_3a_15_3a_18Z61.A3" office:value-type="string">
                  <text:p text:style-name="P3"/>
                </table:table-cell>
                <table:table-cell table:style-name="MailMergeTable2020-03-05T15_3a_15_3a_18Z61.A3" office:value-type="string">
                  <text:p text:style-name="P3"/>
                </table:table-cell>
                <table:table-cell table:style-name="MailMergeTable2020-03-05T15_3a_15_3a_18Z61.A3" office:value-type="string">
                  <text:p text:style-name="P3"/>
                </table:table-cell>
                <table:table-cell table:style-name="MailMergeTable2020-03-05T15_3a_15_3a_18Z61.A2" office:value-type="string">
                  <text:p text:style-name="P7">4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0" text:anchor-type="page" text:anchor-page-number="15" svg:x="10.959cm" svg:y="7.909cm" svg:width="10.059cm" svg:height="7.01cm" draw:z-index="59">
        <draw:text-box>
          <text:section text:style-name="Sect1" text:name="MailMergeSection2020-03-05T15:15:18Z61Bereich3" text:protected="true">
            <table:table table:name="MailMergeTable2020-03-05T15:15:18Z60" table:style-name="MailMergeTable2020-03-05T15_3a_15_3a_18Z60">
              <table:table-column table:style-name="MailMergeTable2020-03-05T15_3a_15_3a_18Z60.A" table:number-columns-repeated="6"/>
              <table:table-column table:style-name="MailMergeTable2020-03-05T15_3a_15_3a_18Z60.G"/>
              <table:table-row table:style-name="MailMergeTable2020-03-05T15_3a_15_3a_18Z60.1">
                <table:table-cell table:style-name="MailMergeTable2020-03-05T15_3a_15_3a_18Z60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0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0.A3" office:value-type="string">
                  <text:p text:style-name="P4">c<text:span text:style-name="T1">)</text:span></text:p>
                </table:table-cell>
                <table:table-cell table:style-name="MailMergeTable2020-03-05T15_3a_15_3a_18Z60.A2" table:number-rows-spanned="3" table:number-columns-spanned="6" office:value-type="string">
                  <text:p text:style-name="P4">technologische Entwicklungstrends von Systemen der Informations- und Telekommunikationstechnik feststellen sowie ihre wirtschaftlichen, sozialen und beruflichen Auswirkungen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60.4">
                <table:table-cell table:style-name="MailMergeTable2020-03-05T15_3a_15_3a_18Z6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60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60.A3" office:value-type="string">
                  <text:p text:style-name="P3"/>
                </table:table-cell>
                <table:table-cell table:style-name="MailMergeTable2020-03-05T15_3a_15_3a_18Z60.A3" office:value-type="string">
                  <text:p text:style-name="P3"/>
                </table:table-cell>
                <table:table-cell table:style-name="MailMergeTable2020-03-05T15_3a_15_3a_18Z60.A3" office:value-type="string">
                  <text:p text:style-name="P3"/>
                </table:table-cell>
                <table:table-cell table:style-name="MailMergeTable2020-03-05T15_3a_15_3a_18Z60.A3" office:value-type="string">
                  <text:p text:style-name="P3"/>
                </table:table-cell>
                <table:table-cell table:style-name="MailMergeTable2020-03-05T15_3a_15_3a_18Z60.A2" office:value-type="string">
                  <text:p text:style-name="P7">4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9" text:anchor-type="page" text:anchor-page-number="15" svg:x="0.499cm" svg:y="7.909cm" svg:width="10.059cm" svg:height="7.01cm" draw:z-index="58">
        <draw:text-box>
          <text:section text:style-name="Sect1" text:name="MailMergeSection2020-03-05T15:15:18Z60Bereich2" text:protected="true">
            <table:table table:name="MailMergeTable2020-03-05T15:15:18Z59" table:style-name="MailMergeTable2020-03-05T15_3a_15_3a_18Z59">
              <table:table-column table:style-name="MailMergeTable2020-03-05T15_3a_15_3a_18Z59.A" table:number-columns-repeated="6"/>
              <table:table-column table:style-name="MailMergeTable2020-03-05T15_3a_15_3a_18Z59.G"/>
              <table:table-row table:style-name="MailMergeTable2020-03-05T15_3a_15_3a_18Z59.1">
                <table:table-cell table:style-name="MailMergeTable2020-03-05T15_3a_15_3a_18Z59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9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9.A3" office:value-type="string">
                  <text:p text:style-name="P4">b<text:span text:style-name="T1">)</text:span></text:p>
                </table:table-cell>
                <table:table-cell table:style-name="MailMergeTable2020-03-05T15_3a_15_3a_18Z59.A2" table:number-rows-spanned="3" table:number-columns-spanned="6" office:value-type="string">
                  <text:p text:style-name="P4">Veränderungen von Einsatzfeldern für Systeme der Informations- und Telekommunikationstechnik aufgrund technischer, wirtschaftlicher und gesellschaftlicher Entwicklungen fes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9.4">
                <table:table-cell table:style-name="MailMergeTable2020-03-05T15_3a_15_3a_18Z5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9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59.A3" office:value-type="string">
                  <text:p text:style-name="P3"/>
                </table:table-cell>
                <table:table-cell table:style-name="MailMergeTable2020-03-05T15_3a_15_3a_18Z59.A3" office:value-type="string">
                  <text:p text:style-name="P3"/>
                </table:table-cell>
                <table:table-cell table:style-name="MailMergeTable2020-03-05T15_3a_15_3a_18Z59.A3" office:value-type="string">
                  <text:p text:style-name="P3"/>
                </table:table-cell>
                <table:table-cell table:style-name="MailMergeTable2020-03-05T15_3a_15_3a_18Z59.A3" office:value-type="string">
                  <text:p text:style-name="P3"/>
                </table:table-cell>
                <table:table-cell table:style-name="MailMergeTable2020-03-05T15_3a_15_3a_18Z59.A2" office:value-type="string">
                  <text:p text:style-name="P7">4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8" text:anchor-type="page" text:anchor-page-number="15" svg:x="10.959cm" svg:y="0.499cm" svg:width="10.059cm" svg:height="7.01cm" draw:z-index="57">
        <draw:text-box>
          <text:section text:style-name="Sect1" text:name="MailMergeSection2020-03-05T15:15:18Z59Bereich1" text:protected="true">
            <table:table table:name="MailMergeTable2020-03-05T15:15:18Z58" table:style-name="MailMergeTable2020-03-05T15_3a_15_3a_18Z58">
              <table:table-column table:style-name="MailMergeTable2020-03-05T15_3a_15_3a_18Z58.A" table:number-columns-repeated="6"/>
              <table:table-column table:style-name="MailMergeTable2020-03-05T15_3a_15_3a_18Z58.G"/>
              <table:table-row table:style-name="MailMergeTable2020-03-05T15_3a_15_3a_18Z58.1">
                <table:table-cell table:style-name="MailMergeTable2020-03-05T15_3a_15_3a_18Z58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8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8.A3" office:value-type="string">
                  <text:p text:style-name="P4">a<text:span text:style-name="T1">)</text:span></text:p>
                </table:table-cell>
                <table:table-cell table:style-name="MailMergeTable2020-03-05T15_3a_15_3a_18Z58.A2" table:number-rows-spanned="3" table:number-columns-spanned="6" office:value-type="string">
                  <text:p text:style-name="P4">marktgängige Systeme der Informations- und Telekommunikationstechnik nach Einsatzbereichen, Leistungsfähigkeit und Wirtschaftlichkeit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8.4">
                <table:table-cell table:style-name="MailMergeTable2020-03-05T15_3a_15_3a_18Z5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8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58.A3" office:value-type="string">
                  <text:p text:style-name="P3"/>
                </table:table-cell>
                <table:table-cell table:style-name="MailMergeTable2020-03-05T15_3a_15_3a_18Z58.A3" office:value-type="string">
                  <text:p text:style-name="P3"/>
                </table:table-cell>
                <table:table-cell table:style-name="MailMergeTable2020-03-05T15_3a_15_3a_18Z58.A3" office:value-type="string">
                  <text:p text:style-name="P3"/>
                </table:table-cell>
                <table:table-cell table:style-name="MailMergeTable2020-03-05T15_3a_15_3a_18Z58.A3" office:value-type="string">
                  <text:p text:style-name="P3"/>
                </table:table-cell>
                <table:table-cell table:style-name="MailMergeTable2020-03-05T15_3a_15_3a_18Z58.A2" office:value-type="string">
                  <text:p text:style-name="P7">4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7" text:anchor-type="page" text:anchor-page-number="15" svg:x="0.499cm" svg:y="0.499cm" svg:width="10.059cm" svg:height="7.01cm" draw:z-index="56">
        <draw:text-box>
          <text:section text:style-name="Sect1" text:name="MailMergeSection2020-03-05T15:15:18Z58MasterLabel">
            <table:table table:name="MailMergeTable2020-03-05T15:15:18Z57" table:style-name="MailMergeTable2020-03-05T15_3a_15_3a_18Z57">
              <table:table-column table:style-name="MailMergeTable2020-03-05T15_3a_15_3a_18Z57.A" table:number-columns-repeated="6"/>
              <table:table-column table:style-name="MailMergeTable2020-03-05T15_3a_15_3a_18Z57.G"/>
              <table:table-row table:style-name="MailMergeTable2020-03-05T15_3a_15_3a_18Z57.1">
                <table:table-cell table:style-name="MailMergeTable2020-03-05T15_3a_15_3a_18Z57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7.A2" table:number-columns-spanned="7" office:value-type="string">
                  <text:p text:style-name="P5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7.A3" office:value-type="string">
                  <text:p text:style-name="P4">c<text:span text:style-name="T1">)</text:span></text:p>
                </table:table-cell>
                <table:table-cell table:style-name="MailMergeTable2020-03-05T15_3a_15_3a_18Z57.A2" table:number-rows-spanned="3" table:number-columns-spanned="6" office:value-type="string">
                  <text:p text:style-name="P4">Möglichkeiten zur Konfliktregelung im Interesse eines sachbezogenen Ergeb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7.4">
                <table:table-cell table:style-name="MailMergeTable2020-03-05T15_3a_15_3a_18Z5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7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57.A3" office:value-type="string">
                  <text:p text:style-name="P3"/>
                </table:table-cell>
                <table:table-cell table:style-name="MailMergeTable2020-03-05T15_3a_15_3a_18Z57.A3" office:value-type="string">
                  <text:p text:style-name="P3"/>
                </table:table-cell>
                <table:table-cell table:style-name="MailMergeTable2020-03-05T15_3a_15_3a_18Z57.A3" office:value-type="string">
                  <text:p text:style-name="P3"/>
                </table:table-cell>
                <table:table-cell table:style-name="MailMergeTable2020-03-05T15_3a_15_3a_18Z57.A3" office:value-type="string">
                  <text:p text:style-name="P3"/>
                </table:table-cell>
                <table:table-cell table:style-name="MailMergeTable2020-03-05T15_3a_15_3a_18Z57.A2" office:value-type="string">
                  <text:p text:style-name="P7">3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6" text:anchor-type="page" text:anchor-page-number="13" svg:x="10.959cm" svg:y="22.729cm" svg:width="10.059cm" svg:height="7.01cm" draw:z-index="55">
        <draw:text-box>
          <text:section text:style-name="Sect1" text:name="MailMergeSection2020-03-05T15:15:18Z57Bereich7" text:protected="true">
            <table:table table:name="MailMergeTable2020-03-05T15:15:18Z56" table:style-name="MailMergeTable2020-03-05T15_3a_15_3a_18Z56">
              <table:table-column table:style-name="MailMergeTable2020-03-05T15_3a_15_3a_18Z56.A" table:number-columns-repeated="6"/>
              <table:table-column table:style-name="MailMergeTable2020-03-05T15_3a_15_3a_18Z56.G"/>
              <table:table-row table:style-name="MailMergeTable2020-03-05T15_3a_15_3a_18Z56.1">
                <table:table-cell table:style-name="MailMergeTable2020-03-05T15_3a_15_3a_18Z56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6.A2" table:number-columns-spanned="7" office:value-type="string">
                  <text:p text:style-name="P5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6.A3" office:value-type="string">
                  <text:p text:style-name="P4">b<text:span text:style-name="T1">)</text:span></text:p>
                </table:table-cell>
                <table:table-cell table:style-name="MailMergeTable2020-03-05T15_3a_15_3a_18Z56.A2" table:number-rows-spanned="3" table:number-columns-spanned="6" office:value-type="string">
                  <text:p text:style-name="P4">Aufgaben im Team bearbeiten, Ergebnisse abstimmen und aus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6.4">
                <table:table-cell table:style-name="MailMergeTable2020-03-05T15_3a_15_3a_18Z5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6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56.A3" office:value-type="string">
                  <text:p text:style-name="P3"/>
                </table:table-cell>
                <table:table-cell table:style-name="MailMergeTable2020-03-05T15_3a_15_3a_18Z56.A3" office:value-type="string">
                  <text:p text:style-name="P3"/>
                </table:table-cell>
                <table:table-cell table:style-name="MailMergeTable2020-03-05T15_3a_15_3a_18Z56.A3" office:value-type="string">
                  <text:p text:style-name="P3"/>
                </table:table-cell>
                <table:table-cell table:style-name="MailMergeTable2020-03-05T15_3a_15_3a_18Z56.A3" office:value-type="string">
                  <text:p text:style-name="P3"/>
                </table:table-cell>
                <table:table-cell table:style-name="MailMergeTable2020-03-05T15_3a_15_3a_18Z56.A2" office:value-type="string">
                  <text:p text:style-name="P7">3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5" text:anchor-type="page" text:anchor-page-number="13" svg:x="0.499cm" svg:y="22.729cm" svg:width="10.059cm" svg:height="7.01cm" draw:z-index="54">
        <draw:text-box>
          <text:section text:style-name="Sect1" text:name="MailMergeSection2020-03-05T15:15:18Z56Bereich6" text:protected="true">
            <table:table table:name="MailMergeTable2020-03-05T15:15:18Z55" table:style-name="MailMergeTable2020-03-05T15_3a_15_3a_18Z55">
              <table:table-column table:style-name="MailMergeTable2020-03-05T15_3a_15_3a_18Z55.A" table:number-columns-repeated="6"/>
              <table:table-column table:style-name="MailMergeTable2020-03-05T15_3a_15_3a_18Z55.G"/>
              <table:table-row table:style-name="MailMergeTable2020-03-05T15_3a_15_3a_18Z55.1">
                <table:table-cell table:style-name="MailMergeTable2020-03-05T15_3a_15_3a_18Z55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5.A2" table:number-columns-spanned="7" office:value-type="string">
                  <text:p text:style-name="P5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5.A3" office:value-type="string">
                  <text:p text:style-name="P4">a<text:span text:style-name="T1">)</text:span></text:p>
                </table:table-cell>
                <table:table-cell table:style-name="MailMergeTable2020-03-05T15_3a_15_3a_18Z55.A2" table:number-rows-spanned="3" table:number-columns-spanned="6" office:value-type="string">
                  <text:p text:style-name="P4">Aufgaben im Team planen, entsprechend den individuellen Fähigkeiten aufteilen, Zusammenarbeit aktiv gest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5.4">
                <table:table-cell table:style-name="MailMergeTable2020-03-05T15_3a_15_3a_18Z5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5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55.A3" office:value-type="string">
                  <text:p text:style-name="P3"/>
                </table:table-cell>
                <table:table-cell table:style-name="MailMergeTable2020-03-05T15_3a_15_3a_18Z55.A3" office:value-type="string">
                  <text:p text:style-name="P3"/>
                </table:table-cell>
                <table:table-cell table:style-name="MailMergeTable2020-03-05T15_3a_15_3a_18Z55.A3" office:value-type="string">
                  <text:p text:style-name="P3"/>
                </table:table-cell>
                <table:table-cell table:style-name="MailMergeTable2020-03-05T15_3a_15_3a_18Z55.A3" office:value-type="string">
                  <text:p text:style-name="P3"/>
                </table:table-cell>
                <table:table-cell table:style-name="MailMergeTable2020-03-05T15_3a_15_3a_18Z55.A2" office:value-type="string">
                  <text:p text:style-name="P7">3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4" text:anchor-type="page" text:anchor-page-number="13" svg:x="10.959cm" svg:y="15.319cm" svg:width="10.059cm" svg:height="7.01cm" draw:z-index="53">
        <draw:text-box>
          <text:section text:style-name="Sect1" text:name="MailMergeSection2020-03-05T15:15:18Z55Bereich5" text:protected="true">
            <table:table table:name="MailMergeTable2020-03-05T15:15:18Z54" table:style-name="MailMergeTable2020-03-05T15_3a_15_3a_18Z54">
              <table:table-column table:style-name="MailMergeTable2020-03-05T15_3a_15_3a_18Z54.A" table:number-columns-repeated="6"/>
              <table:table-column table:style-name="MailMergeTable2020-03-05T15_3a_15_3a_18Z54.G"/>
              <table:table-row table:style-name="MailMergeTable2020-03-05T15_3a_15_3a_18Z54.1">
                <table:table-cell table:style-name="MailMergeTable2020-03-05T15_3a_15_3a_18Z54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4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4.A3" office:value-type="string">
                  <text:p text:style-name="P4">g<text:span text:style-name="T1">)</text:span></text:p>
                </table:table-cell>
                <table:table-cell table:style-name="MailMergeTable2020-03-05T15_3a_15_3a_18Z54.A2" table:number-rows-spanned="3" table:number-columns-spanned="6" office:value-type="string">
                  <text:p text:style-name="P4">Arbeits- und Organisationsmittel wirtschaftlich und ökologi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4.4">
                <table:table-cell table:style-name="MailMergeTable2020-03-05T15_3a_15_3a_18Z5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4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54.A3" office:value-type="string">
                  <text:p text:style-name="P3"/>
                </table:table-cell>
                <table:table-cell table:style-name="MailMergeTable2020-03-05T15_3a_15_3a_18Z54.A3" office:value-type="string">
                  <text:p text:style-name="P3"/>
                </table:table-cell>
                <table:table-cell table:style-name="MailMergeTable2020-03-05T15_3a_15_3a_18Z54.A3" office:value-type="string">
                  <text:p text:style-name="P3"/>
                </table:table-cell>
                <table:table-cell table:style-name="MailMergeTable2020-03-05T15_3a_15_3a_18Z54.A3" office:value-type="string">
                  <text:p text:style-name="P3"/>
                </table:table-cell>
                <table:table-cell table:style-name="MailMergeTable2020-03-05T15_3a_15_3a_18Z54.A2" office:value-type="string">
                  <text:p text:style-name="P7">3.2.g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3" text:anchor-type="page" text:anchor-page-number="13" svg:x="0.499cm" svg:y="15.319cm" svg:width="10.059cm" svg:height="7.01cm" draw:z-index="52">
        <draw:text-box>
          <text:section text:style-name="Sect1" text:name="MailMergeSection2020-03-05T15:15:18Z54Bereich4" text:protected="true">
            <table:table table:name="MailMergeTable2020-03-05T15:15:18Z53" table:style-name="MailMergeTable2020-03-05T15_3a_15_3a_18Z53">
              <table:table-column table:style-name="MailMergeTable2020-03-05T15_3a_15_3a_18Z53.A" table:number-columns-repeated="6"/>
              <table:table-column table:style-name="MailMergeTable2020-03-05T15_3a_15_3a_18Z53.G"/>
              <table:table-row table:style-name="MailMergeTable2020-03-05T15_3a_15_3a_18Z53.1">
                <table:table-cell table:style-name="MailMergeTable2020-03-05T15_3a_15_3a_18Z53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3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3.A3" office:value-type="string">
                  <text:p text:style-name="P4">f<text:span text:style-name="T1">)</text:span></text:p>
                </table:table-cell>
                <table:table-cell table:style-name="MailMergeTable2020-03-05T15_3a_15_3a_18Z53.A2" table:number-rows-spanned="3" table:number-columns-spanned="6" office:value-type="string">
                  <text:p text:style-name="P4">Maßnahmen zur Verbesserung der Arbeitsorganisation und der Arbeitsgestaltung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3.4">
                <table:table-cell table:style-name="MailMergeTable2020-03-05T15_3a_15_3a_18Z5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3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53.A3" office:value-type="string">
                  <text:p text:style-name="P3"/>
                </table:table-cell>
                <table:table-cell table:style-name="MailMergeTable2020-03-05T15_3a_15_3a_18Z53.A3" office:value-type="string">
                  <text:p text:style-name="P3"/>
                </table:table-cell>
                <table:table-cell table:style-name="MailMergeTable2020-03-05T15_3a_15_3a_18Z53.A3" office:value-type="string">
                  <text:p text:style-name="P3"/>
                </table:table-cell>
                <table:table-cell table:style-name="MailMergeTable2020-03-05T15_3a_15_3a_18Z53.A3" office:value-type="string">
                  <text:p text:style-name="P3"/>
                </table:table-cell>
                <table:table-cell table:style-name="MailMergeTable2020-03-05T15_3a_15_3a_18Z53.A2" office:value-type="string">
                  <text:p text:style-name="P7">3.2.f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2" text:anchor-type="page" text:anchor-page-number="13" svg:x="10.959cm" svg:y="7.909cm" svg:width="10.059cm" svg:height="7.01cm" draw:z-index="51">
        <draw:text-box>
          <text:section text:style-name="Sect1" text:name="MailMergeSection2020-03-05T15:15:18Z53Bereich3" text:protected="true">
            <table:table table:name="MailMergeTable2020-03-05T15:15:18Z52" table:style-name="MailMergeTable2020-03-05T15_3a_15_3a_18Z52">
              <table:table-column table:style-name="MailMergeTable2020-03-05T15_3a_15_3a_18Z52.A" table:number-columns-repeated="6"/>
              <table:table-column table:style-name="MailMergeTable2020-03-05T15_3a_15_3a_18Z52.G"/>
              <table:table-row table:style-name="MailMergeTable2020-03-05T15_3a_15_3a_18Z52.1">
                <table:table-cell table:style-name="MailMergeTable2020-03-05T15_3a_15_3a_18Z52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2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2.A3" office:value-type="string">
                  <text:p text:style-name="P4">e<text:span text:style-name="T1">)</text:span></text:p>
                </table:table-cell>
                <table:table-cell table:style-name="MailMergeTable2020-03-05T15_3a_15_3a_18Z52.A2" table:number-rows-spanned="3" table:number-columns-spanned="6" office:value-type="string">
                  <text:p text:style-name="P4">unterschiedliche Lerntechnik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2.4">
                <table:table-cell table:style-name="MailMergeTable2020-03-05T15_3a_15_3a_18Z5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2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52.A3" office:value-type="string">
                  <text:p text:style-name="P3"/>
                </table:table-cell>
                <table:table-cell table:style-name="MailMergeTable2020-03-05T15_3a_15_3a_18Z52.A3" office:value-type="string">
                  <text:p text:style-name="P3"/>
                </table:table-cell>
                <table:table-cell table:style-name="MailMergeTable2020-03-05T15_3a_15_3a_18Z52.A3" office:value-type="string">
                  <text:p text:style-name="P3"/>
                </table:table-cell>
                <table:table-cell table:style-name="MailMergeTable2020-03-05T15_3a_15_3a_18Z52.A3" office:value-type="string">
                  <text:p text:style-name="P3"/>
                </table:table-cell>
                <table:table-cell table:style-name="MailMergeTable2020-03-05T15_3a_15_3a_18Z52.A2" office:value-type="string">
                  <text:p text:style-name="P7">3.2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1" text:anchor-type="page" text:anchor-page-number="13" svg:x="0.499cm" svg:y="7.909cm" svg:width="10.059cm" svg:height="7.01cm" draw:z-index="50">
        <draw:text-box>
          <text:section text:style-name="Sect1" text:name="MailMergeSection2020-03-05T15:15:18Z52Bereich2" text:protected="true">
            <table:table table:name="MailMergeTable2020-03-05T15:15:18Z51" table:style-name="MailMergeTable2020-03-05T15_3a_15_3a_18Z51">
              <table:table-column table:style-name="MailMergeTable2020-03-05T15_3a_15_3a_18Z51.A" table:number-columns-repeated="6"/>
              <table:table-column table:style-name="MailMergeTable2020-03-05T15_3a_15_3a_18Z51.G"/>
              <table:table-row table:style-name="MailMergeTable2020-03-05T15_3a_15_3a_18Z51.1">
                <table:table-cell table:style-name="MailMergeTable2020-03-05T15_3a_15_3a_18Z51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1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1.A3" office:value-type="string">
                  <text:p text:style-name="P4">d<text:span text:style-name="T1">)</text:span></text:p>
                </table:table-cell>
                <table:table-cell table:style-name="MailMergeTable2020-03-05T15_3a_15_3a_18Z51.A2" table:number-rows-spanned="3" table:number-columns-spanned="6" office:value-type="string">
                  <text:p text:style-name="P4">Probleme analysieren und als Aufgabe definieren, Lösungsalternativen entwickeln und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1.4">
                <table:table-cell table:style-name="MailMergeTable2020-03-05T15_3a_15_3a_18Z5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1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51.A3" office:value-type="string">
                  <text:p text:style-name="P3"/>
                </table:table-cell>
                <table:table-cell table:style-name="MailMergeTable2020-03-05T15_3a_15_3a_18Z51.A3" office:value-type="string">
                  <text:p text:style-name="P3"/>
                </table:table-cell>
                <table:table-cell table:style-name="MailMergeTable2020-03-05T15_3a_15_3a_18Z51.A3" office:value-type="string">
                  <text:p text:style-name="P3"/>
                </table:table-cell>
                <table:table-cell table:style-name="MailMergeTable2020-03-05T15_3a_15_3a_18Z51.A3" office:value-type="string">
                  <text:p text:style-name="P3"/>
                </table:table-cell>
                <table:table-cell table:style-name="MailMergeTable2020-03-05T15_3a_15_3a_18Z51.A2" office:value-type="string">
                  <text:p text:style-name="P7">3.2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0" text:anchor-type="page" text:anchor-page-number="13" svg:x="10.959cm" svg:y="0.499cm" svg:width="10.059cm" svg:height="7.01cm" draw:z-index="49">
        <draw:text-box>
          <text:section text:style-name="Sect1" text:name="MailMergeSection2020-03-05T15:15:18Z51Bereich1" text:protected="true">
            <table:table table:name="MailMergeTable2020-03-05T15:15:18Z50" table:style-name="MailMergeTable2020-03-05T15_3a_15_3a_18Z50">
              <table:table-column table:style-name="MailMergeTable2020-03-05T15_3a_15_3a_18Z50.A" table:number-columns-repeated="6"/>
              <table:table-column table:style-name="MailMergeTable2020-03-05T15_3a_15_3a_18Z50.G"/>
              <table:table-row table:style-name="MailMergeTable2020-03-05T15_3a_15_3a_18Z50.1">
                <table:table-cell table:style-name="MailMergeTable2020-03-05T15_3a_15_3a_18Z50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0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0.A3" office:value-type="string">
                  <text:p text:style-name="P4">c<text:span text:style-name="T1">)</text:span></text:p>
                </table:table-cell>
                <table:table-cell table:style-name="MailMergeTable2020-03-05T15_3a_15_3a_18Z50.A2" table:number-rows-spanned="3" table:number-columns-spanned="6" office:value-type="string">
                  <text:p text:style-name="P4">Termine planen und abstimmen, Terminüberwach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50.4">
                <table:table-cell table:style-name="MailMergeTable2020-03-05T15_3a_15_3a_18Z5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50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50.A3" office:value-type="string">
                  <text:p text:style-name="P3"/>
                </table:table-cell>
                <table:table-cell table:style-name="MailMergeTable2020-03-05T15_3a_15_3a_18Z50.A3" office:value-type="string">
                  <text:p text:style-name="P3"/>
                </table:table-cell>
                <table:table-cell table:style-name="MailMergeTable2020-03-05T15_3a_15_3a_18Z50.A3" office:value-type="string">
                  <text:p text:style-name="P3"/>
                </table:table-cell>
                <table:table-cell table:style-name="MailMergeTable2020-03-05T15_3a_15_3a_18Z50.A3" office:value-type="string">
                  <text:p text:style-name="P3"/>
                </table:table-cell>
                <table:table-cell table:style-name="MailMergeTable2020-03-05T15_3a_15_3a_18Z50.A2" office:value-type="string">
                  <text:p text:style-name="P7">3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9" text:anchor-type="page" text:anchor-page-number="13" svg:x="0.499cm" svg:y="0.499cm" svg:width="10.059cm" svg:height="7.01cm" draw:z-index="48">
        <draw:text-box>
          <text:section text:style-name="Sect1" text:name="MailMergeSection2020-03-05T15:15:18Z50MasterLabel">
            <table:table table:name="MailMergeTable2020-03-05T15:15:18Z49" table:style-name="MailMergeTable2020-03-05T15_3a_15_3a_18Z49">
              <table:table-column table:style-name="MailMergeTable2020-03-05T15_3a_15_3a_18Z49.A" table:number-columns-repeated="6"/>
              <table:table-column table:style-name="MailMergeTable2020-03-05T15_3a_15_3a_18Z49.G"/>
              <table:table-row table:style-name="MailMergeTable2020-03-05T15_3a_15_3a_18Z49.1">
                <table:table-cell table:style-name="MailMergeTable2020-03-05T15_3a_15_3a_18Z49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9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9.A3" office:value-type="string">
                  <text:p text:style-name="P4">b<text:span text:style-name="T1">)</text:span></text:p>
                </table:table-cell>
                <table:table-cell table:style-name="MailMergeTable2020-03-05T15_3a_15_3a_18Z49.A2" table:number-rows-spanned="3" table:number-columns-spanned="6" office:value-type="string">
                  <text:p text:style-name="P4">den eigenen Arbeitsplatz unter Berücksichtigung betrieblicher Vorgaben und ergonomischer Aspekte gest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9.4">
                <table:table-cell table:style-name="MailMergeTable2020-03-05T15_3a_15_3a_18Z4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9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49.A3" office:value-type="string">
                  <text:p text:style-name="P3"/>
                </table:table-cell>
                <table:table-cell table:style-name="MailMergeTable2020-03-05T15_3a_15_3a_18Z49.A3" office:value-type="string">
                  <text:p text:style-name="P3"/>
                </table:table-cell>
                <table:table-cell table:style-name="MailMergeTable2020-03-05T15_3a_15_3a_18Z49.A3" office:value-type="string">
                  <text:p text:style-name="P3"/>
                </table:table-cell>
                <table:table-cell table:style-name="MailMergeTable2020-03-05T15_3a_15_3a_18Z49.A3" office:value-type="string">
                  <text:p text:style-name="P3"/>
                </table:table-cell>
                <table:table-cell table:style-name="MailMergeTable2020-03-05T15_3a_15_3a_18Z49.A2" office:value-type="string">
                  <text:p text:style-name="P7">3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8" text:anchor-type="page" text:anchor-page-number="11" svg:x="10.959cm" svg:y="22.729cm" svg:width="10.059cm" svg:height="7.01cm" draw:z-index="47">
        <draw:text-box>
          <text:section text:style-name="Sect1" text:name="MailMergeSection2020-03-05T15:15:18Z49Bereich7" text:protected="true">
            <table:table table:name="MailMergeTable2020-03-05T15:15:18Z48" table:style-name="MailMergeTable2020-03-05T15_3a_15_3a_18Z48">
              <table:table-column table:style-name="MailMergeTable2020-03-05T15_3a_15_3a_18Z48.A" table:number-columns-repeated="6"/>
              <table:table-column table:style-name="MailMergeTable2020-03-05T15_3a_15_3a_18Z48.G"/>
              <table:table-row table:style-name="MailMergeTable2020-03-05T15_3a_15_3a_18Z48.1">
                <table:table-cell table:style-name="MailMergeTable2020-03-05T15_3a_15_3a_18Z48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8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8.A3" office:value-type="string">
                  <text:p text:style-name="P4">a<text:span text:style-name="T1">)</text:span></text:p>
                </table:table-cell>
                <table:table-cell table:style-name="MailMergeTable2020-03-05T15_3a_15_3a_18Z48.A2" table:number-rows-spanned="3" table:number-columns-spanned="6" office:value-type="string">
                  <text:p text:style-name="P4">Zeitplan und Reihenfolge der Arbeitsschritte für den eigenen Arbeitsbereich festle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8.4">
                <table:table-cell table:style-name="MailMergeTable2020-03-05T15_3a_15_3a_18Z4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8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48.A3" office:value-type="string">
                  <text:p text:style-name="P3"/>
                </table:table-cell>
                <table:table-cell table:style-name="MailMergeTable2020-03-05T15_3a_15_3a_18Z48.A3" office:value-type="string">
                  <text:p text:style-name="P3"/>
                </table:table-cell>
                <table:table-cell table:style-name="MailMergeTable2020-03-05T15_3a_15_3a_18Z48.A3" office:value-type="string">
                  <text:p text:style-name="P3"/>
                </table:table-cell>
                <table:table-cell table:style-name="MailMergeTable2020-03-05T15_3a_15_3a_18Z48.A3" office:value-type="string">
                  <text:p text:style-name="P3"/>
                </table:table-cell>
                <table:table-cell table:style-name="MailMergeTable2020-03-05T15_3a_15_3a_18Z48.A2" office:value-type="string">
                  <text:p text:style-name="P7">3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7" text:anchor-type="page" text:anchor-page-number="11" svg:x="0.499cm" svg:y="22.729cm" svg:width="10.059cm" svg:height="7.01cm" draw:z-index="46">
        <draw:text-box>
          <text:section text:style-name="Sect1" text:name="MailMergeSection2020-03-05T15:15:18Z48Bereich6" text:protected="true">
            <table:table table:name="MailMergeTable2020-03-05T15:15:18Z47" table:style-name="MailMergeTable2020-03-05T15_3a_15_3a_18Z47">
              <table:table-column table:style-name="MailMergeTable2020-03-05T15_3a_15_3a_18Z47.A" table:number-columns-repeated="6"/>
              <table:table-column table:style-name="MailMergeTable2020-03-05T15_3a_15_3a_18Z47.G"/>
              <table:table-row table:style-name="MailMergeTable2020-03-05T15_3a_15_3a_18Z47.1">
                <table:table-cell table:style-name="MailMergeTable2020-03-05T15_3a_15_3a_18Z47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7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7.A3" office:value-type="string">
                  <text:p text:style-name="P4">e<text:span text:style-name="T1">)</text:span></text:p>
                </table:table-cell>
                <table:table-cell table:style-name="MailMergeTable2020-03-05T15_3a_15_3a_18Z47.A2" table:number-rows-spanned="3" table:number-columns-spanned="6" office:value-type="string">
                  <text:p text:style-name="P4">Daten und Sachverhalte visualisieren und Grafiken erstellen sowie Standardsoftwar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7.4">
                <table:table-cell table:style-name="MailMergeTable2020-03-05T15_3a_15_3a_18Z4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7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47.A3" office:value-type="string">
                  <text:p text:style-name="P3"/>
                </table:table-cell>
                <table:table-cell table:style-name="MailMergeTable2020-03-05T15_3a_15_3a_18Z47.A3" office:value-type="string">
                  <text:p text:style-name="P3"/>
                </table:table-cell>
                <table:table-cell table:style-name="MailMergeTable2020-03-05T15_3a_15_3a_18Z47.A3" office:value-type="string">
                  <text:p text:style-name="P3"/>
                </table:table-cell>
                <table:table-cell table:style-name="MailMergeTable2020-03-05T15_3a_15_3a_18Z47.A3" office:value-type="string">
                  <text:p text:style-name="P3"/>
                </table:table-cell>
                <table:table-cell table:style-name="MailMergeTable2020-03-05T15_3a_15_3a_18Z47.A2" office:value-type="string">
                  <text:p text:style-name="P7">3.1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6" text:anchor-type="page" text:anchor-page-number="11" svg:x="10.959cm" svg:y="15.319cm" svg:width="10.059cm" svg:height="7.01cm" draw:z-index="45">
        <draw:text-box>
          <text:section text:style-name="Sect1" text:name="MailMergeSection2020-03-05T15:15:18Z47Bereich5" text:protected="true">
            <table:table table:name="MailMergeTable2020-03-05T15:15:18Z46" table:style-name="MailMergeTable2020-03-05T15_3a_15_3a_18Z46">
              <table:table-column table:style-name="MailMergeTable2020-03-05T15_3a_15_3a_18Z46.A" table:number-columns-repeated="6"/>
              <table:table-column table:style-name="MailMergeTable2020-03-05T15_3a_15_3a_18Z46.G"/>
              <table:table-row table:style-name="MailMergeTable2020-03-05T15_3a_15_3a_18Z46.1">
                <table:table-cell table:style-name="MailMergeTable2020-03-05T15_3a_15_3a_18Z46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6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6.A3" office:value-type="string">
                  <text:p text:style-name="P4">d<text:span text:style-name="T1">)</text:span></text:p>
                </table:table-cell>
                <table:table-cell table:style-name="MailMergeTable2020-03-05T15_3a_15_3a_18Z46.A2" table:number-rows-spanned="3" table:number-columns-spanned="6" office:value-type="string">
                  <text:p text:style-name="P4">Schriftverkehr durchführen und 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6.4">
                <table:table-cell table:style-name="MailMergeTable2020-03-05T15_3a_15_3a_18Z4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6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46.A3" office:value-type="string">
                  <text:p text:style-name="P3"/>
                </table:table-cell>
                <table:table-cell table:style-name="MailMergeTable2020-03-05T15_3a_15_3a_18Z46.A3" office:value-type="string">
                  <text:p text:style-name="P3"/>
                </table:table-cell>
                <table:table-cell table:style-name="MailMergeTable2020-03-05T15_3a_15_3a_18Z46.A3" office:value-type="string">
                  <text:p text:style-name="P3"/>
                </table:table-cell>
                <table:table-cell table:style-name="MailMergeTable2020-03-05T15_3a_15_3a_18Z46.A3" office:value-type="string">
                  <text:p text:style-name="P3"/>
                </table:table-cell>
                <table:table-cell table:style-name="MailMergeTable2020-03-05T15_3a_15_3a_18Z46.A2" office:value-type="string">
                  <text:p text:style-name="P7">3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5" text:anchor-type="page" text:anchor-page-number="11" svg:x="0.499cm" svg:y="15.319cm" svg:width="10.059cm" svg:height="7.01cm" draw:z-index="44">
        <draw:text-box>
          <text:section text:style-name="Sect1" text:name="MailMergeSection2020-03-05T15:15:18Z46Bereich4" text:protected="true">
            <table:table table:name="MailMergeTable2020-03-05T15:15:18Z45" table:style-name="MailMergeTable2020-03-05T15_3a_15_3a_18Z45">
              <table:table-column table:style-name="MailMergeTable2020-03-05T15_3a_15_3a_18Z45.A" table:number-columns-repeated="6"/>
              <table:table-column table:style-name="MailMergeTable2020-03-05T15_3a_15_3a_18Z45.G"/>
              <table:table-row table:style-name="MailMergeTable2020-03-05T15_3a_15_3a_18Z45.1">
                <table:table-cell table:style-name="MailMergeTable2020-03-05T15_3a_15_3a_18Z45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5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5.A3" office:value-type="string">
                  <text:p text:style-name="P4">c<text:span text:style-name="T1">)</text:span></text:p>
                </table:table-cell>
                <table:table-cell table:style-name="MailMergeTable2020-03-05T15_3a_15_3a_18Z45.A2" table:number-rows-spanned="3" table:number-columns-spanned="6" office:value-type="string">
                  <text:p text:style-name="P4">Informationen aufgabenbezogen bewerten und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5.4">
                <table:table-cell table:style-name="MailMergeTable2020-03-05T15_3a_15_3a_18Z4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5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45.A3" office:value-type="string">
                  <text:p text:style-name="P3"/>
                </table:table-cell>
                <table:table-cell table:style-name="MailMergeTable2020-03-05T15_3a_15_3a_18Z45.A3" office:value-type="string">
                  <text:p text:style-name="P3"/>
                </table:table-cell>
                <table:table-cell table:style-name="MailMergeTable2020-03-05T15_3a_15_3a_18Z45.A3" office:value-type="string">
                  <text:p text:style-name="P3"/>
                </table:table-cell>
                <table:table-cell table:style-name="MailMergeTable2020-03-05T15_3a_15_3a_18Z45.A3" office:value-type="string">
                  <text:p text:style-name="P3"/>
                </table:table-cell>
                <table:table-cell table:style-name="MailMergeTable2020-03-05T15_3a_15_3a_18Z45.A2" office:value-type="string">
                  <text:p text:style-name="P7">3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4" text:anchor-type="page" text:anchor-page-number="11" svg:x="10.959cm" svg:y="7.909cm" svg:width="10.059cm" svg:height="7.01cm" draw:z-index="43">
        <draw:text-box>
          <text:section text:style-name="Sect1" text:name="MailMergeSection2020-03-05T15:15:18Z45Bereich3" text:protected="true">
            <table:table table:name="MailMergeTable2020-03-05T15:15:18Z44" table:style-name="MailMergeTable2020-03-05T15_3a_15_3a_18Z44">
              <table:table-column table:style-name="MailMergeTable2020-03-05T15_3a_15_3a_18Z44.A" table:number-columns-repeated="6"/>
              <table:table-column table:style-name="MailMergeTable2020-03-05T15_3a_15_3a_18Z44.G"/>
              <table:table-row table:style-name="MailMergeTable2020-03-05T15_3a_15_3a_18Z44.1">
                <table:table-cell table:style-name="MailMergeTable2020-03-05T15_3a_15_3a_18Z44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4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4.A3" office:value-type="string">
                  <text:p text:style-name="P4">b<text:span text:style-name="T1">)</text:span></text:p>
                </table:table-cell>
                <table:table-cell table:style-name="MailMergeTable2020-03-05T15_3a_15_3a_18Z44.A2" table:number-rows-spanned="3" table:number-columns-spanned="6" office:value-type="string">
                  <text:p text:style-name="P4">Gespräche situationsgerecht führen und Sachverhalte präsentieren, deutsche und englische Fachbegriff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4.4">
                <table:table-cell table:style-name="MailMergeTable2020-03-05T15_3a_15_3a_18Z4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4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44.A3" office:value-type="string">
                  <text:p text:style-name="P3"/>
                </table:table-cell>
                <table:table-cell table:style-name="MailMergeTable2020-03-05T15_3a_15_3a_18Z44.A3" office:value-type="string">
                  <text:p text:style-name="P3"/>
                </table:table-cell>
                <table:table-cell table:style-name="MailMergeTable2020-03-05T15_3a_15_3a_18Z44.A3" office:value-type="string">
                  <text:p text:style-name="P3"/>
                </table:table-cell>
                <table:table-cell table:style-name="MailMergeTable2020-03-05T15_3a_15_3a_18Z44.A3" office:value-type="string">
                  <text:p text:style-name="P3"/>
                </table:table-cell>
                <table:table-cell table:style-name="MailMergeTable2020-03-05T15_3a_15_3a_18Z44.A2" office:value-type="string">
                  <text:p text:style-name="P7">3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3" text:anchor-type="page" text:anchor-page-number="11" svg:x="0.499cm" svg:y="7.909cm" svg:width="10.059cm" svg:height="7.01cm" draw:z-index="42">
        <draw:text-box>
          <text:section text:style-name="Sect1" text:name="MailMergeSection2020-03-05T15:15:18Z44Bereich2" text:protected="true">
            <table:table table:name="MailMergeTable2020-03-05T15:15:18Z43" table:style-name="MailMergeTable2020-03-05T15_3a_15_3a_18Z43">
              <table:table-column table:style-name="MailMergeTable2020-03-05T15_3a_15_3a_18Z43.A" table:number-columns-repeated="6"/>
              <table:table-column table:style-name="MailMergeTable2020-03-05T15_3a_15_3a_18Z43.G"/>
              <table:table-row table:style-name="MailMergeTable2020-03-05T15_3a_15_3a_18Z43.1">
                <table:table-cell table:style-name="MailMergeTable2020-03-05T15_3a_15_3a_18Z43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3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3.A3" office:value-type="string">
                  <text:p text:style-name="P4">a<text:span text:style-name="T1">)</text:span></text:p>
                </table:table-cell>
                <table:table-cell table:style-name="MailMergeTable2020-03-05T15_3a_15_3a_18Z43.A2" table:number-rows-spanned="3" table:number-columns-spanned="6" office:value-type="string">
                  <text:p text:style-name="P4">Informationsquellen, insbesondere technische Unterlagen, Dokumentationen und Handbücher, in deutscher und englischer Sprache aufgabenbezogen aus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3.4">
                <table:table-cell table:style-name="MailMergeTable2020-03-05T15_3a_15_3a_18Z4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3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43.A3" office:value-type="string">
                  <text:p text:style-name="P3"/>
                </table:table-cell>
                <table:table-cell table:style-name="MailMergeTable2020-03-05T15_3a_15_3a_18Z43.A3" office:value-type="string">
                  <text:p text:style-name="P3"/>
                </table:table-cell>
                <table:table-cell table:style-name="MailMergeTable2020-03-05T15_3a_15_3a_18Z43.A3" office:value-type="string">
                  <text:p text:style-name="P3"/>
                </table:table-cell>
                <table:table-cell table:style-name="MailMergeTable2020-03-05T15_3a_15_3a_18Z43.A3" office:value-type="string">
                  <text:p text:style-name="P3"/>
                </table:table-cell>
                <table:table-cell table:style-name="MailMergeTable2020-03-05T15_3a_15_3a_18Z43.A2" office:value-type="string">
                  <text:p text:style-name="P7">3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2" text:anchor-type="page" text:anchor-page-number="11" svg:x="10.959cm" svg:y="0.499cm" svg:width="10.059cm" svg:height="7.01cm" draw:z-index="41">
        <draw:text-box>
          <text:section text:style-name="Sect1" text:name="MailMergeSection2020-03-05T15:15:18Z43Bereich1" text:protected="true">
            <table:table table:name="MailMergeTable2020-03-05T15:15:18Z42" table:style-name="MailMergeTable2020-03-05T15_3a_15_3a_18Z42">
              <table:table-column table:style-name="MailMergeTable2020-03-05T15_3a_15_3a_18Z42.A" table:number-columns-repeated="6"/>
              <table:table-column table:style-name="MailMergeTable2020-03-05T15_3a_15_3a_18Z42.G"/>
              <table:table-row table:style-name="MailMergeTable2020-03-05T15_3a_15_3a_18Z42.1">
                <table:table-cell table:style-name="MailMergeTable2020-03-05T15_3a_15_3a_18Z42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2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2.A3" office:value-type="string">
                  <text:p text:style-name="P4">d<text:span text:style-name="T1">)</text:span></text:p>
                </table:table-cell>
                <table:table-cell table:style-name="MailMergeTable2020-03-05T15_3a_15_3a_18Z42.A2" table:number-rows-spanned="3" table:number-columns-spanned="6" office:value-type="string">
                  <text:p text:style-name="P4">Daten für die Erstellung von Statistiken beschaffen und aufbereiten, in geeigneter Form darstellen und interpre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2.4">
                <table:table-cell table:style-name="MailMergeTable2020-03-05T15_3a_15_3a_18Z4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2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42.A3" office:value-type="string">
                  <text:p text:style-name="P3"/>
                </table:table-cell>
                <table:table-cell table:style-name="MailMergeTable2020-03-05T15_3a_15_3a_18Z42.A3" office:value-type="string">
                  <text:p text:style-name="P3"/>
                </table:table-cell>
                <table:table-cell table:style-name="MailMergeTable2020-03-05T15_3a_15_3a_18Z42.A3" office:value-type="string">
                  <text:p text:style-name="P3"/>
                </table:table-cell>
                <table:table-cell table:style-name="MailMergeTable2020-03-05T15_3a_15_3a_18Z42.A3" office:value-type="string">
                  <text:p text:style-name="P3"/>
                </table:table-cell>
                <table:table-cell table:style-name="MailMergeTable2020-03-05T15_3a_15_3a_18Z42.A2" office:value-type="string">
                  <text:p text:style-name="P7">2.5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1" text:anchor-type="page" text:anchor-page-number="11" svg:x="0.499cm" svg:y="0.499cm" svg:width="10.059cm" svg:height="7.01cm" draw:z-index="40">
        <draw:text-box>
          <text:section text:style-name="Sect1" text:name="MailMergeSection2020-03-05T15:15:18Z42MasterLabel">
            <table:table table:name="MailMergeTable2020-03-05T15:15:18Z41" table:style-name="MailMergeTable2020-03-05T15_3a_15_3a_18Z41">
              <table:table-column table:style-name="MailMergeTable2020-03-05T15_3a_15_3a_18Z41.A" table:number-columns-repeated="6"/>
              <table:table-column table:style-name="MailMergeTable2020-03-05T15_3a_15_3a_18Z41.G"/>
              <table:table-row table:style-name="MailMergeTable2020-03-05T15_3a_15_3a_18Z41.1">
                <table:table-cell table:style-name="MailMergeTable2020-03-05T15_3a_15_3a_18Z41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1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1.A3" office:value-type="string">
                  <text:p text:style-name="P4">c<text:span text:style-name="T1">)</text:span></text:p>
                </table:table-cell>
                <table:table-cell table:style-name="MailMergeTable2020-03-05T15_3a_15_3a_18Z41.A2" table:number-rows-spanned="3" table:number-columns-spanned="6" office:value-type="string">
                  <text:p text:style-name="P4">Ergebnisse der Betriebsabrechnung für Controllingzwecke aus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1.4">
                <table:table-cell table:style-name="MailMergeTable2020-03-05T15_3a_15_3a_18Z4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1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41.A3" office:value-type="string">
                  <text:p text:style-name="P3"/>
                </table:table-cell>
                <table:table-cell table:style-name="MailMergeTable2020-03-05T15_3a_15_3a_18Z41.A3" office:value-type="string">
                  <text:p text:style-name="P3"/>
                </table:table-cell>
                <table:table-cell table:style-name="MailMergeTable2020-03-05T15_3a_15_3a_18Z41.A3" office:value-type="string">
                  <text:p text:style-name="P3"/>
                </table:table-cell>
                <table:table-cell table:style-name="MailMergeTable2020-03-05T15_3a_15_3a_18Z41.A3" office:value-type="string">
                  <text:p text:style-name="P3"/>
                </table:table-cell>
                <table:table-cell table:style-name="MailMergeTable2020-03-05T15_3a_15_3a_18Z41.A2" office:value-type="string">
                  <text:p text:style-name="P7">2.5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0" text:anchor-type="page" text:anchor-page-number="9" svg:x="10.959cm" svg:y="22.729cm" svg:width="10.059cm" svg:height="7.01cm" draw:z-index="39">
        <draw:text-box>
          <text:section text:style-name="Sect1" text:name="MailMergeSection2020-03-05T15:15:18Z41Bereich7" text:protected="true">
            <table:table table:name="MailMergeTable2020-03-05T15:15:18Z40" table:style-name="MailMergeTable2020-03-05T15_3a_15_3a_18Z40">
              <table:table-column table:style-name="MailMergeTable2020-03-05T15_3a_15_3a_18Z40.A" table:number-columns-repeated="6"/>
              <table:table-column table:style-name="MailMergeTable2020-03-05T15_3a_15_3a_18Z40.G"/>
              <table:table-row table:style-name="MailMergeTable2020-03-05T15_3a_15_3a_18Z40.1">
                <table:table-cell table:style-name="MailMergeTable2020-03-05T15_3a_15_3a_18Z40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0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0.A3" office:value-type="string">
                  <text:p text:style-name="P4">b<text:span text:style-name="T1">)</text:span></text:p>
                </table:table-cell>
                <table:table-cell table:style-name="MailMergeTable2020-03-05T15_3a_15_3a_18Z40.A2" table:number-rows-spanned="3" table:number-columns-spanned="6" office:value-type="string">
                  <text:p text:style-name="P4">Kosten und Erträge für erbrachte Leistungen errechnen sowie im Zeitvergleich und im Soll-Ist-Vergleich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40.4">
                <table:table-cell table:style-name="MailMergeTable2020-03-05T15_3a_15_3a_18Z4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40.A3" table:number-columns-spanned="2" office:value-type="string">
                  <text:p text:style-name="P6">Jahr <text:s/>2,3 </text:p>
                </table:table-cell>
                <table:covered-table-cell/>
                <table:table-cell table:style-name="MailMergeTable2020-03-05T15_3a_15_3a_18Z40.A3" office:value-type="string">
                  <text:p text:style-name="P3"/>
                </table:table-cell>
                <table:table-cell table:style-name="MailMergeTable2020-03-05T15_3a_15_3a_18Z40.A3" office:value-type="string">
                  <text:p text:style-name="P3"/>
                </table:table-cell>
                <table:table-cell table:style-name="MailMergeTable2020-03-05T15_3a_15_3a_18Z40.A3" office:value-type="string">
                  <text:p text:style-name="P3"/>
                </table:table-cell>
                <table:table-cell table:style-name="MailMergeTable2020-03-05T15_3a_15_3a_18Z40.A3" office:value-type="string">
                  <text:p text:style-name="P3"/>
                </table:table-cell>
                <table:table-cell table:style-name="MailMergeTable2020-03-05T15_3a_15_3a_18Z40.A2" office:value-type="string">
                  <text:p text:style-name="P7">2.5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9" text:anchor-type="page" text:anchor-page-number="9" svg:x="0.499cm" svg:y="22.729cm" svg:width="10.059cm" svg:height="7.01cm" draw:z-index="38">
        <draw:text-box>
          <text:section text:style-name="Sect1" text:name="MailMergeSection2020-03-05T15:15:18Z40Bereich6" text:protected="true">
            <table:table table:name="MailMergeTable2020-03-05T15:15:18Z39" table:style-name="MailMergeTable2020-03-05T15_3a_15_3a_18Z39">
              <table:table-column table:style-name="MailMergeTable2020-03-05T15_3a_15_3a_18Z39.A" table:number-columns-repeated="6"/>
              <table:table-column table:style-name="MailMergeTable2020-03-05T15_3a_15_3a_18Z39.G"/>
              <table:table-row table:style-name="MailMergeTable2020-03-05T15_3a_15_3a_18Z39.1">
                <table:table-cell table:style-name="MailMergeTable2020-03-05T15_3a_15_3a_18Z39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9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9.A3" office:value-type="string">
                  <text:p text:style-name="P4">a<text:span text:style-name="T1">)</text:span></text:p>
                </table:table-cell>
                <table:table-cell table:style-name="MailMergeTable2020-03-05T15_3a_15_3a_18Z39.A2" table:number-rows-spanned="3" table:number-columns-spanned="6" office:value-type="string">
                  <text:p text:style-name="P4">die Notwendigkeit der Steuerung und Kontrolle der Geschäftsprozesse begrü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9.4">
                <table:table-cell table:style-name="MailMergeTable2020-03-05T15_3a_15_3a_18Z3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9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8Z39.A3" office:value-type="string">
                  <text:p text:style-name="P3"/>
                </table:table-cell>
                <table:table-cell table:style-name="MailMergeTable2020-03-05T15_3a_15_3a_18Z39.A3" office:value-type="string">
                  <text:p text:style-name="P3"/>
                </table:table-cell>
                <table:table-cell table:style-name="MailMergeTable2020-03-05T15_3a_15_3a_18Z39.A3" office:value-type="string">
                  <text:p text:style-name="P3"/>
                </table:table-cell>
                <table:table-cell table:style-name="MailMergeTable2020-03-05T15_3a_15_3a_18Z39.A3" office:value-type="string">
                  <text:p text:style-name="P3"/>
                </table:table-cell>
                <table:table-cell table:style-name="MailMergeTable2020-03-05T15_3a_15_3a_18Z39.A2" office:value-type="string">
                  <text:p text:style-name="P7">2.5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8" text:anchor-type="page" text:anchor-page-number="9" svg:x="10.959cm" svg:y="15.319cm" svg:width="10.059cm" svg:height="7.01cm" draw:z-index="37">
        <draw:text-box>
          <text:section text:style-name="Sect1" text:name="MailMergeSection2020-03-05T15:15:18Z39Bereich5" text:protected="true">
            <table:table table:name="MailMergeTable2020-03-05T15:15:18Z38" table:style-name="MailMergeTable2020-03-05T15_3a_15_3a_18Z38">
              <table:table-column table:style-name="MailMergeTable2020-03-05T15_3a_15_3a_18Z38.A" table:number-columns-repeated="6"/>
              <table:table-column table:style-name="MailMergeTable2020-03-05T15_3a_15_3a_18Z38.G"/>
              <table:table-row table:style-name="MailMergeTable2020-03-05T15_3a_15_3a_18Z38.1">
                <table:table-cell table:style-name="MailMergeTable2020-03-05T15_3a_15_3a_18Z38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8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8.A3" office:value-type="string">
                  <text:p text:style-name="P4">g<text:span text:style-name="T1">)</text:span></text:p>
                </table:table-cell>
                <table:table-cell table:style-name="MailMergeTable2020-03-05T15_3a_15_3a_18Z38.A2" table:number-rows-spanned="3" table:number-columns-spanned="6" office:value-type="string">
                  <text:p text:style-name="P4">Auswirkungen der Kundenzufriedenheit auf das Betriebsergebnis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8.4">
                <table:table-cell table:style-name="MailMergeTable2020-03-05T15_3a_15_3a_18Z3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8.A3" table:number-columns-spanned="2" office:value-type="string">
                  <text:p text:style-name="P6">Jahr <text:s/>1,2 </text:p>
                </table:table-cell>
                <table:covered-table-cell/>
                <table:table-cell table:style-name="MailMergeTable2020-03-05T15_3a_15_3a_18Z38.A3" office:value-type="string">
                  <text:p text:style-name="P3"/>
                </table:table-cell>
                <table:table-cell table:style-name="MailMergeTable2020-03-05T15_3a_15_3a_18Z38.A3" office:value-type="string">
                  <text:p text:style-name="P3"/>
                </table:table-cell>
                <table:table-cell table:style-name="MailMergeTable2020-03-05T15_3a_15_3a_18Z38.A3" office:value-type="string">
                  <text:p text:style-name="P3"/>
                </table:table-cell>
                <table:table-cell table:style-name="MailMergeTable2020-03-05T15_3a_15_3a_18Z38.A3" office:value-type="string">
                  <text:p text:style-name="P3"/>
                </table:table-cell>
                <table:table-cell table:style-name="MailMergeTable2020-03-05T15_3a_15_3a_18Z38.A2" office:value-type="string">
                  <text:p text:style-name="P7">2.4.g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7" text:anchor-type="page" text:anchor-page-number="9" svg:x="0.499cm" svg:y="15.319cm" svg:width="10.059cm" svg:height="7.01cm" draw:z-index="36">
        <draw:text-box>
          <text:section text:style-name="Sect1" text:name="MailMergeSection2020-03-05T15:15:18Z38Bereich4" text:protected="true">
            <table:table table:name="MailMergeTable2020-03-05T15:15:18Z37" table:style-name="MailMergeTable2020-03-05T15_3a_15_3a_18Z37">
              <table:table-column table:style-name="MailMergeTable2020-03-05T15_3a_15_3a_18Z37.A" table:number-columns-repeated="6"/>
              <table:table-column table:style-name="MailMergeTable2020-03-05T15_3a_15_3a_18Z37.G"/>
              <table:table-row table:style-name="MailMergeTable2020-03-05T15_3a_15_3a_18Z37.1">
                <table:table-cell table:style-name="MailMergeTable2020-03-05T15_3a_15_3a_18Z37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7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7.A3" office:value-type="string">
                  <text:p text:style-name="P4">f<text:span text:style-name="T1">)</text:span></text:p>
                </table:table-cell>
                <table:table-cell table:style-name="MailMergeTable2020-03-05T15_3a_15_3a_18Z37.A2" table:number-rows-spanned="3" table:number-columns-spanned="6" office:value-type="string">
                  <text:p text:style-name="P4">an Marketing- und Verkaufsförderungsmaßnahmen mitwir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7.4">
                <table:table-cell table:style-name="MailMergeTable2020-03-05T15_3a_15_3a_18Z3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7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37.A3" office:value-type="string">
                  <text:p text:style-name="P3"/>
                </table:table-cell>
                <table:table-cell table:style-name="MailMergeTable2020-03-05T15_3a_15_3a_18Z37.A3" office:value-type="string">
                  <text:p text:style-name="P3"/>
                </table:table-cell>
                <table:table-cell table:style-name="MailMergeTable2020-03-05T15_3a_15_3a_18Z37.A3" office:value-type="string">
                  <text:p text:style-name="P3"/>
                </table:table-cell>
                <table:table-cell table:style-name="MailMergeTable2020-03-05T15_3a_15_3a_18Z37.A3" office:value-type="string">
                  <text:p text:style-name="P3"/>
                </table:table-cell>
                <table:table-cell table:style-name="MailMergeTable2020-03-05T15_3a_15_3a_18Z37.A2" office:value-type="string">
                  <text:p text:style-name="P7">2.4.f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6" text:anchor-type="page" text:anchor-page-number="9" svg:x="10.959cm" svg:y="7.909cm" svg:width="10.059cm" svg:height="7.01cm" draw:z-index="35">
        <draw:text-box>
          <text:section text:style-name="Sect1" text:name="MailMergeSection2020-03-05T15:15:18Z37Bereich3" text:protected="true">
            <table:table table:name="MailMergeTable2020-03-05T15:15:18Z36" table:style-name="MailMergeTable2020-03-05T15_3a_15_3a_18Z36">
              <table:table-column table:style-name="MailMergeTable2020-03-05T15_3a_15_3a_18Z36.A" table:number-columns-repeated="6"/>
              <table:table-column table:style-name="MailMergeTable2020-03-05T15_3a_15_3a_18Z36.G"/>
              <table:table-row table:style-name="MailMergeTable2020-03-05T15_3a_15_3a_18Z36.1">
                <table:table-cell table:style-name="MailMergeTable2020-03-05T15_3a_15_3a_18Z36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6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6.A3" office:value-type="string">
                  <text:p text:style-name="P4">e<text:span text:style-name="T1">)</text:span></text:p>
                </table:table-cell>
                <table:table-cell table:style-name="MailMergeTable2020-03-05T15_3a_15_3a_18Z36.A2" table:number-rows-spanned="3" table:number-columns-spanned="6" office:value-type="string">
                  <text:p text:style-name="P4">an der Vorbereitung von Verträgen und Vertragsverhandlungen mitwirken, über Finanzierungsmöglichkeiten inform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6.4">
                <table:table-cell table:style-name="MailMergeTable2020-03-05T15_3a_15_3a_18Z3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6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36.A3" office:value-type="string">
                  <text:p text:style-name="P3"/>
                </table:table-cell>
                <table:table-cell table:style-name="MailMergeTable2020-03-05T15_3a_15_3a_18Z36.A3" office:value-type="string">
                  <text:p text:style-name="P3"/>
                </table:table-cell>
                <table:table-cell table:style-name="MailMergeTable2020-03-05T15_3a_15_3a_18Z36.A3" office:value-type="string">
                  <text:p text:style-name="P3"/>
                </table:table-cell>
                <table:table-cell table:style-name="MailMergeTable2020-03-05T15_3a_15_3a_18Z36.A3" office:value-type="string">
                  <text:p text:style-name="P3"/>
                </table:table-cell>
                <table:table-cell table:style-name="MailMergeTable2020-03-05T15_3a_15_3a_18Z36.A2" office:value-type="string">
                  <text:p text:style-name="P7">2.4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5" text:anchor-type="page" text:anchor-page-number="9" svg:x="0.499cm" svg:y="7.909cm" svg:width="10.059cm" svg:height="7.01cm" draw:z-index="34">
        <draw:text-box>
          <text:section text:style-name="Sect1" text:name="MailMergeSection2020-03-05T15:15:18Z36Bereich2" text:protected="true">
            <table:table table:name="MailMergeTable2020-03-05T15:15:18Z35" table:style-name="MailMergeTable2020-03-05T15_3a_15_3a_18Z35">
              <table:table-column table:style-name="MailMergeTable2020-03-05T15_3a_15_3a_18Z35.A" table:number-columns-repeated="6"/>
              <table:table-column table:style-name="MailMergeTable2020-03-05T15_3a_15_3a_18Z35.G"/>
              <table:table-row table:style-name="MailMergeTable2020-03-05T15_3a_15_3a_18Z35.1">
                <table:table-cell table:style-name="MailMergeTable2020-03-05T15_3a_15_3a_18Z35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5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5.A3" office:value-type="string">
                  <text:p text:style-name="P4">d<text:span text:style-name="T1">)</text:span></text:p>
                </table:table-cell>
                <table:table-cell table:style-name="MailMergeTable2020-03-05T15_3a_15_3a_18Z35.A2" table:number-rows-spanned="3" table:number-columns-spanned="6" office:value-type="string">
                  <text:p text:style-name="P4">Kundenbeziehungen unter Berücksichtigung betrieblicher Grundsätze gest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5.4">
                <table:table-cell table:style-name="MailMergeTable2020-03-05T15_3a_15_3a_18Z3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5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35.A3" office:value-type="string">
                  <text:p text:style-name="P3"/>
                </table:table-cell>
                <table:table-cell table:style-name="MailMergeTable2020-03-05T15_3a_15_3a_18Z35.A3" office:value-type="string">
                  <text:p text:style-name="P3"/>
                </table:table-cell>
                <table:table-cell table:style-name="MailMergeTable2020-03-05T15_3a_15_3a_18Z35.A3" office:value-type="string">
                  <text:p text:style-name="P3"/>
                </table:table-cell>
                <table:table-cell table:style-name="MailMergeTable2020-03-05T15_3a_15_3a_18Z35.A3" office:value-type="string">
                  <text:p text:style-name="P3"/>
                </table:table-cell>
                <table:table-cell table:style-name="MailMergeTable2020-03-05T15_3a_15_3a_18Z35.A2" office:value-type="string">
                  <text:p text:style-name="P7">2.4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4" text:anchor-type="page" text:anchor-page-number="9" svg:x="10.959cm" svg:y="0.499cm" svg:width="10.059cm" svg:height="7.01cm" draw:z-index="33">
        <draw:text-box>
          <text:section text:style-name="Sect1" text:name="MailMergeSection2020-03-05T15:15:18Z35Bereich1" text:protected="true">
            <table:table table:name="MailMergeTable2020-03-05T15:15:18Z34" table:style-name="MailMergeTable2020-03-05T15_3a_15_3a_18Z34">
              <table:table-column table:style-name="MailMergeTable2020-03-05T15_3a_15_3a_18Z34.A" table:number-columns-repeated="6"/>
              <table:table-column table:style-name="MailMergeTable2020-03-05T15_3a_15_3a_18Z34.G"/>
              <table:table-row table:style-name="MailMergeTable2020-03-05T15_3a_15_3a_18Z34.1">
                <table:table-cell table:style-name="MailMergeTable2020-03-05T15_3a_15_3a_18Z34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4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4.A3" office:value-type="string">
                  <text:p text:style-name="P4">c<text:span text:style-name="T1">)</text:span></text:p>
                </table:table-cell>
                <table:table-cell table:style-name="MailMergeTable2020-03-05T15_3a_15_3a_18Z34.A2" table:number-rows-spanned="3" table:number-columns-spanned="6" office:value-type="string">
                  <text:p text:style-name="P4">Kunden unter Beachtung von Kommunikationsregeln informieren und beraten sowie Kundeninteressen berücksich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4.4">
                <table:table-cell table:style-name="MailMergeTable2020-03-05T15_3a_15_3a_18Z3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4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34.A3" office:value-type="string">
                  <text:p text:style-name="P3"/>
                </table:table-cell>
                <table:table-cell table:style-name="MailMergeTable2020-03-05T15_3a_15_3a_18Z34.A3" office:value-type="string">
                  <text:p text:style-name="P3"/>
                </table:table-cell>
                <table:table-cell table:style-name="MailMergeTable2020-03-05T15_3a_15_3a_18Z34.A3" office:value-type="string">
                  <text:p text:style-name="P3"/>
                </table:table-cell>
                <table:table-cell table:style-name="MailMergeTable2020-03-05T15_3a_15_3a_18Z34.A3" office:value-type="string">
                  <text:p text:style-name="P3"/>
                </table:table-cell>
                <table:table-cell table:style-name="MailMergeTable2020-03-05T15_3a_15_3a_18Z34.A2" office:value-type="string">
                  <text:p text:style-name="P7">2.4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3" text:anchor-type="page" text:anchor-page-number="9" svg:x="0.499cm" svg:y="0.499cm" svg:width="10.059cm" svg:height="7.01cm" draw:z-index="32">
        <draw:text-box>
          <text:section text:style-name="Sect1" text:name="MailMergeSection2020-03-05T15:15:18Z34MasterLabel">
            <table:table table:name="MailMergeTable2020-03-05T15:15:18Z33" table:style-name="MailMergeTable2020-03-05T15_3a_15_3a_18Z33">
              <table:table-column table:style-name="MailMergeTable2020-03-05T15_3a_15_3a_18Z33.A" table:number-columns-repeated="6"/>
              <table:table-column table:style-name="MailMergeTable2020-03-05T15_3a_15_3a_18Z33.G"/>
              <table:table-row table:style-name="MailMergeTable2020-03-05T15_3a_15_3a_18Z33.1">
                <table:table-cell table:style-name="MailMergeTable2020-03-05T15_3a_15_3a_18Z33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3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3.A3" office:value-type="string">
                  <text:p text:style-name="P4">b<text:span text:style-name="T1">)</text:span></text:p>
                </table:table-cell>
                <table:table-cell table:style-name="MailMergeTable2020-03-05T15_3a_15_3a_18Z33.A2" table:number-rows-spanned="3" table:number-columns-spanned="6" office:value-type="string">
                  <text:p text:style-name="P4">Bedürfnisse und Kaufverhalten von Benutzern informations- und telekommunikationstechnischer Systeme feststellen sowie Zielgrupp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3.4">
                <table:table-cell table:style-name="MailMergeTable2020-03-05T15_3a_15_3a_18Z3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3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8Z33.A3" office:value-type="string">
                  <text:p text:style-name="P3"/>
                </table:table-cell>
                <table:table-cell table:style-name="MailMergeTable2020-03-05T15_3a_15_3a_18Z33.A3" office:value-type="string">
                  <text:p text:style-name="P3"/>
                </table:table-cell>
                <table:table-cell table:style-name="MailMergeTable2020-03-05T15_3a_15_3a_18Z33.A3" office:value-type="string">
                  <text:p text:style-name="P3"/>
                </table:table-cell>
                <table:table-cell table:style-name="MailMergeTable2020-03-05T15_3a_15_3a_18Z33.A3" office:value-type="string">
                  <text:p text:style-name="P3"/>
                </table:table-cell>
                <table:table-cell table:style-name="MailMergeTable2020-03-05T15_3a_15_3a_18Z33.A2" office:value-type="string">
                  <text:p text:style-name="P7">2.4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2" text:anchor-type="page" text:anchor-page-number="7" svg:x="10.959cm" svg:y="22.729cm" svg:width="10.059cm" svg:height="7.01cm" draw:z-index="31">
        <draw:text-box>
          <text:section text:style-name="Sect1" text:name="MailMergeSection2020-03-05T15:15:18Z33Bereich7" text:protected="true">
            <table:table table:name="MailMergeTable2020-03-05T15:15:18Z32" table:style-name="MailMergeTable2020-03-05T15_3a_15_3a_18Z32">
              <table:table-column table:style-name="MailMergeTable2020-03-05T15_3a_15_3a_18Z32.A" table:number-columns-repeated="6"/>
              <table:table-column table:style-name="MailMergeTable2020-03-05T15_3a_15_3a_18Z32.G"/>
              <table:table-row table:style-name="MailMergeTable2020-03-05T15_3a_15_3a_18Z32.1">
                <table:table-cell table:style-name="MailMergeTable2020-03-05T15_3a_15_3a_18Z32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2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2.A3" office:value-type="string">
                  <text:p text:style-name="P4">a<text:span text:style-name="T1">)</text:span></text:p>
                </table:table-cell>
                <table:table-cell table:style-name="MailMergeTable2020-03-05T15_3a_15_3a_18Z32.A2" table:number-rows-spanned="3" table:number-columns-spanned="6" office:value-type="string">
                  <text:p text:style-name="P4">bei der Marktbeobachtung mitwirken, insbesondere Preise, Leistungen, Konditionen von Wettbewerbern ver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2.4">
                <table:table-cell table:style-name="MailMergeTable2020-03-05T15_3a_15_3a_18Z3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2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32.A3" office:value-type="string">
                  <text:p text:style-name="P3"/>
                </table:table-cell>
                <table:table-cell table:style-name="MailMergeTable2020-03-05T15_3a_15_3a_18Z32.A3" office:value-type="string">
                  <text:p text:style-name="P3"/>
                </table:table-cell>
                <table:table-cell table:style-name="MailMergeTable2020-03-05T15_3a_15_3a_18Z32.A3" office:value-type="string">
                  <text:p text:style-name="P3"/>
                </table:table-cell>
                <table:table-cell table:style-name="MailMergeTable2020-03-05T15_3a_15_3a_18Z32.A3" office:value-type="string">
                  <text:p text:style-name="P3"/>
                </table:table-cell>
                <table:table-cell table:style-name="MailMergeTable2020-03-05T15_3a_15_3a_18Z32.A2" office:value-type="string">
                  <text:p text:style-name="P7">2.4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1" text:anchor-type="page" text:anchor-page-number="7" svg:x="0.499cm" svg:y="22.729cm" svg:width="10.059cm" svg:height="7.01cm" draw:z-index="30">
        <draw:text-box>
          <text:section text:style-name="Sect1" text:name="MailMergeSection2020-03-05T15:15:18Z32Bereich6" text:protected="true">
            <table:table table:name="MailMergeTable2020-03-05T15:15:18Z31" table:style-name="MailMergeTable2020-03-05T15_3a_15_3a_18Z31">
              <table:table-column table:style-name="MailMergeTable2020-03-05T15_3a_15_3a_18Z31.A" table:number-columns-repeated="6"/>
              <table:table-column table:style-name="MailMergeTable2020-03-05T15_3a_15_3a_18Z31.G"/>
              <table:table-row table:style-name="MailMergeTable2020-03-05T15_3a_15_3a_18Z31.1">
                <table:table-cell table:style-name="MailMergeTable2020-03-05T15_3a_15_3a_18Z31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1.A2" table:number-columns-spanned="7" office:value-type="string">
                  <text:p text:style-name="P5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1.A3" office:value-type="string">
                  <text:p text:style-name="P4">d<text:span text:style-name="T1">)</text:span></text:p>
                </table:table-cell>
                <table:table-cell table:style-name="MailMergeTable2020-03-05T15_3a_15_3a_18Z31.A2" table:number-rows-spanned="3" table:number-columns-spanned="6" office:value-type="string">
                  <text:p text:style-name="P4">Bestellvorgänge planen und durchführen, Wareneingang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1.4">
                <table:table-cell table:style-name="MailMergeTable2020-03-05T15_3a_15_3a_18Z3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1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31.A3" office:value-type="string">
                  <text:p text:style-name="P3"/>
                </table:table-cell>
                <table:table-cell table:style-name="MailMergeTable2020-03-05T15_3a_15_3a_18Z31.A3" office:value-type="string">
                  <text:p text:style-name="P3"/>
                </table:table-cell>
                <table:table-cell table:style-name="MailMergeTable2020-03-05T15_3a_15_3a_18Z31.A3" office:value-type="string">
                  <text:p text:style-name="P3"/>
                </table:table-cell>
                <table:table-cell table:style-name="MailMergeTable2020-03-05T15_3a_15_3a_18Z31.A3" office:value-type="string">
                  <text:p text:style-name="P3"/>
                </table:table-cell>
                <table:table-cell table:style-name="MailMergeTable2020-03-05T15_3a_15_3a_18Z31.A2" office:value-type="string">
                  <text:p text:style-name="P7">2.3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0" text:anchor-type="page" text:anchor-page-number="7" svg:x="10.959cm" svg:y="15.319cm" svg:width="10.059cm" svg:height="7.01cm" draw:z-index="29">
        <draw:text-box>
          <text:section text:style-name="Sect1" text:name="MailMergeSection2020-03-05T15:15:18Z31Bereich5" text:protected="true">
            <table:table table:name="MailMergeTable2020-03-05T15:15:18Z30" table:style-name="MailMergeTable2020-03-05T15_3a_15_3a_18Z30">
              <table:table-column table:style-name="MailMergeTable2020-03-05T15_3a_15_3a_18Z30.A" table:number-columns-repeated="6"/>
              <table:table-column table:style-name="MailMergeTable2020-03-05T15_3a_15_3a_18Z30.G"/>
              <table:table-row table:style-name="MailMergeTable2020-03-05T15_3a_15_3a_18Z30.1">
                <table:table-cell table:style-name="MailMergeTable2020-03-05T15_3a_15_3a_18Z30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0.A2" table:number-columns-spanned="7" office:value-type="string">
                  <text:p text:style-name="P5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0.A3" office:value-type="string">
                  <text:p text:style-name="P4">c<text:span text:style-name="T1">)</text:span></text:p>
                </table:table-cell>
                <table:table-cell table:style-name="MailMergeTable2020-03-05T15_3a_15_3a_18Z30.A2" table:number-rows-spanned="3" table:number-columns-spanned="6" office:value-type="string">
                  <text:p text:style-name="P4">Angebote einholen und ver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30.4">
                <table:table-cell table:style-name="MailMergeTable2020-03-05T15_3a_15_3a_18Z3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30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30.A3" office:value-type="string">
                  <text:p text:style-name="P3"/>
                </table:table-cell>
                <table:table-cell table:style-name="MailMergeTable2020-03-05T15_3a_15_3a_18Z30.A3" office:value-type="string">
                  <text:p text:style-name="P3"/>
                </table:table-cell>
                <table:table-cell table:style-name="MailMergeTable2020-03-05T15_3a_15_3a_18Z30.A3" office:value-type="string">
                  <text:p text:style-name="P3"/>
                </table:table-cell>
                <table:table-cell table:style-name="MailMergeTable2020-03-05T15_3a_15_3a_18Z30.A3" office:value-type="string">
                  <text:p text:style-name="P3"/>
                </table:table-cell>
                <table:table-cell table:style-name="MailMergeTable2020-03-05T15_3a_15_3a_18Z30.A2" office:value-type="string">
                  <text:p text:style-name="P7">2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9" text:anchor-type="page" text:anchor-page-number="7" svg:x="0.499cm" svg:y="15.319cm" svg:width="10.059cm" svg:height="7.01cm" draw:z-index="28">
        <draw:text-box>
          <text:section text:style-name="Sect1" text:name="MailMergeSection2020-03-05T15:15:18Z30Bereich4" text:protected="true">
            <table:table table:name="MailMergeTable2020-03-05T15:15:18Z29" table:style-name="MailMergeTable2020-03-05T15_3a_15_3a_18Z29">
              <table:table-column table:style-name="MailMergeTable2020-03-05T15_3a_15_3a_18Z29.A" table:number-columns-repeated="6"/>
              <table:table-column table:style-name="MailMergeTable2020-03-05T15_3a_15_3a_18Z29.G"/>
              <table:table-row table:style-name="MailMergeTable2020-03-05T15_3a_15_3a_18Z29.1">
                <table:table-cell table:style-name="MailMergeTable2020-03-05T15_3a_15_3a_18Z29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9.A2" table:number-columns-spanned="7" office:value-type="string">
                  <text:p text:style-name="P5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9.A3" office:value-type="string">
                  <text:p text:style-name="P4">b<text:span text:style-name="T1">)</text:span></text:p>
                </table:table-cell>
                <table:table-cell table:style-name="MailMergeTable2020-03-05T15_3a_15_3a_18Z29.A2" table:number-rows-spanned="3" table:number-columns-spanned="6" office:value-type="string">
                  <text:p text:style-name="P4">Produktionsinformationen von Anbietern unter wirtschaftlichen und fachlichen Gesichtspunkten aus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29.4">
                <table:table-cell table:style-name="MailMergeTable2020-03-05T15_3a_15_3a_18Z2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9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29.A3" office:value-type="string">
                  <text:p text:style-name="P3"/>
                </table:table-cell>
                <table:table-cell table:style-name="MailMergeTable2020-03-05T15_3a_15_3a_18Z29.A3" office:value-type="string">
                  <text:p text:style-name="P3"/>
                </table:table-cell>
                <table:table-cell table:style-name="MailMergeTable2020-03-05T15_3a_15_3a_18Z29.A3" office:value-type="string">
                  <text:p text:style-name="P3"/>
                </table:table-cell>
                <table:table-cell table:style-name="MailMergeTable2020-03-05T15_3a_15_3a_18Z29.A3" office:value-type="string">
                  <text:p text:style-name="P3"/>
                </table:table-cell>
                <table:table-cell table:style-name="MailMergeTable2020-03-05T15_3a_15_3a_18Z29.A2" office:value-type="string">
                  <text:p text:style-name="P7">2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8" text:anchor-type="page" text:anchor-page-number="7" svg:x="10.959cm" svg:y="7.909cm" svg:width="10.059cm" svg:height="7.01cm" draw:z-index="27">
        <draw:text-box>
          <text:section text:style-name="Sect1" text:name="MailMergeSection2020-03-05T15:15:18Z29Bereich3" text:protected="true">
            <table:table table:name="MailMergeTable2020-03-05T15:15:18Z28" table:style-name="MailMergeTable2020-03-05T15_3a_15_3a_18Z28">
              <table:table-column table:style-name="MailMergeTable2020-03-05T15_3a_15_3a_18Z28.A" table:number-columns-repeated="6"/>
              <table:table-column table:style-name="MailMergeTable2020-03-05T15_3a_15_3a_18Z28.G"/>
              <table:table-row table:style-name="MailMergeTable2020-03-05T15_3a_15_3a_18Z28.1">
                <table:table-cell table:style-name="MailMergeTable2020-03-05T15_3a_15_3a_18Z28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8.A2" table:number-columns-spanned="7" office:value-type="string">
                  <text:p text:style-name="P5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8.A3" office:value-type="string">
                  <text:p text:style-name="P4">a<text:span text:style-name="T1">)</text:span></text:p>
                </table:table-cell>
                <table:table-cell table:style-name="MailMergeTable2020-03-05T15_3a_15_3a_18Z28.A2" table:number-rows-spanned="3" table:number-columns-spanned="6" office:value-type="string">
                  <text:p text:style-name="P4">Bedarf an informations- und telekommunikationstechnischen Produkten und Dienstleistungen ermittel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28.4">
                <table:table-cell table:style-name="MailMergeTable2020-03-05T15_3a_15_3a_18Z2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8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28.A3" office:value-type="string">
                  <text:p text:style-name="P3"/>
                </table:table-cell>
                <table:table-cell table:style-name="MailMergeTable2020-03-05T15_3a_15_3a_18Z28.A3" office:value-type="string">
                  <text:p text:style-name="P3"/>
                </table:table-cell>
                <table:table-cell table:style-name="MailMergeTable2020-03-05T15_3a_15_3a_18Z28.A3" office:value-type="string">
                  <text:p text:style-name="P3"/>
                </table:table-cell>
                <table:table-cell table:style-name="MailMergeTable2020-03-05T15_3a_15_3a_18Z28.A3" office:value-type="string">
                  <text:p text:style-name="P3"/>
                </table:table-cell>
                <table:table-cell table:style-name="MailMergeTable2020-03-05T15_3a_15_3a_18Z28.A2" office:value-type="string">
                  <text:p text:style-name="P7">2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7" text:anchor-type="page" text:anchor-page-number="7" svg:x="0.499cm" svg:y="7.909cm" svg:width="10.059cm" svg:height="7.01cm" draw:z-index="26">
        <draw:text-box>
          <text:section text:style-name="Sect1" text:name="MailMergeSection2020-03-05T15:15:18Z28Bereich2" text:protected="true">
            <table:table table:name="MailMergeTable2020-03-05T15:15:18Z27" table:style-name="MailMergeTable2020-03-05T15_3a_15_3a_18Z27">
              <table:table-column table:style-name="MailMergeTable2020-03-05T15_3a_15_3a_18Z27.A" table:number-columns-repeated="6"/>
              <table:table-column table:style-name="MailMergeTable2020-03-05T15_3a_15_3a_18Z27.G"/>
              <table:table-row table:style-name="MailMergeTable2020-03-05T15_3a_15_3a_18Z27.1">
                <table:table-cell table:style-name="MailMergeTable2020-03-05T15_3a_15_3a_18Z27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7.A2" table:number-columns-spanned="7" office:value-type="string">
                  <text:p text:style-name="P5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7.A3" office:value-type="string">
                  <text:p text:style-name="P4">d<text:span text:style-name="T1">)</text:span></text:p>
                </table:table-cell>
                <table:table-cell table:style-name="MailMergeTable2020-03-05T15_3a_15_3a_18Z27.A2" table:number-rows-spanned="3" table:number-columns-spanned="6" office:value-type="string">
                  <text:p text:style-name="P4">Schwachstellen im Betriebsablauf aufzeigen, Verbesserungen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27.4">
                <table:table-cell table:style-name="MailMergeTable2020-03-05T15_3a_15_3a_18Z2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7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27.A3" office:value-type="string">
                  <text:p text:style-name="P3"/>
                </table:table-cell>
                <table:table-cell table:style-name="MailMergeTable2020-03-05T15_3a_15_3a_18Z27.A3" office:value-type="string">
                  <text:p text:style-name="P3"/>
                </table:table-cell>
                <table:table-cell table:style-name="MailMergeTable2020-03-05T15_3a_15_3a_18Z27.A3" office:value-type="string">
                  <text:p text:style-name="P3"/>
                </table:table-cell>
                <table:table-cell table:style-name="MailMergeTable2020-03-05T15_3a_15_3a_18Z27.A3" office:value-type="string">
                  <text:p text:style-name="P3"/>
                </table:table-cell>
                <table:table-cell table:style-name="MailMergeTable2020-03-05T15_3a_15_3a_18Z27.A2" office:value-type="string">
                  <text:p text:style-name="P7">2.2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6" text:anchor-type="page" text:anchor-page-number="7" svg:x="10.959cm" svg:y="0.499cm" svg:width="10.059cm" svg:height="7.01cm" draw:z-index="25">
        <draw:text-box>
          <text:section text:style-name="Sect1" text:name="MailMergeSection2020-03-05T15:15:18Z27Bereich1" text:protected="true">
            <table:table table:name="MailMergeTable2020-03-05T15:15:18Z26" table:style-name="MailMergeTable2020-03-05T15_3a_15_3a_18Z26">
              <table:table-column table:style-name="MailMergeTable2020-03-05T15_3a_15_3a_18Z26.A" table:number-columns-repeated="6"/>
              <table:table-column table:style-name="MailMergeTable2020-03-05T15_3a_15_3a_18Z26.G"/>
              <table:table-row table:style-name="MailMergeTable2020-03-05T15_3a_15_3a_18Z26.1">
                <table:table-cell table:style-name="MailMergeTable2020-03-05T15_3a_15_3a_18Z26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6.A2" table:number-columns-spanned="7" office:value-type="string">
                  <text:p text:style-name="P5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6.A3" office:value-type="string">
                  <text:p text:style-name="P4">c<text:span text:style-name="T1">)</text:span></text:p>
                </table:table-cell>
                <table:table-cell table:style-name="MailMergeTable2020-03-05T15_3a_15_3a_18Z26.A2" table:number-rows-spanned="3" table:number-columns-spanned="6" office:value-type="string">
                  <text:p text:style-name="P4">Vor- und Nachteile von zentralen und dezentralen Organisationsformen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26.4">
                <table:table-cell table:style-name="MailMergeTable2020-03-05T15_3a_15_3a_18Z2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6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26.A3" office:value-type="string">
                  <text:p text:style-name="P3"/>
                </table:table-cell>
                <table:table-cell table:style-name="MailMergeTable2020-03-05T15_3a_15_3a_18Z26.A3" office:value-type="string">
                  <text:p text:style-name="P3"/>
                </table:table-cell>
                <table:table-cell table:style-name="MailMergeTable2020-03-05T15_3a_15_3a_18Z26.A3" office:value-type="string">
                  <text:p text:style-name="P3"/>
                </table:table-cell>
                <table:table-cell table:style-name="MailMergeTable2020-03-05T15_3a_15_3a_18Z26.A3" office:value-type="string">
                  <text:p text:style-name="P3"/>
                </table:table-cell>
                <table:table-cell table:style-name="MailMergeTable2020-03-05T15_3a_15_3a_18Z26.A2" office:value-type="string">
                  <text:p text:style-name="P7">2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5" text:anchor-type="page" text:anchor-page-number="7" svg:x="0.499cm" svg:y="0.499cm" svg:width="10.059cm" svg:height="7.01cm" draw:z-index="24">
        <draw:text-box>
          <text:section text:style-name="Sect1" text:name="MailMergeSection2020-03-05T15:15:18Z26MasterLabel">
            <table:table table:name="MailMergeTable2020-03-05T15:15:18Z25" table:style-name="MailMergeTable2020-03-05T15_3a_15_3a_18Z25">
              <table:table-column table:style-name="MailMergeTable2020-03-05T15_3a_15_3a_18Z25.A" table:number-columns-repeated="6"/>
              <table:table-column table:style-name="MailMergeTable2020-03-05T15_3a_15_3a_18Z25.G"/>
              <table:table-row table:style-name="MailMergeTable2020-03-05T15_3a_15_3a_18Z25.1">
                <table:table-cell table:style-name="MailMergeTable2020-03-05T15_3a_15_3a_18Z25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5.A2" table:number-columns-spanned="7" office:value-type="string">
                  <text:p text:style-name="P5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5.A3" office:value-type="string">
                  <text:p text:style-name="P4">b<text:span text:style-name="T1">)</text:span></text:p>
                </table:table-cell>
                <table:table-cell table:style-name="MailMergeTable2020-03-05T15_3a_15_3a_18Z25.A2" table:number-rows-spanned="3" table:number-columns-spanned="6" office:value-type="string">
                  <text:p text:style-name="P4">die Zusammenarbeit zwischen den einzelnen Organisationseinheiten beschreiben, insbesondere Informationsflüsse und Entscheidungsprozess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8Z25.4">
                <table:table-cell table:style-name="MailMergeTable2020-03-05T15_3a_15_3a_18Z2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8Z25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8Z25.A3" office:value-type="string">
                  <text:p text:style-name="P3"/>
                </table:table-cell>
                <table:table-cell table:style-name="MailMergeTable2020-03-05T15_3a_15_3a_18Z25.A3" office:value-type="string">
                  <text:p text:style-name="P3"/>
                </table:table-cell>
                <table:table-cell table:style-name="MailMergeTable2020-03-05T15_3a_15_3a_18Z25.A3" office:value-type="string">
                  <text:p text:style-name="P3"/>
                </table:table-cell>
                <table:table-cell table:style-name="MailMergeTable2020-03-05T15_3a_15_3a_18Z25.A3" office:value-type="string">
                  <text:p text:style-name="P3"/>
                </table:table-cell>
                <table:table-cell table:style-name="MailMergeTable2020-03-05T15_3a_15_3a_18Z25.A2" office:value-type="string">
                  <text:p text:style-name="P7">2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4" text:anchor-type="page" text:anchor-page-number="5" svg:x="10.959cm" svg:y="22.729cm" svg:width="10.059cm" svg:height="7.01cm" draw:z-index="23">
        <draw:text-box>
          <text:section text:style-name="Sect1" text:name="MailMergeSection2020-03-05T15:15:17Z25Bereich7" text:protected="true">
            <table:table table:name="MailMergeTable2020-03-05T15:15:17Z24" table:style-name="MailMergeTable2020-03-05T15_3a_15_3a_17Z24">
              <table:table-column table:style-name="MailMergeTable2020-03-05T15_3a_15_3a_17Z24.A" table:number-columns-repeated="6"/>
              <table:table-column table:style-name="MailMergeTable2020-03-05T15_3a_15_3a_17Z24.G"/>
              <table:table-row table:style-name="MailMergeTable2020-03-05T15_3a_15_3a_17Z24.1">
                <table:table-cell table:style-name="MailMergeTable2020-03-05T15_3a_15_3a_17Z24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4.A2" table:number-columns-spanned="7" office:value-type="string">
                  <text:p text:style-name="P5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4.A3" office:value-type="string">
                  <text:p text:style-name="P4">a<text:span text:style-name="T1">)</text:span></text:p>
                </table:table-cell>
                <table:table-cell table:style-name="MailMergeTable2020-03-05T15_3a_15_3a_17Z24.A2" table:number-rows-spanned="3" table:number-columns-spanned="6" office:value-type="string">
                  <text:p text:style-name="P4">Zuständigkeiten für die unterschiedlichen Aufgaben im Ausbildungsbetrieb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24.4">
                <table:table-cell table:style-name="MailMergeTable2020-03-05T15_3a_15_3a_17Z2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4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24.A3" office:value-type="string">
                  <text:p text:style-name="P3"/>
                </table:table-cell>
                <table:table-cell table:style-name="MailMergeTable2020-03-05T15_3a_15_3a_17Z24.A3" office:value-type="string">
                  <text:p text:style-name="P3"/>
                </table:table-cell>
                <table:table-cell table:style-name="MailMergeTable2020-03-05T15_3a_15_3a_17Z24.A3" office:value-type="string">
                  <text:p text:style-name="P3"/>
                </table:table-cell>
                <table:table-cell table:style-name="MailMergeTable2020-03-05T15_3a_15_3a_17Z24.A3" office:value-type="string">
                  <text:p text:style-name="P3"/>
                </table:table-cell>
                <table:table-cell table:style-name="MailMergeTable2020-03-05T15_3a_15_3a_17Z24.A2" office:value-type="string">
                  <text:p text:style-name="P7">2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3" text:anchor-type="page" text:anchor-page-number="5" svg:x="0.499cm" svg:y="22.729cm" svg:width="10.059cm" svg:height="7.01cm" draw:z-index="22">
        <draw:text-box>
          <text:section text:style-name="Sect1" text:name="MailMergeSection2020-03-05T15:15:17Z24Bereich6" text:protected="true">
            <table:table table:name="MailMergeTable2020-03-05T15:15:17Z23" table:style-name="MailMergeTable2020-03-05T15_3a_15_3a_17Z23">
              <table:table-column table:style-name="MailMergeTable2020-03-05T15_3a_15_3a_17Z23.A" table:number-columns-repeated="6"/>
              <table:table-column table:style-name="MailMergeTable2020-03-05T15_3a_15_3a_17Z23.G"/>
              <table:table-row table:style-name="MailMergeTable2020-03-05T15_3a_15_3a_17Z23.1">
                <table:table-cell table:style-name="MailMergeTable2020-03-05T15_3a_15_3a_17Z23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3.A2" table:number-columns-spanned="7" office:value-type="string">
                  <text:p text:style-name="P5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3.A3" office:value-type="string">
                  <text:p text:style-name="P4">d<text:span text:style-name="T1">)</text:span></text:p>
                </table:table-cell>
                <table:table-cell table:style-name="MailMergeTable2020-03-05T15_3a_15_3a_17Z23.A2" table:number-rows-spanned="3" table:number-columns-spanned="6" office:value-type="string">
                  <text:p text:style-name="P4">die Rolle von Kunden und Lieferanten für die Leistungserstellung und -verwert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23.4">
                <table:table-cell table:style-name="MailMergeTable2020-03-05T15_3a_15_3a_17Z2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3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23.A3" office:value-type="string">
                  <text:p text:style-name="P3"/>
                </table:table-cell>
                <table:table-cell table:style-name="MailMergeTable2020-03-05T15_3a_15_3a_17Z23.A3" office:value-type="string">
                  <text:p text:style-name="P3"/>
                </table:table-cell>
                <table:table-cell table:style-name="MailMergeTable2020-03-05T15_3a_15_3a_17Z23.A3" office:value-type="string">
                  <text:p text:style-name="P3"/>
                </table:table-cell>
                <table:table-cell table:style-name="MailMergeTable2020-03-05T15_3a_15_3a_17Z23.A3" office:value-type="string">
                  <text:p text:style-name="P3"/>
                </table:table-cell>
                <table:table-cell table:style-name="MailMergeTable2020-03-05T15_3a_15_3a_17Z23.A2" office:value-type="string">
                  <text:p text:style-name="P7">2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2" text:anchor-type="page" text:anchor-page-number="5" svg:x="10.959cm" svg:y="15.319cm" svg:width="10.059cm" svg:height="7.01cm" draw:z-index="21">
        <draw:text-box>
          <text:section text:style-name="Sect1" text:name="MailMergeSection2020-03-05T15:15:17Z23Bereich5" text:protected="true">
            <table:table table:name="MailMergeTable2020-03-05T15:15:17Z22" table:style-name="MailMergeTable2020-03-05T15_3a_15_3a_17Z22">
              <table:table-column table:style-name="MailMergeTable2020-03-05T15_3a_15_3a_17Z22.A" table:number-columns-repeated="6"/>
              <table:table-column table:style-name="MailMergeTable2020-03-05T15_3a_15_3a_17Z22.G"/>
              <table:table-row table:style-name="MailMergeTable2020-03-05T15_3a_15_3a_17Z22.1">
                <table:table-cell table:style-name="MailMergeTable2020-03-05T15_3a_15_3a_17Z22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2.A2" table:number-columns-spanned="7" office:value-type="string">
                  <text:p text:style-name="P5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2.A3" office:value-type="string">
                  <text:p text:style-name="P4">c<text:span text:style-name="T1">)</text:span></text:p>
                </table:table-cell>
                <table:table-cell table:style-name="MailMergeTable2020-03-05T15_3a_15_3a_17Z22.A2" table:number-rows-spanned="3" table:number-columns-spanned="6" office:value-type="string">
                  <text:p text:style-name="P4">Einfluss der Wettbewerbssituation auf die Leistungserstellung und -verwertung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22.4">
                <table:table-cell table:style-name="MailMergeTable2020-03-05T15_3a_15_3a_17Z2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2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22.A3" office:value-type="string">
                  <text:p text:style-name="P3"/>
                </table:table-cell>
                <table:table-cell table:style-name="MailMergeTable2020-03-05T15_3a_15_3a_17Z22.A3" office:value-type="string">
                  <text:p text:style-name="P3"/>
                </table:table-cell>
                <table:table-cell table:style-name="MailMergeTable2020-03-05T15_3a_15_3a_17Z22.A3" office:value-type="string">
                  <text:p text:style-name="P3"/>
                </table:table-cell>
                <table:table-cell table:style-name="MailMergeTable2020-03-05T15_3a_15_3a_17Z22.A3" office:value-type="string">
                  <text:p text:style-name="P3"/>
                </table:table-cell>
                <table:table-cell table:style-name="MailMergeTable2020-03-05T15_3a_15_3a_17Z22.A2" office:value-type="string">
                  <text:p text:style-name="P7">2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1" text:anchor-type="page" text:anchor-page-number="5" svg:x="0.499cm" svg:y="15.319cm" svg:width="10.059cm" svg:height="7.01cm" draw:z-index="20">
        <draw:text-box>
          <text:section text:style-name="Sect1" text:name="MailMergeSection2020-03-05T15:15:17Z22Bereich4" text:protected="true">
            <table:table table:name="MailMergeTable2020-03-05T15:15:17Z21" table:style-name="MailMergeTable2020-03-05T15_3a_15_3a_17Z21">
              <table:table-column table:style-name="MailMergeTable2020-03-05T15_3a_15_3a_17Z21.A" table:number-columns-repeated="6"/>
              <table:table-column table:style-name="MailMergeTable2020-03-05T15_3a_15_3a_17Z21.G"/>
              <table:table-row table:style-name="MailMergeTable2020-03-05T15_3a_15_3a_17Z21.1">
                <table:table-cell table:style-name="MailMergeTable2020-03-05T15_3a_15_3a_17Z21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1.A2" table:number-columns-spanned="7" office:value-type="string">
                  <text:p text:style-name="P5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1.A3" office:value-type="string">
                  <text:p text:style-name="P4">b<text:span text:style-name="T1">)</text:span></text:p>
                </table:table-cell>
                <table:table-cell table:style-name="MailMergeTable2020-03-05T15_3a_15_3a_17Z21.A2" table:number-rows-spanned="3" table:number-columns-spanned="6" office:value-type="string">
                  <text:p text:style-name="P4">Wirtschaftlichkeit und Produktivität betrieblicher Leistungen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21.4">
                <table:table-cell table:style-name="MailMergeTable2020-03-05T15_3a_15_3a_17Z2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1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21.A3" office:value-type="string">
                  <text:p text:style-name="P3"/>
                </table:table-cell>
                <table:table-cell table:style-name="MailMergeTable2020-03-05T15_3a_15_3a_17Z21.A3" office:value-type="string">
                  <text:p text:style-name="P3"/>
                </table:table-cell>
                <table:table-cell table:style-name="MailMergeTable2020-03-05T15_3a_15_3a_17Z21.A3" office:value-type="string">
                  <text:p text:style-name="P3"/>
                </table:table-cell>
                <table:table-cell table:style-name="MailMergeTable2020-03-05T15_3a_15_3a_17Z21.A3" office:value-type="string">
                  <text:p text:style-name="P3"/>
                </table:table-cell>
                <table:table-cell table:style-name="MailMergeTable2020-03-05T15_3a_15_3a_17Z21.A2" office:value-type="string">
                  <text:p text:style-name="P7">2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0" text:anchor-type="page" text:anchor-page-number="5" svg:x="10.959cm" svg:y="7.909cm" svg:width="10.059cm" svg:height="7.01cm" draw:z-index="19">
        <draw:text-box>
          <text:section text:style-name="Sect1" text:name="MailMergeSection2020-03-05T15:15:17Z21Bereich3" text:protected="true">
            <table:table table:name="MailMergeTable2020-03-05T15:15:17Z20" table:style-name="MailMergeTable2020-03-05T15_3a_15_3a_17Z20">
              <table:table-column table:style-name="MailMergeTable2020-03-05T15_3a_15_3a_17Z20.A" table:number-columns-repeated="6"/>
              <table:table-column table:style-name="MailMergeTable2020-03-05T15_3a_15_3a_17Z20.G"/>
              <table:table-row table:style-name="MailMergeTable2020-03-05T15_3a_15_3a_17Z20.1">
                <table:table-cell table:style-name="MailMergeTable2020-03-05T15_3a_15_3a_17Z20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0.A2" table:number-columns-spanned="7" office:value-type="string">
                  <text:p text:style-name="P5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0.A3" office:value-type="string">
                  <text:p text:style-name="P4">a<text:span text:style-name="T1">)</text:span></text:p>
                </table:table-cell>
                <table:table-cell table:style-name="MailMergeTable2020-03-05T15_3a_15_3a_17Z20.A2" table:number-rows-spanned="3" table:number-columns-spanned="6" office:value-type="string">
                  <text:p text:style-name="P4">den Prozess der Leistungserstellung im Ausbildungsbetrieb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20.4">
                <table:table-cell table:style-name="MailMergeTable2020-03-05T15_3a_15_3a_17Z2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20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20.A3" office:value-type="string">
                  <text:p text:style-name="P3"/>
                </table:table-cell>
                <table:table-cell table:style-name="MailMergeTable2020-03-05T15_3a_15_3a_17Z20.A3" office:value-type="string">
                  <text:p text:style-name="P3"/>
                </table:table-cell>
                <table:table-cell table:style-name="MailMergeTable2020-03-05T15_3a_15_3a_17Z20.A3" office:value-type="string">
                  <text:p text:style-name="P3"/>
                </table:table-cell>
                <table:table-cell table:style-name="MailMergeTable2020-03-05T15_3a_15_3a_17Z20.A3" office:value-type="string">
                  <text:p text:style-name="P3"/>
                </table:table-cell>
                <table:table-cell table:style-name="MailMergeTable2020-03-05T15_3a_15_3a_17Z20.A2" office:value-type="string">
                  <text:p text:style-name="P7">2.1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9" text:anchor-type="page" text:anchor-page-number="5" svg:x="0.499cm" svg:y="7.909cm" svg:width="10.059cm" svg:height="7.01cm" draw:z-index="18">
        <draw:text-box>
          <text:section text:style-name="Sect1" text:name="MailMergeSection2020-03-05T15:15:17Z20Bereich2" text:protected="true">
            <table:table table:name="MailMergeTable2020-03-05T15:15:17Z19" table:style-name="MailMergeTable2020-03-05T15_3a_15_3a_17Z19">
              <table:table-column table:style-name="MailMergeTable2020-03-05T15_3a_15_3a_17Z19.A" table:number-columns-repeated="6"/>
              <table:table-column table:style-name="MailMergeTable2020-03-05T15_3a_15_3a_17Z19.G"/>
              <table:table-row table:style-name="MailMergeTable2020-03-05T15_3a_15_3a_17Z19.1">
                <table:table-cell table:style-name="MailMergeTable2020-03-05T15_3a_15_3a_17Z19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9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9.A3" office:value-type="string">
                  <text:p text:style-name="P4">d<text:span text:style-name="T1">)</text:span></text:p>
                </table:table-cell>
                <table:table-cell table:style-name="MailMergeTable2020-03-05T15_3a_15_3a_17Z19.A2" table:number-rows-spanned="3" table:number-columns-spanned="6" office:value-type="string">
                  <text:p text:style-name="P4">Zur Vermeidung betriebsbedingter Umweltbelastungen im beruflichen Einwirkungsbereich beitragen, insbesondere Abfälle vermeiden; Stoffe und Materialien einer umweltschonenden Entsorgung zu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9.4">
                <table:table-cell table:style-name="MailMergeTable2020-03-05T15_3a_15_3a_17Z1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9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7Z19.A3" office:value-type="string">
                  <text:p text:style-name="P3"/>
                </table:table-cell>
                <table:table-cell table:style-name="MailMergeTable2020-03-05T15_3a_15_3a_17Z19.A3" office:value-type="string">
                  <text:p text:style-name="P3"/>
                </table:table-cell>
                <table:table-cell table:style-name="MailMergeTable2020-03-05T15_3a_15_3a_17Z19.A3" office:value-type="string">
                  <text:p text:style-name="P3"/>
                </table:table-cell>
                <table:table-cell table:style-name="MailMergeTable2020-03-05T15_3a_15_3a_17Z19.A3" office:value-type="string">
                  <text:p text:style-name="P3"/>
                </table:table-cell>
                <table:table-cell table:style-name="MailMergeTable2020-03-05T15_3a_15_3a_17Z19.A2" office:value-type="string">
                  <text:p text:style-name="P7">1.4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8" text:anchor-type="page" text:anchor-page-number="5" svg:x="10.959cm" svg:y="0.499cm" svg:width="10.059cm" svg:height="7.01cm" draw:z-index="17">
        <draw:text-box>
          <text:section text:style-name="Sect1" text:name="MailMergeSection2020-03-05T15:15:17Z19Bereich1" text:protected="true">
            <table:table table:name="MailMergeTable2020-03-05T15:15:17Z18" table:style-name="MailMergeTable2020-03-05T15_3a_15_3a_17Z18">
              <table:table-column table:style-name="MailMergeTable2020-03-05T15_3a_15_3a_17Z18.A" table:number-columns-repeated="6"/>
              <table:table-column table:style-name="MailMergeTable2020-03-05T15_3a_15_3a_17Z18.G"/>
              <table:table-row table:style-name="MailMergeTable2020-03-05T15_3a_15_3a_17Z18.1">
                <table:table-cell table:style-name="MailMergeTable2020-03-05T15_3a_15_3a_17Z18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8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8.A3" office:value-type="string">
                  <text:p text:style-name="P4">c<text:span text:style-name="T1">)</text:span></text:p>
                </table:table-cell>
                <table:table-cell table:style-name="MailMergeTable2020-03-05T15_3a_15_3a_17Z18.A2" table:number-rows-spanned="3" table:number-columns-spanned="6" office:value-type="string">
                  <text:p text:style-name="P4">Zur Vermeidung betriebsbedingter Umweltbelastungen im beruflichen Einwirkungsbereich beitragen, insbesondere Möglichkeiten der wirtschaftlichen und umweltschonenden Energie- und Materialverwendung nu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8.4">
                <table:table-cell table:style-name="MailMergeTable2020-03-05T15_3a_15_3a_17Z1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8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8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7Z18.A3" office:value-type="string">
                  <text:p text:style-name="P3"/>
                </table:table-cell>
                <table:table-cell table:style-name="MailMergeTable2020-03-05T15_3a_15_3a_17Z18.A3" office:value-type="string">
                  <text:p text:style-name="P3"/>
                </table:table-cell>
                <table:table-cell table:style-name="MailMergeTable2020-03-05T15_3a_15_3a_17Z18.A3" office:value-type="string">
                  <text:p text:style-name="P3"/>
                </table:table-cell>
                <table:table-cell table:style-name="MailMergeTable2020-03-05T15_3a_15_3a_17Z18.A3" office:value-type="string">
                  <text:p text:style-name="P3"/>
                </table:table-cell>
                <table:table-cell table:style-name="MailMergeTable2020-03-05T15_3a_15_3a_17Z18.A2" office:value-type="string">
                  <text:p text:style-name="P7">1.4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7" text:anchor-type="page" text:anchor-page-number="5" svg:x="0.499cm" svg:y="0.499cm" svg:width="10.059cm" svg:height="7.01cm" draw:z-index="16">
        <draw:text-box>
          <text:section text:style-name="Sect1" text:name="MailMergeSection2020-03-05T15:15:17Z18MasterLabel">
            <table:table table:name="MailMergeTable2020-03-05T15:15:17Z17" table:style-name="MailMergeTable2020-03-05T15_3a_15_3a_17Z17">
              <table:table-column table:style-name="MailMergeTable2020-03-05T15_3a_15_3a_17Z17.A" table:number-columns-repeated="6"/>
              <table:table-column table:style-name="MailMergeTable2020-03-05T15_3a_15_3a_17Z17.G"/>
              <table:table-row table:style-name="MailMergeTable2020-03-05T15_3a_15_3a_17Z17.1">
                <table:table-cell table:style-name="MailMergeTable2020-03-05T15_3a_15_3a_17Z17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7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7.A3" office:value-type="string">
                  <text:p text:style-name="P4">b<text:span text:style-name="T1">)</text:span></text:p>
                </table:table-cell>
                <table:table-cell table:style-name="MailMergeTable2020-03-05T15_3a_15_3a_17Z17.A2" table:number-rows-spanned="3" table:number-columns-spanned="6" office:value-type="string">
                  <text:p text:style-name="P4">Zur Vermeidung betriebsbedingter Umweltbelastungen im beruflichen Einwirkungsbereich beitragen, insbesondere für den Ausbildungsbetrieb geltende Regelungen des Umweltschutz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7.4">
                <table:table-cell table:style-name="MailMergeTable2020-03-05T15_3a_15_3a_17Z1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7.A3" table:number-columns-spanned="2" office:value-type="string">
                  <text:p text:style-name="P6">Jahr <text:s/>1,2,3 </text:p>
                </table:table-cell>
                <table:covered-table-cell/>
                <table:table-cell table:style-name="MailMergeTable2020-03-05T15_3a_15_3a_17Z17.A3" office:value-type="string">
                  <text:p text:style-name="P3"/>
                </table:table-cell>
                <table:table-cell table:style-name="MailMergeTable2020-03-05T15_3a_15_3a_17Z17.A3" office:value-type="string">
                  <text:p text:style-name="P3"/>
                </table:table-cell>
                <table:table-cell table:style-name="MailMergeTable2020-03-05T15_3a_15_3a_17Z17.A3" office:value-type="string">
                  <text:p text:style-name="P3"/>
                </table:table-cell>
                <table:table-cell table:style-name="MailMergeTable2020-03-05T15_3a_15_3a_17Z17.A3" office:value-type="string">
                  <text:p text:style-name="P3"/>
                </table:table-cell>
                <table:table-cell table:style-name="MailMergeTable2020-03-05T15_3a_15_3a_17Z17.A2" office:value-type="string">
                  <text:p text:style-name="P7">1.4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6" text:anchor-type="page" text:anchor-page-number="3" svg:x="10.959cm" svg:y="22.729cm" svg:width="10.059cm" svg:height="7.01cm" draw:z-index="15">
        <draw:text-box>
          <text:section text:style-name="Sect1" text:name="MailMergeSection2020-03-05T15:15:17Z17Bereich7" text:protected="true">
            <table:table table:name="MailMergeTable2020-03-05T15:15:17Z16" table:style-name="MailMergeTable2020-03-05T15_3a_15_3a_17Z16">
              <table:table-column table:style-name="MailMergeTable2020-03-05T15_3a_15_3a_17Z16.A" table:number-columns-repeated="6"/>
              <table:table-column table:style-name="MailMergeTable2020-03-05T15_3a_15_3a_17Z16.G"/>
              <table:table-row table:style-name="MailMergeTable2020-03-05T15_3a_15_3a_17Z16.1">
                <table:table-cell table:style-name="MailMergeTable2020-03-05T15_3a_15_3a_17Z16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6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6.A3" office:value-type="string">
                  <text:p text:style-name="P4">a<text:span text:style-name="T1">)</text:span></text:p>
                </table:table-cell>
                <table:table-cell table:style-name="MailMergeTable2020-03-05T15_3a_15_3a_17Z16.A2" table:number-rows-spanned="3" table:number-columns-spanned="6" office:value-type="string">
                  <text:p text:style-name="P4">Zur Vermeidung betriebsbedingter Umweltbelastungen im beruflichen Einwirkungsbereich beitragen, insbesondere mögliche Umweltbelastungen durch den Ausbildungsbetrieb und seinen Beitrag zum Umweltschutz an Beispielen erklä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6.4">
                <table:table-cell table:style-name="MailMergeTable2020-03-05T15_3a_15_3a_17Z1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6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7Z16.A3" office:value-type="string">
                  <text:p text:style-name="P3"/>
                </table:table-cell>
                <table:table-cell table:style-name="MailMergeTable2020-03-05T15_3a_15_3a_17Z16.A3" office:value-type="string">
                  <text:p text:style-name="P3"/>
                </table:table-cell>
                <table:table-cell table:style-name="MailMergeTable2020-03-05T15_3a_15_3a_17Z16.A3" office:value-type="string">
                  <text:p text:style-name="P3"/>
                </table:table-cell>
                <table:table-cell table:style-name="MailMergeTable2020-03-05T15_3a_15_3a_17Z16.A3" office:value-type="string">
                  <text:p text:style-name="P3"/>
                </table:table-cell>
                <table:table-cell table:style-name="MailMergeTable2020-03-05T15_3a_15_3a_17Z16.A2" office:value-type="string">
                  <text:p text:style-name="P7">1.4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5" text:anchor-type="page" text:anchor-page-number="3" svg:x="0.499cm" svg:y="22.729cm" svg:width="10.059cm" svg:height="7.01cm" draw:z-index="14">
        <draw:text-box>
          <text:section text:style-name="Sect1" text:name="MailMergeSection2020-03-05T15:15:17Z16Bereich6" text:protected="true">
            <table:table table:name="MailMergeTable2020-03-05T15:15:17Z15" table:style-name="MailMergeTable2020-03-05T15_3a_15_3a_17Z15">
              <table:table-column table:style-name="MailMergeTable2020-03-05T15_3a_15_3a_17Z15.A" table:number-columns-repeated="6"/>
              <table:table-column table:style-name="MailMergeTable2020-03-05T15_3a_15_3a_17Z15.G"/>
              <table:table-row table:style-name="MailMergeTable2020-03-05T15_3a_15_3a_17Z15.1">
                <table:table-cell table:style-name="MailMergeTable2020-03-05T15_3a_15_3a_17Z15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5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5.A3" office:value-type="string">
                  <text:p text:style-name="P4">d<text:span text:style-name="T1">)</text:span></text:p>
                </table:table-cell>
                <table:table-cell table:style-name="MailMergeTable2020-03-05T15_3a_15_3a_17Z15.A2" table:number-rows-spanned="3" table:number-columns-spanned="6" office:value-type="string">
                  <text:p text:style-name="P4">Vorschriften des vorbeugenden Brandschutzes anwenden;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5.4">
                <table:table-cell table:style-name="MailMergeTable2020-03-05T15_3a_15_3a_17Z1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5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7Z15.A3" office:value-type="string">
                  <text:p text:style-name="P3"/>
                </table:table-cell>
                <table:table-cell table:style-name="MailMergeTable2020-03-05T15_3a_15_3a_17Z15.A3" office:value-type="string">
                  <text:p text:style-name="P3"/>
                </table:table-cell>
                <table:table-cell table:style-name="MailMergeTable2020-03-05T15_3a_15_3a_17Z15.A3" office:value-type="string">
                  <text:p text:style-name="P3"/>
                </table:table-cell>
                <table:table-cell table:style-name="MailMergeTable2020-03-05T15_3a_15_3a_17Z15.A3" office:value-type="string">
                  <text:p text:style-name="P3"/>
                </table:table-cell>
                <table:table-cell table:style-name="MailMergeTable2020-03-05T15_3a_15_3a_17Z15.A2" office:value-type="string">
                  <text:p text:style-name="P7">1.3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4" text:anchor-type="page" text:anchor-page-number="3" svg:x="10.959cm" svg:y="15.319cm" svg:width="10.059cm" svg:height="7.01cm" draw:z-index="13">
        <draw:text-box>
          <text:section text:style-name="Sect1" text:name="MailMergeSection2020-03-05T15:15:17Z15Bereich5" text:protected="true">
            <table:table table:name="MailMergeTable2020-03-05T15:15:17Z14" table:style-name="MailMergeTable2020-03-05T15_3a_15_3a_17Z14">
              <table:table-column table:style-name="MailMergeTable2020-03-05T15_3a_15_3a_17Z14.A" table:number-columns-repeated="6"/>
              <table:table-column table:style-name="MailMergeTable2020-03-05T15_3a_15_3a_17Z14.G"/>
              <table:table-row table:style-name="MailMergeTable2020-03-05T15_3a_15_3a_17Z14.1">
                <table:table-cell table:style-name="MailMergeTable2020-03-05T15_3a_15_3a_17Z14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4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4.A3" office:value-type="string">
                  <text:p text:style-name="P4">c<text:span text:style-name="T1">)</text:span></text:p>
                </table:table-cell>
                <table:table-cell table:style-name="MailMergeTable2020-03-05T15_3a_15_3a_17Z14.A2" table:number-rows-spanned="3" table:number-columns-spanned="6" office:value-type="string">
                  <text:p text:style-name="P4">Verhaltensweisen bei Unfällen beschreiben sowie erste Maßnahmen einl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4.4">
                <table:table-cell table:style-name="MailMergeTable2020-03-05T15_3a_15_3a_17Z1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4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7Z14.A3" office:value-type="string">
                  <text:p text:style-name="P3"/>
                </table:table-cell>
                <table:table-cell table:style-name="MailMergeTable2020-03-05T15_3a_15_3a_17Z14.A3" office:value-type="string">
                  <text:p text:style-name="P3"/>
                </table:table-cell>
                <table:table-cell table:style-name="MailMergeTable2020-03-05T15_3a_15_3a_17Z14.A3" office:value-type="string">
                  <text:p text:style-name="P3"/>
                </table:table-cell>
                <table:table-cell table:style-name="MailMergeTable2020-03-05T15_3a_15_3a_17Z14.A3" office:value-type="string">
                  <text:p text:style-name="P3"/>
                </table:table-cell>
                <table:table-cell table:style-name="MailMergeTable2020-03-05T15_3a_15_3a_17Z14.A2" office:value-type="string">
                  <text:p text:style-name="P7">1.3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3" text:anchor-type="page" text:anchor-page-number="3" svg:x="0.499cm" svg:y="15.319cm" svg:width="10.059cm" svg:height="7.01cm" draw:z-index="12">
        <draw:text-box>
          <text:section text:style-name="Sect1" text:name="MailMergeSection2020-03-05T15:15:17Z14Bereich4" text:protected="true">
            <table:table table:name="MailMergeTable2020-03-05T15:15:17Z13" table:style-name="MailMergeTable2020-03-05T15_3a_15_3a_17Z13">
              <table:table-column table:style-name="MailMergeTable2020-03-05T15_3a_15_3a_17Z13.A" table:number-columns-repeated="6"/>
              <table:table-column table:style-name="MailMergeTable2020-03-05T15_3a_15_3a_17Z13.G"/>
              <table:table-row table:style-name="MailMergeTable2020-03-05T15_3a_15_3a_17Z13.1">
                <table:table-cell table:style-name="MailMergeTable2020-03-05T15_3a_15_3a_17Z13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3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3.A3" office:value-type="string">
                  <text:p text:style-name="P4">b<text:span text:style-name="T1">)</text:span></text:p>
                </table:table-cell>
                <table:table-cell table:style-name="MailMergeTable2020-03-05T15_3a_15_3a_17Z13.A2" table:number-rows-spanned="3" table:number-columns-spanned="6" office:value-type="string">
                  <text:p text:style-name="P4">berufsbezogene Arbeitsschutz- und Unfallverhütungsvorschrift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3.4">
                <table:table-cell table:style-name="MailMergeTable2020-03-05T15_3a_15_3a_17Z1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3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7Z13.A3" office:value-type="string">
                  <text:p text:style-name="P3"/>
                </table:table-cell>
                <table:table-cell table:style-name="MailMergeTable2020-03-05T15_3a_15_3a_17Z13.A3" office:value-type="string">
                  <text:p text:style-name="P3"/>
                </table:table-cell>
                <table:table-cell table:style-name="MailMergeTable2020-03-05T15_3a_15_3a_17Z13.A3" office:value-type="string">
                  <text:p text:style-name="P3"/>
                </table:table-cell>
                <table:table-cell table:style-name="MailMergeTable2020-03-05T15_3a_15_3a_17Z13.A3" office:value-type="string">
                  <text:p text:style-name="P3"/>
                </table:table-cell>
                <table:table-cell table:style-name="MailMergeTable2020-03-05T15_3a_15_3a_17Z13.A2" office:value-type="string">
                  <text:p text:style-name="P7">1.3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2" text:anchor-type="page" text:anchor-page-number="3" svg:x="10.959cm" svg:y="7.909cm" svg:width="10.059cm" svg:height="7.01cm" draw:z-index="11">
        <draw:text-box>
          <text:section text:style-name="Sect1" text:name="MailMergeSection2020-03-05T15:15:17Z13Bereich3" text:protected="true">
            <table:table table:name="MailMergeTable2020-03-05T15:15:17Z12" table:style-name="MailMergeTable2020-03-05T15_3a_15_3a_17Z12">
              <table:table-column table:style-name="MailMergeTable2020-03-05T15_3a_15_3a_17Z12.A" table:number-columns-repeated="6"/>
              <table:table-column table:style-name="MailMergeTable2020-03-05T15_3a_15_3a_17Z12.G"/>
              <table:table-row table:style-name="MailMergeTable2020-03-05T15_3a_15_3a_17Z12.1">
                <table:table-cell table:style-name="MailMergeTable2020-03-05T15_3a_15_3a_17Z12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2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2.A3" office:value-type="string">
                  <text:p text:style-name="P4">a<text:span text:style-name="T1">)</text:span></text:p>
                </table:table-cell>
                <table:table-cell table:style-name="MailMergeTable2020-03-05T15_3a_15_3a_17Z12.A2" table:number-rows-spanned="3" table:number-columns-spanned="6" office:value-type="string">
                  <text:p text:style-name="P4">Gefährdung von Sicherheit und Gesundheit am Arbeitsplatz feststellen und Maßnahmen zu ihrer Vermeid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2.4">
                <table:table-cell table:style-name="MailMergeTable2020-03-05T15_3a_15_3a_17Z1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2.A3" table:number-columns-spanned="2" office:value-type="string">
                  <text:p text:style-name="P6">Jahr <text:s/>1,3 </text:p>
                </table:table-cell>
                <table:covered-table-cell/>
                <table:table-cell table:style-name="MailMergeTable2020-03-05T15_3a_15_3a_17Z12.A3" office:value-type="string">
                  <text:p text:style-name="P3"/>
                </table:table-cell>
                <table:table-cell table:style-name="MailMergeTable2020-03-05T15_3a_15_3a_17Z12.A3" office:value-type="string">
                  <text:p text:style-name="P3"/>
                </table:table-cell>
                <table:table-cell table:style-name="MailMergeTable2020-03-05T15_3a_15_3a_17Z12.A3" office:value-type="string">
                  <text:p text:style-name="P3"/>
                </table:table-cell>
                <table:table-cell table:style-name="MailMergeTable2020-03-05T15_3a_15_3a_17Z12.A3" office:value-type="string">
                  <text:p text:style-name="P3"/>
                </table:table-cell>
                <table:table-cell table:style-name="MailMergeTable2020-03-05T15_3a_15_3a_17Z12.A2" office:value-type="string">
                  <text:p text:style-name="P7">1.3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1" text:anchor-type="page" text:anchor-page-number="3" svg:x="0.499cm" svg:y="7.909cm" svg:width="10.059cm" svg:height="7.01cm" draw:z-index="10">
        <draw:text-box>
          <text:section text:style-name="Sect1" text:name="MailMergeSection2020-03-05T15:15:17Z12Bereich2" text:protected="true">
            <table:table table:name="MailMergeTable2020-03-05T15:15:17Z11" table:style-name="MailMergeTable2020-03-05T15_3a_15_3a_17Z11">
              <table:table-column table:style-name="MailMergeTable2020-03-05T15_3a_15_3a_17Z11.A" table:number-columns-repeated="6"/>
              <table:table-column table:style-name="MailMergeTable2020-03-05T15_3a_15_3a_17Z11.G"/>
              <table:table-row table:style-name="MailMergeTable2020-03-05T15_3a_15_3a_17Z11.1">
                <table:table-cell table:style-name="MailMergeTable2020-03-05T15_3a_15_3a_17Z11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1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1.A3" office:value-type="string">
                  <text:p text:style-name="P4">g<text:span text:style-name="T1">)</text:span></text:p>
                </table:table-cell>
                <table:table-cell table:style-name="MailMergeTable2020-03-05T15_3a_15_3a_17Z11.A2" table:number-rows-spanned="3" table:number-columns-spanned="6" office:value-type="string">
                  <text:p text:style-name="P4">Grundlagen, Aufgaben und Arbeitsweise der betriebsverfassungsrechtlichen oder personalvertretungsrechtlichen Organe des ausbildenden Betriebes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1.4">
                <table:table-cell table:style-name="MailMergeTable2020-03-05T15_3a_15_3a_17Z1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1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11.A3" office:value-type="string">
                  <text:p text:style-name="P3"/>
                </table:table-cell>
                <table:table-cell table:style-name="MailMergeTable2020-03-05T15_3a_15_3a_17Z11.A3" office:value-type="string">
                  <text:p text:style-name="P3"/>
                </table:table-cell>
                <table:table-cell table:style-name="MailMergeTable2020-03-05T15_3a_15_3a_17Z11.A3" office:value-type="string">
                  <text:p text:style-name="P3"/>
                </table:table-cell>
                <table:table-cell table:style-name="MailMergeTable2020-03-05T15_3a_15_3a_17Z11.A3" office:value-type="string">
                  <text:p text:style-name="P3"/>
                </table:table-cell>
                <table:table-cell table:style-name="MailMergeTable2020-03-05T15_3a_15_3a_17Z11.A2" office:value-type="string">
                  <text:p text:style-name="P7">1.2.g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0" text:anchor-type="page" text:anchor-page-number="3" svg:x="10.959cm" svg:y="0.499cm" svg:width="10.059cm" svg:height="7.01cm" draw:z-index="9">
        <draw:text-box>
          <text:section text:style-name="Sect1" text:name="MailMergeSection2020-03-05T15:15:17Z11Bereich1" text:protected="true">
            <table:table table:name="MailMergeTable2020-03-05T15:15:17Z10" table:style-name="MailMergeTable2020-03-05T15_3a_15_3a_17Z10">
              <table:table-column table:style-name="MailMergeTable2020-03-05T15_3a_15_3a_17Z10.A" table:number-columns-repeated="6"/>
              <table:table-column table:style-name="MailMergeTable2020-03-05T15_3a_15_3a_17Z10.G"/>
              <table:table-row table:style-name="MailMergeTable2020-03-05T15_3a_15_3a_17Z10.1">
                <table:table-cell table:style-name="MailMergeTable2020-03-05T15_3a_15_3a_17Z10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0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0.A3" office:value-type="string">
                  <text:p text:style-name="P4">f<text:span text:style-name="T1">)</text:span></text:p>
                </table:table-cell>
                <table:table-cell table:style-name="MailMergeTable2020-03-05T15_3a_15_3a_17Z10.A2" table:number-rows-spanned="3" table:number-columns-spanned="6" office:value-type="string">
                  <text:p text:style-name="P4">eigene Entgeltabrechn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10.4">
                <table:table-cell table:style-name="MailMergeTable2020-03-05T15_3a_15_3a_17Z1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0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10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10.A3" office:value-type="string">
                  <text:p text:style-name="P3"/>
                </table:table-cell>
                <table:table-cell table:style-name="MailMergeTable2020-03-05T15_3a_15_3a_17Z10.A3" office:value-type="string">
                  <text:p text:style-name="P3"/>
                </table:table-cell>
                <table:table-cell table:style-name="MailMergeTable2020-03-05T15_3a_15_3a_17Z10.A3" office:value-type="string">
                  <text:p text:style-name="P3"/>
                </table:table-cell>
                <table:table-cell table:style-name="MailMergeTable2020-03-05T15_3a_15_3a_17Z10.A3" office:value-type="string">
                  <text:p text:style-name="P3"/>
                </table:table-cell>
                <table:table-cell table:style-name="MailMergeTable2020-03-05T15_3a_15_3a_17Z10.A2" office:value-type="string">
                  <text:p text:style-name="P7">1.2.f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9" text:anchor-type="page" text:anchor-page-number="3" svg:x="0.499cm" svg:y="0.499cm" svg:width="10.059cm" svg:height="7.01cm" draw:z-index="8">
        <draw:text-box>
          <text:section text:style-name="Sect1" text:name="MailMergeSection2020-03-05T15:15:17Z10MasterLabel">
            <table:table table:name="MailMergeTable2020-03-05T15:15:17Z9" table:style-name="MailMergeTable2020-03-05T15_3a_15_3a_17Z9">
              <table:table-column table:style-name="MailMergeTable2020-03-05T15_3a_15_3a_17Z9.A" table:number-columns-repeated="6"/>
              <table:table-column table:style-name="MailMergeTable2020-03-05T15_3a_15_3a_17Z9.G"/>
              <table:table-row table:style-name="MailMergeTable2020-03-05T15_3a_15_3a_17Z9.1">
                <table:table-cell table:style-name="MailMergeTable2020-03-05T15_3a_15_3a_17Z9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9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9.A3" office:value-type="string">
                  <text:p text:style-name="P4">e<text:span text:style-name="T1">)</text:span></text:p>
                </table:table-cell>
                <table:table-cell table:style-name="MailMergeTable2020-03-05T15_3a_15_3a_17Z9.A2" table:number-rows-spanned="3" table:number-columns-spanned="6" office:value-type="string">
                  <text:p text:style-name="P4">wesentliche Bestimmungen des Arbeits- und Tarifrechtes beschreiben und ihre Bedeutung für das Arbeitsverhältnis erklä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5_3a_15_3a_17Z9.4">
                <table:table-cell table:style-name="MailMergeTable2020-03-05T15_3a_15_3a_17Z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9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5_3a_15_3a_17Z9.A3" table:number-columns-spanned="2" office:value-type="string">
                  <text:p text:style-name="P6">Jahr <text:s/>1 </text:p>
                </table:table-cell>
                <table:covered-table-cell/>
                <table:table-cell table:style-name="MailMergeTable2020-03-05T15_3a_15_3a_17Z9.A3" office:value-type="string">
                  <text:p text:style-name="P3"/>
                </table:table-cell>
                <table:table-cell table:style-name="MailMergeTable2020-03-05T15_3a_15_3a_17Z9.A3" office:value-type="string">
                  <text:p text:style-name="P3"/>
                </table:table-cell>
                <table:table-cell table:style-name="MailMergeTable2020-03-05T15_3a_15_3a_17Z9.A3" office:value-type="string">
                  <text:p text:style-name="P3"/>
                </table:table-cell>
                <table:table-cell table:style-name="MailMergeTable2020-03-05T15_3a_15_3a_17Z9.A3" office:value-type="string">
                  <text:p text:style-name="P3"/>
                </table:table-cell>
                <table:table-cell table:style-name="MailMergeTable2020-03-05T15_3a_15_3a_17Z9.A2" office:value-type="string">
                  <text:p text:style-name="P7">1.2.e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MailMergeSection2020-03-05T15:15:17Z9Bereich7" text:protected="true">
            <table:table table:name="Tabelle7" table:style-name="Tabelle7">
              <table:table-column table:style-name="Tabelle7.A" table:number-columns-repeated="6"/>
              <table:table-column table:style-name="Tabelle7.G"/>
              <table:table-row table:style-name="Tabelle7.1">
                <table:table-cell table:style-name="Tabelle7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4">d<text:span text:style-name="T1">)</text:span></text:p>
                </table:table-cell>
                <table:table-cell table:style-name="Tabelle7.A2" table:number-rows-spanned="3" table:number-columns-spanned="6" office:value-type="string">
                  <text:p text:style-name="P4">berufliche Fortbildungsmöglichkeiten beschreiben und Aufstiegsmöglichkeiten nen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6">Jahr <text:s/>3 </text:p>
                </table:table-cell>
                <table:covered-table-cell/>
                <table:table-cell table:style-name="Tabelle7.A3" office:value-type="string">
                  <text:p text:style-name="P3"/>
                </table:table-cell>
                <table:table-cell table:style-name="Tabelle7.A3" office:value-type="string">
                  <text:p text:style-name="P3"/>
                </table:table-cell>
                <table:table-cell table:style-name="Tabelle7.A3" office:value-type="string">
                  <text:p text:style-name="P3"/>
                </table:table-cell>
                <table:table-cell table:style-name="Tabelle7.A3" office:value-type="string">
                  <text:p text:style-name="P3"/>
                </table:table-cell>
                <table:table-cell table:style-name="Tabelle7.A2" office:value-type="string">
                  <text:p text:style-name="P7">1.2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MailMergeSection2020-03-05T15:15:17Z8Bereich6" text:protected="true">
            <table:table table:name="Tabelle6" table:style-name="Tabelle6">
              <table:table-column table:style-name="Tabelle6.A" table:number-columns-repeated="6"/>
              <table:table-column table:style-name="Tabelle6.G"/>
              <table:table-row table:style-name="Tabelle6.1">
                <table:table-cell table:style-name="Tabelle6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4">c<text:span text:style-name="T1">)</text:span></text:p>
                </table:table-cell>
                <table:table-cell table:style-name="Tabelle6.A2" table:number-rows-spanned="3" table:number-columns-spanned="6" office:value-type="string">
                  <text:p text:style-name="P4">die Notwendigkeit weiterer beruflicher Qualifizierung begrü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6">Jahr <text:s/>3 </text:p>
                </table:table-cell>
                <table:covered-table-cell/>
                <table:table-cell table:style-name="Tabelle6.A3" office:value-type="string">
                  <text:p text:style-name="P3"/>
                </table:table-cell>
                <table:table-cell table:style-name="Tabelle6.A3" office:value-type="string">
                  <text:p text:style-name="P3"/>
                </table:table-cell>
                <table:table-cell table:style-name="Tabelle6.A3" office:value-type="string">
                  <text:p text:style-name="P3"/>
                </table:table-cell>
                <table:table-cell table:style-name="Tabelle6.A3" office:value-type="string">
                  <text:p text:style-name="P3"/>
                </table:table-cell>
                <table:table-cell table:style-name="Tabelle6.A2" office:value-type="string">
                  <text:p text:style-name="P7">1.2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MailMergeSection2020-03-05T15:15:17Z7Bereich5" text:protected="true">
            <table:table table:name="Tabelle5" table:style-name="Tabelle5">
              <table:table-column table:style-name="Tabelle5.A" table:number-columns-repeated="6"/>
              <table:table-column table:style-name="Tabelle5.G"/>
              <table:table-row table:style-name="Tabelle5.1">
                <table:table-cell table:style-name="Tabelle5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4">b<text:span text:style-name="T1">)</text:span></text:p>
                </table:table-cell>
                <table:table-cell table:style-name="Tabelle5.A2" table:number-rows-spanned="3" table:number-columns-spanned="6" office:value-type="string">
                  <text:p text:style-name="P4">die Ausbildungsordnung mit dem betrieblichen Ausbildungsplan ver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6">Jahr <text:s/>1 </text:p>
                </table:table-cell>
                <table:covered-table-cell/>
                <table:table-cell table:style-name="Tabelle5.A3" office:value-type="string">
                  <text:p text:style-name="P3"/>
                </table:table-cell>
                <table:table-cell table:style-name="Tabelle5.A3" office:value-type="string">
                  <text:p text:style-name="P3"/>
                </table:table-cell>
                <table:table-cell table:style-name="Tabelle5.A3" office:value-type="string">
                  <text:p text:style-name="P3"/>
                </table:table-cell>
                <table:table-cell table:style-name="Tabelle5.A3" office:value-type="string">
                  <text:p text:style-name="P3"/>
                </table:table-cell>
                <table:table-cell table:style-name="Tabelle5.A2" office:value-type="string">
                  <text:p text:style-name="P7">1.2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MailMergeSection2020-03-05T15:15:17Z6Bereich4" text:protected="true">
            <table:table table:name="Tabelle4" table:style-name="Tabelle4">
              <table:table-column table:style-name="Tabelle4.A" table:number-columns-repeated="6"/>
              <table:table-column table:style-name="Tabelle4.G"/>
              <table:table-row table:style-name="Tabelle4.1">
                <table:table-cell table:style-name="Tabelle4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4">a<text:span text:style-name="T1">)</text:span></text:p>
                </table:table-cell>
                <table:table-cell table:style-name="Tabelle4.A2" table:number-rows-spanned="3" table:number-columns-spanned="6" office:value-type="string">
                  <text:p text:style-name="P4">rechtliche Vorschriften zur Berufsausbildung erläutern, Rechte und Pflichten aus dem Ausbildungsverhältnis erklä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6">Jahr <text:s/>1 </text:p>
                </table:table-cell>
                <table:covered-table-cell/>
                <table:table-cell table:style-name="Tabelle4.A3" office:value-type="string">
                  <text:p text:style-name="P3"/>
                </table:table-cell>
                <table:table-cell table:style-name="Tabelle4.A3" office:value-type="string">
                  <text:p text:style-name="P3"/>
                </table:table-cell>
                <table:table-cell table:style-name="Tabelle4.A3" office:value-type="string">
                  <text:p text:style-name="P3"/>
                </table:table-cell>
                <table:table-cell table:style-name="Tabelle4.A3" office:value-type="string">
                  <text:p text:style-name="P3"/>
                </table:table-cell>
                <table:table-cell table:style-name="Tabelle4.A2" office:value-type="string">
                  <text:p text:style-name="P7">1.2.a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MailMergeSection2020-03-05T15:15:17Z5Bereich3" text:protected="true">
            <table:table table:name="Tabelle3" table:style-name="Tabelle3">
              <table:table-column table:style-name="Tabelle3.A" table:number-columns-repeated="6"/>
              <table:table-column table:style-name="Tabelle3.G"/>
              <table:table-row table:style-name="Tabelle3.1">
                <table:table-cell table:style-name="Tabelle3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5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4">d<text:span text:style-name="T1">)</text:span></text:p>
                </table:table-cell>
                <table:table-cell table:style-name="Tabelle3.A2" table:number-rows-spanned="3" table:number-columns-spanned="6" office:value-type="string">
                  <text:p text:style-name="P4">die Zusammenarbeit des Ausbildungsbetriebes mit Wirtschaftsorganisationen, Verbänden, Behörden und Gewerkschaften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6">Jahr <text:s/>1 </text:p>
                </table:table-cell>
                <table:covered-table-cell/>
                <table:table-cell table:style-name="Tabelle3.A3" office:value-type="string">
                  <text:p text:style-name="P3"/>
                </table:table-cell>
                <table:table-cell table:style-name="Tabelle3.A3" office:value-type="string">
                  <text:p text:style-name="P3"/>
                </table:table-cell>
                <table:table-cell table:style-name="Tabelle3.A3" office:value-type="string">
                  <text:p text:style-name="P3"/>
                </table:table-cell>
                <table:table-cell table:style-name="Tabelle3.A3" office:value-type="string">
                  <text:p text:style-name="P3"/>
                </table:table-cell>
                <table:table-cell table:style-name="Tabelle3.A2" office:value-type="string">
                  <text:p text:style-name="P7">1.1.d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MailMergeSection2020-03-05T15:15:17Z4Bereich2" text:protected="true">
            <table:table table:name="Tabelle2" table:style-name="Tabelle2">
              <table:table-column table:style-name="Tabelle2.A" table:number-columns-repeated="6"/>
              <table:table-column table:style-name="Tabelle2.G"/>
              <table:table-row table:style-name="Tabelle2.1">
                <table:table-cell table:style-name="Tabelle2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5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4">c<text:span text:style-name="T1">)</text:span></text:p>
                </table:table-cell>
                <table:table-cell table:style-name="Tabelle2.A2" table:number-rows-spanned="3" table:number-columns-spanned="6" office:value-type="string">
                  <text:p text:style-name="P4">Art und Rechtsform des Betriebes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6">Jahr <text:s/>1 </text:p>
                </table:table-cell>
                <table:covered-table-cell/>
                <table:table-cell table:style-name="Tabelle2.A3" office:value-type="string">
                  <text:p text:style-name="P3"/>
                </table:table-cell>
                <table:table-cell table:style-name="Tabelle2.A3" office:value-type="string">
                  <text:p text:style-name="P3"/>
                </table:table-cell>
                <table:table-cell table:style-name="Tabelle2.A3" office:value-type="string">
                  <text:p text:style-name="P3"/>
                </table:table-cell>
                <table:table-cell table:style-name="Tabelle2.A3" office:value-type="string">
                  <text:p text:style-name="P3"/>
                </table:table-cell>
                <table:table-cell table:style-name="Tabelle2.A2" office:value-type="string">
                  <text:p text:style-name="P7">1.1.c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MailMergeSection2020-03-05T15:15:17Z3Bereich1" text:protected="true">
            <table:table table:name="Tabelle1" table:style-name="Tabelle1">
              <table:table-column table:style-name="Tabelle1.A" table:number-columns-repeated="6"/>
              <table:table-column table:style-name="Tabelle1.G"/>
              <table:table-row table:style-name="Tabelle1.1">
                <table:table-cell table:style-name="Tabelle1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5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4">b<text:span text:style-name="T1">)</text:span></text:p>
                </table:table-cell>
                <table:table-cell table:style-name="Tabelle1.A2" table:number-rows-spanned="3" table:number-columns-spanned="6" office:value-type="string">
                  <text:p text:style-name="P4">Aufbau des ausbildenden Betriebes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6">Jahr <text:s/>1 </text:p>
                </table:table-cell>
                <table:covered-table-cell/>
                <table:table-cell table:style-name="Tabelle1.A3" office:value-type="string">
                  <text:p text:style-name="P3"/>
                </table:table-cell>
                <table:table-cell table:style-name="Tabelle1.A3" office:value-type="string">
                  <text:p text:style-name="P3"/>
                </table:table-cell>
                <table:table-cell table:style-name="Tabelle1.A3" office:value-type="string">
                  <text:p text:style-name="P3"/>
                </table:table-cell>
                <table:table-cell table:style-name="Tabelle1.A3" office:value-type="string">
                  <text:p text:style-name="P3"/>
                </table:table-cell>
                <table:table-cell table:style-name="Tabelle1.A2" office:value-type="string">
                  <text:p text:style-name="P7">1.1.b</text:p>
                </table:table-cell>
              </table:table-row>
            </table:table>
            <text:p text:style-name="P1">- 5. Mrz 20 - <text:s/></text:p>
          </text:section>
        </draw:text-box>
      </draw:frame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ilMergeSection2020-03-05T15:15:17Z2MasterLabel">
            <table:table table:name="Aufgabenkarte" table:style-name="Aufgabenkarte">
              <table:table-column table:style-name="Aufgabenkarte.A" table:number-columns-repeated="6"/>
              <table:table-column table:style-name="Aufgabenkarte.G"/>
              <table:table-row table:style-name="Aufgabenkarte.1">
                <table:table-cell table:style-name="Aufgabenkarte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7" office:value-type="string">
                  <text:p text:style-name="P5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4">a<text:span text:style-name="T1">)</text:span></text:p>
                </table:table-cell>
                <table:table-cell table:style-name="Aufgabenkarte.A2" table:number-rows-spanned="3" table:number-columns-spanned="6" office:value-type="string">
                  <text:p text:style-name="P4">Aufgaben und Stellung des Ausbildungsbetriebes im gesamtwirtschaftlichen Zusammenhang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6">Jahr <text:s/>1 </text:p>
                </table:table-cell>
                <table:covered-table-cell/>
                <table:table-cell table:style-name="Aufgabenkarte.A3" office:value-type="string">
                  <text:p text:style-name="P3"/>
                </table:table-cell>
                <table:table-cell table:style-name="Aufgabenkarte.A3" office:value-type="string">
                  <text:p text:style-name="P3"/>
                </table:table-cell>
                <table:table-cell table:style-name="Aufgabenkarte.A3" office:value-type="string">
                  <text:p text:style-name="P3"/>
                </table:table-cell>
                <table:table-cell table:style-name="Aufgabenkarte.A3" office:value-type="string">
                  <text:p text:style-name="P3"/>
                </table:table-cell>
                <table:table-cell table:style-name="Aufgabenkarte.A2" office:value-type="string">
                  <text:p text:style-name="P7">1.1.a</text:p>
                </table:table-cell>
              </table:table-row>
            </table:table>
            <text:p text:style-name="P1">- 5. Mrz 20 - <text:s/></text:p>
          </text:section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17-08-03T14:45:55.250423096</meta:creation-date>
    <dc:date>2020-03-05T15:15:19.790261924</dc:date>
    <meta:editing-cycles>17</meta:editing-cycles>
    <meta:editing-duration>PT34M24S</meta:editing-duration>
    <dc:creator>Jürgen Geinitz</dc:creator>
    <meta:document-statistic meta:table-count="240" meta:image-count="0" meta:object-count="0" meta:page-count="59" meta:paragraph-count="1424" meta:word-count="4322" meta:character-count="31126" meta:non-whitespace-character-count="27204"/>
  </office:meta>
</office:document-meta>
</file>